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2.214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600.1964" calcext:value-type="float">
            <text:p>600.1964</text:p>
          </table:table-cell>
          <table:table-cell office:value-type="float" office:value="13212.43" calcext:value-type="float">
            <text:p>1321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92312" calcext:value-type="float">
            <text:p>-0.4692312</text:p>
          </table:table-cell>
          <table:table-cell office:value-type="float" office:value="1.357004" calcext:value-type="float">
            <text:p>1.357004</text:p>
          </table:table-cell>
          <table:table-cell office:value-type="float" office:value="0" calcext:value-type="float">
            <text:p>0</text:p>
          </table:table-cell>
          <table:table-cell office:value-type="float" office:value="147.9817" calcext:value-type="float">
            <text:p>147.9817</text:p>
          </table:table-cell>
          <table:table-cell office:value-type="float" office:value="89.96193" calcext:value-type="float">
            <text:p>89.96193</text:p>
          </table:table-cell>
          <table:table-cell office:value-type="float" office:value="0.0005887442" calcext:value-type="float">
            <text:p>0.0005887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4686424" calcext:value-type="float">
            <text:p>-0.4686424</text:p>
          </table:table-cell>
          <table:table-cell office:value-type="float" office:value="0" calcext:value-type="float">
            <text:p>0</text:p>
          </table:table-cell>
          <table:table-cell office:value-type="float" office:value="373.2341" calcext:value-type="float">
            <text:p>373.2341</text:p>
          </table:table-cell>
          <table:table-cell office:value-type="float" office:value="1227.002" calcext:value-type="float">
            <text:p>1227.002</text:p>
          </table:table-cell>
          <table:table-cell office:value-type="float" office:value="1521.984" calcext:value-type="float">
            <text:p>1521.984</text:p>
          </table:table-cell>
          <table:table-cell office:value-type="float" office:value="1303.828" calcext:value-type="float">
            <text:p>1303.828</text:p>
          </table:table-cell>
          <table:table-cell office:value-type="float" office:value="785.2566" calcext:value-type="float">
            <text:p>785.2566</text:p>
          </table:table-cell>
          <table:table-cell office:value-type="float" office:value="1092.653" calcext:value-type="float">
            <text:p>1092.653</text:p>
          </table:table-cell>
          <table:table-cell office:value-type="float" office:value="421.8834" calcext:value-type="float">
            <text:p>421.8834</text:p>
          </table:table-cell>
          <table:table-cell office:value-type="float" office:value="1872.034" calcext:value-type="float">
            <text:p>1872.034</text:p>
          </table:table-cell>
          <table:table-cell office:value-type="float" office:value="2102.772" calcext:value-type="float">
            <text:p>2102.772</text:p>
          </table:table-cell>
          <table:table-cell office:value-type="float" office:value="1677.916" calcext:value-type="float">
            <text:p>1677.916</text:p>
          </table:table-cell>
          <table:table-cell office:value-type="float" office:value="586.3932" calcext:value-type="float">
            <text:p>586.3932</text:p>
          </table:table-cell>
          <table:table-cell office:value-type="float" office:value="579.1682" calcext:value-type="float">
            <text:p>579.1682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84" calcext:value-type="float">
            <text:p>35.7058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02719" calcext:value-type="float">
            <text:p>-1.0271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667324" calcext:value-type="float">
            <text:p>-0.3667324</text:p>
          </table:table-cell>
          <table:table-cell office:value-type="float" office:value="0" calcext:value-type="float">
            <text:p>0</text:p>
          </table:table-cell>
          <table:table-cell office:value-type="float" office:value="14.07105" calcext:value-type="float">
            <text:p>14.0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599.7439" calcext:value-type="float">
            <text:p>599.7439</text:p>
          </table:table-cell>
          <table:table-cell office:value-type="float" office:value="13212.51" calcext:value-type="float">
            <text:p>1321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40197" calcext:value-type="float">
            <text:p>-0.9440197</text:p>
          </table:table-cell>
          <table:table-cell office:value-type="float" office:value="2.774637" calcext:value-type="float">
            <text:p>2.774637</text:p>
          </table:table-cell>
          <table:table-cell office:value-type="float" office:value="0" calcext:value-type="float">
            <text:p>0</text:p>
          </table:table-cell>
          <table:table-cell office:value-type="float" office:value="147.8377" calcext:value-type="float">
            <text:p>147.8377</text:p>
          </table:table-cell>
          <table:table-cell office:value-type="float" office:value="89.77724" calcext:value-type="float">
            <text:p>89.77724</text:p>
          </table:table-cell>
          <table:table-cell office:value-type="float" office:value="0.001168456" calcext:value-type="float">
            <text:p>0.001168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9428513" calcext:value-type="float">
            <text:p>-0.9428513</text:p>
          </table:table-cell>
          <table:table-cell office:value-type="float" office:value="0" calcext:value-type="float">
            <text:p>0</text:p>
          </table:table-cell>
          <table:table-cell office:value-type="float" office:value="373.2963" calcext:value-type="float">
            <text:p>373.2963</text:p>
          </table:table-cell>
          <table:table-cell office:value-type="float" office:value="1226.938" calcext:value-type="float">
            <text:p>1226.938</text:p>
          </table:table-cell>
          <table:table-cell office:value-type="float" office:value="1521.867" calcext:value-type="float">
            <text:p>1521.867</text:p>
          </table:table-cell>
          <table:table-cell office:value-type="float" office:value="1303.81" calcext:value-type="float">
            <text:p>1303.81</text:p>
          </table:table-cell>
          <table:table-cell office:value-type="float" office:value="785.2422" calcext:value-type="float">
            <text:p>785.2422</text:p>
          </table:table-cell>
          <table:table-cell office:value-type="float" office:value="1092.642" calcext:value-type="float">
            <text:p>1092.642</text:p>
          </table:table-cell>
          <table:table-cell office:value-type="float" office:value="421.8761" calcext:value-type="float">
            <text:p>421.8761</text:p>
          </table:table-cell>
          <table:table-cell office:value-type="float" office:value="1872.022" calcext:value-type="float">
            <text:p>1872.022</text:p>
          </table:table-cell>
          <table:table-cell office:value-type="float" office:value="2102.764" calcext:value-type="float">
            <text:p>2102.764</text:p>
          </table:table-cell>
          <table:table-cell office:value-type="float" office:value="1677.914" calcext:value-type="float">
            <text:p>1677.914</text:p>
          </table:table-cell>
          <table:table-cell office:value-type="float" office:value="586.3924" calcext:value-type="float">
            <text:p>586.3924</text:p>
          </table:table-cell>
          <table:table-cell office:value-type="float" office:value="579.1672" calcext:value-type="float">
            <text:p>579.1672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84" calcext:value-type="float">
            <text:p>35.7058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403595" calcext:value-type="float">
            <text:p>-2.40359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386658" calcext:value-type="float">
            <text:p>-0.7386658</text:p>
          </table:table-cell>
          <table:table-cell office:value-type="float" office:value="0" calcext:value-type="float">
            <text:p>0</text:p>
          </table:table-cell>
          <table:table-cell office:value-type="float" office:value="13.96876" calcext:value-type="float">
            <text:p>13.96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599.1705" calcext:value-type="float">
            <text:p>599.1705</text:p>
          </table:table-cell>
          <table:table-cell office:value-type="float" office:value="13212.61" calcext:value-type="float">
            <text:p>1321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06993" calcext:value-type="float">
            <text:p>-1.506993</text:p>
          </table:table-cell>
          <table:table-cell office:value-type="float" office:value="4.054117" calcext:value-type="float">
            <text:p>4.054117</text:p>
          </table:table-cell>
          <table:table-cell office:value-type="float" office:value="0" calcext:value-type="float">
            <text:p>0</text:p>
          </table:table-cell>
          <table:table-cell office:value-type="float" office:value="147.6731" calcext:value-type="float">
            <text:p>147.6731</text:p>
          </table:table-cell>
          <table:table-cell office:value-type="float" office:value="89.51636" calcext:value-type="float">
            <text:p>89.51636</text:p>
          </table:table-cell>
          <table:table-cell office:value-type="float" office:value="0.001781666" calcext:value-type="float">
            <text:p>0.001781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505211" calcext:value-type="float">
            <text:p>-1.505211</text:p>
          </table:table-cell>
          <table:table-cell office:value-type="float" office:value="0" calcext:value-type="float">
            <text:p>0</text:p>
          </table:table-cell>
          <table:table-cell office:value-type="float" office:value="373.3673" calcext:value-type="float">
            <text:p>373.3673</text:p>
          </table:table-cell>
          <table:table-cell office:value-type="float" office:value="1226.859" calcext:value-type="float">
            <text:p>1226.859</text:p>
          </table:table-cell>
          <table:table-cell office:value-type="float" office:value="1521.737" calcext:value-type="float">
            <text:p>1521.737</text:p>
          </table:table-cell>
          <table:table-cell office:value-type="float" office:value="1303.792" calcext:value-type="float">
            <text:p>1303.792</text:p>
          </table:table-cell>
          <table:table-cell office:value-type="float" office:value="785.2274" calcext:value-type="float">
            <text:p>785.2274</text:p>
          </table:table-cell>
          <table:table-cell office:value-type="float" office:value="1092.631" calcext:value-type="float">
            <text:p>1092.631</text:p>
          </table:table-cell>
          <table:table-cell office:value-type="float" office:value="421.869" calcext:value-type="float">
            <text:p>421.869</text:p>
          </table:table-cell>
          <table:table-cell office:value-type="float" office:value="1872.011" calcext:value-type="float">
            <text:p>1872.011</text:p>
          </table:table-cell>
          <table:table-cell office:value-type="float" office:value="2102.757" calcext:value-type="float">
            <text:p>2102.757</text:p>
          </table:table-cell>
          <table:table-cell office:value-type="float" office:value="1677.912" calcext:value-type="float">
            <text:p>1677.912</text:p>
          </table:table-cell>
          <table:table-cell office:value-type="float" office:value="586.3915" calcext:value-type="float">
            <text:p>586.3915</text:p>
          </table:table-cell>
          <table:table-cell office:value-type="float" office:value="579.1664" calcext:value-type="float">
            <text:p>579.1664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83" calcext:value-type="float">
            <text:p>35.7058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9481945" calcext:value-type="float">
            <text:p>-9.48194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06207" calcext:value-type="float">
            <text:p>-1.206207</text:p>
          </table:table-cell>
          <table:table-cell office:value-type="float" office:value="0" calcext:value-type="float">
            <text:p>0</text:p>
          </table:table-cell>
          <table:table-cell office:value-type="float" office:value="13.87394" calcext:value-type="float">
            <text:p>13.8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598.1829" calcext:value-type="float">
            <text:p>598.1829</text:p>
          </table:table-cell>
          <table:table-cell office:value-type="float" office:value="13212.78" calcext:value-type="float">
            <text:p>1321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96286" calcext:value-type="float">
            <text:p>-2.396286</text:p>
          </table:table-cell>
          <table:table-cell office:value-type="float" office:value="6.038744" calcext:value-type="float">
            <text:p>6.038744</text:p>
          </table:table-cell>
          <table:table-cell office:value-type="float" office:value="0" calcext:value-type="float">
            <text:p>0</text:p>
          </table:table-cell>
          <table:table-cell office:value-type="float" office:value="147.681" calcext:value-type="float">
            <text:p>147.681</text:p>
          </table:table-cell>
          <table:table-cell office:value-type="float" office:value="88.95479" calcext:value-type="float">
            <text:p>88.95479</text:p>
          </table:table-cell>
          <table:table-cell office:value-type="float" office:value="0.002458886" calcext:value-type="float">
            <text:p>0.0024588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393827" calcext:value-type="float">
            <text:p>-2.393827</text:p>
          </table:table-cell>
          <table:table-cell office:value-type="float" office:value="0" calcext:value-type="float">
            <text:p>0</text:p>
          </table:table-cell>
          <table:table-cell office:value-type="float" office:value="373.502" calcext:value-type="float">
            <text:p>373.502</text:p>
          </table:table-cell>
          <table:table-cell office:value-type="float" office:value="1226.737" calcext:value-type="float">
            <text:p>1226.737</text:p>
          </table:table-cell>
          <table:table-cell office:value-type="float" office:value="1521.553" calcext:value-type="float">
            <text:p>1521.553</text:p>
          </table:table-cell>
          <table:table-cell office:value-type="float" office:value="1303.766" calcext:value-type="float">
            <text:p>1303.766</text:p>
          </table:table-cell>
          <table:table-cell office:value-type="float" office:value="785.2097" calcext:value-type="float">
            <text:p>785.2097</text:p>
          </table:table-cell>
          <table:table-cell office:value-type="float" office:value="1092.619" calcext:value-type="float">
            <text:p>1092.619</text:p>
          </table:table-cell>
          <table:table-cell office:value-type="float" office:value="421.8615" calcext:value-type="float">
            <text:p>421.8615</text:p>
          </table:table-cell>
          <table:table-cell office:value-type="float" office:value="1872" calcext:value-type="float">
            <text:p>1872</text:p>
          </table:table-cell>
          <table:table-cell office:value-type="float" office:value="2102.749" calcext:value-type="float">
            <text:p>2102.749</text:p>
          </table:table-cell>
          <table:table-cell office:value-type="float" office:value="1677.909" calcext:value-type="float">
            <text:p>1677.909</text:p>
          </table:table-cell>
          <table:table-cell office:value-type="float" office:value="586.3907" calcext:value-type="float">
            <text:p>586.3907</text:p>
          </table:table-cell>
          <table:table-cell office:value-type="float" office:value="579.1655" calcext:value-type="float">
            <text:p>579.1655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82" calcext:value-type="float">
            <text:p>35.70582</text:p>
          </table:table-cell>
          <table:table-cell office:value-type="float" office:value="0" calcext:value-type="float">
            <text:p>0</text:p>
          </table:table-cell>
          <table:table-cell office:value-type="float" office:value="-0.00000002087006" calcext:value-type="float">
            <text:p>-2.08700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12635" calcext:value-type="float">
            <text:p>-2.012635</text:p>
          </table:table-cell>
          <table:table-cell office:value-type="float" office:value="0" calcext:value-type="float">
            <text:p>0</text:p>
          </table:table-cell>
          <table:table-cell office:value-type="float" office:value="13.79175" calcext:value-type="float">
            <text:p>13.79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597.7374" calcext:value-type="float">
            <text:p>597.7374</text:p>
          </table:table-cell>
          <table:table-cell office:value-type="float" office:value="13212.85" calcext:value-type="float">
            <text:p>1321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74563" calcext:value-type="float">
            <text:p>-2.874563</text:p>
          </table:table-cell>
          <table:table-cell office:value-type="float" office:value="7.378721" calcext:value-type="float">
            <text:p>7.378721</text:p>
          </table:table-cell>
          <table:table-cell office:value-type="float" office:value="0" calcext:value-type="float">
            <text:p>0</text:p>
          </table:table-cell>
          <table:table-cell office:value-type="float" office:value="147.5483" calcext:value-type="float">
            <text:p>147.5483</text:p>
          </table:table-cell>
          <table:table-cell office:value-type="float" office:value="88.79345" calcext:value-type="float">
            <text:p>88.79345</text:p>
          </table:table-cell>
          <table:table-cell office:value-type="float" office:value="0.003056466" calcext:value-type="float">
            <text:p>0.003056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871506" calcext:value-type="float">
            <text:p>-2.871506</text:p>
          </table:table-cell>
          <table:table-cell office:value-type="float" office:value="0" calcext:value-type="float">
            <text:p>0</text:p>
          </table:table-cell>
          <table:table-cell office:value-type="float" office:value="373.5625" calcext:value-type="float">
            <text:p>373.5625</text:p>
          </table:table-cell>
          <table:table-cell office:value-type="float" office:value="1226.666" calcext:value-type="float">
            <text:p>1226.666</text:p>
          </table:table-cell>
          <table:table-cell office:value-type="float" office:value="1521.427" calcext:value-type="float">
            <text:p>1521.427</text:p>
          </table:table-cell>
          <table:table-cell office:value-type="float" office:value="1303.746" calcext:value-type="float">
            <text:p>1303.746</text:p>
          </table:table-cell>
          <table:table-cell office:value-type="float" office:value="785.1932" calcext:value-type="float">
            <text:p>785.1932</text:p>
          </table:table-cell>
          <table:table-cell office:value-type="float" office:value="1092.607" calcext:value-type="float">
            <text:p>1092.607</text:p>
          </table:table-cell>
          <table:table-cell office:value-type="float" office:value="421.8535" calcext:value-type="float">
            <text:p>421.8535</text:p>
          </table:table-cell>
          <table:table-cell office:value-type="float" office:value="1871.988" calcext:value-type="float">
            <text:p>1871.988</text:p>
          </table:table-cell>
          <table:table-cell office:value-type="float" office:value="2102.742" calcext:value-type="float">
            <text:p>2102.742</text:p>
          </table:table-cell>
          <table:table-cell office:value-type="float" office:value="1677.907" calcext:value-type="float">
            <text:p>1677.907</text:p>
          </table:table-cell>
          <table:table-cell office:value-type="float" office:value="586.3899" calcext:value-type="float">
            <text:p>586.3899</text:p>
          </table:table-cell>
          <table:table-cell office:value-type="float" office:value="579.1646" calcext:value-type="float">
            <text:p>579.1646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82" calcext:value-type="float">
            <text:p>35.70582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83988" calcext:value-type="float">
            <text:p>-2.18398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82102" calcext:value-type="float">
            <text:p>-2.382102</text:p>
          </table:table-cell>
          <table:table-cell office:value-type="float" office:value="0" calcext:value-type="float">
            <text:p>0</text:p>
          </table:table-cell>
          <table:table-cell office:value-type="float" office:value="13.68354" calcext:value-type="float">
            <text:p>13.68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597.4349" calcext:value-type="float">
            <text:p>597.4349</text:p>
          </table:table-cell>
          <table:table-cell office:value-type="float" office:value="13212.88" calcext:value-type="float">
            <text:p>1321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34185" calcext:value-type="float">
            <text:p>-3.234185</text:p>
          </table:table-cell>
          <table:table-cell office:value-type="float" office:value="8.47387" calcext:value-type="float">
            <text:p>8.47387</text:p>
          </table:table-cell>
          <table:table-cell office:value-type="float" office:value="0" calcext:value-type="float">
            <text:p>0</text:p>
          </table:table-cell>
          <table:table-cell office:value-type="float" office:value="147.4156" calcext:value-type="float">
            <text:p>147.4156</text:p>
          </table:table-cell>
          <table:table-cell office:value-type="float" office:value="88.73024" calcext:value-type="float">
            <text:p>88.73024</text:p>
          </table:table-cell>
          <table:table-cell office:value-type="float" office:value="0.003600916" calcext:value-type="float">
            <text:p>0.003600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230585" calcext:value-type="float">
            <text:p>-3.230585</text:p>
          </table:table-cell>
          <table:table-cell office:value-type="float" office:value="0" calcext:value-type="float">
            <text:p>0</text:p>
          </table:table-cell>
          <table:table-cell office:value-type="float" office:value="373.599" calcext:value-type="float">
            <text:p>373.599</text:p>
          </table:table-cell>
          <table:table-cell office:value-type="float" office:value="1226.611" calcext:value-type="float">
            <text:p>1226.611</text:p>
          </table:table-cell>
          <table:table-cell office:value-type="float" office:value="1521.316" calcext:value-type="float">
            <text:p>1521.316</text:p>
          </table:table-cell>
          <table:table-cell office:value-type="float" office:value="1303.729" calcext:value-type="float">
            <text:p>1303.729</text:p>
          </table:table-cell>
          <table:table-cell office:value-type="float" office:value="785.179" calcext:value-type="float">
            <text:p>785.179</text:p>
          </table:table-cell>
          <table:table-cell office:value-type="float" office:value="1092.596" calcext:value-type="float">
            <text:p>1092.596</text:p>
          </table:table-cell>
          <table:table-cell office:value-type="float" office:value="421.8461" calcext:value-type="float">
            <text:p>421.8461</text:p>
          </table:table-cell>
          <table:table-cell office:value-type="float" office:value="1871.976" calcext:value-type="float">
            <text:p>1871.976</text:p>
          </table:table-cell>
          <table:table-cell office:value-type="float" office:value="2102.734" calcext:value-type="float">
            <text:p>2102.734</text:p>
          </table:table-cell>
          <table:table-cell office:value-type="float" office:value="1677.906" calcext:value-type="float">
            <text:p>1677.906</text:p>
          </table:table-cell>
          <table:table-cell office:value-type="float" office:value="586.389" calcext:value-type="float">
            <text:p>586.389</text:p>
          </table:table-cell>
          <table:table-cell office:value-type="float" office:value="579.1638" calcext:value-type="float">
            <text:p>579.1638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81" calcext:value-type="float">
            <text:p>35.70581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97433" calcext:value-type="float">
            <text:p>-2.19743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40004" calcext:value-type="float">
            <text:p>-2.640004</text:p>
          </table:table-cell>
          <table:table-cell office:value-type="float" office:value="0" calcext:value-type="float">
            <text:p>0</text:p>
          </table:table-cell>
          <table:table-cell office:value-type="float" office:value="13.58239" calcext:value-type="float">
            <text:p>13.58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596.3605" calcext:value-type="float">
            <text:p>596.3605</text:p>
          </table:table-cell>
          <table:table-cell office:value-type="float" office:value="13213.08" calcext:value-type="float">
            <text:p>1321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90165" calcext:value-type="float">
            <text:p>-4.190165</text:p>
          </table:table-cell>
          <table:table-cell office:value-type="float" office:value="10.69256" calcext:value-type="float">
            <text:p>10.69256</text:p>
          </table:table-cell>
          <table:table-cell office:value-type="float" office:value="0" calcext:value-type="float">
            <text:p>0</text:p>
          </table:table-cell>
          <table:table-cell office:value-type="float" office:value="147.4754" calcext:value-type="float">
            <text:p>147.4754</text:p>
          </table:table-cell>
          <table:table-cell office:value-type="float" office:value="87.99468" calcext:value-type="float">
            <text:p>87.99468</text:p>
          </table:table-cell>
          <table:table-cell office:value-type="float" office:value="0.004204158" calcext:value-type="float">
            <text:p>0.0042041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185961" calcext:value-type="float">
            <text:p>-4.185961</text:p>
          </table:table-cell>
          <table:table-cell office:value-type="float" office:value="0" calcext:value-type="float">
            <text:p>0</text:p>
          </table:table-cell>
          <table:table-cell office:value-type="float" office:value="373.7453" calcext:value-type="float">
            <text:p>373.7453</text:p>
          </table:table-cell>
          <table:table-cell office:value-type="float" office:value="1226.519" calcext:value-type="float">
            <text:p>1226.519</text:p>
          </table:table-cell>
          <table:table-cell office:value-type="float" office:value="1521.194" calcext:value-type="float">
            <text:p>1521.194</text:p>
          </table:table-cell>
          <table:table-cell office:value-type="float" office:value="1303.711" calcext:value-type="float">
            <text:p>1303.711</text:p>
          </table:table-cell>
          <table:table-cell office:value-type="float" office:value="785.1646" calcext:value-type="float">
            <text:p>785.1646</text:p>
          </table:table-cell>
          <table:table-cell office:value-type="float" office:value="1092.586" calcext:value-type="float">
            <text:p>1092.586</text:p>
          </table:table-cell>
          <table:table-cell office:value-type="float" office:value="421.8391" calcext:value-type="float">
            <text:p>421.8391</text:p>
          </table:table-cell>
          <table:table-cell office:value-type="float" office:value="1871.965" calcext:value-type="float">
            <text:p>1871.965</text:p>
          </table:table-cell>
          <table:table-cell office:value-type="float" office:value="2102.727" calcext:value-type="float">
            <text:p>2102.727</text:p>
          </table:table-cell>
          <table:table-cell office:value-type="float" office:value="1677.903" calcext:value-type="float">
            <text:p>1677.903</text:p>
          </table:table-cell>
          <table:table-cell office:value-type="float" office:value="586.3882" calcext:value-type="float">
            <text:p>586.3882</text:p>
          </table:table-cell>
          <table:table-cell office:value-type="float" office:value="579.1629" calcext:value-type="float">
            <text:p>579.1629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81" calcext:value-type="float">
            <text:p>35.70581</text:p>
          </table:table-cell>
          <table:table-cell office:value-type="float" office:value="0" calcext:value-type="float">
            <text:p>0</text:p>
          </table:table-cell>
          <table:table-cell office:value-type="float" office:value="-0.00000006900631" calcext:value-type="float">
            <text:p>-6.90063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09451" calcext:value-type="float">
            <text:p>-3.509451</text:p>
          </table:table-cell>
          <table:table-cell office:value-type="float" office:value="0" calcext:value-type="float">
            <text:p>0</text:p>
          </table:table-cell>
          <table:table-cell office:value-type="float" office:value="13.49647" calcext:value-type="float">
            <text:p>13.4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595.2613" calcext:value-type="float">
            <text:p>595.2613</text:p>
          </table:table-cell>
          <table:table-cell office:value-type="float" office:value="13213.25" calcext:value-type="float">
            <text:p>1321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69464" calcext:value-type="float">
            <text:p>-5.169464</text:p>
          </table:table-cell>
          <table:table-cell office:value-type="float" office:value="13.4015" calcext:value-type="float">
            <text:p>13.4015</text:p>
          </table:table-cell>
          <table:table-cell office:value-type="float" office:value="0" calcext:value-type="float">
            <text:p>0</text:p>
          </table:table-cell>
          <table:table-cell office:value-type="float" office:value="147.3845" calcext:value-type="float">
            <text:p>147.3845</text:p>
          </table:table-cell>
          <table:table-cell office:value-type="float" office:value="87.56998" calcext:value-type="float">
            <text:p>87.56998</text:p>
          </table:table-cell>
          <table:table-cell office:value-type="float" office:value="0.004880231" calcext:value-type="float">
            <text:p>0.0048802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164583" calcext:value-type="float">
            <text:p>-5.164583</text:p>
          </table:table-cell>
          <table:table-cell office:value-type="float" office:value="0" calcext:value-type="float">
            <text:p>0</text:p>
          </table:table-cell>
          <table:table-cell office:value-type="float" office:value="373.8378" calcext:value-type="float">
            <text:p>373.8378</text:p>
          </table:table-cell>
          <table:table-cell office:value-type="float" office:value="1226.295" calcext:value-type="float">
            <text:p>1226.295</text:p>
          </table:table-cell>
          <table:table-cell office:value-type="float" office:value="1520.917" calcext:value-type="float">
            <text:p>1520.917</text:p>
          </table:table-cell>
          <table:table-cell office:value-type="float" office:value="1303.674" calcext:value-type="float">
            <text:p>1303.674</text:p>
          </table:table-cell>
          <table:table-cell office:value-type="float" office:value="785.1434" calcext:value-type="float">
            <text:p>785.1434</text:p>
          </table:table-cell>
          <table:table-cell office:value-type="float" office:value="1092.573" calcext:value-type="float">
            <text:p>1092.573</text:p>
          </table:table-cell>
          <table:table-cell office:value-type="float" office:value="421.8313" calcext:value-type="float">
            <text:p>421.8313</text:p>
          </table:table-cell>
          <table:table-cell office:value-type="float" office:value="1871.953" calcext:value-type="float">
            <text:p>1871.953</text:p>
          </table:table-cell>
          <table:table-cell office:value-type="float" office:value="2102.719" calcext:value-type="float">
            <text:p>2102.719</text:p>
          </table:table-cell>
          <table:table-cell office:value-type="float" office:value="1677.901" calcext:value-type="float">
            <text:p>1677.901</text:p>
          </table:table-cell>
          <table:table-cell office:value-type="float" office:value="586.3874" calcext:value-type="float">
            <text:p>586.3874</text:p>
          </table:table-cell>
          <table:table-cell office:value-type="float" office:value="579.162" calcext:value-type="float">
            <text:p>579.162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8" calcext:value-type="float">
            <text:p>35.7058</text:p>
          </table:table-cell>
          <table:table-cell office:value-type="float" office:value="0" calcext:value-type="float">
            <text:p>0</text:p>
          </table:table-cell>
          <table:table-cell office:value-type="float" office:value="-0.000000817908" calcext:value-type="float">
            <text:p>-8.1790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27162" calcext:value-type="float">
            <text:p>-4.427162</text:p>
          </table:table-cell>
          <table:table-cell office:value-type="float" office:value="0" calcext:value-type="float">
            <text:p>0</text:p>
          </table:table-cell>
          <table:table-cell office:value-type="float" office:value="13.43556" calcext:value-type="float">
            <text:p>13.4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594.4854" calcext:value-type="float">
            <text:p>594.4854</text:p>
          </table:table-cell>
          <table:table-cell office:value-type="float" office:value="13213.35" calcext:value-type="float">
            <text:p>1321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25303" calcext:value-type="float">
            <text:p>-5.925303</text:p>
          </table:table-cell>
          <table:table-cell office:value-type="float" office:value="15.89732" calcext:value-type="float">
            <text:p>15.89732</text:p>
          </table:table-cell>
          <table:table-cell office:value-type="float" office:value="0" calcext:value-type="float">
            <text:p>0</text:p>
          </table:table-cell>
          <table:table-cell office:value-type="float" office:value="147.1826" calcext:value-type="float">
            <text:p>147.1826</text:p>
          </table:table-cell>
          <table:table-cell office:value-type="float" office:value="87.39816" calcext:value-type="float">
            <text:p>87.39816</text:p>
          </table:table-cell>
          <table:table-cell office:value-type="float" office:value="0.005614423" calcext:value-type="float">
            <text:p>0.0056144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919689" calcext:value-type="float">
            <text:p>-5.919689</text:p>
          </table:table-cell>
          <table:table-cell office:value-type="float" office:value="0" calcext:value-type="float">
            <text:p>0</text:p>
          </table:table-cell>
          <table:table-cell office:value-type="float" office:value="373.9079" calcext:value-type="float">
            <text:p>373.9079</text:p>
          </table:table-cell>
          <table:table-cell office:value-type="float" office:value="1226.11" calcext:value-type="float">
            <text:p>1226.11</text:p>
          </table:table-cell>
          <table:table-cell office:value-type="float" office:value="1520.653" calcext:value-type="float">
            <text:p>1520.653</text:p>
          </table:table-cell>
          <table:table-cell office:value-type="float" office:value="1303.63" calcext:value-type="float">
            <text:p>1303.63</text:p>
          </table:table-cell>
          <table:table-cell office:value-type="float" office:value="785.1181" calcext:value-type="float">
            <text:p>785.1181</text:p>
          </table:table-cell>
          <table:table-cell office:value-type="float" office:value="1092.556" calcext:value-type="float">
            <text:p>1092.556</text:p>
          </table:table-cell>
          <table:table-cell office:value-type="float" office:value="421.8216" calcext:value-type="float">
            <text:p>421.8216</text:p>
          </table:table-cell>
          <table:table-cell office:value-type="float" office:value="1871.941" calcext:value-type="float">
            <text:p>1871.941</text:p>
          </table:table-cell>
          <table:table-cell office:value-type="float" office:value="2102.712" calcext:value-type="float">
            <text:p>2102.712</text:p>
          </table:table-cell>
          <table:table-cell office:value-type="float" office:value="1677.899" calcext:value-type="float">
            <text:p>1677.899</text:p>
          </table:table-cell>
          <table:table-cell office:value-type="float" office:value="586.3866" calcext:value-type="float">
            <text:p>586.3866</text:p>
          </table:table-cell>
          <table:table-cell office:value-type="float" office:value="579.1613" calcext:value-type="float">
            <text:p>579.1613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8" calcext:value-type="float">
            <text:p>35.7058</text:p>
          </table:table-cell>
          <table:table-cell office:value-type="float" office:value="0" calcext:value-type="float">
            <text:p>0</text:p>
          </table:table-cell>
          <table:table-cell office:value-type="float" office:value="-0.000002264115" calcext:value-type="float">
            <text:p>-2.26411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83174" calcext:value-type="float">
            <text:p>-5.083174</text:p>
          </table:table-cell>
          <table:table-cell office:value-type="float" office:value="0" calcext:value-type="float">
            <text:p>0</text:p>
          </table:table-cell>
          <table:table-cell office:value-type="float" office:value="13.33644" calcext:value-type="float">
            <text:p>13.3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594.0949" calcext:value-type="float">
            <text:p>594.0949</text:p>
          </table:table-cell>
          <table:table-cell office:value-type="float" office:value="13213.41" calcext:value-type="float">
            <text:p>1321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7325" calcext:value-type="float">
            <text:p>-6.37325</text:p>
          </table:table-cell>
          <table:table-cell office:value-type="float" office:value="17.86046" calcext:value-type="float">
            <text:p>17.86046</text:p>
          </table:table-cell>
          <table:table-cell office:value-type="float" office:value="0" calcext:value-type="float">
            <text:p>0</text:p>
          </table:table-cell>
          <table:table-cell office:value-type="float" office:value="146.975" calcext:value-type="float">
            <text:p>146.975</text:p>
          </table:table-cell>
          <table:table-cell office:value-type="float" office:value="87.3304" calcext:value-type="float">
            <text:p>87.3304</text:p>
          </table:table-cell>
          <table:table-cell office:value-type="float" office:value="0.006229391" calcext:value-type="float">
            <text:p>0.006229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367021" calcext:value-type="float">
            <text:p>-6.367021</text:p>
          </table:table-cell>
          <table:table-cell office:value-type="float" office:value="0" calcext:value-type="float">
            <text:p>0</text:p>
          </table:table-cell>
          <table:table-cell office:value-type="float" office:value="373.9524" calcext:value-type="float">
            <text:p>373.9524</text:p>
          </table:table-cell>
          <table:table-cell office:value-type="float" office:value="1226.024" calcext:value-type="float">
            <text:p>1226.024</text:p>
          </table:table-cell>
          <table:table-cell office:value-type="float" office:value="1520.512" calcext:value-type="float">
            <text:p>1520.512</text:p>
          </table:table-cell>
          <table:table-cell office:value-type="float" office:value="1303.607" calcext:value-type="float">
            <text:p>1303.607</text:p>
          </table:table-cell>
          <table:table-cell office:value-type="float" office:value="785.0993" calcext:value-type="float">
            <text:p>785.0993</text:p>
          </table:table-cell>
          <table:table-cell office:value-type="float" office:value="1092.542" calcext:value-type="float">
            <text:p>1092.542</text:p>
          </table:table-cell>
          <table:table-cell office:value-type="float" office:value="421.8123" calcext:value-type="float">
            <text:p>421.8123</text:p>
          </table:table-cell>
          <table:table-cell office:value-type="float" office:value="1871.928" calcext:value-type="float">
            <text:p>1871.928</text:p>
          </table:table-cell>
          <table:table-cell office:value-type="float" office:value="2102.704" calcext:value-type="float">
            <text:p>2102.704</text:p>
          </table:table-cell>
          <table:table-cell office:value-type="float" office:value="1677.897" calcext:value-type="float">
            <text:p>1677.897</text:p>
          </table:table-cell>
          <table:table-cell office:value-type="float" office:value="586.3858" calcext:value-type="float">
            <text:p>586.3858</text:p>
          </table:table-cell>
          <table:table-cell office:value-type="float" office:value="579.1604" calcext:value-type="float">
            <text:p>579.1604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2715536" calcext:value-type="float">
            <text:p>-2.71553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14607" calcext:value-type="float">
            <text:p>-5.414607</text:p>
          </table:table-cell>
          <table:table-cell office:value-type="float" office:value="0" calcext:value-type="float">
            <text:p>0</text:p>
          </table:table-cell>
          <table:table-cell office:value-type="float" office:value="13.22051" calcext:value-type="float">
            <text:p>13.2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593.8002" calcext:value-type="float">
            <text:p>593.8002</text:p>
          </table:table-cell>
          <table:table-cell office:value-type="float" office:value="13213.45" calcext:value-type="float">
            <text:p>1321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18552" calcext:value-type="float">
            <text:p>-6.718552</text:p>
          </table:table-cell>
          <table:table-cell office:value-type="float" office:value="18.51656" calcext:value-type="float">
            <text:p>18.51656</text:p>
          </table:table-cell>
          <table:table-cell office:value-type="float" office:value="0" calcext:value-type="float">
            <text:p>0</text:p>
          </table:table-cell>
          <table:table-cell office:value-type="float" office:value="146.7046" calcext:value-type="float">
            <text:p>146.7046</text:p>
          </table:table-cell>
          <table:table-cell office:value-type="float" office:value="87.25934" calcext:value-type="float">
            <text:p>87.25934</text:p>
          </table:table-cell>
          <table:table-cell office:value-type="float" office:value="0.006754023" calcext:value-type="float">
            <text:p>0.0067540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711798" calcext:value-type="float">
            <text:p>-6.711798</text:p>
          </table:table-cell>
          <table:table-cell office:value-type="float" office:value="0" calcext:value-type="float">
            <text:p>0</text:p>
          </table:table-cell>
          <table:table-cell office:value-type="float" office:value="373.9988" calcext:value-type="float">
            <text:p>373.9988</text:p>
          </table:table-cell>
          <table:table-cell office:value-type="float" office:value="1225.973" calcext:value-type="float">
            <text:p>1225.973</text:p>
          </table:table-cell>
          <table:table-cell office:value-type="float" office:value="1520.413" calcext:value-type="float">
            <text:p>1520.413</text:p>
          </table:table-cell>
          <table:table-cell office:value-type="float" office:value="1303.59" calcext:value-type="float">
            <text:p>1303.59</text:p>
          </table:table-cell>
          <table:table-cell office:value-type="float" office:value="785.0849" calcext:value-type="float">
            <text:p>785.0849</text:p>
          </table:table-cell>
          <table:table-cell office:value-type="float" office:value="1092.531" calcext:value-type="float">
            <text:p>1092.531</text:p>
          </table:table-cell>
          <table:table-cell office:value-type="float" office:value="421.8045" calcext:value-type="float">
            <text:p>421.8045</text:p>
          </table:table-cell>
          <table:table-cell office:value-type="float" office:value="1871.916" calcext:value-type="float">
            <text:p>1871.916</text:p>
          </table:table-cell>
          <table:table-cell office:value-type="float" office:value="2102.696" calcext:value-type="float">
            <text:p>2102.696</text:p>
          </table:table-cell>
          <table:table-cell office:value-type="float" office:value="1677.895" calcext:value-type="float">
            <text:p>1677.895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79.1595" calcext:value-type="float">
            <text:p>579.1595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2729571" calcext:value-type="float">
            <text:p>-2.72957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56024" calcext:value-type="float">
            <text:p>-5.656024</text:p>
          </table:table-cell>
          <table:table-cell office:value-type="float" office:value="0" calcext:value-type="float">
            <text:p>0</text:p>
          </table:table-cell>
          <table:table-cell office:value-type="float" office:value="13.11711" calcext:value-type="float">
            <text:p>13.1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593.4286" calcext:value-type="float">
            <text:p>593.4286</text:p>
          </table:table-cell>
          <table:table-cell office:value-type="float" office:value="13213.54" calcext:value-type="float">
            <text:p>13213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87389" calcext:value-type="float">
            <text:p>-7.087389</text:p>
          </table:table-cell>
          <table:table-cell office:value-type="float" office:value="18.6122" calcext:value-type="float">
            <text:p>18.6122</text:p>
          </table:table-cell>
          <table:table-cell office:value-type="float" office:value="0" calcext:value-type="float">
            <text:p>0</text:p>
          </table:table-cell>
          <table:table-cell office:value-type="float" office:value="146.2144" calcext:value-type="float">
            <text:p>146.2144</text:p>
          </table:table-cell>
          <table:table-cell office:value-type="float" office:value="87.11414" calcext:value-type="float">
            <text:p>87.11414</text:p>
          </table:table-cell>
          <table:table-cell office:value-type="float" office:value="0.007289174" calcext:value-type="float">
            <text:p>0.0072891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080099" calcext:value-type="float">
            <text:p>-7.080099</text:p>
          </table:table-cell>
          <table:table-cell office:value-type="float" office:value="0" calcext:value-type="float">
            <text:p>0</text:p>
          </table:table-cell>
          <table:table-cell office:value-type="float" office:value="374.0775" calcext:value-type="float">
            <text:p>374.0775</text:p>
          </table:table-cell>
          <table:table-cell office:value-type="float" office:value="1225.91" calcext:value-type="float">
            <text:p>1225.91</text:p>
          </table:table-cell>
          <table:table-cell office:value-type="float" office:value="1520.327" calcext:value-type="float">
            <text:p>1520.327</text:p>
          </table:table-cell>
          <table:table-cell office:value-type="float" office:value="1303.574" calcext:value-type="float">
            <text:p>1303.574</text:p>
          </table:table-cell>
          <table:table-cell office:value-type="float" office:value="785.0715" calcext:value-type="float">
            <text:p>785.0715</text:p>
          </table:table-cell>
          <table:table-cell office:value-type="float" office:value="1092.52" calcext:value-type="float">
            <text:p>1092.52</text:p>
          </table:table-cell>
          <table:table-cell office:value-type="float" office:value="421.7974" calcext:value-type="float">
            <text:p>421.7974</text:p>
          </table:table-cell>
          <table:table-cell office:value-type="float" office:value="1871.904" calcext:value-type="float">
            <text:p>1871.904</text:p>
          </table:table-cell>
          <table:table-cell office:value-type="float" office:value="2102.689" calcext:value-type="float">
            <text:p>2102.689</text:p>
          </table:table-cell>
          <table:table-cell office:value-type="float" office:value="1677.893" calcext:value-type="float">
            <text:p>1677.893</text:p>
          </table:table-cell>
          <table:table-cell office:value-type="float" office:value="586.3842" calcext:value-type="float">
            <text:p>586.3842</text:p>
          </table:table-cell>
          <table:table-cell office:value-type="float" office:value="579.1588" calcext:value-type="float">
            <text:p>579.1588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2733324" calcext:value-type="float">
            <text:p>-2.73332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33156" calcext:value-type="float">
            <text:p>-5.933156</text:p>
          </table:table-cell>
          <table:table-cell office:value-type="float" office:value="0" calcext:value-type="float">
            <text:p>0</text:p>
          </table:table-cell>
          <table:table-cell office:value-type="float" office:value="13.02597" calcext:value-type="float">
            <text:p>13.0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593.1887" calcext:value-type="float">
            <text:p>593.1887</text:p>
          </table:table-cell>
          <table:table-cell office:value-type="float" office:value="13213.56" calcext:value-type="float">
            <text:p>1321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86528" calcext:value-type="float">
            <text:p>-7.386528</text:p>
          </table:table-cell>
          <table:table-cell office:value-type="float" office:value="19.34934" calcext:value-type="float">
            <text:p>19.34934</text:p>
          </table:table-cell>
          <table:table-cell office:value-type="float" office:value="0" calcext:value-type="float">
            <text:p>0</text:p>
          </table:table-cell>
          <table:table-cell office:value-type="float" office:value="146.0499" calcext:value-type="float">
            <text:p>146.0499</text:p>
          </table:table-cell>
          <table:table-cell office:value-type="float" office:value="87.0787" calcext:value-type="float">
            <text:p>87.0787</text:p>
          </table:table-cell>
          <table:table-cell office:value-type="float" office:value="0.007832029" calcext:value-type="float">
            <text:p>0.0078320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378695" calcext:value-type="float">
            <text:p>-7.378695</text:p>
          </table:table-cell>
          <table:table-cell office:value-type="float" office:value="0" calcext:value-type="float">
            <text:p>0</text:p>
          </table:table-cell>
          <table:table-cell office:value-type="float" office:value="374.1082" calcext:value-type="float">
            <text:p>374.1082</text:p>
          </table:table-cell>
          <table:table-cell office:value-type="float" office:value="1225.851" calcext:value-type="float">
            <text:p>1225.851</text:p>
          </table:table-cell>
          <table:table-cell office:value-type="float" office:value="1520.24" calcext:value-type="float">
            <text:p>1520.24</text:p>
          </table:table-cell>
          <table:table-cell office:value-type="float" office:value="1303.558" calcext:value-type="float">
            <text:p>1303.558</text:p>
          </table:table-cell>
          <table:table-cell office:value-type="float" office:value="785.0584" calcext:value-type="float">
            <text:p>785.0584</text:p>
          </table:table-cell>
          <table:table-cell office:value-type="float" office:value="1092.51" calcext:value-type="float">
            <text:p>1092.51</text:p>
          </table:table-cell>
          <table:table-cell office:value-type="float" office:value="421.7905" calcext:value-type="float">
            <text:p>421.7905</text:p>
          </table:table-cell>
          <table:table-cell office:value-type="float" office:value="1871.893" calcext:value-type="float">
            <text:p>1871.893</text:p>
          </table:table-cell>
          <table:table-cell office:value-type="float" office:value="2102.681" calcext:value-type="float">
            <text:p>2102.681</text:p>
          </table:table-cell>
          <table:table-cell office:value-type="float" office:value="1677.891" calcext:value-type="float">
            <text:p>1677.891</text:p>
          </table:table-cell>
          <table:table-cell office:value-type="float" office:value="586.3835" calcext:value-type="float">
            <text:p>586.3835</text:p>
          </table:table-cell>
          <table:table-cell office:value-type="float" office:value="579.1579" calcext:value-type="float">
            <text:p>579.1579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2755734" calcext:value-type="float">
            <text:p>-2.7557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38352" calcext:value-type="float">
            <text:p>-6.138352</text:p>
          </table:table-cell>
          <table:table-cell office:value-type="float" office:value="0" calcext:value-type="float">
            <text:p>0</text:p>
          </table:table-cell>
          <table:table-cell office:value-type="float" office:value="12.9326" calcext:value-type="float">
            <text:p>12.9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592.9532" calcext:value-type="float">
            <text:p>592.9532</text:p>
          </table:table-cell>
          <table:table-cell office:value-type="float" office:value="13213.59" calcext:value-type="float">
            <text:p>1321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76309" calcext:value-type="float">
            <text:p>-7.676309</text:p>
          </table:table-cell>
          <table:table-cell office:value-type="float" office:value="20.26532" calcext:value-type="float">
            <text:p>20.26532</text:p>
          </table:table-cell>
          <table:table-cell office:value-type="float" office:value="0" calcext:value-type="float">
            <text:p>0</text:p>
          </table:table-cell>
          <table:table-cell office:value-type="float" office:value="145.8337" calcext:value-type="float">
            <text:p>145.8337</text:p>
          </table:table-cell>
          <table:table-cell office:value-type="float" office:value="87.02939" calcext:value-type="float">
            <text:p>87.02939</text:p>
          </table:table-cell>
          <table:table-cell office:value-type="float" office:value="0.008352828" calcext:value-type="float">
            <text:p>0.008352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667956" calcext:value-type="float">
            <text:p>-7.667956</text:p>
          </table:table-cell>
          <table:table-cell office:value-type="float" office:value="0" calcext:value-type="float">
            <text:p>0</text:p>
          </table:table-cell>
          <table:table-cell office:value-type="float" office:value="374.1416" calcext:value-type="float">
            <text:p>374.1416</text:p>
          </table:table-cell>
          <table:table-cell office:value-type="float" office:value="1225.799" calcext:value-type="float">
            <text:p>1225.799</text:p>
          </table:table-cell>
          <table:table-cell office:value-type="float" office:value="1520.167" calcext:value-type="float">
            <text:p>1520.167</text:p>
          </table:table-cell>
          <table:table-cell office:value-type="float" office:value="1303.543" calcext:value-type="float">
            <text:p>1303.543</text:p>
          </table:table-cell>
          <table:table-cell office:value-type="float" office:value="785.0458" calcext:value-type="float">
            <text:p>785.0458</text:p>
          </table:table-cell>
          <table:table-cell office:value-type="float" office:value="1092.499" calcext:value-type="float">
            <text:p>1092.499</text:p>
          </table:table-cell>
          <table:table-cell office:value-type="float" office:value="421.7839" calcext:value-type="float">
            <text:p>421.7839</text:p>
          </table:table-cell>
          <table:table-cell office:value-type="float" office:value="1871.882" calcext:value-type="float">
            <text:p>1871.882</text:p>
          </table:table-cell>
          <table:table-cell office:value-type="float" office:value="2102.674" calcext:value-type="float">
            <text:p>2102.674</text:p>
          </table:table-cell>
          <table:table-cell office:value-type="float" office:value="1677.889" calcext:value-type="float">
            <text:p>1677.889</text:p>
          </table:table-cell>
          <table:table-cell office:value-type="float" office:value="586.3827" calcext:value-type="float">
            <text:p>586.3827</text:p>
          </table:table-cell>
          <table:table-cell office:value-type="float" office:value="579.157" calcext:value-type="float">
            <text:p>579.157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775409" calcext:value-type="float">
            <text:p>-2.77540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33295" calcext:value-type="float">
            <text:p>-6.333295</text:p>
          </table:table-cell>
          <table:table-cell office:value-type="float" office:value="0" calcext:value-type="float">
            <text:p>0</text:p>
          </table:table-cell>
          <table:table-cell office:value-type="float" office:value="12.83829" calcext:value-type="float">
            <text:p>12.83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592.8008" calcext:value-type="float">
            <text:p>592.8008</text:p>
          </table:table-cell>
          <table:table-cell office:value-type="float" office:value="13213.59" calcext:value-type="float">
            <text:p>1321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10131" calcext:value-type="float">
            <text:p>-7.910131</text:p>
          </table:table-cell>
          <table:table-cell office:value-type="float" office:value="20.70109" calcext:value-type="float">
            <text:p>20.70109</text:p>
          </table:table-cell>
          <table:table-cell office:value-type="float" office:value="0" calcext:value-type="float">
            <text:p>0</text:p>
          </table:table-cell>
          <table:table-cell office:value-type="float" office:value="145.7366" calcext:value-type="float">
            <text:p>145.7366</text:p>
          </table:table-cell>
          <table:table-cell office:value-type="float" office:value="87.01598" calcext:value-type="float">
            <text:p>87.01598</text:p>
          </table:table-cell>
          <table:table-cell office:value-type="float" office:value="0.008803458" calcext:value-type="float">
            <text:p>0.008803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901327" calcext:value-type="float">
            <text:p>-7.901327</text:p>
          </table:table-cell>
          <table:table-cell office:value-type="float" office:value="0" calcext:value-type="float">
            <text:p>0</text:p>
          </table:table-cell>
          <table:table-cell office:value-type="float" office:value="374.1609" calcext:value-type="float">
            <text:p>374.1609</text:p>
          </table:table-cell>
          <table:table-cell office:value-type="float" office:value="1225.767" calcext:value-type="float">
            <text:p>1225.767</text:p>
          </table:table-cell>
          <table:table-cell office:value-type="float" office:value="1520.112" calcext:value-type="float">
            <text:p>1520.112</text:p>
          </table:table-cell>
          <table:table-cell office:value-type="float" office:value="1303.528" calcext:value-type="float">
            <text:p>1303.528</text:p>
          </table:table-cell>
          <table:table-cell office:value-type="float" office:value="785.0336" calcext:value-type="float">
            <text:p>785.0336</text:p>
          </table:table-cell>
          <table:table-cell office:value-type="float" office:value="1092.488" calcext:value-type="float">
            <text:p>1092.488</text:p>
          </table:table-cell>
          <table:table-cell office:value-type="float" office:value="421.7776" calcext:value-type="float">
            <text:p>421.7776</text:p>
          </table:table-cell>
          <table:table-cell office:value-type="float" office:value="1871.871" calcext:value-type="float">
            <text:p>1871.871</text:p>
          </table:table-cell>
          <table:table-cell office:value-type="float" office:value="2102.667" calcext:value-type="float">
            <text:p>2102.667</text:p>
          </table:table-cell>
          <table:table-cell office:value-type="float" office:value="1677.887" calcext:value-type="float">
            <text:p>1677.887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79.1562" calcext:value-type="float">
            <text:p>579.1562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775108" calcext:value-type="float">
            <text:p>-2.77510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71136" calcext:value-type="float">
            <text:p>-6.471136</text:p>
          </table:table-cell>
          <table:table-cell office:value-type="float" office:value="0" calcext:value-type="float">
            <text:p>0</text:p>
          </table:table-cell>
          <table:table-cell office:value-type="float" office:value="12.74279" calcext:value-type="float">
            <text:p>12.74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592.6303" calcext:value-type="float">
            <text:p>592.6303</text:p>
          </table:table-cell>
          <table:table-cell office:value-type="float" office:value="13213.61" calcext:value-type="float">
            <text:p>1321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46878" calcext:value-type="float">
            <text:p>-8.146878</text:p>
          </table:table-cell>
          <table:table-cell office:value-type="float" office:value="21.49978" calcext:value-type="float">
            <text:p>21.49978</text:p>
          </table:table-cell>
          <table:table-cell office:value-type="float" office:value="0" calcext:value-type="float">
            <text:p>0</text:p>
          </table:table-cell>
          <table:table-cell office:value-type="float" office:value="145.5629" calcext:value-type="float">
            <text:p>145.5629</text:p>
          </table:table-cell>
          <table:table-cell office:value-type="float" office:value="86.97628" calcext:value-type="float">
            <text:p>86.97628</text:p>
          </table:table-cell>
          <table:table-cell office:value-type="float" office:value="0.009240139" calcext:value-type="float">
            <text:p>0.0092401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137638" calcext:value-type="float">
            <text:p>-8.137638</text:p>
          </table:table-cell>
          <table:table-cell office:value-type="float" office:value="0" calcext:value-type="float">
            <text:p>0</text:p>
          </table:table-cell>
          <table:table-cell office:value-type="float" office:value="374.1856" calcext:value-type="float">
            <text:p>374.1856</text:p>
          </table:table-cell>
          <table:table-cell office:value-type="float" office:value="1225.732" calcext:value-type="float">
            <text:p>1225.732</text:p>
          </table:table-cell>
          <table:table-cell office:value-type="float" office:value="1520.069" calcext:value-type="float">
            <text:p>1520.069</text:p>
          </table:table-cell>
          <table:table-cell office:value-type="float" office:value="1303.514" calcext:value-type="float">
            <text:p>1303.514</text:p>
          </table:table-cell>
          <table:table-cell office:value-type="float" office:value="785.022" calcext:value-type="float">
            <text:p>785.022</text:p>
          </table:table-cell>
          <table:table-cell office:value-type="float" office:value="1092.478" calcext:value-type="float">
            <text:p>1092.478</text:p>
          </table:table-cell>
          <table:table-cell office:value-type="float" office:value="421.7718" calcext:value-type="float">
            <text:p>421.7718</text:p>
          </table:table-cell>
          <table:table-cell office:value-type="float" office:value="1871.861" calcext:value-type="float">
            <text:p>1871.861</text:p>
          </table:table-cell>
          <table:table-cell office:value-type="float" office:value="2102.66" calcext:value-type="float">
            <text:p>2102.66</text:p>
          </table:table-cell>
          <table:table-cell office:value-type="float" office:value="1677.885" calcext:value-type="float">
            <text:p>1677.885</text:p>
          </table:table-cell>
          <table:table-cell office:value-type="float" office:value="586.3812" calcext:value-type="float">
            <text:p>586.3812</text:p>
          </table:table-cell>
          <table:table-cell office:value-type="float" office:value="579.1555" calcext:value-type="float">
            <text:p>579.1555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798355" calcext:value-type="float">
            <text:p>-2.79835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14718" calcext:value-type="float">
            <text:p>-6.614718</text:p>
          </table:table-cell>
          <table:table-cell office:value-type="float" office:value="0" calcext:value-type="float">
            <text:p>0</text:p>
          </table:table-cell>
          <table:table-cell office:value-type="float" office:value="12.65009" calcext:value-type="float">
            <text:p>12.65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592.5136" calcext:value-type="float">
            <text:p>592.5136</text:p>
          </table:table-cell>
          <table:table-cell office:value-type="float" office:value="13213.61" calcext:value-type="float">
            <text:p>1321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49685" calcext:value-type="float">
            <text:p>-8.349685</text:p>
          </table:table-cell>
          <table:table-cell office:value-type="float" office:value="21.40643" calcext:value-type="float">
            <text:p>21.40643</text:p>
          </table:table-cell>
          <table:table-cell office:value-type="float" office:value="0" calcext:value-type="float">
            <text:p>0</text:p>
          </table:table-cell>
          <table:table-cell office:value-type="float" office:value="145.4576" calcext:value-type="float">
            <text:p>145.4576</text:p>
          </table:table-cell>
          <table:table-cell office:value-type="float" office:value="86.9649" calcext:value-type="float">
            <text:p>86.9649</text:p>
          </table:table-cell>
          <table:table-cell office:value-type="float" office:value="0.009629485" calcext:value-type="float">
            <text:p>0.0096294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340055" calcext:value-type="float">
            <text:p>-8.340055</text:p>
          </table:table-cell>
          <table:table-cell office:value-type="float" office:value="0" calcext:value-type="float">
            <text:p>0</text:p>
          </table:table-cell>
          <table:table-cell office:value-type="float" office:value="374.1994" calcext:value-type="float">
            <text:p>374.1994</text:p>
          </table:table-cell>
          <table:table-cell office:value-type="float" office:value="1225.708" calcext:value-type="float">
            <text:p>1225.708</text:p>
          </table:table-cell>
          <table:table-cell office:value-type="float" office:value="1520.034" calcext:value-type="float">
            <text:p>1520.034</text:p>
          </table:table-cell>
          <table:table-cell office:value-type="float" office:value="1303.504" calcext:value-type="float">
            <text:p>1303.504</text:p>
          </table:table-cell>
          <table:table-cell office:value-type="float" office:value="785.0111" calcext:value-type="float">
            <text:p>785.0111</text:p>
          </table:table-cell>
          <table:table-cell office:value-type="float" office:value="1092.468" calcext:value-type="float">
            <text:p>1092.468</text:p>
          </table:table-cell>
          <table:table-cell office:value-type="float" office:value="421.7664" calcext:value-type="float">
            <text:p>421.7664</text:p>
          </table:table-cell>
          <table:table-cell office:value-type="float" office:value="1871.852" calcext:value-type="float">
            <text:p>1871.852</text:p>
          </table:table-cell>
          <table:table-cell office:value-type="float" office:value="2102.653" calcext:value-type="float">
            <text:p>2102.653</text:p>
          </table:table-cell>
          <table:table-cell office:value-type="float" office:value="1677.883" calcext:value-type="float">
            <text:p>1677.883</text:p>
          </table:table-cell>
          <table:table-cell office:value-type="float" office:value="586.3805" calcext:value-type="float">
            <text:p>586.3805</text:p>
          </table:table-cell>
          <table:table-cell office:value-type="float" office:value="579.1546" calcext:value-type="float">
            <text:p>579.1546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798031" calcext:value-type="float">
            <text:p>-2.7980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20615" calcext:value-type="float">
            <text:p>-6.720615</text:p>
          </table:table-cell>
          <table:table-cell office:value-type="float" office:value="0" calcext:value-type="float">
            <text:p>0</text:p>
          </table:table-cell>
          <table:table-cell office:value-type="float" office:value="12.55362" calcext:value-type="float">
            <text:p>12.55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592.3463" calcext:value-type="float">
            <text:p>592.3463</text:p>
          </table:table-cell>
          <table:table-cell office:value-type="float" office:value="13213.64" calcext:value-type="float">
            <text:p>1321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69915" calcext:value-type="float">
            <text:p>-8.569915</text:p>
          </table:table-cell>
          <table:table-cell office:value-type="float" office:value="22.1663" calcext:value-type="float">
            <text:p>22.1663</text:p>
          </table:table-cell>
          <table:table-cell office:value-type="float" office:value="0" calcext:value-type="float">
            <text:p>0</text:p>
          </table:table-cell>
          <table:table-cell office:value-type="float" office:value="145.2541" calcext:value-type="float">
            <text:p>145.2541</text:p>
          </table:table-cell>
          <table:table-cell office:value-type="float" office:value="86.91744" calcext:value-type="float">
            <text:p>86.91744</text:p>
          </table:table-cell>
          <table:table-cell office:value-type="float" office:value="0.01004831" calcext:value-type="float">
            <text:p>0.010048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559867" calcext:value-type="float">
            <text:p>-8.559867</text:p>
          </table:table-cell>
          <table:table-cell office:value-type="float" office:value="0" calcext:value-type="float">
            <text:p>0</text:p>
          </table:table-cell>
          <table:table-cell office:value-type="float" office:value="374.2302" calcext:value-type="float">
            <text:p>374.2302</text:p>
          </table:table-cell>
          <table:table-cell office:value-type="float" office:value="1225.669" calcext:value-type="float">
            <text:p>1225.669</text:p>
          </table:table-cell>
          <table:table-cell office:value-type="float" office:value="1519.997" calcext:value-type="float">
            <text:p>1519.997</text:p>
          </table:table-cell>
          <table:table-cell office:value-type="float" office:value="1303.495" calcext:value-type="float">
            <text:p>1303.495</text:p>
          </table:table-cell>
          <table:table-cell office:value-type="float" office:value="785.0014" calcext:value-type="float">
            <text:p>785.0014</text:p>
          </table:table-cell>
          <table:table-cell office:value-type="float" office:value="1092.458" calcext:value-type="float">
            <text:p>1092.458</text:p>
          </table:table-cell>
          <table:table-cell office:value-type="float" office:value="421.7613" calcext:value-type="float">
            <text:p>421.7613</text:p>
          </table:table-cell>
          <table:table-cell office:value-type="float" office:value="1871.843" calcext:value-type="float">
            <text:p>1871.843</text:p>
          </table:table-cell>
          <table:table-cell office:value-type="float" office:value="2102.647" calcext:value-type="float">
            <text:p>2102.647</text:p>
          </table:table-cell>
          <table:table-cell office:value-type="float" office:value="1677.881" calcext:value-type="float">
            <text:p>1677.881</text:p>
          </table:table-cell>
          <table:table-cell office:value-type="float" office:value="586.3798" calcext:value-type="float">
            <text:p>586.3798</text:p>
          </table:table-cell>
          <table:table-cell office:value-type="float" office:value="579.1539" calcext:value-type="float">
            <text:p>579.1539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798796" calcext:value-type="float">
            <text:p>-2.79879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55371" calcext:value-type="float">
            <text:p>-6.855371</text:p>
          </table:table-cell>
          <table:table-cell office:value-type="float" office:value="0" calcext:value-type="float">
            <text:p>0</text:p>
          </table:table-cell>
          <table:table-cell office:value-type="float" office:value="12.46862" calcext:value-type="float">
            <text:p>12.46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592.1021" calcext:value-type="float">
            <text:p>592.1021</text:p>
          </table:table-cell>
          <table:table-cell office:value-type="float" office:value="13213.69" calcext:value-type="float">
            <text:p>1321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31264" calcext:value-type="float">
            <text:p>-8.831264</text:p>
          </table:table-cell>
          <table:table-cell office:value-type="float" office:value="21.69524" calcext:value-type="float">
            <text:p>21.69524</text:p>
          </table:table-cell>
          <table:table-cell office:value-type="float" office:value="0" calcext:value-type="float">
            <text:p>0</text:p>
          </table:table-cell>
          <table:table-cell office:value-type="float" office:value="144.8675" calcext:value-type="float">
            <text:p>144.8675</text:p>
          </table:table-cell>
          <table:table-cell office:value-type="float" office:value="86.8062" calcext:value-type="float">
            <text:p>86.8062</text:p>
          </table:table-cell>
          <table:table-cell office:value-type="float" office:value="0.01047562" calcext:value-type="float">
            <text:p>0.010475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820788" calcext:value-type="float">
            <text:p>-8.820788</text:p>
          </table:table-cell>
          <table:table-cell office:value-type="float" office:value="0" calcext:value-type="float">
            <text:p>0</text:p>
          </table:table-cell>
          <table:table-cell office:value-type="float" office:value="374.2875" calcext:value-type="float">
            <text:p>374.2875</text:p>
          </table:table-cell>
          <table:table-cell office:value-type="float" office:value="1225.622" calcext:value-type="float">
            <text:p>1225.622</text:p>
          </table:table-cell>
          <table:table-cell office:value-type="float" office:value="1519.96" calcext:value-type="float">
            <text:p>1519.96</text:p>
          </table:table-cell>
          <table:table-cell office:value-type="float" office:value="1303.487" calcext:value-type="float">
            <text:p>1303.487</text:p>
          </table:table-cell>
          <table:table-cell office:value-type="float" office:value="784.9922" calcext:value-type="float">
            <text:p>784.9922</text:p>
          </table:table-cell>
          <table:table-cell office:value-type="float" office:value="1092.449" calcext:value-type="float">
            <text:p>1092.449</text:p>
          </table:table-cell>
          <table:table-cell office:value-type="float" office:value="421.7563" calcext:value-type="float">
            <text:p>421.7563</text:p>
          </table:table-cell>
          <table:table-cell office:value-type="float" office:value="1871.835" calcext:value-type="float">
            <text:p>1871.835</text:p>
          </table:table-cell>
          <table:table-cell office:value-type="float" office:value="2102.64" calcext:value-type="float">
            <text:p>2102.64</text:p>
          </table:table-cell>
          <table:table-cell office:value-type="float" office:value="1677.88" calcext:value-type="float">
            <text:p>1677.88</text:p>
          </table:table-cell>
          <table:table-cell office:value-type="float" office:value="586.379" calcext:value-type="float">
            <text:p>586.379</text:p>
          </table:table-cell>
          <table:table-cell office:value-type="float" office:value="579.1531" calcext:value-type="float">
            <text:p>579.1531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799438" calcext:value-type="float">
            <text:p>-2.79943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31576" calcext:value-type="float">
            <text:p>-7.031576</text:p>
          </table:table-cell>
          <table:table-cell office:value-type="float" office:value="0" calcext:value-type="float">
            <text:p>0</text:p>
          </table:table-cell>
          <table:table-cell office:value-type="float" office:value="12.38393" calcext:value-type="float">
            <text:p>12.3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591.895" calcext:value-type="float">
            <text:p>591.895</text:p>
          </table:table-cell>
          <table:table-cell office:value-type="float" office:value="13213.72" calcext:value-type="float">
            <text:p>1321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8028" calcext:value-type="float">
            <text:p>-9.08028</text:p>
          </table:table-cell>
          <table:table-cell office:value-type="float" office:value="22.6716" calcext:value-type="float">
            <text:p>22.6716</text:p>
          </table:table-cell>
          <table:table-cell office:value-type="float" office:value="0" calcext:value-type="float">
            <text:p>0</text:p>
          </table:table-cell>
          <table:table-cell office:value-type="float" office:value="144.6397" calcext:value-type="float">
            <text:p>144.6397</text:p>
          </table:table-cell>
          <table:table-cell office:value-type="float" office:value="86.75098" calcext:value-type="float">
            <text:p>86.75098</text:p>
          </table:table-cell>
          <table:table-cell office:value-type="float" office:value="0.01098116" calcext:value-type="float">
            <text:p>0.010981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069299" calcext:value-type="float">
            <text:p>-9.069299</text:p>
          </table:table-cell>
          <table:table-cell office:value-type="float" office:value="0" calcext:value-type="float">
            <text:p>0</text:p>
          </table:table-cell>
          <table:table-cell office:value-type="float" office:value="374.3221" calcext:value-type="float">
            <text:p>374.3221</text:p>
          </table:table-cell>
          <table:table-cell office:value-type="float" office:value="1225.565" calcext:value-type="float">
            <text:p>1225.565</text:p>
          </table:table-cell>
          <table:table-cell office:value-type="float" office:value="1519.909" calcext:value-type="float">
            <text:p>1519.909</text:p>
          </table:table-cell>
          <table:table-cell office:value-type="float" office:value="1303.479" calcext:value-type="float">
            <text:p>1303.479</text:p>
          </table:table-cell>
          <table:table-cell office:value-type="float" office:value="784.9834" calcext:value-type="float">
            <text:p>784.9834</text:p>
          </table:table-cell>
          <table:table-cell office:value-type="float" office:value="1092.44" calcext:value-type="float">
            <text:p>1092.44</text:p>
          </table:table-cell>
          <table:table-cell office:value-type="float" office:value="421.7514" calcext:value-type="float">
            <text:p>421.7514</text:p>
          </table:table-cell>
          <table:table-cell office:value-type="float" office:value="1871.827" calcext:value-type="float">
            <text:p>1871.827</text:p>
          </table:table-cell>
          <table:table-cell office:value-type="float" office:value="2102.634" calcext:value-type="float">
            <text:p>2102.634</text:p>
          </table:table-cell>
          <table:table-cell office:value-type="float" office:value="1677.878" calcext:value-type="float">
            <text:p>1677.878</text:p>
          </table:table-cell>
          <table:table-cell office:value-type="float" office:value="586.3783" calcext:value-type="float">
            <text:p>586.3783</text:p>
          </table:table-cell>
          <table:table-cell office:value-type="float" office:value="579.1523" calcext:value-type="float">
            <text:p>579.1523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992029" calcext:value-type="float">
            <text:p>-2.99202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95509" calcext:value-type="float">
            <text:p>-7.195509</text:p>
          </table:table-cell>
          <table:table-cell office:value-type="float" office:value="0" calcext:value-type="float">
            <text:p>0</text:p>
          </table:table-cell>
          <table:table-cell office:value-type="float" office:value="12.29937" calcext:value-type="float">
            <text:p>12.2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591.7695" calcext:value-type="float">
            <text:p>591.7695</text:p>
          </table:table-cell>
          <table:table-cell office:value-type="float" office:value="13213.73" calcext:value-type="float">
            <text:p>1321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81934" calcext:value-type="float">
            <text:p>-9.281934</text:p>
          </table:table-cell>
          <table:table-cell office:value-type="float" office:value="23.29055" calcext:value-type="float">
            <text:p>23.29055</text:p>
          </table:table-cell>
          <table:table-cell office:value-type="float" office:value="0" calcext:value-type="float">
            <text:p>0</text:p>
          </table:table-cell>
          <table:table-cell office:value-type="float" office:value="144.5403" calcext:value-type="float">
            <text:p>144.5403</text:p>
          </table:table-cell>
          <table:table-cell office:value-type="float" office:value="86.73714" calcext:value-type="float">
            <text:p>86.73714</text:p>
          </table:table-cell>
          <table:table-cell office:value-type="float" office:value="0.01139581" calcext:value-type="float">
            <text:p>0.011395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270538" calcext:value-type="float">
            <text:p>-9.270538</text:p>
          </table:table-cell>
          <table:table-cell office:value-type="float" office:value="0" calcext:value-type="float">
            <text:p>0</text:p>
          </table:table-cell>
          <table:table-cell office:value-type="float" office:value="374.3376" calcext:value-type="float">
            <text:p>374.3376</text:p>
          </table:table-cell>
          <table:table-cell office:value-type="float" office:value="1225.536" calcext:value-type="float">
            <text:p>1225.536</text:p>
          </table:table-cell>
          <table:table-cell office:value-type="float" office:value="1519.868" calcext:value-type="float">
            <text:p>1519.868</text:p>
          </table:table-cell>
          <table:table-cell office:value-type="float" office:value="1303.47" calcext:value-type="float">
            <text:p>1303.47</text:p>
          </table:table-cell>
          <table:table-cell office:value-type="float" office:value="784.9747" calcext:value-type="float">
            <text:p>784.9747</text:p>
          </table:table-cell>
          <table:table-cell office:value-type="float" office:value="1092.43" calcext:value-type="float">
            <text:p>1092.43</text:p>
          </table:table-cell>
          <table:table-cell office:value-type="float" office:value="421.7465" calcext:value-type="float">
            <text:p>421.7465</text:p>
          </table:table-cell>
          <table:table-cell office:value-type="float" office:value="1871.82" calcext:value-type="float">
            <text:p>1871.82</text:p>
          </table:table-cell>
          <table:table-cell office:value-type="float" office:value="2102.628" calcext:value-type="float">
            <text:p>2102.628</text:p>
          </table:table-cell>
          <table:table-cell office:value-type="float" office:value="1677.876" calcext:value-type="float">
            <text:p>1677.876</text:p>
          </table:table-cell>
          <table:table-cell office:value-type="float" office:value="586.3776" calcext:value-type="float">
            <text:p>586.3776</text:p>
          </table:table-cell>
          <table:table-cell office:value-type="float" office:value="579.1516" calcext:value-type="float">
            <text:p>579.1516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2996828" calcext:value-type="float">
            <text:p>-2.99682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06052" calcext:value-type="float">
            <text:p>-7.306052</text:p>
          </table:table-cell>
          <table:table-cell office:value-type="float" office:value="0" calcext:value-type="float">
            <text:p>0</text:p>
          </table:table-cell>
          <table:table-cell office:value-type="float" office:value="12.20873" calcext:value-type="float">
            <text:p>12.2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591.6615" calcext:value-type="float">
            <text:p>591.6615</text:p>
          </table:table-cell>
          <table:table-cell office:value-type="float" office:value="13213.74" calcext:value-type="float">
            <text:p>13213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68662" calcext:value-type="float">
            <text:p>-9.468662</text:p>
          </table:table-cell>
          <table:table-cell office:value-type="float" office:value="24.55391" calcext:value-type="float">
            <text:p>24.55391</text:p>
          </table:table-cell>
          <table:table-cell office:value-type="float" office:value="0" calcext:value-type="float">
            <text:p>0</text:p>
          </table:table-cell>
          <table:table-cell office:value-type="float" office:value="144.4285" calcext:value-type="float">
            <text:p>144.4285</text:p>
          </table:table-cell>
          <table:table-cell office:value-type="float" office:value="86.71723" calcext:value-type="float">
            <text:p>86.71723</text:p>
          </table:table-cell>
          <table:table-cell office:value-type="float" office:value="0.01175068" calcext:value-type="float">
            <text:p>0.011750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456912" calcext:value-type="float">
            <text:p>-9.456912</text:p>
          </table:table-cell>
          <table:table-cell office:value-type="float" office:value="0" calcext:value-type="float">
            <text:p>0</text:p>
          </table:table-cell>
          <table:table-cell office:value-type="float" office:value="374.3531" calcext:value-type="float">
            <text:p>374.3531</text:p>
          </table:table-cell>
          <table:table-cell office:value-type="float" office:value="1225.515" calcext:value-type="float">
            <text:p>1225.515</text:p>
          </table:table-cell>
          <table:table-cell office:value-type="float" office:value="1519.84" calcext:value-type="float">
            <text:p>1519.84</text:p>
          </table:table-cell>
          <table:table-cell office:value-type="float" office:value="1303.463" calcext:value-type="float">
            <text:p>1303.463</text:p>
          </table:table-cell>
          <table:table-cell office:value-type="float" office:value="784.9679" calcext:value-type="float">
            <text:p>784.9679</text:p>
          </table:table-cell>
          <table:table-cell office:value-type="float" office:value="1092.422" calcext:value-type="float">
            <text:p>1092.422</text:p>
          </table:table-cell>
          <table:table-cell office:value-type="float" office:value="421.7419" calcext:value-type="float">
            <text:p>421.7419</text:p>
          </table:table-cell>
          <table:table-cell office:value-type="float" office:value="1871.812" calcext:value-type="float">
            <text:p>1871.812</text:p>
          </table:table-cell>
          <table:table-cell office:value-type="float" office:value="2102.622" calcext:value-type="float">
            <text:p>2102.622</text:p>
          </table:table-cell>
          <table:table-cell office:value-type="float" office:value="1677.874" calcext:value-type="float">
            <text:p>1677.874</text:p>
          </table:table-cell>
          <table:table-cell office:value-type="float" office:value="586.3769" calcext:value-type="float">
            <text:p>586.3769</text:p>
          </table:table-cell>
          <table:table-cell office:value-type="float" office:value="579.1508" calcext:value-type="float">
            <text:p>579.1508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3004432" calcext:value-type="float">
            <text:p>-3.00443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99851" calcext:value-type="float">
            <text:p>-7.399851</text:p>
          </table:table-cell>
          <table:table-cell office:value-type="float" office:value="0" calcext:value-type="float">
            <text:p>0</text:p>
          </table:table-cell>
          <table:table-cell office:value-type="float" office:value="12.11621" calcext:value-type="float">
            <text:p>12.1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591.5955" calcext:value-type="float">
            <text:p>591.5955</text:p>
          </table:table-cell>
          <table:table-cell office:value-type="float" office:value="13213.74" calcext:value-type="float">
            <text:p>13213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22958" calcext:value-type="float">
            <text:p>-9.622958</text:p>
          </table:table-cell>
          <table:table-cell office:value-type="float" office:value="24.27904" calcext:value-type="float">
            <text:p>24.27904</text:p>
          </table:table-cell>
          <table:table-cell office:value-type="float" office:value="0" calcext:value-type="float">
            <text:p>0</text:p>
          </table:table-cell>
          <table:table-cell office:value-type="float" office:value="144.3642" calcext:value-type="float">
            <text:p>144.3642</text:p>
          </table:table-cell>
          <table:table-cell office:value-type="float" office:value="86.71135" calcext:value-type="float">
            <text:p>86.71135</text:p>
          </table:table-cell>
          <table:table-cell office:value-type="float" office:value="0.01201486" calcext:value-type="float">
            <text:p>0.012014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610944" calcext:value-type="float">
            <text:p>-9.610944</text:p>
          </table:table-cell>
          <table:table-cell office:value-type="float" office:value="0" calcext:value-type="float">
            <text:p>0</text:p>
          </table:table-cell>
          <table:table-cell office:value-type="float" office:value="374.3613" calcext:value-type="float">
            <text:p>374.3613</text:p>
          </table:table-cell>
          <table:table-cell office:value-type="float" office:value="1225.505" calcext:value-type="float">
            <text:p>1225.505</text:p>
          </table:table-cell>
          <table:table-cell office:value-type="float" office:value="1519.823" calcext:value-type="float">
            <text:p>1519.823</text:p>
          </table:table-cell>
          <table:table-cell office:value-type="float" office:value="1303.458" calcext:value-type="float">
            <text:p>1303.458</text:p>
          </table:table-cell>
          <table:table-cell office:value-type="float" office:value="784.9631" calcext:value-type="float">
            <text:p>784.9631</text:p>
          </table:table-cell>
          <table:table-cell office:value-type="float" office:value="1092.415" calcext:value-type="float">
            <text:p>1092.415</text:p>
          </table:table-cell>
          <table:table-cell office:value-type="float" office:value="421.7374" calcext:value-type="float">
            <text:p>421.7374</text:p>
          </table:table-cell>
          <table:table-cell office:value-type="float" office:value="1871.805" calcext:value-type="float">
            <text:p>1871.805</text:p>
          </table:table-cell>
          <table:table-cell office:value-type="float" office:value="2102.616" calcext:value-type="float">
            <text:p>2102.616</text:p>
          </table:table-cell>
          <table:table-cell office:value-type="float" office:value="1677.872" calcext:value-type="float">
            <text:p>1677.872</text:p>
          </table:table-cell>
          <table:table-cell office:value-type="float" office:value="586.3762" calcext:value-type="float">
            <text:p>586.3762</text:p>
          </table:table-cell>
          <table:table-cell office:value-type="float" office:value="579.1501" calcext:value-type="float">
            <text:p>579.1501</text:p>
          </table:table-cell>
          <table:table-cell office:value-type="float" office:value="142.8398" calcext:value-type="float">
            <text:p>142.8398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3004032" calcext:value-type="float">
            <text:p>-3.00403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46182" calcext:value-type="float">
            <text:p>-7.46182</text:p>
          </table:table-cell>
          <table:table-cell office:value-type="float" office:value="0" calcext:value-type="float">
            <text:p>0</text:p>
          </table:table-cell>
          <table:table-cell office:value-type="float" office:value="12.02418" calcext:value-type="float">
            <text:p>12.0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591.473" calcext:value-type="float">
            <text:p>591.473</text:p>
          </table:table-cell>
          <table:table-cell office:value-type="float" office:value="13213.77" calcext:value-type="float">
            <text:p>13213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99708" calcext:value-type="float">
            <text:p>-9.799708</text:p>
          </table:table-cell>
          <table:table-cell office:value-type="float" office:value="24.1278" calcext:value-type="float">
            <text:p>24.1278</text:p>
          </table:table-cell>
          <table:table-cell office:value-type="float" office:value="0" calcext:value-type="float">
            <text:p>0</text:p>
          </table:table-cell>
          <table:table-cell office:value-type="float" office:value="144.1815" calcext:value-type="float">
            <text:p>144.1815</text:p>
          </table:table-cell>
          <table:table-cell office:value-type="float" office:value="86.66702" calcext:value-type="float">
            <text:p>86.66702</text:p>
          </table:table-cell>
          <table:table-cell office:value-type="float" office:value="0.01230091" calcext:value-type="float">
            <text:p>0.012300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787408" calcext:value-type="float">
            <text:p>-9.787408</text:p>
          </table:table-cell>
          <table:table-cell office:value-type="float" office:value="0" calcext:value-type="float">
            <text:p>0</text:p>
          </table:table-cell>
          <table:table-cell office:value-type="float" office:value="374.387" calcext:value-type="float">
            <text:p>374.387</text:p>
          </table:table-cell>
          <table:table-cell office:value-type="float" office:value="1225.482" calcext:value-type="float">
            <text:p>1225.482</text:p>
          </table:table-cell>
          <table:table-cell office:value-type="float" office:value="1519.801" calcext:value-type="float">
            <text:p>1519.801</text:p>
          </table:table-cell>
          <table:table-cell office:value-type="float" office:value="1303.454" calcext:value-type="float">
            <text:p>1303.454</text:p>
          </table:table-cell>
          <table:table-cell office:value-type="float" office:value="784.9589" calcext:value-type="float">
            <text:p>784.9589</text:p>
          </table:table-cell>
          <table:table-cell office:value-type="float" office:value="1092.409" calcext:value-type="float">
            <text:p>1092.409</text:p>
          </table:table-cell>
          <table:table-cell office:value-type="float" office:value="421.7331" calcext:value-type="float">
            <text:p>421.7331</text:p>
          </table:table-cell>
          <table:table-cell office:value-type="float" office:value="1871.798" calcext:value-type="float">
            <text:p>1871.798</text:p>
          </table:table-cell>
          <table:table-cell office:value-type="float" office:value="2102.61" calcext:value-type="float">
            <text:p>2102.61</text:p>
          </table:table-cell>
          <table:table-cell office:value-type="float" office:value="1677.871" calcext:value-type="float">
            <text:p>1677.871</text:p>
          </table:table-cell>
          <table:table-cell office:value-type="float" office:value="586.3755" calcext:value-type="float">
            <text:p>586.3755</text:p>
          </table:table-cell>
          <table:table-cell office:value-type="float" office:value="579.1494" calcext:value-type="float">
            <text:p>579.1494</text:p>
          </table:table-cell>
          <table:table-cell office:value-type="float" office:value="142.8398" calcext:value-type="float">
            <text:p>142.8398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3003677" calcext:value-type="float">
            <text:p>-3.00367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556726" calcext:value-type="float">
            <text:p>-7.556726</text:p>
          </table:table-cell>
          <table:table-cell office:value-type="float" office:value="0" calcext:value-type="float">
            <text:p>0</text:p>
          </table:table-cell>
          <table:table-cell office:value-type="float" office:value="11.94269" calcext:value-type="float">
            <text:p>11.94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591.3822" calcext:value-type="float">
            <text:p>591.3822</text:p>
          </table:table-cell>
          <table:table-cell office:value-type="float" office:value="13213.78" calcext:value-type="float">
            <text:p>1321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6226" calcext:value-type="float">
            <text:p>-9.96226</text:p>
          </table:table-cell>
          <table:table-cell office:value-type="float" office:value="24.48888" calcext:value-type="float">
            <text:p>24.48888</text:p>
          </table:table-cell>
          <table:table-cell office:value-type="float" office:value="0" calcext:value-type="float">
            <text:p>0</text:p>
          </table:table-cell>
          <table:table-cell office:value-type="float" office:value="144.0807" calcext:value-type="float">
            <text:p>144.0807</text:p>
          </table:table-cell>
          <table:table-cell office:value-type="float" office:value="86.64987" calcext:value-type="float">
            <text:p>86.64987</text:p>
          </table:table-cell>
          <table:table-cell office:value-type="float" office:value="0.01260142" calcext:value-type="float">
            <text:p>0.012601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949658" calcext:value-type="float">
            <text:p>-9.949658</text:p>
          </table:table-cell>
          <table:table-cell office:value-type="float" office:value="0" calcext:value-type="float">
            <text:p>0</text:p>
          </table:table-cell>
          <table:table-cell office:value-type="float" office:value="374.4016" calcext:value-type="float">
            <text:p>374.4016</text:p>
          </table:table-cell>
          <table:table-cell office:value-type="float" office:value="1225.464" calcext:value-type="float">
            <text:p>1225.464</text:p>
          </table:table-cell>
          <table:table-cell office:value-type="float" office:value="1519.779" calcext:value-type="float">
            <text:p>1519.779</text:p>
          </table:table-cell>
          <table:table-cell office:value-type="float" office:value="1303.449" calcext:value-type="float">
            <text:p>1303.449</text:p>
          </table:table-cell>
          <table:table-cell office:value-type="float" office:value="784.9541" calcext:value-type="float">
            <text:p>784.9541</text:p>
          </table:table-cell>
          <table:table-cell office:value-type="float" office:value="1092.403" calcext:value-type="float">
            <text:p>1092.403</text:p>
          </table:table-cell>
          <table:table-cell office:value-type="float" office:value="421.7289" calcext:value-type="float">
            <text:p>421.7289</text:p>
          </table:table-cell>
          <table:table-cell office:value-type="float" office:value="1871.792" calcext:value-type="float">
            <text:p>1871.792</text:p>
          </table:table-cell>
          <table:table-cell office:value-type="float" office:value="2102.604" calcext:value-type="float">
            <text:p>2102.604</text:p>
          </table:table-cell>
          <table:table-cell office:value-type="float" office:value="1677.869" calcext:value-type="float">
            <text:p>1677.869</text:p>
          </table:table-cell>
          <table:table-cell office:value-type="float" office:value="586.3748" calcext:value-type="float">
            <text:p>586.3748</text:p>
          </table:table-cell>
          <table:table-cell office:value-type="float" office:value="579.1487" calcext:value-type="float">
            <text:p>579.1487</text:p>
          </table:table-cell>
          <table:table-cell office:value-type="float" office:value="142.8398" calcext:value-type="float">
            <text:p>142.8398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3004194" calcext:value-type="float">
            <text:p>-3.00419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34602" calcext:value-type="float">
            <text:p>-7.634602</text:p>
          </table:table-cell>
          <table:table-cell office:value-type="float" office:value="0" calcext:value-type="float">
            <text:p>0</text:p>
          </table:table-cell>
          <table:table-cell office:value-type="float" office:value="11.85836" calcext:value-type="float">
            <text:p>11.85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591.2991" calcext:value-type="float">
            <text:p>591.2991</text:p>
          </table:table-cell>
          <table:table-cell office:value-type="float" office:value="13213.79" calcext:value-type="float">
            <text:p>1321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1967" calcext:value-type="float">
            <text:p>-10.11967</text:p>
          </table:table-cell>
          <table:table-cell office:value-type="float" office:value="24.74118" calcext:value-type="float">
            <text:p>24.74118</text:p>
          </table:table-cell>
          <table:table-cell office:value-type="float" office:value="0" calcext:value-type="float">
            <text:p>0</text:p>
          </table:table-cell>
          <table:table-cell office:value-type="float" office:value="143.9851" calcext:value-type="float">
            <text:p>143.9851</text:p>
          </table:table-cell>
          <table:table-cell office:value-type="float" office:value="86.63497" calcext:value-type="float">
            <text:p>86.63497</text:p>
          </table:table-cell>
          <table:table-cell office:value-type="float" office:value="0.01287669" calcext:value-type="float">
            <text:p>0.012876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10679" calcext:value-type="float">
            <text:p>-10.10679</text:p>
          </table:table-cell>
          <table:table-cell office:value-type="float" office:value="0" calcext:value-type="float">
            <text:p>0</text:p>
          </table:table-cell>
          <table:table-cell office:value-type="float" office:value="374.414" calcext:value-type="float">
            <text:p>374.414</text:p>
          </table:table-cell>
          <table:table-cell office:value-type="float" office:value="1225.447" calcext:value-type="float">
            <text:p>1225.447</text:p>
          </table:table-cell>
          <table:table-cell office:value-type="float" office:value="1519.758" calcext:value-type="float">
            <text:p>1519.758</text:p>
          </table:table-cell>
          <table:table-cell office:value-type="float" office:value="1303.444" calcext:value-type="float">
            <text:p>1303.444</text:p>
          </table:table-cell>
          <table:table-cell office:value-type="float" office:value="784.9497" calcext:value-type="float">
            <text:p>784.9497</text:p>
          </table:table-cell>
          <table:table-cell office:value-type="float" office:value="1092.398" calcext:value-type="float">
            <text:p>1092.398</text:p>
          </table:table-cell>
          <table:table-cell office:value-type="float" office:value="421.7248" calcext:value-type="float">
            <text:p>421.7248</text:p>
          </table:table-cell>
          <table:table-cell office:value-type="float" office:value="1871.785" calcext:value-type="float">
            <text:p>1871.785</text:p>
          </table:table-cell>
          <table:table-cell office:value-type="float" office:value="2102.598" calcext:value-type="float">
            <text:p>2102.598</text:p>
          </table:table-cell>
          <table:table-cell office:value-type="float" office:value="1677.867" calcext:value-type="float">
            <text:p>1677.867</text:p>
          </table:table-cell>
          <table:table-cell office:value-type="float" office:value="586.3741" calcext:value-type="float">
            <text:p>586.3741</text:p>
          </table:table-cell>
          <table:table-cell office:value-type="float" office:value="579.1479" calcext:value-type="float">
            <text:p>579.1479</text:p>
          </table:table-cell>
          <table:table-cell office:value-type="float" office:value="142.8398" calcext:value-type="float">
            <text:p>142.8398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3004215" calcext:value-type="float">
            <text:p>-3.00421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06094" calcext:value-type="float">
            <text:p>-7.706094</text:p>
          </table:table-cell>
          <table:table-cell office:value-type="float" office:value="0" calcext:value-type="float">
            <text:p>0</text:p>
          </table:table-cell>
          <table:table-cell office:value-type="float" office:value="11.7728" calcext:value-type="float">
            <text:p>11.7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591.131" calcext:value-type="float">
            <text:p>591.131</text:p>
          </table:table-cell>
          <table:table-cell office:value-type="float" office:value="13213.83" calcext:value-type="float">
            <text:p>1321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1748" calcext:value-type="float">
            <text:p>-10.31748</text:p>
          </table:table-cell>
          <table:table-cell office:value-type="float" office:value="24.33026" calcext:value-type="float">
            <text:p>24.33026</text:p>
          </table:table-cell>
          <table:table-cell office:value-type="float" office:value="0" calcext:value-type="float">
            <text:p>0</text:p>
          </table:table-cell>
          <table:table-cell office:value-type="float" office:value="143.7098" calcext:value-type="float">
            <text:p>143.7098</text:p>
          </table:table-cell>
          <table:table-cell office:value-type="float" office:value="86.56084" calcext:value-type="float">
            <text:p>86.56084</text:p>
          </table:table-cell>
          <table:table-cell office:value-type="float" office:value="0.01320194" calcext:value-type="float">
            <text:p>0.013201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87227" calcext:value-type="float">
            <text:p>3.28722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30428" calcext:value-type="float">
            <text:p>-10.30428</text:p>
          </table:table-cell>
          <table:table-cell office:value-type="float" office:value="0" calcext:value-type="float">
            <text:p>0</text:p>
          </table:table-cell>
          <table:table-cell office:value-type="float" office:value="374.4537" calcext:value-type="float">
            <text:p>374.4537</text:p>
          </table:table-cell>
          <table:table-cell office:value-type="float" office:value="1225.412" calcext:value-type="float">
            <text:p>1225.412</text:p>
          </table:table-cell>
          <table:table-cell office:value-type="float" office:value="1519.731" calcext:value-type="float">
            <text:p>1519.731</text:p>
          </table:table-cell>
          <table:table-cell office:value-type="float" office:value="1303.439" calcext:value-type="float">
            <text:p>1303.439</text:p>
          </table:table-cell>
          <table:table-cell office:value-type="float" office:value="784.9454" calcext:value-type="float">
            <text:p>784.9454</text:p>
          </table:table-cell>
          <table:table-cell office:value-type="float" office:value="1092.394" calcext:value-type="float">
            <text:p>1092.394</text:p>
          </table:table-cell>
          <table:table-cell office:value-type="float" office:value="421.7209" calcext:value-type="float">
            <text:p>421.7209</text:p>
          </table:table-cell>
          <table:table-cell office:value-type="float" office:value="1871.779" calcext:value-type="float">
            <text:p>1871.779</text:p>
          </table:table-cell>
          <table:table-cell office:value-type="float" office:value="2102.593" calcext:value-type="float">
            <text:p>2102.593</text:p>
          </table:table-cell>
          <table:table-cell office:value-type="float" office:value="1677.865" calcext:value-type="float">
            <text:p>1677.865</text:p>
          </table:table-cell>
          <table:table-cell office:value-type="float" office:value="586.3734" calcext:value-type="float">
            <text:p>586.3734</text:p>
          </table:table-cell>
          <table:table-cell office:value-type="float" office:value="579.1472" calcext:value-type="float">
            <text:p>579.1472</text:p>
          </table:table-cell>
          <table:table-cell office:value-type="float" office:value="142.8398" calcext:value-type="float">
            <text:p>142.8398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3006505" calcext:value-type="float">
            <text:p>-3.0065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26559" calcext:value-type="float">
            <text:p>-7.826559</text:p>
          </table:table-cell>
          <table:table-cell office:value-type="float" office:value="0" calcext:value-type="float">
            <text:p>0</text:p>
          </table:table-cell>
          <table:table-cell office:value-type="float" office:value="11.69586" calcext:value-type="float">
            <text:p>11.69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590.9306" calcext:value-type="float">
            <text:p>590.9306</text:p>
          </table:table-cell>
          <table:table-cell office:value-type="float" office:value="13213.87" calcext:value-type="float">
            <text:p>13213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5017" calcext:value-type="float">
            <text:p>-10.55017</text:p>
          </table:table-cell>
          <table:table-cell office:value-type="float" office:value="24.51358" calcext:value-type="float">
            <text:p>24.51358</text:p>
          </table:table-cell>
          <table:table-cell office:value-type="float" office:value="0" calcext:value-type="float">
            <text:p>0</text:p>
          </table:table-cell>
          <table:table-cell office:value-type="float" office:value="143.5656" calcext:value-type="float">
            <text:p>143.5656</text:p>
          </table:table-cell>
          <table:table-cell office:value-type="float" office:value="86.46237" calcext:value-type="float">
            <text:p>86.46237</text:p>
          </table:table-cell>
          <table:table-cell office:value-type="float" office:value="0.01359822" calcext:value-type="float">
            <text:p>0.013598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58225" calcext:value-type="float">
            <text:p>4.85822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53657" calcext:value-type="float">
            <text:p>-10.53657</text:p>
          </table:table-cell>
          <table:table-cell office:value-type="float" office:value="0" calcext:value-type="float">
            <text:p>0</text:p>
          </table:table-cell>
          <table:table-cell office:value-type="float" office:value="374.4937" calcext:value-type="float">
            <text:p>374.4937</text:p>
          </table:table-cell>
          <table:table-cell office:value-type="float" office:value="1225.381" calcext:value-type="float">
            <text:p>1225.381</text:p>
          </table:table-cell>
          <table:table-cell office:value-type="float" office:value="1519.695" calcext:value-type="float">
            <text:p>1519.695</text:p>
          </table:table-cell>
          <table:table-cell office:value-type="float" office:value="1303.433" calcext:value-type="float">
            <text:p>1303.433</text:p>
          </table:table-cell>
          <table:table-cell office:value-type="float" office:value="784.9405" calcext:value-type="float">
            <text:p>784.9405</text:p>
          </table:table-cell>
          <table:table-cell office:value-type="float" office:value="1092.39" calcext:value-type="float">
            <text:p>1092.39</text:p>
          </table:table-cell>
          <table:table-cell office:value-type="float" office:value="421.7171" calcext:value-type="float">
            <text:p>421.7171</text:p>
          </table:table-cell>
          <table:table-cell office:value-type="float" office:value="1871.772" calcext:value-type="float">
            <text:p>1871.772</text:p>
          </table:table-cell>
          <table:table-cell office:value-type="float" office:value="2102.587" calcext:value-type="float">
            <text:p>2102.587</text:p>
          </table:table-cell>
          <table:table-cell office:value-type="float" office:value="1677.864" calcext:value-type="float">
            <text:p>1677.864</text:p>
          </table:table-cell>
          <table:table-cell office:value-type="float" office:value="586.3728" calcext:value-type="float">
            <text:p>586.3728</text:p>
          </table:table-cell>
          <table:table-cell office:value-type="float" office:value="579.1465" calcext:value-type="float">
            <text:p>579.1465</text:p>
          </table:table-cell>
          <table:table-cell office:value-type="float" office:value="142.8398" calcext:value-type="float">
            <text:p>142.8398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3006034" calcext:value-type="float">
            <text:p>-3.0060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81387" calcext:value-type="float">
            <text:p>-7.981387</text:p>
          </table:table-cell>
          <table:table-cell office:value-type="float" office:value="0" calcext:value-type="float">
            <text:p>0</text:p>
          </table:table-cell>
          <table:table-cell office:value-type="float" office:value="11.61844" calcext:value-type="float">
            <text:p>11.6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590.7278" calcext:value-type="float">
            <text:p>590.7278</text:p>
          </table:table-cell>
          <table:table-cell office:value-type="float" office:value="13213.91" calcext:value-type="float">
            <text:p>1321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8646" calcext:value-type="float">
            <text:p>-10.78646</text:p>
          </table:table-cell>
          <table:table-cell office:value-type="float" office:value="25.14133" calcext:value-type="float">
            <text:p>25.14133</text:p>
          </table:table-cell>
          <table:table-cell office:value-type="float" office:value="0" calcext:value-type="float">
            <text:p>0</text:p>
          </table:table-cell>
          <table:table-cell office:value-type="float" office:value="143.4199" calcext:value-type="float">
            <text:p>143.4199</text:p>
          </table:table-cell>
          <table:table-cell office:value-type="float" office:value="86.37132" calcext:value-type="float">
            <text:p>86.37132</text:p>
          </table:table-cell>
          <table:table-cell office:value-type="float" office:value="0.01403521" calcext:value-type="float">
            <text:p>0.01403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58225" calcext:value-type="float">
            <text:p>4.85822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77243" calcext:value-type="float">
            <text:p>-10.77243</text:p>
          </table:table-cell>
          <table:table-cell office:value-type="float" office:value="0" calcext:value-type="float">
            <text:p>0</text:p>
          </table:table-cell>
          <table:table-cell office:value-type="float" office:value="374.5255" calcext:value-type="float">
            <text:p>374.5255</text:p>
          </table:table-cell>
          <table:table-cell office:value-type="float" office:value="1225.348" calcext:value-type="float">
            <text:p>1225.348</text:p>
          </table:table-cell>
          <table:table-cell office:value-type="float" office:value="1519.658" calcext:value-type="float">
            <text:p>1519.658</text:p>
          </table:table-cell>
          <table:table-cell office:value-type="float" office:value="1303.427" calcext:value-type="float">
            <text:p>1303.427</text:p>
          </table:table-cell>
          <table:table-cell office:value-type="float" office:value="784.9352" calcext:value-type="float">
            <text:p>784.9352</text:p>
          </table:table-cell>
          <table:table-cell office:value-type="float" office:value="1092.385" calcext:value-type="float">
            <text:p>1092.385</text:p>
          </table:table-cell>
          <table:table-cell office:value-type="float" office:value="421.7133" calcext:value-type="float">
            <text:p>421.7133</text:p>
          </table:table-cell>
          <table:table-cell office:value-type="float" office:value="1871.766" calcext:value-type="float">
            <text:p>1871.766</text:p>
          </table:table-cell>
          <table:table-cell office:value-type="float" office:value="2102.582" calcext:value-type="float">
            <text:p>2102.582</text:p>
          </table:table-cell>
          <table:table-cell office:value-type="float" office:value="1677.862" calcext:value-type="float">
            <text:p>1677.862</text:p>
          </table:table-cell>
          <table:table-cell office:value-type="float" office:value="586.3722" calcext:value-type="float">
            <text:p>586.3722</text:p>
          </table:table-cell>
          <table:table-cell office:value-type="float" office:value="579.1458" calcext:value-type="float">
            <text:p>579.1458</text:p>
          </table:table-cell>
          <table:table-cell office:value-type="float" office:value="142.8397" calcext:value-type="float">
            <text:p>142.8397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30055" calcext:value-type="float">
            <text:p>-3.005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39479" calcext:value-type="float">
            <text:p>-8.139479</text:p>
          </table:table-cell>
          <table:table-cell office:value-type="float" office:value="0" calcext:value-type="float">
            <text:p>0</text:p>
          </table:table-cell>
          <table:table-cell office:value-type="float" office:value="11.54064" calcext:value-type="float">
            <text:p>11.5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590.4263" calcext:value-type="float">
            <text:p>590.4263</text:p>
          </table:table-cell>
          <table:table-cell office:value-type="float" office:value="13213.97" calcext:value-type="float">
            <text:p>1321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9624" calcext:value-type="float">
            <text:p>-11.09624</text:p>
          </table:table-cell>
          <table:table-cell office:value-type="float" office:value="25.3003" calcext:value-type="float">
            <text:p>25.3003</text:p>
          </table:table-cell>
          <table:table-cell office:value-type="float" office:value="0" calcext:value-type="float">
            <text:p>0</text:p>
          </table:table-cell>
          <table:table-cell office:value-type="float" office:value="143.2473" calcext:value-type="float">
            <text:p>143.2473</text:p>
          </table:table-cell>
          <table:table-cell office:value-type="float" office:value="86.21231" calcext:value-type="float">
            <text:p>86.21231</text:p>
          </table:table-cell>
          <table:table-cell office:value-type="float" office:value="0.01455272" calcext:value-type="float">
            <text:p>0.014552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08169" calcext:value-type="float">
            <text:p>-11.08169</text:p>
          </table:table-cell>
          <table:table-cell office:value-type="float" office:value="0" calcext:value-type="float">
            <text:p>0</text:p>
          </table:table-cell>
          <table:table-cell office:value-type="float" office:value="374.5666" calcext:value-type="float">
            <text:p>374.5666</text:p>
          </table:table-cell>
          <table:table-cell office:value-type="float" office:value="1225.301" calcext:value-type="float">
            <text:p>1225.301</text:p>
          </table:table-cell>
          <table:table-cell office:value-type="float" office:value="1519.615" calcext:value-type="float">
            <text:p>1519.615</text:p>
          </table:table-cell>
          <table:table-cell office:value-type="float" office:value="1303.419" calcext:value-type="float">
            <text:p>1303.419</text:p>
          </table:table-cell>
          <table:table-cell office:value-type="float" office:value="784.9297" calcext:value-type="float">
            <text:p>784.9297</text:p>
          </table:table-cell>
          <table:table-cell office:value-type="float" office:value="1092.381" calcext:value-type="float">
            <text:p>1092.381</text:p>
          </table:table-cell>
          <table:table-cell office:value-type="float" office:value="421.7094" calcext:value-type="float">
            <text:p>421.7094</text:p>
          </table:table-cell>
          <table:table-cell office:value-type="float" office:value="1871.76" calcext:value-type="float">
            <text:p>1871.76</text:p>
          </table:table-cell>
          <table:table-cell office:value-type="float" office:value="2102.576" calcext:value-type="float">
            <text:p>2102.576</text:p>
          </table:table-cell>
          <table:table-cell office:value-type="float" office:value="1677.86" calcext:value-type="float">
            <text:p>1677.86</text:p>
          </table:table-cell>
          <table:table-cell office:value-type="float" office:value="586.3716" calcext:value-type="float">
            <text:p>586.3716</text:p>
          </table:table-cell>
          <table:table-cell office:value-type="float" office:value="579.1451" calcext:value-type="float">
            <text:p>579.1451</text:p>
          </table:table-cell>
          <table:table-cell office:value-type="float" office:value="142.8397" calcext:value-type="float">
            <text:p>142.8397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3156238" calcext:value-type="float">
            <text:p>-3.15623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373353" calcext:value-type="float">
            <text:p>-8.373353</text:p>
          </table:table-cell>
          <table:table-cell office:value-type="float" office:value="0" calcext:value-type="float">
            <text:p>0</text:p>
          </table:table-cell>
          <table:table-cell office:value-type="float" office:value="11.46523" calcext:value-type="float">
            <text:p>11.46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589.7728" calcext:value-type="float">
            <text:p>589.7728</text:p>
          </table:table-cell>
          <table:table-cell office:value-type="float" office:value="13214.09" calcext:value-type="float">
            <text:p>1321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8812" calcext:value-type="float">
            <text:p>-11.68812</text:p>
          </table:table-cell>
          <table:table-cell office:value-type="float" office:value="27.36834" calcext:value-type="float">
            <text:p>27.36834</text:p>
          </table:table-cell>
          <table:table-cell office:value-type="float" office:value="0" calcext:value-type="float">
            <text:p>0</text:p>
          </table:table-cell>
          <table:table-cell office:value-type="float" office:value="143.224" calcext:value-type="float">
            <text:p>143.224</text:p>
          </table:table-cell>
          <table:table-cell office:value-type="float" office:value="85.7603" calcext:value-type="float">
            <text:p>85.7603</text:p>
          </table:table-cell>
          <table:table-cell office:value-type="float" office:value="0.01517949" calcext:value-type="float">
            <text:p>0.01517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67294" calcext:value-type="float">
            <text:p>-11.67294</text:p>
          </table:table-cell>
          <table:table-cell office:value-type="float" office:value="0" calcext:value-type="float">
            <text:p>0</text:p>
          </table:table-cell>
          <table:table-cell office:value-type="float" office:value="374.6577" calcext:value-type="float">
            <text:p>374.6577</text:p>
          </table:table-cell>
          <table:table-cell office:value-type="float" office:value="1225.23" calcext:value-type="float">
            <text:p>1225.23</text:p>
          </table:table-cell>
          <table:table-cell office:value-type="float" office:value="1519.555" calcext:value-type="float">
            <text:p>1519.555</text:p>
          </table:table-cell>
          <table:table-cell office:value-type="float" office:value="1303.412" calcext:value-type="float">
            <text:p>1303.412</text:p>
          </table:table-cell>
          <table:table-cell office:value-type="float" office:value="784.9236" calcext:value-type="float">
            <text:p>784.9236</text:p>
          </table:table-cell>
          <table:table-cell office:value-type="float" office:value="1092.376" calcext:value-type="float">
            <text:p>1092.376</text:p>
          </table:table-cell>
          <table:table-cell office:value-type="float" office:value="421.7056" calcext:value-type="float">
            <text:p>421.7056</text:p>
          </table:table-cell>
          <table:table-cell office:value-type="float" office:value="1871.754" calcext:value-type="float">
            <text:p>1871.754</text:p>
          </table:table-cell>
          <table:table-cell office:value-type="float" office:value="2102.571" calcext:value-type="float">
            <text:p>2102.571</text:p>
          </table:table-cell>
          <table:table-cell office:value-type="float" office:value="1677.859" calcext:value-type="float">
            <text:p>1677.859</text:p>
          </table:table-cell>
          <table:table-cell office:value-type="float" office:value="586.371" calcext:value-type="float">
            <text:p>586.371</text:p>
          </table:table-cell>
          <table:table-cell office:value-type="float" office:value="579.1444" calcext:value-type="float">
            <text:p>579.1444</text:p>
          </table:table-cell>
          <table:table-cell office:value-type="float" office:value="142.8397" calcext:value-type="float">
            <text:p>142.8397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3163659" calcext:value-type="float">
            <text:p>-3.16365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91161" calcext:value-type="float">
            <text:p>-8.891161</text:p>
          </table:table-cell>
          <table:table-cell office:value-type="float" office:value="0" calcext:value-type="float">
            <text:p>0</text:p>
          </table:table-cell>
          <table:table-cell office:value-type="float" office:value="11.39166" calcext:value-type="float">
            <text:p>11.39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589.1725" calcext:value-type="float">
            <text:p>589.1725</text:p>
          </table:table-cell>
          <table:table-cell office:value-type="float" office:value="13214.21" calcext:value-type="float">
            <text:p>13214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3166" calcext:value-type="float">
            <text:p>-12.23166</text:p>
          </table:table-cell>
          <table:table-cell office:value-type="float" office:value="28.65418" calcext:value-type="float">
            <text:p>28.65418</text:p>
          </table:table-cell>
          <table:table-cell office:value-type="float" office:value="0" calcext:value-type="float">
            <text:p>0</text:p>
          </table:table-cell>
          <table:table-cell office:value-type="float" office:value="143.0982" calcext:value-type="float">
            <text:p>143.0982</text:p>
          </table:table-cell>
          <table:table-cell office:value-type="float" office:value="85.39451" calcext:value-type="float">
            <text:p>85.39451</text:p>
          </table:table-cell>
          <table:table-cell office:value-type="float" office:value="0.01582782" calcext:value-type="float">
            <text:p>0.015827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21583" calcext:value-type="float">
            <text:p>-12.21583</text:p>
          </table:table-cell>
          <table:table-cell office:value-type="float" office:value="0" calcext:value-type="float">
            <text:p>0</text:p>
          </table:table-cell>
          <table:table-cell office:value-type="float" office:value="374.7336" calcext:value-type="float">
            <text:p>374.7336</text:p>
          </table:table-cell>
          <table:table-cell office:value-type="float" office:value="1225.152" calcext:value-type="float">
            <text:p>1225.152</text:p>
          </table:table-cell>
          <table:table-cell office:value-type="float" office:value="1519.482" calcext:value-type="float">
            <text:p>1519.482</text:p>
          </table:table-cell>
          <table:table-cell office:value-type="float" office:value="1303.404" calcext:value-type="float">
            <text:p>1303.404</text:p>
          </table:table-cell>
          <table:table-cell office:value-type="float" office:value="784.917" calcext:value-type="float">
            <text:p>784.917</text:p>
          </table:table-cell>
          <table:table-cell office:value-type="float" office:value="1092.371" calcext:value-type="float">
            <text:p>1092.371</text:p>
          </table:table-cell>
          <table:table-cell office:value-type="float" office:value="421.7018" calcext:value-type="float">
            <text:p>421.7018</text:p>
          </table:table-cell>
          <table:table-cell office:value-type="float" office:value="1871.748" calcext:value-type="float">
            <text:p>1871.748</text:p>
          </table:table-cell>
          <table:table-cell office:value-type="float" office:value="2102.566" calcext:value-type="float">
            <text:p>2102.566</text:p>
          </table:table-cell>
          <table:table-cell office:value-type="float" office:value="1677.857" calcext:value-type="float">
            <text:p>1677.857</text:p>
          </table:table-cell>
          <table:table-cell office:value-type="float" office:value="586.3704" calcext:value-type="float">
            <text:p>586.3704</text:p>
          </table:table-cell>
          <table:table-cell office:value-type="float" office:value="579.1437" calcext:value-type="float">
            <text:p>579.1437</text:p>
          </table:table-cell>
          <table:table-cell office:value-type="float" office:value="142.8397" calcext:value-type="float">
            <text:p>142.8397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3216893" calcext:value-type="float">
            <text:p>-3.21689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360294" calcext:value-type="float">
            <text:p>-9.360294</text:p>
          </table:table-cell>
          <table:table-cell office:value-type="float" office:value="0" calcext:value-type="float">
            <text:p>0</text:p>
          </table:table-cell>
          <table:table-cell office:value-type="float" office:value="11.31784" calcext:value-type="float">
            <text:p>11.3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588.6335" calcext:value-type="float">
            <text:p>588.6335</text:p>
          </table:table-cell>
          <table:table-cell office:value-type="float" office:value="13214.32" calcext:value-type="float">
            <text:p>1321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256" calcext:value-type="float">
            <text:p>-12.7256</text:p>
          </table:table-cell>
          <table:table-cell office:value-type="float" office:value="30.04114" calcext:value-type="float">
            <text:p>30.04114</text:p>
          </table:table-cell>
          <table:table-cell office:value-type="float" office:value="0" calcext:value-type="float">
            <text:p>0</text:p>
          </table:table-cell>
          <table:table-cell office:value-type="float" office:value="142.9388" calcext:value-type="float">
            <text:p>142.9388</text:p>
          </table:table-cell>
          <table:table-cell office:value-type="float" office:value="85.09946" calcext:value-type="float">
            <text:p>85.09946</text:p>
          </table:table-cell>
          <table:table-cell office:value-type="float" office:value="0.01650528" calcext:value-type="float">
            <text:p>0.016505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7091" calcext:value-type="float">
            <text:p>-12.7091</text:p>
          </table:table-cell>
          <table:table-cell office:value-type="float" office:value="0" calcext:value-type="float">
            <text:p>0</text:p>
          </table:table-cell>
          <table:table-cell office:value-type="float" office:value="374.804" calcext:value-type="float">
            <text:p>374.804</text:p>
          </table:table-cell>
          <table:table-cell office:value-type="float" office:value="1225.073" calcext:value-type="float">
            <text:p>1225.073</text:p>
          </table:table-cell>
          <table:table-cell office:value-type="float" office:value="1519.393" calcext:value-type="float">
            <text:p>1519.393</text:p>
          </table:table-cell>
          <table:table-cell office:value-type="float" office:value="1303.395" calcext:value-type="float">
            <text:p>1303.395</text:p>
          </table:table-cell>
          <table:table-cell office:value-type="float" office:value="784.91" calcext:value-type="float">
            <text:p>784.91</text:p>
          </table:table-cell>
          <table:table-cell office:value-type="float" office:value="1092.366" calcext:value-type="float">
            <text:p>1092.366</text:p>
          </table:table-cell>
          <table:table-cell office:value-type="float" office:value="421.698" calcext:value-type="float">
            <text:p>421.698</text:p>
          </table:table-cell>
          <table:table-cell office:value-type="float" office:value="1871.742" calcext:value-type="float">
            <text:p>1871.742</text:p>
          </table:table-cell>
          <table:table-cell office:value-type="float" office:value="2102.561" calcext:value-type="float">
            <text:p>2102.561</text:p>
          </table:table-cell>
          <table:table-cell office:value-type="float" office:value="1677.856" calcext:value-type="float">
            <text:p>1677.856</text:p>
          </table:table-cell>
          <table:table-cell office:value-type="float" office:value="586.3697" calcext:value-type="float">
            <text:p>586.3697</text:p>
          </table:table-cell>
          <table:table-cell office:value-type="float" office:value="579.143" calcext:value-type="float">
            <text:p>579.143</text:p>
          </table:table-cell>
          <table:table-cell office:value-type="float" office:value="142.8397" calcext:value-type="float">
            <text:p>142.8397</text:p>
          </table:table-cell>
          <table:table-cell office:value-type="float" office:value="35.70575" calcext:value-type="float">
            <text:p>35.70575</text:p>
          </table:table-cell>
          <table:table-cell office:value-type="float" office:value="0" calcext:value-type="float">
            <text:p>0</text:p>
          </table:table-cell>
          <table:table-cell office:value-type="float" office:value="-0.000003258563" calcext:value-type="float">
            <text:p>-3.25856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780033" calcext:value-type="float">
            <text:p>-9.780033</text:p>
          </table:table-cell>
          <table:table-cell office:value-type="float" office:value="0" calcext:value-type="float">
            <text:p>0</text:p>
          </table:table-cell>
          <table:table-cell office:value-type="float" office:value="11.24421" calcext:value-type="float">
            <text:p>11.24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588.3353" calcext:value-type="float">
            <text:p>588.3353</text:p>
          </table:table-cell>
          <table:table-cell office:value-type="float" office:value="13214.37" calcext:value-type="float">
            <text:p>1321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3967" calcext:value-type="float">
            <text:p>-13.03967</text:p>
          </table:table-cell>
          <table:table-cell office:value-type="float" office:value="31.68233" calcext:value-type="float">
            <text:p>31.68233</text:p>
          </table:table-cell>
          <table:table-cell office:value-type="float" office:value="0" calcext:value-type="float">
            <text:p>0</text:p>
          </table:table-cell>
          <table:table-cell office:value-type="float" office:value="142.7898" calcext:value-type="float">
            <text:p>142.7898</text:p>
          </table:table-cell>
          <table:table-cell office:value-type="float" office:value="84.99394" calcext:value-type="float">
            <text:p>84.99394</text:p>
          </table:table-cell>
          <table:table-cell office:value-type="float" office:value="0.01710801" calcext:value-type="float">
            <text:p>0.017108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02256" calcext:value-type="float">
            <text:p>-13.02256</text:p>
          </table:table-cell>
          <table:table-cell office:value-type="float" office:value="0" calcext:value-type="float">
            <text:p>0</text:p>
          </table:table-cell>
          <table:table-cell office:value-type="float" office:value="374.8429" calcext:value-type="float">
            <text:p>374.8429</text:p>
          </table:table-cell>
          <table:table-cell office:value-type="float" office:value="1225.02" calcext:value-type="float">
            <text:p>1225.02</text:p>
          </table:table-cell>
          <table:table-cell office:value-type="float" office:value="1519.305" calcext:value-type="float">
            <text:p>1519.305</text:p>
          </table:table-cell>
          <table:table-cell office:value-type="float" office:value="1303.385" calcext:value-type="float">
            <text:p>1303.385</text:p>
          </table:table-cell>
          <table:table-cell office:value-type="float" office:value="784.9021" calcext:value-type="float">
            <text:p>784.9021</text:p>
          </table:table-cell>
          <table:table-cell office:value-type="float" office:value="1092.361" calcext:value-type="float">
            <text:p>1092.361</text:p>
          </table:table-cell>
          <table:table-cell office:value-type="float" office:value="421.6942" calcext:value-type="float">
            <text:p>421.6942</text:p>
          </table:table-cell>
          <table:table-cell office:value-type="float" office:value="1871.736" calcext:value-type="float">
            <text:p>1871.736</text:p>
          </table:table-cell>
          <table:table-cell office:value-type="float" office:value="2102.556" calcext:value-type="float">
            <text:p>2102.556</text:p>
          </table:table-cell>
          <table:table-cell office:value-type="float" office:value="1677.854" calcext:value-type="float">
            <text:p>1677.854</text:p>
          </table:table-cell>
          <table:table-cell office:value-type="float" office:value="586.3691" calcext:value-type="float">
            <text:p>586.3691</text:p>
          </table:table-cell>
          <table:table-cell office:value-type="float" office:value="579.1424" calcext:value-type="float">
            <text:p>579.1424</text:p>
          </table:table-cell>
          <table:table-cell office:value-type="float" office:value="142.8397" calcext:value-type="float">
            <text:p>142.8397</text:p>
          </table:table-cell>
          <table:table-cell office:value-type="float" office:value="35.70575" calcext:value-type="float">
            <text:p>35.70575</text:p>
          </table:table-cell>
          <table:table-cell office:value-type="float" office:value="0" calcext:value-type="float">
            <text:p>0</text:p>
          </table:table-cell>
          <table:table-cell office:value-type="float" office:value="-0.000003258229" calcext:value-type="float">
            <text:p>-3.25822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01584" calcext:value-type="float">
            <text:p>-10.01584</text:p>
          </table:table-cell>
          <table:table-cell office:value-type="float" office:value="0" calcext:value-type="float">
            <text:p>0</text:p>
          </table:table-cell>
          <table:table-cell office:value-type="float" office:value="11.16646" calcext:value-type="float">
            <text:p>11.16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588.131" calcext:value-type="float">
            <text:p>588.131</text:p>
          </table:table-cell>
          <table:table-cell office:value-type="float" office:value="13214.4" calcext:value-type="float">
            <text:p>1321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8772" calcext:value-type="float">
            <text:p>-13.28772</text:p>
          </table:table-cell>
          <table:table-cell office:value-type="float" office:value="32.3948" calcext:value-type="float">
            <text:p>32.3948</text:p>
          </table:table-cell>
          <table:table-cell office:value-type="float" office:value="0" calcext:value-type="float">
            <text:p>0</text:p>
          </table:table-cell>
          <table:table-cell office:value-type="float" office:value="142.6551" calcext:value-type="float">
            <text:p>142.6551</text:p>
          </table:table-cell>
          <table:table-cell office:value-type="float" office:value="84.94416" calcext:value-type="float">
            <text:p>84.94416</text:p>
          </table:table-cell>
          <table:table-cell office:value-type="float" office:value="0.01763414" calcext:value-type="float">
            <text:p>0.017634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27008" calcext:value-type="float">
            <text:p>-13.27008</text:p>
          </table:table-cell>
          <table:table-cell office:value-type="float" office:value="0" calcext:value-type="float">
            <text:p>0</text:p>
          </table:table-cell>
          <table:table-cell office:value-type="float" office:value="374.8628" calcext:value-type="float">
            <text:p>374.8628</text:p>
          </table:table-cell>
          <table:table-cell office:value-type="float" office:value="1224.98" calcext:value-type="float">
            <text:p>1224.98</text:p>
          </table:table-cell>
          <table:table-cell office:value-type="float" office:value="1519.24" calcext:value-type="float">
            <text:p>1519.24</text:p>
          </table:table-cell>
          <table:table-cell office:value-type="float" office:value="1303.374" calcext:value-type="float">
            <text:p>1303.374</text:p>
          </table:table-cell>
          <table:table-cell office:value-type="float" office:value="784.8939" calcext:value-type="float">
            <text:p>784.8939</text:p>
          </table:table-cell>
          <table:table-cell office:value-type="float" office:value="1092.356" calcext:value-type="float">
            <text:p>1092.356</text:p>
          </table:table-cell>
          <table:table-cell office:value-type="float" office:value="421.6903" calcext:value-type="float">
            <text:p>421.6903</text:p>
          </table:table-cell>
          <table:table-cell office:value-type="float" office:value="1871.73" calcext:value-type="float">
            <text:p>1871.73</text:p>
          </table:table-cell>
          <table:table-cell office:value-type="float" office:value="2102.551" calcext:value-type="float">
            <text:p>2102.551</text:p>
          </table:table-cell>
          <table:table-cell office:value-type="float" office:value="1677.853" calcext:value-type="float">
            <text:p>1677.853</text:p>
          </table:table-cell>
          <table:table-cell office:value-type="float" office:value="586.3684" calcext:value-type="float">
            <text:p>586.3684</text:p>
          </table:table-cell>
          <table:table-cell office:value-type="float" office:value="579.1417" calcext:value-type="float">
            <text:p>579.1417</text:p>
          </table:table-cell>
          <table:table-cell office:value-type="float" office:value="142.8396" calcext:value-type="float">
            <text:p>142.8396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3502126" calcext:value-type="float">
            <text:p>-3.50212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8271" calcext:value-type="float">
            <text:p>-10.18271</text:p>
          </table:table-cell>
          <table:table-cell office:value-type="float" office:value="0" calcext:value-type="float">
            <text:p>0</text:p>
          </table:table-cell>
          <table:table-cell office:value-type="float" office:value="11.08571" calcext:value-type="float">
            <text:p>11.0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587.9461" calcext:value-type="float">
            <text:p>587.9461</text:p>
          </table:table-cell>
          <table:table-cell office:value-type="float" office:value="13214.43" calcext:value-type="float">
            <text:p>1321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0792" calcext:value-type="float">
            <text:p>-13.50792</text:p>
          </table:table-cell>
          <table:table-cell office:value-type="float" office:value="32.60674" calcext:value-type="float">
            <text:p>32.60674</text:p>
          </table:table-cell>
          <table:table-cell office:value-type="float" office:value="0" calcext:value-type="float">
            <text:p>0</text:p>
          </table:table-cell>
          <table:table-cell office:value-type="float" office:value="142.4578" calcext:value-type="float">
            <text:p>142.4578</text:p>
          </table:table-cell>
          <table:table-cell office:value-type="float" office:value="84.893" calcext:value-type="float">
            <text:p>84.893</text:p>
          </table:table-cell>
          <table:table-cell office:value-type="float" office:value="0.01811807" calcext:value-type="float">
            <text:p>0.018118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4898" calcext:value-type="float">
            <text:p>-13.4898</text:p>
          </table:table-cell>
          <table:table-cell office:value-type="float" office:value="0" calcext:value-type="float">
            <text:p>0</text:p>
          </table:table-cell>
          <table:table-cell office:value-type="float" office:value="374.8892" calcext:value-type="float">
            <text:p>374.8892</text:p>
          </table:table-cell>
          <table:table-cell office:value-type="float" office:value="1224.938" calcext:value-type="float">
            <text:p>1224.938</text:p>
          </table:table-cell>
          <table:table-cell office:value-type="float" office:value="1519.193" calcext:value-type="float">
            <text:p>1519.193</text:p>
          </table:table-cell>
          <table:table-cell office:value-type="float" office:value="1303.365" calcext:value-type="float">
            <text:p>1303.365</text:p>
          </table:table-cell>
          <table:table-cell office:value-type="float" office:value="784.8866" calcext:value-type="float">
            <text:p>784.8866</text:p>
          </table:table-cell>
          <table:table-cell office:value-type="float" office:value="1092.35" calcext:value-type="float">
            <text:p>1092.35</text:p>
          </table:table-cell>
          <table:table-cell office:value-type="float" office:value="421.6864" calcext:value-type="float">
            <text:p>421.6864</text:p>
          </table:table-cell>
          <table:table-cell office:value-type="float" office:value="1871.724" calcext:value-type="float">
            <text:p>1871.724</text:p>
          </table:table-cell>
          <table:table-cell office:value-type="float" office:value="2102.546" calcext:value-type="float">
            <text:p>2102.546</text:p>
          </table:table-cell>
          <table:table-cell office:value-type="float" office:value="1677.851" calcext:value-type="float">
            <text:p>1677.851</text:p>
          </table:table-cell>
          <table:table-cell office:value-type="float" office:value="586.3679" calcext:value-type="float">
            <text:p>586.3679</text:p>
          </table:table-cell>
          <table:table-cell office:value-type="float" office:value="579.1411" calcext:value-type="float">
            <text:p>579.1411</text:p>
          </table:table-cell>
          <table:table-cell office:value-type="float" office:value="142.8396" calcext:value-type="float">
            <text:p>142.8396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3986696" calcext:value-type="float">
            <text:p>-3.98669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32701" calcext:value-type="float">
            <text:p>-10.32701</text:p>
          </table:table-cell>
          <table:table-cell office:value-type="float" office:value="0" calcext:value-type="float">
            <text:p>0</text:p>
          </table:table-cell>
          <table:table-cell office:value-type="float" office:value="11.01016" calcext:value-type="float">
            <text:p>11.0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587.7762" calcext:value-type="float">
            <text:p>587.7762</text:p>
          </table:table-cell>
          <table:table-cell office:value-type="float" office:value="13214.46" calcext:value-type="float">
            <text:p>1321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1797" calcext:value-type="float">
            <text:p>-13.71797</text:p>
          </table:table-cell>
          <table:table-cell office:value-type="float" office:value="33.95199" calcext:value-type="float">
            <text:p>33.95199</text:p>
          </table:table-cell>
          <table:table-cell office:value-type="float" office:value="0" calcext:value-type="float">
            <text:p>0</text:p>
          </table:table-cell>
          <table:table-cell office:value-type="float" office:value="142.2601" calcext:value-type="float">
            <text:p>142.2601</text:p>
          </table:table-cell>
          <table:table-cell office:value-type="float" office:value="84.84956" calcext:value-type="float">
            <text:p>84.84956</text:p>
          </table:table-cell>
          <table:table-cell office:value-type="float" office:value="0.01859728" calcext:value-type="float">
            <text:p>0.018597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69937" calcext:value-type="float">
            <text:p>-13.69937</text:p>
          </table:table-cell>
          <table:table-cell office:value-type="float" office:value="0" calcext:value-type="float">
            <text:p>0</text:p>
          </table:table-cell>
          <table:table-cell office:value-type="float" office:value="374.9146" calcext:value-type="float">
            <text:p>374.9146</text:p>
          </table:table-cell>
          <table:table-cell office:value-type="float" office:value="1224.898" calcext:value-type="float">
            <text:p>1224.898</text:p>
          </table:table-cell>
          <table:table-cell office:value-type="float" office:value="1519.15" calcext:value-type="float">
            <text:p>1519.15</text:p>
          </table:table-cell>
          <table:table-cell office:value-type="float" office:value="1303.356" calcext:value-type="float">
            <text:p>1303.356</text:p>
          </table:table-cell>
          <table:table-cell office:value-type="float" office:value="784.8796" calcext:value-type="float">
            <text:p>784.8796</text:p>
          </table:table-cell>
          <table:table-cell office:value-type="float" office:value="1092.345" calcext:value-type="float">
            <text:p>1092.345</text:p>
          </table:table-cell>
          <table:table-cell office:value-type="float" office:value="421.6825" calcext:value-type="float">
            <text:p>421.6825</text:p>
          </table:table-cell>
          <table:table-cell office:value-type="float" office:value="1871.719" calcext:value-type="float">
            <text:p>1871.719</text:p>
          </table:table-cell>
          <table:table-cell office:value-type="float" office:value="2102.54" calcext:value-type="float">
            <text:p>2102.54</text:p>
          </table:table-cell>
          <table:table-cell office:value-type="float" office:value="1677.849" calcext:value-type="float">
            <text:p>1677.849</text:p>
          </table:table-cell>
          <table:table-cell office:value-type="float" office:value="586.3673" calcext:value-type="float">
            <text:p>586.3673</text:p>
          </table:table-cell>
          <table:table-cell office:value-type="float" office:value="579.1404" calcext:value-type="float">
            <text:p>579.1404</text:p>
          </table:table-cell>
          <table:table-cell office:value-type="float" office:value="142.8396" calcext:value-type="float">
            <text:p>142.8396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155122" calcext:value-type="float">
            <text:p>-4.15512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45976" calcext:value-type="float">
            <text:p>-10.45976</text:p>
          </table:table-cell>
          <table:table-cell office:value-type="float" office:value="0" calcext:value-type="float">
            <text:p>0</text:p>
          </table:table-cell>
          <table:table-cell office:value-type="float" office:value="10.93325" calcext:value-type="float">
            <text:p>10.9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587.6091" calcext:value-type="float">
            <text:p>587.6091</text:p>
          </table:table-cell>
          <table:table-cell office:value-type="float" office:value="13214.5" calcext:value-type="float">
            <text:p>1321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1598" calcext:value-type="float">
            <text:p>-13.91598</text:p>
          </table:table-cell>
          <table:table-cell office:value-type="float" office:value="32.31121" calcext:value-type="float">
            <text:p>32.31121</text:p>
          </table:table-cell>
          <table:table-cell office:value-type="float" office:value="0" calcext:value-type="float">
            <text:p>0</text:p>
          </table:table-cell>
          <table:table-cell office:value-type="float" office:value="141.9993" calcext:value-type="float">
            <text:p>141.9993</text:p>
          </table:table-cell>
          <table:table-cell office:value-type="float" office:value="84.79154" calcext:value-type="float">
            <text:p>84.79154</text:p>
          </table:table-cell>
          <table:table-cell office:value-type="float" office:value="0.01902048" calcext:value-type="float">
            <text:p>0.019020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89696" calcext:value-type="float">
            <text:p>-13.89696</text:p>
          </table:table-cell>
          <table:table-cell office:value-type="float" office:value="0" calcext:value-type="float">
            <text:p>0</text:p>
          </table:table-cell>
          <table:table-cell office:value-type="float" office:value="374.9468" calcext:value-type="float">
            <text:p>374.9468</text:p>
          </table:table-cell>
          <table:table-cell office:value-type="float" office:value="1224.86" calcext:value-type="float">
            <text:p>1224.86</text:p>
          </table:table-cell>
          <table:table-cell office:value-type="float" office:value="1519.118" calcext:value-type="float">
            <text:p>1519.118</text:p>
          </table:table-cell>
          <table:table-cell office:value-type="float" office:value="1303.349" calcext:value-type="float">
            <text:p>1303.349</text:p>
          </table:table-cell>
          <table:table-cell office:value-type="float" office:value="784.8735" calcext:value-type="float">
            <text:p>784.8735</text:p>
          </table:table-cell>
          <table:table-cell office:value-type="float" office:value="1092.34" calcext:value-type="float">
            <text:p>1092.34</text:p>
          </table:table-cell>
          <table:table-cell office:value-type="float" office:value="421.6786" calcext:value-type="float">
            <text:p>421.6786</text:p>
          </table:table-cell>
          <table:table-cell office:value-type="float" office:value="1871.713" calcext:value-type="float">
            <text:p>1871.713</text:p>
          </table:table-cell>
          <table:table-cell office:value-type="float" office:value="2102.535" calcext:value-type="float">
            <text:p>2102.535</text:p>
          </table:table-cell>
          <table:table-cell office:value-type="float" office:value="1677.848" calcext:value-type="float">
            <text:p>1677.848</text:p>
          </table:table-cell>
          <table:table-cell office:value-type="float" office:value="586.3667" calcext:value-type="float">
            <text:p>586.3667</text:p>
          </table:table-cell>
          <table:table-cell office:value-type="float" office:value="579.1397" calcext:value-type="float">
            <text:p>579.1397</text:p>
          </table:table-cell>
          <table:table-cell office:value-type="float" office:value="142.8396" calcext:value-type="float">
            <text:p>142.8396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155039" calcext:value-type="float">
            <text:p>-4.15503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58294" calcext:value-type="float">
            <text:p>-10.58294</text:p>
          </table:table-cell>
          <table:table-cell office:value-type="float" office:value="0" calcext:value-type="float">
            <text:p>0</text:p>
          </table:table-cell>
          <table:table-cell office:value-type="float" office:value="10.85882" calcext:value-type="float">
            <text:p>10.85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587.4194" calcext:value-type="float">
            <text:p>587.4194</text:p>
          </table:table-cell>
          <table:table-cell office:value-type="float" office:value="13214.53" calcext:value-type="float">
            <text:p>1321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2638" calcext:value-type="float">
            <text:p>-14.12638</text:p>
          </table:table-cell>
          <table:table-cell office:value-type="float" office:value="34.02843" calcext:value-type="float">
            <text:p>34.02843</text:p>
          </table:table-cell>
          <table:table-cell office:value-type="float" office:value="0" calcext:value-type="float">
            <text:p>0</text:p>
          </table:table-cell>
          <table:table-cell office:value-type="float" office:value="141.7543" calcext:value-type="float">
            <text:p>141.7543</text:p>
          </table:table-cell>
          <table:table-cell office:value-type="float" office:value="84.73196" calcext:value-type="float">
            <text:p>84.73196</text:p>
          </table:table-cell>
          <table:table-cell office:value-type="float" office:value="0.01949808" calcext:value-type="float">
            <text:p>0.019498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10688" calcext:value-type="float">
            <text:p>-14.10688</text:p>
          </table:table-cell>
          <table:table-cell office:value-type="float" office:value="0" calcext:value-type="float">
            <text:p>0</text:p>
          </table:table-cell>
          <table:table-cell office:value-type="float" office:value="374.9807" calcext:value-type="float">
            <text:p>374.9807</text:p>
          </table:table-cell>
          <table:table-cell office:value-type="float" office:value="1224.81" calcext:value-type="float">
            <text:p>1224.81</text:p>
          </table:table-cell>
          <table:table-cell office:value-type="float" office:value="1519.077" calcext:value-type="float">
            <text:p>1519.077</text:p>
          </table:table-cell>
          <table:table-cell office:value-type="float" office:value="1303.341" calcext:value-type="float">
            <text:p>1303.341</text:p>
          </table:table-cell>
          <table:table-cell office:value-type="float" office:value="784.8677" calcext:value-type="float">
            <text:p>784.8677</text:p>
          </table:table-cell>
          <table:table-cell office:value-type="float" office:value="1092.334" calcext:value-type="float">
            <text:p>1092.334</text:p>
          </table:table-cell>
          <table:table-cell office:value-type="float" office:value="421.6747" calcext:value-type="float">
            <text:p>421.6747</text:p>
          </table:table-cell>
          <table:table-cell office:value-type="float" office:value="1871.707" calcext:value-type="float">
            <text:p>1871.707</text:p>
          </table:table-cell>
          <table:table-cell office:value-type="float" office:value="2102.531" calcext:value-type="float">
            <text:p>2102.531</text:p>
          </table:table-cell>
          <table:table-cell office:value-type="float" office:value="1677.846" calcext:value-type="float">
            <text:p>1677.846</text:p>
          </table:table-cell>
          <table:table-cell office:value-type="float" office:value="586.3661" calcext:value-type="float">
            <text:p>586.3661</text:p>
          </table:table-cell>
          <table:table-cell office:value-type="float" office:value="579.139" calcext:value-type="float">
            <text:p>579.139</text:p>
          </table:table-cell>
          <table:table-cell office:value-type="float" office:value="142.8396" calcext:value-type="float">
            <text:p>142.8396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200805" calcext:value-type="float">
            <text:p>-4.2008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72482" calcext:value-type="float">
            <text:p>-10.72482</text:p>
          </table:table-cell>
          <table:table-cell office:value-type="float" office:value="0" calcext:value-type="float">
            <text:p>0</text:p>
          </table:table-cell>
          <table:table-cell office:value-type="float" office:value="10.79071" calcext:value-type="float">
            <text:p>10.79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587.2836" calcext:value-type="float">
            <text:p>587.2836</text:p>
          </table:table-cell>
          <table:table-cell office:value-type="float" office:value="13214.55" calcext:value-type="float">
            <text:p>1321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0599" calcext:value-type="float">
            <text:p>-14.30599</text:p>
          </table:table-cell>
          <table:table-cell office:value-type="float" office:value="34.15573" calcext:value-type="float">
            <text:p>34.15573</text:p>
          </table:table-cell>
          <table:table-cell office:value-type="float" office:value="0" calcext:value-type="float">
            <text:p>0</text:p>
          </table:table-cell>
          <table:table-cell office:value-type="float" office:value="141.6084" calcext:value-type="float">
            <text:p>141.6084</text:p>
          </table:table-cell>
          <table:table-cell office:value-type="float" office:value="84.70219" calcext:value-type="float">
            <text:p>84.70219</text:p>
          </table:table-cell>
          <table:table-cell office:value-type="float" office:value="0.01992213" calcext:value-type="float">
            <text:p>0.01992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28607" calcext:value-type="float">
            <text:p>-14.28607</text:p>
          </table:table-cell>
          <table:table-cell office:value-type="float" office:value="0" calcext:value-type="float">
            <text:p>0</text:p>
          </table:table-cell>
          <table:table-cell office:value-type="float" office:value="375.0008" calcext:value-type="float">
            <text:p>375.0008</text:p>
          </table:table-cell>
          <table:table-cell office:value-type="float" office:value="1224.776" calcext:value-type="float">
            <text:p>1224.776</text:p>
          </table:table-cell>
          <table:table-cell office:value-type="float" office:value="1519.039" calcext:value-type="float">
            <text:p>1519.039</text:p>
          </table:table-cell>
          <table:table-cell office:value-type="float" office:value="1303.333" calcext:value-type="float">
            <text:p>1303.333</text:p>
          </table:table-cell>
          <table:table-cell office:value-type="float" office:value="784.8618" calcext:value-type="float">
            <text:p>784.8618</text:p>
          </table:table-cell>
          <table:table-cell office:value-type="float" office:value="1092.329" calcext:value-type="float">
            <text:p>1092.329</text:p>
          </table:table-cell>
          <table:table-cell office:value-type="float" office:value="421.6709" calcext:value-type="float">
            <text:p>421.6709</text:p>
          </table:table-cell>
          <table:table-cell office:value-type="float" office:value="1871.701" calcext:value-type="float">
            <text:p>1871.701</text:p>
          </table:table-cell>
          <table:table-cell office:value-type="float" office:value="2102.526" calcext:value-type="float">
            <text:p>2102.526</text:p>
          </table:table-cell>
          <table:table-cell office:value-type="float" office:value="1677.845" calcext:value-type="float">
            <text:p>1677.845</text:p>
          </table:table-cell>
          <table:table-cell office:value-type="float" office:value="586.3655" calcext:value-type="float">
            <text:p>586.3655</text:p>
          </table:table-cell>
          <table:table-cell office:value-type="float" office:value="579.1384" calcext:value-type="float">
            <text:p>579.1384</text:p>
          </table:table-cell>
          <table:table-cell office:value-type="float" office:value="142.8395" calcext:value-type="float">
            <text:p>142.8395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268943" calcext:value-type="float">
            <text:p>-4.26894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83313" calcext:value-type="float">
            <text:p>-10.83313</text:p>
          </table:table-cell>
          <table:table-cell office:value-type="float" office:value="0" calcext:value-type="float">
            <text:p>0</text:p>
          </table:table-cell>
          <table:table-cell office:value-type="float" office:value="10.71973" calcext:value-type="float">
            <text:p>10.7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587.173" calcext:value-type="float">
            <text:p>587.173</text:p>
          </table:table-cell>
          <table:table-cell office:value-type="float" office:value="13214.56" calcext:value-type="float">
            <text:p>1321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6992" calcext:value-type="float">
            <text:p>-14.46992</text:p>
          </table:table-cell>
          <table:table-cell office:value-type="float" office:value="34.8646" calcext:value-type="float">
            <text:p>34.8646</text:p>
          </table:table-cell>
          <table:table-cell office:value-type="float" office:value="0" calcext:value-type="float">
            <text:p>0</text:p>
          </table:table-cell>
          <table:table-cell office:value-type="float" office:value="141.4993" calcext:value-type="float">
            <text:p>141.4993</text:p>
          </table:table-cell>
          <table:table-cell office:value-type="float" office:value="84.68452" calcext:value-type="float">
            <text:p>84.68452</text:p>
          </table:table-cell>
          <table:table-cell office:value-type="float" office:value="0.02031288" calcext:value-type="float">
            <text:p>0.020312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44961" calcext:value-type="float">
            <text:p>-14.44961</text:p>
          </table:table-cell>
          <table:table-cell office:value-type="float" office:value="0" calcext:value-type="float">
            <text:p>0</text:p>
          </table:table-cell>
          <table:table-cell office:value-type="float" office:value="375.0148" calcext:value-type="float">
            <text:p>375.0148</text:p>
          </table:table-cell>
          <table:table-cell office:value-type="float" office:value="1224.749" calcext:value-type="float">
            <text:p>1224.749</text:p>
          </table:table-cell>
          <table:table-cell office:value-type="float" office:value="1519.006" calcext:value-type="float">
            <text:p>1519.006</text:p>
          </table:table-cell>
          <table:table-cell office:value-type="float" office:value="1303.326" calcext:value-type="float">
            <text:p>1303.326</text:p>
          </table:table-cell>
          <table:table-cell office:value-type="float" office:value="784.8561" calcext:value-type="float">
            <text:p>784.8561</text:p>
          </table:table-cell>
          <table:table-cell office:value-type="float" office:value="1092.325" calcext:value-type="float">
            <text:p>1092.325</text:p>
          </table:table-cell>
          <table:table-cell office:value-type="float" office:value="421.667" calcext:value-type="float">
            <text:p>421.667</text:p>
          </table:table-cell>
          <table:table-cell office:value-type="float" office:value="1871.695" calcext:value-type="float">
            <text:p>1871.695</text:p>
          </table:table-cell>
          <table:table-cell office:value-type="float" office:value="2102.521" calcext:value-type="float">
            <text:p>2102.521</text:p>
          </table:table-cell>
          <table:table-cell office:value-type="float" office:value="1677.843" calcext:value-type="float">
            <text:p>1677.843</text:p>
          </table:table-cell>
          <table:table-cell office:value-type="float" office:value="586.365" calcext:value-type="float">
            <text:p>586.365</text:p>
          </table:table-cell>
          <table:table-cell office:value-type="float" office:value="579.1378" calcext:value-type="float">
            <text:p>579.1378</text:p>
          </table:table-cell>
          <table:table-cell office:value-type="float" office:value="142.8395" calcext:value-type="float">
            <text:p>142.8395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382101" calcext:value-type="float">
            <text:p>-4.38210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92464" calcext:value-type="float">
            <text:p>-10.92464</text:p>
          </table:table-cell>
          <table:table-cell office:value-type="float" office:value="0" calcext:value-type="float">
            <text:p>0</text:p>
          </table:table-cell>
          <table:table-cell office:value-type="float" office:value="10.64763" calcext:value-type="float">
            <text:p>10.64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586.9529" calcext:value-type="float">
            <text:p>586.9529</text:p>
          </table:table-cell>
          <table:table-cell office:value-type="float" office:value="13214.62" calcext:value-type="float">
            <text:p>1321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9106" calcext:value-type="float">
            <text:p>-14.69106</text:p>
          </table:table-cell>
          <table:table-cell office:value-type="float" office:value="35.12592" calcext:value-type="float">
            <text:p>35.12592</text:p>
          </table:table-cell>
          <table:table-cell office:value-type="float" office:value="0" calcext:value-type="float">
            <text:p>0</text:p>
          </table:table-cell>
          <table:table-cell office:value-type="float" office:value="141.1458" calcext:value-type="float">
            <text:p>141.1458</text:p>
          </table:table-cell>
          <table:table-cell office:value-type="float" office:value="84.58887" calcext:value-type="float">
            <text:p>84.58887</text:p>
          </table:table-cell>
          <table:table-cell office:value-type="float" office:value="0.02073587" calcext:value-type="float">
            <text:p>0.020735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67032" calcext:value-type="float">
            <text:p>-14.67032</text:p>
          </table:table-cell>
          <table:table-cell office:value-type="float" office:value="0" calcext:value-type="float">
            <text:p>0</text:p>
          </table:table-cell>
          <table:table-cell office:value-type="float" office:value="375.0615" calcext:value-type="float">
            <text:p>375.0615</text:p>
          </table:table-cell>
          <table:table-cell office:value-type="float" office:value="1224.701" calcext:value-type="float">
            <text:p>1224.701</text:p>
          </table:table-cell>
          <table:table-cell office:value-type="float" office:value="1518.973" calcext:value-type="float">
            <text:p>1518.973</text:p>
          </table:table-cell>
          <table:table-cell office:value-type="float" office:value="1303.32" calcext:value-type="float">
            <text:p>1303.32</text:p>
          </table:table-cell>
          <table:table-cell office:value-type="float" office:value="784.8509" calcext:value-type="float">
            <text:p>784.8509</text:p>
          </table:table-cell>
          <table:table-cell office:value-type="float" office:value="1092.32" calcext:value-type="float">
            <text:p>1092.32</text:p>
          </table:table-cell>
          <table:table-cell office:value-type="float" office:value="421.6632" calcext:value-type="float">
            <text:p>421.6632</text:p>
          </table:table-cell>
          <table:table-cell office:value-type="float" office:value="1871.69" calcext:value-type="float">
            <text:p>1871.69</text:p>
          </table:table-cell>
          <table:table-cell office:value-type="float" office:value="2102.516" calcext:value-type="float">
            <text:p>2102.516</text:p>
          </table:table-cell>
          <table:table-cell office:value-type="float" office:value="1677.842" calcext:value-type="float">
            <text:p>1677.842</text:p>
          </table:table-cell>
          <table:table-cell office:value-type="float" office:value="586.3644" calcext:value-type="float">
            <text:p>586.3644</text:p>
          </table:table-cell>
          <table:table-cell office:value-type="float" office:value="579.1371" calcext:value-type="float">
            <text:p>579.1371</text:p>
          </table:table-cell>
          <table:table-cell office:value-type="float" office:value="142.8395" calcext:value-type="float">
            <text:p>142.8395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484742" calcext:value-type="float">
            <text:p>-4.48474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07906" calcext:value-type="float">
            <text:p>-11.07906</text:p>
          </table:table-cell>
          <table:table-cell office:value-type="float" office:value="0" calcext:value-type="float">
            <text:p>0</text:p>
          </table:table-cell>
          <table:table-cell office:value-type="float" office:value="10.58127" calcext:value-type="float">
            <text:p>10.5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586.6998" calcext:value-type="float">
            <text:p>586.6998</text:p>
          </table:table-cell>
          <table:table-cell office:value-type="float" office:value="13214.68" calcext:value-type="float">
            <text:p>1321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3888" calcext:value-type="float">
            <text:p>-14.93888</text:p>
          </table:table-cell>
          <table:table-cell office:value-type="float" office:value="35.26535" calcext:value-type="float">
            <text:p>35.26535</text:p>
          </table:table-cell>
          <table:table-cell office:value-type="float" office:value="0" calcext:value-type="float">
            <text:p>0</text:p>
          </table:table-cell>
          <table:table-cell office:value-type="float" office:value="140.7704" calcext:value-type="float">
            <text:p>140.7704</text:p>
          </table:table-cell>
          <table:table-cell office:value-type="float" office:value="84.49519" calcext:value-type="float">
            <text:p>84.49519</text:p>
          </table:table-cell>
          <table:table-cell office:value-type="float" office:value="0.02125264" calcext:value-type="float">
            <text:p>0.021252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91763" calcext:value-type="float">
            <text:p>-14.91763</text:p>
          </table:table-cell>
          <table:table-cell office:value-type="float" office:value="0" calcext:value-type="float">
            <text:p>0</text:p>
          </table:table-cell>
          <table:table-cell office:value-type="float" office:value="375.1052" calcext:value-type="float">
            <text:p>375.1052</text:p>
          </table:table-cell>
          <table:table-cell office:value-type="float" office:value="1224.636" calcext:value-type="float">
            <text:p>1224.636</text:p>
          </table:table-cell>
          <table:table-cell office:value-type="float" office:value="1518.927" calcext:value-type="float">
            <text:p>1518.927</text:p>
          </table:table-cell>
          <table:table-cell office:value-type="float" office:value="1303.313" calcext:value-type="float">
            <text:p>1303.313</text:p>
          </table:table-cell>
          <table:table-cell office:value-type="float" office:value="784.8454" calcext:value-type="float">
            <text:p>784.8454</text:p>
          </table:table-cell>
          <table:table-cell office:value-type="float" office:value="1092.315" calcext:value-type="float">
            <text:p>1092.315</text:p>
          </table:table-cell>
          <table:table-cell office:value-type="float" office:value="421.6594" calcext:value-type="float">
            <text:p>421.6594</text:p>
          </table:table-cell>
          <table:table-cell office:value-type="float" office:value="1871.684" calcext:value-type="float">
            <text:p>1871.684</text:p>
          </table:table-cell>
          <table:table-cell office:value-type="float" office:value="2102.511" calcext:value-type="float">
            <text:p>2102.511</text:p>
          </table:table-cell>
          <table:table-cell office:value-type="float" office:value="1677.84" calcext:value-type="float">
            <text:p>1677.84</text:p>
          </table:table-cell>
          <table:table-cell office:value-type="float" office:value="586.3638" calcext:value-type="float">
            <text:p>586.3638</text:p>
          </table:table-cell>
          <table:table-cell office:value-type="float" office:value="579.1366" calcext:value-type="float">
            <text:p>579.1366</text:p>
          </table:table-cell>
          <table:table-cell office:value-type="float" office:value="142.8395" calcext:value-type="float">
            <text:p>142.8395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533485" calcext:value-type="float">
            <text:p>-4.53348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26075" calcext:value-type="float">
            <text:p>-11.26075</text:p>
          </table:table-cell>
          <table:table-cell office:value-type="float" office:value="0" calcext:value-type="float">
            <text:p>0</text:p>
          </table:table-cell>
          <table:table-cell office:value-type="float" office:value="10.51567" calcext:value-type="float">
            <text:p>10.5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586.3926" calcext:value-type="float">
            <text:p>586.3926</text:p>
          </table:table-cell>
          <table:table-cell office:value-type="float" office:value="13214.75" calcext:value-type="float">
            <text:p>1321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2561" calcext:value-type="float">
            <text:p>-15.22561</text:p>
          </table:table-cell>
          <table:table-cell office:value-type="float" office:value="34.20028" calcext:value-type="float">
            <text:p>34.20028</text:p>
          </table:table-cell>
          <table:table-cell office:value-type="float" office:value="0" calcext:value-type="float">
            <text:p>0</text:p>
          </table:table-cell>
          <table:table-cell office:value-type="float" office:value="140.3524" calcext:value-type="float">
            <text:p>140.3524</text:p>
          </table:table-cell>
          <table:table-cell office:value-type="float" office:value="84.3817" calcext:value-type="float">
            <text:p>84.3817</text:p>
          </table:table-cell>
          <table:table-cell office:value-type="float" office:value="0.02181919" calcext:value-type="float">
            <text:p>0.02181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44636" calcext:value-type="float">
            <text:p>8.9446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.20379" calcext:value-type="float">
            <text:p>-15.20379</text:p>
          </table:table-cell>
          <table:table-cell office:value-type="float" office:value="0" calcext:value-type="float">
            <text:p>0</text:p>
          </table:table-cell>
          <table:table-cell office:value-type="float" office:value="375.1586" calcext:value-type="float">
            <text:p>375.1586</text:p>
          </table:table-cell>
          <table:table-cell office:value-type="float" office:value="1224.557" calcext:value-type="float">
            <text:p>1224.557</text:p>
          </table:table-cell>
          <table:table-cell office:value-type="float" office:value="1518.866" calcext:value-type="float">
            <text:p>1518.866</text:p>
          </table:table-cell>
          <table:table-cell office:value-type="float" office:value="1303.306" calcext:value-type="float">
            <text:p>1303.306</text:p>
          </table:table-cell>
          <table:table-cell office:value-type="float" office:value="784.8394" calcext:value-type="float">
            <text:p>784.8394</text:p>
          </table:table-cell>
          <table:table-cell office:value-type="float" office:value="1092.31" calcext:value-type="float">
            <text:p>1092.31</text:p>
          </table:table-cell>
          <table:table-cell office:value-type="float" office:value="421.6557" calcext:value-type="float">
            <text:p>421.6557</text:p>
          </table:table-cell>
          <table:table-cell office:value-type="float" office:value="1871.678" calcext:value-type="float">
            <text:p>1871.678</text:p>
          </table:table-cell>
          <table:table-cell office:value-type="float" office:value="2102.507" calcext:value-type="float">
            <text:p>2102.507</text:p>
          </table:table-cell>
          <table:table-cell office:value-type="float" office:value="1677.839" calcext:value-type="float">
            <text:p>1677.839</text:p>
          </table:table-cell>
          <table:table-cell office:value-type="float" office:value="586.3633" calcext:value-type="float">
            <text:p>586.3633</text:p>
          </table:table-cell>
          <table:table-cell office:value-type="float" office:value="579.1361" calcext:value-type="float">
            <text:p>579.1361</text:p>
          </table:table-cell>
          <table:table-cell office:value-type="float" office:value="142.8395" calcext:value-type="float">
            <text:p>142.8395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601475" calcext:value-type="float">
            <text:p>-4.60147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48278" calcext:value-type="float">
            <text:p>-11.48278</text:p>
          </table:table-cell>
          <table:table-cell office:value-type="float" office:value="0" calcext:value-type="float">
            <text:p>0</text:p>
          </table:table-cell>
          <table:table-cell office:value-type="float" office:value="10.45151" calcext:value-type="float">
            <text:p>10.45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585.9402" calcext:value-type="float">
            <text:p>585.9402</text:p>
          </table:table-cell>
          <table:table-cell office:value-type="float" office:value="13214.82" calcext:value-type="float">
            <text:p>13214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0194" calcext:value-type="float">
            <text:p>-15.60194</text:p>
          </table:table-cell>
          <table:table-cell office:value-type="float" office:value="33.00338" calcext:value-type="float">
            <text:p>33.00338</text:p>
          </table:table-cell>
          <table:table-cell office:value-type="float" office:value="0" calcext:value-type="float">
            <text:p>0</text:p>
          </table:table-cell>
          <table:table-cell office:value-type="float" office:value="140.3215" calcext:value-type="float">
            <text:p>140.3215</text:p>
          </table:table-cell>
          <table:table-cell office:value-type="float" office:value="84.08202" calcext:value-type="float">
            <text:p>84.08202</text:p>
          </table:table-cell>
          <table:table-cell office:value-type="float" office:value="0.02228726" calcext:value-type="float">
            <text:p>0.02228726</text:p>
          </table:table-cell>
          <table:table-cell office:value-type="float" office:value="0" calcext:value-type="float">
            <text:p>0</text:p>
          </table:table-cell>
          <table:table-cell office:value-type="float" office:value="0.000002658404" calcext:value-type="float">
            <text:p>2.65840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.57965" calcext:value-type="float">
            <text:p>-15.57965</text:p>
          </table:table-cell>
          <table:table-cell office:value-type="float" office:value="0" calcext:value-type="float">
            <text:p>0</text:p>
          </table:table-cell>
          <table:table-cell office:value-type="float" office:value="375.2371" calcext:value-type="float">
            <text:p>375.2371</text:p>
          </table:table-cell>
          <table:table-cell office:value-type="float" office:value="1224.51" calcext:value-type="float">
            <text:p>1224.51</text:p>
          </table:table-cell>
          <table:table-cell office:value-type="float" office:value="1518.79" calcext:value-type="float">
            <text:p>1518.79</text:p>
          </table:table-cell>
          <table:table-cell office:value-type="float" office:value="1303.298" calcext:value-type="float">
            <text:p>1303.298</text:p>
          </table:table-cell>
          <table:table-cell office:value-type="float" office:value="784.8328" calcext:value-type="float">
            <text:p>784.8328</text:p>
          </table:table-cell>
          <table:table-cell office:value-type="float" office:value="1092.305" calcext:value-type="float">
            <text:p>1092.305</text:p>
          </table:table-cell>
          <table:table-cell office:value-type="float" office:value="421.652" calcext:value-type="float">
            <text:p>421.652</text:p>
          </table:table-cell>
          <table:table-cell office:value-type="float" office:value="1871.673" calcext:value-type="float">
            <text:p>1871.673</text:p>
          </table:table-cell>
          <table:table-cell office:value-type="float" office:value="2102.502" calcext:value-type="float">
            <text:p>2102.502</text:p>
          </table:table-cell>
          <table:table-cell office:value-type="float" office:value="1677.837" calcext:value-type="float">
            <text:p>1677.837</text:p>
          </table:table-cell>
          <table:table-cell office:value-type="float" office:value="586.3627" calcext:value-type="float">
            <text:p>586.3627</text:p>
          </table:table-cell>
          <table:table-cell office:value-type="float" office:value="579.1356" calcext:value-type="float">
            <text:p>579.1356</text:p>
          </table:table-cell>
          <table:table-cell office:value-type="float" office:value="142.8394" calcext:value-type="float">
            <text:p>142.8394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633599" calcext:value-type="float">
            <text:p>-4.63359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84567" calcext:value-type="float">
            <text:p>-11.84567</text:p>
          </table:table-cell>
          <table:table-cell office:value-type="float" office:value="0" calcext:value-type="float">
            <text:p>0</text:p>
          </table:table-cell>
          <table:table-cell office:value-type="float" office:value="10.43848" calcext:value-type="float">
            <text:p>10.43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585.476" calcext:value-type="float">
            <text:p>585.476</text:p>
          </table:table-cell>
          <table:table-cell office:value-type="float" office:value="13214.89" calcext:value-type="float">
            <text:p>13214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631" calcext:value-type="float">
            <text:p>-16.0631</text:p>
          </table:table-cell>
          <table:table-cell office:value-type="float" office:value="35.04729" calcext:value-type="float">
            <text:p>35.04729</text:p>
          </table:table-cell>
          <table:table-cell office:value-type="float" office:value="0" calcext:value-type="float">
            <text:p>0</text:p>
          </table:table-cell>
          <table:table-cell office:value-type="float" office:value="140.3204" calcext:value-type="float">
            <text:p>140.3204</text:p>
          </table:table-cell>
          <table:table-cell office:value-type="float" office:value="83.84743" calcext:value-type="float">
            <text:p>83.84743</text:p>
          </table:table-cell>
          <table:table-cell office:value-type="float" office:value="0.02271284" calcext:value-type="float">
            <text:p>0.02271284</text:p>
          </table:table-cell>
          <table:table-cell office:value-type="float" office:value="0" calcext:value-type="float">
            <text:p>0</text:p>
          </table:table-cell>
          <table:table-cell office:value-type="float" office:value="0.000004017821" calcext:value-type="float">
            <text:p>4.01782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.04039" calcext:value-type="float">
            <text:p>-16.04039</text:p>
          </table:table-cell>
          <table:table-cell office:value-type="float" office:value="0" calcext:value-type="float">
            <text:p>0</text:p>
          </table:table-cell>
          <table:table-cell office:value-type="float" office:value="375.2852" calcext:value-type="float">
            <text:p>375.2852</text:p>
          </table:table-cell>
          <table:table-cell office:value-type="float" office:value="1224.417" calcext:value-type="float">
            <text:p>1224.417</text:p>
          </table:table-cell>
          <table:table-cell office:value-type="float" office:value="1518.709" calcext:value-type="float">
            <text:p>1518.709</text:p>
          </table:table-cell>
          <table:table-cell office:value-type="float" office:value="1303.289" calcext:value-type="float">
            <text:p>1303.289</text:p>
          </table:table-cell>
          <table:table-cell office:value-type="float" office:value="784.8259" calcext:value-type="float">
            <text:p>784.8259</text:p>
          </table:table-cell>
          <table:table-cell office:value-type="float" office:value="1092.301" calcext:value-type="float">
            <text:p>1092.301</text:p>
          </table:table-cell>
          <table:table-cell office:value-type="float" office:value="421.6479" calcext:value-type="float">
            <text:p>421.6479</text:p>
          </table:table-cell>
          <table:table-cell office:value-type="float" office:value="1871.667" calcext:value-type="float">
            <text:p>1871.667</text:p>
          </table:table-cell>
          <table:table-cell office:value-type="float" office:value="2102.497" calcext:value-type="float">
            <text:p>2102.497</text:p>
          </table:table-cell>
          <table:table-cell office:value-type="float" office:value="1677.836" calcext:value-type="float">
            <text:p>1677.836</text:p>
          </table:table-cell>
          <table:table-cell office:value-type="float" office:value="586.3621" calcext:value-type="float">
            <text:p>586.3621</text:p>
          </table:table-cell>
          <table:table-cell office:value-type="float" office:value="579.1351" calcext:value-type="float">
            <text:p>579.1351</text:p>
          </table:table-cell>
          <table:table-cell office:value-type="float" office:value="142.8394" calcext:value-type="float">
            <text:p>142.8394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04634572" calcext:value-type="float">
            <text:p>-4.63457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22368" calcext:value-type="float">
            <text:p>-12.22368</text:p>
          </table:table-cell>
          <table:table-cell office:value-type="float" office:value="0" calcext:value-type="float">
            <text:p>0</text:p>
          </table:table-cell>
          <table:table-cell office:value-type="float" office:value="10.3557" calcext:value-type="float">
            <text:p>10.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585.1653" calcext:value-type="float">
            <text:p>585.1653</text:p>
          </table:table-cell>
          <table:table-cell office:value-type="float" office:value="13214.93" calcext:value-type="float">
            <text:p>1321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8467" calcext:value-type="float">
            <text:p>-16.38467</text:p>
          </table:table-cell>
          <table:table-cell office:value-type="float" office:value="36.10946" calcext:value-type="float">
            <text:p>36.10946</text:p>
          </table:table-cell>
          <table:table-cell office:value-type="float" office:value="0" calcext:value-type="float">
            <text:p>0</text:p>
          </table:table-cell>
          <table:table-cell office:value-type="float" office:value="140.2505" calcext:value-type="float">
            <text:p>140.2505</text:p>
          </table:table-cell>
          <table:table-cell office:value-type="float" office:value="83.70773" calcext:value-type="float">
            <text:p>83.70773</text:p>
          </table:table-cell>
          <table:table-cell office:value-type="float" office:value="0.02318596" calcext:value-type="float">
            <text:p>0.02318596</text:p>
          </table:table-cell>
          <table:table-cell office:value-type="float" office:value="0" calcext:value-type="float">
            <text:p>0</text:p>
          </table:table-cell>
          <table:table-cell office:value-type="float" office:value="0.000004118718" calcext:value-type="float">
            <text:p>4.11871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.36149" calcext:value-type="float">
            <text:p>-16.36149</text:p>
          </table:table-cell>
          <table:table-cell office:value-type="float" office:value="0" calcext:value-type="float">
            <text:p>0</text:p>
          </table:table-cell>
          <table:table-cell office:value-type="float" office:value="375.3204" calcext:value-type="float">
            <text:p>375.3204</text:p>
          </table:table-cell>
          <table:table-cell office:value-type="float" office:value="1224.36" calcext:value-type="float">
            <text:p>1224.36</text:p>
          </table:table-cell>
          <table:table-cell office:value-type="float" office:value="1518.643" calcext:value-type="float">
            <text:p>1518.643</text:p>
          </table:table-cell>
          <table:table-cell office:value-type="float" office:value="1303.278" calcext:value-type="float">
            <text:p>1303.278</text:p>
          </table:table-cell>
          <table:table-cell office:value-type="float" office:value="784.8189" calcext:value-type="float">
            <text:p>784.8189</text:p>
          </table:table-cell>
          <table:table-cell office:value-type="float" office:value="1092.295" calcext:value-type="float">
            <text:p>1092.295</text:p>
          </table:table-cell>
          <table:table-cell office:value-type="float" office:value="421.644" calcext:value-type="float">
            <text:p>421.644</text:p>
          </table:table-cell>
          <table:table-cell office:value-type="float" office:value="1871.662" calcext:value-type="float">
            <text:p>1871.662</text:p>
          </table:table-cell>
          <table:table-cell office:value-type="float" office:value="2102.492" calcext:value-type="float">
            <text:p>2102.492</text:p>
          </table:table-cell>
          <table:table-cell office:value-type="float" office:value="1677.834" calcext:value-type="float">
            <text:p>1677.834</text:p>
          </table:table-cell>
          <table:table-cell office:value-type="float" office:value="586.3616" calcext:value-type="float">
            <text:p>586.3616</text:p>
          </table:table-cell>
          <table:table-cell office:value-type="float" office:value="579.1345" calcext:value-type="float">
            <text:p>579.1345</text:p>
          </table:table-cell>
          <table:table-cell office:value-type="float" office:value="142.8394" calcext:value-type="float">
            <text:p>142.8394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4634219" calcext:value-type="float">
            <text:p>-4.63421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47558" calcext:value-type="float">
            <text:p>-12.47558</text:p>
          </table:table-cell>
          <table:table-cell office:value-type="float" office:value="0" calcext:value-type="float">
            <text:p>0</text:p>
          </table:table-cell>
          <table:table-cell office:value-type="float" office:value="10.2864" calcext:value-type="float">
            <text:p>10.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584.7042" calcext:value-type="float">
            <text:p>584.7042</text:p>
          </table:table-cell>
          <table:table-cell office:value-type="float" office:value="13215.01" calcext:value-type="float">
            <text:p>13215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1454" calcext:value-type="float">
            <text:p>-16.81454</text:p>
          </table:table-cell>
          <table:table-cell office:value-type="float" office:value="36.40027" calcext:value-type="float">
            <text:p>36.40027</text:p>
          </table:table-cell>
          <table:table-cell office:value-type="float" office:value="0" calcext:value-type="float">
            <text:p>0</text:p>
          </table:table-cell>
          <table:table-cell office:value-type="float" office:value="140.2673" calcext:value-type="float">
            <text:p>140.2673</text:p>
          </table:table-cell>
          <table:table-cell office:value-type="float" office:value="83.37855" calcext:value-type="float">
            <text:p>83.37855</text:p>
          </table:table-cell>
          <table:table-cell office:value-type="float" office:value="0.02363605" calcext:value-type="float">
            <text:p>0.02363605</text:p>
          </table:table-cell>
          <table:table-cell office:value-type="float" office:value="0" calcext:value-type="float">
            <text:p>0</text:p>
          </table:table-cell>
          <table:table-cell office:value-type="float" office:value="0.000004125754" calcext:value-type="float">
            <text:p>4.12575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.7909" calcext:value-type="float">
            <text:p>-16.7909</text:p>
          </table:table-cell>
          <table:table-cell office:value-type="float" office:value="0" calcext:value-type="float">
            <text:p>0</text:p>
          </table:table-cell>
          <table:table-cell office:value-type="float" office:value="375.3918" calcext:value-type="float">
            <text:p>375.3918</text:p>
          </table:table-cell>
          <table:table-cell office:value-type="float" office:value="1224.322" calcext:value-type="float">
            <text:p>1224.322</text:p>
          </table:table-cell>
          <table:table-cell office:value-type="float" office:value="1518.597" calcext:value-type="float">
            <text:p>1518.597</text:p>
          </table:table-cell>
          <table:table-cell office:value-type="float" office:value="1303.269" calcext:value-type="float">
            <text:p>1303.269</text:p>
          </table:table-cell>
          <table:table-cell office:value-type="float" office:value="784.8119" calcext:value-type="float">
            <text:p>784.8119</text:p>
          </table:table-cell>
          <table:table-cell office:value-type="float" office:value="1092.29" calcext:value-type="float">
            <text:p>1092.29</text:p>
          </table:table-cell>
          <table:table-cell office:value-type="float" office:value="421.6402" calcext:value-type="float">
            <text:p>421.6402</text:p>
          </table:table-cell>
          <table:table-cell office:value-type="float" office:value="1871.656" calcext:value-type="float">
            <text:p>1871.656</text:p>
          </table:table-cell>
          <table:table-cell office:value-type="float" office:value="2102.488" calcext:value-type="float">
            <text:p>2102.488</text:p>
          </table:table-cell>
          <table:table-cell office:value-type="float" office:value="1677.833" calcext:value-type="float">
            <text:p>1677.833</text:p>
          </table:table-cell>
          <table:table-cell office:value-type="float" office:value="586.361" calcext:value-type="float">
            <text:p>586.361</text:p>
          </table:table-cell>
          <table:table-cell office:value-type="float" office:value="579.134" calcext:value-type="float">
            <text:p>579.134</text:p>
          </table:table-cell>
          <table:table-cell office:value-type="float" office:value="142.8394" calcext:value-type="float">
            <text:p>142.8394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4636732" calcext:value-type="float">
            <text:p>-4.63673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4779" calcext:value-type="float">
            <text:p>-12.84779</text:p>
          </table:table-cell>
          <table:table-cell office:value-type="float" office:value="0" calcext:value-type="float">
            <text:p>0</text:p>
          </table:table-cell>
          <table:table-cell office:value-type="float" office:value="10.22898" calcext:value-type="float">
            <text:p>10.2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583.8235" calcext:value-type="float">
            <text:p>583.8235</text:p>
          </table:table-cell>
          <table:table-cell office:value-type="float" office:value="13215.17" calcext:value-type="float">
            <text:p>1321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7681" calcext:value-type="float">
            <text:p>-17.57681</text:p>
          </table:table-cell>
          <table:table-cell office:value-type="float" office:value="38.84239" calcext:value-type="float">
            <text:p>38.84239</text:p>
          </table:table-cell>
          <table:table-cell office:value-type="float" office:value="0" calcext:value-type="float">
            <text:p>0</text:p>
          </table:table-cell>
          <table:table-cell office:value-type="float" office:value="140.4649" calcext:value-type="float">
            <text:p>140.4649</text:p>
          </table:table-cell>
          <table:table-cell office:value-type="float" office:value="82.71604" calcext:value-type="float">
            <text:p>82.71604</text:p>
          </table:table-cell>
          <table:table-cell office:value-type="float" office:value="0.02412985" calcext:value-type="float">
            <text:p>0.02412985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88" calcext:value-type="float">
            <text:p>4.12658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.55269" calcext:value-type="float">
            <text:p>-17.55269</text:p>
          </table:table-cell>
          <table:table-cell office:value-type="float" office:value="0" calcext:value-type="float">
            <text:p>0</text:p>
          </table:table-cell>
          <table:table-cell office:value-type="float" office:value="375.4948" calcext:value-type="float">
            <text:p>375.4948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518.54" calcext:value-type="float">
            <text:p>1518.54</text:p>
          </table:table-cell>
          <table:table-cell office:value-type="float" office:value="1303.261" calcext:value-type="float">
            <text:p>1303.261</text:p>
          </table:table-cell>
          <table:table-cell office:value-type="float" office:value="784.8051" calcext:value-type="float">
            <text:p>784.8051</text:p>
          </table:table-cell>
          <table:table-cell office:value-type="float" office:value="1092.285" calcext:value-type="float">
            <text:p>1092.285</text:p>
          </table:table-cell>
          <table:table-cell office:value-type="float" office:value="421.6364" calcext:value-type="float">
            <text:p>421.6364</text:p>
          </table:table-cell>
          <table:table-cell office:value-type="float" office:value="1871.651" calcext:value-type="float">
            <text:p>1871.651</text:p>
          </table:table-cell>
          <table:table-cell office:value-type="float" office:value="2102.483" calcext:value-type="float">
            <text:p>2102.483</text:p>
          </table:table-cell>
          <table:table-cell office:value-type="float" office:value="1677.831" calcext:value-type="float">
            <text:p>1677.831</text:p>
          </table:table-cell>
          <table:table-cell office:value-type="float" office:value="586.3604" calcext:value-type="float">
            <text:p>586.3604</text:p>
          </table:table-cell>
          <table:table-cell office:value-type="float" office:value="579.1335" calcext:value-type="float">
            <text:p>579.1335</text:p>
          </table:table-cell>
          <table:table-cell office:value-type="float" office:value="142.8394" calcext:value-type="float">
            <text:p>142.8394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4663678" calcext:value-type="float">
            <text:p>-4.66367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56023" calcext:value-type="float">
            <text:p>-13.56023</text:p>
          </table:table-cell>
          <table:table-cell office:value-type="float" office:value="0" calcext:value-type="float">
            <text:p>0</text:p>
          </table:table-cell>
          <table:table-cell office:value-type="float" office:value="10.17945" calcext:value-type="float">
            <text:p>10.1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582.9617" calcext:value-type="float">
            <text:p>582.9617</text:p>
          </table:table-cell>
          <table:table-cell office:value-type="float" office:value="13215.32" calcext:value-type="float">
            <text:p>1321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2118" calcext:value-type="float">
            <text:p>-18.32118</text:p>
          </table:table-cell>
          <table:table-cell office:value-type="float" office:value="41.00012" calcext:value-type="float">
            <text:p>41.00012</text:p>
          </table:table-cell>
          <table:table-cell office:value-type="float" office:value="0" calcext:value-type="float">
            <text:p>0</text:p>
          </table:table-cell>
          <table:table-cell office:value-type="float" office:value="140.5865" calcext:value-type="float">
            <text:p>140.5865</text:p>
          </table:table-cell>
          <table:table-cell office:value-type="float" office:value="82.11565" calcext:value-type="float">
            <text:p>82.11565</text:p>
          </table:table-cell>
          <table:table-cell office:value-type="float" office:value="0.02463373" calcext:value-type="float">
            <text:p>0.02463373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3" calcext:value-type="float">
            <text:p>4.12659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8.29655" calcext:value-type="float">
            <text:p>-18.29655</text:p>
          </table:table-cell>
          <table:table-cell office:value-type="float" office:value="0" calcext:value-type="float">
            <text:p>0</text:p>
          </table:table-cell>
          <table:table-cell office:value-type="float" office:value="375.5945" calcext:value-type="float">
            <text:p>375.5945</text:p>
          </table:table-cell>
          <table:table-cell office:value-type="float" office:value="1224.154" calcext:value-type="float">
            <text:p>1224.154</text:p>
          </table:table-cell>
          <table:table-cell office:value-type="float" office:value="1518.466" calcext:value-type="float">
            <text:p>1518.466</text:p>
          </table:table-cell>
          <table:table-cell office:value-type="float" office:value="1303.252" calcext:value-type="float">
            <text:p>1303.252</text:p>
          </table:table-cell>
          <table:table-cell office:value-type="float" office:value="784.798" calcext:value-type="float">
            <text:p>784.798</text:p>
          </table:table-cell>
          <table:table-cell office:value-type="float" office:value="1092.28" calcext:value-type="float">
            <text:p>1092.28</text:p>
          </table:table-cell>
          <table:table-cell office:value-type="float" office:value="421.6326" calcext:value-type="float">
            <text:p>421.6326</text:p>
          </table:table-cell>
          <table:table-cell office:value-type="float" office:value="1871.645" calcext:value-type="float">
            <text:p>1871.645</text:p>
          </table:table-cell>
          <table:table-cell office:value-type="float" office:value="2102.479" calcext:value-type="float">
            <text:p>2102.479</text:p>
          </table:table-cell>
          <table:table-cell office:value-type="float" office:value="1677.83" calcext:value-type="float">
            <text:p>1677.83</text:p>
          </table:table-cell>
          <table:table-cell office:value-type="float" office:value="586.3599" calcext:value-type="float">
            <text:p>586.3599</text:p>
          </table:table-cell>
          <table:table-cell office:value-type="float" office:value="579.133" calcext:value-type="float">
            <text:p>579.133</text:p>
          </table:table-cell>
          <table:table-cell office:value-type="float" office:value="142.8393" calcext:value-type="float">
            <text:p>142.8393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4695715" calcext:value-type="float">
            <text:p>-4.69571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25167" calcext:value-type="float">
            <text:p>-14.25167</text:p>
          </table:table-cell>
          <table:table-cell office:value-type="float" office:value="0" calcext:value-type="float">
            <text:p>0</text:p>
          </table:table-cell>
          <table:table-cell office:value-type="float" office:value="10.12708" calcext:value-type="float">
            <text:p>10.1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581.5084" calcext:value-type="float">
            <text:p>581.5084</text:p>
          </table:table-cell>
          <table:table-cell office:value-type="float" office:value="13215.57" calcext:value-type="float">
            <text:p>13215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54416" calcext:value-type="float">
            <text:p>-19.54416</text:p>
          </table:table-cell>
          <table:table-cell office:value-type="float" office:value="44.93507" calcext:value-type="float">
            <text:p>44.93507</text:p>
          </table:table-cell>
          <table:table-cell office:value-type="float" office:value="0" calcext:value-type="float">
            <text:p>0</text:p>
          </table:table-cell>
          <table:table-cell office:value-type="float" office:value="140.9445" calcext:value-type="float">
            <text:p>140.9445</text:p>
          </table:table-cell>
          <table:table-cell office:value-type="float" office:value="81.16412" calcext:value-type="float">
            <text:p>81.16412</text:p>
          </table:table-cell>
          <table:table-cell office:value-type="float" office:value="0.02516925" calcext:value-type="float">
            <text:p>0.02516925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5" calcext:value-type="float">
            <text:p>4.12659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.51899" calcext:value-type="float">
            <text:p>-19.51899</text:p>
          </table:table-cell>
          <table:table-cell office:value-type="float" office:value="0" calcext:value-type="float">
            <text:p>0</text:p>
          </table:table-cell>
          <table:table-cell office:value-type="float" office:value="375.7351" calcext:value-type="float">
            <text:p>375.7351</text:p>
          </table:table-cell>
          <table:table-cell office:value-type="float" office:value="1223.93" calcext:value-type="float">
            <text:p>1223.93</text:p>
          </table:table-cell>
          <table:table-cell office:value-type="float" office:value="1518.34" calcext:value-type="float">
            <text:p>1518.34</text:p>
          </table:table-cell>
          <table:table-cell office:value-type="float" office:value="1303.241" calcext:value-type="float">
            <text:p>1303.241</text:p>
          </table:table-cell>
          <table:table-cell office:value-type="float" office:value="784.7899" calcext:value-type="float">
            <text:p>784.7899</text:p>
          </table:table-cell>
          <table:table-cell office:value-type="float" office:value="1092.275" calcext:value-type="float">
            <text:p>1092.275</text:p>
          </table:table-cell>
          <table:table-cell office:value-type="float" office:value="421.6288" calcext:value-type="float">
            <text:p>421.6288</text:p>
          </table:table-cell>
          <table:table-cell office:value-type="float" office:value="1871.64" calcext:value-type="float">
            <text:p>1871.64</text:p>
          </table:table-cell>
          <table:table-cell office:value-type="float" office:value="2102.474" calcext:value-type="float">
            <text:p>2102.474</text:p>
          </table:table-cell>
          <table:table-cell office:value-type="float" office:value="1677.829" calcext:value-type="float">
            <text:p>1677.829</text:p>
          </table:table-cell>
          <table:table-cell office:value-type="float" office:value="586.3594" calcext:value-type="float">
            <text:p>586.3594</text:p>
          </table:table-cell>
          <table:table-cell office:value-type="float" office:value="579.1325" calcext:value-type="float">
            <text:p>579.1325</text:p>
          </table:table-cell>
          <table:table-cell office:value-type="float" office:value="142.8393" calcext:value-type="float">
            <text:p>142.8393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5082039" calcext:value-type="float">
            <text:p>-5.08203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43312" calcext:value-type="float">
            <text:p>-15.43312</text:p>
          </table:table-cell>
          <table:table-cell office:value-type="float" office:value="0" calcext:value-type="float">
            <text:p>0</text:p>
          </table:table-cell>
          <table:table-cell office:value-type="float" office:value="10.08605" calcext:value-type="float">
            <text:p>10.08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580.8942" calcext:value-type="float">
            <text:p>580.8942</text:p>
          </table:table-cell>
          <table:table-cell office:value-type="float" office:value="13215.68" calcext:value-type="float">
            <text:p>13215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9838" calcext:value-type="float">
            <text:p>-20.09838</text:p>
          </table:table-cell>
          <table:table-cell office:value-type="float" office:value="46.81456" calcext:value-type="float">
            <text:p>46.81456</text:p>
          </table:table-cell>
          <table:table-cell office:value-type="float" office:value="0" calcext:value-type="float">
            <text:p>0</text:p>
          </table:table-cell>
          <table:table-cell office:value-type="float" office:value="140.9081" calcext:value-type="float">
            <text:p>140.9081</text:p>
          </table:table-cell>
          <table:table-cell office:value-type="float" office:value="80.85825" calcext:value-type="float">
            <text:p>80.85825</text:p>
          </table:table-cell>
          <table:table-cell office:value-type="float" office:value="0.02571324" calcext:value-type="float">
            <text:p>0.02571324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.07267" calcext:value-type="float">
            <text:p>-20.07267</text:p>
          </table:table-cell>
          <table:table-cell office:value-type="float" office:value="0" calcext:value-type="float">
            <text:p>0</text:p>
          </table:table-cell>
          <table:table-cell office:value-type="float" office:value="375.8058" calcext:value-type="float">
            <text:p>375.8058</text:p>
          </table:table-cell>
          <table:table-cell office:value-type="float" office:value="1223.818" calcext:value-type="float">
            <text:p>1223.818</text:p>
          </table:table-cell>
          <table:table-cell office:value-type="float" office:value="1518.22" calcext:value-type="float">
            <text:p>1518.22</text:p>
          </table:table-cell>
          <table:table-cell office:value-type="float" office:value="1303.229" calcext:value-type="float">
            <text:p>1303.229</text:p>
          </table:table-cell>
          <table:table-cell office:value-type="float" office:value="784.7815" calcext:value-type="float">
            <text:p>784.7815</text:p>
          </table:table-cell>
          <table:table-cell office:value-type="float" office:value="1092.269" calcext:value-type="float">
            <text:p>1092.269</text:p>
          </table:table-cell>
          <table:table-cell office:value-type="float" office:value="421.6249" calcext:value-type="float">
            <text:p>421.6249</text:p>
          </table:table-cell>
          <table:table-cell office:value-type="float" office:value="1871.634" calcext:value-type="float">
            <text:p>1871.634</text:p>
          </table:table-cell>
          <table:table-cell office:value-type="float" office:value="2102.469" calcext:value-type="float">
            <text:p>2102.469</text:p>
          </table:table-cell>
          <table:table-cell office:value-type="float" office:value="1677.827" calcext:value-type="float">
            <text:p>1677.827</text:p>
          </table:table-cell>
          <table:table-cell office:value-type="float" office:value="586.3589" calcext:value-type="float">
            <text:p>586.3589</text:p>
          </table:table-cell>
          <table:table-cell office:value-type="float" office:value="579.132" calcext:value-type="float">
            <text:p>579.132</text:p>
          </table:table-cell>
          <table:table-cell office:value-type="float" office:value="142.8393" calcext:value-type="float">
            <text:p>142.8393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5091342" calcext:value-type="float">
            <text:p>-5.09134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92423" calcext:value-type="float">
            <text:p>-15.92423</text:p>
          </table:table-cell>
          <table:table-cell office:value-type="float" office:value="0" calcext:value-type="float">
            <text:p>0</text:p>
          </table:table-cell>
          <table:table-cell office:value-type="float" office:value="10.02344" calcext:value-type="float">
            <text:p>10.0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580.5832" calcext:value-type="float">
            <text:p>580.5832</text:p>
          </table:table-cell>
          <table:table-cell office:value-type="float" office:value="13215.72" calcext:value-type="float">
            <text:p>1321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109" calcext:value-type="float">
            <text:p>-20.4109</text:p>
          </table:table-cell>
          <table:table-cell office:value-type="float" office:value="47.95086" calcext:value-type="float">
            <text:p>47.95086</text:p>
          </table:table-cell>
          <table:table-cell office:value-type="float" office:value="0" calcext:value-type="float">
            <text:p>0</text:p>
          </table:table-cell>
          <table:table-cell office:value-type="float" office:value="140.8003" calcext:value-type="float">
            <text:p>140.8003</text:p>
          </table:table-cell>
          <table:table-cell office:value-type="float" office:value="80.75296" calcext:value-type="float">
            <text:p>80.75296</text:p>
          </table:table-cell>
          <table:table-cell office:value-type="float" office:value="0.02624799" calcext:value-type="float">
            <text:p>0.02624799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.38465" calcext:value-type="float">
            <text:p>-20.38465</text:p>
          </table:table-cell>
          <table:table-cell office:value-type="float" office:value="0" calcext:value-type="float">
            <text:p>0</text:p>
          </table:table-cell>
          <table:table-cell office:value-type="float" office:value="375.8439" calcext:value-type="float">
            <text:p>375.8439</text:p>
          </table:table-cell>
          <table:table-cell office:value-type="float" office:value="1223.758" calcext:value-type="float">
            <text:p>1223.758</text:p>
          </table:table-cell>
          <table:table-cell office:value-type="float" office:value="1518.122" calcext:value-type="float">
            <text:p>1518.122</text:p>
          </table:table-cell>
          <table:table-cell office:value-type="float" office:value="1303.217" calcext:value-type="float">
            <text:p>1303.217</text:p>
          </table:table-cell>
          <table:table-cell office:value-type="float" office:value="784.7729" calcext:value-type="float">
            <text:p>784.7729</text:p>
          </table:table-cell>
          <table:table-cell office:value-type="float" office:value="1092.264" calcext:value-type="float">
            <text:p>1092.264</text:p>
          </table:table-cell>
          <table:table-cell office:value-type="float" office:value="421.6212" calcext:value-type="float">
            <text:p>421.6212</text:p>
          </table:table-cell>
          <table:table-cell office:value-type="float" office:value="1871.629" calcext:value-type="float">
            <text:p>1871.629</text:p>
          </table:table-cell>
          <table:table-cell office:value-type="float" office:value="2102.465" calcext:value-type="float">
            <text:p>2102.465</text:p>
          </table:table-cell>
          <table:table-cell office:value-type="float" office:value="1677.826" calcext:value-type="float">
            <text:p>1677.826</text:p>
          </table:table-cell>
          <table:table-cell office:value-type="float" office:value="586.3583" calcext:value-type="float">
            <text:p>586.3583</text:p>
          </table:table-cell>
          <table:table-cell office:value-type="float" office:value="579.1315" calcext:value-type="float">
            <text:p>579.1315</text:p>
          </table:table-cell>
          <table:table-cell office:value-type="float" office:value="142.8393" calcext:value-type="float">
            <text:p>142.8393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5091125" calcext:value-type="float">
            <text:p>-5.09112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17384" calcext:value-type="float">
            <text:p>-16.17384</text:p>
          </table:table-cell>
          <table:table-cell office:value-type="float" office:value="0" calcext:value-type="float">
            <text:p>0</text:p>
          </table:table-cell>
          <table:table-cell office:value-type="float" office:value="9.961012" calcext:value-type="float">
            <text:p>9.96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580.4109" calcext:value-type="float">
            <text:p>580.4109</text:p>
          </table:table-cell>
          <table:table-cell office:value-type="float" office:value="13215.74" calcext:value-type="float">
            <text:p>13215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6227" calcext:value-type="float">
            <text:p>-20.6227</text:p>
          </table:table-cell>
          <table:table-cell office:value-type="float" office:value="49.13168" calcext:value-type="float">
            <text:p>49.13168</text:p>
          </table:table-cell>
          <table:table-cell office:value-type="float" office:value="0" calcext:value-type="float">
            <text:p>0</text:p>
          </table:table-cell>
          <table:table-cell office:value-type="float" office:value="140.7001" calcext:value-type="float">
            <text:p>140.7001</text:p>
          </table:table-cell>
          <table:table-cell office:value-type="float" office:value="80.73097" calcext:value-type="float">
            <text:p>80.73097</text:p>
          </table:table-cell>
          <table:table-cell office:value-type="float" office:value="0.0267285" calcext:value-type="float">
            <text:p>0.0267285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.59598" calcext:value-type="float">
            <text:p>-20.59598</text:p>
          </table:table-cell>
          <table:table-cell office:value-type="float" office:value="0" calcext:value-type="float">
            <text:p>0</text:p>
          </table:table-cell>
          <table:table-cell office:value-type="float" office:value="375.8596" calcext:value-type="float">
            <text:p>375.8596</text:p>
          </table:table-cell>
          <table:table-cell office:value-type="float" office:value="1223.727" calcext:value-type="float">
            <text:p>1223.727</text:p>
          </table:table-cell>
          <table:table-cell office:value-type="float" office:value="1518.045" calcext:value-type="float">
            <text:p>1518.045</text:p>
          </table:table-cell>
          <table:table-cell office:value-type="float" office:value="1303.205" calcext:value-type="float">
            <text:p>1303.205</text:p>
          </table:table-cell>
          <table:table-cell office:value-type="float" office:value="784.7643" calcext:value-type="float">
            <text:p>784.7643</text:p>
          </table:table-cell>
          <table:table-cell office:value-type="float" office:value="1092.258" calcext:value-type="float">
            <text:p>1092.258</text:p>
          </table:table-cell>
          <table:table-cell office:value-type="float" office:value="421.6173" calcext:value-type="float">
            <text:p>421.6173</text:p>
          </table:table-cell>
          <table:table-cell office:value-type="float" office:value="1871.624" calcext:value-type="float">
            <text:p>1871.624</text:p>
          </table:table-cell>
          <table:table-cell office:value-type="float" office:value="2102.46" calcext:value-type="float">
            <text:p>2102.46</text:p>
          </table:table-cell>
          <table:table-cell office:value-type="float" office:value="1677.824" calcext:value-type="float">
            <text:p>1677.824</text:p>
          </table:table-cell>
          <table:table-cell office:value-type="float" office:value="586.3578" calcext:value-type="float">
            <text:p>586.3578</text:p>
          </table:table-cell>
          <table:table-cell office:value-type="float" office:value="579.131" calcext:value-type="float">
            <text:p>579.131</text:p>
          </table:table-cell>
          <table:table-cell office:value-type="float" office:value="142.8392" calcext:value-type="float">
            <text:p>142.8392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5090334" calcext:value-type="float">
            <text:p>-5.0903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31846" calcext:value-type="float">
            <text:p>-16.31846</text:p>
          </table:table-cell>
          <table:table-cell office:value-type="float" office:value="0" calcext:value-type="float">
            <text:p>0</text:p>
          </table:table-cell>
          <table:table-cell office:value-type="float" office:value="9.894135" calcext:value-type="float">
            <text:p>9.894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580.2443" calcext:value-type="float">
            <text:p>580.2443</text:p>
          </table:table-cell>
          <table:table-cell office:value-type="float" office:value="13215.76" calcext:value-type="float">
            <text:p>1321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2295" calcext:value-type="float">
            <text:p>-20.82295</text:p>
          </table:table-cell>
          <table:table-cell office:value-type="float" office:value="50.01865" calcext:value-type="float">
            <text:p>50.01865</text:p>
          </table:table-cell>
          <table:table-cell office:value-type="float" office:value="0" calcext:value-type="float">
            <text:p>0</text:p>
          </table:table-cell>
          <table:table-cell office:value-type="float" office:value="140.5877" calcext:value-type="float">
            <text:p>140.5877</text:p>
          </table:table-cell>
          <table:table-cell office:value-type="float" office:value="80.6776" calcext:value-type="float">
            <text:p>80.6776</text:p>
          </table:table-cell>
          <table:table-cell office:value-type="float" office:value="0.02718401" calcext:value-type="float">
            <text:p>0.02718401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.79577" calcext:value-type="float">
            <text:p>-20.79577</text:p>
          </table:table-cell>
          <table:table-cell office:value-type="float" office:value="0" calcext:value-type="float">
            <text:p>0</text:p>
          </table:table-cell>
          <table:table-cell office:value-type="float" office:value="375.8774" calcext:value-type="float">
            <text:p>375.8774</text:p>
          </table:table-cell>
          <table:table-cell office:value-type="float" office:value="1223.7" calcext:value-type="float">
            <text:p>1223.7</text:p>
          </table:table-cell>
          <table:table-cell office:value-type="float" office:value="1518.006" calcext:value-type="float">
            <text:p>1518.006</text:p>
          </table:table-cell>
          <table:table-cell office:value-type="float" office:value="1303.194" calcext:value-type="float">
            <text:p>1303.194</text:p>
          </table:table-cell>
          <table:table-cell office:value-type="float" office:value="784.7557" calcext:value-type="float">
            <text:p>784.7557</text:p>
          </table:table-cell>
          <table:table-cell office:value-type="float" office:value="1092.253" calcext:value-type="float">
            <text:p>1092.253</text:p>
          </table:table-cell>
          <table:table-cell office:value-type="float" office:value="421.6134" calcext:value-type="float">
            <text:p>421.6134</text:p>
          </table:table-cell>
          <table:table-cell office:value-type="float" office:value="1871.618" calcext:value-type="float">
            <text:p>1871.618</text:p>
          </table:table-cell>
          <table:table-cell office:value-type="float" office:value="2102.456" calcext:value-type="float">
            <text:p>2102.456</text:p>
          </table:table-cell>
          <table:table-cell office:value-type="float" office:value="1677.823" calcext:value-type="float">
            <text:p>1677.823</text:p>
          </table:table-cell>
          <table:table-cell office:value-type="float" office:value="586.3574" calcext:value-type="float">
            <text:p>586.3574</text:p>
          </table:table-cell>
          <table:table-cell office:value-type="float" office:value="579.1305" calcext:value-type="float">
            <text:p>579.1305</text:p>
          </table:table-cell>
          <table:table-cell office:value-type="float" office:value="142.8392" calcext:value-type="float">
            <text:p>142.8392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5089835" calcext:value-type="float">
            <text:p>-5.08983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45383" calcext:value-type="float">
            <text:p>-16.45383</text:p>
          </table:table-cell>
          <table:table-cell office:value-type="float" office:value="0" calcext:value-type="float">
            <text:p>0</text:p>
          </table:table-cell>
          <table:table-cell office:value-type="float" office:value="9.829432" calcext:value-type="float">
            <text:p>9.829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580.1216" calcext:value-type="float">
            <text:p>580.1216</text:p>
          </table:table-cell>
          <table:table-cell office:value-type="float" office:value="13215.78" calcext:value-type="float">
            <text:p>1321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8021" calcext:value-type="float">
            <text:p>-20.98021</text:p>
          </table:table-cell>
          <table:table-cell office:value-type="float" office:value="49.98561" calcext:value-type="float">
            <text:p>49.98561</text:p>
          </table:table-cell>
          <table:table-cell office:value-type="float" office:value="0" calcext:value-type="float">
            <text:p>0</text:p>
          </table:table-cell>
          <table:table-cell office:value-type="float" office:value="140.427" calcext:value-type="float">
            <text:p>140.427</text:p>
          </table:table-cell>
          <table:table-cell office:value-type="float" office:value="80.64464" calcext:value-type="float">
            <text:p>80.64464</text:p>
          </table:table-cell>
          <table:table-cell office:value-type="float" office:value="0.02755367" calcext:value-type="float">
            <text:p>0.02755367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.95266" calcext:value-type="float">
            <text:p>-20.95266</text:p>
          </table:table-cell>
          <table:table-cell office:value-type="float" office:value="0" calcext:value-type="float">
            <text:p>0</text:p>
          </table:table-cell>
          <table:table-cell office:value-type="float" office:value="375.8958" calcext:value-type="float">
            <text:p>375.8958</text:p>
          </table:table-cell>
          <table:table-cell office:value-type="float" office:value="1223.674" calcext:value-type="float">
            <text:p>1223.674</text:p>
          </table:table-cell>
          <table:table-cell office:value-type="float" office:value="1517.979" calcext:value-type="float">
            <text:p>1517.979</text:p>
          </table:table-cell>
          <table:table-cell office:value-type="float" office:value="1303.186" calcext:value-type="float">
            <text:p>1303.186</text:p>
          </table:table-cell>
          <table:table-cell office:value-type="float" office:value="784.7487" calcext:value-type="float">
            <text:p>784.7487</text:p>
          </table:table-cell>
          <table:table-cell office:value-type="float" office:value="1092.247" calcext:value-type="float">
            <text:p>1092.247</text:p>
          </table:table-cell>
          <table:table-cell office:value-type="float" office:value="421.6095" calcext:value-type="float">
            <text:p>421.6095</text:p>
          </table:table-cell>
          <table:table-cell office:value-type="float" office:value="1871.612" calcext:value-type="float">
            <text:p>1871.612</text:p>
          </table:table-cell>
          <table:table-cell office:value-type="float" office:value="2102.451" calcext:value-type="float">
            <text:p>2102.451</text:p>
          </table:table-cell>
          <table:table-cell office:value-type="float" office:value="1677.822" calcext:value-type="float">
            <text:p>1677.822</text:p>
          </table:table-cell>
          <table:table-cell office:value-type="float" office:value="586.3568" calcext:value-type="float">
            <text:p>586.3568</text:p>
          </table:table-cell>
          <table:table-cell office:value-type="float" office:value="579.13" calcext:value-type="float">
            <text:p>579.13</text:p>
          </table:table-cell>
          <table:table-cell office:value-type="float" office:value="142.8392" calcext:value-type="float">
            <text:p>142.8392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089273" calcext:value-type="float">
            <text:p>-5.08927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55062" calcext:value-type="float">
            <text:p>-16.55062</text:p>
          </table:table-cell>
          <table:table-cell office:value-type="float" office:value="0" calcext:value-type="float">
            <text:p>0</text:p>
          </table:table-cell>
          <table:table-cell office:value-type="float" office:value="9.768967" calcext:value-type="float">
            <text:p>9.768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579.946" calcext:value-type="float">
            <text:p>579.946</text:p>
          </table:table-cell>
          <table:table-cell office:value-type="float" office:value="13215.82" calcext:value-type="float">
            <text:p>1321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16113" calcext:value-type="float">
            <text:p>-21.16113</text:p>
          </table:table-cell>
          <table:table-cell office:value-type="float" office:value="49.93782" calcext:value-type="float">
            <text:p>49.93782</text:p>
          </table:table-cell>
          <table:table-cell office:value-type="float" office:value="0" calcext:value-type="float">
            <text:p>0</text:p>
          </table:table-cell>
          <table:table-cell office:value-type="float" office:value="140.1331" calcext:value-type="float">
            <text:p>140.1331</text:p>
          </table:table-cell>
          <table:table-cell office:value-type="float" office:value="80.57676" calcext:value-type="float">
            <text:p>80.57676</text:p>
          </table:table-cell>
          <table:table-cell office:value-type="float" office:value="0.02795022" calcext:value-type="float">
            <text:p>0.02795022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13318" calcext:value-type="float">
            <text:p>-21.13318</text:p>
          </table:table-cell>
          <table:table-cell office:value-type="float" office:value="0" calcext:value-type="float">
            <text:p>0</text:p>
          </table:table-cell>
          <table:table-cell office:value-type="float" office:value="375.9318" calcext:value-type="float">
            <text:p>375.9318</text:p>
          </table:table-cell>
          <table:table-cell office:value-type="float" office:value="1223.633" calcext:value-type="float">
            <text:p>1223.633</text:p>
          </table:table-cell>
          <table:table-cell office:value-type="float" office:value="1517.949" calcext:value-type="float">
            <text:p>1517.949</text:p>
          </table:table-cell>
          <table:table-cell office:value-type="float" office:value="1303.18" calcext:value-type="float">
            <text:p>1303.18</text:p>
          </table:table-cell>
          <table:table-cell office:value-type="float" office:value="784.743" calcext:value-type="float">
            <text:p>784.743</text:p>
          </table:table-cell>
          <table:table-cell office:value-type="float" office:value="1092.242" calcext:value-type="float">
            <text:p>1092.242</text:p>
          </table:table-cell>
          <table:table-cell office:value-type="float" office:value="421.6057" calcext:value-type="float">
            <text:p>421.6057</text:p>
          </table:table-cell>
          <table:table-cell office:value-type="float" office:value="1871.607" calcext:value-type="float">
            <text:p>1871.607</text:p>
          </table:table-cell>
          <table:table-cell office:value-type="float" office:value="2102.446" calcext:value-type="float">
            <text:p>2102.446</text:p>
          </table:table-cell>
          <table:table-cell office:value-type="float" office:value="1677.82" calcext:value-type="float">
            <text:p>1677.82</text:p>
          </table:table-cell>
          <table:table-cell office:value-type="float" office:value="586.3563" calcext:value-type="float">
            <text:p>586.3563</text:p>
          </table:table-cell>
          <table:table-cell office:value-type="float" office:value="579.1295" calcext:value-type="float">
            <text:p>579.1295</text:p>
          </table:table-cell>
          <table:table-cell office:value-type="float" office:value="142.8392" calcext:value-type="float">
            <text:p>142.8392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088755" calcext:value-type="float">
            <text:p>-5.08875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67633" calcext:value-type="float">
            <text:p>-16.67633</text:p>
          </table:table-cell>
          <table:table-cell office:value-type="float" office:value="0" calcext:value-type="float">
            <text:p>0</text:p>
          </table:table-cell>
          <table:table-cell office:value-type="float" office:value="9.713699" calcext:value-type="float">
            <text:p>9.71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579.7694" calcext:value-type="float">
            <text:p>579.7694</text:p>
          </table:table-cell>
          <table:table-cell office:value-type="float" office:value="13215.85" calcext:value-type="float">
            <text:p>1321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34634" calcext:value-type="float">
            <text:p>-21.34634</text:p>
          </table:table-cell>
          <table:table-cell office:value-type="float" office:value="49.91227" calcext:value-type="float">
            <text:p>49.91227</text:p>
          </table:table-cell>
          <table:table-cell office:value-type="float" office:value="0" calcext:value-type="float">
            <text:p>0</text:p>
          </table:table-cell>
          <table:table-cell office:value-type="float" office:value="139.8806" calcext:value-type="float">
            <text:p>139.8806</text:p>
          </table:table-cell>
          <table:table-cell office:value-type="float" office:value="80.52274" calcext:value-type="float">
            <text:p>80.52274</text:p>
          </table:table-cell>
          <table:table-cell office:value-type="float" office:value="0.02839303" calcext:value-type="float">
            <text:p>0.02839303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31795" calcext:value-type="float">
            <text:p>-21.31795</text:p>
          </table:table-cell>
          <table:table-cell office:value-type="float" office:value="0" calcext:value-type="float">
            <text:p>0</text:p>
          </table:table-cell>
          <table:table-cell office:value-type="float" office:value="375.9621" calcext:value-type="float">
            <text:p>375.9621</text:p>
          </table:table-cell>
          <table:table-cell office:value-type="float" office:value="1223.583" calcext:value-type="float">
            <text:p>1223.583</text:p>
          </table:table-cell>
          <table:table-cell office:value-type="float" office:value="1517.913" calcext:value-type="float">
            <text:p>1517.913</text:p>
          </table:table-cell>
          <table:table-cell office:value-type="float" office:value="1303.172" calcext:value-type="float">
            <text:p>1303.172</text:p>
          </table:table-cell>
          <table:table-cell office:value-type="float" office:value="784.7374" calcext:value-type="float">
            <text:p>784.7374</text:p>
          </table:table-cell>
          <table:table-cell office:value-type="float" office:value="1092.236" calcext:value-type="float">
            <text:p>1092.236</text:p>
          </table:table-cell>
          <table:table-cell office:value-type="float" office:value="421.6018" calcext:value-type="float">
            <text:p>421.6018</text:p>
          </table:table-cell>
          <table:table-cell office:value-type="float" office:value="1871.601" calcext:value-type="float">
            <text:p>1871.601</text:p>
          </table:table-cell>
          <table:table-cell office:value-type="float" office:value="2102.442" calcext:value-type="float">
            <text:p>2102.442</text:p>
          </table:table-cell>
          <table:table-cell office:value-type="float" office:value="1677.819" calcext:value-type="float">
            <text:p>1677.819</text:p>
          </table:table-cell>
          <table:table-cell office:value-type="float" office:value="586.3558" calcext:value-type="float">
            <text:p>586.3558</text:p>
          </table:table-cell>
          <table:table-cell office:value-type="float" office:value="579.1291" calcext:value-type="float">
            <text:p>579.1291</text:p>
          </table:table-cell>
          <table:table-cell office:value-type="float" office:value="142.8392" calcext:value-type="float">
            <text:p>142.8392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088298" calcext:value-type="float">
            <text:p>-5.08829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80731" calcext:value-type="float">
            <text:p>-16.80731</text:p>
          </table:table-cell>
          <table:table-cell office:value-type="float" office:value="0" calcext:value-type="float">
            <text:p>0</text:p>
          </table:table-cell>
          <table:table-cell office:value-type="float" office:value="9.65956" calcext:value-type="float">
            <text:p>9.6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579.5599" calcext:value-type="float">
            <text:p>579.5599</text:p>
          </table:table-cell>
          <table:table-cell office:value-type="float" office:value="13215.89" calcext:value-type="float">
            <text:p>1321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5457" calcext:value-type="float">
            <text:p>-21.55457</text:p>
          </table:table-cell>
          <table:table-cell office:value-type="float" office:value="50.20386" calcext:value-type="float">
            <text:p>50.20386</text:p>
          </table:table-cell>
          <table:table-cell office:value-type="float" office:value="0" calcext:value-type="float">
            <text:p>0</text:p>
          </table:table-cell>
          <table:table-cell office:value-type="float" office:value="139.6047" calcext:value-type="float">
            <text:p>139.6047</text:p>
          </table:table-cell>
          <table:table-cell office:value-type="float" office:value="80.45746" calcext:value-type="float">
            <text:p>80.45746</text:p>
          </table:table-cell>
          <table:table-cell office:value-type="float" office:value="0.0288819" calcext:value-type="float">
            <text:p>0.0288819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5257" calcext:value-type="float">
            <text:p>-21.5257</text:p>
          </table:table-cell>
          <table:table-cell office:value-type="float" office:value="0" calcext:value-type="float">
            <text:p>0</text:p>
          </table:table-cell>
          <table:table-cell office:value-type="float" office:value="375.9995" calcext:value-type="float">
            <text:p>375.9995</text:p>
          </table:table-cell>
          <table:table-cell office:value-type="float" office:value="1223.52" calcext:value-type="float">
            <text:p>1223.52</text:p>
          </table:table-cell>
          <table:table-cell office:value-type="float" office:value="1517.869" calcext:value-type="float">
            <text:p>1517.869</text:p>
          </table:table-cell>
          <table:table-cell office:value-type="float" office:value="1303.165" calcext:value-type="float">
            <text:p>1303.165</text:p>
          </table:table-cell>
          <table:table-cell office:value-type="float" office:value="784.7314" calcext:value-type="float">
            <text:p>784.7314</text:p>
          </table:table-cell>
          <table:table-cell office:value-type="float" office:value="1092.231" calcext:value-type="float">
            <text:p>1092.231</text:p>
          </table:table-cell>
          <table:table-cell office:value-type="float" office:value="421.5981" calcext:value-type="float">
            <text:p>421.5981</text:p>
          </table:table-cell>
          <table:table-cell office:value-type="float" office:value="1871.596" calcext:value-type="float">
            <text:p>1871.596</text:p>
          </table:table-cell>
          <table:table-cell office:value-type="float" office:value="2102.437" calcext:value-type="float">
            <text:p>2102.437</text:p>
          </table:table-cell>
          <table:table-cell office:value-type="float" office:value="1677.817" calcext:value-type="float">
            <text:p>1677.817</text:p>
          </table:table-cell>
          <table:table-cell office:value-type="float" office:value="586.3552" calcext:value-type="float">
            <text:p>586.3552</text:p>
          </table:table-cell>
          <table:table-cell office:value-type="float" office:value="579.1286" calcext:value-type="float">
            <text:p>579.1286</text:p>
          </table:table-cell>
          <table:table-cell office:value-type="float" office:value="142.8391" calcext:value-type="float">
            <text:p>142.8391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089137" calcext:value-type="float">
            <text:p>-5.08913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96218" calcext:value-type="float">
            <text:p>-16.96218</text:p>
          </table:table-cell>
          <table:table-cell office:value-type="float" office:value="0" calcext:value-type="float">
            <text:p>0</text:p>
          </table:table-cell>
          <table:table-cell office:value-type="float" office:value="9.606509" calcext:value-type="float">
            <text:p>9.606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579.338" calcext:value-type="float">
            <text:p>579.338</text:p>
          </table:table-cell>
          <table:table-cell office:value-type="float" office:value="13215.93" calcext:value-type="float">
            <text:p>1321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7707" calcext:value-type="float">
            <text:p>-21.77707</text:p>
          </table:table-cell>
          <table:table-cell office:value-type="float" office:value="50.65773" calcext:value-type="float">
            <text:p>50.65773</text:p>
          </table:table-cell>
          <table:table-cell office:value-type="float" office:value="0" calcext:value-type="float">
            <text:p>0</text:p>
          </table:table-cell>
          <table:table-cell office:value-type="float" office:value="139.3807" calcext:value-type="float">
            <text:p>139.3807</text:p>
          </table:table-cell>
          <table:table-cell office:value-type="float" office:value="80.39179" calcext:value-type="float">
            <text:p>80.39179</text:p>
          </table:table-cell>
          <table:table-cell office:value-type="float" office:value="0.02940159" calcext:value-type="float">
            <text:p>0.02940159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6" calcext:value-type="float">
            <text:p>4.126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74767" calcext:value-type="float">
            <text:p>-21.74767</text:p>
          </table:table-cell>
          <table:table-cell office:value-type="float" office:value="0" calcext:value-type="float">
            <text:p>0</text:p>
          </table:table-cell>
          <table:table-cell office:value-type="float" office:value="376.0349" calcext:value-type="float">
            <text:p>376.0349</text:p>
          </table:table-cell>
          <table:table-cell office:value-type="float" office:value="1223.45" calcext:value-type="float">
            <text:p>1223.45</text:p>
          </table:table-cell>
          <table:table-cell office:value-type="float" office:value="1517.819" calcext:value-type="float">
            <text:p>1517.819</text:p>
          </table:table-cell>
          <table:table-cell office:value-type="float" office:value="1303.156" calcext:value-type="float">
            <text:p>1303.156</text:p>
          </table:table-cell>
          <table:table-cell office:value-type="float" office:value="784.725" calcext:value-type="float">
            <text:p>784.725</text:p>
          </table:table-cell>
          <table:table-cell office:value-type="float" office:value="1092.226" calcext:value-type="float">
            <text:p>1092.226</text:p>
          </table:table-cell>
          <table:table-cell office:value-type="float" office:value="421.5944" calcext:value-type="float">
            <text:p>421.5944</text:p>
          </table:table-cell>
          <table:table-cell office:value-type="float" office:value="1871.591" calcext:value-type="float">
            <text:p>1871.591</text:p>
          </table:table-cell>
          <table:table-cell office:value-type="float" office:value="2102.433" calcext:value-type="float">
            <text:p>2102.433</text:p>
          </table:table-cell>
          <table:table-cell office:value-type="float" office:value="1677.816" calcext:value-type="float">
            <text:p>1677.816</text:p>
          </table:table-cell>
          <table:table-cell office:value-type="float" office:value="586.3547" calcext:value-type="float">
            <text:p>586.3547</text:p>
          </table:table-cell>
          <table:table-cell office:value-type="float" office:value="579.1281" calcext:value-type="float">
            <text:p>579.1281</text:p>
          </table:table-cell>
          <table:table-cell office:value-type="float" office:value="142.8391" calcext:value-type="float">
            <text:p>142.8391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119473" calcext:value-type="float">
            <text:p>-5.11947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1314" calcext:value-type="float">
            <text:p>-17.1314</text:p>
          </table:table-cell>
          <table:table-cell office:value-type="float" office:value="0" calcext:value-type="float">
            <text:p>0</text:p>
          </table:table-cell>
          <table:table-cell office:value-type="float" office:value="9.553648" calcext:value-type="float">
            <text:p>9.553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579.1277" calcext:value-type="float">
            <text:p>579.1277</text:p>
          </table:table-cell>
          <table:table-cell office:value-type="float" office:value="13215.96" calcext:value-type="float">
            <text:p>1321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99435" calcext:value-type="float">
            <text:p>-21.99435</text:p>
          </table:table-cell>
          <table:table-cell office:value-type="float" office:value="51.39871" calcext:value-type="float">
            <text:p>51.39871</text:p>
          </table:table-cell>
          <table:table-cell office:value-type="float" office:value="0" calcext:value-type="float">
            <text:p>0</text:p>
          </table:table-cell>
          <table:table-cell office:value-type="float" office:value="139.1506" calcext:value-type="float">
            <text:p>139.1506</text:p>
          </table:table-cell>
          <table:table-cell office:value-type="float" office:value="80.34267" calcext:value-type="float">
            <text:p>80.34267</text:p>
          </table:table-cell>
          <table:table-cell office:value-type="float" office:value="0.02993054" calcext:value-type="float">
            <text:p>0.02993054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7" calcext:value-type="float">
            <text:p>4.1265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96443" calcext:value-type="float">
            <text:p>-21.96443</text:p>
          </table:table-cell>
          <table:table-cell office:value-type="float" office:value="0" calcext:value-type="float">
            <text:p>0</text:p>
          </table:table-cell>
          <table:table-cell office:value-type="float" office:value="376.0634" calcext:value-type="float">
            <text:p>376.0634</text:p>
          </table:table-cell>
          <table:table-cell office:value-type="float" office:value="1223.382" calcext:value-type="float">
            <text:p>1223.382</text:p>
          </table:table-cell>
          <table:table-cell office:value-type="float" office:value="1517.765" calcext:value-type="float">
            <text:p>1517.765</text:p>
          </table:table-cell>
          <table:table-cell office:value-type="float" office:value="1303.148" calcext:value-type="float">
            <text:p>1303.148</text:p>
          </table:table-cell>
          <table:table-cell office:value-type="float" office:value="784.7185" calcext:value-type="float">
            <text:p>784.7185</text:p>
          </table:table-cell>
          <table:table-cell office:value-type="float" office:value="1092.221" calcext:value-type="float">
            <text:p>1092.221</text:p>
          </table:table-cell>
          <table:table-cell office:value-type="float" office:value="421.5906" calcext:value-type="float">
            <text:p>421.5906</text:p>
          </table:table-cell>
          <table:table-cell office:value-type="float" office:value="1871.585" calcext:value-type="float">
            <text:p>1871.585</text:p>
          </table:table-cell>
          <table:table-cell office:value-type="float" office:value="2102.428" calcext:value-type="float">
            <text:p>2102.428</text:p>
          </table:table-cell>
          <table:table-cell office:value-type="float" office:value="1677.815" calcext:value-type="float">
            <text:p>1677.815</text:p>
          </table:table-cell>
          <table:table-cell office:value-type="float" office:value="586.3542" calcext:value-type="float">
            <text:p>586.3542</text:p>
          </table:table-cell>
          <table:table-cell office:value-type="float" office:value="579.1276" calcext:value-type="float">
            <text:p>579.1276</text:p>
          </table:table-cell>
          <table:table-cell office:value-type="float" office:value="142.8391" calcext:value-type="float">
            <text:p>142.8391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132882" calcext:value-type="float">
            <text:p>-5.13288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29323" calcext:value-type="float">
            <text:p>-17.29323</text:p>
          </table:table-cell>
          <table:table-cell office:value-type="float" office:value="0" calcext:value-type="float">
            <text:p>0</text:p>
          </table:table-cell>
          <table:table-cell office:value-type="float" office:value="9.498606" calcext:value-type="float">
            <text:p>9.498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578.7912" calcext:value-type="float">
            <text:p>578.7912</text:p>
          </table:table-cell>
          <table:table-cell office:value-type="float" office:value="13216.03" calcext:value-type="float">
            <text:p>13216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8691" calcext:value-type="float">
            <text:p>-22.28691</text:p>
          </table:table-cell>
          <table:table-cell office:value-type="float" office:value="51.79541" calcext:value-type="float">
            <text:p>51.79541</text:p>
          </table:table-cell>
          <table:table-cell office:value-type="float" office:value="0" calcext:value-type="float">
            <text:p>0</text:p>
          </table:table-cell>
          <table:table-cell office:value-type="float" office:value="138.7211" calcext:value-type="float">
            <text:p>138.7211</text:p>
          </table:table-cell>
          <table:table-cell office:value-type="float" office:value="80.21974" calcext:value-type="float">
            <text:p>80.21974</text:p>
          </table:table-cell>
          <table:table-cell office:value-type="float" office:value="0.03047669" calcext:value-type="float">
            <text:p>0.03047669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7" calcext:value-type="float">
            <text:p>4.1265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.25644" calcext:value-type="float">
            <text:p>-22.25644</text:p>
          </table:table-cell>
          <table:table-cell office:value-type="float" office:value="0" calcext:value-type="float">
            <text:p>0</text:p>
          </table:table-cell>
          <table:table-cell office:value-type="float" office:value="376.1273" calcext:value-type="float">
            <text:p>376.1273</text:p>
          </table:table-cell>
          <table:table-cell office:value-type="float" office:value="1223.282" calcext:value-type="float">
            <text:p>1223.282</text:p>
          </table:table-cell>
          <table:table-cell office:value-type="float" office:value="1517.699" calcext:value-type="float">
            <text:p>1517.699</text:p>
          </table:table-cell>
          <table:table-cell office:value-type="float" office:value="1303.139" calcext:value-type="float">
            <text:p>1303.139</text:p>
          </table:table-cell>
          <table:table-cell office:value-type="float" office:value="784.7118" calcext:value-type="float">
            <text:p>784.7118</text:p>
          </table:table-cell>
          <table:table-cell office:value-type="float" office:value="1092.216" calcext:value-type="float">
            <text:p>1092.216</text:p>
          </table:table-cell>
          <table:table-cell office:value-type="float" office:value="421.5869" calcext:value-type="float">
            <text:p>421.5869</text:p>
          </table:table-cell>
          <table:table-cell office:value-type="float" office:value="1871.58" calcext:value-type="float">
            <text:p>1871.58</text:p>
          </table:table-cell>
          <table:table-cell office:value-type="float" office:value="2102.424" calcext:value-type="float">
            <text:p>2102.424</text:p>
          </table:table-cell>
          <table:table-cell office:value-type="float" office:value="1677.813" calcext:value-type="float">
            <text:p>1677.813</text:p>
          </table:table-cell>
          <table:table-cell office:value-type="float" office:value="586.3537" calcext:value-type="float">
            <text:p>586.3537</text:p>
          </table:table-cell>
          <table:table-cell office:value-type="float" office:value="579.1271" calcext:value-type="float">
            <text:p>579.1271</text:p>
          </table:table-cell>
          <table:table-cell office:value-type="float" office:value="142.8391" calcext:value-type="float">
            <text:p>142.8391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142242" calcext:value-type="float">
            <text:p>-5.14224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53623" calcext:value-type="float">
            <text:p>-17.53623</text:p>
          </table:table-cell>
          <table:table-cell office:value-type="float" office:value="0" calcext:value-type="float">
            <text:p>0</text:p>
          </table:table-cell>
          <table:table-cell office:value-type="float" office:value="9.449373" calcext:value-type="float">
            <text:p>9.449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578.6401" calcext:value-type="float">
            <text:p>578.6401</text:p>
          </table:table-cell>
          <table:table-cell office:value-type="float" office:value="13216.04" calcext:value-type="float">
            <text:p>13216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7706" calcext:value-type="float">
            <text:p>-22.47706</text:p>
          </table:table-cell>
          <table:table-cell office:value-type="float" office:value="53.00002" calcext:value-type="float">
            <text:p>53.00002</text:p>
          </table:table-cell>
          <table:table-cell office:value-type="float" office:value="0" calcext:value-type="float">
            <text:p>0</text:p>
          </table:table-cell>
          <table:table-cell office:value-type="float" office:value="138.6295" calcext:value-type="float">
            <text:p>138.6295</text:p>
          </table:table-cell>
          <table:table-cell office:value-type="float" office:value="80.21013" calcext:value-type="float">
            <text:p>80.21013</text:p>
          </table:table-cell>
          <table:table-cell office:value-type="float" office:value="0.0309794" calcext:value-type="float">
            <text:p>0.0309794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7" calcext:value-type="float">
            <text:p>4.1265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.44609" calcext:value-type="float">
            <text:p>-22.44609</text:p>
          </table:table-cell>
          <table:table-cell office:value-type="float" office:value="0" calcext:value-type="float">
            <text:p>0</text:p>
          </table:table-cell>
          <table:table-cell office:value-type="float" office:value="376.1461" calcext:value-type="float">
            <text:p>376.1461</text:p>
          </table:table-cell>
          <table:table-cell office:value-type="float" office:value="1223.234" calcext:value-type="float">
            <text:p>1223.234</text:p>
          </table:table-cell>
          <table:table-cell office:value-type="float" office:value="1517.634" calcext:value-type="float">
            <text:p>1517.634</text:p>
          </table:table-cell>
          <table:table-cell office:value-type="float" office:value="1303.13" calcext:value-type="float">
            <text:p>1303.13</text:p>
          </table:table-cell>
          <table:table-cell office:value-type="float" office:value="784.7043" calcext:value-type="float">
            <text:p>784.7043</text:p>
          </table:table-cell>
          <table:table-cell office:value-type="float" office:value="1092.211" calcext:value-type="float">
            <text:p>1092.211</text:p>
          </table:table-cell>
          <table:table-cell office:value-type="float" office:value="421.5832" calcext:value-type="float">
            <text:p>421.5832</text:p>
          </table:table-cell>
          <table:table-cell office:value-type="float" office:value="1871.575" calcext:value-type="float">
            <text:p>1871.575</text:p>
          </table:table-cell>
          <table:table-cell office:value-type="float" office:value="2102.419" calcext:value-type="float">
            <text:p>2102.419</text:p>
          </table:table-cell>
          <table:table-cell office:value-type="float" office:value="1677.812" calcext:value-type="float">
            <text:p>1677.812</text:p>
          </table:table-cell>
          <table:table-cell office:value-type="float" office:value="586.3532" calcext:value-type="float">
            <text:p>586.3532</text:p>
          </table:table-cell>
          <table:table-cell office:value-type="float" office:value="579.1266" calcext:value-type="float">
            <text:p>579.1266</text:p>
          </table:table-cell>
          <table:table-cell office:value-type="float" office:value="142.8391" calcext:value-type="float">
            <text:p>142.8391</text:p>
          </table:table-cell>
          <table:table-cell office:value-type="float" office:value="35.7058" calcext:value-type="float">
            <text:p>35.7058</text:p>
          </table:table-cell>
          <table:table-cell office:value-type="float" office:value="0" calcext:value-type="float">
            <text:p>0</text:p>
          </table:table-cell>
          <table:table-cell office:value-type="float" office:value="-0.000005141416" calcext:value-type="float">
            <text:p>-5.14141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66399" calcext:value-type="float">
            <text:p>-17.66399</text:p>
          </table:table-cell>
          <table:table-cell office:value-type="float" office:value="0" calcext:value-type="float">
            <text:p>0</text:p>
          </table:table-cell>
          <table:table-cell office:value-type="float" office:value="9.387072" calcext:value-type="float">
            <text:p>9.387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578.5308" calcext:value-type="float">
            <text:p>578.5308</text:p>
          </table:table-cell>
          <table:table-cell office:value-type="float" office:value="13216.05" calcext:value-type="float">
            <text:p>13216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2518" calcext:value-type="float">
            <text:p>-22.62518</text:p>
          </table:table-cell>
          <table:table-cell office:value-type="float" office:value="53.37695" calcext:value-type="float">
            <text:p>53.37695</text:p>
          </table:table-cell>
          <table:table-cell office:value-type="float" office:value="0" calcext:value-type="float">
            <text:p>0</text:p>
          </table:table-cell>
          <table:table-cell office:value-type="float" office:value="138.51" calcext:value-type="float">
            <text:p>138.51</text:p>
          </table:table-cell>
          <table:table-cell office:value-type="float" office:value="80.19609" calcext:value-type="float">
            <text:p>80.19609</text:p>
          </table:table-cell>
          <table:table-cell office:value-type="float" office:value="0.03139385" calcext:value-type="float">
            <text:p>0.03139385</text:p>
          </table:table-cell>
          <table:table-cell office:value-type="float" office:value="0" calcext:value-type="float">
            <text:p>0</text:p>
          </table:table-cell>
          <table:table-cell office:value-type="float" office:value="0.000004126597" calcext:value-type="float">
            <text:p>4.1265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.59379" calcext:value-type="float">
            <text:p>-22.59379</text:p>
          </table:table-cell>
          <table:table-cell office:value-type="float" office:value="0" calcext:value-type="float">
            <text:p>0</text:p>
          </table:table-cell>
          <table:table-cell office:value-type="float" office:value="376.1595" calcext:value-type="float">
            <text:p>376.1595</text:p>
          </table:table-cell>
          <table:table-cell office:value-type="float" office:value="1223.206" calcext:value-type="float">
            <text:p>1223.206</text:p>
          </table:table-cell>
          <table:table-cell office:value-type="float" office:value="1517.599" calcext:value-type="float">
            <text:p>1517.599</text:p>
          </table:table-cell>
          <table:table-cell office:value-type="float" office:value="1303.122" calcext:value-type="float">
            <text:p>1303.122</text:p>
          </table:table-cell>
          <table:table-cell office:value-type="float" office:value="784.6977" calcext:value-type="float">
            <text:p>784.6977</text:p>
          </table:table-cell>
          <table:table-cell office:value-type="float" office:value="1092.205" calcext:value-type="float">
            <text:p>1092.205</text:p>
          </table:table-cell>
          <table:table-cell office:value-type="float" office:value="421.5794" calcext:value-type="float">
            <text:p>421.5794</text:p>
          </table:table-cell>
          <table:table-cell office:value-type="float" office:value="1871.569" calcext:value-type="float">
            <text:p>1871.569</text:p>
          </table:table-cell>
          <table:table-cell office:value-type="float" office:value="2102.415" calcext:value-type="float">
            <text:p>2102.415</text:p>
          </table:table-cell>
          <table:table-cell office:value-type="float" office:value="1677.81" calcext:value-type="float">
            <text:p>1677.81</text:p>
          </table:table-cell>
          <table:table-cell office:value-type="float" office:value="586.3527" calcext:value-type="float">
            <text:p>586.3527</text:p>
          </table:table-cell>
          <table:table-cell office:value-type="float" office:value="579.1262" calcext:value-type="float">
            <text:p>579.1262</text:p>
          </table:table-cell>
          <table:table-cell office:value-type="float" office:value="142.839" calcext:value-type="float">
            <text:p>142.839</text:p>
          </table:table-cell>
          <table:table-cell office:value-type="float" office:value="35.7058" calcext:value-type="float">
            <text:p>35.7058</text:p>
          </table:table-cell>
          <table:table-cell office:value-type="float" office:value="0" calcext:value-type="float">
            <text:p>0</text:p>
          </table:table-cell>
          <table:table-cell office:value-type="float" office:value="-0.000005140689" calcext:value-type="float">
            <text:p>-5.14068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75453" calcext:value-type="float">
            <text:p>-17.75453</text:p>
          </table:table-cell>
          <table:table-cell office:value-type="float" office:value="0" calcext:value-type="float">
            <text:p>0</text:p>
          </table:table-cell>
          <table:table-cell office:value-type="float" office:value="9.329431" calcext:value-type="float">
            <text:p>9.329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578.2986" calcext:value-type="float">
            <text:p>578.2986</text:p>
          </table:table-cell>
          <table:table-cell office:value-type="float" office:value="13216.1" calcext:value-type="float">
            <text:p>132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8549" calcext:value-type="float">
            <text:p>-22.8549</text:p>
          </table:table-cell>
          <table:table-cell office:value-type="float" office:value="52.76241" calcext:value-type="float">
            <text:p>52.76241</text:p>
          </table:table-cell>
          <table:table-cell office:value-type="float" office:value="0" calcext:value-type="float">
            <text:p>0</text:p>
          </table:table-cell>
          <table:table-cell office:value-type="float" office:value="138.311" calcext:value-type="float">
            <text:p>138.311</text:p>
          </table:table-cell>
          <table:table-cell office:value-type="float" office:value="80.08512" calcext:value-type="float">
            <text:p>80.08512</text:p>
          </table:table-cell>
          <table:table-cell office:value-type="float" office:value="0.03183425" calcext:value-type="float">
            <text:p>0.03183425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.82307" calcext:value-type="float">
            <text:p>-22.82307</text:p>
          </table:table-cell>
          <table:table-cell office:value-type="float" office:value="0" calcext:value-type="float">
            <text:p>0</text:p>
          </table:table-cell>
          <table:table-cell office:value-type="float" office:value="376.1922" calcext:value-type="float">
            <text:p>376.1922</text:p>
          </table:table-cell>
          <table:table-cell office:value-type="float" office:value="1223.164" calcext:value-type="float">
            <text:p>1223.164</text:p>
          </table:table-cell>
          <table:table-cell office:value-type="float" office:value="1517.568" calcext:value-type="float">
            <text:p>1517.568</text:p>
          </table:table-cell>
          <table:table-cell office:value-type="float" office:value="1303.114" calcext:value-type="float">
            <text:p>1303.114</text:p>
          </table:table-cell>
          <table:table-cell office:value-type="float" office:value="784.6919" calcext:value-type="float">
            <text:p>784.6919</text:p>
          </table:table-cell>
          <table:table-cell office:value-type="float" office:value="1092.2" calcext:value-type="float">
            <text:p>1092.2</text:p>
          </table:table-cell>
          <table:table-cell office:value-type="float" office:value="421.5757" calcext:value-type="float">
            <text:p>421.5757</text:p>
          </table:table-cell>
          <table:table-cell office:value-type="float" office:value="1871.564" calcext:value-type="float">
            <text:p>1871.564</text:p>
          </table:table-cell>
          <table:table-cell office:value-type="float" office:value="2102.411" calcext:value-type="float">
            <text:p>2102.411</text:p>
          </table:table-cell>
          <table:table-cell office:value-type="float" office:value="1677.809" calcext:value-type="float">
            <text:p>1677.809</text:p>
          </table:table-cell>
          <table:table-cell office:value-type="float" office:value="586.3522" calcext:value-type="float">
            <text:p>586.3522</text:p>
          </table:table-cell>
          <table:table-cell office:value-type="float" office:value="579.1257" calcext:value-type="float">
            <text:p>579.1257</text:p>
          </table:table-cell>
          <table:table-cell office:value-type="float" office:value="142.839" calcext:value-type="float">
            <text:p>142.839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141098" calcext:value-type="float">
            <text:p>-5.14109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9324" calcext:value-type="float">
            <text:p>-17.9324</text:p>
          </table:table-cell>
          <table:table-cell office:value-type="float" office:value="0" calcext:value-type="float">
            <text:p>0</text:p>
          </table:table-cell>
          <table:table-cell office:value-type="float" office:value="9.277527" calcext:value-type="float">
            <text:p>9.277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578.091" calcext:value-type="float">
            <text:p>578.091</text:p>
          </table:table-cell>
          <table:table-cell office:value-type="float" office:value="13216.14" calcext:value-type="float">
            <text:p>13216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06614" calcext:value-type="float">
            <text:p>-23.06614</text:p>
          </table:table-cell>
          <table:table-cell office:value-type="float" office:value="53.64217" calcext:value-type="float">
            <text:p>53.64217</text:p>
          </table:table-cell>
          <table:table-cell office:value-type="float" office:value="0" calcext:value-type="float">
            <text:p>0</text:p>
          </table:table-cell>
          <table:table-cell office:value-type="float" office:value="138.1168" calcext:value-type="float">
            <text:p>138.1168</text:p>
          </table:table-cell>
          <table:table-cell office:value-type="float" office:value="80.02745" calcext:value-type="float">
            <text:p>80.02745</text:p>
          </table:table-cell>
          <table:table-cell office:value-type="float" office:value="0.03238316" calcext:value-type="float">
            <text:p>0.03238316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.03376" calcext:value-type="float">
            <text:p>-23.03376</text:p>
          </table:table-cell>
          <table:table-cell office:value-type="float" office:value="0" calcext:value-type="float">
            <text:p>0</text:p>
          </table:table-cell>
          <table:table-cell office:value-type="float" office:value="376.2177" calcext:value-type="float">
            <text:p>376.2177</text:p>
          </table:table-cell>
          <table:table-cell office:value-type="float" office:value="1223.104" calcext:value-type="float">
            <text:p>1223.104</text:p>
          </table:table-cell>
          <table:table-cell office:value-type="float" office:value="1517.524" calcext:value-type="float">
            <text:p>1517.524</text:p>
          </table:table-cell>
          <table:table-cell office:value-type="float" office:value="1303.107" calcext:value-type="float">
            <text:p>1303.107</text:p>
          </table:table-cell>
          <table:table-cell office:value-type="float" office:value="784.6859" calcext:value-type="float">
            <text:p>784.6859</text:p>
          </table:table-cell>
          <table:table-cell office:value-type="float" office:value="1092.195" calcext:value-type="float">
            <text:p>1092.195</text:p>
          </table:table-cell>
          <table:table-cell office:value-type="float" office:value="421.5721" calcext:value-type="float">
            <text:p>421.5721</text:p>
          </table:table-cell>
          <table:table-cell office:value-type="float" office:value="1871.559" calcext:value-type="float">
            <text:p>1871.559</text:p>
          </table:table-cell>
          <table:table-cell office:value-type="float" office:value="2102.407" calcext:value-type="float">
            <text:p>2102.407</text:p>
          </table:table-cell>
          <table:table-cell office:value-type="float" office:value="1677.808" calcext:value-type="float">
            <text:p>1677.808</text:p>
          </table:table-cell>
          <table:table-cell office:value-type="float" office:value="586.3517" calcext:value-type="float">
            <text:p>586.3517</text:p>
          </table:table-cell>
          <table:table-cell office:value-type="float" office:value="579.1252" calcext:value-type="float">
            <text:p>579.1252</text:p>
          </table:table-cell>
          <table:table-cell office:value-type="float" office:value="142.839" calcext:value-type="float">
            <text:p>142.839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576829" calcext:value-type="float">
            <text:p>-5.57682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09205" calcext:value-type="float">
            <text:p>-18.09205</text:p>
          </table:table-cell>
          <table:table-cell office:value-type="float" office:value="0" calcext:value-type="float">
            <text:p>0</text:p>
          </table:table-cell>
          <table:table-cell office:value-type="float" office:value="9.226398" calcext:value-type="float">
            <text:p>9.226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577.9188" calcext:value-type="float">
            <text:p>577.9188</text:p>
          </table:table-cell>
          <table:table-cell office:value-type="float" office:value="13216.16" calcext:value-type="float">
            <text:p>13216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5708" calcext:value-type="float">
            <text:p>-23.25708</text:p>
          </table:table-cell>
          <table:table-cell office:value-type="float" office:value="54.9001" calcext:value-type="float">
            <text:p>54.9001</text:p>
          </table:table-cell>
          <table:table-cell office:value-type="float" office:value="0" calcext:value-type="float">
            <text:p>0</text:p>
          </table:table-cell>
          <table:table-cell office:value-type="float" office:value="137.9517" calcext:value-type="float">
            <text:p>137.9517</text:p>
          </table:table-cell>
          <table:table-cell office:value-type="float" office:value="79.99273" calcext:value-type="float">
            <text:p>79.99273</text:p>
          </table:table-cell>
          <table:table-cell office:value-type="float" office:value="0.03290652" calcext:value-type="float">
            <text:p>0.03290652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.22418" calcext:value-type="float">
            <text:p>-23.22418</text:p>
          </table:table-cell>
          <table:table-cell office:value-type="float" office:value="0" calcext:value-type="float">
            <text:p>0</text:p>
          </table:table-cell>
          <table:table-cell office:value-type="float" office:value="376.2411" calcext:value-type="float">
            <text:p>376.2411</text:p>
          </table:table-cell>
          <table:table-cell office:value-type="float" office:value="1223.05" calcext:value-type="float">
            <text:p>1223.05</text:p>
          </table:table-cell>
          <table:table-cell office:value-type="float" office:value="1517.477" calcext:value-type="float">
            <text:p>1517.477</text:p>
          </table:table-cell>
          <table:table-cell office:value-type="float" office:value="1303.099" calcext:value-type="float">
            <text:p>1303.099</text:p>
          </table:table-cell>
          <table:table-cell office:value-type="float" office:value="784.6797" calcext:value-type="float">
            <text:p>784.6797</text:p>
          </table:table-cell>
          <table:table-cell office:value-type="float" office:value="1092.19" calcext:value-type="float">
            <text:p>1092.19</text:p>
          </table:table-cell>
          <table:table-cell office:value-type="float" office:value="421.5685" calcext:value-type="float">
            <text:p>421.5685</text:p>
          </table:table-cell>
          <table:table-cell office:value-type="float" office:value="1871.554" calcext:value-type="float">
            <text:p>1871.554</text:p>
          </table:table-cell>
          <table:table-cell office:value-type="float" office:value="2102.403" calcext:value-type="float">
            <text:p>2102.403</text:p>
          </table:table-cell>
          <table:table-cell office:value-type="float" office:value="1677.806" calcext:value-type="float">
            <text:p>1677.806</text:p>
          </table:table-cell>
          <table:table-cell office:value-type="float" office:value="586.3513" calcext:value-type="float">
            <text:p>586.3513</text:p>
          </table:table-cell>
          <table:table-cell office:value-type="float" office:value="579.1248" calcext:value-type="float">
            <text:p>579.1248</text:p>
          </table:table-cell>
          <table:table-cell office:value-type="float" office:value="142.839" calcext:value-type="float">
            <text:p>142.839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631044" calcext:value-type="float">
            <text:p>-5.63104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22766" calcext:value-type="float">
            <text:p>-18.22766</text:p>
          </table:table-cell>
          <table:table-cell office:value-type="float" office:value="0" calcext:value-type="float">
            <text:p>0</text:p>
          </table:table-cell>
          <table:table-cell office:value-type="float" office:value="9.171608" calcext:value-type="float">
            <text:p>9.17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577.7343" calcext:value-type="float">
            <text:p>577.7343</text:p>
          </table:table-cell>
          <table:table-cell office:value-type="float" office:value="13216.2" calcext:value-type="float">
            <text:p>1321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44842" calcext:value-type="float">
            <text:p>-23.44842</text:p>
          </table:table-cell>
          <table:table-cell office:value-type="float" office:value="55.03555" calcext:value-type="float">
            <text:p>55.03555</text:p>
          </table:table-cell>
          <table:table-cell office:value-type="float" office:value="0" calcext:value-type="float">
            <text:p>0</text:p>
          </table:table-cell>
          <table:table-cell office:value-type="float" office:value="137.6917" calcext:value-type="float">
            <text:p>137.6917</text:p>
          </table:table-cell>
          <table:table-cell office:value-type="float" office:value="79.93869" calcext:value-type="float">
            <text:p>79.93869</text:p>
          </table:table-cell>
          <table:table-cell office:value-type="float" office:value="0.03338788" calcext:value-type="float">
            <text:p>0.03338788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.41504" calcext:value-type="float">
            <text:p>-23.41504</text:p>
          </table:table-cell>
          <table:table-cell office:value-type="float" office:value="0" calcext:value-type="float">
            <text:p>0</text:p>
          </table:table-cell>
          <table:table-cell office:value-type="float" office:value="376.271" calcext:value-type="float">
            <text:p>376.271</text:p>
          </table:table-cell>
          <table:table-cell office:value-type="float" office:value="1222.999" calcext:value-type="float">
            <text:p>1222.999</text:p>
          </table:table-cell>
          <table:table-cell office:value-type="float" office:value="1517.438" calcext:value-type="float">
            <text:p>1517.438</text:p>
          </table:table-cell>
          <table:table-cell office:value-type="float" office:value="1303.091" calcext:value-type="float">
            <text:p>1303.091</text:p>
          </table:table-cell>
          <table:table-cell office:value-type="float" office:value="784.6736" calcext:value-type="float">
            <text:p>784.6736</text:p>
          </table:table-cell>
          <table:table-cell office:value-type="float" office:value="1092.185" calcext:value-type="float">
            <text:p>1092.185</text:p>
          </table:table-cell>
          <table:table-cell office:value-type="float" office:value="421.5648" calcext:value-type="float">
            <text:p>421.5648</text:p>
          </table:table-cell>
          <table:table-cell office:value-type="float" office:value="1871.548" calcext:value-type="float">
            <text:p>1871.548</text:p>
          </table:table-cell>
          <table:table-cell office:value-type="float" office:value="2102.399" calcext:value-type="float">
            <text:p>2102.399</text:p>
          </table:table-cell>
          <table:table-cell office:value-type="float" office:value="1677.805" calcext:value-type="float">
            <text:p>1677.805</text:p>
          </table:table-cell>
          <table:table-cell office:value-type="float" office:value="586.3508" calcext:value-type="float">
            <text:p>586.3508</text:p>
          </table:table-cell>
          <table:table-cell office:value-type="float" office:value="579.1243" calcext:value-type="float">
            <text:p>579.1243</text:p>
          </table:table-cell>
          <table:table-cell office:value-type="float" office:value="142.8389" calcext:value-type="float">
            <text:p>142.8389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630649" calcext:value-type="float">
            <text:p>-5.63064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36471" calcext:value-type="float">
            <text:p>-18.36471</text:p>
          </table:table-cell>
          <table:table-cell office:value-type="float" office:value="0" calcext:value-type="float">
            <text:p>0</text:p>
          </table:table-cell>
          <table:table-cell office:value-type="float" office:value="9.117708" calcext:value-type="float">
            <text:p>9.11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577.4922" calcext:value-type="float">
            <text:p>577.4922</text:p>
          </table:table-cell>
          <table:table-cell office:value-type="float" office:value="13216.25" calcext:value-type="float">
            <text:p>1321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7549" calcext:value-type="float">
            <text:p>-23.67549</text:p>
          </table:table-cell>
          <table:table-cell office:value-type="float" office:value="55.02882" calcext:value-type="float">
            <text:p>55.02882</text:p>
          </table:table-cell>
          <table:table-cell office:value-type="float" office:value="0" calcext:value-type="float">
            <text:p>0</text:p>
          </table:table-cell>
          <table:table-cell office:value-type="float" office:value="137.3611" calcext:value-type="float">
            <text:p>137.3611</text:p>
          </table:table-cell>
          <table:table-cell office:value-type="float" office:value="79.86359" calcext:value-type="float">
            <text:p>79.86359</text:p>
          </table:table-cell>
          <table:table-cell office:value-type="float" office:value="0.03391527" calcext:value-type="float">
            <text:p>0.03391527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.64158" calcext:value-type="float">
            <text:p>-23.64158</text:p>
          </table:table-cell>
          <table:table-cell office:value-type="float" office:value="0" calcext:value-type="float">
            <text:p>0</text:p>
          </table:table-cell>
          <table:table-cell office:value-type="float" office:value="376.3112" calcext:value-type="float">
            <text:p>376.3112</text:p>
          </table:table-cell>
          <table:table-cell office:value-type="float" office:value="1222.926" calcext:value-type="float">
            <text:p>1222.926</text:p>
          </table:table-cell>
          <table:table-cell office:value-type="float" office:value="1517.39" calcext:value-type="float">
            <text:p>1517.39</text:p>
          </table:table-cell>
          <table:table-cell office:value-type="float" office:value="1303.083" calcext:value-type="float">
            <text:p>1303.083</text:p>
          </table:table-cell>
          <table:table-cell office:value-type="float" office:value="784.6675" calcext:value-type="float">
            <text:p>784.6675</text:p>
          </table:table-cell>
          <table:table-cell office:value-type="float" office:value="1092.18" calcext:value-type="float">
            <text:p>1092.18</text:p>
          </table:table-cell>
          <table:table-cell office:value-type="float" office:value="421.5612" calcext:value-type="float">
            <text:p>421.5612</text:p>
          </table:table-cell>
          <table:table-cell office:value-type="float" office:value="1871.543" calcext:value-type="float">
            <text:p>1871.543</text:p>
          </table:table-cell>
          <table:table-cell office:value-type="float" office:value="2102.396" calcext:value-type="float">
            <text:p>2102.396</text:p>
          </table:table-cell>
          <table:table-cell office:value-type="float" office:value="1677.803" calcext:value-type="float">
            <text:p>1677.803</text:p>
          </table:table-cell>
          <table:table-cell office:value-type="float" office:value="586.3502" calcext:value-type="float">
            <text:p>586.3502</text:p>
          </table:table-cell>
          <table:table-cell office:value-type="float" office:value="579.1238" calcext:value-type="float">
            <text:p>579.1238</text:p>
          </table:table-cell>
          <table:table-cell office:value-type="float" office:value="142.8389" calcext:value-type="float">
            <text:p>142.8389</text:p>
          </table:table-cell>
          <table:table-cell office:value-type="float" office:value="35.70579" calcext:value-type="float">
            <text:p>35.70579</text:p>
          </table:table-cell>
          <table:table-cell office:value-type="float" office:value="0" calcext:value-type="float">
            <text:p>0</text:p>
          </table:table-cell>
          <table:table-cell office:value-type="float" office:value="-0.000005631359" calcext:value-type="float">
            <text:p>-5.63135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54216" calcext:value-type="float">
            <text:p>-18.54216</text:p>
          </table:table-cell>
          <table:table-cell office:value-type="float" office:value="0" calcext:value-type="float">
            <text:p>0</text:p>
          </table:table-cell>
          <table:table-cell office:value-type="float" office:value="9.068516" calcext:value-type="float">
            <text:p>9.068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576.8615" calcext:value-type="float">
            <text:p>576.8615</text:p>
          </table:table-cell>
          <table:table-cell office:value-type="float" office:value="13216.42" calcext:value-type="float">
            <text:p>1321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15665" calcext:value-type="float">
            <text:p>-24.15665</text:p>
          </table:table-cell>
          <table:table-cell office:value-type="float" office:value="55.61279" calcext:value-type="float">
            <text:p>55.61279</text:p>
          </table:table-cell>
          <table:table-cell office:value-type="float" office:value="0" calcext:value-type="float">
            <text:p>0</text:p>
          </table:table-cell>
          <table:table-cell office:value-type="float" office:value="136.5114" calcext:value-type="float">
            <text:p>136.5114</text:p>
          </table:table-cell>
          <table:table-cell office:value-type="float" office:value="79.59792" calcext:value-type="float">
            <text:p>79.59792</text:p>
          </table:table-cell>
          <table:table-cell office:value-type="float" office:value="0.03450821" calcext:value-type="float">
            <text:p>0.03450821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.12214" calcext:value-type="float">
            <text:p>-24.12214</text:p>
          </table:table-cell>
          <table:table-cell office:value-type="float" office:value="0" calcext:value-type="float">
            <text:p>0</text:p>
          </table:table-cell>
          <table:table-cell office:value-type="float" office:value="376.4364" calcext:value-type="float">
            <text:p>376.4364</text:p>
          </table:table-cell>
          <table:table-cell office:value-type="float" office:value="1222.737" calcext:value-type="float">
            <text:p>1222.737</text:p>
          </table:table-cell>
          <table:table-cell office:value-type="float" office:value="1517.291" calcext:value-type="float">
            <text:p>1517.291</text:p>
          </table:table-cell>
          <table:table-cell office:value-type="float" office:value="1303.074" calcext:value-type="float">
            <text:p>1303.074</text:p>
          </table:table-cell>
          <table:table-cell office:value-type="float" office:value="784.6608" calcext:value-type="float">
            <text:p>784.6608</text:p>
          </table:table-cell>
          <table:table-cell office:value-type="float" office:value="1092.175" calcext:value-type="float">
            <text:p>1092.175</text:p>
          </table:table-cell>
          <table:table-cell office:value-type="float" office:value="421.5575" calcext:value-type="float">
            <text:p>421.5575</text:p>
          </table:table-cell>
          <table:table-cell office:value-type="float" office:value="1871.538" calcext:value-type="float">
            <text:p>1871.538</text:p>
          </table:table-cell>
          <table:table-cell office:value-type="float" office:value="2102.392" calcext:value-type="float">
            <text:p>2102.392</text:p>
          </table:table-cell>
          <table:table-cell office:value-type="float" office:value="1677.802" calcext:value-type="float">
            <text:p>1677.802</text:p>
          </table:table-cell>
          <table:table-cell office:value-type="float" office:value="586.3497" calcext:value-type="float">
            <text:p>586.3497</text:p>
          </table:table-cell>
          <table:table-cell office:value-type="float" office:value="579.1234" calcext:value-type="float">
            <text:p>579.1234</text:p>
          </table:table-cell>
          <table:table-cell office:value-type="float" office:value="142.8389" calcext:value-type="float">
            <text:p>142.838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5704538" calcext:value-type="float">
            <text:p>-5.70453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9858" calcext:value-type="float">
            <text:p>-18.9858</text:p>
          </table:table-cell>
          <table:table-cell office:value-type="float" office:value="0" calcext:value-type="float">
            <text:p>0</text:p>
          </table:table-cell>
          <table:table-cell office:value-type="float" office:value="9.031433" calcext:value-type="float">
            <text:p>9.03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576.6144" calcext:value-type="float">
            <text:p>576.6144</text:p>
          </table:table-cell>
          <table:table-cell office:value-type="float" office:value="13216.44" calcext:value-type="float">
            <text:p>1321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1533" calcext:value-type="float">
            <text:p>-24.41533</text:p>
          </table:table-cell>
          <table:table-cell office:value-type="float" office:value="56.40802" calcext:value-type="float">
            <text:p>56.40802</text:p>
          </table:table-cell>
          <table:table-cell office:value-type="float" office:value="0" calcext:value-type="float">
            <text:p>0</text:p>
          </table:table-cell>
          <table:table-cell office:value-type="float" office:value="136.4084" calcext:value-type="float">
            <text:p>136.4084</text:p>
          </table:table-cell>
          <table:table-cell office:value-type="float" office:value="79.55479" calcext:value-type="float">
            <text:p>79.55479</text:p>
          </table:table-cell>
          <table:table-cell office:value-type="float" office:value="0.03506359" calcext:value-type="float">
            <text:p>0.03506359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.38027" calcext:value-type="float">
            <text:p>-24.38027</text:p>
          </table:table-cell>
          <table:table-cell office:value-type="float" office:value="0" calcext:value-type="float">
            <text:p>0</text:p>
          </table:table-cell>
          <table:table-cell office:value-type="float" office:value="376.4638" calcext:value-type="float">
            <text:p>376.4638</text:p>
          </table:table-cell>
          <table:table-cell office:value-type="float" office:value="1222.664" calcext:value-type="float">
            <text:p>1222.664</text:p>
          </table:table-cell>
          <table:table-cell office:value-type="float" office:value="1517.194" calcext:value-type="float">
            <text:p>1517.194</text:p>
          </table:table-cell>
          <table:table-cell office:value-type="float" office:value="1303.064" calcext:value-type="float">
            <text:p>1303.064</text:p>
          </table:table-cell>
          <table:table-cell office:value-type="float" office:value="784.6531" calcext:value-type="float">
            <text:p>784.6531</text:p>
          </table:table-cell>
          <table:table-cell office:value-type="float" office:value="1092.17" calcext:value-type="float">
            <text:p>1092.17</text:p>
          </table:table-cell>
          <table:table-cell office:value-type="float" office:value="421.5539" calcext:value-type="float">
            <text:p>421.5539</text:p>
          </table:table-cell>
          <table:table-cell office:value-type="float" office:value="1871.533" calcext:value-type="float">
            <text:p>1871.533</text:p>
          </table:table-cell>
          <table:table-cell office:value-type="float" office:value="2102.389" calcext:value-type="float">
            <text:p>2102.389</text:p>
          </table:table-cell>
          <table:table-cell office:value-type="float" office:value="1677.801" calcext:value-type="float">
            <text:p>1677.801</text:p>
          </table:table-cell>
          <table:table-cell office:value-type="float" office:value="586.3493" calcext:value-type="float">
            <text:p>586.3493</text:p>
          </table:table-cell>
          <table:table-cell office:value-type="float" office:value="579.1229" calcext:value-type="float">
            <text:p>579.1229</text:p>
          </table:table-cell>
          <table:table-cell office:value-type="float" office:value="142.8389" calcext:value-type="float">
            <text:p>142.838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5706105" calcext:value-type="float">
            <text:p>-5.7061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18931" calcext:value-type="float">
            <text:p>-19.18931</text:p>
          </table:table-cell>
          <table:table-cell office:value-type="float" office:value="0" calcext:value-type="float">
            <text:p>0</text:p>
          </table:table-cell>
          <table:table-cell office:value-type="float" office:value="8.976597" calcext:value-type="float">
            <text:p>8.976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576.1402" calcext:value-type="float">
            <text:p>576.1402</text:p>
          </table:table-cell>
          <table:table-cell office:value-type="float" office:value="13216.52" calcext:value-type="float">
            <text:p>1321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3154" calcext:value-type="float">
            <text:p>-24.83154</text:p>
          </table:table-cell>
          <table:table-cell office:value-type="float" office:value="57.45304" calcext:value-type="float">
            <text:p>57.45304</text:p>
          </table:table-cell>
          <table:table-cell office:value-type="float" office:value="0" calcext:value-type="float">
            <text:p>0</text:p>
          </table:table-cell>
          <table:table-cell office:value-type="float" office:value="136.1426" calcext:value-type="float">
            <text:p>136.1426</text:p>
          </table:table-cell>
          <table:table-cell office:value-type="float" office:value="79.44283" calcext:value-type="float">
            <text:p>79.44283</text:p>
          </table:table-cell>
          <table:table-cell office:value-type="float" office:value="0.03569334" calcext:value-type="float">
            <text:p>0.03569334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.79585" calcext:value-type="float">
            <text:p>-24.79585</text:p>
          </table:table-cell>
          <table:table-cell office:value-type="float" office:value="0" calcext:value-type="float">
            <text:p>0</text:p>
          </table:table-cell>
          <table:table-cell office:value-type="float" office:value="376.5126" calcext:value-type="float">
            <text:p>376.5126</text:p>
          </table:table-cell>
          <table:table-cell office:value-type="float" office:value="1222.51" calcext:value-type="float">
            <text:p>1222.51</text:p>
          </table:table-cell>
          <table:table-cell office:value-type="float" office:value="1517.055" calcext:value-type="float">
            <text:p>1517.055</text:p>
          </table:table-cell>
          <table:table-cell office:value-type="float" office:value="1303.052" calcext:value-type="float">
            <text:p>1303.052</text:p>
          </table:table-cell>
          <table:table-cell office:value-type="float" office:value="784.645" calcext:value-type="float">
            <text:p>784.645</text:p>
          </table:table-cell>
          <table:table-cell office:value-type="float" office:value="1092.165" calcext:value-type="float">
            <text:p>1092.165</text:p>
          </table:table-cell>
          <table:table-cell office:value-type="float" office:value="421.5502" calcext:value-type="float">
            <text:p>421.5502</text:p>
          </table:table-cell>
          <table:table-cell office:value-type="float" office:value="1871.528" calcext:value-type="float">
            <text:p>1871.528</text:p>
          </table:table-cell>
          <table:table-cell office:value-type="float" office:value="2102.385" calcext:value-type="float">
            <text:p>2102.385</text:p>
          </table:table-cell>
          <table:table-cell office:value-type="float" office:value="1677.799" calcext:value-type="float">
            <text:p>1677.799</text:p>
          </table:table-cell>
          <table:table-cell office:value-type="float" office:value="586.3488" calcext:value-type="float">
            <text:p>586.3488</text:p>
          </table:table-cell>
          <table:table-cell office:value-type="float" office:value="579.1225" calcext:value-type="float">
            <text:p>579.1225</text:p>
          </table:table-cell>
          <table:table-cell office:value-type="float" office:value="142.8389" calcext:value-type="float">
            <text:p>142.8389</text:p>
          </table:table-cell>
          <table:table-cell office:value-type="float" office:value="35.70578" calcext:value-type="float">
            <text:p>35.70578</text:p>
          </table:table-cell>
          <table:table-cell office:value-type="float" office:value="0" calcext:value-type="float">
            <text:p>0</text:p>
          </table:table-cell>
          <table:table-cell office:value-type="float" office:value="-0.000007047708" calcext:value-type="float">
            <text:p>-7.04770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5652" calcext:value-type="float">
            <text:p>-19.5652</text:p>
          </table:table-cell>
          <table:table-cell office:value-type="float" office:value="0" calcext:value-type="float">
            <text:p>0</text:p>
          </table:table-cell>
          <table:table-cell office:value-type="float" office:value="8.936859" calcext:value-type="float">
            <text:p>8.936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574.9703" calcext:value-type="float">
            <text:p>574.9703</text:p>
          </table:table-cell>
          <table:table-cell office:value-type="float" office:value="13216.75" calcext:value-type="float">
            <text:p>1321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74998" calcext:value-type="float">
            <text:p>-25.74998</text:p>
          </table:table-cell>
          <table:table-cell office:value-type="float" office:value="58.04411" calcext:value-type="float">
            <text:p>58.04411</text:p>
          </table:table-cell>
          <table:table-cell office:value-type="float" office:value="0" calcext:value-type="float">
            <text:p>0</text:p>
          </table:table-cell>
          <table:table-cell office:value-type="float" office:value="135.2804" calcext:value-type="float">
            <text:p>135.2804</text:p>
          </table:table-cell>
          <table:table-cell office:value-type="float" office:value="79.11779" calcext:value-type="float">
            <text:p>79.11779</text:p>
          </table:table-cell>
          <table:table-cell office:value-type="float" office:value="0.03630382" calcext:value-type="float">
            <text:p>0.03630382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4" calcext:value-type="float">
            <text:p>4.129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5.71368" calcext:value-type="float">
            <text:p>-25.71368</text:p>
          </table:table-cell>
          <table:table-cell office:value-type="float" office:value="0" calcext:value-type="float">
            <text:p>0</text:p>
          </table:table-cell>
          <table:table-cell office:value-type="float" office:value="376.6675" calcext:value-type="float">
            <text:p>376.6675</text:p>
          </table:table-cell>
          <table:table-cell office:value-type="float" office:value="1222.109" calcext:value-type="float">
            <text:p>1222.109</text:p>
          </table:table-cell>
          <table:table-cell office:value-type="float" office:value="1516.741" calcext:value-type="float">
            <text:p>1516.741</text:p>
          </table:table-cell>
          <table:table-cell office:value-type="float" office:value="1303.03" calcext:value-type="float">
            <text:p>1303.03</text:p>
          </table:table-cell>
          <table:table-cell office:value-type="float" office:value="784.6356" calcext:value-type="float">
            <text:p>784.6356</text:p>
          </table:table-cell>
          <table:table-cell office:value-type="float" office:value="1092.16" calcext:value-type="float">
            <text:p>1092.16</text:p>
          </table:table-cell>
          <table:table-cell office:value-type="float" office:value="421.5465" calcext:value-type="float">
            <text:p>421.5465</text:p>
          </table:table-cell>
          <table:table-cell office:value-type="float" office:value="1871.522" calcext:value-type="float">
            <text:p>1871.522</text:p>
          </table:table-cell>
          <table:table-cell office:value-type="float" office:value="2102.382" calcext:value-type="float">
            <text:p>2102.382</text:p>
          </table:table-cell>
          <table:table-cell office:value-type="float" office:value="1677.798" calcext:value-type="float">
            <text:p>1677.798</text:p>
          </table:table-cell>
          <table:table-cell office:value-type="float" office:value="586.3483" calcext:value-type="float">
            <text:p>586.3483</text:p>
          </table:table-cell>
          <table:table-cell office:value-type="float" office:value="579.122" calcext:value-type="float">
            <text:p>579.122</text:p>
          </table:table-cell>
          <table:table-cell office:value-type="float" office:value="142.8389" calcext:value-type="float">
            <text:p>142.8389</text:p>
          </table:table-cell>
          <table:table-cell office:value-type="float" office:value="35.70577" calcext:value-type="float">
            <text:p>35.70577</text:p>
          </table:table-cell>
          <table:table-cell office:value-type="float" office:value="0" calcext:value-type="float">
            <text:p>0</text:p>
          </table:table-cell>
          <table:table-cell office:value-type="float" office:value="-0.00000887498" calcext:value-type="float">
            <text:p>-8.8749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4736" calcext:value-type="float">
            <text:p>-20.4736</text:p>
          </table:table-cell>
          <table:table-cell office:value-type="float" office:value="0" calcext:value-type="float">
            <text:p>0</text:p>
          </table:table-cell>
          <table:table-cell office:value-type="float" office:value="8.927432" calcext:value-type="float">
            <text:p>8.927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573.3349" calcext:value-type="float">
            <text:p>573.3349</text:p>
          </table:table-cell>
          <table:table-cell office:value-type="float" office:value="13217.02" calcext:value-type="float">
            <text:p>132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07749" calcext:value-type="float">
            <text:p>-27.07749</text:p>
          </table:table-cell>
          <table:table-cell office:value-type="float" office:value="60.75621" calcext:value-type="float">
            <text:p>60.75621</text:p>
          </table:table-cell>
          <table:table-cell office:value-type="float" office:value="0" calcext:value-type="float">
            <text:p>0</text:p>
          </table:table-cell>
          <table:table-cell office:value-type="float" office:value="134.5325" calcext:value-type="float">
            <text:p>134.5325</text:p>
          </table:table-cell>
          <table:table-cell office:value-type="float" office:value="78.79861" calcext:value-type="float">
            <text:p>78.79861</text:p>
          </table:table-cell>
          <table:table-cell office:value-type="float" office:value="0.03688929" calcext:value-type="float">
            <text:p>0.03688929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6" calcext:value-type="float">
            <text:p>4.129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7.04061" calcext:value-type="float">
            <text:p>-27.04061</text:p>
          </table:table-cell>
          <table:table-cell office:value-type="float" office:value="0" calcext:value-type="float">
            <text:p>0</text:p>
          </table:table-cell>
          <table:table-cell office:value-type="float" office:value="376.8328" calcext:value-type="float">
            <text:p>376.8328</text:p>
          </table:table-cell>
          <table:table-cell office:value-type="float" office:value="1221.507" calcext:value-type="float">
            <text:p>1221.507</text:p>
          </table:table-cell>
          <table:table-cell office:value-type="float" office:value="1516.214" calcext:value-type="float">
            <text:p>1516.214</text:p>
          </table:table-cell>
          <table:table-cell office:value-type="float" office:value="1302.982" calcext:value-type="float">
            <text:p>1302.982</text:p>
          </table:table-cell>
          <table:table-cell office:value-type="float" office:value="784.6185" calcext:value-type="float">
            <text:p>784.6185</text:p>
          </table:table-cell>
          <table:table-cell office:value-type="float" office:value="1092.153" calcext:value-type="float">
            <text:p>1092.153</text:p>
          </table:table-cell>
          <table:table-cell office:value-type="float" office:value="421.5427" calcext:value-type="float">
            <text:p>421.5427</text:p>
          </table:table-cell>
          <table:table-cell office:value-type="float" office:value="1871.517" calcext:value-type="float">
            <text:p>1871.517</text:p>
          </table:table-cell>
          <table:table-cell office:value-type="float" office:value="2102.378" calcext:value-type="float">
            <text:p>2102.378</text:p>
          </table:table-cell>
          <table:table-cell office:value-type="float" office:value="1677.797" calcext:value-type="float">
            <text:p>1677.797</text:p>
          </table:table-cell>
          <table:table-cell office:value-type="float" office:value="586.348" calcext:value-type="float">
            <text:p>586.348</text:p>
          </table:table-cell>
          <table:table-cell office:value-type="float" office:value="579.1216" calcext:value-type="float">
            <text:p>579.1216</text:p>
          </table:table-cell>
          <table:table-cell office:value-type="float" office:value="142.8388" calcext:value-type="float">
            <text:p>142.8388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1334245" calcext:value-type="float">
            <text:p>-1.33424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0855" calcext:value-type="float">
            <text:p>-21.80855</text:p>
          </table:table-cell>
          <table:table-cell office:value-type="float" office:value="0" calcext:value-type="float">
            <text:p>0</text:p>
          </table:table-cell>
          <table:table-cell office:value-type="float" office:value="8.935525" calcext:value-type="float">
            <text:p>8.935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571.4132" calcext:value-type="float">
            <text:p>571.4132</text:p>
          </table:table-cell>
          <table:table-cell office:value-type="float" office:value="13217.23" calcext:value-type="float">
            <text:p>1321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73116" calcext:value-type="float">
            <text:p>-28.73116</text:p>
          </table:table-cell>
          <table:table-cell office:value-type="float" office:value="64.99795" calcext:value-type="float">
            <text:p>64.99795</text:p>
          </table:table-cell>
          <table:table-cell office:value-type="float" office:value="0" calcext:value-type="float">
            <text:p>0</text:p>
          </table:table-cell>
          <table:table-cell office:value-type="float" office:value="134.4081" calcext:value-type="float">
            <text:p>134.4081</text:p>
          </table:table-cell>
          <table:table-cell office:value-type="float" office:value="78.62117" calcext:value-type="float">
            <text:p>78.62117</text:p>
          </table:table-cell>
          <table:table-cell office:value-type="float" office:value="0.03746869" calcext:value-type="float">
            <text:p>0.03746869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6" calcext:value-type="float">
            <text:p>4.12959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.69369" calcext:value-type="float">
            <text:p>-28.69369</text:p>
          </table:table-cell>
          <table:table-cell office:value-type="float" office:value="0" calcext:value-type="float">
            <text:p>0</text:p>
          </table:table-cell>
          <table:table-cell office:value-type="float" office:value="376.9535" calcext:value-type="float">
            <text:p>376.9535</text:p>
          </table:table-cell>
          <table:table-cell office:value-type="float" office:value="1220.761" calcext:value-type="float">
            <text:p>1220.761</text:p>
          </table:table-cell>
          <table:table-cell office:value-type="float" office:value="1515.452" calcext:value-type="float">
            <text:p>1515.452</text:p>
          </table:table-cell>
          <table:table-cell office:value-type="float" office:value="1302.902" calcext:value-type="float">
            <text:p>1302.902</text:p>
          </table:table-cell>
          <table:table-cell office:value-type="float" office:value="784.5828" calcext:value-type="float">
            <text:p>784.5828</text:p>
          </table:table-cell>
          <table:table-cell office:value-type="float" office:value="1092.14" calcext:value-type="float">
            <text:p>1092.14</text:p>
          </table:table-cell>
          <table:table-cell office:value-type="float" office:value="421.5376" calcext:value-type="float">
            <text:p>421.5376</text:p>
          </table:table-cell>
          <table:table-cell office:value-type="float" office:value="1871.512" calcext:value-type="float">
            <text:p>1871.512</text:p>
          </table:table-cell>
          <table:table-cell office:value-type="float" office:value="2102.375" calcext:value-type="float">
            <text:p>2102.375</text:p>
          </table:table-cell>
          <table:table-cell office:value-type="float" office:value="1677.795" calcext:value-type="float">
            <text:p>1677.795</text:p>
          </table:table-cell>
          <table:table-cell office:value-type="float" office:value="586.3476" calcext:value-type="float">
            <text:p>586.3476</text:p>
          </table:table-cell>
          <table:table-cell office:value-type="float" office:value="579.1212" calcext:value-type="float">
            <text:p>579.1212</text:p>
          </table:table-cell>
          <table:table-cell office:value-type="float" office:value="142.8388" calcext:value-type="float">
            <text:p>142.8388</text:p>
          </table:table-cell>
          <table:table-cell office:value-type="float" office:value="35.70576" calcext:value-type="float">
            <text:p>35.70576</text:p>
          </table:table-cell>
          <table:table-cell office:value-type="float" office:value="0" calcext:value-type="float">
            <text:p>0</text:p>
          </table:table-cell>
          <table:table-cell office:value-type="float" office:value="-0.00001886449" calcext:value-type="float">
            <text:p>-1.88644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47704" calcext:value-type="float">
            <text:p>-23.47704</text:p>
          </table:table-cell>
          <table:table-cell office:value-type="float" office:value="0" calcext:value-type="float">
            <text:p>0</text:p>
          </table:table-cell>
          <table:table-cell office:value-type="float" office:value="8.950887" calcext:value-type="float">
            <text:p>8.95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569.6315" calcext:value-type="float">
            <text:p>569.6315</text:p>
          </table:table-cell>
          <table:table-cell office:value-type="float" office:value="13217.38" calcext:value-type="float">
            <text:p>13217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34714" calcext:value-type="float">
            <text:p>-30.34714</text:p>
          </table:table-cell>
          <table:table-cell office:value-type="float" office:value="69.26098" calcext:value-type="float">
            <text:p>69.26098</text:p>
          </table:table-cell>
          <table:table-cell office:value-type="float" office:value="0" calcext:value-type="float">
            <text:p>0</text:p>
          </table:table-cell>
          <table:table-cell office:value-type="float" office:value="134.6317" calcext:value-type="float">
            <text:p>134.6317</text:p>
          </table:table-cell>
          <table:table-cell office:value-type="float" office:value="78.49506" calcext:value-type="float">
            <text:p>78.49506</text:p>
          </table:table-cell>
          <table:table-cell office:value-type="float" office:value="0.03806875" calcext:value-type="float">
            <text:p>0.03806875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7" calcext:value-type="float">
            <text:p>4.1295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0.30907" calcext:value-type="float">
            <text:p>-30.30907</text:p>
          </table:table-cell>
          <table:table-cell office:value-type="float" office:value="0" calcext:value-type="float">
            <text:p>0</text:p>
          </table:table-cell>
          <table:table-cell office:value-type="float" office:value="377.0579" calcext:value-type="float">
            <text:p>377.0579</text:p>
          </table:table-cell>
          <table:table-cell office:value-type="float" office:value="1220.156" calcext:value-type="float">
            <text:p>1220.156</text:p>
          </table:table-cell>
          <table:table-cell office:value-type="float" office:value="1514.664" calcext:value-type="float">
            <text:p>1514.664</text:p>
          </table:table-cell>
          <table:table-cell office:value-type="float" office:value="1302.801" calcext:value-type="float">
            <text:p>1302.801</text:p>
          </table:table-cell>
          <table:table-cell office:value-type="float" office:value="784.5198" calcext:value-type="float">
            <text:p>784.5198</text:p>
          </table:table-cell>
          <table:table-cell office:value-type="float" office:value="1092.107" calcext:value-type="float">
            <text:p>1092.107</text:p>
          </table:table-cell>
          <table:table-cell office:value-type="float" office:value="421.5261" calcext:value-type="float">
            <text:p>421.5261</text:p>
          </table:table-cell>
          <table:table-cell office:value-type="float" office:value="1871.502" calcext:value-type="float">
            <text:p>1871.502</text:p>
          </table:table-cell>
          <table:table-cell office:value-type="float" office:value="2102.371" calcext:value-type="float">
            <text:p>2102.371</text:p>
          </table:table-cell>
          <table:table-cell office:value-type="float" office:value="1677.794" calcext:value-type="float">
            <text:p>1677.794</text:p>
          </table:table-cell>
          <table:table-cell office:value-type="float" office:value="586.3472" calcext:value-type="float">
            <text:p>586.3472</text:p>
          </table:table-cell>
          <table:table-cell office:value-type="float" office:value="579.1207" calcext:value-type="float">
            <text:p>579.1207</text:p>
          </table:table-cell>
          <table:table-cell office:value-type="float" office:value="142.8388" calcext:value-type="float">
            <text:p>142.8388</text:p>
          </table:table-cell>
          <table:table-cell office:value-type="float" office:value="35.70575" calcext:value-type="float">
            <text:p>35.70575</text:p>
          </table:table-cell>
          <table:table-cell office:value-type="float" office:value="0" calcext:value-type="float">
            <text:p>0</text:p>
          </table:table-cell>
          <table:table-cell office:value-type="float" office:value="-0.00002261168" calcext:value-type="float">
            <text:p>-2.26116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6528" calcext:value-type="float">
            <text:p>-25.06528</text:p>
          </table:table-cell>
          <table:table-cell office:value-type="float" office:value="0" calcext:value-type="float">
            <text:p>0</text:p>
          </table:table-cell>
          <table:table-cell office:value-type="float" office:value="8.923721" calcext:value-type="float">
            <text:p>8.923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567.4589" calcext:value-type="float">
            <text:p>567.4589</text:p>
          </table:table-cell>
          <table:table-cell office:value-type="float" office:value="13217.56" calcext:value-type="float">
            <text:p>13217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275" calcext:value-type="float">
            <text:p>-32.275</text:p>
          </table:table-cell>
          <table:table-cell office:value-type="float" office:value="74.17156" calcext:value-type="float">
            <text:p>74.17156</text:p>
          </table:table-cell>
          <table:table-cell office:value-type="float" office:value="0" calcext:value-type="float">
            <text:p>0</text:p>
          </table:table-cell>
          <table:table-cell office:value-type="float" office:value="134.8911" calcext:value-type="float">
            <text:p>134.8911</text:p>
          </table:table-cell>
          <table:table-cell office:value-type="float" office:value="78.34708" calcext:value-type="float">
            <text:p>78.34708</text:p>
          </table:table-cell>
          <table:table-cell office:value-type="float" office:value="0.03862946" calcext:value-type="float">
            <text:p>0.03862946</text:p>
          </table:table-cell>
          <table:table-cell office:value-type="float" office:value="0" calcext:value-type="float">
            <text:p>0</text:p>
          </table:table-cell>
          <table:table-cell office:value-type="float" office:value="0.000004129597" calcext:value-type="float">
            <text:p>4.1295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2.23638" calcext:value-type="float">
            <text:p>-32.23638</text:p>
          </table:table-cell>
          <table:table-cell office:value-type="float" office:value="0" calcext:value-type="float">
            <text:p>0</text:p>
          </table:table-cell>
          <table:table-cell office:value-type="float" office:value="377.1859" calcext:value-type="float">
            <text:p>377.1859</text:p>
          </table:table-cell>
          <table:table-cell office:value-type="float" office:value="1219.4" calcext:value-type="float">
            <text:p>1219.4</text:p>
          </table:table-cell>
          <table:table-cell office:value-type="float" office:value="1513.719" calcext:value-type="float">
            <text:p>1513.719</text:p>
          </table:table-cell>
          <table:table-cell office:value-type="float" office:value="1302.691" calcext:value-type="float">
            <text:p>1302.691</text:p>
          </table:table-cell>
          <table:table-cell office:value-type="float" office:value="784.4387" calcext:value-type="float">
            <text:p>784.4387</text:p>
          </table:table-cell>
          <table:table-cell office:value-type="float" office:value="1092.067" calcext:value-type="float">
            <text:p>1092.067</text:p>
          </table:table-cell>
          <table:table-cell office:value-type="float" office:value="421.5083" calcext:value-type="float">
            <text:p>421.5083</text:p>
          </table:table-cell>
          <table:table-cell office:value-type="float" office:value="1871.489" calcext:value-type="float">
            <text:p>1871.489</text:p>
          </table:table-cell>
          <table:table-cell office:value-type="float" office:value="2102.365" calcext:value-type="float">
            <text:p>2102.365</text:p>
          </table:table-cell>
          <table:table-cell office:value-type="float" office:value="1677.793" calcext:value-type="float">
            <text:p>1677.793</text:p>
          </table:table-cell>
          <table:table-cell office:value-type="float" office:value="586.3468" calcext:value-type="float">
            <text:p>586.3468</text:p>
          </table:table-cell>
          <table:table-cell office:value-type="float" office:value="579.1203" calcext:value-type="float">
            <text:p>579.1203</text:p>
          </table:table-cell>
          <table:table-cell office:value-type="float" office:value="142.8388" calcext:value-type="float">
            <text:p>142.8388</text:p>
          </table:table-cell>
          <table:table-cell office:value-type="float" office:value="35.70575" calcext:value-type="float">
            <text:p>35.70575</text:p>
          </table:table-cell>
          <table:table-cell office:value-type="float" office:value="0" calcext:value-type="float">
            <text:p>0</text:p>
          </table:table-cell>
          <table:table-cell office:value-type="float" office:value="-0.00002843648" calcext:value-type="float">
            <text:p>-2.84364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00415" calcext:value-type="float">
            <text:p>-27.00415</text:p>
          </table:table-cell>
          <table:table-cell office:value-type="float" office:value="0" calcext:value-type="float">
            <text:p>0</text:p>
          </table:table-cell>
          <table:table-cell office:value-type="float" office:value="8.935104" calcext:value-type="float">
            <text:p>8.935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565.7408" calcext:value-type="float">
            <text:p>565.7408</text:p>
          </table:table-cell>
          <table:table-cell office:value-type="float" office:value="13217.71" calcext:value-type="float">
            <text:p>1321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71226" calcext:value-type="float">
            <text:p>-33.71226</text:p>
          </table:table-cell>
          <table:table-cell office:value-type="float" office:value="78.12585" calcext:value-type="float">
            <text:p>78.12585</text:p>
          </table:table-cell>
          <table:table-cell office:value-type="float" office:value="0" calcext:value-type="float">
            <text:p>0</text:p>
          </table:table-cell>
          <table:table-cell office:value-type="float" office:value="135.3449" calcext:value-type="float">
            <text:p>135.3449</text:p>
          </table:table-cell>
          <table:table-cell office:value-type="float" office:value="77.90968" calcext:value-type="float">
            <text:p>77.90968</text:p>
          </table:table-cell>
          <table:table-cell office:value-type="float" office:value="0.0391884" calcext:value-type="float">
            <text:p>0.0391884</text:p>
          </table:table-cell>
          <table:table-cell office:value-type="float" office:value="0" calcext:value-type="float">
            <text:p>0</text:p>
          </table:table-cell>
          <table:table-cell office:value-type="float" office:value="0.00000435555" calcext:value-type="float">
            <text:p>4.3555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3.67308" calcext:value-type="float">
            <text:p>-33.67308</text:p>
          </table:table-cell>
          <table:table-cell office:value-type="float" office:value="0" calcext:value-type="float">
            <text:p>0</text:p>
          </table:table-cell>
          <table:table-cell office:value-type="float" office:value="377.2963" calcext:value-type="float">
            <text:p>377.2963</text:p>
          </table:table-cell>
          <table:table-cell office:value-type="float" office:value="1219.026" calcext:value-type="float">
            <text:p>1219.026</text:p>
          </table:table-cell>
          <table:table-cell office:value-type="float" office:value="1513.111" calcext:value-type="float">
            <text:p>1513.111</text:p>
          </table:table-cell>
          <table:table-cell office:value-type="float" office:value="1302.609" calcext:value-type="float">
            <text:p>1302.609</text:p>
          </table:table-cell>
          <table:table-cell office:value-type="float" office:value="784.3609" calcext:value-type="float">
            <text:p>784.3609</text:p>
          </table:table-cell>
          <table:table-cell office:value-type="float" office:value="1092.026" calcext:value-type="float">
            <text:p>1092.026</text:p>
          </table:table-cell>
          <table:table-cell office:value-type="float" office:value="421.4881" calcext:value-type="float">
            <text:p>421.4881</text:p>
          </table:table-cell>
          <table:table-cell office:value-type="float" office:value="1871.464" calcext:value-type="float">
            <text:p>1871.464</text:p>
          </table:table-cell>
          <table:table-cell office:value-type="float" office:value="2102.359" calcext:value-type="float">
            <text:p>2102.359</text:p>
          </table:table-cell>
          <table:table-cell office:value-type="float" office:value="1677.791" calcext:value-type="float">
            <text:p>1677.791</text:p>
          </table:table-cell>
          <table:table-cell office:value-type="float" office:value="586.3464" calcext:value-type="float">
            <text:p>586.3464</text:p>
          </table:table-cell>
          <table:table-cell office:value-type="float" office:value="579.1199" calcext:value-type="float">
            <text:p>579.1199</text:p>
          </table:table-cell>
          <table:table-cell office:value-type="float" office:value="142.8388" calcext:value-type="float">
            <text:p>142.8388</text:p>
          </table:table-cell>
          <table:table-cell office:value-type="float" office:value="35.70574" calcext:value-type="float">
            <text:p>35.70574</text:p>
          </table:table-cell>
          <table:table-cell office:value-type="float" office:value="0" calcext:value-type="float">
            <text:p>0</text:p>
          </table:table-cell>
          <table:table-cell office:value-type="float" office:value="-0.00002905235" calcext:value-type="float">
            <text:p>-2.90523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52295" calcext:value-type="float">
            <text:p>-28.52295</text:p>
          </table:table-cell>
          <table:table-cell office:value-type="float" office:value="0" calcext:value-type="float">
            <text:p>0</text:p>
          </table:table-cell>
          <table:table-cell office:value-type="float" office:value="9.017029" calcext:value-type="float">
            <text:p>9.017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564.3243" calcext:value-type="float">
            <text:p>564.3243</text:p>
          </table:table-cell>
          <table:table-cell office:value-type="float" office:value="13217.87" calcext:value-type="float">
            <text:p>132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708" calcext:value-type="float">
            <text:p>-34.8708</text:p>
          </table:table-cell>
          <table:table-cell office:value-type="float" office:value="80.22369" calcext:value-type="float">
            <text:p>80.22369</text:p>
          </table:table-cell>
          <table:table-cell office:value-type="float" office:value="0" calcext:value-type="float">
            <text:p>0</text:p>
          </table:table-cell>
          <table:table-cell office:value-type="float" office:value="135.7541" calcext:value-type="float">
            <text:p>135.7541</text:p>
          </table:table-cell>
          <table:table-cell office:value-type="float" office:value="77.46275" calcext:value-type="float">
            <text:p>77.46275</text:p>
          </table:table-cell>
          <table:table-cell office:value-type="float" office:value="0.03946083" calcext:value-type="float">
            <text:p>0.03946083</text:p>
          </table:table-cell>
          <table:table-cell office:value-type="float" office:value="0" calcext:value-type="float">
            <text:p>0</text:p>
          </table:table-cell>
          <table:table-cell office:value-type="float" office:value="0.000004460548" calcext:value-type="float">
            <text:p>4.4605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4.83135" calcext:value-type="float">
            <text:p>-34.83135</text:p>
          </table:table-cell>
          <table:table-cell office:value-type="float" office:value="0" calcext:value-type="float">
            <text:p>0</text:p>
          </table:table-cell>
          <table:table-cell office:value-type="float" office:value="377.3695" calcext:value-type="float">
            <text:p>377.3695</text:p>
          </table:table-cell>
          <table:table-cell office:value-type="float" office:value="1218.708" calcext:value-type="float">
            <text:p>1218.708</text:p>
          </table:table-cell>
          <table:table-cell office:value-type="float" office:value="1512.726" calcext:value-type="float">
            <text:p>1512.726</text:p>
          </table:table-cell>
          <table:table-cell office:value-type="float" office:value="1302.552" calcext:value-type="float">
            <text:p>1302.552</text:p>
          </table:table-cell>
          <table:table-cell office:value-type="float" office:value="784.3126" calcext:value-type="float">
            <text:p>784.3126</text:p>
          </table:table-cell>
          <table:table-cell office:value-type="float" office:value="1091.996" calcext:value-type="float">
            <text:p>1091.996</text:p>
          </table:table-cell>
          <table:table-cell office:value-type="float" office:value="421.4732" calcext:value-type="float">
            <text:p>421.4732</text:p>
          </table:table-cell>
          <table:table-cell office:value-type="float" office:value="1871.442" calcext:value-type="float">
            <text:p>1871.442</text:p>
          </table:table-cell>
          <table:table-cell office:value-type="float" office:value="2102.353" calcext:value-type="float">
            <text:p>2102.353</text:p>
          </table:table-cell>
          <table:table-cell office:value-type="float" office:value="1677.79" calcext:value-type="float">
            <text:p>1677.79</text:p>
          </table:table-cell>
          <table:table-cell office:value-type="float" office:value="586.3459" calcext:value-type="float">
            <text:p>586.3459</text:p>
          </table:table-cell>
          <table:table-cell office:value-type="float" office:value="579.1194" calcext:value-type="float">
            <text:p>579.1194</text:p>
          </table:table-cell>
          <table:table-cell office:value-type="float" office:value="142.8388" calcext:value-type="float">
            <text:p>142.8388</text:p>
          </table:table-cell>
          <table:table-cell office:value-type="float" office:value="35.70573" calcext:value-type="float">
            <text:p>35.70573</text:p>
          </table:table-cell>
          <table:table-cell office:value-type="float" office:value="0" calcext:value-type="float">
            <text:p>0</text:p>
          </table:table-cell>
          <table:table-cell office:value-type="float" office:value="-0.00005755173" calcext:value-type="float">
            <text:p>-5.75517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74873" calcext:value-type="float">
            <text:p>-29.74873</text:p>
          </table:table-cell>
          <table:table-cell office:value-type="float" office:value="0" calcext:value-type="float">
            <text:p>0</text:p>
          </table:table-cell>
          <table:table-cell office:value-type="float" office:value="9.08442" calcext:value-type="float">
            <text:p>9.08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561.4236" calcext:value-type="float">
            <text:p>561.4236</text:p>
          </table:table-cell>
          <table:table-cell office:value-type="float" office:value="13218.23" calcext:value-type="float">
            <text:p>1321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47257" calcext:value-type="float">
            <text:p>-37.47257</text:p>
          </table:table-cell>
          <table:table-cell office:value-type="float" office:value="88.05621" calcext:value-type="float">
            <text:p>88.05621</text:p>
          </table:table-cell>
          <table:table-cell office:value-type="float" office:value="0" calcext:value-type="float">
            <text:p>0</text:p>
          </table:table-cell>
          <table:table-cell office:value-type="float" office:value="137.0454" calcext:value-type="float">
            <text:p>137.0454</text:p>
          </table:table-cell>
          <table:table-cell office:value-type="float" office:value="76.21245" calcext:value-type="float">
            <text:p>76.21245</text:p>
          </table:table-cell>
          <table:table-cell office:value-type="float" office:value="0.03978349" calcext:value-type="float">
            <text:p>0.03978349</text:p>
          </table:table-cell>
          <table:table-cell office:value-type="float" office:value="0" calcext:value-type="float">
            <text:p>0</text:p>
          </table:table-cell>
          <table:table-cell office:value-type="float" office:value="0.000005476377" calcext:value-type="float">
            <text:p>5.47637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7.43279" calcext:value-type="float">
            <text:p>-37.43279</text:p>
          </table:table-cell>
          <table:table-cell office:value-type="float" office:value="0" calcext:value-type="float">
            <text:p>0</text:p>
          </table:table-cell>
          <table:table-cell office:value-type="float" office:value="377.497" calcext:value-type="float">
            <text:p>377.497</text:p>
          </table:table-cell>
          <table:table-cell office:value-type="float" office:value="1218.083" calcext:value-type="float">
            <text:p>1218.083</text:p>
          </table:table-cell>
          <table:table-cell office:value-type="float" office:value="1512.13" calcext:value-type="float">
            <text:p>1512.13</text:p>
          </table:table-cell>
          <table:table-cell office:value-type="float" office:value="1302.476" calcext:value-type="float">
            <text:p>1302.476</text:p>
          </table:table-cell>
          <table:table-cell office:value-type="float" office:value="784.2629" calcext:value-type="float">
            <text:p>784.2629</text:p>
          </table:table-cell>
          <table:table-cell office:value-type="float" office:value="1091.966" calcext:value-type="float">
            <text:p>1091.966</text:p>
          </table:table-cell>
          <table:table-cell office:value-type="float" office:value="421.4596" calcext:value-type="float">
            <text:p>421.4596</text:p>
          </table:table-cell>
          <table:table-cell office:value-type="float" office:value="1871.427" calcext:value-type="float">
            <text:p>1871.427</text:p>
          </table:table-cell>
          <table:table-cell office:value-type="float" office:value="2102.346" calcext:value-type="float">
            <text:p>2102.346</text:p>
          </table:table-cell>
          <table:table-cell office:value-type="float" office:value="1677.788" calcext:value-type="float">
            <text:p>1677.788</text:p>
          </table:table-cell>
          <table:table-cell office:value-type="float" office:value="586.3454" calcext:value-type="float">
            <text:p>586.3454</text:p>
          </table:table-cell>
          <table:table-cell office:value-type="float" office:value="579.119" calcext:value-type="float">
            <text:p>579.119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3" calcext:value-type="float">
            <text:p>35.70573</text:p>
          </table:table-cell>
          <table:table-cell office:value-type="float" office:value="0" calcext:value-type="float">
            <text:p>0</text:p>
          </table:table-cell>
          <table:table-cell office:value-type="float" office:value="-0.00008930926" calcext:value-type="float">
            <text:p>-8.93092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25636" calcext:value-type="float">
            <text:p>-32.25636</text:p>
          </table:table-cell>
          <table:table-cell office:value-type="float" office:value="0" calcext:value-type="float">
            <text:p>0</text:p>
          </table:table-cell>
          <table:table-cell office:value-type="float" office:value="8.990366" calcext:value-type="float">
            <text:p>8.99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558.897" calcext:value-type="float">
            <text:p>558.897</text:p>
          </table:table-cell>
          <table:table-cell office:value-type="float" office:value="13218.52" calcext:value-type="float">
            <text:p>13218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72346" calcext:value-type="float">
            <text:p>-39.72346</text:p>
          </table:table-cell>
          <table:table-cell office:value-type="float" office:value="94.73164" calcext:value-type="float">
            <text:p>94.73164</text:p>
          </table:table-cell>
          <table:table-cell office:value-type="float" office:value="0" calcext:value-type="float">
            <text:p>0</text:p>
          </table:table-cell>
          <table:table-cell office:value-type="float" office:value="137.9197" calcext:value-type="float">
            <text:p>137.9197</text:p>
          </table:table-cell>
          <table:table-cell office:value-type="float" office:value="75.39714" calcext:value-type="float">
            <text:p>75.39714</text:p>
          </table:table-cell>
          <table:table-cell office:value-type="float" office:value="0.04018917" calcext:value-type="float">
            <text:p>0.04018917</text:p>
          </table:table-cell>
          <table:table-cell office:value-type="float" office:value="0" calcext:value-type="float">
            <text:p>0</text:p>
          </table:table-cell>
          <table:table-cell office:value-type="float" office:value="0.000005607807" calcext:value-type="float">
            <text:p>5.6078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9.68328" calcext:value-type="float">
            <text:p>-39.68328</text:p>
          </table:table-cell>
          <table:table-cell office:value-type="float" office:value="0" calcext:value-type="float">
            <text:p>0</text:p>
          </table:table-cell>
          <table:table-cell office:value-type="float" office:value="377.614" calcext:value-type="float">
            <text:p>377.614</text:p>
          </table:table-cell>
          <table:table-cell office:value-type="float" office:value="1217.436" calcext:value-type="float">
            <text:p>1217.436</text:p>
          </table:table-cell>
          <table:table-cell office:value-type="float" office:value="1511.471" calcext:value-type="float">
            <text:p>1511.471</text:p>
          </table:table-cell>
          <table:table-cell office:value-type="float" office:value="1302.393" calcext:value-type="float">
            <text:p>1302.393</text:p>
          </table:table-cell>
          <table:table-cell office:value-type="float" office:value="784.1989" calcext:value-type="float">
            <text:p>784.1989</text:p>
          </table:table-cell>
          <table:table-cell office:value-type="float" office:value="1091.93" calcext:value-type="float">
            <text:p>1091.93</text:p>
          </table:table-cell>
          <table:table-cell office:value-type="float" office:value="421.4423" calcext:value-type="float">
            <text:p>421.4423</text:p>
          </table:table-cell>
          <table:table-cell office:value-type="float" office:value="1871.401" calcext:value-type="float">
            <text:p>1871.401</text:p>
          </table:table-cell>
          <table:table-cell office:value-type="float" office:value="2102.339" calcext:value-type="float">
            <text:p>2102.339</text:p>
          </table:table-cell>
          <table:table-cell office:value-type="float" office:value="1677.787" calcext:value-type="float">
            <text:p>1677.787</text:p>
          </table:table-cell>
          <table:table-cell office:value-type="float" office:value="586.3449" calcext:value-type="float">
            <text:p>586.3449</text:p>
          </table:table-cell>
          <table:table-cell office:value-type="float" office:value="579.1185" calcext:value-type="float">
            <text:p>579.1185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3" calcext:value-type="float">
            <text:p>35.70573</text:p>
          </table:table-cell>
          <table:table-cell office:value-type="float" office:value="0" calcext:value-type="float">
            <text:p>0</text:p>
          </table:table-cell>
          <table:table-cell office:value-type="float" office:value="-0.0000960141" calcext:value-type="float">
            <text:p>-9.601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45411" calcext:value-type="float">
            <text:p>-34.45411</text:p>
          </table:table-cell>
          <table:table-cell office:value-type="float" office:value="0" calcext:value-type="float">
            <text:p>0</text:p>
          </table:table-cell>
          <table:table-cell office:value-type="float" office:value="8.937481" calcext:value-type="float">
            <text:p>8.93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556.1788" calcext:value-type="float">
            <text:p>556.1788</text:p>
          </table:table-cell>
          <table:table-cell office:value-type="float" office:value="13218.86" calcext:value-type="float">
            <text:p>1321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98936" calcext:value-type="float">
            <text:p>-41.98936</text:p>
          </table:table-cell>
          <table:table-cell office:value-type="float" office:value="100.0606" calcext:value-type="float">
            <text:p>100.0606</text:p>
          </table:table-cell>
          <table:table-cell office:value-type="float" office:value="0" calcext:value-type="float">
            <text:p>0</text:p>
          </table:table-cell>
          <table:table-cell office:value-type="float" office:value="137.7199" calcext:value-type="float">
            <text:p>137.7199</text:p>
          </table:table-cell>
          <table:table-cell office:value-type="float" office:value="75.03831" calcext:value-type="float">
            <text:p>75.03831</text:p>
          </table:table-cell>
          <table:table-cell office:value-type="float" office:value="0.04056054" calcext:value-type="float">
            <text:p>0.04056054</text:p>
          </table:table-cell>
          <table:table-cell office:value-type="float" office:value="0" calcext:value-type="float">
            <text:p>0</text:p>
          </table:table-cell>
          <table:table-cell office:value-type="float" office:value="0.000005607807" calcext:value-type="float">
            <text:p>5.6078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1.94881" calcext:value-type="float">
            <text:p>-41.94881</text:p>
          </table:table-cell>
          <table:table-cell office:value-type="float" office:value="0" calcext:value-type="float">
            <text:p>0</text:p>
          </table:table-cell>
          <table:table-cell office:value-type="float" office:value="377.8412" calcext:value-type="float">
            <text:p>377.8412</text:p>
          </table:table-cell>
          <table:table-cell office:value-type="float" office:value="1216.436" calcext:value-type="float">
            <text:p>1216.436</text:p>
          </table:table-cell>
          <table:table-cell office:value-type="float" office:value="1510.522" calcext:value-type="float">
            <text:p>1510.522</text:p>
          </table:table-cell>
          <table:table-cell office:value-type="float" office:value="1302.28" calcext:value-type="float">
            <text:p>1302.28</text:p>
          </table:table-cell>
          <table:table-cell office:value-type="float" office:value="784.1174" calcext:value-type="float">
            <text:p>784.1174</text:p>
          </table:table-cell>
          <table:table-cell office:value-type="float" office:value="1091.888" calcext:value-type="float">
            <text:p>1091.888</text:p>
          </table:table-cell>
          <table:table-cell office:value-type="float" office:value="421.4218" calcext:value-type="float">
            <text:p>421.4218</text:p>
          </table:table-cell>
          <table:table-cell office:value-type="float" office:value="1871.372" calcext:value-type="float">
            <text:p>1871.372</text:p>
          </table:table-cell>
          <table:table-cell office:value-type="float" office:value="2102.332" calcext:value-type="float">
            <text:p>2102.332</text:p>
          </table:table-cell>
          <table:table-cell office:value-type="float" office:value="1677.785" calcext:value-type="float">
            <text:p>1677.785</text:p>
          </table:table-cell>
          <table:table-cell office:value-type="float" office:value="586.3444" calcext:value-type="float">
            <text:p>586.3444</text:p>
          </table:table-cell>
          <table:table-cell office:value-type="float" office:value="579.1181" calcext:value-type="float">
            <text:p>579.1181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2" calcext:value-type="float">
            <text:p>35.70572</text:p>
          </table:table-cell>
          <table:table-cell office:value-type="float" office:value="0" calcext:value-type="float">
            <text:p>0</text:p>
          </table:table-cell>
          <table:table-cell office:value-type="float" office:value="-0.0001326269" calcext:value-type="float">
            <text:p>-0.00013262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77997" calcext:value-type="float">
            <text:p>-36.77997</text:p>
          </table:table-cell>
          <table:table-cell office:value-type="float" office:value="0" calcext:value-type="float">
            <text:p>0</text:p>
          </table:table-cell>
          <table:table-cell office:value-type="float" office:value="8.997777" calcext:value-type="float">
            <text:p>8.997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553.5537" calcext:value-type="float">
            <text:p>553.5537</text:p>
          </table:table-cell>
          <table:table-cell office:value-type="float" office:value="13219.1" calcext:value-type="float">
            <text:p>132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36494" calcext:value-type="float">
            <text:p>-44.36494</text:p>
          </table:table-cell>
          <table:table-cell office:value-type="float" office:value="106.8891" calcext:value-type="float">
            <text:p>106.8891</text:p>
          </table:table-cell>
          <table:table-cell office:value-type="float" office:value="0" calcext:value-type="float">
            <text:p>0</text:p>
          </table:table-cell>
          <table:table-cell office:value-type="float" office:value="138.0515" calcext:value-type="float">
            <text:p>138.0515</text:p>
          </table:table-cell>
          <table:table-cell office:value-type="float" office:value="74.84966" calcext:value-type="float">
            <text:p>74.84966</text:p>
          </table:table-cell>
          <table:table-cell office:value-type="float" office:value="0.04090323" calcext:value-type="float">
            <text:p>0.04090323</text:p>
          </table:table-cell>
          <table:table-cell office:value-type="float" office:value="0" calcext:value-type="float">
            <text:p>0</text:p>
          </table:table-cell>
          <table:table-cell office:value-type="float" office:value="0.000005609807" calcext:value-type="float">
            <text:p>5.6098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4.32404" calcext:value-type="float">
            <text:p>-44.32404</text:p>
          </table:table-cell>
          <table:table-cell office:value-type="float" office:value="0" calcext:value-type="float">
            <text:p>0</text:p>
          </table:table-cell>
          <table:table-cell office:value-type="float" office:value="378.0158" calcext:value-type="float">
            <text:p>378.0158</text:p>
          </table:table-cell>
          <table:table-cell office:value-type="float" office:value="1215.468" calcext:value-type="float">
            <text:p>1215.468</text:p>
          </table:table-cell>
          <table:table-cell office:value-type="float" office:value="1509.475" calcext:value-type="float">
            <text:p>1509.475</text:p>
          </table:table-cell>
          <table:table-cell office:value-type="float" office:value="1302.139" calcext:value-type="float">
            <text:p>1302.139</text:p>
          </table:table-cell>
          <table:table-cell office:value-type="float" office:value="784.0203" calcext:value-type="float">
            <text:p>784.0203</text:p>
          </table:table-cell>
          <table:table-cell office:value-type="float" office:value="1091.835" calcext:value-type="float">
            <text:p>1091.835</text:p>
          </table:table-cell>
          <table:table-cell office:value-type="float" office:value="421.3968" calcext:value-type="float">
            <text:p>421.3968</text:p>
          </table:table-cell>
          <table:table-cell office:value-type="float" office:value="1871.34" calcext:value-type="float">
            <text:p>1871.34</text:p>
          </table:table-cell>
          <table:table-cell office:value-type="float" office:value="2102.324" calcext:value-type="float">
            <text:p>2102.324</text:p>
          </table:table-cell>
          <table:table-cell office:value-type="float" office:value="1677.784" calcext:value-type="float">
            <text:p>1677.784</text:p>
          </table:table-cell>
          <table:table-cell office:value-type="float" office:value="586.3439" calcext:value-type="float">
            <text:p>586.3439</text:p>
          </table:table-cell>
          <table:table-cell office:value-type="float" office:value="579.1176" calcext:value-type="float">
            <text:p>579.1176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2" calcext:value-type="float">
            <text:p>35.70572</text:p>
          </table:table-cell>
          <table:table-cell office:value-type="float" office:value="0" calcext:value-type="float">
            <text:p>0</text:p>
          </table:table-cell>
          <table:table-cell office:value-type="float" office:value="-0.0001452826" calcext:value-type="float">
            <text:p>-0.00014528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12071" calcext:value-type="float">
            <text:p>-39.12071</text:p>
          </table:table-cell>
          <table:table-cell office:value-type="float" office:value="0" calcext:value-type="float">
            <text:p>0</text:p>
          </table:table-cell>
          <table:table-cell office:value-type="float" office:value="8.963025" calcext:value-type="float">
            <text:p>8.96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550.976" calcext:value-type="float">
            <text:p>550.976</text:p>
          </table:table-cell>
          <table:table-cell office:value-type="float" office:value="13219.35" calcext:value-type="float">
            <text:p>1321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62751" calcext:value-type="float">
            <text:p>-46.62751</text:p>
          </table:table-cell>
          <table:table-cell office:value-type="float" office:value="113.0057" calcext:value-type="float">
            <text:p>113.0057</text:p>
          </table:table-cell>
          <table:table-cell office:value-type="float" office:value="0" calcext:value-type="float">
            <text:p>0</text:p>
          </table:table-cell>
          <table:table-cell office:value-type="float" office:value="138.2248" calcext:value-type="float">
            <text:p>138.2248</text:p>
          </table:table-cell>
          <table:table-cell office:value-type="float" office:value="74.64728" calcext:value-type="float">
            <text:p>74.64728</text:p>
          </table:table-cell>
          <table:table-cell office:value-type="float" office:value="0.04124364" calcext:value-type="float">
            <text:p>0.04124364</text:p>
          </table:table-cell>
          <table:table-cell office:value-type="float" office:value="0" calcext:value-type="float">
            <text:p>0</text:p>
          </table:table-cell>
          <table:table-cell office:value-type="float" office:value="0.000005609807" calcext:value-type="float">
            <text:p>5.6098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6.58627" calcext:value-type="float">
            <text:p>-46.58627</text:p>
          </table:table-cell>
          <table:table-cell office:value-type="float" office:value="0" calcext:value-type="float">
            <text:p>0</text:p>
          </table:table-cell>
          <table:table-cell office:value-type="float" office:value="378.1877" calcext:value-type="float">
            <text:p>378.1877</text:p>
          </table:table-cell>
          <table:table-cell office:value-type="float" office:value="1214.501" calcext:value-type="float">
            <text:p>1214.501</text:p>
          </table:table-cell>
          <table:table-cell office:value-type="float" office:value="1508.493" calcext:value-type="float">
            <text:p>1508.493</text:p>
          </table:table-cell>
          <table:table-cell office:value-type="float" office:value="1302.012" calcext:value-type="float">
            <text:p>1302.012</text:p>
          </table:table-cell>
          <table:table-cell office:value-type="float" office:value="783.9279" calcext:value-type="float">
            <text:p>783.9279</text:p>
          </table:table-cell>
          <table:table-cell office:value-type="float" office:value="1091.784" calcext:value-type="float">
            <text:p>1091.784</text:p>
          </table:table-cell>
          <table:table-cell office:value-type="float" office:value="421.3713" calcext:value-type="float">
            <text:p>421.3713</text:p>
          </table:table-cell>
          <table:table-cell office:value-type="float" office:value="1871.304" calcext:value-type="float">
            <text:p>1871.304</text:p>
          </table:table-cell>
          <table:table-cell office:value-type="float" office:value="2102.306" calcext:value-type="float">
            <text:p>2102.306</text:p>
          </table:table-cell>
          <table:table-cell office:value-type="float" office:value="1677.782" calcext:value-type="float">
            <text:p>1677.782</text:p>
          </table:table-cell>
          <table:table-cell office:value-type="float" office:value="586.3433" calcext:value-type="float">
            <text:p>586.3433</text:p>
          </table:table-cell>
          <table:table-cell office:value-type="float" office:value="579.1172" calcext:value-type="float">
            <text:p>579.1172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1" calcext:value-type="float">
            <text:p>35.70571</text:p>
          </table:table-cell>
          <table:table-cell office:value-type="float" office:value="0" calcext:value-type="float">
            <text:p>0</text:p>
          </table:table-cell>
          <table:table-cell office:value-type="float" office:value="-0.0001832703" calcext:value-type="float">
            <text:p>-0.00018327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39858" calcext:value-type="float">
            <text:p>-41.39858</text:p>
          </table:table-cell>
          <table:table-cell office:value-type="float" office:value="0" calcext:value-type="float">
            <text:p>0</text:p>
          </table:table-cell>
          <table:table-cell office:value-type="float" office:value="8.978381" calcext:value-type="float">
            <text:p>8.97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548.7156" calcext:value-type="float">
            <text:p>548.7156</text:p>
          </table:table-cell>
          <table:table-cell office:value-type="float" office:value="13219.55" calcext:value-type="float">
            <text:p>1321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6751" calcext:value-type="float">
            <text:p>-48.6751</text:p>
          </table:table-cell>
          <table:table-cell office:value-type="float" office:value="117.8693" calcext:value-type="float">
            <text:p>117.8693</text:p>
          </table:table-cell>
          <table:table-cell office:value-type="float" office:value="0" calcext:value-type="float">
            <text:p>0</text:p>
          </table:table-cell>
          <table:table-cell office:value-type="float" office:value="138.5943" calcext:value-type="float">
            <text:p>138.5943</text:p>
          </table:table-cell>
          <table:table-cell office:value-type="float" office:value="74.31555" calcext:value-type="float">
            <text:p>74.31555</text:p>
          </table:table-cell>
          <table:table-cell office:value-type="float" office:value="0.04160919" calcext:value-type="float">
            <text:p>0.04160919</text:p>
          </table:table-cell>
          <table:table-cell office:value-type="float" office:value="0" calcext:value-type="float">
            <text:p>0</text:p>
          </table:table-cell>
          <table:table-cell office:value-type="float" office:value="0.000005618835" calcext:value-type="float">
            <text:p>5.61883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8.63349" calcext:value-type="float">
            <text:p>-48.63349</text:p>
          </table:table-cell>
          <table:table-cell office:value-type="float" office:value="0" calcext:value-type="float">
            <text:p>0</text:p>
          </table:table-cell>
          <table:table-cell office:value-type="float" office:value="378.3405" calcext:value-type="float">
            <text:p>378.3405</text:p>
          </table:table-cell>
          <table:table-cell office:value-type="float" office:value="1213.786" calcext:value-type="float">
            <text:p>1213.786</text:p>
          </table:table-cell>
          <table:table-cell office:value-type="float" office:value="1507.672" calcext:value-type="float">
            <text:p>1507.672</text:p>
          </table:table-cell>
          <table:table-cell office:value-type="float" office:value="1301.894" calcext:value-type="float">
            <text:p>1301.894</text:p>
          </table:table-cell>
          <table:table-cell office:value-type="float" office:value="783.8394" calcext:value-type="float">
            <text:p>783.8394</text:p>
          </table:table-cell>
          <table:table-cell office:value-type="float" office:value="1091.732" calcext:value-type="float">
            <text:p>1091.732</text:p>
          </table:table-cell>
          <table:table-cell office:value-type="float" office:value="421.3448" calcext:value-type="float">
            <text:p>421.3448</text:p>
          </table:table-cell>
          <table:table-cell office:value-type="float" office:value="1871.268" calcext:value-type="float">
            <text:p>1871.268</text:p>
          </table:table-cell>
          <table:table-cell office:value-type="float" office:value="2102.285" calcext:value-type="float">
            <text:p>2102.285</text:p>
          </table:table-cell>
          <table:table-cell office:value-type="float" office:value="1677.78" calcext:value-type="float">
            <text:p>1677.78</text:p>
          </table:table-cell>
          <table:table-cell office:value-type="float" office:value="586.3428" calcext:value-type="float">
            <text:p>586.3428</text:p>
          </table:table-cell>
          <table:table-cell office:value-type="float" office:value="579.1166" calcext:value-type="float">
            <text:p>579.1166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" calcext:value-type="float">
            <text:p>35.7057</text:p>
          </table:table-cell>
          <table:table-cell office:value-type="float" office:value="0" calcext:value-type="float">
            <text:p>0</text:p>
          </table:table-cell>
          <table:table-cell office:value-type="float" office:value="-0.0001868256" calcext:value-type="float">
            <text:p>-0.0001868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40201" calcext:value-type="float">
            <text:p>-43.40201</text:p>
          </table:table-cell>
          <table:table-cell office:value-type="float" office:value="0" calcext:value-type="float">
            <text:p>0</text:p>
          </table:table-cell>
          <table:table-cell office:value-type="float" office:value="8.93414" calcext:value-type="float">
            <text:p>8.93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546.3948" calcext:value-type="float">
            <text:p>546.3948</text:p>
          </table:table-cell>
          <table:table-cell office:value-type="float" office:value="13219.78" calcext:value-type="float">
            <text:p>1321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79996" calcext:value-type="float">
            <text:p>-50.79996</text:p>
          </table:table-cell>
          <table:table-cell office:value-type="float" office:value="124.6008" calcext:value-type="float">
            <text:p>124.6008</text:p>
          </table:table-cell>
          <table:table-cell office:value-type="float" office:value="0" calcext:value-type="float">
            <text:p>0</text:p>
          </table:table-cell>
          <table:table-cell office:value-type="float" office:value="139.2619" calcext:value-type="float">
            <text:p>139.2619</text:p>
          </table:table-cell>
          <table:table-cell office:value-type="float" office:value="73.64344" calcext:value-type="float">
            <text:p>73.64344</text:p>
          </table:table-cell>
          <table:table-cell office:value-type="float" office:value="0.04202178" calcext:value-type="float">
            <text:p>0.04202178</text:p>
          </table:table-cell>
          <table:table-cell office:value-type="float" office:value="0" calcext:value-type="float">
            <text:p>0</text:p>
          </table:table-cell>
          <table:table-cell office:value-type="float" office:value="0.000005620824" calcext:value-type="float">
            <text:p>5.62082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0.75794" calcext:value-type="float">
            <text:p>-50.75794</text:p>
          </table:table-cell>
          <table:table-cell office:value-type="float" office:value="0" calcext:value-type="float">
            <text:p>0</text:p>
          </table:table-cell>
          <table:table-cell office:value-type="float" office:value="378.4524" calcext:value-type="float">
            <text:p>378.4524</text:p>
          </table:table-cell>
          <table:table-cell office:value-type="float" office:value="1213.24" calcext:value-type="float">
            <text:p>1213.24</text:p>
          </table:table-cell>
          <table:table-cell office:value-type="float" office:value="1507.003" calcext:value-type="float">
            <text:p>1507.003</text:p>
          </table:table-cell>
          <table:table-cell office:value-type="float" office:value="1301.793" calcext:value-type="float">
            <text:p>1301.793</text:p>
          </table:table-cell>
          <table:table-cell office:value-type="float" office:value="783.7611" calcext:value-type="float">
            <text:p>783.7611</text:p>
          </table:table-cell>
          <table:table-cell office:value-type="float" office:value="1091.684" calcext:value-type="float">
            <text:p>1091.684</text:p>
          </table:table-cell>
          <table:table-cell office:value-type="float" office:value="421.3194" calcext:value-type="float">
            <text:p>421.3194</text:p>
          </table:table-cell>
          <table:table-cell office:value-type="float" office:value="1871.231" calcext:value-type="float">
            <text:p>1871.231</text:p>
          </table:table-cell>
          <table:table-cell office:value-type="float" office:value="2102.263" calcext:value-type="float">
            <text:p>2102.263</text:p>
          </table:table-cell>
          <table:table-cell office:value-type="float" office:value="1677.778" calcext:value-type="float">
            <text:p>1677.778</text:p>
          </table:table-cell>
          <table:table-cell office:value-type="float" office:value="586.3422" calcext:value-type="float">
            <text:p>586.3422</text:p>
          </table:table-cell>
          <table:table-cell office:value-type="float" office:value="579.1161" calcext:value-type="float">
            <text:p>579.1161</text:p>
          </table:table-cell>
          <table:table-cell office:value-type="float" office:value="142.8387" calcext:value-type="float">
            <text:p>142.8387</text:p>
          </table:table-cell>
          <table:table-cell office:value-type="float" office:value="35.7057" calcext:value-type="float">
            <text:p>35.7057</text:p>
          </table:table-cell>
          <table:table-cell office:value-type="float" office:value="0" calcext:value-type="float">
            <text:p>0</text:p>
          </table:table-cell>
          <table:table-cell office:value-type="float" office:value="-0.0001880025" calcext:value-type="float">
            <text:p>-0.0001880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43653" calcext:value-type="float">
            <text:p>-45.43653</text:p>
          </table:table-cell>
          <table:table-cell office:value-type="float" office:value="0" calcext:value-type="float">
            <text:p>0</text:p>
          </table:table-cell>
          <table:table-cell office:value-type="float" office:value="8.843879" calcext:value-type="float">
            <text:p>8.84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544.2701" calcext:value-type="float">
            <text:p>544.2701</text:p>
          </table:table-cell>
          <table:table-cell office:value-type="float" office:value="13220.01" calcext:value-type="float">
            <text:p>1322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6864" calcext:value-type="float">
            <text:p>-52.6864</text:p>
          </table:table-cell>
          <table:table-cell office:value-type="float" office:value="130.6774" calcext:value-type="float">
            <text:p>130.6774</text:p>
          </table:table-cell>
          <table:table-cell office:value-type="float" office:value="0" calcext:value-type="float">
            <text:p>0</text:p>
          </table:table-cell>
          <table:table-cell office:value-type="float" office:value="139.8332" calcext:value-type="float">
            <text:p>139.8332</text:p>
          </table:table-cell>
          <table:table-cell office:value-type="float" office:value="72.94169" calcext:value-type="float">
            <text:p>72.94169</text:p>
          </table:table-cell>
          <table:table-cell office:value-type="float" office:value="0.04246173" calcext:value-type="float">
            <text:p>0.04246173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2.64394" calcext:value-type="float">
            <text:p>-52.64394</text:p>
          </table:table-cell>
          <table:table-cell office:value-type="float" office:value="0" calcext:value-type="float">
            <text:p>0</text:p>
          </table:table-cell>
          <table:table-cell office:value-type="float" office:value="378.564" calcext:value-type="float">
            <text:p>378.564</text:p>
          </table:table-cell>
          <table:table-cell office:value-type="float" office:value="1212.746" calcext:value-type="float">
            <text:p>1212.746</text:p>
          </table:table-cell>
          <table:table-cell office:value-type="float" office:value="1506.456" calcext:value-type="float">
            <text:p>1506.456</text:p>
          </table:table-cell>
          <table:table-cell office:value-type="float" office:value="1301.72" calcext:value-type="float">
            <text:p>1301.72</text:p>
          </table:table-cell>
          <table:table-cell office:value-type="float" office:value="783.6923" calcext:value-type="float">
            <text:p>783.6923</text:p>
          </table:table-cell>
          <table:table-cell office:value-type="float" office:value="1091.644" calcext:value-type="float">
            <text:p>1091.644</text:p>
          </table:table-cell>
          <table:table-cell office:value-type="float" office:value="421.2973" calcext:value-type="float">
            <text:p>421.2973</text:p>
          </table:table-cell>
          <table:table-cell office:value-type="float" office:value="1871.195" calcext:value-type="float">
            <text:p>1871.195</text:p>
          </table:table-cell>
          <table:table-cell office:value-type="float" office:value="2102.241" calcext:value-type="float">
            <text:p>2102.241</text:p>
          </table:table-cell>
          <table:table-cell office:value-type="float" office:value="1677.776" calcext:value-type="float">
            <text:p>1677.776</text:p>
          </table:table-cell>
          <table:table-cell office:value-type="float" office:value="586.3416" calcext:value-type="float">
            <text:p>586.3416</text:p>
          </table:table-cell>
          <table:table-cell office:value-type="float" office:value="579.1156" calcext:value-type="float">
            <text:p>579.1156</text:p>
          </table:table-cell>
          <table:table-cell office:value-type="float" office:value="142.8386" calcext:value-type="float">
            <text:p>142.8386</text:p>
          </table:table-cell>
          <table:table-cell office:value-type="float" office:value="35.7057" calcext:value-type="float">
            <text:p>35.7057</text:p>
          </table:table-cell>
          <table:table-cell office:value-type="float" office:value="0" calcext:value-type="float">
            <text:p>0</text:p>
          </table:table-cell>
          <table:table-cell office:value-type="float" office:value="-0.0001905475" calcext:value-type="float">
            <text:p>-0.0001905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27624" calcext:value-type="float">
            <text:p>-47.27624</text:p>
          </table:table-cell>
          <table:table-cell office:value-type="float" office:value="0" calcext:value-type="float">
            <text:p>0</text:p>
          </table:table-cell>
          <table:table-cell office:value-type="float" office:value="8.797325" calcext:value-type="float">
            <text:p>8.797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542.9286" calcext:value-type="float">
            <text:p>542.9286</text:p>
          </table:table-cell>
          <table:table-cell office:value-type="float" office:value="13220.12" calcext:value-type="float">
            <text:p>1322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2237" calcext:value-type="float">
            <text:p>-53.92237</text:p>
          </table:table-cell>
          <table:table-cell office:value-type="float" office:value="134.5265" calcext:value-type="float">
            <text:p>134.5265</text:p>
          </table:table-cell>
          <table:table-cell office:value-type="float" office:value="0" calcext:value-type="float">
            <text:p>0</text:p>
          </table:table-cell>
          <table:table-cell office:value-type="float" office:value="139.8282" calcext:value-type="float">
            <text:p>139.8282</text:p>
          </table:table-cell>
          <table:table-cell office:value-type="float" office:value="72.7997" calcext:value-type="float">
            <text:p>72.7997</text:p>
          </table:table-cell>
          <table:table-cell office:value-type="float" office:value="0.04289879" calcext:value-type="float">
            <text:p>0.04289879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3.87948" calcext:value-type="float">
            <text:p>-53.87948</text:p>
          </table:table-cell>
          <table:table-cell office:value-type="float" office:value="0" calcext:value-type="float">
            <text:p>0</text:p>
          </table:table-cell>
          <table:table-cell office:value-type="float" office:value="378.6445" calcext:value-type="float">
            <text:p>378.6445</text:p>
          </table:table-cell>
          <table:table-cell office:value-type="float" office:value="1212.318" calcext:value-type="float">
            <text:p>1212.318</text:p>
          </table:table-cell>
          <table:table-cell office:value-type="float" office:value="1505.969" calcext:value-type="float">
            <text:p>1505.969</text:p>
          </table:table-cell>
          <table:table-cell office:value-type="float" office:value="1301.656" calcext:value-type="float">
            <text:p>1301.656</text:p>
          </table:table-cell>
          <table:table-cell office:value-type="float" office:value="783.6255" calcext:value-type="float">
            <text:p>783.6255</text:p>
          </table:table-cell>
          <table:table-cell office:value-type="float" office:value="1091.606" calcext:value-type="float">
            <text:p>1091.606</text:p>
          </table:table-cell>
          <table:table-cell office:value-type="float" office:value="421.2763" calcext:value-type="float">
            <text:p>421.2763</text:p>
          </table:table-cell>
          <table:table-cell office:value-type="float" office:value="1871.16" calcext:value-type="float">
            <text:p>1871.16</text:p>
          </table:table-cell>
          <table:table-cell office:value-type="float" office:value="2102.219" calcext:value-type="float">
            <text:p>2102.219</text:p>
          </table:table-cell>
          <table:table-cell office:value-type="float" office:value="1677.774" calcext:value-type="float">
            <text:p>1677.774</text:p>
          </table:table-cell>
          <table:table-cell office:value-type="float" office:value="586.3411" calcext:value-type="float">
            <text:p>586.3411</text:p>
          </table:table-cell>
          <table:table-cell office:value-type="float" office:value="579.1151" calcext:value-type="float">
            <text:p>579.1151</text:p>
          </table:table-cell>
          <table:table-cell office:value-type="float" office:value="142.8386" calcext:value-type="float">
            <text:p>142.8386</text:p>
          </table:table-cell>
          <table:table-cell office:value-type="float" office:value="35.70569" calcext:value-type="float">
            <text:p>35.70569</text:p>
          </table:table-cell>
          <table:table-cell office:value-type="float" office:value="0" calcext:value-type="float">
            <text:p>0</text:p>
          </table:table-cell>
          <table:table-cell office:value-type="float" office:value="-0.0001911924" calcext:value-type="float">
            <text:p>-0.00019119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45258" calcext:value-type="float">
            <text:p>-48.45258</text:p>
          </table:table-cell>
          <table:table-cell office:value-type="float" office:value="0" calcext:value-type="float">
            <text:p>0</text:p>
          </table:table-cell>
          <table:table-cell office:value-type="float" office:value="8.737672" calcext:value-type="float">
            <text:p>8.737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541.2836" calcext:value-type="float">
            <text:p>541.2836</text:p>
          </table:table-cell>
          <table:table-cell office:value-type="float" office:value="13220.28" calcext:value-type="float">
            <text:p>1322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34076" calcext:value-type="float">
            <text:p>-55.34076</text:p>
          </table:table-cell>
          <table:table-cell office:value-type="float" office:value="137.5415" calcext:value-type="float">
            <text:p>137.5415</text:p>
          </table:table-cell>
          <table:table-cell office:value-type="float" office:value="0" calcext:value-type="float">
            <text:p>0</text:p>
          </table:table-cell>
          <table:table-cell office:value-type="float" office:value="139.6064" calcext:value-type="float">
            <text:p>139.6064</text:p>
          </table:table-cell>
          <table:table-cell office:value-type="float" office:value="72.6664" calcext:value-type="float">
            <text:p>72.6664</text:p>
          </table:table-cell>
          <table:table-cell office:value-type="float" office:value="0.04328756" calcext:value-type="float">
            <text:p>0.04328756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5.29747" calcext:value-type="float">
            <text:p>-55.29747</text:p>
          </table:table-cell>
          <table:table-cell office:value-type="float" office:value="0" calcext:value-type="float">
            <text:p>0</text:p>
          </table:table-cell>
          <table:table-cell office:value-type="float" office:value="378.7665" calcext:value-type="float">
            <text:p>378.7665</text:p>
          </table:table-cell>
          <table:table-cell office:value-type="float" office:value="1211.705" calcext:value-type="float">
            <text:p>1211.705</text:p>
          </table:table-cell>
          <table:table-cell office:value-type="float" office:value="1505.365" calcext:value-type="float">
            <text:p>1505.365</text:p>
          </table:table-cell>
          <table:table-cell office:value-type="float" office:value="1301.58" calcext:value-type="float">
            <text:p>1301.58</text:p>
          </table:table-cell>
          <table:table-cell office:value-type="float" office:value="783.5607" calcext:value-type="float">
            <text:p>783.5607</text:p>
          </table:table-cell>
          <table:table-cell office:value-type="float" office:value="1091.568" calcext:value-type="float">
            <text:p>1091.568</text:p>
          </table:table-cell>
          <table:table-cell office:value-type="float" office:value="421.2561" calcext:value-type="float">
            <text:p>421.2561</text:p>
          </table:table-cell>
          <table:table-cell office:value-type="float" office:value="1871.128" calcext:value-type="float">
            <text:p>1871.128</text:p>
          </table:table-cell>
          <table:table-cell office:value-type="float" office:value="2102.196" calcext:value-type="float">
            <text:p>2102.196</text:p>
          </table:table-cell>
          <table:table-cell office:value-type="float" office:value="1677.772" calcext:value-type="float">
            <text:p>1677.772</text:p>
          </table:table-cell>
          <table:table-cell office:value-type="float" office:value="586.3405" calcext:value-type="float">
            <text:p>586.3405</text:p>
          </table:table-cell>
          <table:table-cell office:value-type="float" office:value="579.1146" calcext:value-type="float">
            <text:p>579.1146</text:p>
          </table:table-cell>
          <table:table-cell office:value-type="float" office:value="142.8386" calcext:value-type="float">
            <text:p>142.8386</text:p>
          </table:table-cell>
          <table:table-cell office:value-type="float" office:value="35.70568" calcext:value-type="float">
            <text:p>35.70568</text:p>
          </table:table-cell>
          <table:table-cell office:value-type="float" office:value="0" calcext:value-type="float">
            <text:p>0</text:p>
          </table:table-cell>
          <table:table-cell office:value-type="float" office:value="-0.0001951249" calcext:value-type="float">
            <text:p>-0.0001951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88284" calcext:value-type="float">
            <text:p>-49.88284</text:p>
          </table:table-cell>
          <table:table-cell office:value-type="float" office:value="0" calcext:value-type="float">
            <text:p>0</text:p>
          </table:table-cell>
          <table:table-cell office:value-type="float" office:value="8.749465" calcext:value-type="float">
            <text:p>8.749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538.4212" calcext:value-type="float">
            <text:p>538.4212</text:p>
          </table:table-cell>
          <table:table-cell office:value-type="float" office:value="13220.61" calcext:value-type="float">
            <text:p>1322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71946" calcext:value-type="float">
            <text:p>-57.71946</text:p>
          </table:table-cell>
          <table:table-cell office:value-type="float" office:value="143.0478" calcext:value-type="float">
            <text:p>143.0478</text:p>
          </table:table-cell>
          <table:table-cell office:value-type="float" office:value="0" calcext:value-type="float">
            <text:p>0</text:p>
          </table:table-cell>
          <table:table-cell office:value-type="float" office:value="139.2931" calcext:value-type="float">
            <text:p>139.2931</text:p>
          </table:table-cell>
          <table:table-cell office:value-type="float" office:value="72.40387" calcext:value-type="float">
            <text:p>72.40387</text:p>
          </table:table-cell>
          <table:table-cell office:value-type="float" office:value="0.04361032" calcext:value-type="float">
            <text:p>0.04361032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7.67585" calcext:value-type="float">
            <text:p>-57.67585</text:p>
          </table:table-cell>
          <table:table-cell office:value-type="float" office:value="0" calcext:value-type="float">
            <text:p>0</text:p>
          </table:table-cell>
          <table:table-cell office:value-type="float" office:value="378.9856" calcext:value-type="float">
            <text:p>378.9856</text:p>
          </table:table-cell>
          <table:table-cell office:value-type="float" office:value="1210.591" calcext:value-type="float">
            <text:p>1210.591</text:p>
          </table:table-cell>
          <table:table-cell office:value-type="float" office:value="1504.328" calcext:value-type="float">
            <text:p>1504.328</text:p>
          </table:table-cell>
          <table:table-cell office:value-type="float" office:value="1301.458" calcext:value-type="float">
            <text:p>1301.458</text:p>
          </table:table-cell>
          <table:table-cell office:value-type="float" office:value="783.4708" calcext:value-type="float">
            <text:p>783.4708</text:p>
          </table:table-cell>
          <table:table-cell office:value-type="float" office:value="1091.521" calcext:value-type="float">
            <text:p>1091.521</text:p>
          </table:table-cell>
          <table:table-cell office:value-type="float" office:value="421.233" calcext:value-type="float">
            <text:p>421.233</text:p>
          </table:table-cell>
          <table:table-cell office:value-type="float" office:value="1871.093" calcext:value-type="float">
            <text:p>1871.093</text:p>
          </table:table-cell>
          <table:table-cell office:value-type="float" office:value="2102.174" calcext:value-type="float">
            <text:p>2102.174</text:p>
          </table:table-cell>
          <table:table-cell office:value-type="float" office:value="1677.771" calcext:value-type="float">
            <text:p>1677.771</text:p>
          </table:table-cell>
          <table:table-cell office:value-type="float" office:value="586.3398" calcext:value-type="float">
            <text:p>586.3398</text:p>
          </table:table-cell>
          <table:table-cell office:value-type="float" office:value="579.114" calcext:value-type="float">
            <text:p>579.114</text:p>
          </table:table-cell>
          <table:table-cell office:value-type="float" office:value="142.8386" calcext:value-type="float">
            <text:p>142.8386</text:p>
          </table:table-cell>
          <table:table-cell office:value-type="float" office:value="35.70568" calcext:value-type="float">
            <text:p>35.70568</text:p>
          </table:table-cell>
          <table:table-cell office:value-type="float" office:value="0" calcext:value-type="float">
            <text:p>0</text:p>
          </table:table-cell>
          <table:table-cell office:value-type="float" office:value="-0.0002899597" calcext:value-type="float">
            <text:p>-0.00028995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35898" calcext:value-type="float">
            <text:p>-52.35898</text:p>
          </table:table-cell>
          <table:table-cell office:value-type="float" office:value="0" calcext:value-type="float">
            <text:p>0</text:p>
          </table:table-cell>
          <table:table-cell office:value-type="float" office:value="8.846777" calcext:value-type="float">
            <text:p>8.846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534.0225" calcext:value-type="float">
            <text:p>534.0225</text:p>
          </table:table-cell>
          <table:table-cell office:value-type="float" office:value="13221.06" calcext:value-type="float">
            <text:p>1322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46476" calcext:value-type="float">
            <text:p>-61.46476</text:p>
          </table:table-cell>
          <table:table-cell office:value-type="float" office:value="151.2983" calcext:value-type="float">
            <text:p>151.2983</text:p>
          </table:table-cell>
          <table:table-cell office:value-type="float" office:value="0" calcext:value-type="float">
            <text:p>0</text:p>
          </table:table-cell>
          <table:table-cell office:value-type="float" office:value="139.3102" calcext:value-type="float">
            <text:p>139.3102</text:p>
          </table:table-cell>
          <table:table-cell office:value-type="float" office:value="72.12684" calcext:value-type="float">
            <text:p>72.12684</text:p>
          </table:table-cell>
          <table:table-cell office:value-type="float" office:value="0.04374992" calcext:value-type="float">
            <text:p>0.04374992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1.42102" calcext:value-type="float">
            <text:p>-61.42102</text:p>
          </table:table-cell>
          <table:table-cell office:value-type="float" office:value="0" calcext:value-type="float">
            <text:p>0</text:p>
          </table:table-cell>
          <table:table-cell office:value-type="float" office:value="379.2639" calcext:value-type="float">
            <text:p>379.2639</text:p>
          </table:table-cell>
          <table:table-cell office:value-type="float" office:value="1208.822" calcext:value-type="float">
            <text:p>1208.822</text:p>
          </table:table-cell>
          <table:table-cell office:value-type="float" office:value="1502.644" calcext:value-type="float">
            <text:p>1502.644</text:p>
          </table:table-cell>
          <table:table-cell office:value-type="float" office:value="1301.248" calcext:value-type="float">
            <text:p>1301.248</text:p>
          </table:table-cell>
          <table:table-cell office:value-type="float" office:value="783.3455" calcext:value-type="float">
            <text:p>783.3455</text:p>
          </table:table-cell>
          <table:table-cell office:value-type="float" office:value="1091.453" calcext:value-type="float">
            <text:p>1091.453</text:p>
          </table:table-cell>
          <table:table-cell office:value-type="float" office:value="421.2027" calcext:value-type="float">
            <text:p>421.2027</text:p>
          </table:table-cell>
          <table:table-cell office:value-type="float" office:value="1871.056" calcext:value-type="float">
            <text:p>1871.056</text:p>
          </table:table-cell>
          <table:table-cell office:value-type="float" office:value="2102.152" calcext:value-type="float">
            <text:p>2102.152</text:p>
          </table:table-cell>
          <table:table-cell office:value-type="float" office:value="1677.769" calcext:value-type="float">
            <text:p>1677.769</text:p>
          </table:table-cell>
          <table:table-cell office:value-type="float" office:value="586.3392" calcext:value-type="float">
            <text:p>586.3392</text:p>
          </table:table-cell>
          <table:table-cell office:value-type="float" office:value="579.1135" calcext:value-type="float">
            <text:p>579.1135</text:p>
          </table:table-cell>
          <table:table-cell office:value-type="float" office:value="142.8386" calcext:value-type="float">
            <text:p>142.8386</text:p>
          </table:table-cell>
          <table:table-cell office:value-type="float" office:value="35.70567" calcext:value-type="float">
            <text:p>35.70567</text:p>
          </table:table-cell>
          <table:table-cell office:value-type="float" office:value="0" calcext:value-type="float">
            <text:p>0</text:p>
          </table:table-cell>
          <table:table-cell office:value-type="float" office:value="-0.0007639792" calcext:value-type="float">
            <text:p>-0.00076397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24258" calcext:value-type="float">
            <text:p>-56.24258</text:p>
          </table:table-cell>
          <table:table-cell office:value-type="float" office:value="0" calcext:value-type="float">
            <text:p>0</text:p>
          </table:table-cell>
          <table:table-cell office:value-type="float" office:value="8.984879" calcext:value-type="float">
            <text:p>8.984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529.2393" calcext:value-type="float">
            <text:p>529.2393</text:p>
          </table:table-cell>
          <table:table-cell office:value-type="float" office:value="13221.44" calcext:value-type="float">
            <text:p>1322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73409" calcext:value-type="float">
            <text:p>-65.73409</text:p>
          </table:table-cell>
          <table:table-cell office:value-type="float" office:value="164.0473" calcext:value-type="float">
            <text:p>164.0473</text:p>
          </table:table-cell>
          <table:table-cell office:value-type="float" office:value="0" calcext:value-type="float">
            <text:p>0</text:p>
          </table:table-cell>
          <table:table-cell office:value-type="float" office:value="139.9619" calcext:value-type="float">
            <text:p>139.9619</text:p>
          </table:table-cell>
          <table:table-cell office:value-type="float" office:value="72.02109" calcext:value-type="float">
            <text:p>72.02109</text:p>
          </table:table-cell>
          <table:table-cell office:value-type="float" office:value="0.04385782" calcext:value-type="float">
            <text:p>0.04385782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5.69024" calcext:value-type="float">
            <text:p>-65.69024</text:p>
          </table:table-cell>
          <table:table-cell office:value-type="float" office:value="0" calcext:value-type="float">
            <text:p>0</text:p>
          </table:table-cell>
          <table:table-cell office:value-type="float" office:value="379.5105" calcext:value-type="float">
            <text:p>379.5105</text:p>
          </table:table-cell>
          <table:table-cell office:value-type="float" office:value="1206.884" calcext:value-type="float">
            <text:p>1206.884</text:p>
          </table:table-cell>
          <table:table-cell office:value-type="float" office:value="1500.656" calcext:value-type="float">
            <text:p>1500.656</text:p>
          </table:table-cell>
          <table:table-cell office:value-type="float" office:value="1300.991" calcext:value-type="float">
            <text:p>1300.991</text:p>
          </table:table-cell>
          <table:table-cell office:value-type="float" office:value="783.1845" calcext:value-type="float">
            <text:p>783.1845</text:p>
          </table:table-cell>
          <table:table-cell office:value-type="float" office:value="1091.365" calcext:value-type="float">
            <text:p>1091.365</text:p>
          </table:table-cell>
          <table:table-cell office:value-type="float" office:value="421.1636" calcext:value-type="float">
            <text:p>421.1636</text:p>
          </table:table-cell>
          <table:table-cell office:value-type="float" office:value="1871.012" calcext:value-type="float">
            <text:p>1871.012</text:p>
          </table:table-cell>
          <table:table-cell office:value-type="float" office:value="2102.128" calcext:value-type="float">
            <text:p>2102.128</text:p>
          </table:table-cell>
          <table:table-cell office:value-type="float" office:value="1677.766" calcext:value-type="float">
            <text:p>1677.766</text:p>
          </table:table-cell>
          <table:table-cell office:value-type="float" office:value="586.3386" calcext:value-type="float">
            <text:p>586.3386</text:p>
          </table:table-cell>
          <table:table-cell office:value-type="float" office:value="579.1129" calcext:value-type="float">
            <text:p>579.1129</text:p>
          </table:table-cell>
          <table:table-cell office:value-type="float" office:value="142.8386" calcext:value-type="float">
            <text:p>142.8386</text:p>
          </table:table-cell>
          <table:table-cell office:value-type="float" office:value="35.70567" calcext:value-type="float">
            <text:p>35.70567</text:p>
          </table:table-cell>
          <table:table-cell office:value-type="float" office:value="0" calcext:value-type="float">
            <text:p>0</text:p>
          </table:table-cell>
          <table:table-cell office:value-type="float" office:value="-0.001322416" calcext:value-type="float">
            <text:p>-0.0013224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5785" calcext:value-type="float">
            <text:p>-60.5785</text:p>
          </table:table-cell>
          <table:table-cell office:value-type="float" office:value="0" calcext:value-type="float">
            <text:p>0</text:p>
          </table:table-cell>
          <table:table-cell office:value-type="float" office:value="9.051388" calcext:value-type="float">
            <text:p>9.05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525.0891" calcext:value-type="float">
            <text:p>525.0891</text:p>
          </table:table-cell>
          <table:table-cell office:value-type="float" office:value="13221.72" calcext:value-type="float">
            <text:p>1322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58632" calcext:value-type="float">
            <text:p>-69.58632</text:p>
          </table:table-cell>
          <table:table-cell office:value-type="float" office:value="175.5694" calcext:value-type="float">
            <text:p>175.5694</text:p>
          </table:table-cell>
          <table:table-cell office:value-type="float" office:value="0" calcext:value-type="float">
            <text:p>0</text:p>
          </table:table-cell>
          <table:table-cell office:value-type="float" office:value="140.638" calcext:value-type="float">
            <text:p>140.638</text:p>
          </table:table-cell>
          <table:table-cell office:value-type="float" office:value="71.98306" calcext:value-type="float">
            <text:p>71.98306</text:p>
          </table:table-cell>
          <table:table-cell office:value-type="float" office:value="0.04409111" calcext:value-type="float">
            <text:p>0.04409111</text:p>
          </table:table-cell>
          <table:table-cell office:value-type="float" office:value="0" calcext:value-type="float">
            <text:p>0</text:p>
          </table:table-cell>
          <table:table-cell office:value-type="float" office:value="0.000005621515" calcext:value-type="float">
            <text:p>5.62151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9.54224" calcext:value-type="float">
            <text:p>-69.54224</text:p>
          </table:table-cell>
          <table:table-cell office:value-type="float" office:value="0" calcext:value-type="float">
            <text:p>0</text:p>
          </table:table-cell>
          <table:table-cell office:value-type="float" office:value="379.7218" calcext:value-type="float">
            <text:p>379.7218</text:p>
          </table:table-cell>
          <table:table-cell office:value-type="float" office:value="1205.28" calcext:value-type="float">
            <text:p>1205.28</text:p>
          </table:table-cell>
          <table:table-cell office:value-type="float" office:value="1498.869" calcext:value-type="float">
            <text:p>1498.869</text:p>
          </table:table-cell>
          <table:table-cell office:value-type="float" office:value="1300.735" calcext:value-type="float">
            <text:p>1300.735</text:p>
          </table:table-cell>
          <table:table-cell office:value-type="float" office:value="783.012" calcext:value-type="float">
            <text:p>783.012</text:p>
          </table:table-cell>
          <table:table-cell office:value-type="float" office:value="1091.266" calcext:value-type="float">
            <text:p>1091.266</text:p>
          </table:table-cell>
          <table:table-cell office:value-type="float" office:value="421.1168" calcext:value-type="float">
            <text:p>421.1168</text:p>
          </table:table-cell>
          <table:table-cell office:value-type="float" office:value="1870.962" calcext:value-type="float">
            <text:p>1870.962</text:p>
          </table:table-cell>
          <table:table-cell office:value-type="float" office:value="2102.104" calcext:value-type="float">
            <text:p>2102.104</text:p>
          </table:table-cell>
          <table:table-cell office:value-type="float" office:value="1677.764" calcext:value-type="float">
            <text:p>1677.764</text:p>
          </table:table-cell>
          <table:table-cell office:value-type="float" office:value="586.3379" calcext:value-type="float">
            <text:p>586.3379</text:p>
          </table:table-cell>
          <table:table-cell office:value-type="float" office:value="579.1122" calcext:value-type="float">
            <text:p>579.1122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6" calcext:value-type="float">
            <text:p>35.70566</text:p>
          </table:table-cell>
          <table:table-cell office:value-type="float" office:value="0" calcext:value-type="float">
            <text:p>0</text:p>
          </table:table-cell>
          <table:table-cell office:value-type="float" office:value="-0.001557092" calcext:value-type="float">
            <text:p>-0.0015570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38558" calcext:value-type="float">
            <text:p>-64.38558</text:p>
          </table:table-cell>
          <table:table-cell office:value-type="float" office:value="0" calcext:value-type="float">
            <text:p>0</text:p>
          </table:table-cell>
          <table:table-cell office:value-type="float" office:value="9.005998" calcext:value-type="float">
            <text:p>9.005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523.5416" calcext:value-type="float">
            <text:p>523.5416</text:p>
          </table:table-cell>
          <table:table-cell office:value-type="float" office:value="13221.81" calcext:value-type="float">
            <text:p>1322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12443" calcext:value-type="float">
            <text:p>-71.12443</text:p>
          </table:table-cell>
          <table:table-cell office:value-type="float" office:value="178.8263" calcext:value-type="float">
            <text:p>178.8263</text:p>
          </table:table-cell>
          <table:table-cell office:value-type="float" office:value="0" calcext:value-type="float">
            <text:p>0</text:p>
          </table:table-cell>
          <table:table-cell office:value-type="float" office:value="140.71" calcext:value-type="float">
            <text:p>140.71</text:p>
          </table:table-cell>
          <table:table-cell office:value-type="float" office:value="71.88218" calcext:value-type="float">
            <text:p>71.88218</text:p>
          </table:table-cell>
          <table:table-cell office:value-type="float" office:value="0.04441566" calcext:value-type="float">
            <text:p>0.04441566</text:p>
          </table:table-cell>
          <table:table-cell office:value-type="float" office:value="0" calcext:value-type="float">
            <text:p>0</text:p>
          </table:table-cell>
          <table:table-cell office:value-type="float" office:value="0.000005921228" calcext:value-type="float">
            <text:p>5.9212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1.08002" calcext:value-type="float">
            <text:p>-71.08002</text:p>
          </table:table-cell>
          <table:table-cell office:value-type="float" office:value="0" calcext:value-type="float">
            <text:p>0</text:p>
          </table:table-cell>
          <table:table-cell office:value-type="float" office:value="379.8021" calcext:value-type="float">
            <text:p>379.8021</text:p>
          </table:table-cell>
          <table:table-cell office:value-type="float" office:value="1204.894" calcext:value-type="float">
            <text:p>1204.894</text:p>
          </table:table-cell>
          <table:table-cell office:value-type="float" office:value="1498.238" calcext:value-type="float">
            <text:p>1498.238</text:p>
          </table:table-cell>
          <table:table-cell office:value-type="float" office:value="1300.616" calcext:value-type="float">
            <text:p>1300.616</text:p>
          </table:table-cell>
          <table:table-cell office:value-type="float" office:value="782.9041" calcext:value-type="float">
            <text:p>782.9041</text:p>
          </table:table-cell>
          <table:table-cell office:value-type="float" office:value="1091.191" calcext:value-type="float">
            <text:p>1091.191</text:p>
          </table:table-cell>
          <table:table-cell office:value-type="float" office:value="421.077" calcext:value-type="float">
            <text:p>421.077</text:p>
          </table:table-cell>
          <table:table-cell office:value-type="float" office:value="1870.911" calcext:value-type="float">
            <text:p>1870.911</text:p>
          </table:table-cell>
          <table:table-cell office:value-type="float" office:value="2102.077" calcext:value-type="float">
            <text:p>2102.077</text:p>
          </table:table-cell>
          <table:table-cell office:value-type="float" office:value="1677.762" calcext:value-type="float">
            <text:p>1677.762</text:p>
          </table:table-cell>
          <table:table-cell office:value-type="float" office:value="586.3373" calcext:value-type="float">
            <text:p>586.3373</text:p>
          </table:table-cell>
          <table:table-cell office:value-type="float" office:value="579.1116" calcext:value-type="float">
            <text:p>579.1116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6" calcext:value-type="float">
            <text:p>35.70566</text:p>
          </table:table-cell>
          <table:table-cell office:value-type="float" office:value="0" calcext:value-type="float">
            <text:p>0</text:p>
          </table:table-cell>
          <table:table-cell office:value-type="float" office:value="-0.001560865" calcext:value-type="float">
            <text:p>-0.0015608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80411" calcext:value-type="float">
            <text:p>-65.80411</text:p>
          </table:table-cell>
          <table:table-cell office:value-type="float" office:value="0" calcext:value-type="float">
            <text:p>0</text:p>
          </table:table-cell>
          <table:table-cell office:value-type="float" office:value="8.886641" calcext:value-type="float">
            <text:p>8.88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522.0627" calcext:value-type="float">
            <text:p>522.0627</text:p>
          </table:table-cell>
          <table:table-cell office:value-type="float" office:value="13221.94" calcext:value-type="float">
            <text:p>1322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534" calcext:value-type="float">
            <text:p>-72.534</text:p>
          </table:table-cell>
          <table:table-cell office:value-type="float" office:value="183.3458" calcext:value-type="float">
            <text:p>183.3458</text:p>
          </table:table-cell>
          <table:table-cell office:value-type="float" office:value="0" calcext:value-type="float">
            <text:p>0</text:p>
          </table:table-cell>
          <table:table-cell office:value-type="float" office:value="140.796" calcext:value-type="float">
            <text:p>140.796</text:p>
          </table:table-cell>
          <table:table-cell office:value-type="float" office:value="71.63151" calcext:value-type="float">
            <text:p>71.63151</text:p>
          </table:table-cell>
          <table:table-cell office:value-type="float" office:value="0.04479247" calcext:value-type="float">
            <text:p>0.04479247</text:p>
          </table:table-cell>
          <table:table-cell office:value-type="float" office:value="0" calcext:value-type="float">
            <text:p>0</text:p>
          </table:table-cell>
          <table:table-cell office:value-type="float" office:value="0.000007561924" calcext:value-type="float">
            <text:p>7.56192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2.48921" calcext:value-type="float">
            <text:p>-72.48921</text:p>
          </table:table-cell>
          <table:table-cell office:value-type="float" office:value="0" calcext:value-type="float">
            <text:p>0</text:p>
          </table:table-cell>
          <table:table-cell office:value-type="float" office:value="379.8568" calcext:value-type="float">
            <text:p>379.8568</text:p>
          </table:table-cell>
          <table:table-cell office:value-type="float" office:value="1204.511" calcext:value-type="float">
            <text:p>1204.511</text:p>
          </table:table-cell>
          <table:table-cell office:value-type="float" office:value="1497.767" calcext:value-type="float">
            <text:p>1497.767</text:p>
          </table:table-cell>
          <table:table-cell office:value-type="float" office:value="1300.545" calcext:value-type="float">
            <text:p>1300.545</text:p>
          </table:table-cell>
          <table:table-cell office:value-type="float" office:value="782.8303" calcext:value-type="float">
            <text:p>782.8303</text:p>
          </table:table-cell>
          <table:table-cell office:value-type="float" office:value="1091.145" calcext:value-type="float">
            <text:p>1091.145</text:p>
          </table:table-cell>
          <table:table-cell office:value-type="float" office:value="421.049" calcext:value-type="float">
            <text:p>421.049</text:p>
          </table:table-cell>
          <table:table-cell office:value-type="float" office:value="1870.865" calcext:value-type="float">
            <text:p>1870.865</text:p>
          </table:table-cell>
          <table:table-cell office:value-type="float" office:value="2102.051" calcext:value-type="float">
            <text:p>2102.051</text:p>
          </table:table-cell>
          <table:table-cell office:value-type="float" office:value="1677.76" calcext:value-type="float">
            <text:p>1677.76</text:p>
          </table:table-cell>
          <table:table-cell office:value-type="float" office:value="586.3365" calcext:value-type="float">
            <text:p>586.3365</text:p>
          </table:table-cell>
          <table:table-cell office:value-type="float" office:value="579.111" calcext:value-type="float">
            <text:p>579.111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5" calcext:value-type="float">
            <text:p>35.70565</text:p>
          </table:table-cell>
          <table:table-cell office:value-type="float" office:value="0" calcext:value-type="float">
            <text:p>0</text:p>
          </table:table-cell>
          <table:table-cell office:value-type="float" office:value="-0.001561937" calcext:value-type="float">
            <text:p>-0.0015619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11263" calcext:value-type="float">
            <text:p>-67.11263</text:p>
          </table:table-cell>
          <table:table-cell office:value-type="float" office:value="0" calcext:value-type="float">
            <text:p>0</text:p>
          </table:table-cell>
          <table:table-cell office:value-type="float" office:value="8.785165" calcext:value-type="float">
            <text:p>8.785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521.2368" calcext:value-type="float">
            <text:p>521.2368</text:p>
          </table:table-cell>
          <table:table-cell office:value-type="float" office:value="13221.99" calcext:value-type="float">
            <text:p>1322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23695" calcext:value-type="float">
            <text:p>-73.23695</text:p>
          </table:table-cell>
          <table:table-cell office:value-type="float" office:value="182.9634" calcext:value-type="float">
            <text:p>182.9634</text:p>
          </table:table-cell>
          <table:table-cell office:value-type="float" office:value="0" calcext:value-type="float">
            <text:p>0</text:p>
          </table:table-cell>
          <table:table-cell office:value-type="float" office:value="140.7258" calcext:value-type="float">
            <text:p>140.7258</text:p>
          </table:table-cell>
          <table:table-cell office:value-type="float" office:value="71.50129" calcext:value-type="float">
            <text:p>71.50129</text:p>
          </table:table-cell>
          <table:table-cell office:value-type="float" office:value="0.0450819" calcext:value-type="float">
            <text:p>0.0450819</text:p>
          </table:table-cell>
          <table:table-cell office:value-type="float" office:value="0" calcext:value-type="float">
            <text:p>0</text:p>
          </table:table-cell>
          <table:table-cell office:value-type="float" office:value="0.000009527752" calcext:value-type="float">
            <text:p>9.52775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3.19187" calcext:value-type="float">
            <text:p>-73.19187</text:p>
          </table:table-cell>
          <table:table-cell office:value-type="float" office:value="0" calcext:value-type="float">
            <text:p>0</text:p>
          </table:table-cell>
          <table:table-cell office:value-type="float" office:value="379.9159" calcext:value-type="float">
            <text:p>379.9159</text:p>
          </table:table-cell>
          <table:table-cell office:value-type="float" office:value="1204.329" calcext:value-type="float">
            <text:p>1204.329</text:p>
          </table:table-cell>
          <table:table-cell office:value-type="float" office:value="1497.486" calcext:value-type="float">
            <text:p>1497.486</text:p>
          </table:table-cell>
          <table:table-cell office:value-type="float" office:value="1300.498" calcext:value-type="float">
            <text:p>1300.498</text:p>
          </table:table-cell>
          <table:table-cell office:value-type="float" office:value="782.7682" calcext:value-type="float">
            <text:p>782.7682</text:p>
          </table:table-cell>
          <table:table-cell office:value-type="float" office:value="1091.105" calcext:value-type="float">
            <text:p>1091.105</text:p>
          </table:table-cell>
          <table:table-cell office:value-type="float" office:value="421.0249" calcext:value-type="float">
            <text:p>421.0249</text:p>
          </table:table-cell>
          <table:table-cell office:value-type="float" office:value="1870.825" calcext:value-type="float">
            <text:p>1870.825</text:p>
          </table:table-cell>
          <table:table-cell office:value-type="float" office:value="2102.025" calcext:value-type="float">
            <text:p>2102.025</text:p>
          </table:table-cell>
          <table:table-cell office:value-type="float" office:value="1677.757" calcext:value-type="float">
            <text:p>1677.757</text:p>
          </table:table-cell>
          <table:table-cell office:value-type="float" office:value="586.3359" calcext:value-type="float">
            <text:p>586.3359</text:p>
          </table:table-cell>
          <table:table-cell office:value-type="float" office:value="579.1104" calcext:value-type="float">
            <text:p>579.1104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5" calcext:value-type="float">
            <text:p>35.70565</text:p>
          </table:table-cell>
          <table:table-cell office:value-type="float" office:value="0" calcext:value-type="float">
            <text:p>0</text:p>
          </table:table-cell>
          <table:table-cell office:value-type="float" office:value="-0.001562322" calcext:value-type="float">
            <text:p>-0.001562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85068" calcext:value-type="float">
            <text:p>-67.85068</text:p>
          </table:table-cell>
          <table:table-cell office:value-type="float" office:value="0" calcext:value-type="float">
            <text:p>0</text:p>
          </table:table-cell>
          <table:table-cell office:value-type="float" office:value="8.819894" calcext:value-type="float">
            <text:p>8.819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520.2709" calcext:value-type="float">
            <text:p>520.2709</text:p>
          </table:table-cell>
          <table:table-cell office:value-type="float" office:value="13222.07" calcext:value-type="float">
            <text:p>1322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13366" calcext:value-type="float">
            <text:p>-74.13366</text:p>
          </table:table-cell>
          <table:table-cell office:value-type="float" office:value="185.064" calcext:value-type="float">
            <text:p>185.064</text:p>
          </table:table-cell>
          <table:table-cell office:value-type="float" office:value="0" calcext:value-type="float">
            <text:p>0</text:p>
          </table:table-cell>
          <table:table-cell office:value-type="float" office:value="140.7212" calcext:value-type="float">
            <text:p>140.7212</text:p>
          </table:table-cell>
          <table:table-cell office:value-type="float" office:value="71.27934" calcext:value-type="float">
            <text:p>71.27934</text:p>
          </table:table-cell>
          <table:table-cell office:value-type="float" office:value="0.04533149" calcext:value-type="float">
            <text:p>0.04533149</text:p>
          </table:table-cell>
          <table:table-cell office:value-type="float" office:value="0" calcext:value-type="float">
            <text:p>0</text:p>
          </table:table-cell>
          <table:table-cell office:value-type="float" office:value="0.00001199478" calcext:value-type="float">
            <text:p>1.19947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4.08834" calcext:value-type="float">
            <text:p>-74.08834</text:p>
          </table:table-cell>
          <table:table-cell office:value-type="float" office:value="0" calcext:value-type="float">
            <text:p>0</text:p>
          </table:table-cell>
          <table:table-cell office:value-type="float" office:value="379.9792" calcext:value-type="float">
            <text:p>379.9792</text:p>
          </table:table-cell>
          <table:table-cell office:value-type="float" office:value="1204.101" calcext:value-type="float">
            <text:p>1204.101</text:p>
          </table:table-cell>
          <table:table-cell office:value-type="float" office:value="1497.197" calcext:value-type="float">
            <text:p>1497.197</text:p>
          </table:table-cell>
          <table:table-cell office:value-type="float" office:value="1300.46" calcext:value-type="float">
            <text:p>1300.46</text:p>
          </table:table-cell>
          <table:table-cell office:value-type="float" office:value="782.716" calcext:value-type="float">
            <text:p>782.716</text:p>
          </table:table-cell>
          <table:table-cell office:value-type="float" office:value="1091.074" calcext:value-type="float">
            <text:p>1091.074</text:p>
          </table:table-cell>
          <table:table-cell office:value-type="float" office:value="421.0049" calcext:value-type="float">
            <text:p>421.0049</text:p>
          </table:table-cell>
          <table:table-cell office:value-type="float" office:value="1870.788" calcext:value-type="float">
            <text:p>1870.788</text:p>
          </table:table-cell>
          <table:table-cell office:value-type="float" office:value="2102" calcext:value-type="float">
            <text:p>2102</text:p>
          </table:table-cell>
          <table:table-cell office:value-type="float" office:value="1677.754" calcext:value-type="float">
            <text:p>1677.754</text:p>
          </table:table-cell>
          <table:table-cell office:value-type="float" office:value="586.3351" calcext:value-type="float">
            <text:p>586.3351</text:p>
          </table:table-cell>
          <table:table-cell office:value-type="float" office:value="579.1096" calcext:value-type="float">
            <text:p>579.1096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4" calcext:value-type="float">
            <text:p>35.70564</text:p>
          </table:table-cell>
          <table:table-cell office:value-type="float" office:value="0" calcext:value-type="float">
            <text:p>0</text:p>
          </table:table-cell>
          <table:table-cell office:value-type="float" office:value="-0.001569813" calcext:value-type="float">
            <text:p>-0.0015698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69106" calcext:value-type="float">
            <text:p>-68.69106</text:p>
          </table:table-cell>
          <table:table-cell office:value-type="float" office:value="0" calcext:value-type="float">
            <text:p>0</text:p>
          </table:table-cell>
          <table:table-cell office:value-type="float" office:value="8.763437" calcext:value-type="float">
            <text:p>8.763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518.5817" calcext:value-type="float">
            <text:p>518.5817</text:p>
          </table:table-cell>
          <table:table-cell office:value-type="float" office:value="13222.26" calcext:value-type="float">
            <text:p>13222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5789" calcext:value-type="float">
            <text:p>-75.5789</text:p>
          </table:table-cell>
          <table:table-cell office:value-type="float" office:value="189.3678" calcext:value-type="float">
            <text:p>189.3678</text:p>
          </table:table-cell>
          <table:table-cell office:value-type="float" office:value="0" calcext:value-type="float">
            <text:p>0</text:p>
          </table:table-cell>
          <table:table-cell office:value-type="float" office:value="141.0281" calcext:value-type="float">
            <text:p>141.0281</text:p>
          </table:table-cell>
          <table:table-cell office:value-type="float" office:value="70.73952" calcext:value-type="float">
            <text:p>70.73952</text:p>
          </table:table-cell>
          <table:table-cell office:value-type="float" office:value="0.04557544" calcext:value-type="float">
            <text:p>0.04557544</text:p>
          </table:table-cell>
          <table:table-cell office:value-type="float" office:value="0" calcext:value-type="float">
            <text:p>0</text:p>
          </table:table-cell>
          <table:table-cell office:value-type="float" office:value="0.00001377408" calcext:value-type="float">
            <text:p>1.37740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5.53334" calcext:value-type="float">
            <text:p>-75.53334</text:p>
          </table:table-cell>
          <table:table-cell office:value-type="float" office:value="0" calcext:value-type="float">
            <text:p>0</text:p>
          </table:table-cell>
          <table:table-cell office:value-type="float" office:value="380.0583" calcext:value-type="float">
            <text:p>380.0583</text:p>
          </table:table-cell>
          <table:table-cell office:value-type="float" office:value="1203.71" calcext:value-type="float">
            <text:p>1203.71</text:p>
          </table:table-cell>
          <table:table-cell office:value-type="float" office:value="1496.778" calcext:value-type="float">
            <text:p>1496.778</text:p>
          </table:table-cell>
          <table:table-cell office:value-type="float" office:value="1300.401" calcext:value-type="float">
            <text:p>1300.401</text:p>
          </table:table-cell>
          <table:table-cell office:value-type="float" office:value="782.662" calcext:value-type="float">
            <text:p>782.662</text:p>
          </table:table-cell>
          <table:table-cell office:value-type="float" office:value="1091.042" calcext:value-type="float">
            <text:p>1091.042</text:p>
          </table:table-cell>
          <table:table-cell office:value-type="float" office:value="420.9857" calcext:value-type="float">
            <text:p>420.9857</text:p>
          </table:table-cell>
          <table:table-cell office:value-type="float" office:value="1870.754" calcext:value-type="float">
            <text:p>1870.754</text:p>
          </table:table-cell>
          <table:table-cell office:value-type="float" office:value="2101.976" calcext:value-type="float">
            <text:p>2101.976</text:p>
          </table:table-cell>
          <table:table-cell office:value-type="float" office:value="1677.751" calcext:value-type="float">
            <text:p>1677.751</text:p>
          </table:table-cell>
          <table:table-cell office:value-type="float" office:value="586.3344" calcext:value-type="float">
            <text:p>586.3344</text:p>
          </table:table-cell>
          <table:table-cell office:value-type="float" office:value="579.1088" calcext:value-type="float">
            <text:p>579.1088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4" calcext:value-type="float">
            <text:p>35.70564</text:p>
          </table:table-cell>
          <table:table-cell office:value-type="float" office:value="0" calcext:value-type="float">
            <text:p>0</text:p>
          </table:table-cell>
          <table:table-cell office:value-type="float" office:value="-0.001615611" calcext:value-type="float">
            <text:p>-0.0016156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14307" calcext:value-type="float">
            <text:p>-70.14307</text:p>
          </table:table-cell>
          <table:table-cell office:value-type="float" office:value="0" calcext:value-type="float">
            <text:p>0</text:p>
          </table:table-cell>
          <table:table-cell office:value-type="float" office:value="8.770174" calcext:value-type="float">
            <text:p>8.77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516.3485" calcext:value-type="float">
            <text:p>516.3485</text:p>
          </table:table-cell>
          <table:table-cell office:value-type="float" office:value="13222.52" calcext:value-type="float">
            <text:p>1322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1038" calcext:value-type="float">
            <text:p>-77.51038</text:p>
          </table:table-cell>
          <table:table-cell office:value-type="float" office:value="195.3408" calcext:value-type="float">
            <text:p>195.3408</text:p>
          </table:table-cell>
          <table:table-cell office:value-type="float" office:value="0" calcext:value-type="float">
            <text:p>0</text:p>
          </table:table-cell>
          <table:table-cell office:value-type="float" office:value="141.4981" calcext:value-type="float">
            <text:p>141.4981</text:p>
          </table:table-cell>
          <table:table-cell office:value-type="float" office:value="70.00607" calcext:value-type="float">
            <text:p>70.00607</text:p>
          </table:table-cell>
          <table:table-cell office:value-type="float" office:value="0.04587989" calcext:value-type="float">
            <text:p>0.04587989</text:p>
          </table:table-cell>
          <table:table-cell office:value-type="float" office:value="0" calcext:value-type="float">
            <text:p>0</text:p>
          </table:table-cell>
          <table:table-cell office:value-type="float" office:value="0.00001495267" calcext:value-type="float">
            <text:p>1.4952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7.46452" calcext:value-type="float">
            <text:p>-77.46452</text:p>
          </table:table-cell>
          <table:table-cell office:value-type="float" office:value="0" calcext:value-type="float">
            <text:p>0</text:p>
          </table:table-cell>
          <table:table-cell office:value-type="float" office:value="380.1516" calcext:value-type="float">
            <text:p>380.1516</text:p>
          </table:table-cell>
          <table:table-cell office:value-type="float" office:value="1203.173" calcext:value-type="float">
            <text:p>1203.173</text:p>
          </table:table-cell>
          <table:table-cell office:value-type="float" office:value="1496.234" calcext:value-type="float">
            <text:p>1496.234</text:p>
          </table:table-cell>
          <table:table-cell office:value-type="float" office:value="1300.331" calcext:value-type="float">
            <text:p>1300.331</text:p>
          </table:table-cell>
          <table:table-cell office:value-type="float" office:value="782.5984" calcext:value-type="float">
            <text:p>782.5984</text:p>
          </table:table-cell>
          <table:table-cell office:value-type="float" office:value="1091.005" calcext:value-type="float">
            <text:p>1091.005</text:p>
          </table:table-cell>
          <table:table-cell office:value-type="float" office:value="420.9655" calcext:value-type="float">
            <text:p>420.9655</text:p>
          </table:table-cell>
          <table:table-cell office:value-type="float" office:value="1870.72" calcext:value-type="float">
            <text:p>1870.72</text:p>
          </table:table-cell>
          <table:table-cell office:value-type="float" office:value="2101.952" calcext:value-type="float">
            <text:p>2101.952</text:p>
          </table:table-cell>
          <table:table-cell office:value-type="float" office:value="1677.749" calcext:value-type="float">
            <text:p>1677.749</text:p>
          </table:table-cell>
          <table:table-cell office:value-type="float" office:value="586.3337" calcext:value-type="float">
            <text:p>586.3337</text:p>
          </table:table-cell>
          <table:table-cell office:value-type="float" office:value="579.108" calcext:value-type="float">
            <text:p>579.108</text:p>
          </table:table-cell>
          <table:table-cell office:value-type="float" office:value="142.8385" calcext:value-type="float">
            <text:p>142.8385</text:p>
          </table:table-cell>
          <table:table-cell office:value-type="float" office:value="35.70564" calcext:value-type="float">
            <text:p>35.70564</text:p>
          </table:table-cell>
          <table:table-cell office:value-type="float" office:value="0" calcext:value-type="float">
            <text:p>0</text:p>
          </table:table-cell>
          <table:table-cell office:value-type="float" office:value="-0.001626388" calcext:value-type="float">
            <text:p>-0.0016263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06472" calcext:value-type="float">
            <text:p>-72.06472</text:p>
          </table:table-cell>
          <table:table-cell office:value-type="float" office:value="0" calcext:value-type="float">
            <text:p>0</text:p>
          </table:table-cell>
          <table:table-cell office:value-type="float" office:value="8.760297" calcext:value-type="float">
            <text:p>8.76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513.9005" calcext:value-type="float">
            <text:p>513.9005</text:p>
          </table:table-cell>
          <table:table-cell office:value-type="float" office:value="13222.81" calcext:value-type="float">
            <text:p>13222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52198" calcext:value-type="float">
            <text:p>-79.52198</text:p>
          </table:table-cell>
          <table:table-cell office:value-type="float" office:value="200.5923" calcext:value-type="float">
            <text:p>200.5923</text:p>
          </table:table-cell>
          <table:table-cell office:value-type="float" office:value="0" calcext:value-type="float">
            <text:p>0</text:p>
          </table:table-cell>
          <table:table-cell office:value-type="float" office:value="141.0405" calcext:value-type="float">
            <text:p>141.0405</text:p>
          </table:table-cell>
          <table:table-cell office:value-type="float" office:value="69.72908" calcext:value-type="float">
            <text:p>69.72908</text:p>
          </table:table-cell>
          <table:table-cell office:value-type="float" office:value="0.04612545" calcext:value-type="float">
            <text:p>0.04612545</text:p>
          </table:table-cell>
          <table:table-cell office:value-type="float" office:value="0" calcext:value-type="float">
            <text:p>0</text:p>
          </table:table-cell>
          <table:table-cell office:value-type="float" office:value="0.00001495267" calcext:value-type="float">
            <text:p>1.4952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9.47587" calcext:value-type="float">
            <text:p>-79.47587</text:p>
          </table:table-cell>
          <table:table-cell office:value-type="float" office:value="0" calcext:value-type="float">
            <text:p>0</text:p>
          </table:table-cell>
          <table:table-cell office:value-type="float" office:value="380.33" calcext:value-type="float">
            <text:p>380.33</text:p>
          </table:table-cell>
          <table:table-cell office:value-type="float" office:value="1202.284" calcext:value-type="float">
            <text:p>1202.284</text:p>
          </table:table-cell>
          <table:table-cell office:value-type="float" office:value="1495.382" calcext:value-type="float">
            <text:p>1495.382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782.5151" calcext:value-type="float">
            <text:p>782.5151</text:p>
          </table:table-cell>
          <table:table-cell office:value-type="float" office:value="1090.96" calcext:value-type="float">
            <text:p>1090.96</text:p>
          </table:table-cell>
          <table:table-cell office:value-type="float" office:value="420.9424" calcext:value-type="float">
            <text:p>420.9424</text:p>
          </table:table-cell>
          <table:table-cell office:value-type="float" office:value="1870.684" calcext:value-type="float">
            <text:p>1870.684</text:p>
          </table:table-cell>
          <table:table-cell office:value-type="float" office:value="2101.929" calcext:value-type="float">
            <text:p>2101.929</text:p>
          </table:table-cell>
          <table:table-cell office:value-type="float" office:value="1677.746" calcext:value-type="float">
            <text:p>1677.746</text:p>
          </table:table-cell>
          <table:table-cell office:value-type="float" office:value="586.3329" calcext:value-type="float">
            <text:p>586.3329</text:p>
          </table:table-cell>
          <table:table-cell office:value-type="float" office:value="579.1071" calcext:value-type="float">
            <text:p>579.1071</text:p>
          </table:table-cell>
          <table:table-cell office:value-type="float" office:value="142.8384" calcext:value-type="float">
            <text:p>142.8384</text:p>
          </table:table-cell>
          <table:table-cell office:value-type="float" office:value="35.70563" calcext:value-type="float">
            <text:p>35.70563</text:p>
          </table:table-cell>
          <table:table-cell office:value-type="float" office:value="0" calcext:value-type="float">
            <text:p>0</text:p>
          </table:table-cell>
          <table:table-cell office:value-type="float" office:value="-0.001727546" calcext:value-type="float">
            <text:p>-0.0017275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16941" calcext:value-type="float">
            <text:p>-74.16941</text:p>
          </table:table-cell>
          <table:table-cell office:value-type="float" office:value="0" calcext:value-type="float">
            <text:p>0</text:p>
          </table:table-cell>
          <table:table-cell office:value-type="float" office:value="8.853303" calcext:value-type="float">
            <text:p>8.85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510.7263" calcext:value-type="float">
            <text:p>510.7263</text:p>
          </table:table-cell>
          <table:table-cell office:value-type="float" office:value="13223.1" calcext:value-type="float">
            <text:p>132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23132" calcext:value-type="float">
            <text:p>-82.23132</text:p>
          </table:table-cell>
          <table:table-cell office:value-type="float" office:value="207.6956" calcext:value-type="float">
            <text:p>207.6956</text:p>
          </table:table-cell>
          <table:table-cell office:value-type="float" office:value="0" calcext:value-type="float">
            <text:p>0</text:p>
          </table:table-cell>
          <table:table-cell office:value-type="float" office:value="140.8598" calcext:value-type="float">
            <text:p>140.8598</text:p>
          </table:table-cell>
          <table:table-cell office:value-type="float" office:value="69.57715" calcext:value-type="float">
            <text:p>69.57715</text:p>
          </table:table-cell>
          <table:table-cell office:value-type="float" office:value="0.04622475" calcext:value-type="float">
            <text:p>0.04622475</text:p>
          </table:table-cell>
          <table:table-cell office:value-type="float" office:value="0" calcext:value-type="float">
            <text:p>0</text:p>
          </table:table-cell>
          <table:table-cell office:value-type="float" office:value="0.00001495267" calcext:value-type="float">
            <text:p>1.4952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2.1851" calcext:value-type="float">
            <text:p>-82.1851</text:p>
          </table:table-cell>
          <table:table-cell office:value-type="float" office:value="0" calcext:value-type="float">
            <text:p>0</text:p>
          </table:table-cell>
          <table:table-cell office:value-type="float" office:value="380.5186" calcext:value-type="float">
            <text:p>380.5186</text:p>
          </table:table-cell>
          <table:table-cell office:value-type="float" office:value="1201.031" calcext:value-type="float">
            <text:p>1201.031</text:p>
          </table:table-cell>
          <table:table-cell office:value-type="float" office:value="1494.15" calcext:value-type="float">
            <text:p>1494.15</text:p>
          </table:table-cell>
          <table:table-cell office:value-type="float" office:value="1300.056" calcext:value-type="float">
            <text:p>1300.056</text:p>
          </table:table-cell>
          <table:table-cell office:value-type="float" office:value="782.4068" calcext:value-type="float">
            <text:p>782.4068</text:p>
          </table:table-cell>
          <table:table-cell office:value-type="float" office:value="1090.898" calcext:value-type="float">
            <text:p>1090.898</text:p>
          </table:table-cell>
          <table:table-cell office:value-type="float" office:value="420.9135" calcext:value-type="float">
            <text:p>420.9135</text:p>
          </table:table-cell>
          <table:table-cell office:value-type="float" office:value="1870.646" calcext:value-type="float">
            <text:p>1870.646</text:p>
          </table:table-cell>
          <table:table-cell office:value-type="float" office:value="2101.905" calcext:value-type="float">
            <text:p>2101.905</text:p>
          </table:table-cell>
          <table:table-cell office:value-type="float" office:value="1677.744" calcext:value-type="float">
            <text:p>1677.744</text:p>
          </table:table-cell>
          <table:table-cell office:value-type="float" office:value="586.3322" calcext:value-type="float">
            <text:p>586.3322</text:p>
          </table:table-cell>
          <table:table-cell office:value-type="float" office:value="579.1063" calcext:value-type="float">
            <text:p>579.1063</text:p>
          </table:table-cell>
          <table:table-cell office:value-type="float" office:value="142.8384" calcext:value-type="float">
            <text:p>142.8384</text:p>
          </table:table-cell>
          <table:table-cell office:value-type="float" office:value="35.70563" calcext:value-type="float">
            <text:p>35.70563</text:p>
          </table:table-cell>
          <table:table-cell office:value-type="float" office:value="0" calcext:value-type="float">
            <text:p>0</text:p>
          </table:table-cell>
          <table:table-cell office:value-type="float" office:value="-0.002027322" calcext:value-type="float">
            <text:p>-0.002027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99016" calcext:value-type="float">
            <text:p>-76.99016</text:p>
          </table:table-cell>
          <table:table-cell office:value-type="float" office:value="0" calcext:value-type="float">
            <text:p>0</text:p>
          </table:table-cell>
          <table:table-cell office:value-type="float" office:value="8.964574" calcext:value-type="float">
            <text:p>8.964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507.1433" calcext:value-type="float">
            <text:p>507.1433</text:p>
          </table:table-cell>
          <table:table-cell office:value-type="float" office:value="13223.39" calcext:value-type="float">
            <text:p>1322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38754" calcext:value-type="float">
            <text:p>-85.38754</text:p>
          </table:table-cell>
          <table:table-cell office:value-type="float" office:value="216.2719" calcext:value-type="float">
            <text:p>216.2719</text:p>
          </table:table-cell>
          <table:table-cell office:value-type="float" office:value="0" calcext:value-type="float">
            <text:p>0</text:p>
          </table:table-cell>
          <table:table-cell office:value-type="float" office:value="140.8899" calcext:value-type="float">
            <text:p>140.8899</text:p>
          </table:table-cell>
          <table:table-cell office:value-type="float" office:value="69.4734" calcext:value-type="float">
            <text:p>69.4734</text:p>
          </table:table-cell>
          <table:table-cell office:value-type="float" office:value="0.04627258" calcext:value-type="float">
            <text:p>0.04627258</text:p>
          </table:table-cell>
          <table:table-cell office:value-type="float" office:value="0" calcext:value-type="float">
            <text:p>0</text:p>
          </table:table-cell>
          <table:table-cell office:value-type="float" office:value="0.00001495267" calcext:value-type="float">
            <text:p>1.4952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5.34128" calcext:value-type="float">
            <text:p>-85.34128</text:p>
          </table:table-cell>
          <table:table-cell office:value-type="float" office:value="0" calcext:value-type="float">
            <text:p>0</text:p>
          </table:table-cell>
          <table:table-cell office:value-type="float" office:value="380.7134" calcext:value-type="float">
            <text:p>380.7134</text:p>
          </table:table-cell>
          <table:table-cell office:value-type="float" office:value="1199.618" calcext:value-type="float">
            <text:p>1199.618</text:p>
          </table:table-cell>
          <table:table-cell office:value-type="float" office:value="1492.698" calcext:value-type="float">
            <text:p>1492.698</text:p>
          </table:table-cell>
          <table:table-cell office:value-type="float" office:value="1299.852" calcext:value-type="float">
            <text:p>1299.852</text:p>
          </table:table-cell>
          <table:table-cell office:value-type="float" office:value="782.2734" calcext:value-type="float">
            <text:p>782.2734</text:p>
          </table:table-cell>
          <table:table-cell office:value-type="float" office:value="1090.82" calcext:value-type="float">
            <text:p>1090.82</text:p>
          </table:table-cell>
          <table:table-cell office:value-type="float" office:value="420.8787" calcext:value-type="float">
            <text:p>420.8787</text:p>
          </table:table-cell>
          <table:table-cell office:value-type="float" office:value="1870.603" calcext:value-type="float">
            <text:p>1870.603</text:p>
          </table:table-cell>
          <table:table-cell office:value-type="float" office:value="2101.881" calcext:value-type="float">
            <text:p>2101.881</text:p>
          </table:table-cell>
          <table:table-cell office:value-type="float" office:value="1677.741" calcext:value-type="float">
            <text:p>1677.741</text:p>
          </table:table-cell>
          <table:table-cell office:value-type="float" office:value="586.3315" calcext:value-type="float">
            <text:p>586.3315</text:p>
          </table:table-cell>
          <table:table-cell office:value-type="float" office:value="579.1054" calcext:value-type="float">
            <text:p>579.1054</text:p>
          </table:table-cell>
          <table:table-cell office:value-type="float" office:value="142.8384" calcext:value-type="float">
            <text:p>142.8384</text:p>
          </table:table-cell>
          <table:table-cell office:value-type="float" office:value="35.70563" calcext:value-type="float">
            <text:p>35.70563</text:p>
          </table:table-cell>
          <table:table-cell office:value-type="float" office:value="0" calcext:value-type="float">
            <text:p>0</text:p>
          </table:table-cell>
          <table:table-cell office:value-type="float" office:value="-0.002445197" calcext:value-type="float">
            <text:p>-0.0024451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.22446" calcext:value-type="float">
            <text:p>-80.22446</text:p>
          </table:table-cell>
          <table:table-cell office:value-type="float" office:value="0" calcext:value-type="float">
            <text:p>0</text:p>
          </table:table-cell>
          <table:table-cell office:value-type="float" office:value="9.042617" calcext:value-type="float">
            <text:p>9.04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502.9784" calcext:value-type="float">
            <text:p>502.9784</text:p>
          </table:table-cell>
          <table:table-cell office:value-type="float" office:value="13223.73" calcext:value-type="float">
            <text:p>1322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04649" calcext:value-type="float">
            <text:p>-89.04649</text:p>
          </table:table-cell>
          <table:table-cell office:value-type="float" office:value="225.9876" calcext:value-type="float">
            <text:p>225.9876</text:p>
          </table:table-cell>
          <table:table-cell office:value-type="float" office:value="0" calcext:value-type="float">
            <text:p>0</text:p>
          </table:table-cell>
          <table:table-cell office:value-type="float" office:value="140.9118" calcext:value-type="float">
            <text:p>140.9118</text:p>
          </table:table-cell>
          <table:table-cell office:value-type="float" office:value="69.3671" calcext:value-type="float">
            <text:p>69.3671</text:p>
          </table:table-cell>
          <table:table-cell office:value-type="float" office:value="0.04613441" calcext:value-type="float">
            <text:p>0.04613441</text:p>
          </table:table-cell>
          <table:table-cell office:value-type="float" office:value="0" calcext:value-type="float">
            <text:p>0</text:p>
          </table:table-cell>
          <table:table-cell office:value-type="float" office:value="0.00001495267" calcext:value-type="float">
            <text:p>1.4952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9.00037" calcext:value-type="float">
            <text:p>-89.00037</text:p>
          </table:table-cell>
          <table:table-cell office:value-type="float" office:value="0" calcext:value-type="float">
            <text:p>0</text:p>
          </table:table-cell>
          <table:table-cell office:value-type="float" office:value="380.937" calcext:value-type="float">
            <text:p>380.937</text:p>
          </table:table-cell>
          <table:table-cell office:value-type="float" office:value="1197.984" calcext:value-type="float">
            <text:p>1197.984</text:p>
          </table:table-cell>
          <table:table-cell office:value-type="float" office:value="1490.984" calcext:value-type="float">
            <text:p>1490.984</text:p>
          </table:table-cell>
          <table:table-cell office:value-type="float" office:value="1299.614" calcext:value-type="float">
            <text:p>1299.614</text:p>
          </table:table-cell>
          <table:table-cell office:value-type="float" office:value="782.1214" calcext:value-type="float">
            <text:p>782.1214</text:p>
          </table:table-cell>
          <table:table-cell office:value-type="float" office:value="1090.732" calcext:value-type="float">
            <text:p>1090.732</text:p>
          </table:table-cell>
          <table:table-cell office:value-type="float" office:value="420.8376" calcext:value-type="float">
            <text:p>420.8376</text:p>
          </table:table-cell>
          <table:table-cell office:value-type="float" office:value="1870.555" calcext:value-type="float">
            <text:p>1870.555</text:p>
          </table:table-cell>
          <table:table-cell office:value-type="float" office:value="2101.855" calcext:value-type="float">
            <text:p>2101.855</text:p>
          </table:table-cell>
          <table:table-cell office:value-type="float" office:value="1677.739" calcext:value-type="float">
            <text:p>1677.739</text:p>
          </table:table-cell>
          <table:table-cell office:value-type="float" office:value="586.3307" calcext:value-type="float">
            <text:p>586.3307</text:p>
          </table:table-cell>
          <table:table-cell office:value-type="float" office:value="579.1046" calcext:value-type="float">
            <text:p>579.1046</text:p>
          </table:table-cell>
          <table:table-cell office:value-type="float" office:value="142.8384" calcext:value-type="float">
            <text:p>142.8384</text:p>
          </table:table-cell>
          <table:table-cell office:value-type="float" office:value="35.70562" calcext:value-type="float">
            <text:p>35.70562</text:p>
          </table:table-cell>
          <table:table-cell office:value-type="float" office:value="0" calcext:value-type="float">
            <text:p>0</text:p>
          </table:table-cell>
          <table:table-cell office:value-type="float" office:value="-0.003160837" calcext:value-type="float">
            <text:p>-0.0031608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99548" calcext:value-type="float">
            <text:p>-83.99548</text:p>
          </table:table-cell>
          <table:table-cell office:value-type="float" office:value="0" calcext:value-type="float">
            <text:p>0</text:p>
          </table:table-cell>
          <table:table-cell office:value-type="float" office:value="9.154701" calcext:value-type="float">
            <text:p>9.15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498.0064" calcext:value-type="float">
            <text:p>498.0064</text:p>
          </table:table-cell>
          <table:table-cell office:value-type="float" office:value="13224.09" calcext:value-type="float">
            <text:p>1322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43565" calcext:value-type="float">
            <text:p>-93.43565</text:p>
          </table:table-cell>
          <table:table-cell office:value-type="float" office:value="236.5623" calcext:value-type="float">
            <text:p>236.5623</text:p>
          </table:table-cell>
          <table:table-cell office:value-type="float" office:value="0" calcext:value-type="float">
            <text:p>0</text:p>
          </table:table-cell>
          <table:table-cell office:value-type="float" office:value="140.9621" calcext:value-type="float">
            <text:p>140.9621</text:p>
          </table:table-cell>
          <table:table-cell office:value-type="float" office:value="69.30383" calcext:value-type="float">
            <text:p>69.30383</text:p>
          </table:table-cell>
          <table:table-cell office:value-type="float" office:value="0.04561877" calcext:value-type="float">
            <text:p>0.04561877</text:p>
          </table:table-cell>
          <table:table-cell office:value-type="float" office:value="0" calcext:value-type="float">
            <text:p>0</text:p>
          </table:table-cell>
          <table:table-cell office:value-type="float" office:value="0.00001495267" calcext:value-type="float">
            <text:p>1.4952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3.39005" calcext:value-type="float">
            <text:p>-93.39005</text:p>
          </table:table-cell>
          <table:table-cell office:value-type="float" office:value="0" calcext:value-type="float">
            <text:p>0</text:p>
          </table:table-cell>
          <table:table-cell office:value-type="float" office:value="381.1826" calcext:value-type="float">
            <text:p>381.1826</text:p>
          </table:table-cell>
          <table:table-cell office:value-type="float" office:value="1196.066" calcext:value-type="float">
            <text:p>1196.066</text:p>
          </table:table-cell>
          <table:table-cell office:value-type="float" office:value="1488.855" calcext:value-type="float">
            <text:p>1488.855</text:p>
          </table:table-cell>
          <table:table-cell office:value-type="float" office:value="1299.309" calcext:value-type="float">
            <text:p>1299.309</text:p>
          </table:table-cell>
          <table:table-cell office:value-type="float" office:value="781.9359" calcext:value-type="float">
            <text:p>781.9359</text:p>
          </table:table-cell>
          <table:table-cell office:value-type="float" office:value="1090.622" calcext:value-type="float">
            <text:p>1090.622</text:p>
          </table:table-cell>
          <table:table-cell office:value-type="float" office:value="420.7881" calcext:value-type="float">
            <text:p>420.7881</text:p>
          </table:table-cell>
          <table:table-cell office:value-type="float" office:value="1870.498" calcext:value-type="float">
            <text:p>1870.498</text:p>
          </table:table-cell>
          <table:table-cell office:value-type="float" office:value="2101.828" calcext:value-type="float">
            <text:p>2101.828</text:p>
          </table:table-cell>
          <table:table-cell office:value-type="float" office:value="1677.736" calcext:value-type="float">
            <text:p>1677.736</text:p>
          </table:table-cell>
          <table:table-cell office:value-type="float" office:value="586.3299" calcext:value-type="float">
            <text:p>586.3299</text:p>
          </table:table-cell>
          <table:table-cell office:value-type="float" office:value="579.1036" calcext:value-type="float">
            <text:p>579.1036</text:p>
          </table:table-cell>
          <table:table-cell office:value-type="float" office:value="142.8384" calcext:value-type="float">
            <text:p>142.8384</text:p>
          </table:table-cell>
          <table:table-cell office:value-type="float" office:value="35.70562" calcext:value-type="float">
            <text:p>35.70562</text:p>
          </table:table-cell>
          <table:table-cell office:value-type="float" office:value="0" calcext:value-type="float">
            <text:p>0</text:p>
          </table:table-cell>
          <table:table-cell office:value-type="float" office:value="-0.004319717" calcext:value-type="float">
            <text:p>-0.0043197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52939" calcext:value-type="float">
            <text:p>-88.52939</text:p>
          </table:table-cell>
          <table:table-cell office:value-type="float" office:value="0" calcext:value-type="float">
            <text:p>0</text:p>
          </table:table-cell>
          <table:table-cell office:value-type="float" office:value="9.298928" calcext:value-type="float">
            <text:p>9.298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493.3251" calcext:value-type="float">
            <text:p>493.3251</text:p>
          </table:table-cell>
          <table:table-cell office:value-type="float" office:value="13224.34" calcext:value-type="float">
            <text:p>13224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79614" calcext:value-type="float">
            <text:p>-97.79614</text:p>
          </table:table-cell>
          <table:table-cell office:value-type="float" office:value="250.0637" calcext:value-type="float">
            <text:p>250.0637</text:p>
          </table:table-cell>
          <table:table-cell office:value-type="float" office:value="0" calcext:value-type="float">
            <text:p>0</text:p>
          </table:table-cell>
          <table:table-cell office:value-type="float" office:value="141.3514" calcext:value-type="float">
            <text:p>141.3514</text:p>
          </table:table-cell>
          <table:table-cell office:value-type="float" office:value="69.27513" calcext:value-type="float">
            <text:p>69.27513</text:p>
          </table:table-cell>
          <table:table-cell office:value-type="float" office:value="0.04549061" calcext:value-type="float">
            <text:p>0.04549061</text:p>
          </table:table-cell>
          <table:table-cell office:value-type="float" office:value="0" calcext:value-type="float">
            <text:p>0</text:p>
          </table:table-cell>
          <table:table-cell office:value-type="float" office:value="0.00001495809" calcext:value-type="float">
            <text:p>1.4958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7.75066" calcext:value-type="float">
            <text:p>-97.75066</text:p>
          </table:table-cell>
          <table:table-cell office:value-type="float" office:value="0" calcext:value-type="float">
            <text:p>0</text:p>
          </table:table-cell>
          <table:table-cell office:value-type="float" office:value="381.4204" calcext:value-type="float">
            <text:p>381.4204</text:p>
          </table:table-cell>
          <table:table-cell office:value-type="float" office:value="1194.271" calcext:value-type="float">
            <text:p>1194.271</text:p>
          </table:table-cell>
          <table:table-cell office:value-type="float" office:value="1486.821" calcext:value-type="float">
            <text:p>1486.821</text:p>
          </table:table-cell>
          <table:table-cell office:value-type="float" office:value="1298.994" calcext:value-type="float">
            <text:p>1298.994</text:p>
          </table:table-cell>
          <table:table-cell office:value-type="float" office:value="781.73" calcext:value-type="float">
            <text:p>781.73</text:p>
          </table:table-cell>
          <table:table-cell office:value-type="float" office:value="1090.497" calcext:value-type="float">
            <text:p>1090.497</text:p>
          </table:table-cell>
          <table:table-cell office:value-type="float" office:value="420.7317" calcext:value-type="float">
            <text:p>420.7317</text:p>
          </table:table-cell>
          <table:table-cell office:value-type="float" office:value="1870.426" calcext:value-type="float">
            <text:p>1870.426</text:p>
          </table:table-cell>
          <table:table-cell office:value-type="float" office:value="2101.799" calcext:value-type="float">
            <text:p>2101.799</text:p>
          </table:table-cell>
          <table:table-cell office:value-type="float" office:value="1677.728" calcext:value-type="float">
            <text:p>1677.728</text:p>
          </table:table-cell>
          <table:table-cell office:value-type="float" office:value="586.3291" calcext:value-type="float">
            <text:p>586.3291</text:p>
          </table:table-cell>
          <table:table-cell office:value-type="float" office:value="579.1028" calcext:value-type="float">
            <text:p>579.1028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2" calcext:value-type="float">
            <text:p>35.70562</text:p>
          </table:table-cell>
          <table:table-cell office:value-type="float" office:value="0" calcext:value-type="float">
            <text:p>0</text:p>
          </table:table-cell>
          <table:table-cell office:value-type="float" office:value="-0.005166807" calcext:value-type="float">
            <text:p>-0.005166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2.88356" calcext:value-type="float">
            <text:p>-92.88356</text:p>
          </table:table-cell>
          <table:table-cell office:value-type="float" office:value="0" calcext:value-type="float">
            <text:p>0</text:p>
          </table:table-cell>
          <table:table-cell office:value-type="float" office:value="9.292997" calcext:value-type="float">
            <text:p>9.29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489.434" calcext:value-type="float">
            <text:p>489.434</text:p>
          </table:table-cell>
          <table:table-cell office:value-type="float" office:value="13224.57" calcext:value-type="float">
            <text:p>1322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4684" calcext:value-type="float">
            <text:p>-101.4684</text:p>
          </table:table-cell>
          <table:table-cell office:value-type="float" office:value="261.3942" calcext:value-type="float">
            <text:p>261.3942</text:p>
          </table:table-cell>
          <table:table-cell office:value-type="float" office:value="0" calcext:value-type="float">
            <text:p>0</text:p>
          </table:table-cell>
          <table:table-cell office:value-type="float" office:value="141.5199" calcext:value-type="float">
            <text:p>141.5199</text:p>
          </table:table-cell>
          <table:table-cell office:value-type="float" office:value="69.1167" calcext:value-type="float">
            <text:p>69.1167</text:p>
          </table:table-cell>
          <table:table-cell office:value-type="float" office:value="0.04562947" calcext:value-type="float">
            <text:p>0.04562947</text:p>
          </table:table-cell>
          <table:table-cell office:value-type="float" office:value="0" calcext:value-type="float">
            <text:p>0</text:p>
          </table:table-cell>
          <table:table-cell office:value-type="float" office:value="0.00001495996" calcext:value-type="float">
            <text:p>1.49599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1.4228" calcext:value-type="float">
            <text:p>-101.4228</text:p>
          </table:table-cell>
          <table:table-cell office:value-type="float" office:value="0" calcext:value-type="float">
            <text:p>0</text:p>
          </table:table-cell>
          <table:table-cell office:value-type="float" office:value="381.6246" calcext:value-type="float">
            <text:p>381.6246</text:p>
          </table:table-cell>
          <table:table-cell office:value-type="float" office:value="1192.92" calcext:value-type="float">
            <text:p>1192.92</text:p>
          </table:table-cell>
          <table:table-cell office:value-type="float" office:value="1485.207" calcext:value-type="float">
            <text:p>1485.207</text:p>
          </table:table-cell>
          <table:table-cell office:value-type="float" office:value="1298.726" calcext:value-type="float">
            <text:p>1298.726</text:p>
          </table:table-cell>
          <table:table-cell office:value-type="float" office:value="781.5455" calcext:value-type="float">
            <text:p>781.5455</text:p>
          </table:table-cell>
          <table:table-cell office:value-type="float" office:value="1090.378" calcext:value-type="float">
            <text:p>1090.378</text:p>
          </table:table-cell>
          <table:table-cell office:value-type="float" office:value="420.675" calcext:value-type="float">
            <text:p>420.675</text:p>
          </table:table-cell>
          <table:table-cell office:value-type="float" office:value="1870.351" calcext:value-type="float">
            <text:p>1870.351</text:p>
          </table:table-cell>
          <table:table-cell office:value-type="float" office:value="2101.769" calcext:value-type="float">
            <text:p>2101.769</text:p>
          </table:table-cell>
          <table:table-cell office:value-type="float" office:value="1677.713" calcext:value-type="float">
            <text:p>1677.713</text:p>
          </table:table-cell>
          <table:table-cell office:value-type="float" office:value="586.3283" calcext:value-type="float">
            <text:p>586.3283</text:p>
          </table:table-cell>
          <table:table-cell office:value-type="float" office:value="579.1018" calcext:value-type="float">
            <text:p>579.1018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2" calcext:value-type="float">
            <text:p>35.70562</text:p>
          </table:table-cell>
          <table:table-cell office:value-type="float" office:value="0" calcext:value-type="float">
            <text:p>0</text:p>
          </table:table-cell>
          <table:table-cell office:value-type="float" office:value="-0.005551898" calcext:value-type="float">
            <text:p>-0.0055518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48056" calcext:value-type="float">
            <text:p>-96.48056</text:p>
          </table:table-cell>
          <table:table-cell office:value-type="float" office:value="0" calcext:value-type="float">
            <text:p>0</text:p>
          </table:table-cell>
          <table:table-cell office:value-type="float" office:value="9.218254" calcext:value-type="float">
            <text:p>9.218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486.6075" calcext:value-type="float">
            <text:p>486.6075</text:p>
          </table:table-cell>
          <table:table-cell office:value-type="float" office:value="13224.68" calcext:value-type="float">
            <text:p>1322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1563" calcext:value-type="float">
            <text:p>-104.1563</text:p>
          </table:table-cell>
          <table:table-cell office:value-type="float" office:value="268.9928" calcext:value-type="float">
            <text:p>268.9928</text:p>
          </table:table-cell>
          <table:table-cell office:value-type="float" office:value="0" calcext:value-type="float">
            <text:p>0</text:p>
          </table:table-cell>
          <table:table-cell office:value-type="float" office:value="141.4528" calcext:value-type="float">
            <text:p>141.4528</text:p>
          </table:table-cell>
          <table:table-cell office:value-type="float" office:value="69.08155" calcext:value-type="float">
            <text:p>69.08155</text:p>
          </table:table-cell>
          <table:table-cell office:value-type="float" office:value="0.04579494" calcext:value-type="float">
            <text:p>0.04579494</text:p>
          </table:table-cell>
          <table:table-cell office:value-type="float" office:value="0" calcext:value-type="float">
            <text:p>0</text:p>
          </table:table-cell>
          <table:table-cell office:value-type="float" office:value="0.00001495996" calcext:value-type="float">
            <text:p>1.49599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4.1105" calcext:value-type="float">
            <text:p>-104.1105</text:p>
          </table:table-cell>
          <table:table-cell office:value-type="float" office:value="0" calcext:value-type="float">
            <text:p>0</text:p>
          </table:table-cell>
          <table:table-cell office:value-type="float" office:value="381.7832" calcext:value-type="float">
            <text:p>381.7832</text:p>
          </table:table-cell>
          <table:table-cell office:value-type="float" office:value="1191.915" calcext:value-type="float">
            <text:p>1191.915</text:p>
          </table:table-cell>
          <table:table-cell office:value-type="float" office:value="1484.012" calcext:value-type="float">
            <text:p>1484.012</text:p>
          </table:table-cell>
          <table:table-cell office:value-type="float" office:value="1298.523" calcext:value-type="float">
            <text:p>1298.523</text:p>
          </table:table-cell>
          <table:table-cell office:value-type="float" office:value="781.3956" calcext:value-type="float">
            <text:p>781.3956</text:p>
          </table:table-cell>
          <table:table-cell office:value-type="float" office:value="1090.276" calcext:value-type="float">
            <text:p>1090.276</text:p>
          </table:table-cell>
          <table:table-cell office:value-type="float" office:value="420.623" calcext:value-type="float">
            <text:p>420.623</text:p>
          </table:table-cell>
          <table:table-cell office:value-type="float" office:value="1870.276" calcext:value-type="float">
            <text:p>1870.276</text:p>
          </table:table-cell>
          <table:table-cell office:value-type="float" office:value="2101.738" calcext:value-type="float">
            <text:p>2101.738</text:p>
          </table:table-cell>
          <table:table-cell office:value-type="float" office:value="1677.698" calcext:value-type="float">
            <text:p>1677.698</text:p>
          </table:table-cell>
          <table:table-cell office:value-type="float" office:value="586.3275" calcext:value-type="float">
            <text:p>586.3275</text:p>
          </table:table-cell>
          <table:table-cell office:value-type="float" office:value="579.1009" calcext:value-type="float">
            <text:p>579.1009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1" calcext:value-type="float">
            <text:p>35.70561</text:p>
          </table:table-cell>
          <table:table-cell office:value-type="float" office:value="0" calcext:value-type="float">
            <text:p>0</text:p>
          </table:table-cell>
          <table:table-cell office:value-type="float" office:value="-0.005710345" calcext:value-type="float">
            <text:p>-0.0057103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9.12017" calcext:value-type="float">
            <text:p>-99.12017</text:p>
          </table:table-cell>
          <table:table-cell office:value-type="float" office:value="0" calcext:value-type="float">
            <text:p>0</text:p>
          </table:table-cell>
          <table:table-cell office:value-type="float" office:value="9.169635" calcext:value-type="float">
            <text:p>9.16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484.4345" calcext:value-type="float">
            <text:p>484.4345</text:p>
          </table:table-cell>
          <table:table-cell office:value-type="float" office:value="13224.8" calcext:value-type="float">
            <text:p>1322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2524" calcext:value-type="float">
            <text:p>-106.2524</text:p>
          </table:table-cell>
          <table:table-cell office:value-type="float" office:value="274.4825" calcext:value-type="float">
            <text:p>274.4825</text:p>
          </table:table-cell>
          <table:table-cell office:value-type="float" office:value="0" calcext:value-type="float">
            <text:p>0</text:p>
          </table:table-cell>
          <table:table-cell office:value-type="float" office:value="141.3967" calcext:value-type="float">
            <text:p>141.3967</text:p>
          </table:table-cell>
          <table:table-cell office:value-type="float" office:value="68.85761" calcext:value-type="float">
            <text:p>68.85761</text:p>
          </table:table-cell>
          <table:table-cell office:value-type="float" office:value="0.0461177" calcext:value-type="float">
            <text:p>0.0461177</text:p>
          </table:table-cell>
          <table:table-cell office:value-type="float" office:value="0" calcext:value-type="float">
            <text:p>0</text:p>
          </table:table-cell>
          <table:table-cell office:value-type="float" office:value="0.0000149702" calcext:value-type="float">
            <text:p>1.497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6.2063" calcext:value-type="float">
            <text:p>-106.2063</text:p>
          </table:table-cell>
          <table:table-cell office:value-type="float" office:value="0" calcext:value-type="float">
            <text:p>0</text:p>
          </table:table-cell>
          <table:table-cell office:value-type="float" office:value="381.8906" calcext:value-type="float">
            <text:p>381.8906</text:p>
          </table:table-cell>
          <table:table-cell office:value-type="float" office:value="1191.322" calcext:value-type="float">
            <text:p>1191.322</text:p>
          </table:table-cell>
          <table:table-cell office:value-type="float" office:value="1483.194" calcext:value-type="float">
            <text:p>1483.194</text:p>
          </table:table-cell>
          <table:table-cell office:value-type="float" office:value="1298.373" calcext:value-type="float">
            <text:p>1298.373</text:p>
          </table:table-cell>
          <table:table-cell office:value-type="float" office:value="781.2741" calcext:value-type="float">
            <text:p>781.2741</text:p>
          </table:table-cell>
          <table:table-cell office:value-type="float" office:value="1090.189" calcext:value-type="float">
            <text:p>1090.189</text:p>
          </table:table-cell>
          <table:table-cell office:value-type="float" office:value="420.5755" calcext:value-type="float">
            <text:p>420.5755</text:p>
          </table:table-cell>
          <table:table-cell office:value-type="float" office:value="1870.203" calcext:value-type="float">
            <text:p>1870.203</text:p>
          </table:table-cell>
          <table:table-cell office:value-type="float" office:value="2101.705" calcext:value-type="float">
            <text:p>2101.705</text:p>
          </table:table-cell>
          <table:table-cell office:value-type="float" office:value="1677.683" calcext:value-type="float">
            <text:p>1677.683</text:p>
          </table:table-cell>
          <table:table-cell office:value-type="float" office:value="586.3266" calcext:value-type="float">
            <text:p>586.3266</text:p>
          </table:table-cell>
          <table:table-cell office:value-type="float" office:value="579.0999" calcext:value-type="float">
            <text:p>579.0999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1" calcext:value-type="float">
            <text:p>35.70561</text:p>
          </table:table-cell>
          <table:table-cell office:value-type="float" office:value="0" calcext:value-type="float">
            <text:p>0</text:p>
          </table:table-cell>
          <table:table-cell office:value-type="float" office:value="-0.00571723" calcext:value-type="float">
            <text:p>-0.00571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1.117" calcext:value-type="float">
            <text:p>-101.117</text:p>
          </table:table-cell>
          <table:table-cell office:value-type="float" office:value="0" calcext:value-type="float">
            <text:p>0</text:p>
          </table:table-cell>
          <table:table-cell office:value-type="float" office:value="9.070101" calcext:value-type="float">
            <text:p>9.07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482.5986" calcext:value-type="float">
            <text:p>482.5986</text:p>
          </table:table-cell>
          <table:table-cell office:value-type="float" office:value="13224.91" calcext:value-type="float">
            <text:p>13224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9201" calcext:value-type="float">
            <text:p>-107.9201</text:p>
          </table:table-cell>
          <table:table-cell office:value-type="float" office:value="279.2285" calcext:value-type="float">
            <text:p>279.2285</text:p>
          </table:table-cell>
          <table:table-cell office:value-type="float" office:value="0" calcext:value-type="float">
            <text:p>0</text:p>
          </table:table-cell>
          <table:table-cell office:value-type="float" office:value="141.396" calcext:value-type="float">
            <text:p>141.396</text:p>
          </table:table-cell>
          <table:table-cell office:value-type="float" office:value="48.00976" calcext:value-type="float">
            <text:p>48.00976</text:p>
          </table:table-cell>
          <table:table-cell office:value-type="float" office:value="0.04641289" calcext:value-type="float">
            <text:p>0.04641289</text:p>
          </table:table-cell>
          <table:table-cell office:value-type="float" office:value="0" calcext:value-type="float">
            <text:p>0</text:p>
          </table:table-cell>
          <table:table-cell office:value-type="float" office:value="0.00001498423" calcext:value-type="float">
            <text:p>1.49842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7.8737" calcext:value-type="float">
            <text:p>-107.8737</text:p>
          </table:table-cell>
          <table:table-cell office:value-type="float" office:value="0" calcext:value-type="float">
            <text:p>0</text:p>
          </table:table-cell>
          <table:table-cell office:value-type="float" office:value="361.1053" calcext:value-type="float">
            <text:p>361.1053</text:p>
          </table:table-cell>
          <table:table-cell office:value-type="float" office:value="1208.486" calcext:value-type="float">
            <text:p>1208.486</text:p>
          </table:table-cell>
          <table:table-cell office:value-type="float" office:value="1506.384" calcext:value-type="float">
            <text:p>1506.384</text:p>
          </table:table-cell>
          <table:table-cell office:value-type="float" office:value="1298.261" calcext:value-type="float">
            <text:p>1298.261</text:p>
          </table:table-cell>
          <table:table-cell office:value-type="float" office:value="781.1678" calcext:value-type="float">
            <text:p>781.1678</text:p>
          </table:table-cell>
          <table:table-cell office:value-type="float" office:value="1090.115" calcext:value-type="float">
            <text:p>1090.115</text:p>
          </table:table-cell>
          <table:table-cell office:value-type="float" office:value="420.5363" calcext:value-type="float">
            <text:p>420.5363</text:p>
          </table:table-cell>
          <table:table-cell office:value-type="float" office:value="1870.134" calcext:value-type="float">
            <text:p>1870.134</text:p>
          </table:table-cell>
          <table:table-cell office:value-type="float" office:value="2101.673" calcext:value-type="float">
            <text:p>2101.673</text:p>
          </table:table-cell>
          <table:table-cell office:value-type="float" office:value="1677.668" calcext:value-type="float">
            <text:p>1677.668</text:p>
          </table:table-cell>
          <table:table-cell office:value-type="float" office:value="586.3257" calcext:value-type="float">
            <text:p>586.3257</text:p>
          </table:table-cell>
          <table:table-cell office:value-type="float" office:value="579.0989" calcext:value-type="float">
            <text:p>579.0989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1" calcext:value-type="float">
            <text:p>35.70561</text:p>
          </table:table-cell>
          <table:table-cell office:value-type="float" office:value="0" calcext:value-type="float">
            <text:p>0</text:p>
          </table:table-cell>
          <table:table-cell office:value-type="float" office:value="-0.005720706" calcext:value-type="float">
            <text:p>-0.0057207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2.7756" calcext:value-type="float">
            <text:p>-102.7756</text:p>
          </table:table-cell>
          <table:table-cell office:value-type="float" office:value="0" calcext:value-type="float">
            <text:p>0</text:p>
          </table:table-cell>
          <table:table-cell office:value-type="float" office:value="9.060954" calcext:value-type="float">
            <text:p>9.06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480.8623" calcext:value-type="float">
            <text:p>480.8623</text:p>
          </table:table-cell>
          <table:table-cell office:value-type="float" office:value="13225.05" calcext:value-type="float">
            <text:p>1322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061" calcext:value-type="float">
            <text:p>-109.5061</text:p>
          </table:table-cell>
          <table:table-cell office:value-type="float" office:value="284.1165" calcext:value-type="float">
            <text:p>284.1165</text:p>
          </table:table-cell>
          <table:table-cell office:value-type="float" office:value="0" calcext:value-type="float">
            <text:p>0</text:p>
          </table:table-cell>
          <table:table-cell office:value-type="float" office:value="141.4516" calcext:value-type="float">
            <text:p>141.4516</text:p>
          </table:table-cell>
          <table:table-cell office:value-type="float" office:value="33.42427" calcext:value-type="float">
            <text:p>33.424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" calcext:value-type="float">
            <text:p>0</text:p>
          </table:table-cell>
          <table:table-cell office:value-type="float" office:value="0.00001498424" calcext:value-type="float">
            <text:p>1.49842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9.4595" calcext:value-type="float">
            <text:p>-109.4595</text:p>
          </table:table-cell>
          <table:table-cell office:value-type="float" office:value="0" calcext:value-type="float">
            <text:p>0</text:p>
          </table:table-cell>
          <table:table-cell office:value-type="float" office:value="346.4936" calcext:value-type="float">
            <text:p>346.4936</text:p>
          </table:table-cell>
          <table:table-cell office:value-type="float" office:value="1220.366" calcext:value-type="float">
            <text:p>1220.366</text:p>
          </table:table-cell>
          <table:table-cell office:value-type="float" office:value="1522.485" calcext:value-type="float">
            <text:p>1522.485</text:p>
          </table:table-cell>
          <table:table-cell office:value-type="float" office:value="1298.161" calcext:value-type="float">
            <text:p>1298.161</text:p>
          </table:table-cell>
          <table:table-cell office:value-type="float" office:value="781.0869" calcext:value-type="float">
            <text:p>781.0869</text:p>
          </table:table-cell>
          <table:table-cell office:value-type="float" office:value="1090.055" calcext:value-type="float">
            <text:p>1090.055</text:p>
          </table:table-cell>
          <table:table-cell office:value-type="float" office:value="420.5033" calcext:value-type="float">
            <text:p>420.5033</text:p>
          </table:table-cell>
          <table:table-cell office:value-type="float" office:value="1870.078" calcext:value-type="float">
            <text:p>1870.078</text:p>
          </table:table-cell>
          <table:table-cell office:value-type="float" office:value="2101.641" calcext:value-type="float">
            <text:p>2101.641</text:p>
          </table:table-cell>
          <table:table-cell office:value-type="float" office:value="1677.653" calcext:value-type="float">
            <text:p>1677.653</text:p>
          </table:table-cell>
          <table:table-cell office:value-type="float" office:value="586.3248" calcext:value-type="float">
            <text:p>586.3248</text:p>
          </table:table-cell>
          <table:table-cell office:value-type="float" office:value="579.0978" calcext:value-type="float">
            <text:p>579.0978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" calcext:value-type="float">
            <text:p>35.7056</text:p>
          </table:table-cell>
          <table:table-cell office:value-type="float" office:value="0" calcext:value-type="float">
            <text:p>0</text:p>
          </table:table-cell>
          <table:table-cell office:value-type="float" office:value="-0.005722441" calcext:value-type="float">
            <text:p>-0.0057224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4.3226" calcext:value-type="float">
            <text:p>-104.3226</text:p>
          </table:table-cell>
          <table:table-cell office:value-type="float" office:value="0" calcext:value-type="float">
            <text:p>0</text:p>
          </table:table-cell>
          <table:table-cell office:value-type="float" office:value="9.02231" calcext:value-type="float">
            <text:p>9.0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478.1062" calcext:value-type="float">
            <text:p>478.1062</text:p>
          </table:table-cell>
          <table:table-cell office:value-type="float" office:value="13225.32" calcext:value-type="float">
            <text:p>1322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8952" calcext:value-type="float">
            <text:p>-111.8952</text:p>
          </table:table-cell>
          <table:table-cell office:value-type="float" office:value="292.1422" calcext:value-type="float">
            <text:p>292.1422</text:p>
          </table:table-cell>
          <table:table-cell office:value-type="float" office:value="0" calcext:value-type="float">
            <text:p>0</text:p>
          </table:table-cell>
          <table:table-cell office:value-type="float" office:value="141.5123" calcext:value-type="float">
            <text:p>141.5123</text:p>
          </table:table-cell>
          <table:table-cell office:value-type="float" office:value="33.1524" calcext:value-type="float">
            <text:p>33.1524</text:p>
          </table:table-cell>
          <table:table-cell office:value-type="float" office:value="0.04695302" calcext:value-type="float">
            <text:p>0.04695302</text:p>
          </table:table-cell>
          <table:table-cell office:value-type="float" office:value="0" calcext:value-type="float">
            <text:p>0</text:p>
          </table:table-cell>
          <table:table-cell office:value-type="float" office:value="0.00001498424" calcext:value-type="float">
            <text:p>1.49842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1.8482" calcext:value-type="float">
            <text:p>-111.8482</text:p>
          </table:table-cell>
          <table:table-cell office:value-type="float" office:value="0" calcext:value-type="float">
            <text:p>0</text:p>
          </table:table-cell>
          <table:table-cell office:value-type="float" office:value="346.515" calcext:value-type="float">
            <text:p>346.515</text:p>
          </table:table-cell>
          <table:table-cell office:value-type="float" office:value="1219.477" calcext:value-type="float">
            <text:p>1219.477</text:p>
          </table:table-cell>
          <table:table-cell office:value-type="float" office:value="1521.554" calcext:value-type="float">
            <text:p>1521.554</text:p>
          </table:table-cell>
          <table:table-cell office:value-type="float" office:value="1298.026" calcext:value-type="float">
            <text:p>1298.026</text:p>
          </table:table-cell>
          <table:table-cell office:value-type="float" office:value="780.9921" calcext:value-type="float">
            <text:p>780.9921</text:p>
          </table:table-cell>
          <table:table-cell office:value-type="float" office:value="1089.992" calcext:value-type="float">
            <text:p>1089.992</text:p>
          </table:table-cell>
          <table:table-cell office:value-type="float" office:value="420.4712" calcext:value-type="float">
            <text:p>420.4712</text:p>
          </table:table-cell>
          <table:table-cell office:value-type="float" office:value="1870.029" calcext:value-type="float">
            <text:p>1870.029</text:p>
          </table:table-cell>
          <table:table-cell office:value-type="float" office:value="2101.611" calcext:value-type="float">
            <text:p>2101.611</text:p>
          </table:table-cell>
          <table:table-cell office:value-type="float" office:value="1677.637" calcext:value-type="float">
            <text:p>1677.637</text:p>
          </table:table-cell>
          <table:table-cell office:value-type="float" office:value="586.3239" calcext:value-type="float">
            <text:p>586.3239</text:p>
          </table:table-cell>
          <table:table-cell office:value-type="float" office:value="579.0968" calcext:value-type="float">
            <text:p>579.0968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6" calcext:value-type="float">
            <text:p>35.7056</text:p>
          </table:table-cell>
          <table:table-cell office:value-type="float" office:value="0" calcext:value-type="float">
            <text:p>0</text:p>
          </table:table-cell>
          <table:table-cell office:value-type="float" office:value="-0.005796702" calcext:value-type="float">
            <text:p>-0.005796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7597" calcext:value-type="float">
            <text:p>-106.7597</text:p>
          </table:table-cell>
          <table:table-cell office:value-type="float" office:value="0" calcext:value-type="float">
            <text:p>0</text:p>
          </table:table-cell>
          <table:table-cell office:value-type="float" office:value="9.070405" calcext:value-type="float">
            <text:p>9.0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474.9678" calcext:value-type="float">
            <text:p>474.9678</text:p>
          </table:table-cell>
          <table:table-cell office:value-type="float" office:value="13225.58" calcext:value-type="float">
            <text:p>13225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6338" calcext:value-type="float">
            <text:p>-114.6338</text:p>
          </table:table-cell>
          <table:table-cell office:value-type="float" office:value="299.5315" calcext:value-type="float">
            <text:p>299.5315</text:p>
          </table:table-cell>
          <table:table-cell office:value-type="float" office:value="0" calcext:value-type="float">
            <text:p>0</text:p>
          </table:table-cell>
          <table:table-cell office:value-type="float" office:value="141.0337" calcext:value-type="float">
            <text:p>141.0337</text:p>
          </table:table-cell>
          <table:table-cell office:value-type="float" office:value="33.08498" calcext:value-type="float">
            <text:p>33.08498</text:p>
          </table:table-cell>
          <table:table-cell office:value-type="float" office:value="0.04709308" calcext:value-type="float">
            <text:p>0.04709308</text:p>
          </table:table-cell>
          <table:table-cell office:value-type="float" office:value="0" calcext:value-type="float">
            <text:p>0</text:p>
          </table:table-cell>
          <table:table-cell office:value-type="float" office:value="0.00001498424" calcext:value-type="float">
            <text:p>1.49842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4.5867" calcext:value-type="float">
            <text:p>-114.5867</text:p>
          </table:table-cell>
          <table:table-cell office:value-type="float" office:value="0" calcext:value-type="float">
            <text:p>0</text:p>
          </table:table-cell>
          <table:table-cell office:value-type="float" office:value="346.6086" calcext:value-type="float">
            <text:p>346.6086</text:p>
          </table:table-cell>
          <table:table-cell office:value-type="float" office:value="1218.302" calcext:value-type="float">
            <text:p>1218.302</text:p>
          </table:table-cell>
          <table:table-cell office:value-type="float" office:value="1520.34" calcext:value-type="float">
            <text:p>1520.34</text:p>
          </table:table-cell>
          <table:table-cell office:value-type="float" office:value="1297.848" calcext:value-type="float">
            <text:p>1297.848</text:p>
          </table:table-cell>
          <table:table-cell office:value-type="float" office:value="780.8718" calcext:value-type="float">
            <text:p>780.8718</text:p>
          </table:table-cell>
          <table:table-cell office:value-type="float" office:value="1089.916" calcext:value-type="float">
            <text:p>1089.916</text:p>
          </table:table-cell>
          <table:table-cell office:value-type="float" office:value="420.4342" calcext:value-type="float">
            <text:p>420.4342</text:p>
          </table:table-cell>
          <table:table-cell office:value-type="float" office:value="1869.979" calcext:value-type="float">
            <text:p>1869.979</text:p>
          </table:table-cell>
          <table:table-cell office:value-type="float" office:value="2101.581" calcext:value-type="float">
            <text:p>2101.581</text:p>
          </table:table-cell>
          <table:table-cell office:value-type="float" office:value="1677.622" calcext:value-type="float">
            <text:p>1677.622</text:p>
          </table:table-cell>
          <table:table-cell office:value-type="float" office:value="586.3229" calcext:value-type="float">
            <text:p>586.3229</text:p>
          </table:table-cell>
          <table:table-cell office:value-type="float" office:value="579.0956" calcext:value-type="float">
            <text:p>579.0956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6" calcext:value-type="float">
            <text:p>35.7056</text:p>
          </table:table-cell>
          <table:table-cell office:value-type="float" office:value="0" calcext:value-type="float">
            <text:p>0</text:p>
          </table:table-cell>
          <table:table-cell office:value-type="float" office:value="-0.006071839" calcext:value-type="float">
            <text:p>-0.0060718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9.5717" calcext:value-type="float">
            <text:p>-109.5717</text:p>
          </table:table-cell>
          <table:table-cell office:value-type="float" office:value="0" calcext:value-type="float">
            <text:p>0</text:p>
          </table:table-cell>
          <table:table-cell office:value-type="float" office:value="9.144027" calcext:value-type="float">
            <text:p>9.14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472.3098" calcext:value-type="float">
            <text:p>472.3098</text:p>
          </table:table-cell>
          <table:table-cell office:value-type="float" office:value="13225.74" calcext:value-type="float">
            <text:p>13225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9259" calcext:value-type="float">
            <text:p>-116.9259</text:p>
          </table:table-cell>
          <table:table-cell office:value-type="float" office:value="304.8587" calcext:value-type="float">
            <text:p>304.8587</text:p>
          </table:table-cell>
          <table:table-cell office:value-type="float" office:value="0" calcext:value-type="float">
            <text:p>0</text:p>
          </table:table-cell>
          <table:table-cell office:value-type="float" office:value="140.9453" calcext:value-type="float">
            <text:p>140.9453</text:p>
          </table:table-cell>
          <table:table-cell office:value-type="float" office:value="32.98304" calcext:value-type="float">
            <text:p>32.98304</text:p>
          </table:table-cell>
          <table:table-cell office:value-type="float" office:value="0.04733678" calcext:value-type="float">
            <text:p>0.04733678</text:p>
          </table:table-cell>
          <table:table-cell office:value-type="float" office:value="0" calcext:value-type="float">
            <text:p>0</text:p>
          </table:table-cell>
          <table:table-cell office:value-type="float" office:value="0.00001508431" calcext:value-type="float">
            <text:p>1.50843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6.8786" calcext:value-type="float">
            <text:p>-116.8786</text:p>
          </table:table-cell>
          <table:table-cell office:value-type="float" office:value="0" calcext:value-type="float">
            <text:p>0</text:p>
          </table:table-cell>
          <table:table-cell office:value-type="float" office:value="346.7096" calcext:value-type="float">
            <text:p>346.7096</text:p>
          </table:table-cell>
          <table:table-cell office:value-type="float" office:value="1217.425" calcext:value-type="float">
            <text:p>1217.425</text:p>
          </table:table-cell>
          <table:table-cell office:value-type="float" office:value="1519.262" calcext:value-type="float">
            <text:p>1519.262</text:p>
          </table:table-cell>
          <table:table-cell office:value-type="float" office:value="1297.673" calcext:value-type="float">
            <text:p>1297.673</text:p>
          </table:table-cell>
          <table:table-cell office:value-type="float" office:value="780.7427" calcext:value-type="float">
            <text:p>780.7427</text:p>
          </table:table-cell>
          <table:table-cell office:value-type="float" office:value="1089.833" calcext:value-type="float">
            <text:p>1089.833</text:p>
          </table:table-cell>
          <table:table-cell office:value-type="float" office:value="420.3907" calcext:value-type="float">
            <text:p>420.3907</text:p>
          </table:table-cell>
          <table:table-cell office:value-type="float" office:value="1869.916" calcext:value-type="float">
            <text:p>1869.916</text:p>
          </table:table-cell>
          <table:table-cell office:value-type="float" office:value="2101.551" calcext:value-type="float">
            <text:p>2101.551</text:p>
          </table:table-cell>
          <table:table-cell office:value-type="float" office:value="1677.607" calcext:value-type="float">
            <text:p>1677.607</text:p>
          </table:table-cell>
          <table:table-cell office:value-type="float" office:value="586.322" calcext:value-type="float">
            <text:p>586.322</text:p>
          </table:table-cell>
          <table:table-cell office:value-type="float" office:value="579.0945" calcext:value-type="float">
            <text:p>579.0945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59" calcext:value-type="float">
            <text:p>35.70559</text:p>
          </table:table-cell>
          <table:table-cell office:value-type="float" office:value="0" calcext:value-type="float">
            <text:p>0</text:p>
          </table:table-cell>
          <table:table-cell office:value-type="float" office:value="-0.006117402" calcext:value-type="float">
            <text:p>-0.0061174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1.9993" calcext:value-type="float">
            <text:p>-111.9993</text:p>
          </table:table-cell>
          <table:table-cell office:value-type="float" office:value="0" calcext:value-type="float">
            <text:p>0</text:p>
          </table:table-cell>
          <table:table-cell office:value-type="float" office:value="9.279087" calcext:value-type="float">
            <text:p>9.27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470.2018" calcext:value-type="float">
            <text:p>470.2018</text:p>
          </table:table-cell>
          <table:table-cell office:value-type="float" office:value="13225.87" calcext:value-type="float">
            <text:p>1322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9549" calcext:value-type="float">
            <text:p>-118.9549</text:p>
          </table:table-cell>
          <table:table-cell office:value-type="float" office:value="311.074" calcext:value-type="float">
            <text:p>311.074</text:p>
          </table:table-cell>
          <table:table-cell office:value-type="float" office:value="0" calcext:value-type="float">
            <text:p>0</text:p>
          </table:table-cell>
          <table:table-cell office:value-type="float" office:value="141.0411" calcext:value-type="float">
            <text:p>141.0411</text:p>
          </table:table-cell>
          <table:table-cell office:value-type="float" office:value="32.73589" calcext:value-type="float">
            <text:p>32.73589</text:p>
          </table:table-cell>
          <table:table-cell office:value-type="float" office:value="0.0475838" calcext:value-type="float">
            <text:p>0.0475838</text:p>
          </table:table-cell>
          <table:table-cell office:value-type="float" office:value="0" calcext:value-type="float">
            <text:p>0</text:p>
          </table:table-cell>
          <table:table-cell office:value-type="float" office:value="0.00001508717" calcext:value-type="float">
            <text:p>1.50871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8.9073" calcext:value-type="float">
            <text:p>-118.9073</text:p>
          </table:table-cell>
          <table:table-cell office:value-type="float" office:value="0" calcext:value-type="float">
            <text:p>0</text:p>
          </table:table-cell>
          <table:table-cell office:value-type="float" office:value="346.7341" calcext:value-type="float">
            <text:p>346.7341</text:p>
          </table:table-cell>
          <table:table-cell office:value-type="float" office:value="1216.869" calcext:value-type="float">
            <text:p>1216.869</text:p>
          </table:table-cell>
          <table:table-cell office:value-type="float" office:value="1518.518" calcext:value-type="float">
            <text:p>1518.518</text:p>
          </table:table-cell>
          <table:table-cell office:value-type="float" office:value="1297.546" calcext:value-type="float">
            <text:p>1297.546</text:p>
          </table:table-cell>
          <table:table-cell office:value-type="float" office:value="780.6416" calcext:value-type="float">
            <text:p>780.6416</text:p>
          </table:table-cell>
          <table:table-cell office:value-type="float" office:value="1089.759" calcext:value-type="float">
            <text:p>1089.759</text:p>
          </table:table-cell>
          <table:table-cell office:value-type="float" office:value="420.3522" calcext:value-type="float">
            <text:p>420.3522</text:p>
          </table:table-cell>
          <table:table-cell office:value-type="float" office:value="1869.85" calcext:value-type="float">
            <text:p>1869.85</text:p>
          </table:table-cell>
          <table:table-cell office:value-type="float" office:value="2101.52" calcext:value-type="float">
            <text:p>2101.52</text:p>
          </table:table-cell>
          <table:table-cell office:value-type="float" office:value="1677.592" calcext:value-type="float">
            <text:p>1677.592</text:p>
          </table:table-cell>
          <table:table-cell office:value-type="float" office:value="586.3209" calcext:value-type="float">
            <text:p>586.3209</text:p>
          </table:table-cell>
          <table:table-cell office:value-type="float" office:value="579.0933" calcext:value-type="float">
            <text:p>579.0933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59" calcext:value-type="float">
            <text:p>35.70559</text:p>
          </table:table-cell>
          <table:table-cell office:value-type="float" office:value="0" calcext:value-type="float">
            <text:p>0</text:p>
          </table:table-cell>
          <table:table-cell office:value-type="float" office:value="-0.006126231" calcext:value-type="float">
            <text:p>-0.0061262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3.9107" calcext:value-type="float">
            <text:p>-113.9107</text:p>
          </table:table-cell>
          <table:table-cell office:value-type="float" office:value="0" calcext:value-type="float">
            <text:p>0</text:p>
          </table:table-cell>
          <table:table-cell office:value-type="float" office:value="9.161119" calcext:value-type="float">
            <text:p>9.16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467.2952" calcext:value-type="float">
            <text:p>467.2952</text:p>
          </table:table-cell>
          <table:table-cell office:value-type="float" office:value="13226.12" calcext:value-type="float">
            <text:p>13226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5503" calcext:value-type="float">
            <text:p>-121.5503</text:p>
          </table:table-cell>
          <table:table-cell office:value-type="float" office:value="319.3878" calcext:value-type="float">
            <text:p>319.3878</text:p>
          </table:table-cell>
          <table:table-cell office:value-type="float" office:value="0" calcext:value-type="float">
            <text:p>0</text:p>
          </table:table-cell>
          <table:table-cell office:value-type="float" office:value="141.2091" calcext:value-type="float">
            <text:p>141.2091</text:p>
          </table:table-cell>
          <table:table-cell office:value-type="float" office:value="32.35146" calcext:value-type="float">
            <text:p>32.35146</text:p>
          </table:table-cell>
          <table:table-cell office:value-type="float" office:value="0.0477871" calcext:value-type="float">
            <text:p>0.0477871</text:p>
          </table:table-cell>
          <table:table-cell office:value-type="float" office:value="0" calcext:value-type="float">
            <text:p>0</text:p>
          </table:table-cell>
          <table:table-cell office:value-type="float" office:value="0.00001508902" calcext:value-type="float">
            <text:p>1.5089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1.5025" calcext:value-type="float">
            <text:p>-121.5025</text:p>
          </table:table-cell>
          <table:table-cell office:value-type="float" office:value="0" calcext:value-type="float">
            <text:p>0</text:p>
          </table:table-cell>
          <table:table-cell office:value-type="float" office:value="346.7642" calcext:value-type="float">
            <text:p>346.7642</text:p>
          </table:table-cell>
          <table:table-cell office:value-type="float" office:value="1215.975" calcext:value-type="float">
            <text:p>1215.975</text:p>
          </table:table-cell>
          <table:table-cell office:value-type="float" office:value="1517.561" calcext:value-type="float">
            <text:p>1517.561</text:p>
          </table:table-cell>
          <table:table-cell office:value-type="float" office:value="1297.4" calcext:value-type="float">
            <text:p>1297.4</text:p>
          </table:table-cell>
          <table:table-cell office:value-type="float" office:value="780.5396" calcext:value-type="float">
            <text:p>780.5396</text:p>
          </table:table-cell>
          <table:table-cell office:value-type="float" office:value="1089.688" calcext:value-type="float">
            <text:p>1089.688</text:p>
          </table:table-cell>
          <table:table-cell office:value-type="float" office:value="420.3171" calcext:value-type="float">
            <text:p>420.3171</text:p>
          </table:table-cell>
          <table:table-cell office:value-type="float" office:value="1869.798" calcext:value-type="float">
            <text:p>1869.798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677.576" calcext:value-type="float">
            <text:p>1677.576</text:p>
          </table:table-cell>
          <table:table-cell office:value-type="float" office:value="586.3199" calcext:value-type="float">
            <text:p>586.3199</text:p>
          </table:table-cell>
          <table:table-cell office:value-type="float" office:value="579.092" calcext:value-type="float">
            <text:p>579.092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59" calcext:value-type="float">
            <text:p>35.70559</text:p>
          </table:table-cell>
          <table:table-cell office:value-type="float" office:value="0" calcext:value-type="float">
            <text:p>0</text:p>
          </table:table-cell>
          <table:table-cell office:value-type="float" office:value="-0.006246962" calcext:value-type="float">
            <text:p>-0.0062469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5078" calcext:value-type="float">
            <text:p>-116.5078</text:p>
          </table:table-cell>
          <table:table-cell office:value-type="float" office:value="0" calcext:value-type="float">
            <text:p>0</text:p>
          </table:table-cell>
          <table:table-cell office:value-type="float" office:value="9.162516" calcext:value-type="float">
            <text:p>9.16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463.8398" calcext:value-type="float">
            <text:p>463.8398</text:p>
          </table:table-cell>
          <table:table-cell office:value-type="float" office:value="13226.41" calcext:value-type="float">
            <text:p>13226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5442" calcext:value-type="float">
            <text:p>-124.5442</text:p>
          </table:table-cell>
          <table:table-cell office:value-type="float" office:value="327.2677" calcext:value-type="float">
            <text:p>327.2677</text:p>
          </table:table-cell>
          <table:table-cell office:value-type="float" office:value="0" calcext:value-type="float">
            <text:p>0</text:p>
          </table:table-cell>
          <table:table-cell office:value-type="float" office:value="140.4855" calcext:value-type="float">
            <text:p>140.4855</text:p>
          </table:table-cell>
          <table:table-cell office:value-type="float" office:value="32.21999" calcext:value-type="float">
            <text:p>32.21999</text:p>
          </table:table-cell>
          <table:table-cell office:value-type="float" office:value="0.04782849" calcext:value-type="float">
            <text:p>0.04782849</text:p>
          </table:table-cell>
          <table:table-cell office:value-type="float" office:value="0" calcext:value-type="float">
            <text:p>0</text:p>
          </table:table-cell>
          <table:table-cell office:value-type="float" office:value="0.00001508902" calcext:value-type="float">
            <text:p>1.5089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4.4964" calcext:value-type="float">
            <text:p>-124.4964</text:p>
          </table:table-cell>
          <table:table-cell office:value-type="float" office:value="0" calcext:value-type="float">
            <text:p>0</text:p>
          </table:table-cell>
          <table:table-cell office:value-type="float" office:value="346.9017" calcext:value-type="float">
            <text:p>346.9017</text:p>
          </table:table-cell>
          <table:table-cell office:value-type="float" office:value="1214.684" calcext:value-type="float">
            <text:p>1214.684</text:p>
          </table:table-cell>
          <table:table-cell office:value-type="float" office:value="1516.231" calcext:value-type="float">
            <text:p>1516.231</text:p>
          </table:table-cell>
          <table:table-cell office:value-type="float" office:value="1297.206" calcext:value-type="float">
            <text:p>1297.206</text:p>
          </table:table-cell>
          <table:table-cell office:value-type="float" office:value="780.4124" calcext:value-type="float">
            <text:p>780.4124</text:p>
          </table:table-cell>
          <table:table-cell office:value-type="float" office:value="1089.607" calcext:value-type="float">
            <text:p>1089.607</text:p>
          </table:table-cell>
          <table:table-cell office:value-type="float" office:value="420.2771" calcext:value-type="float">
            <text:p>420.2771</text:p>
          </table:table-cell>
          <table:table-cell office:value-type="float" office:value="1869.742" calcext:value-type="float">
            <text:p>1869.742</text:p>
          </table:table-cell>
          <table:table-cell office:value-type="float" office:value="2101.459" calcext:value-type="float">
            <text:p>2101.459</text:p>
          </table:table-cell>
          <table:table-cell office:value-type="float" office:value="1677.561" calcext:value-type="float">
            <text:p>1677.561</text:p>
          </table:table-cell>
          <table:table-cell office:value-type="float" office:value="586.3189" calcext:value-type="float">
            <text:p>586.3189</text:p>
          </table:table-cell>
          <table:table-cell office:value-type="float" office:value="579.0908" calcext:value-type="float">
            <text:p>579.0908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59" calcext:value-type="float">
            <text:p>35.70559</text:p>
          </table:table-cell>
          <table:table-cell office:value-type="float" office:value="0" calcext:value-type="float">
            <text:p>0</text:p>
          </table:table-cell>
          <table:table-cell office:value-type="float" office:value="-0.006683399" calcext:value-type="float">
            <text:p>-0.0066833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6087" calcext:value-type="float">
            <text:p>-119.6087</text:p>
          </table:table-cell>
          <table:table-cell office:value-type="float" office:value="0" calcext:value-type="float">
            <text:p>0</text:p>
          </table:table-cell>
          <table:table-cell office:value-type="float" office:value="9.269354" calcext:value-type="float">
            <text:p>9.269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460.4453" calcext:value-type="float">
            <text:p>460.4453</text:p>
          </table:table-cell>
          <table:table-cell office:value-type="float" office:value="13226.62" calcext:value-type="float">
            <text:p>1322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6462" calcext:value-type="float">
            <text:p>-127.6462</text:p>
          </table:table-cell>
          <table:table-cell office:value-type="float" office:value="335.6361" calcext:value-type="float">
            <text:p>335.6361</text:p>
          </table:table-cell>
          <table:table-cell office:value-type="float" office:value="0" calcext:value-type="float">
            <text:p>0</text:p>
          </table:table-cell>
          <table:table-cell office:value-type="float" office:value="140.197" calcext:value-type="float">
            <text:p>140.197</text:p>
          </table:table-cell>
          <table:table-cell office:value-type="float" office:value="32.16658" calcext:value-type="float">
            <text:p>32.16658</text:p>
          </table:table-cell>
          <table:table-cell office:value-type="float" office:value="0.04790752" calcext:value-type="float">
            <text:p>0.04790752</text:p>
          </table:table-cell>
          <table:table-cell office:value-type="float" office:value="0" calcext:value-type="float">
            <text:p>0</text:p>
          </table:table-cell>
          <table:table-cell office:value-type="float" office:value="0.00001509336" calcext:value-type="float">
            <text:p>1.50933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7.5984" calcext:value-type="float">
            <text:p>-127.5984</text:p>
          </table:table-cell>
          <table:table-cell office:value-type="float" office:value="0" calcext:value-type="float">
            <text:p>0</text:p>
          </table:table-cell>
          <table:table-cell office:value-type="float" office:value="347.0494" calcext:value-type="float">
            <text:p>347.0494</text:p>
          </table:table-cell>
          <table:table-cell office:value-type="float" office:value="1213.426" calcext:value-type="float">
            <text:p>1213.426</text:p>
          </table:table-cell>
          <table:table-cell office:value-type="float" office:value="1514.832" calcext:value-type="float">
            <text:p>1514.832</text:p>
          </table:table-cell>
          <table:table-cell office:value-type="float" office:value="1296.986" calcext:value-type="float">
            <text:p>1296.986</text:p>
          </table:table-cell>
          <table:table-cell office:value-type="float" office:value="780.2653" calcext:value-type="float">
            <text:p>780.2653</text:p>
          </table:table-cell>
          <table:table-cell office:value-type="float" office:value="1089.51" calcext:value-type="float">
            <text:p>1089.51</text:p>
          </table:table-cell>
          <table:table-cell office:value-type="float" office:value="420.2306" calcext:value-type="float">
            <text:p>420.2306</text:p>
          </table:table-cell>
          <table:table-cell office:value-type="float" office:value="1869.674" calcext:value-type="float">
            <text:p>1869.674</text:p>
          </table:table-cell>
          <table:table-cell office:value-type="float" office:value="2101.428" calcext:value-type="float">
            <text:p>2101.428</text:p>
          </table:table-cell>
          <table:table-cell office:value-type="float" office:value="1677.545" calcext:value-type="float">
            <text:p>1677.545</text:p>
          </table:table-cell>
          <table:table-cell office:value-type="float" office:value="586.3177" calcext:value-type="float">
            <text:p>586.3177</text:p>
          </table:table-cell>
          <table:table-cell office:value-type="float" office:value="579.0895" calcext:value-type="float">
            <text:p>579.0895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58" calcext:value-type="float">
            <text:p>35.70558</text:p>
          </table:table-cell>
          <table:table-cell office:value-type="float" office:value="0" calcext:value-type="float">
            <text:p>0</text:p>
          </table:table-cell>
          <table:table-cell office:value-type="float" office:value="-0.007033894" calcext:value-type="float">
            <text:p>-0.0070338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7279" calcext:value-type="float">
            <text:p>-122.7279</text:p>
          </table:table-cell>
          <table:table-cell office:value-type="float" office:value="0" calcext:value-type="float">
            <text:p>0</text:p>
          </table:table-cell>
          <table:table-cell office:value-type="float" office:value="9.286746" calcext:value-type="float">
            <text:p>9.286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456.7067" calcext:value-type="float">
            <text:p>456.7067</text:p>
          </table:table-cell>
          <table:table-cell office:value-type="float" office:value="13226.9" calcext:value-type="float">
            <text:p>1322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9623" calcext:value-type="float">
            <text:p>-130.9623</text:p>
          </table:table-cell>
          <table:table-cell office:value-type="float" office:value="345.0721" calcext:value-type="float">
            <text:p>345.0721</text:p>
          </table:table-cell>
          <table:table-cell office:value-type="float" office:value="0" calcext:value-type="float">
            <text:p>0</text:p>
          </table:table-cell>
          <table:table-cell office:value-type="float" office:value="140.6101" calcext:value-type="float">
            <text:p>140.6101</text:p>
          </table:table-cell>
          <table:table-cell office:value-type="float" office:value="31.6539" calcext:value-type="float">
            <text:p>31.6539</text:p>
          </table:table-cell>
          <table:table-cell office:value-type="float" office:value="0.04801478" calcext:value-type="float">
            <text:p>0.04801478</text:p>
          </table:table-cell>
          <table:table-cell office:value-type="float" office:value="0" calcext:value-type="float">
            <text:p>0</text:p>
          </table:table-cell>
          <table:table-cell office:value-type="float" office:value="0.00001519391" calcext:value-type="float">
            <text:p>1.51939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0.9143" calcext:value-type="float">
            <text:p>-130.9143</text:p>
          </table:table-cell>
          <table:table-cell office:value-type="float" office:value="0" calcext:value-type="float">
            <text:p>0</text:p>
          </table:table-cell>
          <table:table-cell office:value-type="float" office:value="347.0835" calcext:value-type="float">
            <text:p>347.0835</text:p>
          </table:table-cell>
          <table:table-cell office:value-type="float" office:value="1212.34" calcext:value-type="float">
            <text:p>1212.34</text:p>
          </table:table-cell>
          <table:table-cell office:value-type="float" office:value="1513.563" calcext:value-type="float">
            <text:p>1513.563</text:p>
          </table:table-cell>
          <table:table-cell office:value-type="float" office:value="1296.78" calcext:value-type="float">
            <text:p>1296.78</text:p>
          </table:table-cell>
          <table:table-cell office:value-type="float" office:value="780.1177" calcext:value-type="float">
            <text:p>780.1177</text:p>
          </table:table-cell>
          <table:table-cell office:value-type="float" office:value="1089.41" calcext:value-type="float">
            <text:p>1089.41</text:p>
          </table:table-cell>
          <table:table-cell office:value-type="float" office:value="420.1823" calcext:value-type="float">
            <text:p>420.1823</text:p>
          </table:table-cell>
          <table:table-cell office:value-type="float" office:value="1869.602" calcext:value-type="float">
            <text:p>1869.602</text:p>
          </table:table-cell>
          <table:table-cell office:value-type="float" office:value="2101.395" calcext:value-type="float">
            <text:p>2101.395</text:p>
          </table:table-cell>
          <table:table-cell office:value-type="float" office:value="1677.53" calcext:value-type="float">
            <text:p>1677.53</text:p>
          </table:table-cell>
          <table:table-cell office:value-type="float" office:value="586.3167" calcext:value-type="float">
            <text:p>586.3167</text:p>
          </table:table-cell>
          <table:table-cell office:value-type="float" office:value="579.0881" calcext:value-type="float">
            <text:p>579.0881</text:p>
          </table:table-cell>
          <table:table-cell office:value-type="float" office:value="142.8382" calcext:value-type="float">
            <text:p>142.8382</text:p>
          </table:table-cell>
          <table:table-cell office:value-type="float" office:value="35.70558" calcext:value-type="float">
            <text:p>35.70558</text:p>
          </table:table-cell>
          <table:table-cell office:value-type="float" office:value="0" calcext:value-type="float">
            <text:p>0</text:p>
          </table:table-cell>
          <table:table-cell office:value-type="float" office:value="-0.007419537" calcext:value-type="float">
            <text:p>-0.0074195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.1128" calcext:value-type="float">
            <text:p>-126.1128</text:p>
          </table:table-cell>
          <table:table-cell office:value-type="float" office:value="0" calcext:value-type="float">
            <text:p>0</text:p>
          </table:table-cell>
          <table:table-cell office:value-type="float" office:value="9.355708" calcext:value-type="float">
            <text:p>9.35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453.7738" calcext:value-type="float">
            <text:p>453.7738</text:p>
          </table:table-cell>
          <table:table-cell office:value-type="float" office:value="13227.23" calcext:value-type="float">
            <text:p>1322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9022" calcext:value-type="float">
            <text:p>-132.9022</text:p>
          </table:table-cell>
          <table:table-cell office:value-type="float" office:value="345.5433" calcext:value-type="float">
            <text:p>345.5433</text:p>
          </table:table-cell>
          <table:table-cell office:value-type="float" office:value="0" calcext:value-type="float">
            <text:p>0</text:p>
          </table:table-cell>
          <table:table-cell office:value-type="float" office:value="140.604" calcext:value-type="float">
            <text:p>140.604</text:p>
          </table:table-cell>
          <table:table-cell office:value-type="float" office:value="31.04295" calcext:value-type="float">
            <text:p>31.04295</text:p>
          </table:table-cell>
          <table:table-cell office:value-type="float" office:value="0.04754982" calcext:value-type="float">
            <text:p>0.04754982</text:p>
          </table:table-cell>
          <table:table-cell office:value-type="float" office:value="0" calcext:value-type="float">
            <text:p>0</text:p>
          </table:table-cell>
          <table:table-cell office:value-type="float" office:value="0.0001171008" calcext:value-type="float">
            <text:p>0.000117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2.8548" calcext:value-type="float">
            <text:p>-132.8548</text:p>
          </table:table-cell>
          <table:table-cell office:value-type="float" office:value="0" calcext:value-type="float">
            <text:p>0</text:p>
          </table:table-cell>
          <table:table-cell office:value-type="float" office:value="347.199" calcext:value-type="float">
            <text:p>347.199</text:p>
          </table:table-cell>
          <table:table-cell office:value-type="float" office:value="1211.644" calcext:value-type="float">
            <text:p>1211.644</text:p>
          </table:table-cell>
          <table:table-cell office:value-type="float" office:value="1512.679" calcext:value-type="float">
            <text:p>1512.679</text:p>
          </table:table-cell>
          <table:table-cell office:value-type="float" office:value="1296.629" calcext:value-type="float">
            <text:p>1296.629</text:p>
          </table:table-cell>
          <table:table-cell office:value-type="float" office:value="779.9923" calcext:value-type="float">
            <text:p>779.9923</text:p>
          </table:table-cell>
          <table:table-cell office:value-type="float" office:value="1089.323" calcext:value-type="float">
            <text:p>1089.323</text:p>
          </table:table-cell>
          <table:table-cell office:value-type="float" office:value="420.1358" calcext:value-type="float">
            <text:p>420.1358</text:p>
          </table:table-cell>
          <table:table-cell office:value-type="float" office:value="1869.531" calcext:value-type="float">
            <text:p>1869.531</text:p>
          </table:table-cell>
          <table:table-cell office:value-type="float" office:value="2101.363" calcext:value-type="float">
            <text:p>2101.363</text:p>
          </table:table-cell>
          <table:table-cell office:value-type="float" office:value="1677.515" calcext:value-type="float">
            <text:p>1677.515</text:p>
          </table:table-cell>
          <table:table-cell office:value-type="float" office:value="586.3155" calcext:value-type="float">
            <text:p>586.3155</text:p>
          </table:table-cell>
          <table:table-cell office:value-type="float" office:value="579.0868" calcext:value-type="float">
            <text:p>579.0868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7" calcext:value-type="float">
            <text:p>35.70557</text:p>
          </table:table-cell>
          <table:table-cell office:value-type="float" office:value="0" calcext:value-type="float">
            <text:p>0</text:p>
          </table:table-cell>
          <table:table-cell office:value-type="float" office:value="-0.00790669" calcext:value-type="float">
            <text:p>-0.007906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8.6542" calcext:value-type="float">
            <text:p>-128.6542</text:p>
          </table:table-cell>
          <table:table-cell office:value-type="float" office:value="0" calcext:value-type="float">
            <text:p>0</text:p>
          </table:table-cell>
          <table:table-cell office:value-type="float" office:value="9.956709" calcext:value-type="float">
            <text:p>9.956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451.1125" calcext:value-type="float">
            <text:p>451.1125</text:p>
          </table:table-cell>
          <table:table-cell office:value-type="float" office:value="13227.42" calcext:value-type="float">
            <text:p>1322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3375" calcext:value-type="float">
            <text:p>-135.3375</text:p>
          </table:table-cell>
          <table:table-cell office:value-type="float" office:value="352.5811" calcext:value-type="float">
            <text:p>352.5811</text:p>
          </table:table-cell>
          <table:table-cell office:value-type="float" office:value="0" calcext:value-type="float">
            <text:p>0</text:p>
          </table:table-cell>
          <table:table-cell office:value-type="float" office:value="140.8691" calcext:value-type="float">
            <text:p>140.8691</text:p>
          </table:table-cell>
          <table:table-cell office:value-type="float" office:value="30.52184" calcext:value-type="float">
            <text:p>30.52184</text:p>
          </table:table-cell>
          <table:table-cell office:value-type="float" office:value="0.04754387" calcext:value-type="float">
            <text:p>0.04754387</text:p>
          </table:table-cell>
          <table:table-cell office:value-type="float" office:value="0" calcext:value-type="float">
            <text:p>0</text:p>
          </table:table-cell>
          <table:table-cell office:value-type="float" office:value="0.0001171527" calcext:value-type="float">
            <text:p>0.000117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5.2901" calcext:value-type="float">
            <text:p>-135.2901</text:p>
          </table:table-cell>
          <table:table-cell office:value-type="float" office:value="0" calcext:value-type="float">
            <text:p>0</text:p>
          </table:table-cell>
          <table:table-cell office:value-type="float" office:value="347.2776" calcext:value-type="float">
            <text:p>347.2776</text:p>
          </table:table-cell>
          <table:table-cell office:value-type="float" office:value="1210.988" calcext:value-type="float">
            <text:p>1210.988</text:p>
          </table:table-cell>
          <table:table-cell office:value-type="float" office:value="1511.806" calcext:value-type="float">
            <text:p>1511.806</text:p>
          </table:table-cell>
          <table:table-cell office:value-type="float" office:value="1296.487" calcext:value-type="float">
            <text:p>1296.487</text:p>
          </table:table-cell>
          <table:table-cell office:value-type="float" office:value="779.8802" calcext:value-type="float">
            <text:p>779.8802</text:p>
          </table:table-cell>
          <table:table-cell office:value-type="float" office:value="1089.245" calcext:value-type="float">
            <text:p>1089.245</text:p>
          </table:table-cell>
          <table:table-cell office:value-type="float" office:value="420.0928" calcext:value-type="float">
            <text:p>420.0928</text:p>
          </table:table-cell>
          <table:table-cell office:value-type="float" office:value="1869.46" calcext:value-type="float">
            <text:p>1869.46</text:p>
          </table:table-cell>
          <table:table-cell office:value-type="float" office:value="2101.329" calcext:value-type="float">
            <text:p>2101.329</text:p>
          </table:table-cell>
          <table:table-cell office:value-type="float" office:value="1677.499" calcext:value-type="float">
            <text:p>1677.499</text:p>
          </table:table-cell>
          <table:table-cell office:value-type="float" office:value="586.3143" calcext:value-type="float">
            <text:p>586.3143</text:p>
          </table:table-cell>
          <table:table-cell office:value-type="float" office:value="579.0853" calcext:value-type="float">
            <text:p>579.0853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7" calcext:value-type="float">
            <text:p>35.70557</text:p>
          </table:table-cell>
          <table:table-cell office:value-type="float" office:value="0" calcext:value-type="float">
            <text:p>0</text:p>
          </table:table-cell>
          <table:table-cell office:value-type="float" office:value="-0.008219169" calcext:value-type="float">
            <text:p>-0.008219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0628" calcext:value-type="float">
            <text:p>-131.0628</text:p>
          </table:table-cell>
          <table:table-cell office:value-type="float" office:value="0" calcext:value-type="float">
            <text:p>0</text:p>
          </table:table-cell>
          <table:table-cell office:value-type="float" office:value="9.927973" calcext:value-type="float">
            <text:p>9.927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448.1841" calcext:value-type="float">
            <text:p>448.1841</text:p>
          </table:table-cell>
          <table:table-cell office:value-type="float" office:value="13227.68" calcext:value-type="float">
            <text:p>1322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0696" calcext:value-type="float">
            <text:p>-138.0696</text:p>
          </table:table-cell>
          <table:table-cell office:value-type="float" office:value="360.7121" calcext:value-type="float">
            <text:p>360.7121</text:p>
          </table:table-cell>
          <table:table-cell office:value-type="float" office:value="0" calcext:value-type="float">
            <text:p>0</text:p>
          </table:table-cell>
          <table:table-cell office:value-type="float" office:value="141.1992" calcext:value-type="float">
            <text:p>141.1992</text:p>
          </table:table-cell>
          <table:table-cell office:value-type="float" office:value="29.79909" calcext:value-type="float">
            <text:p>29.79909</text:p>
          </table:table-cell>
          <table:table-cell office:value-type="float" office:value="0.04759248" calcext:value-type="float">
            <text:p>0.04759248</text:p>
          </table:table-cell>
          <table:table-cell office:value-type="float" office:value="0" calcext:value-type="float">
            <text:p>0</text:p>
          </table:table-cell>
          <table:table-cell office:value-type="float" office:value="0.0001171527" calcext:value-type="float">
            <text:p>0.000117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8.0221" calcext:value-type="float">
            <text:p>-138.0221</text:p>
          </table:table-cell>
          <table:table-cell office:value-type="float" office:value="0" calcext:value-type="float">
            <text:p>0</text:p>
          </table:table-cell>
          <table:table-cell office:value-type="float" office:value="347.3716" calcext:value-type="float">
            <text:p>347.3716</text:p>
          </table:table-cell>
          <table:table-cell office:value-type="float" office:value="1210.282" calcext:value-type="float">
            <text:p>1210.282</text:p>
          </table:table-cell>
          <table:table-cell office:value-type="float" office:value="1510.963" calcext:value-type="float">
            <text:p>1510.963</text:p>
          </table:table-cell>
          <table:table-cell office:value-type="float" office:value="1296.345" calcext:value-type="float">
            <text:p>1296.345</text:p>
          </table:table-cell>
          <table:table-cell office:value-type="float" office:value="779.7747" calcext:value-type="float">
            <text:p>779.7747</text:p>
          </table:table-cell>
          <table:table-cell office:value-type="float" office:value="1089.169" calcext:value-type="float">
            <text:p>1089.169</text:p>
          </table:table-cell>
          <table:table-cell office:value-type="float" office:value="420.0517" calcext:value-type="float">
            <text:p>420.0517</text:p>
          </table:table-cell>
          <table:table-cell office:value-type="float" office:value="1869.392" calcext:value-type="float">
            <text:p>1869.392</text:p>
          </table:table-cell>
          <table:table-cell office:value-type="float" office:value="2101.296" calcext:value-type="float">
            <text:p>2101.296</text:p>
          </table:table-cell>
          <table:table-cell office:value-type="float" office:value="1677.483" calcext:value-type="float">
            <text:p>1677.483</text:p>
          </table:table-cell>
          <table:table-cell office:value-type="float" office:value="586.3132" calcext:value-type="float">
            <text:p>586.3132</text:p>
          </table:table-cell>
          <table:table-cell office:value-type="float" office:value="579.0839" calcext:value-type="float">
            <text:p>579.0839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7" calcext:value-type="float">
            <text:p>35.70557</text:p>
          </table:table-cell>
          <table:table-cell office:value-type="float" office:value="0" calcext:value-type="float">
            <text:p>0</text:p>
          </table:table-cell>
          <table:table-cell office:value-type="float" office:value="-0.008415417" calcext:value-type="float">
            <text:p>-0.0084154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3.6614" calcext:value-type="float">
            <text:p>-133.6614</text:p>
          </table:table-cell>
          <table:table-cell office:value-type="float" office:value="0" calcext:value-type="float">
            <text:p>0</text:p>
          </table:table-cell>
          <table:table-cell office:value-type="float" office:value="9.792857" calcext:value-type="float">
            <text:p>9.79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444.9194" calcext:value-type="float">
            <text:p>444.9194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0604" calcext:value-type="float">
            <text:p>-141.0604</text:p>
          </table:table-cell>
          <table:table-cell office:value-type="float" office:value="370.1598" calcext:value-type="float">
            <text:p>370.1598</text:p>
          </table:table-cell>
          <table:table-cell office:value-type="float" office:value="0" calcext:value-type="float">
            <text:p>0</text:p>
          </table:table-cell>
          <table:table-cell office:value-type="float" office:value="141.5325" calcext:value-type="float">
            <text:p>141.5325</text:p>
          </table:table-cell>
          <table:table-cell office:value-type="float" office:value="28.9917" calcext:value-type="float">
            <text:p>28.9917</text:p>
          </table:table-cell>
          <table:table-cell office:value-type="float" office:value="0.04766033" calcext:value-type="float">
            <text:p>0.04766033</text:p>
          </table:table-cell>
          <table:table-cell office:value-type="float" office:value="0" calcext:value-type="float">
            <text:p>0</text:p>
          </table:table-cell>
          <table:table-cell office:value-type="float" office:value="0.0001171527" calcext:value-type="float">
            <text:p>0.000117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1.0128" calcext:value-type="float">
            <text:p>-141.0128</text:p>
          </table:table-cell>
          <table:table-cell office:value-type="float" office:value="0" calcext:value-type="float">
            <text:p>0</text:p>
          </table:table-cell>
          <table:table-cell office:value-type="float" office:value="347.4761" calcext:value-type="float">
            <text:p>347.4761</text:p>
          </table:table-cell>
          <table:table-cell office:value-type="float" office:value="1209.473" calcext:value-type="float">
            <text:p>1209.473</text:p>
          </table:table-cell>
          <table:table-cell office:value-type="float" office:value="1510.031" calcext:value-type="float">
            <text:p>1510.031</text:p>
          </table:table-cell>
          <table:table-cell office:value-type="float" office:value="1296.189" calcext:value-type="float">
            <text:p>1296.189</text:p>
          </table:table-cell>
          <table:table-cell office:value-type="float" office:value="779.6648" calcext:value-type="float">
            <text:p>779.6648</text:p>
          </table:table-cell>
          <table:table-cell office:value-type="float" office:value="1089.092" calcext:value-type="float">
            <text:p>1089.092</text:p>
          </table:table-cell>
          <table:table-cell office:value-type="float" office:value="420.0106" calcext:value-type="float">
            <text:p>420.0106</text:p>
          </table:table-cell>
          <table:table-cell office:value-type="float" office:value="1869.324" calcext:value-type="float">
            <text:p>1869.324</text:p>
          </table:table-cell>
          <table:table-cell office:value-type="float" office:value="2101.263" calcext:value-type="float">
            <text:p>2101.263</text:p>
          </table:table-cell>
          <table:table-cell office:value-type="float" office:value="1677.467" calcext:value-type="float">
            <text:p>1677.467</text:p>
          </table:table-cell>
          <table:table-cell office:value-type="float" office:value="586.312" calcext:value-type="float">
            <text:p>586.312</text:p>
          </table:table-cell>
          <table:table-cell office:value-type="float" office:value="579.0825" calcext:value-type="float">
            <text:p>579.0825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6" calcext:value-type="float">
            <text:p>35.70556</text:p>
          </table:table-cell>
          <table:table-cell office:value-type="float" office:value="0" calcext:value-type="float">
            <text:p>0</text:p>
          </table:table-cell>
          <table:table-cell office:value-type="float" office:value="-0.008625285" calcext:value-type="float">
            <text:p>-0.008625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6.5415" calcext:value-type="float">
            <text:p>-136.5415</text:p>
          </table:table-cell>
          <table:table-cell office:value-type="float" office:value="0" calcext:value-type="float">
            <text:p>0</text:p>
          </table:table-cell>
          <table:table-cell office:value-type="float" office:value="9.681767" calcext:value-type="float">
            <text:p>9.68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441.8151" calcext:value-type="float">
            <text:p>441.8151</text:p>
          </table:table-cell>
          <table:table-cell office:value-type="float" office:value="13228.29" calcext:value-type="float">
            <text:p>1322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7684" calcext:value-type="float">
            <text:p>-143.7684</text:p>
          </table:table-cell>
          <table:table-cell office:value-type="float" office:value="377.8667" calcext:value-type="float">
            <text:p>377.8667</text:p>
          </table:table-cell>
          <table:table-cell office:value-type="float" office:value="0" calcext:value-type="float">
            <text:p>0</text:p>
          </table:table-cell>
          <table:table-cell office:value-type="float" office:value="140.8491" calcext:value-type="float">
            <text:p>140.8491</text:p>
          </table:table-cell>
          <table:table-cell office:value-type="float" office:value="28.57747" calcext:value-type="float">
            <text:p>28.57747</text:p>
          </table:table-cell>
          <table:table-cell office:value-type="float" office:value="0.04770776" calcext:value-type="float">
            <text:p>0.04770776</text:p>
          </table:table-cell>
          <table:table-cell office:value-type="float" office:value="0" calcext:value-type="float">
            <text:p>0</text:p>
          </table:table-cell>
          <table:table-cell office:value-type="float" office:value="0.0001171527" calcext:value-type="float">
            <text:p>0.000117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3.7209" calcext:value-type="float">
            <text:p>-143.7209</text:p>
          </table:table-cell>
          <table:table-cell office:value-type="float" office:value="0" calcext:value-type="float">
            <text:p>0</text:p>
          </table:table-cell>
          <table:table-cell office:value-type="float" office:value="347.6273" calcext:value-type="float">
            <text:p>347.6273</text:p>
          </table:table-cell>
          <table:table-cell office:value-type="float" office:value="1208.511" calcext:value-type="float">
            <text:p>1208.511</text:p>
          </table:table-cell>
          <table:table-cell office:value-type="float" office:value="1508.977" calcext:value-type="float">
            <text:p>1508.977</text:p>
          </table:table-cell>
          <table:table-cell office:value-type="float" office:value="1296.018" calcext:value-type="float">
            <text:p>1296.018</text:p>
          </table:table-cell>
          <table:table-cell office:value-type="float" office:value="779.5445" calcext:value-type="float">
            <text:p>779.5445</text:p>
          </table:table-cell>
          <table:table-cell office:value-type="float" office:value="1089.01" calcext:value-type="float">
            <text:p>1089.01</text:p>
          </table:table-cell>
          <table:table-cell office:value-type="float" office:value="419.9684" calcext:value-type="float">
            <text:p>419.9684</text:p>
          </table:table-cell>
          <table:table-cell office:value-type="float" office:value="1869.256" calcext:value-type="float">
            <text:p>1869.256</text:p>
          </table:table-cell>
          <table:table-cell office:value-type="float" office:value="2101.23" calcext:value-type="float">
            <text:p>2101.23</text:p>
          </table:table-cell>
          <table:table-cell office:value-type="float" office:value="1677.451" calcext:value-type="float">
            <text:p>1677.451</text:p>
          </table:table-cell>
          <table:table-cell office:value-type="float" office:value="586.3107" calcext:value-type="float">
            <text:p>586.3107</text:p>
          </table:table-cell>
          <table:table-cell office:value-type="float" office:value="579.0809" calcext:value-type="float">
            <text:p>579.0809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6" calcext:value-type="float">
            <text:p>35.70556</text:p>
          </table:table-cell>
          <table:table-cell office:value-type="float" office:value="0" calcext:value-type="float">
            <text:p>0</text:p>
          </table:table-cell>
          <table:table-cell office:value-type="float" office:value="-0.008894315" calcext:value-type="float">
            <text:p>-0.008894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2864" calcext:value-type="float">
            <text:p>-139.2864</text:p>
          </table:table-cell>
          <table:table-cell office:value-type="float" office:value="0" calcext:value-type="float">
            <text:p>0</text:p>
          </table:table-cell>
          <table:table-cell office:value-type="float" office:value="9.717962" calcext:value-type="float">
            <text:p>9.71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439.3346" calcext:value-type="float">
            <text:p>439.3346</text:p>
          </table:table-cell>
          <table:table-cell office:value-type="float" office:value="13228.56" calcext:value-type="float">
            <text:p>13228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9293" calcext:value-type="float">
            <text:p>-145.9293</text:p>
          </table:table-cell>
          <table:table-cell office:value-type="float" office:value="369.2519" calcext:value-type="float">
            <text:p>369.2519</text:p>
          </table:table-cell>
          <table:table-cell office:value-type="float" office:value="0" calcext:value-type="float">
            <text:p>0</text:p>
          </table:table-cell>
          <table:table-cell office:value-type="float" office:value="140.6677" calcext:value-type="float">
            <text:p>140.6677</text:p>
          </table:table-cell>
          <table:table-cell office:value-type="float" office:value="27.93883" calcext:value-type="float">
            <text:p>27.93883</text:p>
          </table:table-cell>
          <table:table-cell office:value-type="float" office:value="0.04748544" calcext:value-type="float">
            <text:p>0.04748544</text:p>
          </table:table-cell>
          <table:table-cell office:value-type="float" office:value="0" calcext:value-type="float">
            <text:p>0</text:p>
          </table:table-cell>
          <table:table-cell office:value-type="float" office:value="0.0002339172" calcext:value-type="float">
            <text:p>0.000233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5.882" calcext:value-type="float">
            <text:p>-145.882</text:p>
          </table:table-cell>
          <table:table-cell office:value-type="float" office:value="0" calcext:value-type="float">
            <text:p>0</text:p>
          </table:table-cell>
          <table:table-cell office:value-type="float" office:value="347.7535" calcext:value-type="float">
            <text:p>347.7535</text:p>
          </table:table-cell>
          <table:table-cell office:value-type="float" office:value="1207.944" calcext:value-type="float">
            <text:p>1207.944</text:p>
          </table:table-cell>
          <table:table-cell office:value-type="float" office:value="1508.225" calcext:value-type="float">
            <text:p>1508.225</text:p>
          </table:table-cell>
          <table:table-cell office:value-type="float" office:value="1295.978" calcext:value-type="float">
            <text:p>1295.978</text:p>
          </table:table-cell>
          <table:table-cell office:value-type="float" office:value="779.4374" calcext:value-type="float">
            <text:p>779.4374</text:p>
          </table:table-cell>
          <table:table-cell office:value-type="float" office:value="1088.937" calcext:value-type="float">
            <text:p>1088.937</text:p>
          </table:table-cell>
          <table:table-cell office:value-type="float" office:value="419.9258" calcext:value-type="float">
            <text:p>419.9258</text:p>
          </table:table-cell>
          <table:table-cell office:value-type="float" office:value="1869.189" calcext:value-type="float">
            <text:p>1869.189</text:p>
          </table:table-cell>
          <table:table-cell office:value-type="float" office:value="2101.2" calcext:value-type="float">
            <text:p>2101.2</text:p>
          </table:table-cell>
          <table:table-cell office:value-type="float" office:value="1677.435" calcext:value-type="float">
            <text:p>1677.435</text:p>
          </table:table-cell>
          <table:table-cell office:value-type="float" office:value="586.3096" calcext:value-type="float">
            <text:p>586.3096</text:p>
          </table:table-cell>
          <table:table-cell office:value-type="float" office:value="579.0793" calcext:value-type="float">
            <text:p>579.0793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5" calcext:value-type="float">
            <text:p>35.70555</text:p>
          </table:table-cell>
          <table:table-cell office:value-type="float" office:value="0" calcext:value-type="float">
            <text:p>0</text:p>
          </table:table-cell>
          <table:table-cell office:value-type="float" office:value="-0.00918001" calcext:value-type="float">
            <text:p>-0.00918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1.4308" calcext:value-type="float">
            <text:p>-141.4308</text:p>
          </table:table-cell>
          <table:table-cell office:value-type="float" office:value="0" calcext:value-type="float">
            <text:p>0</text:p>
          </table:table-cell>
          <table:table-cell office:value-type="float" office:value="9.701347" calcext:value-type="float">
            <text:p>9.70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436.4344" calcext:value-type="float">
            <text:p>436.4344</text:p>
          </table:table-cell>
          <table:table-cell office:value-type="float" office:value="13228.86" calcext:value-type="float">
            <text:p>1322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9362" calcext:value-type="float">
            <text:p>-148.9362</text:p>
          </table:table-cell>
          <table:table-cell office:value-type="float" office:value="376.1026" calcext:value-type="float">
            <text:p>376.1026</text:p>
          </table:table-cell>
          <table:table-cell office:value-type="float" office:value="0" calcext:value-type="float">
            <text:p>0</text:p>
          </table:table-cell>
          <table:table-cell office:value-type="float" office:value="140.9119" calcext:value-type="float">
            <text:p>140.9119</text:p>
          </table:table-cell>
          <table:table-cell office:value-type="float" office:value="27.18236" calcext:value-type="float">
            <text:p>27.18236</text:p>
          </table:table-cell>
          <table:table-cell office:value-type="float" office:value="0.04738772" calcext:value-type="float">
            <text:p>0.04738772</text:p>
          </table:table-cell>
          <table:table-cell office:value-type="float" office:value="0" calcext:value-type="float">
            <text:p>0</text:p>
          </table:table-cell>
          <table:table-cell office:value-type="float" office:value="0.0002340299" calcext:value-type="float">
            <text:p>0.000234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8.889" calcext:value-type="float">
            <text:p>-148.889</text:p>
          </table:table-cell>
          <table:table-cell office:value-type="float" office:value="0" calcext:value-type="float">
            <text:p>0</text:p>
          </table:table-cell>
          <table:table-cell office:value-type="float" office:value="347.8714" calcext:value-type="float">
            <text:p>347.8714</text:p>
          </table:table-cell>
          <table:table-cell office:value-type="float" office:value="1207.271" calcext:value-type="float">
            <text:p>1207.271</text:p>
          </table:table-cell>
          <table:table-cell office:value-type="float" office:value="1507.399" calcext:value-type="float">
            <text:p>1507.399</text:p>
          </table:table-cell>
          <table:table-cell office:value-type="float" office:value="1295.852" calcext:value-type="float">
            <text:p>1295.852</text:p>
          </table:table-cell>
          <table:table-cell office:value-type="float" office:value="779.329" calcext:value-type="float">
            <text:p>779.329</text:p>
          </table:table-cell>
          <table:table-cell office:value-type="float" office:value="1088.863" calcext:value-type="float">
            <text:p>1088.863</text:p>
          </table:table-cell>
          <table:table-cell office:value-type="float" office:value="419.8864" calcext:value-type="float">
            <text:p>419.8864</text:p>
          </table:table-cell>
          <table:table-cell office:value-type="float" office:value="1869.121" calcext:value-type="float">
            <text:p>1869.121</text:p>
          </table:table-cell>
          <table:table-cell office:value-type="float" office:value="2101.167" calcext:value-type="float">
            <text:p>2101.167</text:p>
          </table:table-cell>
          <table:table-cell office:value-type="float" office:value="1677.421" calcext:value-type="float">
            <text:p>1677.421</text:p>
          </table:table-cell>
          <table:table-cell office:value-type="float" office:value="586.3085" calcext:value-type="float">
            <text:p>586.3085</text:p>
          </table:table-cell>
          <table:table-cell office:value-type="float" office:value="579.0778" calcext:value-type="float">
            <text:p>579.0778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5" calcext:value-type="float">
            <text:p>35.70555</text:p>
          </table:table-cell>
          <table:table-cell office:value-type="float" office:value="0" calcext:value-type="float">
            <text:p>0</text:p>
          </table:table-cell>
          <table:table-cell office:value-type="float" office:value="-0.009543236" calcext:value-type="float">
            <text:p>-0.0095432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9732" calcext:value-type="float">
            <text:p>-143.9732</text:p>
          </table:table-cell>
          <table:table-cell office:value-type="float" office:value="0" calcext:value-type="float">
            <text:p>0</text:p>
          </table:table-cell>
          <table:table-cell office:value-type="float" office:value="9.237066" calcext:value-type="float">
            <text:p>9.237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434.0309" calcext:value-type="float">
            <text:p>434.0309</text:p>
          </table:table-cell>
          <table:table-cell office:value-type="float" office:value="13229.06" calcext:value-type="float">
            <text:p>1322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0875" calcext:value-type="float">
            <text:p>-151.0875</text:p>
          </table:table-cell>
          <table:table-cell office:value-type="float" office:value="380.9865" calcext:value-type="float">
            <text:p>380.9865</text:p>
          </table:table-cell>
          <table:table-cell office:value-type="float" office:value="0" calcext:value-type="float">
            <text:p>0</text:p>
          </table:table-cell>
          <table:table-cell office:value-type="float" office:value="140.9816" calcext:value-type="float">
            <text:p>140.9816</text:p>
          </table:table-cell>
          <table:table-cell office:value-type="float" office:value="26.63588" calcext:value-type="float">
            <text:p>26.63588</text:p>
          </table:table-cell>
          <table:table-cell office:value-type="float" office:value="0.04738326" calcext:value-type="float">
            <text:p>0.04738326</text:p>
          </table:table-cell>
          <table:table-cell office:value-type="float" office:value="0" calcext:value-type="float">
            <text:p>0</text:p>
          </table:table-cell>
          <table:table-cell office:value-type="float" office:value="0.0002341687" calcext:value-type="float">
            <text:p>0.000234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1.0403" calcext:value-type="float">
            <text:p>-151.0403</text:p>
          </table:table-cell>
          <table:table-cell office:value-type="float" office:value="0" calcext:value-type="float">
            <text:p>0</text:p>
          </table:table-cell>
          <table:table-cell office:value-type="float" office:value="347.9884" calcext:value-type="float">
            <text:p>347.9884</text:p>
          </table:table-cell>
          <table:table-cell office:value-type="float" office:value="1206.709" calcext:value-type="float">
            <text:p>1206.709</text:p>
          </table:table-cell>
          <table:table-cell office:value-type="float" office:value="1506.648" calcext:value-type="float">
            <text:p>1506.648</text:p>
          </table:table-cell>
          <table:table-cell office:value-type="float" office:value="1295.726" calcext:value-type="float">
            <text:p>1295.726</text:p>
          </table:table-cell>
          <table:table-cell office:value-type="float" office:value="779.225" calcext:value-type="float">
            <text:p>779.225</text:p>
          </table:table-cell>
          <table:table-cell office:value-type="float" office:value="1088.789" calcext:value-type="float">
            <text:p>1088.789</text:p>
          </table:table-cell>
          <table:table-cell office:value-type="float" office:value="419.8463" calcext:value-type="float">
            <text:p>419.8463</text:p>
          </table:table-cell>
          <table:table-cell office:value-type="float" office:value="1869.054" calcext:value-type="float">
            <text:p>1869.054</text:p>
          </table:table-cell>
          <table:table-cell office:value-type="float" office:value="2101.133" calcext:value-type="float">
            <text:p>2101.133</text:p>
          </table:table-cell>
          <table:table-cell office:value-type="float" office:value="1677.405" calcext:value-type="float">
            <text:p>1677.405</text:p>
          </table:table-cell>
          <table:table-cell office:value-type="float" office:value="586.3076" calcext:value-type="float">
            <text:p>586.3076</text:p>
          </table:table-cell>
          <table:table-cell office:value-type="float" office:value="579.0762" calcext:value-type="float">
            <text:p>579.0762</text:p>
          </table:table-cell>
          <table:table-cell office:value-type="float" office:value="142.838" calcext:value-type="float">
            <text:p>142.838</text:p>
          </table:table-cell>
          <table:table-cell office:value-type="float" office:value="35.70555" calcext:value-type="float">
            <text:p>35.70555</text:p>
          </table:table-cell>
          <table:table-cell office:value-type="float" office:value="0" calcext:value-type="float">
            <text:p>0</text:p>
          </table:table-cell>
          <table:table-cell office:value-type="float" office:value="-0.009757649" calcext:value-type="float">
            <text:p>-0.009757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6.1225" calcext:value-type="float">
            <text:p>-146.1225</text:p>
          </table:table-cell>
          <table:table-cell office:value-type="float" office:value="0" calcext:value-type="float">
            <text:p>0</text:p>
          </table:table-cell>
          <table:table-cell office:value-type="float" office:value="9.235039" calcext:value-type="float">
            <text:p>9.23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431.338" calcext:value-type="float">
            <text:p>431.338</text:p>
          </table:table-cell>
          <table:table-cell office:value-type="float" office:value="13229.34" calcext:value-type="float">
            <text:p>13229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6858" calcext:value-type="float">
            <text:p>-153.6858</text:p>
          </table:table-cell>
          <table:table-cell office:value-type="float" office:value="388.153" calcext:value-type="float">
            <text:p>388.153</text:p>
          </table:table-cell>
          <table:table-cell office:value-type="float" office:value="0" calcext:value-type="float">
            <text:p>0</text:p>
          </table:table-cell>
          <table:table-cell office:value-type="float" office:value="140.5695" calcext:value-type="float">
            <text:p>140.5695</text:p>
          </table:table-cell>
          <table:table-cell office:value-type="float" office:value="26.15545" calcext:value-type="float">
            <text:p>26.15545</text:p>
          </table:table-cell>
          <table:table-cell office:value-type="float" office:value="0.04719195" calcext:value-type="float">
            <text:p>0.04719195</text:p>
          </table:table-cell>
          <table:table-cell office:value-type="float" office:value="0" calcext:value-type="float">
            <text:p>0</text:p>
          </table:table-cell>
          <table:table-cell office:value-type="float" office:value="0.0002341696" calcext:value-type="float">
            <text:p>0.000234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3.6389" calcext:value-type="float">
            <text:p>-153.6389</text:p>
          </table:table-cell>
          <table:table-cell office:value-type="float" office:value="0" calcext:value-type="float">
            <text:p>0</text:p>
          </table:table-cell>
          <table:table-cell office:value-type="float" office:value="348.0842" calcext:value-type="float">
            <text:p>348.0842</text:p>
          </table:table-cell>
          <table:table-cell office:value-type="float" office:value="1205.979" calcext:value-type="float">
            <text:p>1205.979</text:p>
          </table:table-cell>
          <table:table-cell office:value-type="float" office:value="1505.821" calcext:value-type="float">
            <text:p>1505.821</text:p>
          </table:table-cell>
          <table:table-cell office:value-type="float" office:value="1295.586" calcext:value-type="float">
            <text:p>1295.586</text:p>
          </table:table-cell>
          <table:table-cell office:value-type="float" office:value="779.1222" calcext:value-type="float">
            <text:p>779.1222</text:p>
          </table:table-cell>
          <table:table-cell office:value-type="float" office:value="1088.718" calcext:value-type="float">
            <text:p>1088.718</text:p>
          </table:table-cell>
          <table:table-cell office:value-type="float" office:value="419.8096" calcext:value-type="float">
            <text:p>419.8096</text:p>
          </table:table-cell>
          <table:table-cell office:value-type="float" office:value="1868.989" calcext:value-type="float">
            <text:p>1868.989</text:p>
          </table:table-cell>
          <table:table-cell office:value-type="float" office:value="2101.099" calcext:value-type="float">
            <text:p>2101.099</text:p>
          </table:table-cell>
          <table:table-cell office:value-type="float" office:value="1677.389" calcext:value-type="float">
            <text:p>1677.389</text:p>
          </table:table-cell>
          <table:table-cell office:value-type="float" office:value="586.3071" calcext:value-type="float">
            <text:p>586.3071</text:p>
          </table:table-cell>
          <table:table-cell office:value-type="float" office:value="579.0746" calcext:value-type="float">
            <text:p>579.0746</text:p>
          </table:table-cell>
          <table:table-cell office:value-type="float" office:value="142.838" calcext:value-type="float">
            <text:p>142.838</text:p>
          </table:table-cell>
          <table:table-cell office:value-type="float" office:value="35.70554" calcext:value-type="float">
            <text:p>35.70554</text:p>
          </table:table-cell>
          <table:table-cell office:value-type="float" office:value="0" calcext:value-type="float">
            <text:p>0</text:p>
          </table:table-cell>
          <table:table-cell office:value-type="float" office:value="-0.01013556" calcext:value-type="float">
            <text:p>-0.010135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8.4703" calcext:value-type="float">
            <text:p>-148.4703</text:p>
          </table:table-cell>
          <table:table-cell office:value-type="float" office:value="0" calcext:value-type="float">
            <text:p>0</text:p>
          </table:table-cell>
          <table:table-cell office:value-type="float" office:value="8.984327" calcext:value-type="float">
            <text:p>8.984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429.0375" calcext:value-type="float">
            <text:p>429.0375</text:p>
          </table:table-cell>
          <table:table-cell office:value-type="float" office:value="13229.56" calcext:value-type="float">
            <text:p>1322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527" calcext:value-type="float">
            <text:p>-155.527</text:p>
          </table:table-cell>
          <table:table-cell office:value-type="float" office:value="387.4643" calcext:value-type="float">
            <text:p>387.4643</text:p>
          </table:table-cell>
          <table:table-cell office:value-type="float" office:value="0" calcext:value-type="float">
            <text:p>0</text:p>
          </table:table-cell>
          <table:table-cell office:value-type="float" office:value="140.3903" calcext:value-type="float">
            <text:p>140.3903</text:p>
          </table:table-cell>
          <table:table-cell office:value-type="float" office:value="25.66206" calcext:value-type="float">
            <text:p>25.66206</text:p>
          </table:table-cell>
          <table:table-cell office:value-type="float" office:value="0.04702191" calcext:value-type="float">
            <text:p>0.04702191</text:p>
          </table:table-cell>
          <table:table-cell office:value-type="float" office:value="0" calcext:value-type="float">
            <text:p>0</text:p>
          </table:table-cell>
          <table:table-cell office:value-type="float" office:value="0.0002352009" calcext:value-type="float">
            <text:p>0.000235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5.4802" calcext:value-type="float">
            <text:p>-155.4802</text:p>
          </table:table-cell>
          <table:table-cell office:value-type="float" office:value="0" calcext:value-type="float">
            <text:p>0</text:p>
          </table:table-cell>
          <table:table-cell office:value-type="float" office:value="348.2161" calcext:value-type="float">
            <text:p>348.2161</text:p>
          </table:table-cell>
          <table:table-cell office:value-type="float" office:value="1205.426" calcext:value-type="float">
            <text:p>1205.426</text:p>
          </table:table-cell>
          <table:table-cell office:value-type="float" office:value="1505.098" calcext:value-type="float">
            <text:p>1505.098</text:p>
          </table:table-cell>
          <table:table-cell office:value-type="float" office:value="1295.48" calcext:value-type="float">
            <text:p>1295.48</text:p>
          </table:table-cell>
          <table:table-cell office:value-type="float" office:value="779.0146" calcext:value-type="float">
            <text:p>779.0146</text:p>
          </table:table-cell>
          <table:table-cell office:value-type="float" office:value="1088.643" calcext:value-type="float">
            <text:p>1088.643</text:p>
          </table:table-cell>
          <table:table-cell office:value-type="float" office:value="419.769" calcext:value-type="float">
            <text:p>419.769</text:p>
          </table:table-cell>
          <table:table-cell office:value-type="float" office:value="1868.923" calcext:value-type="float">
            <text:p>1868.923</text:p>
          </table:table-cell>
          <table:table-cell office:value-type="float" office:value="2101.066" calcext:value-type="float">
            <text:p>2101.066</text:p>
          </table:table-cell>
          <table:table-cell office:value-type="float" office:value="1677.372" calcext:value-type="float">
            <text:p>1677.372</text:p>
          </table:table-cell>
          <table:table-cell office:value-type="float" office:value="586.3068" calcext:value-type="float">
            <text:p>586.3068</text:p>
          </table:table-cell>
          <table:table-cell office:value-type="float" office:value="579.0731" calcext:value-type="float">
            <text:p>579.0731</text:p>
          </table:table-cell>
          <table:table-cell office:value-type="float" office:value="142.8381" calcext:value-type="float">
            <text:p>142.8381</text:p>
          </table:table-cell>
          <table:table-cell office:value-type="float" office:value="35.70554" calcext:value-type="float">
            <text:p>35.70554</text:p>
          </table:table-cell>
          <table:table-cell office:value-type="float" office:value="0" calcext:value-type="float">
            <text:p>0</text:p>
          </table:table-cell>
          <table:table-cell office:value-type="float" office:value="-0.0104182" calcext:value-type="float">
            <text:p>-0.0104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0.4964" calcext:value-type="float">
            <text:p>-150.4964</text:p>
          </table:table-cell>
          <table:table-cell office:value-type="float" office:value="0" calcext:value-type="float">
            <text:p>0</text:p>
          </table:table-cell>
          <table:table-cell office:value-type="float" office:value="9.168941" calcext:value-type="float">
            <text:p>9.168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426.1701" calcext:value-type="float">
            <text:p>426.1701</text:p>
          </table:table-cell>
          <table:table-cell office:value-type="float" office:value="13229.87" calcext:value-type="float">
            <text:p>13229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6657" calcext:value-type="float">
            <text:p>-158.6657</text:p>
          </table:table-cell>
          <table:table-cell office:value-type="float" office:value="395.0888" calcext:value-type="float">
            <text:p>395.0888</text:p>
          </table:table-cell>
          <table:table-cell office:value-type="float" office:value="0" calcext:value-type="float">
            <text:p>0</text:p>
          </table:table-cell>
          <table:table-cell office:value-type="float" office:value="140.0102" calcext:value-type="float">
            <text:p>140.0102</text:p>
          </table:table-cell>
          <table:table-cell office:value-type="float" office:value="25.14476" calcext:value-type="float">
            <text:p>25.14476</text:p>
          </table:table-cell>
          <table:table-cell office:value-type="float" office:value="0.04659075" calcext:value-type="float">
            <text:p>0.04659075</text:p>
          </table:table-cell>
          <table:table-cell office:value-type="float" office:value="0" calcext:value-type="float">
            <text:p>0</text:p>
          </table:table-cell>
          <table:table-cell office:value-type="float" office:value="0.0002352009" calcext:value-type="float">
            <text:p>0.000235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8.6193" calcext:value-type="float">
            <text:p>-158.6193</text:p>
          </table:table-cell>
          <table:table-cell office:value-type="float" office:value="0" calcext:value-type="float">
            <text:p>0</text:p>
          </table:table-cell>
          <table:table-cell office:value-type="float" office:value="348.3013" calcext:value-type="float">
            <text:p>348.3013</text:p>
          </table:table-cell>
          <table:table-cell office:value-type="float" office:value="1204.67" calcext:value-type="float">
            <text:p>1204.67</text:p>
          </table:table-cell>
          <table:table-cell office:value-type="float" office:value="1504.225" calcext:value-type="float">
            <text:p>1504.225</text:p>
          </table:table-cell>
          <table:table-cell office:value-type="float" office:value="1295.328" calcext:value-type="float">
            <text:p>1295.328</text:p>
          </table:table-cell>
          <table:table-cell office:value-type="float" office:value="778.9051" calcext:value-type="float">
            <text:p>778.9051</text:p>
          </table:table-cell>
          <table:table-cell office:value-type="float" office:value="1088.568" calcext:value-type="float">
            <text:p>1088.568</text:p>
          </table:table-cell>
          <table:table-cell office:value-type="float" office:value="419.73" calcext:value-type="float">
            <text:p>419.73</text:p>
          </table:table-cell>
          <table:table-cell office:value-type="float" office:value="1868.857" calcext:value-type="float">
            <text:p>1868.857</text:p>
          </table:table-cell>
          <table:table-cell office:value-type="float" office:value="2101.034" calcext:value-type="float">
            <text:p>2101.034</text:p>
          </table:table-cell>
          <table:table-cell office:value-type="float" office:value="1677.356" calcext:value-type="float">
            <text:p>1677.356</text:p>
          </table:table-cell>
          <table:table-cell office:value-type="float" office:value="586.306" calcext:value-type="float">
            <text:p>586.306</text:p>
          </table:table-cell>
          <table:table-cell office:value-type="float" office:value="579.072" calcext:value-type="float">
            <text:p>579.072</text:p>
          </table:table-cell>
          <table:table-cell office:value-type="float" office:value="142.8383" calcext:value-type="float">
            <text:p>142.8383</text:p>
          </table:table-cell>
          <table:table-cell office:value-type="float" office:value="35.70553" calcext:value-type="float">
            <text:p>35.70553</text:p>
          </table:table-cell>
          <table:table-cell office:value-type="float" office:value="0" calcext:value-type="float">
            <text:p>0</text:p>
          </table:table-cell>
          <table:table-cell office:value-type="float" office:value="-0.0109547" calcext:value-type="float">
            <text:p>-0.01095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2.9844" calcext:value-type="float">
            <text:p>-152.9844</text:p>
          </table:table-cell>
          <table:table-cell office:value-type="float" office:value="0" calcext:value-type="float">
            <text:p>0</text:p>
          </table:table-cell>
          <table:table-cell office:value-type="float" office:value="8.516898" calcext:value-type="float">
            <text:p>8.516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424.1853" calcext:value-type="float">
            <text:p>424.1853</text:p>
          </table:table-cell>
          <table:table-cell office:value-type="float" office:value="13229.97" calcext:value-type="float">
            <text:p>1322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.0335" calcext:value-type="float">
            <text:p>-161.0335</text:p>
          </table:table-cell>
          <table:table-cell office:value-type="float" office:value="399.633" calcext:value-type="float">
            <text:p>399.633</text:p>
          </table:table-cell>
          <table:table-cell office:value-type="float" office:value="0" calcext:value-type="float">
            <text:p>0</text:p>
          </table:table-cell>
          <table:table-cell office:value-type="float" office:value="139.9341" calcext:value-type="float">
            <text:p>139.9341</text:p>
          </table:table-cell>
          <table:table-cell office:value-type="float" office:value="7.441813" calcext:value-type="float">
            <text:p>7.441813</text:p>
          </table:table-cell>
          <table:table-cell office:value-type="float" office:value="0.0466219" calcext:value-type="float">
            <text:p>0.0466219</text:p>
          </table:table-cell>
          <table:table-cell office:value-type="float" office:value="0" calcext:value-type="float">
            <text:p>0</text:p>
          </table:table-cell>
          <table:table-cell office:value-type="float" office:value="0.0002352831" calcext:value-type="float">
            <text:p>0.0002352831</text:p>
          </table:table-cell>
          <table:table-cell office:value-type="float" office:value="0" calcext:value-type="float">
            <text:p>0</text:p>
          </table:table-cell>
          <table:table-cell office:value-type="float" office:value="-0.0001010301" calcext:value-type="float">
            <text:p>-0.0001010301</text:p>
          </table:table-cell>
          <table:table-cell office:value-type="float" office:value="370" calcext:value-type="float">
            <text:p>370</text:p>
          </table:table-cell>
          <table:table-cell office:value-type="float" office:value="-160.987" calcext:value-type="float">
            <text:p>-160.987</text:p>
          </table:table-cell>
          <table:table-cell office:value-type="float" office:value="0" calcext:value-type="float">
            <text:p>0</text:p>
          </table:table-cell>
          <table:table-cell office:value-type="float" office:value="325.3974" calcext:value-type="float">
            <text:p>325.3974</text:p>
          </table:table-cell>
          <table:table-cell office:value-type="float" office:value="1244.583" calcext:value-type="float">
            <text:p>1244.583</text:p>
          </table:table-cell>
          <table:table-cell office:value-type="float" office:value="1503.508" calcext:value-type="float">
            <text:p>1503.508</text:p>
          </table:table-cell>
          <table:table-cell office:value-type="float" office:value="1295.193" calcext:value-type="float">
            <text:p>1295.193</text:p>
          </table:table-cell>
          <table:table-cell office:value-type="float" office:value="778.8041" calcext:value-type="float">
            <text:p>778.8041</text:p>
          </table:table-cell>
          <table:table-cell office:value-type="float" office:value="1088.491" calcext:value-type="float">
            <text:p>1088.491</text:p>
          </table:table-cell>
          <table:table-cell office:value-type="float" office:value="419.689" calcext:value-type="float">
            <text:p>419.689</text:p>
          </table:table-cell>
          <table:table-cell office:value-type="float" office:value="1868.789" calcext:value-type="float">
            <text:p>1868.789</text:p>
          </table:table-cell>
          <table:table-cell office:value-type="float" office:value="2101" calcext:value-type="float">
            <text:p>2101</text:p>
          </table:table-cell>
          <table:table-cell office:value-type="float" office:value="1677.34" calcext:value-type="float">
            <text:p>1677.34</text:p>
          </table:table-cell>
          <table:table-cell office:value-type="float" office:value="586.3047" calcext:value-type="float">
            <text:p>586.3047</text:p>
          </table:table-cell>
          <table:table-cell office:value-type="float" office:value="579.0706" calcext:value-type="float">
            <text:p>579.0706</text:p>
          </table:table-cell>
          <table:table-cell office:value-type="float" office:value="142.839" calcext:value-type="float">
            <text:p>142.839</text:p>
          </table:table-cell>
          <table:table-cell office:value-type="float" office:value="35.70553" calcext:value-type="float">
            <text:p>35.70553</text:p>
          </table:table-cell>
          <table:table-cell office:value-type="float" office:value="0" calcext:value-type="float">
            <text:p>0</text:p>
          </table:table-cell>
          <table:table-cell office:value-type="float" office:value="-0.01111988" calcext:value-type="float">
            <text:p>-0.011119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4.8103" calcext:value-type="float">
            <text:p>-154.8103</text:p>
          </table:table-cell>
          <table:table-cell office:value-type="float" office:value="0" calcext:value-type="float">
            <text:p>0</text:p>
          </table:table-cell>
          <table:table-cell office:value-type="float" office:value="7.974122" calcext:value-type="float">
            <text:p>7.974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422.0268" calcext:value-type="float">
            <text:p>422.0268</text:p>
          </table:table-cell>
          <table:table-cell office:value-type="float" office:value="13230.1" calcext:value-type="float">
            <text:p>1323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.6089" calcext:value-type="float">
            <text:p>-163.6089</text:p>
          </table:table-cell>
          <table:table-cell office:value-type="float" office:value="413.7856" calcext:value-type="float">
            <text:p>413.7856</text:p>
          </table:table-cell>
          <table:table-cell office:value-type="float" office:value="0" calcext:value-type="float">
            <text:p>0</text:p>
          </table:table-cell>
          <table:table-cell office:value-type="float" office:value="139.8068" calcext:value-type="float">
            <text:p>139.8068</text:p>
          </table:table-cell>
          <table:table-cell office:value-type="float" office:value="7.249876" calcext:value-type="float">
            <text:p>7.249876</text:p>
          </table:table-cell>
          <table:table-cell office:value-type="float" office:value="0.04677511" calcext:value-type="float">
            <text:p>0.04677511</text:p>
          </table:table-cell>
          <table:table-cell office:value-type="float" office:value="0" calcext:value-type="float">
            <text:p>0</text:p>
          </table:table-cell>
          <table:table-cell office:value-type="float" office:value="0.02880782" calcext:value-type="float">
            <text:p>0.02880782</text:p>
          </table:table-cell>
          <table:table-cell office:value-type="float" office:value="0" calcext:value-type="float">
            <text:p>0</text:p>
          </table:table-cell>
          <table:table-cell office:value-type="float" office:value="0.1549916" calcext:value-type="float">
            <text:p>0.1549916</text:p>
          </table:table-cell>
          <table:table-cell office:value-type="float" office:value="370" calcext:value-type="float">
            <text:p>370</text:p>
          </table:table-cell>
          <table:table-cell office:value-type="float" office:value="-163.746" calcext:value-type="float">
            <text:p>-163.746</text:p>
          </table:table-cell>
          <table:table-cell office:value-type="float" office:value="0" calcext:value-type="float">
            <text:p>0</text:p>
          </table:table-cell>
          <table:table-cell office:value-type="float" office:value="325.3663" calcext:value-type="float">
            <text:p>325.3663</text:p>
          </table:table-cell>
          <table:table-cell office:value-type="float" office:value="1243.911" calcext:value-type="float">
            <text:p>1243.911</text:p>
          </table:table-cell>
          <table:table-cell office:value-type="float" office:value="1502.813" calcext:value-type="float">
            <text:p>1502.813</text:p>
          </table:table-cell>
          <table:table-cell office:value-type="float" office:value="1295.068" calcext:value-type="float">
            <text:p>1295.068</text:p>
          </table:table-cell>
          <table:table-cell office:value-type="float" office:value="778.7128" calcext:value-type="float">
            <text:p>778.7128</text:p>
          </table:table-cell>
          <table:table-cell office:value-type="float" office:value="1088.422" calcext:value-type="float">
            <text:p>1088.422</text:p>
          </table:table-cell>
          <table:table-cell office:value-type="float" office:value="419.6539" calcext:value-type="float">
            <text:p>419.6539</text:p>
          </table:table-cell>
          <table:table-cell office:value-type="float" office:value="1868.723" calcext:value-type="float">
            <text:p>1868.723</text:p>
          </table:table-cell>
          <table:table-cell office:value-type="float" office:value="2100.966" calcext:value-type="float">
            <text:p>2100.966</text:p>
          </table:table-cell>
          <table:table-cell office:value-type="float" office:value="1677.323" calcext:value-type="float">
            <text:p>1677.323</text:p>
          </table:table-cell>
          <table:table-cell office:value-type="float" office:value="586.3029" calcext:value-type="float">
            <text:p>586.3029</text:p>
          </table:table-cell>
          <table:table-cell office:value-type="float" office:value="579.0687" calcext:value-type="float">
            <text:p>579.0687</text:p>
          </table:table-cell>
          <table:table-cell office:value-type="float" office:value="142.8399" calcext:value-type="float">
            <text:p>142.8399</text:p>
          </table:table-cell>
          <table:table-cell office:value-type="float" office:value="35.70552" calcext:value-type="float">
            <text:p>35.70552</text:p>
          </table:table-cell>
          <table:table-cell office:value-type="float" office:value="0" calcext:value-type="float">
            <text:p>0</text:p>
          </table:table-cell>
          <table:table-cell office:value-type="float" office:value="-0.01116401" calcext:value-type="float">
            <text:p>-0.011164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6.7483" calcext:value-type="float">
            <text:p>-156.7483</text:p>
          </table:table-cell>
          <table:table-cell office:value-type="float" office:value="0" calcext:value-type="float">
            <text:p>0</text:p>
          </table:table-cell>
          <table:table-cell office:value-type="float" office:value="7.18068" calcext:value-type="float">
            <text:p>7.1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419.5724" calcext:value-type="float">
            <text:p>419.5724</text:p>
          </table:table-cell>
          <table:table-cell office:value-type="float" office:value="13230.28" calcext:value-type="float">
            <text:p>1323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.9183" calcext:value-type="float">
            <text:p>-165.9183</text:p>
          </table:table-cell>
          <table:table-cell office:value-type="float" office:value="425.3871" calcext:value-type="float">
            <text:p>425.3871</text:p>
          </table:table-cell>
          <table:table-cell office:value-type="float" office:value="0" calcext:value-type="float">
            <text:p>0</text:p>
          </table:table-cell>
          <table:table-cell office:value-type="float" office:value="139.2613" calcext:value-type="float">
            <text:p>139.2613</text:p>
          </table:table-cell>
          <table:table-cell office:value-type="float" office:value="7.103953" calcext:value-type="float">
            <text:p>7.103953</text:p>
          </table:table-cell>
          <table:table-cell office:value-type="float" office:value="0.04704852" calcext:value-type="float">
            <text:p>0.04704852</text:p>
          </table:table-cell>
          <table:table-cell office:value-type="float" office:value="0" calcext:value-type="float">
            <text:p>0</text:p>
          </table:table-cell>
          <table:table-cell office:value-type="float" office:value="0.03400886" calcext:value-type="float">
            <text:p>0.03400886</text:p>
          </table:table-cell>
          <table:table-cell office:value-type="float" office:value="0" calcext:value-type="float">
            <text:p>0</text:p>
          </table:table-cell>
          <table:table-cell office:value-type="float" office:value="0.2370287" calcext:value-type="float">
            <text:p>0.2370287</text:p>
          </table:table-cell>
          <table:table-cell office:value-type="float" office:value="370" calcext:value-type="float">
            <text:p>370</text:p>
          </table:table-cell>
          <table:table-cell office:value-type="float" office:value="-166.1423" calcext:value-type="float">
            <text:p>-166.1423</text:p>
          </table:table-cell>
          <table:table-cell office:value-type="float" office:value="0" calcext:value-type="float">
            <text:p>0</text:p>
          </table:table-cell>
          <table:table-cell office:value-type="float" office:value="325.3797" calcext:value-type="float">
            <text:p>325.3797</text:p>
          </table:table-cell>
          <table:table-cell office:value-type="float" office:value="1243.064" calcext:value-type="float">
            <text:p>1243.064</text:p>
          </table:table-cell>
          <table:table-cell office:value-type="float" office:value="1501.989" calcext:value-type="float">
            <text:p>1501.989</text:p>
          </table:table-cell>
          <table:table-cell office:value-type="float" office:value="1294.924" calcext:value-type="float">
            <text:p>1294.924</text:p>
          </table:table-cell>
          <table:table-cell office:value-type="float" office:value="778.611" calcext:value-type="float">
            <text:p>778.611</text:p>
          </table:table-cell>
          <table:table-cell office:value-type="float" office:value="1088.35" calcext:value-type="float">
            <text:p>1088.35</text:p>
          </table:table-cell>
          <table:table-cell office:value-type="float" office:value="419.6179" calcext:value-type="float">
            <text:p>419.6179</text:p>
          </table:table-cell>
          <table:table-cell office:value-type="float" office:value="1868.659" calcext:value-type="float">
            <text:p>1868.659</text:p>
          </table:table-cell>
          <table:table-cell office:value-type="float" office:value="2100.932" calcext:value-type="float">
            <text:p>2100.932</text:p>
          </table:table-cell>
          <table:table-cell office:value-type="float" office:value="1677.306" calcext:value-type="float">
            <text:p>1677.306</text:p>
          </table:table-cell>
          <table:table-cell office:value-type="float" office:value="586.3011" calcext:value-type="float">
            <text:p>586.3011</text:p>
          </table:table-cell>
          <table:table-cell office:value-type="float" office:value="579.0663" calcext:value-type="float">
            <text:p>579.0663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52" calcext:value-type="float">
            <text:p>35.70552</text:p>
          </table:table-cell>
          <table:table-cell office:value-type="float" office:value="0" calcext:value-type="float">
            <text:p>0</text:p>
          </table:table-cell>
          <table:table-cell office:value-type="float" office:value="-0.01121299" calcext:value-type="float">
            <text:p>-0.011212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8.9557" calcext:value-type="float">
            <text:p>-158.9557</text:p>
          </table:table-cell>
          <table:table-cell office:value-type="float" office:value="0" calcext:value-type="float">
            <text:p>0</text:p>
          </table:table-cell>
          <table:table-cell office:value-type="float" office:value="6.996563" calcext:value-type="float">
            <text:p>6.996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416.2243" calcext:value-type="float">
            <text:p>416.2243</text:p>
          </table:table-cell>
          <table:table-cell office:value-type="float" office:value="13230.52" calcext:value-type="float">
            <text:p>1323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8484" calcext:value-type="float">
            <text:p>-168.8484</text:p>
          </table:table-cell>
          <table:table-cell office:value-type="float" office:value="436.6231" calcext:value-type="float">
            <text:p>436.6231</text:p>
          </table:table-cell>
          <table:table-cell office:value-type="float" office:value="0" calcext:value-type="float">
            <text:p>0</text:p>
          </table:table-cell>
          <table:table-cell office:value-type="float" office:value="138.2625" calcext:value-type="float">
            <text:p>138.2625</text:p>
          </table:table-cell>
          <table:table-cell office:value-type="float" office:value="6.973219" calcext:value-type="float">
            <text:p>6.973219</text:p>
          </table:table-cell>
          <table:table-cell office:value-type="float" office:value="0.04723554" calcext:value-type="float">
            <text:p>0.04723554</text:p>
          </table:table-cell>
          <table:table-cell office:value-type="float" office:value="0" calcext:value-type="float">
            <text:p>0</text:p>
          </table:table-cell>
          <table:table-cell office:value-type="float" office:value="0.03582302" calcext:value-type="float">
            <text:p>0.03582302</text:p>
          </table:table-cell>
          <table:table-cell office:value-type="float" office:value="0" calcext:value-type="float">
            <text:p>0</text:p>
          </table:table-cell>
          <table:table-cell office:value-type="float" office:value="0.2934965" calcext:value-type="float">
            <text:p>0.2934965</text:p>
          </table:table-cell>
          <table:table-cell office:value-type="float" office:value="370" calcext:value-type="float">
            <text:p>370</text:p>
          </table:table-cell>
          <table:table-cell office:value-type="float" office:value="-169.1305" calcext:value-type="float">
            <text:p>-169.1305</text:p>
          </table:table-cell>
          <table:table-cell office:value-type="float" office:value="0" calcext:value-type="float">
            <text:p>0</text:p>
          </table:table-cell>
          <table:table-cell office:value-type="float" office:value="325.4072" calcext:value-type="float">
            <text:p>325.4072</text:p>
          </table:table-cell>
          <table:table-cell office:value-type="float" office:value="1241.83" calcext:value-type="float">
            <text:p>1241.83</text:p>
          </table:table-cell>
          <table:table-cell office:value-type="float" office:value="1500.801" calcext:value-type="float">
            <text:p>1500.801</text:p>
          </table:table-cell>
          <table:table-cell office:value-type="float" office:value="1294.726" calcext:value-type="float">
            <text:p>1294.726</text:p>
          </table:table-cell>
          <table:table-cell office:value-type="float" office:value="778.4773" calcext:value-type="float">
            <text:p>778.4773</text:p>
          </table:table-cell>
          <table:table-cell office:value-type="float" office:value="1088.264" calcext:value-type="float">
            <text:p>1088.264</text:p>
          </table:table-cell>
          <table:table-cell office:value-type="float" office:value="419.576" calcext:value-type="float">
            <text:p>419.576</text:p>
          </table:table-cell>
          <table:table-cell office:value-type="float" office:value="1868.593" calcext:value-type="float">
            <text:p>1868.593</text:p>
          </table:table-cell>
          <table:table-cell office:value-type="float" office:value="2100.898" calcext:value-type="float">
            <text:p>2100.898</text:p>
          </table:table-cell>
          <table:table-cell office:value-type="float" office:value="1677.289" calcext:value-type="float">
            <text:p>1677.289</text:p>
          </table:table-cell>
          <table:table-cell office:value-type="float" office:value="586.2996" calcext:value-type="float">
            <text:p>586.2996</text:p>
          </table:table-cell>
          <table:table-cell office:value-type="float" office:value="579.0641" calcext:value-type="float">
            <text:p>579.0641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51" calcext:value-type="float">
            <text:p>35.70551</text:p>
          </table:table-cell>
          <table:table-cell office:value-type="float" office:value="0" calcext:value-type="float">
            <text:p>0</text:p>
          </table:table-cell>
          <table:table-cell office:value-type="float" office:value="-0.01149174" calcext:value-type="float">
            <text:p>-0.01149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1.9937" calcext:value-type="float">
            <text:p>-161.9937</text:p>
          </table:table-cell>
          <table:table-cell office:value-type="float" office:value="0" calcext:value-type="float">
            <text:p>0</text:p>
          </table:table-cell>
          <table:table-cell office:value-type="float" office:value="7.04827" calcext:value-type="float">
            <text:p>7.04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412.8722" calcext:value-type="float">
            <text:p>412.8722</text:p>
          </table:table-cell>
          <table:table-cell office:value-type="float" office:value="13230.73" calcext:value-type="float">
            <text:p>13230.73</text:p>
          </table:table-cell>
          <table:table-cell office:value-type="float" office:value="0" calcext:value-type="float">
            <text:p>0</text:p>
          </table:table-cell>
          <table:table-cell office:value-type="float" office:value="0.0003551755" calcext:value-type="float">
            <text:p>0.0003551755</text:p>
          </table:table-cell>
          <table:table-cell office:value-type="float" office:value="-171.8481" calcext:value-type="float">
            <text:p>-171.8481</text:p>
          </table:table-cell>
          <table:table-cell office:value-type="float" office:value="447.6859" calcext:value-type="float">
            <text:p>447.6859</text:p>
          </table:table-cell>
          <table:table-cell office:value-type="float" office:value="-0.001115087" calcext:value-type="float">
            <text:p>-0.001115087</text:p>
          </table:table-cell>
          <table:table-cell office:value-type="float" office:value="137.5838" calcext:value-type="float">
            <text:p>137.5838</text:p>
          </table:table-cell>
          <table:table-cell office:value-type="float" office:value="6.843622" calcext:value-type="float">
            <text:p>6.843622</text:p>
          </table:table-cell>
          <table:table-cell office:value-type="float" office:value="0.04744708" calcext:value-type="float">
            <text:p>0.04744708</text:p>
          </table:table-cell>
          <table:table-cell office:value-type="float" office:value="0" calcext:value-type="float">
            <text:p>0</text:p>
          </table:table-cell>
          <table:table-cell office:value-type="float" office:value="0.03685229" calcext:value-type="float">
            <text:p>0.03685229</text:p>
          </table:table-cell>
          <table:table-cell office:value-type="float" office:value="0" calcext:value-type="float">
            <text:p>0</text:p>
          </table:table-cell>
          <table:table-cell office:value-type="float" office:value="0.3346031" calcext:value-type="float">
            <text:p>0.3346031</text:p>
          </table:table-cell>
          <table:table-cell office:value-type="float" office:value="370" calcext:value-type="float">
            <text:p>370</text:p>
          </table:table-cell>
          <table:table-cell office:value-type="float" office:value="-172.1781" calcext:value-type="float">
            <text:p>-172.1781</text:p>
          </table:table-cell>
          <table:table-cell office:value-type="float" office:value="0" calcext:value-type="float">
            <text:p>0</text:p>
          </table:table-cell>
          <table:table-cell office:value-type="float" office:value="325.4895" calcext:value-type="float">
            <text:p>325.4895</text:p>
          </table:table-cell>
          <table:table-cell office:value-type="float" office:value="1240.584" calcext:value-type="float">
            <text:p>1240.584</text:p>
          </table:table-cell>
          <table:table-cell office:value-type="float" office:value="1499.578" calcext:value-type="float">
            <text:p>1499.578</text:p>
          </table:table-cell>
          <table:table-cell office:value-type="float" office:value="1294.512" calcext:value-type="float">
            <text:p>1294.512</text:p>
          </table:table-cell>
          <table:table-cell office:value-type="float" office:value="778.3353" calcext:value-type="float">
            <text:p>778.3353</text:p>
          </table:table-cell>
          <table:table-cell office:value-type="float" office:value="1088.167" calcext:value-type="float">
            <text:p>1088.167</text:p>
          </table:table-cell>
          <table:table-cell office:value-type="float" office:value="419.5305" calcext:value-type="float">
            <text:p>419.5305</text:p>
          </table:table-cell>
          <table:table-cell office:value-type="float" office:value="1868.523" calcext:value-type="float">
            <text:p>1868.523</text:p>
          </table:table-cell>
          <table:table-cell office:value-type="float" office:value="2100.864" calcext:value-type="float">
            <text:p>2100.864</text:p>
          </table:table-cell>
          <table:table-cell office:value-type="float" office:value="1677.272" calcext:value-type="float">
            <text:p>1677.272</text:p>
          </table:table-cell>
          <table:table-cell office:value-type="float" office:value="586.298" calcext:value-type="float">
            <text:p>586.298</text:p>
          </table:table-cell>
          <table:table-cell office:value-type="float" office:value="579.0619" calcext:value-type="float">
            <text:p>579.0619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51" calcext:value-type="float">
            <text:p>35.70551</text:p>
          </table:table-cell>
          <table:table-cell office:value-type="float" office:value="0" calcext:value-type="float">
            <text:p>0</text:p>
          </table:table-cell>
          <table:table-cell office:value-type="float" office:value="-0.01176309" calcext:value-type="float">
            <text:p>-0.01176309</text:p>
          </table:table-cell>
          <table:table-cell office:value-type="float" office:value="0" calcext:value-type="float">
            <text:p>0</text:p>
          </table:table-cell>
          <table:table-cell office:value-type="float" office:value="0.006424469" calcext:value-type="float">
            <text:p>0.006424469</text:p>
          </table:table-cell>
          <table:table-cell office:value-type="float" office:value="0.003806401" calcext:value-type="float">
            <text:p>0.003806401</text:p>
          </table:table-cell>
          <table:table-cell office:value-type="float" office:value="-0.01101097" calcext:value-type="float">
            <text:p>-0.01101097</text:p>
          </table:table-cell>
          <table:table-cell office:value-type="float" office:value="-0.007204574" calcext:value-type="float">
            <text:p>-0.007204574</text:p>
          </table:table-cell>
          <table:table-cell office:value-type="float" office:value="-165.0672" calcext:value-type="float">
            <text:p>-165.0672</text:p>
          </table:table-cell>
          <table:table-cell office:value-type="float" office:value="0" calcext:value-type="float">
            <text:p>0</text:p>
          </table:table-cell>
          <table:table-cell office:value-type="float" office:value="7.08204" calcext:value-type="float">
            <text:p>7.0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410.3058" calcext:value-type="float">
            <text:p>410.3058</text:p>
          </table:table-cell>
          <table:table-cell office:value-type="float" office:value="13230.83" calcext:value-type="float">
            <text:p>13230.83</text:p>
          </table:table-cell>
          <table:table-cell office:value-type="float" office:value="0" calcext:value-type="float">
            <text:p>0</text:p>
          </table:table-cell>
          <table:table-cell office:value-type="float" office:value="0.0007199809" calcext:value-type="float">
            <text:p>0.0007199809</text:p>
          </table:table-cell>
          <table:table-cell office:value-type="float" office:value="-174.2518" calcext:value-type="float">
            <text:p>-174.2518</text:p>
          </table:table-cell>
          <table:table-cell office:value-type="float" office:value="456.5305" calcext:value-type="float">
            <text:p>456.5305</text:p>
          </table:table-cell>
          <table:table-cell office:value-type="float" office:value="-0.003889979" calcext:value-type="float">
            <text:p>-0.003889979</text:p>
          </table:table-cell>
          <table:table-cell office:value-type="float" office:value="137.1549" calcext:value-type="float">
            <text:p>137.1549</text:p>
          </table:table-cell>
          <table:table-cell office:value-type="float" office:value="6.740548" calcext:value-type="float">
            <text:p>6.740548</text:p>
          </table:table-cell>
          <table:table-cell office:value-type="float" office:value="0.04775525" calcext:value-type="float">
            <text:p>0.04775525</text:p>
          </table:table-cell>
          <table:table-cell office:value-type="float" office:value="0" calcext:value-type="float">
            <text:p>0</text:p>
          </table:table-cell>
          <table:table-cell office:value-type="float" office:value="0.03749158" calcext:value-type="float">
            <text:p>0.03749158</text:p>
          </table:table-cell>
          <table:table-cell office:value-type="float" office:value="0" calcext:value-type="float">
            <text:p>0</text:p>
          </table:table-cell>
          <table:table-cell office:value-type="float" office:value="0.3649149" calcext:value-type="float">
            <text:p>0.3649149</text:p>
          </table:table-cell>
          <table:table-cell office:value-type="float" office:value="370" calcext:value-type="float">
            <text:p>370</text:p>
          </table:table-cell>
          <table:table-cell office:value-type="float" office:value="-174.6152" calcext:value-type="float">
            <text:p>-174.6152</text:p>
          </table:table-cell>
          <table:table-cell office:value-type="float" office:value="0" calcext:value-type="float">
            <text:p>0</text:p>
          </table:table-cell>
          <table:table-cell office:value-type="float" office:value="325.6194" calcext:value-type="float">
            <text:p>325.6194</text:p>
          </table:table-cell>
          <table:table-cell office:value-type="float" office:value="1239.686" calcext:value-type="float">
            <text:p>1239.686</text:p>
          </table:table-cell>
          <table:table-cell office:value-type="float" office:value="1498.596" calcext:value-type="float">
            <text:p>1498.596</text:p>
          </table:table-cell>
          <table:table-cell office:value-type="float" office:value="1294.321" calcext:value-type="float">
            <text:p>1294.321</text:p>
          </table:table-cell>
          <table:table-cell office:value-type="float" office:value="778.1975" calcext:value-type="float">
            <text:p>778.1975</text:p>
          </table:table-cell>
          <table:table-cell office:value-type="float" office:value="1088.068" calcext:value-type="float">
            <text:p>1088.068</text:p>
          </table:table-cell>
          <table:table-cell office:value-type="float" office:value="419.4833" calcext:value-type="float">
            <text:p>419.4833</text:p>
          </table:table-cell>
          <table:table-cell office:value-type="float" office:value="1868.45" calcext:value-type="float">
            <text:p>1868.45</text:p>
          </table:table-cell>
          <table:table-cell office:value-type="float" office:value="2100.818" calcext:value-type="float">
            <text:p>2100.818</text:p>
          </table:table-cell>
          <table:table-cell office:value-type="float" office:value="1677.255" calcext:value-type="float">
            <text:p>1677.255</text:p>
          </table:table-cell>
          <table:table-cell office:value-type="float" office:value="586.2966" calcext:value-type="float">
            <text:p>586.2966</text:p>
          </table:table-cell>
          <table:table-cell office:value-type="float" office:value="579.0596" calcext:value-type="float">
            <text:p>579.0596</text:p>
          </table:table-cell>
          <table:table-cell office:value-type="float" office:value="142.8408" calcext:value-type="float">
            <text:p>142.8408</text:p>
          </table:table-cell>
          <table:table-cell office:value-type="float" office:value="35.7055" calcext:value-type="float">
            <text:p>35.7055</text:p>
          </table:table-cell>
          <table:table-cell office:value-type="float" office:value="0" calcext:value-type="float">
            <text:p>0</text:p>
          </table:table-cell>
          <table:table-cell office:value-type="float" office:value="-0.01180284" calcext:value-type="float">
            <text:p>-0.01180284</text:p>
          </table:table-cell>
          <table:table-cell office:value-type="float" office:value="0" calcext:value-type="float">
            <text:p>0</text:p>
          </table:table-cell>
          <table:table-cell office:value-type="float" office:value="0.01190789" calcext:value-type="float">
            <text:p>0.01190789</text:p>
          </table:table-cell>
          <table:table-cell office:value-type="float" office:value="0.01758736" calcext:value-type="float">
            <text:p>0.01758736</text:p>
          </table:table-cell>
          <table:table-cell office:value-type="float" office:value="-0.03030663" calcext:value-type="float">
            <text:p>-0.03030663</text:p>
          </table:table-cell>
          <table:table-cell office:value-type="float" office:value="-0.01271927" calcext:value-type="float">
            <text:p>-0.01271927</text:p>
          </table:table-cell>
          <table:table-cell office:value-type="float" office:value="-167.4642" calcext:value-type="float">
            <text:p>-167.4642</text:p>
          </table:table-cell>
          <table:table-cell office:value-type="float" office:value="0" calcext:value-type="float">
            <text:p>0</text:p>
          </table:table-cell>
          <table:table-cell office:value-type="float" office:value="7.047596" calcext:value-type="float">
            <text:p>7.04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407.3239" calcext:value-type="float">
            <text:p>407.3239</text:p>
          </table:table-cell>
          <table:table-cell office:value-type="float" office:value="13230.97" calcext:value-type="float">
            <text:p>13230.97</text:p>
          </table:table-cell>
          <table:table-cell office:value-type="float" office:value="0" calcext:value-type="float">
            <text:p>0</text:p>
          </table:table-cell>
          <table:table-cell office:value-type="float" office:value="0.001083758" calcext:value-type="float">
            <text:p>0.001083758</text:p>
          </table:table-cell>
          <table:table-cell office:value-type="float" office:value="-176.9317" calcext:value-type="float">
            <text:p>-176.9317</text:p>
          </table:table-cell>
          <table:table-cell office:value-type="float" office:value="465.4678" calcext:value-type="float">
            <text:p>465.4678</text:p>
          </table:table-cell>
          <table:table-cell office:value-type="float" office:value="-0.007182905" calcext:value-type="float">
            <text:p>-0.007182905</text:p>
          </table:table-cell>
          <table:table-cell office:value-type="float" office:value="136.6103" calcext:value-type="float">
            <text:p>136.6103</text:p>
          </table:table-cell>
          <table:table-cell office:value-type="float" office:value="6.617702" calcext:value-type="float">
            <text:p>6.617702</text:p>
          </table:table-cell>
          <table:table-cell office:value-type="float" office:value="0.0479692" calcext:value-type="float">
            <text:p>0.0479692</text:p>
          </table:table-cell>
          <table:table-cell office:value-type="float" office:value="0" calcext:value-type="float">
            <text:p>0</text:p>
          </table:table-cell>
          <table:table-cell office:value-type="float" office:value="0.03790491" calcext:value-type="float">
            <text:p>0.03790491</text:p>
          </table:table-cell>
          <table:table-cell office:value-type="float" office:value="0" calcext:value-type="float">
            <text:p>0</text:p>
          </table:table-cell>
          <table:table-cell office:value-type="float" office:value="0.3878429" calcext:value-type="float">
            <text:p>0.3878429</text:p>
          </table:table-cell>
          <table:table-cell office:value-type="float" office:value="370" calcext:value-type="float">
            <text:p>370</text:p>
          </table:table-cell>
          <table:table-cell office:value-type="float" office:value="-177.3109" calcext:value-type="float">
            <text:p>-177.3109</text:p>
          </table:table-cell>
          <table:table-cell office:value-type="float" office:value="0" calcext:value-type="float">
            <text:p>0</text:p>
          </table:table-cell>
          <table:table-cell office:value-type="float" office:value="325.7512" calcext:value-type="float">
            <text:p>325.7512</text:p>
          </table:table-cell>
          <table:table-cell office:value-type="float" office:value="1238.566" calcext:value-type="float">
            <text:p>1238.566</text:p>
          </table:table-cell>
          <table:table-cell office:value-type="float" office:value="1497.488" calcext:value-type="float">
            <text:p>1497.488</text:p>
          </table:table-cell>
          <table:table-cell office:value-type="float" office:value="1294.123" calcext:value-type="float">
            <text:p>1294.123</text:p>
          </table:table-cell>
          <table:table-cell office:value-type="float" office:value="778.0582" calcext:value-type="float">
            <text:p>778.0582</text:p>
          </table:table-cell>
          <table:table-cell office:value-type="float" office:value="1087.972" calcext:value-type="float">
            <text:p>1087.972</text:p>
          </table:table-cell>
          <table:table-cell office:value-type="float" office:value="419.4372" calcext:value-type="float">
            <text:p>419.4372</text:p>
          </table:table-cell>
          <table:table-cell office:value-type="float" office:value="1868.377" calcext:value-type="float">
            <text:p>1868.377</text:p>
          </table:table-cell>
          <table:table-cell office:value-type="float" office:value="2100.772" calcext:value-type="float">
            <text:p>2100.772</text:p>
          </table:table-cell>
          <table:table-cell office:value-type="float" office:value="1677.238" calcext:value-type="float">
            <text:p>1677.238</text:p>
          </table:table-cell>
          <table:table-cell office:value-type="float" office:value="586.2952" calcext:value-type="float">
            <text:p>586.2952</text:p>
          </table:table-cell>
          <table:table-cell office:value-type="float" office:value="579.0574" calcext:value-type="float">
            <text:p>579.0574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49" calcext:value-type="float">
            <text:p>35.70549</text:p>
          </table:table-cell>
          <table:table-cell office:value-type="float" office:value="0" calcext:value-type="float">
            <text:p>0</text:p>
          </table:table-cell>
          <table:table-cell office:value-type="float" office:value="-0.01199391" calcext:value-type="float">
            <text:p>-0.01199391</text:p>
          </table:table-cell>
          <table:table-cell office:value-type="float" office:value="0" calcext:value-type="float">
            <text:p>0</text:p>
          </table:table-cell>
          <table:table-cell office:value-type="float" office:value="0.01837548" calcext:value-type="float">
            <text:p>0.01837548</text:p>
          </table:table-cell>
          <table:table-cell office:value-type="float" office:value="0.05155401" calcext:value-type="float">
            <text:p>0.05155401</text:p>
          </table:table-cell>
          <table:table-cell office:value-type="float" office:value="-0.0601394" calcext:value-type="float">
            <text:p>-0.0601394</text:p>
          </table:table-cell>
          <table:table-cell office:value-type="float" office:value="-0.008585397" calcext:value-type="float">
            <text:p>-0.008585397</text:p>
          </table:table-cell>
          <table:table-cell office:value-type="float" office:value="-170.2297" calcext:value-type="float">
            <text:p>-170.2297</text:p>
          </table:table-cell>
          <table:table-cell office:value-type="float" office:value="0" calcext:value-type="float">
            <text:p>0</text:p>
          </table:table-cell>
          <table:table-cell office:value-type="float" office:value="7.113754" calcext:value-type="float">
            <text:p>7.113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403.7144" calcext:value-type="float">
            <text:p>403.7144</text:p>
          </table:table-cell>
          <table:table-cell office:value-type="float" office:value="13231.13" calcext:value-type="float">
            <text:p>13231.13</text:p>
          </table:table-cell>
          <table:table-cell office:value-type="float" office:value="0" calcext:value-type="float">
            <text:p>0</text:p>
          </table:table-cell>
          <table:table-cell office:value-type="float" office:value="0.001451971" calcext:value-type="float">
            <text:p>0.001451971</text:p>
          </table:table-cell>
          <table:table-cell office:value-type="float" office:value="-180.1911" calcext:value-type="float">
            <text:p>-180.1911</text:p>
          </table:table-cell>
          <table:table-cell office:value-type="float" office:value="474.4377" calcext:value-type="float">
            <text:p>474.4377</text:p>
          </table:table-cell>
          <table:table-cell office:value-type="float" office:value="-0.0119094" calcext:value-type="float">
            <text:p>-0.0119094</text:p>
          </table:table-cell>
          <table:table-cell office:value-type="float" office:value="135.9484" calcext:value-type="float">
            <text:p>135.9484</text:p>
          </table:table-cell>
          <table:table-cell office:value-type="float" office:value="6.491761" calcext:value-type="float">
            <text:p>6.491761</text:p>
          </table:table-cell>
          <table:table-cell office:value-type="float" office:value="0.04807009" calcext:value-type="float">
            <text:p>0.04807009</text:p>
          </table:table-cell>
          <table:table-cell office:value-type="float" office:value="0" calcext:value-type="float">
            <text:p>0</text:p>
          </table:table-cell>
          <table:table-cell office:value-type="float" office:value="0.03818189" calcext:value-type="float">
            <text:p>0.03818189</text:p>
          </table:table-cell>
          <table:table-cell office:value-type="float" office:value="0" calcext:value-type="float">
            <text:p>0</text:p>
          </table:table-cell>
          <table:table-cell office:value-type="float" office:value="0.4057477" calcext:value-type="float">
            <text:p>0.4057477</text:p>
          </table:table-cell>
          <table:table-cell office:value-type="float" office:value="370" calcext:value-type="float">
            <text:p>370</text:p>
          </table:table-cell>
          <table:table-cell office:value-type="float" office:value="-180.5604" calcext:value-type="float">
            <text:p>-180.5604</text:p>
          </table:table-cell>
          <table:table-cell office:value-type="float" office:value="0" calcext:value-type="float">
            <text:p>0</text:p>
          </table:table-cell>
          <table:table-cell office:value-type="float" office:value="325.9073" calcext:value-type="float">
            <text:p>325.9073</text:p>
          </table:table-cell>
          <table:table-cell office:value-type="float" office:value="1237.168" calcext:value-type="float">
            <text:p>1237.168</text:p>
          </table:table-cell>
          <table:table-cell office:value-type="float" office:value="1496.108" calcext:value-type="float">
            <text:p>1496.108</text:p>
          </table:table-cell>
          <table:table-cell office:value-type="float" office:value="1293.879" calcext:value-type="float">
            <text:p>1293.879</text:p>
          </table:table-cell>
          <table:table-cell office:value-type="float" office:value="777.9006" calcext:value-type="float">
            <text:p>777.9006</text:p>
          </table:table-cell>
          <table:table-cell office:value-type="float" office:value="1087.864" calcext:value-type="float">
            <text:p>1087.864</text:p>
          </table:table-cell>
          <table:table-cell office:value-type="float" office:value="419.3877" calcext:value-type="float">
            <text:p>419.3877</text:p>
          </table:table-cell>
          <table:table-cell office:value-type="float" office:value="1868.303" calcext:value-type="float">
            <text:p>1868.303</text:p>
          </table:table-cell>
          <table:table-cell office:value-type="float" office:value="2100.725" calcext:value-type="float">
            <text:p>2100.725</text:p>
          </table:table-cell>
          <table:table-cell office:value-type="float" office:value="1677.221" calcext:value-type="float">
            <text:p>1677.221</text:p>
          </table:table-cell>
          <table:table-cell office:value-type="float" office:value="586.2937" calcext:value-type="float">
            <text:p>586.2937</text:p>
          </table:table-cell>
          <table:table-cell office:value-type="float" office:value="579.0551" calcext:value-type="float">
            <text:p>579.0551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49" calcext:value-type="float">
            <text:p>35.70549</text:p>
          </table:table-cell>
          <table:table-cell office:value-type="float" office:value="0" calcext:value-type="float">
            <text:p>0</text:p>
          </table:table-cell>
          <table:table-cell office:value-type="float" office:value="-0.01242117" calcext:value-type="float">
            <text:p>-0.01242117</text:p>
          </table:table-cell>
          <table:table-cell office:value-type="float" office:value="0" calcext:value-type="float">
            <text:p>0</text:p>
          </table:table-cell>
          <table:table-cell office:value-type="float" office:value="0.0262134" calcext:value-type="float">
            <text:p>0.0262134</text:p>
          </table:table-cell>
          <table:table-cell office:value-type="float" office:value="0.1204446" calcext:value-type="float">
            <text:p>0.1204446</text:p>
          </table:table-cell>
          <table:table-cell office:value-type="float" office:value="-0.1058111" calcext:value-type="float">
            <text:p>-0.1058111</text:p>
          </table:table-cell>
          <table:table-cell office:value-type="float" office:value="0.01463345" calcext:value-type="float">
            <text:p>0.01463345</text:p>
          </table:table-cell>
          <table:table-cell office:value-type="float" office:value="-173.6013" calcext:value-type="float">
            <text:p>-173.6013</text:p>
          </table:table-cell>
          <table:table-cell office:value-type="float" office:value="0" calcext:value-type="float">
            <text:p>0</text:p>
          </table:table-cell>
          <table:table-cell office:value-type="float" office:value="7.213461" calcext:value-type="float">
            <text:p>7.21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399.7234" calcext:value-type="float">
            <text:p>399.7234</text:p>
          </table:table-cell>
          <table:table-cell office:value-type="float" office:value="13231.27" calcext:value-type="float">
            <text:p>13231.27</text:p>
          </table:table-cell>
          <table:table-cell office:value-type="float" office:value="0" calcext:value-type="float">
            <text:p>0</text:p>
          </table:table-cell>
          <table:table-cell office:value-type="float" office:value="0.0018333" calcext:value-type="float">
            <text:p>0.0018333</text:p>
          </table:table-cell>
          <table:table-cell office:value-type="float" office:value="-183.8648" calcext:value-type="float">
            <text:p>-183.8648</text:p>
          </table:table-cell>
          <table:table-cell office:value-type="float" office:value="485.6397" calcext:value-type="float">
            <text:p>485.6397</text:p>
          </table:table-cell>
          <table:table-cell office:value-type="float" office:value="-0.01782657" calcext:value-type="float">
            <text:p>-0.01782657</text:p>
          </table:table-cell>
          <table:table-cell office:value-type="float" office:value="135.3208" calcext:value-type="float">
            <text:p>135.3208</text:p>
          </table:table-cell>
          <table:table-cell office:value-type="float" office:value="6.359206" calcext:value-type="float">
            <text:p>6.359206</text:p>
          </table:table-cell>
          <table:table-cell office:value-type="float" office:value="0.04811351" calcext:value-type="float">
            <text:p>0.04811351</text:p>
          </table:table-cell>
          <table:table-cell office:value-type="float" office:value="0" calcext:value-type="float">
            <text:p>0</text:p>
          </table:table-cell>
          <table:table-cell office:value-type="float" office:value="0.03836925" calcext:value-type="float">
            <text:p>0.03836925</text:p>
          </table:table-cell>
          <table:table-cell office:value-type="float" office:value="0" calcext:value-type="float">
            <text:p>0</text:p>
          </table:table-cell>
          <table:table-cell office:value-type="float" office:value="0.4190686" calcext:value-type="float">
            <text:p>0.4190686</text:p>
          </table:table-cell>
          <table:table-cell office:value-type="float" office:value="370" calcext:value-type="float">
            <text:p>370</text:p>
          </table:table-cell>
          <table:table-cell office:value-type="float" office:value="-184.1844" calcext:value-type="float">
            <text:p>-184.1844</text:p>
          </table:table-cell>
          <table:table-cell office:value-type="float" office:value="0" calcext:value-type="float">
            <text:p>0</text:p>
          </table:table-cell>
          <table:table-cell office:value-type="float" office:value="326.1071" calcext:value-type="float">
            <text:p>326.1071</text:p>
          </table:table-cell>
          <table:table-cell office:value-type="float" office:value="1235.628" calcext:value-type="float">
            <text:p>1235.628</text:p>
          </table:table-cell>
          <table:table-cell office:value-type="float" office:value="1494.527" calcext:value-type="float">
            <text:p>1494.527</text:p>
          </table:table-cell>
          <table:table-cell office:value-type="float" office:value="1293.589" calcext:value-type="float">
            <text:p>1293.589</text:p>
          </table:table-cell>
          <table:table-cell office:value-type="float" office:value="777.7218" calcext:value-type="float">
            <text:p>777.7218</text:p>
          </table:table-cell>
          <table:table-cell office:value-type="float" office:value="1087.739" calcext:value-type="float">
            <text:p>1087.739</text:p>
          </table:table-cell>
          <table:table-cell office:value-type="float" office:value="419.3309" calcext:value-type="float">
            <text:p>419.3309</text:p>
          </table:table-cell>
          <table:table-cell office:value-type="float" office:value="1868.224" calcext:value-type="float">
            <text:p>1868.224</text:p>
          </table:table-cell>
          <table:table-cell office:value-type="float" office:value="2100.676" calcext:value-type="float">
            <text:p>2100.676</text:p>
          </table:table-cell>
          <table:table-cell office:value-type="float" office:value="1677.204" calcext:value-type="float">
            <text:p>1677.204</text:p>
          </table:table-cell>
          <table:table-cell office:value-type="float" office:value="586.2922" calcext:value-type="float">
            <text:p>586.2922</text:p>
          </table:table-cell>
          <table:table-cell office:value-type="float" office:value="579.0527" calcext:value-type="float">
            <text:p>579.0527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48" calcext:value-type="float">
            <text:p>35.70548</text:p>
          </table:table-cell>
          <table:table-cell office:value-type="float" office:value="0" calcext:value-type="float">
            <text:p>0</text:p>
          </table:table-cell>
          <table:table-cell office:value-type="float" office:value="-0.01296656" calcext:value-type="float">
            <text:p>-0.01296656</text:p>
          </table:table-cell>
          <table:table-cell office:value-type="float" office:value="0" calcext:value-type="float">
            <text:p>0</text:p>
          </table:table-cell>
          <table:table-cell office:value-type="float" office:value="0.03498125" calcext:value-type="float">
            <text:p>0.03498125</text:p>
          </table:table-cell>
          <table:table-cell office:value-type="float" office:value="0.2401433" calcext:value-type="float">
            <text:p>0.2401433</text:p>
          </table:table-cell>
          <table:table-cell office:value-type="float" office:value="-0.1683003" calcext:value-type="float">
            <text:p>-0.1683003</text:p>
          </table:table-cell>
          <table:table-cell office:value-type="float" office:value="0.07184295" calcext:value-type="float">
            <text:p>0.07184295</text:p>
          </table:table-cell>
          <table:table-cell office:value-type="float" office:value="-177.37" calcext:value-type="float">
            <text:p>-177.37</text:p>
          </table:table-cell>
          <table:table-cell office:value-type="float" office:value="0" calcext:value-type="float">
            <text:p>0</text:p>
          </table:table-cell>
          <table:table-cell office:value-type="float" office:value="7.301862" calcext:value-type="float">
            <text:p>7.30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396.8394" calcext:value-type="float">
            <text:p>396.8394</text:p>
          </table:table-cell>
          <table:table-cell office:value-type="float" office:value="13231.44" calcext:value-type="float">
            <text:p>13231.44</text:p>
          </table:table-cell>
          <table:table-cell office:value-type="float" office:value="0" calcext:value-type="float">
            <text:p>0</text:p>
          </table:table-cell>
          <table:table-cell office:value-type="float" office:value="0.002231513" calcext:value-type="float">
            <text:p>0.002231513</text:p>
          </table:table-cell>
          <table:table-cell office:value-type="float" office:value="-186.0303" calcext:value-type="float">
            <text:p>-186.0303</text:p>
          </table:table-cell>
          <table:table-cell office:value-type="float" office:value="491.979" calcext:value-type="float">
            <text:p>491.979</text:p>
          </table:table-cell>
          <table:table-cell office:value-type="float" office:value="-0.0222446" calcext:value-type="float">
            <text:p>-0.0222446</text:p>
          </table:table-cell>
          <table:table-cell office:value-type="float" office:value="135.062" calcext:value-type="float">
            <text:p>135.062</text:p>
          </table:table-cell>
          <table:table-cell office:value-type="float" office:value="6.156349" calcext:value-type="float">
            <text:p>6.156349</text:p>
          </table:table-cell>
          <table:table-cell office:value-type="float" office:value="0.04786209" calcext:value-type="float">
            <text:p>0.04786209</text:p>
          </table:table-cell>
          <table:table-cell office:value-type="float" office:value="0" calcext:value-type="float">
            <text:p>0</text:p>
          </table:table-cell>
          <table:table-cell office:value-type="float" office:value="0.03884892" calcext:value-type="float">
            <text:p>0.03884892</text:p>
          </table:table-cell>
          <table:table-cell office:value-type="float" office:value="0" calcext:value-type="float">
            <text:p>0</text:p>
          </table:table-cell>
          <table:table-cell office:value-type="float" office:value="0.4429847" calcext:value-type="float">
            <text:p>0.4429847</text:p>
          </table:table-cell>
          <table:table-cell office:value-type="float" office:value="370" calcext:value-type="float">
            <text:p>370</text:p>
          </table:table-cell>
          <table:table-cell office:value-type="float" office:value="-186.3178" calcext:value-type="float">
            <text:p>-186.3178</text:p>
          </table:table-cell>
          <table:table-cell office:value-type="float" office:value="0" calcext:value-type="float">
            <text:p>0</text:p>
          </table:table-cell>
          <table:table-cell office:value-type="float" office:value="326.1877" calcext:value-type="float">
            <text:p>326.1877</text:p>
          </table:table-cell>
          <table:table-cell office:value-type="float" office:value="1234.733" calcext:value-type="float">
            <text:p>1234.733</text:p>
          </table:table-cell>
          <table:table-cell office:value-type="float" office:value="1493.495" calcext:value-type="float">
            <text:p>1493.495</text:p>
          </table:table-cell>
          <table:table-cell office:value-type="float" office:value="1293.425" calcext:value-type="float">
            <text:p>1293.425</text:p>
          </table:table-cell>
          <table:table-cell office:value-type="float" office:value="777.5606" calcext:value-type="float">
            <text:p>777.5606</text:p>
          </table:table-cell>
          <table:table-cell office:value-type="float" office:value="1087.616" calcext:value-type="float">
            <text:p>1087.616</text:p>
          </table:table-cell>
          <table:table-cell office:value-type="float" office:value="419.2711" calcext:value-type="float">
            <text:p>419.2711</text:p>
          </table:table-cell>
          <table:table-cell office:value-type="float" office:value="1868.134" calcext:value-type="float">
            <text:p>1868.134</text:p>
          </table:table-cell>
          <table:table-cell office:value-type="float" office:value="2100.627" calcext:value-type="float">
            <text:p>2100.627</text:p>
          </table:table-cell>
          <table:table-cell office:value-type="float" office:value="1677.187" calcext:value-type="float">
            <text:p>1677.187</text:p>
          </table:table-cell>
          <table:table-cell office:value-type="float" office:value="586.2908" calcext:value-type="float">
            <text:p>586.2908</text:p>
          </table:table-cell>
          <table:table-cell office:value-type="float" office:value="579.0502" calcext:value-type="float">
            <text:p>579.0502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47" calcext:value-type="float">
            <text:p>35.70547</text:p>
          </table:table-cell>
          <table:table-cell office:value-type="float" office:value="0" calcext:value-type="float">
            <text:p>0</text:p>
          </table:table-cell>
          <table:table-cell office:value-type="float" office:value="-0.01347668" calcext:value-type="float">
            <text:p>-0.01347668</text:p>
          </table:table-cell>
          <table:table-cell office:value-type="float" office:value="0" calcext:value-type="float">
            <text:p>0</text:p>
          </table:table-cell>
          <table:table-cell office:value-type="float" office:value="0.03953962" calcext:value-type="float">
            <text:p>0.03953962</text:p>
          </table:table-cell>
          <table:table-cell office:value-type="float" office:value="0.3323049" calcext:value-type="float">
            <text:p>0.3323049</text:p>
          </table:table-cell>
          <table:table-cell office:value-type="float" office:value="-0.2080949" calcext:value-type="float">
            <text:p>-0.2080949</text:p>
          </table:table-cell>
          <table:table-cell office:value-type="float" office:value="0.1242099" calcext:value-type="float">
            <text:p>0.1242099</text:p>
          </table:table-cell>
          <table:table-cell office:value-type="float" office:value="-180.0102" calcext:value-type="float">
            <text:p>-180.0102</text:p>
          </table:table-cell>
          <table:table-cell office:value-type="float" office:value="0" calcext:value-type="float">
            <text:p>0</text:p>
          </table:table-cell>
          <table:table-cell office:value-type="float" office:value="7.756845" calcext:value-type="float">
            <text:p>7.756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394.4319" calcext:value-type="float">
            <text:p>394.4319</text:p>
          </table:table-cell>
          <table:table-cell office:value-type="float" office:value="13231.54" calcext:value-type="float">
            <text:p>13231.54</text:p>
          </table:table-cell>
          <table:table-cell office:value-type="float" office:value="0" calcext:value-type="float">
            <text:p>0</text:p>
          </table:table-cell>
          <table:table-cell office:value-type="float" office:value="0.002648217" calcext:value-type="float">
            <text:p>0.002648217</text:p>
          </table:table-cell>
          <table:table-cell office:value-type="float" office:value="-188.4974" calcext:value-type="float">
            <text:p>-188.4974</text:p>
          </table:table-cell>
          <table:table-cell office:value-type="float" office:value="501.6978" calcext:value-type="float">
            <text:p>501.6978</text:p>
          </table:table-cell>
          <table:table-cell office:value-type="float" office:value="-0.02873497" calcext:value-type="float">
            <text:p>-0.02873497</text:p>
          </table:table-cell>
          <table:table-cell office:value-type="float" office:value="134.9431" calcext:value-type="float">
            <text:p>134.9431</text:p>
          </table:table-cell>
          <table:table-cell office:value-type="float" office:value="6.011376" calcext:value-type="float">
            <text:p>6.011376</text:p>
          </table:table-cell>
          <table:table-cell office:value-type="float" office:value="0.048007" calcext:value-type="float">
            <text:p>0.048007</text:p>
          </table:table-cell>
          <table:table-cell office:value-type="float" office:value="0" calcext:value-type="float">
            <text:p>0</text:p>
          </table:table-cell>
          <table:table-cell office:value-type="float" office:value="0.03893664" calcext:value-type="float">
            <text:p>0.03893664</text:p>
          </table:table-cell>
          <table:table-cell office:value-type="float" office:value="0" calcext:value-type="float">
            <text:p>0</text:p>
          </table:table-cell>
          <table:table-cell office:value-type="float" office:value="0.450248" calcext:value-type="float">
            <text:p>0.450248</text:p>
          </table:table-cell>
          <table:table-cell office:value-type="float" office:value="370" calcext:value-type="float">
            <text:p>370</text:p>
          </table:table-cell>
          <table:table-cell office:value-type="float" office:value="-188.7361" calcext:value-type="float">
            <text:p>-188.7361</text:p>
          </table:table-cell>
          <table:table-cell office:value-type="float" office:value="0" calcext:value-type="float">
            <text:p>0</text:p>
          </table:table-cell>
          <table:table-cell office:value-type="float" office:value="326.2256" calcext:value-type="float">
            <text:p>326.2256</text:p>
          </table:table-cell>
          <table:table-cell office:value-type="float" office:value="1233.946" calcext:value-type="float">
            <text:p>1233.946</text:p>
          </table:table-cell>
          <table:table-cell office:value-type="float" office:value="1492.652" calcext:value-type="float">
            <text:p>1492.652</text:p>
          </table:table-cell>
          <table:table-cell office:value-type="float" office:value="1293.276" calcext:value-type="float">
            <text:p>1293.276</text:p>
          </table:table-cell>
          <table:table-cell office:value-type="float" office:value="777.431" calcext:value-type="float">
            <text:p>777.431</text:p>
          </table:table-cell>
          <table:table-cell office:value-type="float" office:value="1087.52" calcext:value-type="float">
            <text:p>1087.52</text:p>
          </table:table-cell>
          <table:table-cell office:value-type="float" office:value="419.2224" calcext:value-type="float">
            <text:p>419.2224</text:p>
          </table:table-cell>
          <table:table-cell office:value-type="float" office:value="1868.054" calcext:value-type="float">
            <text:p>1868.054</text:p>
          </table:table-cell>
          <table:table-cell office:value-type="float" office:value="2100.577" calcext:value-type="float">
            <text:p>2100.577</text:p>
          </table:table-cell>
          <table:table-cell office:value-type="float" office:value="1677.17" calcext:value-type="float">
            <text:p>1677.17</text:p>
          </table:table-cell>
          <table:table-cell office:value-type="float" office:value="586.2893" calcext:value-type="float">
            <text:p>586.2893</text:p>
          </table:table-cell>
          <table:table-cell office:value-type="float" office:value="579.0477" calcext:value-type="float">
            <text:p>579.0477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47" calcext:value-type="float">
            <text:p>35.70547</text:p>
          </table:table-cell>
          <table:table-cell office:value-type="float" office:value="0" calcext:value-type="float">
            <text:p>0</text:p>
          </table:table-cell>
          <table:table-cell office:value-type="float" office:value="-0.01366847" calcext:value-type="float">
            <text:p>-0.01366847</text:p>
          </table:table-cell>
          <table:table-cell office:value-type="float" office:value="0" calcext:value-type="float">
            <text:p>0</text:p>
          </table:table-cell>
          <table:table-cell office:value-type="float" office:value="0.04257097" calcext:value-type="float">
            <text:p>0.04257097</text:p>
          </table:table-cell>
          <table:table-cell office:value-type="float" office:value="0.4144274" calcext:value-type="float">
            <text:p>0.4144274</text:p>
          </table:table-cell>
          <table:table-cell office:value-type="float" office:value="-0.2407684" calcext:value-type="float">
            <text:p>-0.2407684</text:p>
          </table:table-cell>
          <table:table-cell office:value-type="float" office:value="0.173659" calcext:value-type="float">
            <text:p>0.173659</text:p>
          </table:table-cell>
          <table:table-cell office:value-type="float" office:value="-182.2579" calcext:value-type="float">
            <text:p>-182.2579</text:p>
          </table:table-cell>
          <table:table-cell office:value-type="float" office:value="0" calcext:value-type="float">
            <text:p>0</text:p>
          </table:table-cell>
          <table:table-cell office:value-type="float" office:value="7.537279" calcext:value-type="float">
            <text:p>7.53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391.7782" calcext:value-type="float">
            <text:p>391.7782</text:p>
          </table:table-cell>
          <table:table-cell office:value-type="float" office:value="13231.63" calcext:value-type="float">
            <text:p>13231.63</text:p>
          </table:table-cell>
          <table:table-cell office:value-type="float" office:value="0" calcext:value-type="float">
            <text:p>0</text:p>
          </table:table-cell>
          <table:table-cell office:value-type="float" office:value="0.00309277" calcext:value-type="float">
            <text:p>0.00309277</text:p>
          </table:table-cell>
          <table:table-cell office:value-type="float" office:value="-190.9222" calcext:value-type="float">
            <text:p>-190.9222</text:p>
          </table:table-cell>
          <table:table-cell office:value-type="float" office:value="509.3117" calcext:value-type="float">
            <text:p>509.3117</text:p>
          </table:table-cell>
          <table:table-cell office:value-type="float" office:value="-0.0370572" calcext:value-type="float">
            <text:p>-0.0370572</text:p>
          </table:table-cell>
          <table:table-cell office:value-type="float" office:value="134.4827" calcext:value-type="float">
            <text:p>134.4827</text:p>
          </table:table-cell>
          <table:table-cell office:value-type="float" office:value="5.899427" calcext:value-type="float">
            <text:p>5.899427</text:p>
          </table:table-cell>
          <table:table-cell office:value-type="float" office:value="0.04803246" calcext:value-type="float">
            <text:p>0.04803246</text:p>
          </table:table-cell>
          <table:table-cell office:value-type="float" office:value="0" calcext:value-type="float">
            <text:p>0</text:p>
          </table:table-cell>
          <table:table-cell office:value-type="float" office:value="0.03900824" calcext:value-type="float">
            <text:p>0.03900824</text:p>
          </table:table-cell>
          <table:table-cell office:value-type="float" office:value="0" calcext:value-type="float">
            <text:p>0</text:p>
          </table:table-cell>
          <table:table-cell office:value-type="float" office:value="0.4563983" calcext:value-type="float">
            <text:p>0.4563983</text:p>
          </table:table-cell>
          <table:table-cell office:value-type="float" office:value="370" calcext:value-type="float">
            <text:p>370</text:p>
          </table:table-cell>
          <table:table-cell office:value-type="float" office:value="-191.0751" calcext:value-type="float">
            <text:p>-191.0751</text:p>
          </table:table-cell>
          <table:table-cell office:value-type="float" office:value="0" calcext:value-type="float">
            <text:p>0</text:p>
          </table:table-cell>
          <table:table-cell office:value-type="float" office:value="326.3658" calcext:value-type="float">
            <text:p>326.3658</text:p>
          </table:table-cell>
          <table:table-cell office:value-type="float" office:value="1232.939" calcext:value-type="float">
            <text:p>1232.939</text:p>
          </table:table-cell>
          <table:table-cell office:value-type="float" office:value="1491.67" calcext:value-type="float">
            <text:p>1491.67</text:p>
          </table:table-cell>
          <table:table-cell office:value-type="float" office:value="1293.102" calcext:value-type="float">
            <text:p>1293.102</text:p>
          </table:table-cell>
          <table:table-cell office:value-type="float" office:value="777.2979" calcext:value-type="float">
            <text:p>777.2979</text:p>
          </table:table-cell>
          <table:table-cell office:value-type="float" office:value="1087.425" calcext:value-type="float">
            <text:p>1087.425</text:p>
          </table:table-cell>
          <table:table-cell office:value-type="float" office:value="419.1761" calcext:value-type="float">
            <text:p>419.1761</text:p>
          </table:table-cell>
          <table:table-cell office:value-type="float" office:value="1867.976" calcext:value-type="float">
            <text:p>1867.976</text:p>
          </table:table-cell>
          <table:table-cell office:value-type="float" office:value="2100.527" calcext:value-type="float">
            <text:p>2100.527</text:p>
          </table:table-cell>
          <table:table-cell office:value-type="float" office:value="1677.153" calcext:value-type="float">
            <text:p>1677.153</text:p>
          </table:table-cell>
          <table:table-cell office:value-type="float" office:value="586.2879" calcext:value-type="float">
            <text:p>586.2879</text:p>
          </table:table-cell>
          <table:table-cell office:value-type="float" office:value="579.045" calcext:value-type="float">
            <text:p>579.045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46" calcext:value-type="float">
            <text:p>35.70546</text:p>
          </table:table-cell>
          <table:table-cell office:value-type="float" office:value="0" calcext:value-type="float">
            <text:p>0</text:p>
          </table:table-cell>
          <table:table-cell office:value-type="float" office:value="-0.01401511" calcext:value-type="float">
            <text:p>-0.01401511</text:p>
          </table:table-cell>
          <table:table-cell office:value-type="float" office:value="0" calcext:value-type="float">
            <text:p>0</text:p>
          </table:table-cell>
          <table:table-cell office:value-type="float" office:value="0.04736579" calcext:value-type="float">
            <text:p>0.04736579</text:p>
          </table:table-cell>
          <table:table-cell office:value-type="float" office:value="0.547643" calcext:value-type="float">
            <text:p>0.547643</text:p>
          </table:table-cell>
          <table:table-cell office:value-type="float" office:value="-0.290257" calcext:value-type="float">
            <text:p>-0.290257</text:p>
          </table:table-cell>
          <table:table-cell office:value-type="float" office:value="0.257386" calcext:value-type="float">
            <text:p>0.257386</text:p>
          </table:table-cell>
          <table:table-cell office:value-type="float" office:value="-184.7491" calcext:value-type="float">
            <text:p>-184.7491</text:p>
          </table:table-cell>
          <table:table-cell office:value-type="float" office:value="0" calcext:value-type="float">
            <text:p>0</text:p>
          </table:table-cell>
          <table:table-cell office:value-type="float" office:value="7.605968" calcext:value-type="float">
            <text:p>7.605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389.0217" calcext:value-type="float">
            <text:p>389.0217</text:p>
          </table:table-cell>
          <table:table-cell office:value-type="float" office:value="13231.71" calcext:value-type="float">
            <text:p>13231.71</text:p>
          </table:table-cell>
          <table:table-cell office:value-type="float" office:value="0" calcext:value-type="float">
            <text:p>0</text:p>
          </table:table-cell>
          <table:table-cell office:value-type="float" office:value="0.003568752" calcext:value-type="float">
            <text:p>0.003568752</text:p>
          </table:table-cell>
          <table:table-cell office:value-type="float" office:value="-193.4901" calcext:value-type="float">
            <text:p>-193.4901</text:p>
          </table:table-cell>
          <table:table-cell office:value-type="float" office:value="516.8963" calcext:value-type="float">
            <text:p>516.8963</text:p>
          </table:table-cell>
          <table:table-cell office:value-type="float" office:value="-0.0464604" calcext:value-type="float">
            <text:p>-0.0464604</text:p>
          </table:table-cell>
          <table:table-cell office:value-type="float" office:value="134.0977" calcext:value-type="float">
            <text:p>134.0977</text:p>
          </table:table-cell>
          <table:table-cell office:value-type="float" office:value="5.781153" calcext:value-type="float">
            <text:p>5.781153</text:p>
          </table:table-cell>
          <table:table-cell office:value-type="float" office:value="0.04808334" calcext:value-type="float">
            <text:p>0.04808334</text:p>
          </table:table-cell>
          <table:table-cell office:value-type="float" office:value="0" calcext:value-type="float">
            <text:p>0</text:p>
          </table:table-cell>
          <table:table-cell office:value-type="float" office:value="0.03906729" calcext:value-type="float">
            <text:p>0.03906729</text:p>
          </table:table-cell>
          <table:table-cell office:value-type="float" office:value="0" calcext:value-type="float">
            <text:p>0</text:p>
          </table:table-cell>
          <table:table-cell office:value-type="float" office:value="0.4616326" calcext:value-type="float">
            <text:p>0.4616326</text:p>
          </table:table-cell>
          <table:table-cell office:value-type="float" office:value="370" calcext:value-type="float">
            <text:p>370</text:p>
          </table:table-cell>
          <table:table-cell office:value-type="float" office:value="-193.5193" calcext:value-type="float">
            <text:p>-193.5193</text:p>
          </table:table-cell>
          <table:table-cell office:value-type="float" office:value="0" calcext:value-type="float">
            <text:p>0</text:p>
          </table:table-cell>
          <table:table-cell office:value-type="float" office:value="326.5255" calcext:value-type="float">
            <text:p>326.5255</text:p>
          </table:table-cell>
          <table:table-cell office:value-type="float" office:value="1231.922" calcext:value-type="float">
            <text:p>1231.922</text:p>
          </table:table-cell>
          <table:table-cell office:value-type="float" office:value="1490.622" calcext:value-type="float">
            <text:p>1490.622</text:p>
          </table:table-cell>
          <table:table-cell office:value-type="float" office:value="1292.895" calcext:value-type="float">
            <text:p>1292.895</text:p>
          </table:table-cell>
          <table:table-cell office:value-type="float" office:value="777.1539" calcext:value-type="float">
            <text:p>777.1539</text:p>
          </table:table-cell>
          <table:table-cell office:value-type="float" office:value="1087.321" calcext:value-type="float">
            <text:p>1087.321</text:p>
          </table:table-cell>
          <table:table-cell office:value-type="float" office:value="419.1272" calcext:value-type="float">
            <text:p>419.1272</text:p>
          </table:table-cell>
          <table:table-cell office:value-type="float" office:value="1867.899" calcext:value-type="float">
            <text:p>1867.899</text:p>
          </table:table-cell>
          <table:table-cell office:value-type="float" office:value="2100.478" calcext:value-type="float">
            <text:p>2100.478</text:p>
          </table:table-cell>
          <table:table-cell office:value-type="float" office:value="1677.136" calcext:value-type="float">
            <text:p>1677.136</text:p>
          </table:table-cell>
          <table:table-cell office:value-type="float" office:value="586.2864" calcext:value-type="float">
            <text:p>586.2864</text:p>
          </table:table-cell>
          <table:table-cell office:value-type="float" office:value="579.0424" calcext:value-type="float">
            <text:p>579.0424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45" calcext:value-type="float">
            <text:p>35.70545</text:p>
          </table:table-cell>
          <table:table-cell office:value-type="float" office:value="0" calcext:value-type="float">
            <text:p>0</text:p>
          </table:table-cell>
          <table:table-cell office:value-type="float" office:value="-0.0143118" calcext:value-type="float">
            <text:p>-0.0143118</text:p>
          </table:table-cell>
          <table:table-cell office:value-type="float" office:value="0" calcext:value-type="float">
            <text:p>0</text:p>
          </table:table-cell>
          <table:table-cell office:value-type="float" office:value="0.05307771" calcext:value-type="float">
            <text:p>0.05307771</text:p>
          </table:table-cell>
          <table:table-cell office:value-type="float" office:value="0.7287624" calcext:value-type="float">
            <text:p>0.7287624</text:p>
          </table:table-cell>
          <table:table-cell office:value-type="float" office:value="-0.3518828" calcext:value-type="float">
            <text:p>-0.3518828</text:p>
          </table:table-cell>
          <table:table-cell office:value-type="float" office:value="0.3768796" calcext:value-type="float">
            <text:p>0.3768796</text:p>
          </table:table-cell>
          <table:table-cell office:value-type="float" office:value="-187.363" calcext:value-type="float">
            <text:p>-187.363</text:p>
          </table:table-cell>
          <table:table-cell office:value-type="float" office:value="0" calcext:value-type="float">
            <text:p>0</text:p>
          </table:table-cell>
          <table:table-cell office:value-type="float" office:value="7.654595" calcext:value-type="float">
            <text:p>7.654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386.2019" calcext:value-type="float">
            <text:p>386.2019</text:p>
          </table:table-cell>
          <table:table-cell office:value-type="float" office:value="13231.8" calcext:value-type="float">
            <text:p>13231.8</text:p>
          </table:table-cell>
          <table:table-cell office:value-type="float" office:value="0" calcext:value-type="float">
            <text:p>0</text:p>
          </table:table-cell>
          <table:table-cell office:value-type="float" office:value="0.004080908" calcext:value-type="float">
            <text:p>0.004080908</text:p>
          </table:table-cell>
          <table:table-cell office:value-type="float" office:value="-196.1619" calcext:value-type="float">
            <text:p>-196.1619</text:p>
          </table:table-cell>
          <table:table-cell office:value-type="float" office:value="526.1213" calcext:value-type="float">
            <text:p>526.1213</text:p>
          </table:table-cell>
          <table:table-cell office:value-type="float" office:value="-0.0579267" calcext:value-type="float">
            <text:p>-0.0579267</text:p>
          </table:table-cell>
          <table:table-cell office:value-type="float" office:value="133.8039" calcext:value-type="float">
            <text:p>133.8039</text:p>
          </table:table-cell>
          <table:table-cell office:value-type="float" office:value="5.660176" calcext:value-type="float">
            <text:p>5.660176</text:p>
          </table:table-cell>
          <table:table-cell office:value-type="float" office:value="0.04817214" calcext:value-type="float">
            <text:p>0.04817214</text:p>
          </table:table-cell>
          <table:table-cell office:value-type="float" office:value="0" calcext:value-type="float">
            <text:p>0</text:p>
          </table:table-cell>
          <table:table-cell office:value-type="float" office:value="0.03911728" calcext:value-type="float">
            <text:p>0.03911728</text:p>
          </table:table-cell>
          <table:table-cell office:value-type="float" office:value="0" calcext:value-type="float">
            <text:p>0</text:p>
          </table:table-cell>
          <table:table-cell office:value-type="float" office:value="0.4661444" calcext:value-type="float">
            <text:p>0.4661444</text:p>
          </table:table-cell>
          <table:table-cell office:value-type="float" office:value="370" calcext:value-type="float">
            <text:p>370</text:p>
          </table:table-cell>
          <table:table-cell office:value-type="float" office:value="-196.0462" calcext:value-type="float">
            <text:p>-196.0462</text:p>
          </table:table-cell>
          <table:table-cell office:value-type="float" office:value="0" calcext:value-type="float">
            <text:p>0</text:p>
          </table:table-cell>
          <table:table-cell office:value-type="float" office:value="326.6083" calcext:value-type="float">
            <text:p>326.6083</text:p>
          </table:table-cell>
          <table:table-cell office:value-type="float" office:value="1230.927" calcext:value-type="float">
            <text:p>1230.927</text:p>
          </table:table-cell>
          <table:table-cell office:value-type="float" office:value="1489.587" calcext:value-type="float">
            <text:p>1489.587</text:p>
          </table:table-cell>
          <table:table-cell office:value-type="float" office:value="1292.686" calcext:value-type="float">
            <text:p>1292.686</text:p>
          </table:table-cell>
          <table:table-cell office:value-type="float" office:value="777.0082" calcext:value-type="float">
            <text:p>777.0082</text:p>
          </table:table-cell>
          <table:table-cell office:value-type="float" office:value="1087.216" calcext:value-type="float">
            <text:p>1087.216</text:p>
          </table:table-cell>
          <table:table-cell office:value-type="float" office:value="419.0772" calcext:value-type="float">
            <text:p>419.0772</text:p>
          </table:table-cell>
          <table:table-cell office:value-type="float" office:value="1867.82" calcext:value-type="float">
            <text:p>1867.82</text:p>
          </table:table-cell>
          <table:table-cell office:value-type="float" office:value="2100.428" calcext:value-type="float">
            <text:p>2100.428</text:p>
          </table:table-cell>
          <table:table-cell office:value-type="float" office:value="1677.118" calcext:value-type="float">
            <text:p>1677.118</text:p>
          </table:table-cell>
          <table:table-cell office:value-type="float" office:value="586.2849" calcext:value-type="float">
            <text:p>586.2849</text:p>
          </table:table-cell>
          <table:table-cell office:value-type="float" office:value="579.0397" calcext:value-type="float">
            <text:p>579.0397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44" calcext:value-type="float">
            <text:p>35.70544</text:p>
          </table:table-cell>
          <table:table-cell office:value-type="float" office:value="0" calcext:value-type="float">
            <text:p>0</text:p>
          </table:table-cell>
          <table:table-cell office:value-type="float" office:value="-0.01455651" calcext:value-type="float">
            <text:p>-0.01455651</text:p>
          </table:table-cell>
          <table:table-cell office:value-type="float" office:value="0" calcext:value-type="float">
            <text:p>0</text:p>
          </table:table-cell>
          <table:table-cell office:value-type="float" office:value="0.05839968" calcext:value-type="float">
            <text:p>0.05839968</text:p>
          </table:table-cell>
          <table:table-cell office:value-type="float" office:value="0.9320629" calcext:value-type="float">
            <text:p>0.9320629</text:p>
          </table:table-cell>
          <table:table-cell office:value-type="float" office:value="-0.4173423" calcext:value-type="float">
            <text:p>-0.4173423</text:p>
          </table:table-cell>
          <table:table-cell office:value-type="float" office:value="0.5147206" calcext:value-type="float">
            <text:p>0.5147206</text:p>
          </table:table-cell>
          <table:table-cell office:value-type="float" office:value="-190.0302" calcext:value-type="float">
            <text:p>-190.0302</text:p>
          </table:table-cell>
          <table:table-cell office:value-type="float" office:value="0" calcext:value-type="float">
            <text:p>0</text:p>
          </table:table-cell>
          <table:table-cell office:value-type="float" office:value="7.655638" calcext:value-type="float">
            <text:p>7.655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384.0884" calcext:value-type="float">
            <text:p>384.0884</text:p>
          </table:table-cell>
          <table:table-cell office:value-type="float" office:value="13231.81" calcext:value-type="float">
            <text:p>13231.81</text:p>
          </table:table-cell>
          <table:table-cell office:value-type="float" office:value="0" calcext:value-type="float">
            <text:p>0</text:p>
          </table:table-cell>
          <table:table-cell office:value-type="float" office:value="0.00463681" calcext:value-type="float">
            <text:p>0.00463681</text:p>
          </table:table-cell>
          <table:table-cell office:value-type="float" office:value="-198.2281" calcext:value-type="float">
            <text:p>-198.2281</text:p>
          </table:table-cell>
          <table:table-cell office:value-type="float" office:value="532.7466" calcext:value-type="float">
            <text:p>532.7466</text:p>
          </table:table-cell>
          <table:table-cell office:value-type="float" office:value="-0.07001904" calcext:value-type="float">
            <text:p>-0.07001904</text:p>
          </table:table-cell>
          <table:table-cell office:value-type="float" office:value="133.5654" calcext:value-type="float">
            <text:p>133.5654</text:p>
          </table:table-cell>
          <table:table-cell office:value-type="float" office:value="5.590907" calcext:value-type="float">
            <text:p>5.590907</text:p>
          </table:table-cell>
          <table:table-cell office:value-type="float" office:value="0.04837211" calcext:value-type="float">
            <text:p>0.04837211</text:p>
          </table:table-cell>
          <table:table-cell office:value-type="float" office:value="0" calcext:value-type="float">
            <text:p>0</text:p>
          </table:table-cell>
          <table:table-cell office:value-type="float" office:value="0.0391613" calcext:value-type="float">
            <text:p>0.0391613</text:p>
          </table:table-cell>
          <table:table-cell office:value-type="float" office:value="0" calcext:value-type="float">
            <text:p>0</text:p>
          </table:table-cell>
          <table:table-cell office:value-type="float" office:value="0.4701034" calcext:value-type="float">
            <text:p>0.4701034</text:p>
          </table:table-cell>
          <table:table-cell office:value-type="float" office:value="370" calcext:value-type="float">
            <text:p>370</text:p>
          </table:table-cell>
          <table:table-cell office:value-type="float" office:value="-197.996" calcext:value-type="float">
            <text:p>-197.996</text:p>
          </table:table-cell>
          <table:table-cell office:value-type="float" office:value="0" calcext:value-type="float">
            <text:p>0</text:p>
          </table:table-cell>
          <table:table-cell office:value-type="float" office:value="326.6503" calcext:value-type="float">
            <text:p>326.6503</text:p>
          </table:table-cell>
          <table:table-cell office:value-type="float" office:value="1230.253" calcext:value-type="float">
            <text:p>1230.253</text:p>
          </table:table-cell>
          <table:table-cell office:value-type="float" office:value="1488.796" calcext:value-type="float">
            <text:p>1488.796</text:p>
          </table:table-cell>
          <table:table-cell office:value-type="float" office:value="1292.51" calcext:value-type="float">
            <text:p>1292.51</text:p>
          </table:table-cell>
          <table:table-cell office:value-type="float" office:value="776.8737" calcext:value-type="float">
            <text:p>776.8737</text:p>
          </table:table-cell>
          <table:table-cell office:value-type="float" office:value="1087.115" calcext:value-type="float">
            <text:p>1087.115</text:p>
          </table:table-cell>
          <table:table-cell office:value-type="float" office:value="419.0275" calcext:value-type="float">
            <text:p>419.0275</text:p>
          </table:table-cell>
          <table:table-cell office:value-type="float" office:value="1867.741" calcext:value-type="float">
            <text:p>1867.741</text:p>
          </table:table-cell>
          <table:table-cell office:value-type="float" office:value="2100.377" calcext:value-type="float">
            <text:p>2100.377</text:p>
          </table:table-cell>
          <table:table-cell office:value-type="float" office:value="1677.101" calcext:value-type="float">
            <text:p>1677.101</text:p>
          </table:table-cell>
          <table:table-cell office:value-type="float" office:value="586.2833" calcext:value-type="float">
            <text:p>586.2833</text:p>
          </table:table-cell>
          <table:table-cell office:value-type="float" office:value="579.0369" calcext:value-type="float">
            <text:p>579.0369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44" calcext:value-type="float">
            <text:p>35.70544</text:p>
          </table:table-cell>
          <table:table-cell office:value-type="float" office:value="0" calcext:value-type="float">
            <text:p>0</text:p>
          </table:table-cell>
          <table:table-cell office:value-type="float" office:value="-0.01458936" calcext:value-type="float">
            <text:p>-0.01458936</text:p>
          </table:table-cell>
          <table:table-cell office:value-type="float" office:value="0" calcext:value-type="float">
            <text:p>0</text:p>
          </table:table-cell>
          <table:table-cell office:value-type="float" office:value="0.06625092" calcext:value-type="float">
            <text:p>0.06625092</text:p>
          </table:table-cell>
          <table:table-cell office:value-type="float" office:value="1.092713" calcext:value-type="float">
            <text:p>1.092713</text:p>
          </table:table-cell>
          <table:table-cell office:value-type="float" office:value="-0.4698735" calcext:value-type="float">
            <text:p>-0.4698735</text:p>
          </table:table-cell>
          <table:table-cell office:value-type="float" office:value="0.6228396" calcext:value-type="float">
            <text:p>0.6228396</text:p>
          </table:table-cell>
          <table:table-cell office:value-type="float" office:value="-192.0793" calcext:value-type="float">
            <text:p>-192.0793</text:p>
          </table:table-cell>
          <table:table-cell office:value-type="float" office:value="0" calcext:value-type="float">
            <text:p>0</text:p>
          </table:table-cell>
          <table:table-cell office:value-type="float" office:value="7.64507" calcext:value-type="float">
            <text:p>7.64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381.5968" calcext:value-type="float">
            <text:p>381.5968</text:p>
          </table:table-cell>
          <table:table-cell office:value-type="float" office:value="13231.89" calcext:value-type="float">
            <text:p>13231.89</text:p>
          </table:table-cell>
          <table:table-cell office:value-type="float" office:value="0" calcext:value-type="float">
            <text:p>0</text:p>
          </table:table-cell>
          <table:table-cell office:value-type="float" office:value="0.005237134" calcext:value-type="float">
            <text:p>0.005237134</text:p>
          </table:table-cell>
          <table:table-cell office:value-type="float" office:value="-200.542" calcext:value-type="float">
            <text:p>-200.542</text:p>
          </table:table-cell>
          <table:table-cell office:value-type="float" office:value="540.5991" calcext:value-type="float">
            <text:p>540.5991</text:p>
          </table:table-cell>
          <table:table-cell office:value-type="float" office:value="-0.08364986" calcext:value-type="float">
            <text:p>-0.08364986</text:p>
          </table:table-cell>
          <table:table-cell office:value-type="float" office:value="133.1915" calcext:value-type="float">
            <text:p>133.1915</text:p>
          </table:table-cell>
          <table:table-cell office:value-type="float" office:value="5.476775" calcext:value-type="float">
            <text:p>5.476775</text:p>
          </table:table-cell>
          <table:table-cell office:value-type="float" office:value="0.04851392" calcext:value-type="float">
            <text:p>0.04851392</text:p>
          </table:table-cell>
          <table:table-cell office:value-type="float" office:value="0" calcext:value-type="float">
            <text:p>0</text:p>
          </table:table-cell>
          <table:table-cell office:value-type="float" office:value="0.0391917" calcext:value-type="float">
            <text:p>0.0391917</text:p>
          </table:table-cell>
          <table:table-cell office:value-type="float" office:value="0" calcext:value-type="float">
            <text:p>0</text:p>
          </table:table-cell>
          <table:table-cell office:value-type="float" office:value="0.4732152" calcext:value-type="float">
            <text:p>0.4732152</text:p>
          </table:table-cell>
          <table:table-cell office:value-type="float" office:value="370" calcext:value-type="float">
            <text:p>370</text:p>
          </table:table-cell>
          <table:table-cell office:value-type="float" office:value="-200.1042" calcext:value-type="float">
            <text:p>-200.1042</text:p>
          </table:table-cell>
          <table:table-cell office:value-type="float" office:value="0" calcext:value-type="float">
            <text:p>0</text:p>
          </table:table-cell>
          <table:table-cell office:value-type="float" office:value="326.7249" calcext:value-type="float">
            <text:p>326.7249</text:p>
          </table:table-cell>
          <table:table-cell office:value-type="float" office:value="1229.351" calcext:value-type="float">
            <text:p>1229.351</text:p>
          </table:table-cell>
          <table:table-cell office:value-type="float" office:value="1487.906" calcext:value-type="float">
            <text:p>1487.906</text:p>
          </table:table-cell>
          <table:table-cell office:value-type="float" office:value="1292.334" calcext:value-type="float">
            <text:p>1292.334</text:p>
          </table:table-cell>
          <table:table-cell office:value-type="float" office:value="776.7515" calcext:value-type="float">
            <text:p>776.7515</text:p>
          </table:table-cell>
          <table:table-cell office:value-type="float" office:value="1087.023" calcext:value-type="float">
            <text:p>1087.023</text:p>
          </table:table-cell>
          <table:table-cell office:value-type="float" office:value="418.9828" calcext:value-type="float">
            <text:p>418.9828</text:p>
          </table:table-cell>
          <table:table-cell office:value-type="float" office:value="1867.664" calcext:value-type="float">
            <text:p>1867.664</text:p>
          </table:table-cell>
          <table:table-cell office:value-type="float" office:value="2100.327" calcext:value-type="float">
            <text:p>2100.327</text:p>
          </table:table-cell>
          <table:table-cell office:value-type="float" office:value="1677.083" calcext:value-type="float">
            <text:p>1677.083</text:p>
          </table:table-cell>
          <table:table-cell office:value-type="float" office:value="586.2818" calcext:value-type="float">
            <text:p>586.2818</text:p>
          </table:table-cell>
          <table:table-cell office:value-type="float" office:value="579.034" calcext:value-type="float">
            <text:p>579.034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43" calcext:value-type="float">
            <text:p>35.70543</text:p>
          </table:table-cell>
          <table:table-cell office:value-type="float" office:value="0" calcext:value-type="float">
            <text:p>0</text:p>
          </table:table-cell>
          <table:table-cell office:value-type="float" office:value="-0.01476985" calcext:value-type="float">
            <text:p>-0.01476985</text:p>
          </table:table-cell>
          <table:table-cell office:value-type="float" office:value="0" calcext:value-type="float">
            <text:p>0</text:p>
          </table:table-cell>
          <table:table-cell office:value-type="float" office:value="0.07434757" calcext:value-type="float">
            <text:p>0.07434757</text:p>
          </table:table-cell>
          <table:table-cell office:value-type="float" office:value="1.35393" calcext:value-type="float">
            <text:p>1.35393</text:p>
          </table:table-cell>
          <table:table-cell office:value-type="float" office:value="-0.5360451" calcext:value-type="float">
            <text:p>-0.5360451</text:p>
          </table:table-cell>
          <table:table-cell office:value-type="float" office:value="0.8178845" calcext:value-type="float">
            <text:p>0.8178845</text:p>
          </table:table-cell>
          <table:table-cell office:value-type="float" office:value="-194.4313" calcext:value-type="float">
            <text:p>-194.4313</text:p>
          </table:table-cell>
          <table:table-cell office:value-type="float" office:value="0" calcext:value-type="float">
            <text:p>0</text:p>
          </table:table-cell>
          <table:table-cell office:value-type="float" office:value="7.691642" calcext:value-type="float">
            <text:p>7.69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378.5568" calcext:value-type="float">
            <text:p>378.5568</text:p>
          </table:table-cell>
          <table:table-cell office:value-type="float" office:value="13231.96" calcext:value-type="float">
            <text:p>13231.96</text:p>
          </table:table-cell>
          <table:table-cell office:value-type="float" office:value="0" calcext:value-type="float">
            <text:p>0</text:p>
          </table:table-cell>
          <table:table-cell office:value-type="float" office:value="0.005886688" calcext:value-type="float">
            <text:p>0.005886688</text:p>
          </table:table-cell>
          <table:table-cell office:value-type="float" office:value="-203.3459" calcext:value-type="float">
            <text:p>-203.3459</text:p>
          </table:table-cell>
          <table:table-cell office:value-type="float" office:value="549.1478" calcext:value-type="float">
            <text:p>549.1478</text:p>
          </table:table-cell>
          <table:table-cell office:value-type="float" office:value="-0.1004762" calcext:value-type="float">
            <text:p>-0.1004762</text:p>
          </table:table-cell>
          <table:table-cell office:value-type="float" office:value="132.6339" calcext:value-type="float">
            <text:p>132.6339</text:p>
          </table:table-cell>
          <table:table-cell office:value-type="float" office:value="5.36158" calcext:value-type="float">
            <text:p>5.36158</text:p>
          </table:table-cell>
          <table:table-cell office:value-type="float" office:value="0.04852394" calcext:value-type="float">
            <text:p>0.04852394</text:p>
          </table:table-cell>
          <table:table-cell office:value-type="float" office:value="0" calcext:value-type="float">
            <text:p>0</text:p>
          </table:table-cell>
          <table:table-cell office:value-type="float" office:value="0.03921624" calcext:value-type="float">
            <text:p>0.03921624</text:p>
          </table:table-cell>
          <table:table-cell office:value-type="float" office:value="0" calcext:value-type="float">
            <text:p>0</text:p>
          </table:table-cell>
          <table:table-cell office:value-type="float" office:value="0.4758439" calcext:value-type="float">
            <text:p>0.4758439</text:p>
          </table:table-cell>
          <table:table-cell office:value-type="float" office:value="370" calcext:value-type="float">
            <text:p>370</text:p>
          </table:table-cell>
          <table:table-cell office:value-type="float" office:value="-202.6505" calcext:value-type="float">
            <text:p>-202.6505</text:p>
          </table:table-cell>
          <table:table-cell office:value-type="float" office:value="0" calcext:value-type="float">
            <text:p>0</text:p>
          </table:table-cell>
          <table:table-cell office:value-type="float" office:value="326.8862" calcext:value-type="float">
            <text:p>326.8862</text:p>
          </table:table-cell>
          <table:table-cell office:value-type="float" office:value="1228.172" calcext:value-type="float">
            <text:p>1228.172</text:p>
          </table:table-cell>
          <table:table-cell office:value-type="float" office:value="1486.749" calcext:value-type="float">
            <text:p>1486.749</text:p>
          </table:table-cell>
          <table:table-cell office:value-type="float" office:value="1292.107" calcext:value-type="float">
            <text:p>1292.107</text:p>
          </table:table-cell>
          <table:table-cell office:value-type="float" office:value="776.6055" calcext:value-type="float">
            <text:p>776.6055</text:p>
          </table:table-cell>
          <table:table-cell office:value-type="float" office:value="1086.918" calcext:value-type="float">
            <text:p>1086.918</text:p>
          </table:table-cell>
          <table:table-cell office:value-type="float" office:value="418.9341" calcext:value-type="float">
            <text:p>418.9341</text:p>
          </table:table-cell>
          <table:table-cell office:value-type="float" office:value="1867.587" calcext:value-type="float">
            <text:p>1867.587</text:p>
          </table:table-cell>
          <table:table-cell office:value-type="float" office:value="2100.277" calcext:value-type="float">
            <text:p>2100.277</text:p>
          </table:table-cell>
          <table:table-cell office:value-type="float" office:value="1677.066" calcext:value-type="float">
            <text:p>1677.066</text:p>
          </table:table-cell>
          <table:table-cell office:value-type="float" office:value="586.2803" calcext:value-type="float">
            <text:p>586.2803</text:p>
          </table:table-cell>
          <table:table-cell office:value-type="float" office:value="579.031" calcext:value-type="float">
            <text:p>579.031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43" calcext:value-type="float">
            <text:p>35.70543</text:p>
          </table:table-cell>
          <table:table-cell office:value-type="float" office:value="0" calcext:value-type="float">
            <text:p>0</text:p>
          </table:table-cell>
          <table:table-cell office:value-type="float" office:value="-0.01518719" calcext:value-type="float">
            <text:p>-0.01518719</text:p>
          </table:table-cell>
          <table:table-cell office:value-type="float" office:value="0" calcext:value-type="float">
            <text:p>0</text:p>
          </table:table-cell>
          <table:table-cell office:value-type="float" office:value="0.08246784" calcext:value-type="float">
            <text:p>0.08246784</text:p>
          </table:table-cell>
          <table:table-cell office:value-type="float" office:value="1.677917" calcext:value-type="float">
            <text:p>1.677917</text:p>
          </table:table-cell>
          <table:table-cell office:value-type="float" office:value="-0.6165897" calcext:value-type="float">
            <text:p>-0.6165897</text:p>
          </table:table-cell>
          <table:table-cell office:value-type="float" office:value="1.061328" calcext:value-type="float">
            <text:p>1.061328</text:p>
          </table:table-cell>
          <table:table-cell office:value-type="float" office:value="-197.3315" calcext:value-type="float">
            <text:p>-197.3315</text:p>
          </table:table-cell>
          <table:table-cell office:value-type="float" office:value="0" calcext:value-type="float">
            <text:p>0</text:p>
          </table:table-cell>
          <table:table-cell office:value-type="float" office:value="7.799801" calcext:value-type="float">
            <text:p>7.799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375.0633" calcext:value-type="float">
            <text:p>375.0633</text:p>
          </table:table-cell>
          <table:table-cell office:value-type="float" office:value="13232.02" calcext:value-type="float">
            <text:p>13232.02</text:p>
          </table:table-cell>
          <table:table-cell office:value-type="float" office:value="0" calcext:value-type="float">
            <text:p>0</text:p>
          </table:table-cell>
          <table:table-cell office:value-type="float" office:value="0.006586698" calcext:value-type="float">
            <text:p>0.006586698</text:p>
          </table:table-cell>
          <table:table-cell office:value-type="float" office:value="-206.6136" calcext:value-type="float">
            <text:p>-206.6136</text:p>
          </table:table-cell>
          <table:table-cell office:value-type="float" office:value="557.7879" calcext:value-type="float">
            <text:p>557.7879</text:p>
          </table:table-cell>
          <table:table-cell office:value-type="float" office:value="-0.1205743" calcext:value-type="float">
            <text:p>-0.1205743</text:p>
          </table:table-cell>
          <table:table-cell office:value-type="float" office:value="131.919" calcext:value-type="float">
            <text:p>131.919</text:p>
          </table:table-cell>
          <table:table-cell office:value-type="float" office:value="5.238694" calcext:value-type="float">
            <text:p>5.238694</text:p>
          </table:table-cell>
          <table:table-cell office:value-type="float" office:value="0.04842147" calcext:value-type="float">
            <text:p>0.04842147</text:p>
          </table:table-cell>
          <table:table-cell office:value-type="float" office:value="0" calcext:value-type="float">
            <text:p>0</text:p>
          </table:table-cell>
          <table:table-cell office:value-type="float" office:value="0.03923753" calcext:value-type="float">
            <text:p>0.03923753</text:p>
          </table:table-cell>
          <table:table-cell office:value-type="float" office:value="0" calcext:value-type="float">
            <text:p>0</text:p>
          </table:table-cell>
          <table:table-cell office:value-type="float" office:value="0.4781251" calcext:value-type="float">
            <text:p>0.4781251</text:p>
          </table:table-cell>
          <table:table-cell office:value-type="float" office:value="370" calcext:value-type="float">
            <text:p>370</text:p>
          </table:table-cell>
          <table:table-cell office:value-type="float" office:value="-205.6125" calcext:value-type="float">
            <text:p>-205.6125</text:p>
          </table:table-cell>
          <table:table-cell office:value-type="float" office:value="0" calcext:value-type="float">
            <text:p>0</text:p>
          </table:table-cell>
          <table:table-cell office:value-type="float" office:value="327.077" calcext:value-type="float">
            <text:p>327.077</text:p>
          </table:table-cell>
          <table:table-cell office:value-type="float" office:value="1226.819" calcext:value-type="float">
            <text:p>1226.819</text:p>
          </table:table-cell>
          <table:table-cell office:value-type="float" office:value="1485.372" calcext:value-type="float">
            <text:p>1485.372</text:p>
          </table:table-cell>
          <table:table-cell office:value-type="float" office:value="1291.835" calcext:value-type="float">
            <text:p>1291.835</text:p>
          </table:table-cell>
          <table:table-cell office:value-type="float" office:value="776.4344" calcext:value-type="float">
            <text:p>776.4344</text:p>
          </table:table-cell>
          <table:table-cell office:value-type="float" office:value="1086.796" calcext:value-type="float">
            <text:p>1086.796</text:p>
          </table:table-cell>
          <table:table-cell office:value-type="float" office:value="418.8783" calcext:value-type="float">
            <text:p>418.8783</text:p>
          </table:table-cell>
          <table:table-cell office:value-type="float" office:value="1867.504" calcext:value-type="float">
            <text:p>1867.504</text:p>
          </table:table-cell>
          <table:table-cell office:value-type="float" office:value="2100.227" calcext:value-type="float">
            <text:p>2100.227</text:p>
          </table:table-cell>
          <table:table-cell office:value-type="float" office:value="1677.047" calcext:value-type="float">
            <text:p>1677.047</text:p>
          </table:table-cell>
          <table:table-cell office:value-type="float" office:value="586.2787" calcext:value-type="float">
            <text:p>586.2787</text:p>
          </table:table-cell>
          <table:table-cell office:value-type="float" office:value="579.028" calcext:value-type="float">
            <text:p>579.028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42" calcext:value-type="float">
            <text:p>35.70542</text:p>
          </table:table-cell>
          <table:table-cell office:value-type="float" office:value="0" calcext:value-type="float">
            <text:p>0</text:p>
          </table:table-cell>
          <table:table-cell office:value-type="float" office:value="-0.01583664" calcext:value-type="float">
            <text:p>-0.01583664</text:p>
          </table:table-cell>
          <table:table-cell office:value-type="float" office:value="0" calcext:value-type="float">
            <text:p>0</text:p>
          </table:table-cell>
          <table:table-cell office:value-type="float" office:value="0.09095169" calcext:value-type="float">
            <text:p>0.09095169</text:p>
          </table:table-cell>
          <table:table-cell office:value-type="float" office:value="2.062639" calcext:value-type="float">
            <text:p>2.062639</text:p>
          </table:table-cell>
          <table:table-cell office:value-type="float" office:value="-0.7134064" calcext:value-type="float">
            <text:p>-0.7134064</text:p>
          </table:table-cell>
          <table:table-cell office:value-type="float" office:value="1.349232" calcext:value-type="float">
            <text:p>1.349232</text:p>
          </table:table-cell>
          <table:table-cell office:value-type="float" office:value="-200.6943" calcext:value-type="float">
            <text:p>-200.6943</text:p>
          </table:table-cell>
          <table:table-cell office:value-type="float" office:value="0" calcext:value-type="float">
            <text:p>0</text:p>
          </table:table-cell>
          <table:table-cell office:value-type="float" office:value="7.911433" calcext:value-type="float">
            <text:p>7.91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371.1149" calcext:value-type="float">
            <text:p>371.1149</text:p>
          </table:table-cell>
          <table:table-cell office:value-type="float" office:value="13232.03" calcext:value-type="float">
            <text:p>13232.03</text:p>
          </table:table-cell>
          <table:table-cell office:value-type="float" office:value="0" calcext:value-type="float">
            <text:p>0</text:p>
          </table:table-cell>
          <table:table-cell office:value-type="float" office:value="0.007338963" calcext:value-type="float">
            <text:p>0.007338963</text:p>
          </table:table-cell>
          <table:table-cell office:value-type="float" office:value="-210.3694" calcext:value-type="float">
            <text:p>-210.3694</text:p>
          </table:table-cell>
          <table:table-cell office:value-type="float" office:value="569.459" calcext:value-type="float">
            <text:p>569.459</text:p>
          </table:table-cell>
          <table:table-cell office:value-type="float" office:value="-0.1481524" calcext:value-type="float">
            <text:p>-0.1481524</text:p>
          </table:table-cell>
          <table:table-cell office:value-type="float" office:value="131.0649" calcext:value-type="float">
            <text:p>131.0649</text:p>
          </table:table-cell>
          <table:table-cell office:value-type="float" office:value="5.113651" calcext:value-type="float">
            <text:p>5.113651</text:p>
          </table:table-cell>
          <table:table-cell office:value-type="float" office:value="0.04817111" calcext:value-type="float">
            <text:p>0.04817111</text:p>
          </table:table-cell>
          <table:table-cell office:value-type="float" office:value="0" calcext:value-type="float">
            <text:p>0</text:p>
          </table:table-cell>
          <table:table-cell office:value-type="float" office:value="0.03925167" calcext:value-type="float">
            <text:p>0.03925167</text:p>
          </table:table-cell>
          <table:table-cell office:value-type="float" office:value="0" calcext:value-type="float">
            <text:p>0</text:p>
          </table:table-cell>
          <table:table-cell office:value-type="float" office:value="0.4798818" calcext:value-type="float">
            <text:p>0.4798818</text:p>
          </table:table-cell>
          <table:table-cell office:value-type="float" office:value="370" calcext:value-type="float">
            <text:p>370</text:p>
          </table:table-cell>
          <table:table-cell office:value-type="float" office:value="-208.97" calcext:value-type="float">
            <text:p>-208.97</text:p>
          </table:table-cell>
          <table:table-cell office:value-type="float" office:value="0" calcext:value-type="float">
            <text:p>0</text:p>
          </table:table-cell>
          <table:table-cell office:value-type="float" office:value="327.3026" calcext:value-type="float">
            <text:p>327.3026</text:p>
          </table:table-cell>
          <table:table-cell office:value-type="float" office:value="1225.299" calcext:value-type="float">
            <text:p>1225.299</text:p>
          </table:table-cell>
          <table:table-cell office:value-type="float" office:value="1483.756" calcext:value-type="float">
            <text:p>1483.756</text:p>
          </table:table-cell>
          <table:table-cell office:value-type="float" office:value="1291.511" calcext:value-type="float">
            <text:p>1291.511</text:p>
          </table:table-cell>
          <table:table-cell office:value-type="float" office:value="776.2326" calcext:value-type="float">
            <text:p>776.2326</text:p>
          </table:table-cell>
          <table:table-cell office:value-type="float" office:value="1086.654" calcext:value-type="float">
            <text:p>1086.654</text:p>
          </table:table-cell>
          <table:table-cell office:value-type="float" office:value="418.8163" calcext:value-type="float">
            <text:p>418.8163</text:p>
          </table:table-cell>
          <table:table-cell office:value-type="float" office:value="1867.407" calcext:value-type="float">
            <text:p>1867.407</text:p>
          </table:table-cell>
          <table:table-cell office:value-type="float" office:value="2100.176" calcext:value-type="float">
            <text:p>2100.176</text:p>
          </table:table-cell>
          <table:table-cell office:value-type="float" office:value="1677.029" calcext:value-type="float">
            <text:p>1677.029</text:p>
          </table:table-cell>
          <table:table-cell office:value-type="float" office:value="586.2771" calcext:value-type="float">
            <text:p>586.2771</text:p>
          </table:table-cell>
          <table:table-cell office:value-type="float" office:value="579.0248" calcext:value-type="float">
            <text:p>579.0248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41" calcext:value-type="float">
            <text:p>35.70541</text:p>
          </table:table-cell>
          <table:table-cell office:value-type="float" office:value="0" calcext:value-type="float">
            <text:p>0</text:p>
          </table:table-cell>
          <table:table-cell office:value-type="float" office:value="-0.01675901" calcext:value-type="float">
            <text:p>-0.01675901</text:p>
          </table:table-cell>
          <table:table-cell office:value-type="float" office:value="0" calcext:value-type="float">
            <text:p>0</text:p>
          </table:table-cell>
          <table:table-cell office:value-type="float" office:value="0.09991109" calcext:value-type="float">
            <text:p>0.09991109</text:p>
          </table:table-cell>
          <table:table-cell office:value-type="float" office:value="2.55402" calcext:value-type="float">
            <text:p>2.55402</text:p>
          </table:table-cell>
          <table:table-cell office:value-type="float" office:value="-0.8321921" calcext:value-type="float">
            <text:p>-0.8321921</text:p>
          </table:table-cell>
          <table:table-cell office:value-type="float" office:value="1.721828" calcext:value-type="float">
            <text:p>1.721828</text:p>
          </table:table-cell>
          <table:table-cell office:value-type="float" office:value="-204.5434" calcext:value-type="float">
            <text:p>-204.5434</text:p>
          </table:table-cell>
          <table:table-cell office:value-type="float" office:value="0" calcext:value-type="float">
            <text:p>0</text:p>
          </table:table-cell>
          <table:table-cell office:value-type="float" office:value="8.028491" calcext:value-type="float">
            <text:p>8.02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367.2297" calcext:value-type="float">
            <text:p>367.2297</text:p>
          </table:table-cell>
          <table:table-cell office:value-type="float" office:value="13232" calcext:value-type="float">
            <text:p>13232</text:p>
          </table:table-cell>
          <table:table-cell office:value-type="float" office:value="0" calcext:value-type="float">
            <text:p>0</text:p>
          </table:table-cell>
          <table:table-cell office:value-type="float" office:value="0.008332966" calcext:value-type="float">
            <text:p>0.008332966</text:p>
          </table:table-cell>
          <table:table-cell office:value-type="float" office:value="-214.1466" calcext:value-type="float">
            <text:p>-214.1466</text:p>
          </table:table-cell>
          <table:table-cell office:value-type="float" office:value="580.7806" calcext:value-type="float">
            <text:p>580.7806</text:p>
          </table:table-cell>
          <table:table-cell office:value-type="float" office:value="-0.1873109" calcext:value-type="float">
            <text:p>-0.1873109</text:p>
          </table:table-cell>
          <table:table-cell office:value-type="float" office:value="130.2117" calcext:value-type="float">
            <text:p>130.2117</text:p>
          </table:table-cell>
          <table:table-cell office:value-type="float" office:value="4.996709" calcext:value-type="float">
            <text:p>4.996709</text:p>
          </table:table-cell>
          <table:table-cell office:value-type="float" office:value="0.04791418" calcext:value-type="float">
            <text:p>0.04791418</text:p>
          </table:table-cell>
          <table:table-cell office:value-type="float" office:value="0" calcext:value-type="float">
            <text:p>0</text:p>
          </table:table-cell>
          <table:table-cell office:value-type="float" office:value="0.03926419" calcext:value-type="float">
            <text:p>0.03926419</text:p>
          </table:table-cell>
          <table:table-cell office:value-type="float" office:value="0" calcext:value-type="float">
            <text:p>0</text:p>
          </table:table-cell>
          <table:table-cell office:value-type="float" office:value="0.4814221" calcext:value-type="float">
            <text:p>0.4814221</text:p>
          </table:table-cell>
          <table:table-cell office:value-type="float" office:value="370" calcext:value-type="float">
            <text:p>370</text:p>
          </table:table-cell>
          <table:table-cell office:value-type="float" office:value="-212.3196" calcext:value-type="float">
            <text:p>-212.3196</text:p>
          </table:table-cell>
          <table:table-cell office:value-type="float" office:value="0" calcext:value-type="float">
            <text:p>0</text:p>
          </table:table-cell>
          <table:table-cell office:value-type="float" office:value="327.5331" calcext:value-type="float">
            <text:p>327.5331</text:p>
          </table:table-cell>
          <table:table-cell office:value-type="float" office:value="1223.823" calcext:value-type="float">
            <text:p>1223.823</text:p>
          </table:table-cell>
          <table:table-cell office:value-type="float" office:value="1482.152" calcext:value-type="float">
            <text:p>1482.152</text:p>
          </table:table-cell>
          <table:table-cell office:value-type="float" office:value="1291.174" calcext:value-type="float">
            <text:p>1291.174</text:p>
          </table:table-cell>
          <table:table-cell office:value-type="float" office:value="776.0219" calcext:value-type="float">
            <text:p>776.0219</text:p>
          </table:table-cell>
          <table:table-cell office:value-type="float" office:value="1086.499" calcext:value-type="float">
            <text:p>1086.499</text:p>
          </table:table-cell>
          <table:table-cell office:value-type="float" office:value="418.7489" calcext:value-type="float">
            <text:p>418.7489</text:p>
          </table:table-cell>
          <table:table-cell office:value-type="float" office:value="1867.306" calcext:value-type="float">
            <text:p>1867.306</text:p>
          </table:table-cell>
          <table:table-cell office:value-type="float" office:value="2100.123" calcext:value-type="float">
            <text:p>2100.123</text:p>
          </table:table-cell>
          <table:table-cell office:value-type="float" office:value="1677.011" calcext:value-type="float">
            <text:p>1677.011</text:p>
          </table:table-cell>
          <table:table-cell office:value-type="float" office:value="586.2755" calcext:value-type="float">
            <text:p>586.2755</text:p>
          </table:table-cell>
          <table:table-cell office:value-type="float" office:value="579.0215" calcext:value-type="float">
            <text:p>579.0215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4" calcext:value-type="float">
            <text:p>35.7054</text:p>
          </table:table-cell>
          <table:table-cell office:value-type="float" office:value="0" calcext:value-type="float">
            <text:p>0</text:p>
          </table:table-cell>
          <table:table-cell office:value-type="float" office:value="-0.01768144" calcext:value-type="float">
            <text:p>-0.01768144</text:p>
          </table:table-cell>
          <table:table-cell office:value-type="float" office:value="0" calcext:value-type="float">
            <text:p>0</text:p>
          </table:table-cell>
          <table:table-cell office:value-type="float" office:value="0.111704" calcext:value-type="float">
            <text:p>0.111704</text:p>
          </table:table-cell>
          <table:table-cell office:value-type="float" office:value="3.090519" calcext:value-type="float">
            <text:p>3.090519</text:p>
          </table:table-cell>
          <table:table-cell office:value-type="float" office:value="-0.9785624" calcext:value-type="float">
            <text:p>-0.9785624</text:p>
          </table:table-cell>
          <table:table-cell office:value-type="float" office:value="2.111957" calcext:value-type="float">
            <text:p>2.111957</text:p>
          </table:table-cell>
          <table:table-cell office:value-type="float" office:value="-208.3746" calcext:value-type="float">
            <text:p>-208.3746</text:p>
          </table:table-cell>
          <table:table-cell office:value-type="float" office:value="0" calcext:value-type="float">
            <text:p>0</text:p>
          </table:table-cell>
          <table:table-cell office:value-type="float" office:value="8.119457" calcext:value-type="float">
            <text:p>8.119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363.1025" calcext:value-type="float">
            <text:p>363.1025</text:p>
          </table:table-cell>
          <table:table-cell office:value-type="float" office:value="13231.93" calcext:value-type="float">
            <text:p>13231.93</text:p>
          </table:table-cell>
          <table:table-cell office:value-type="float" office:value="0" calcext:value-type="float">
            <text:p>0</text:p>
          </table:table-cell>
          <table:table-cell office:value-type="float" office:value="0.009633125" calcext:value-type="float">
            <text:p>0.009633125</text:p>
          </table:table-cell>
          <table:table-cell office:value-type="float" office:value="-218.2218" calcext:value-type="float">
            <text:p>-218.2218</text:p>
          </table:table-cell>
          <table:table-cell office:value-type="float" office:value="593.6234" calcext:value-type="float">
            <text:p>593.6234</text:p>
          </table:table-cell>
          <table:table-cell office:value-type="float" office:value="-0.2340495" calcext:value-type="float">
            <text:p>-0.2340495</text:p>
          </table:table-cell>
          <table:table-cell office:value-type="float" office:value="128.9847" calcext:value-type="float">
            <text:p>128.9847</text:p>
          </table:table-cell>
          <table:table-cell office:value-type="float" office:value="4.88059" calcext:value-type="float">
            <text:p>4.88059</text:p>
          </table:table-cell>
          <table:table-cell office:value-type="float" office:value="0.04761446" calcext:value-type="float">
            <text:p>0.04761446</text:p>
          </table:table-cell>
          <table:table-cell office:value-type="float" office:value="0" calcext:value-type="float">
            <text:p>0</text:p>
          </table:table-cell>
          <table:table-cell office:value-type="float" office:value="0.03927164" calcext:value-type="float">
            <text:p>0.03927164</text:p>
          </table:table-cell>
          <table:table-cell office:value-type="float" office:value="0" calcext:value-type="float">
            <text:p>0</text:p>
          </table:table-cell>
          <table:table-cell office:value-type="float" office:value="0.482549" calcext:value-type="float">
            <text:p>0.482549</text:p>
          </table:table-cell>
          <table:table-cell office:value-type="float" office:value="370" calcext:value-type="float">
            <text:p>370</text:p>
          </table:table-cell>
          <table:table-cell office:value-type="float" office:value="-215.9181" calcext:value-type="float">
            <text:p>-215.9181</text:p>
          </table:table-cell>
          <table:table-cell office:value-type="float" office:value="0" calcext:value-type="float">
            <text:p>0</text:p>
          </table:table-cell>
          <table:table-cell office:value-type="float" office:value="327.783" calcext:value-type="float">
            <text:p>327.783</text:p>
          </table:table-cell>
          <table:table-cell office:value-type="float" office:value="1222.266" calcext:value-type="float">
            <text:p>1222.266</text:p>
          </table:table-cell>
          <table:table-cell office:value-type="float" office:value="1480.413" calcext:value-type="float">
            <text:p>1480.413</text:p>
          </table:table-cell>
          <table:table-cell office:value-type="float" office:value="1290.797" calcext:value-type="float">
            <text:p>1290.797</text:p>
          </table:table-cell>
          <table:table-cell office:value-type="float" office:value="775.7899" calcext:value-type="float">
            <text:p>775.7899</text:p>
          </table:table-cell>
          <table:table-cell office:value-type="float" office:value="1086.329" calcext:value-type="float">
            <text:p>1086.329</text:p>
          </table:table-cell>
          <table:table-cell office:value-type="float" office:value="418.6747" calcext:value-type="float">
            <text:p>418.6747</text:p>
          </table:table-cell>
          <table:table-cell office:value-type="float" office:value="1867.199" calcext:value-type="float">
            <text:p>1867.199</text:p>
          </table:table-cell>
          <table:table-cell office:value-type="float" office:value="2100.069" calcext:value-type="float">
            <text:p>2100.069</text:p>
          </table:table-cell>
          <table:table-cell office:value-type="float" office:value="1676.992" calcext:value-type="float">
            <text:p>1676.992</text:p>
          </table:table-cell>
          <table:table-cell office:value-type="float" office:value="586.2738" calcext:value-type="float">
            <text:p>586.2738</text:p>
          </table:table-cell>
          <table:table-cell office:value-type="float" office:value="579.0182" calcext:value-type="float">
            <text:p>579.0182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39" calcext:value-type="float">
            <text:p>35.70539</text:p>
          </table:table-cell>
          <table:table-cell office:value-type="float" office:value="0" calcext:value-type="float">
            <text:p>0</text:p>
          </table:table-cell>
          <table:table-cell office:value-type="float" office:value="-0.01872815" calcext:value-type="float">
            <text:p>-0.01872815</text:p>
          </table:table-cell>
          <table:table-cell office:value-type="float" office:value="0" calcext:value-type="float">
            <text:p>0</text:p>
          </table:table-cell>
          <table:table-cell office:value-type="float" office:value="0.1231652" calcext:value-type="float">
            <text:p>0.1231652</text:p>
          </table:table-cell>
          <table:table-cell office:value-type="float" office:value="3.680114" calcext:value-type="float">
            <text:p>3.680114</text:p>
          </table:table-cell>
          <table:table-cell office:value-type="float" office:value="-1.136889" calcext:value-type="float">
            <text:p>-1.136889</text:p>
          </table:table-cell>
          <table:table-cell office:value-type="float" office:value="2.543225" calcext:value-type="float">
            <text:p>2.543225</text:p>
          </table:table-cell>
          <table:table-cell office:value-type="float" office:value="-212.4917" calcext:value-type="float">
            <text:p>-212.4917</text:p>
          </table:table-cell>
          <table:table-cell office:value-type="float" office:value="0" calcext:value-type="float">
            <text:p>0</text:p>
          </table:table-cell>
          <table:table-cell office:value-type="float" office:value="8.206818" calcext:value-type="float">
            <text:p>8.20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359.5854" calcext:value-type="float">
            <text:p>359.5854</text:p>
          </table:table-cell>
          <table:table-cell office:value-type="float" office:value="13231.82" calcext:value-type="float">
            <text:p>13231.82</text:p>
          </table:table-cell>
          <table:table-cell office:value-type="float" office:value="0" calcext:value-type="float">
            <text:p>0</text:p>
          </table:table-cell>
          <table:table-cell office:value-type="float" office:value="0.01068212" calcext:value-type="float">
            <text:p>0.01068212</text:p>
          </table:table-cell>
          <table:table-cell office:value-type="float" office:value="-221.8164" calcext:value-type="float">
            <text:p>-221.8164</text:p>
          </table:table-cell>
          <table:table-cell office:value-type="float" office:value="606.1204" calcext:value-type="float">
            <text:p>606.1204</text:p>
          </table:table-cell>
          <table:table-cell office:value-type="float" office:value="-0.2858407" calcext:value-type="float">
            <text:p>-0.2858407</text:p>
          </table:table-cell>
          <table:table-cell office:value-type="float" office:value="128.6111" calcext:value-type="float">
            <text:p>128.6111</text:p>
          </table:table-cell>
          <table:table-cell office:value-type="float" office:value="4.782193" calcext:value-type="float">
            <text:p>4.782193</text:p>
          </table:table-cell>
          <table:table-cell office:value-type="float" office:value="0.04752211" calcext:value-type="float">
            <text:p>0.04752211</text:p>
          </table:table-cell>
          <table:table-cell office:value-type="float" office:value="0" calcext:value-type="float">
            <text:p>0</text:p>
          </table:table-cell>
          <table:table-cell office:value-type="float" office:value="0.03927557" calcext:value-type="float">
            <text:p>0.03927557</text:p>
          </table:table-cell>
          <table:table-cell office:value-type="float" office:value="0" calcext:value-type="float">
            <text:p>0</text:p>
          </table:table-cell>
          <table:table-cell office:value-type="float" office:value="0.4833726" calcext:value-type="float">
            <text:p>0.4833726</text:p>
          </table:table-cell>
          <table:table-cell office:value-type="float" office:value="370" calcext:value-type="float">
            <text:p>370</text:p>
          </table:table-cell>
          <table:table-cell office:value-type="float" office:value="-219.0702" calcext:value-type="float">
            <text:p>-219.0702</text:p>
          </table:table-cell>
          <table:table-cell office:value-type="float" office:value="0" calcext:value-type="float">
            <text:p>0</text:p>
          </table:table-cell>
          <table:table-cell office:value-type="float" office:value="328.0072" calcext:value-type="float">
            <text:p>328.0072</text:p>
          </table:table-cell>
          <table:table-cell office:value-type="float" office:value="1220.966" calcext:value-type="float">
            <text:p>1220.966</text:p>
          </table:table-cell>
          <table:table-cell office:value-type="float" office:value="1478.948" calcext:value-type="float">
            <text:p>1478.948</text:p>
          </table:table-cell>
          <table:table-cell office:value-type="float" office:value="1290.464" calcext:value-type="float">
            <text:p>1290.464</text:p>
          </table:table-cell>
          <table:table-cell office:value-type="float" office:value="775.5712" calcext:value-type="float">
            <text:p>775.5712</text:p>
          </table:table-cell>
          <table:table-cell office:value-type="float" office:value="1086.159" calcext:value-type="float">
            <text:p>1086.159</text:p>
          </table:table-cell>
          <table:table-cell office:value-type="float" office:value="418.5988" calcext:value-type="float">
            <text:p>418.5988</text:p>
          </table:table-cell>
          <table:table-cell office:value-type="float" office:value="1867.086" calcext:value-type="float">
            <text:p>1867.086</text:p>
          </table:table-cell>
          <table:table-cell office:value-type="float" office:value="2100.013" calcext:value-type="float">
            <text:p>2100.013</text:p>
          </table:table-cell>
          <table:table-cell office:value-type="float" office:value="1676.974" calcext:value-type="float">
            <text:p>1676.974</text:p>
          </table:table-cell>
          <table:table-cell office:value-type="float" office:value="586.2722" calcext:value-type="float">
            <text:p>586.2722</text:p>
          </table:table-cell>
          <table:table-cell office:value-type="float" office:value="579.0148" calcext:value-type="float">
            <text:p>579.0148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39" calcext:value-type="float">
            <text:p>35.70539</text:p>
          </table:table-cell>
          <table:table-cell office:value-type="float" office:value="0" calcext:value-type="float">
            <text:p>0</text:p>
          </table:table-cell>
          <table:table-cell office:value-type="float" office:value="-0.01938432" calcext:value-type="float">
            <text:p>-0.01938432</text:p>
          </table:table-cell>
          <table:table-cell office:value-type="float" office:value="0" calcext:value-type="float">
            <text:p>0</text:p>
          </table:table-cell>
          <table:table-cell office:value-type="float" office:value="0.1342938" calcext:value-type="float">
            <text:p>0.1342938</text:p>
          </table:table-cell>
          <table:table-cell office:value-type="float" office:value="4.226493" calcext:value-type="float">
            <text:p>4.226493</text:p>
          </table:table-cell>
          <table:table-cell office:value-type="float" office:value="-1.291591" calcext:value-type="float">
            <text:p>-1.291591</text:p>
          </table:table-cell>
          <table:table-cell office:value-type="float" office:value="2.934902" calcext:value-type="float">
            <text:p>2.934902</text:p>
          </table:table-cell>
          <table:table-cell office:value-type="float" office:value="-216.0441" calcext:value-type="float">
            <text:p>-216.0441</text:p>
          </table:table-cell>
          <table:table-cell office:value-type="float" office:value="0" calcext:value-type="float">
            <text:p>0</text:p>
          </table:table-cell>
          <table:table-cell office:value-type="float" office:value="8.214123" calcext:value-type="float">
            <text:p>8.21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356.2098" calcext:value-type="float">
            <text:p>356.2098</text:p>
          </table:table-cell>
          <table:table-cell office:value-type="float" office:value="13231.69" calcext:value-type="float">
            <text:p>13231.69</text:p>
          </table:table-cell>
          <table:table-cell office:value-type="float" office:value="0" calcext:value-type="float">
            <text:p>0</text:p>
          </table:table-cell>
          <table:table-cell office:value-type="float" office:value="0.01188014" calcext:value-type="float">
            <text:p>0.01188014</text:p>
          </table:table-cell>
          <table:table-cell office:value-type="float" office:value="-225.0758" calcext:value-type="float">
            <text:p>-225.0758</text:p>
          </table:table-cell>
          <table:table-cell office:value-type="float" office:value="615.0881" calcext:value-type="float">
            <text:p>615.0881</text:p>
          </table:table-cell>
          <table:table-cell office:value-type="float" office:value="-0.3480422" calcext:value-type="float">
            <text:p>-0.3480422</text:p>
          </table:table-cell>
          <table:table-cell office:value-type="float" office:value="128.2021" calcext:value-type="float">
            <text:p>128.2021</text:p>
          </table:table-cell>
          <table:table-cell office:value-type="float" office:value="4.681997" calcext:value-type="float">
            <text:p>4.681997</text:p>
          </table:table-cell>
          <table:table-cell office:value-type="float" office:value="0.04745456" calcext:value-type="float">
            <text:p>0.04745456</text:p>
          </table:table-cell>
          <table:table-cell office:value-type="float" office:value="0" calcext:value-type="float">
            <text:p>0</text:p>
          </table:table-cell>
          <table:table-cell office:value-type="float" office:value="0.03927901" calcext:value-type="float">
            <text:p>0.03927901</text:p>
          </table:table-cell>
          <table:table-cell office:value-type="float" office:value="0" calcext:value-type="float">
            <text:p>0</text:p>
          </table:table-cell>
          <table:table-cell office:value-type="float" office:value="0.484104" calcext:value-type="float">
            <text:p>0.484104</text:p>
          </table:table-cell>
          <table:table-cell office:value-type="float" office:value="370" calcext:value-type="float">
            <text:p>370</text:p>
          </table:table-cell>
          <table:table-cell office:value-type="float" office:value="-221.804" calcext:value-type="float">
            <text:p>-221.804</text:p>
          </table:table-cell>
          <table:table-cell office:value-type="float" office:value="0" calcext:value-type="float">
            <text:p>0</text:p>
          </table:table-cell>
          <table:table-cell office:value-type="float" office:value="328.2143" calcext:value-type="float">
            <text:p>328.2143</text:p>
          </table:table-cell>
          <table:table-cell office:value-type="float" office:value="1219.703" calcext:value-type="float">
            <text:p>1219.703</text:p>
          </table:table-cell>
          <table:table-cell office:value-type="float" office:value="1477.562" calcext:value-type="float">
            <text:p>1477.562</text:p>
          </table:table-cell>
          <table:table-cell office:value-type="float" office:value="1290.153" calcext:value-type="float">
            <text:p>1290.153</text:p>
          </table:table-cell>
          <table:table-cell office:value-type="float" office:value="775.3652" calcext:value-type="float">
            <text:p>775.3652</text:p>
          </table:table-cell>
          <table:table-cell office:value-type="float" office:value="1085.999" calcext:value-type="float">
            <text:p>1085.999</text:p>
          </table:table-cell>
          <table:table-cell office:value-type="float" office:value="418.5251" calcext:value-type="float">
            <text:p>418.5251</text:p>
          </table:table-cell>
          <table:table-cell office:value-type="float" office:value="1866.963" calcext:value-type="float">
            <text:p>1866.963</text:p>
          </table:table-cell>
          <table:table-cell office:value-type="float" office:value="2099.948" calcext:value-type="float">
            <text:p>2099.948</text:p>
          </table:table-cell>
          <table:table-cell office:value-type="float" office:value="1676.955" calcext:value-type="float">
            <text:p>1676.955</text:p>
          </table:table-cell>
          <table:table-cell office:value-type="float" office:value="586.2704" calcext:value-type="float">
            <text:p>586.2704</text:p>
          </table:table-cell>
          <table:table-cell office:value-type="float" office:value="579.0112" calcext:value-type="float">
            <text:p>579.0112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38" calcext:value-type="float">
            <text:p>35.70538</text:p>
          </table:table-cell>
          <table:table-cell office:value-type="float" office:value="0" calcext:value-type="float">
            <text:p>0</text:p>
          </table:table-cell>
          <table:table-cell office:value-type="float" office:value="-0.01995335" calcext:value-type="float">
            <text:p>-0.01995335</text:p>
          </table:table-cell>
          <table:table-cell office:value-type="float" office:value="0" calcext:value-type="float">
            <text:p>0</text:p>
          </table:table-cell>
          <table:table-cell office:value-type="float" office:value="0.1480764" calcext:value-type="float">
            <text:p>0.1480764</text:p>
          </table:table-cell>
          <table:table-cell office:value-type="float" office:value="4.888265" calcext:value-type="float">
            <text:p>4.888265</text:p>
          </table:table-cell>
          <table:table-cell office:value-type="float" office:value="-1.489346" calcext:value-type="float">
            <text:p>-1.489346</text:p>
          </table:table-cell>
          <table:table-cell office:value-type="float" office:value="3.398919" calcext:value-type="float">
            <text:p>3.398919</text:p>
          </table:table-cell>
          <table:table-cell office:value-type="float" office:value="-219.4578" calcext:value-type="float">
            <text:p>-219.4578</text:p>
          </table:table-cell>
          <table:table-cell office:value-type="float" office:value="0" calcext:value-type="float">
            <text:p>0</text:p>
          </table:table-cell>
          <table:table-cell office:value-type="float" office:value="8.429849" calcext:value-type="float">
            <text:p>8.429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354.2608" calcext:value-type="float">
            <text:p>354.2608</text:p>
          </table:table-cell>
          <table:table-cell office:value-type="float" office:value="13231.54" calcext:value-type="float">
            <text:p>13231.54</text:p>
          </table:table-cell>
          <table:table-cell office:value-type="float" office:value="0" calcext:value-type="float">
            <text:p>0</text:p>
          </table:table-cell>
          <table:table-cell office:value-type="float" office:value="0.01311603" calcext:value-type="float">
            <text:p>0.01311603</text:p>
          </table:table-cell>
          <table:table-cell office:value-type="float" office:value="-227.1059" calcext:value-type="float">
            <text:p>-227.1059</text:p>
          </table:table-cell>
          <table:table-cell office:value-type="float" office:value="621.383" calcext:value-type="float">
            <text:p>621.383</text:p>
          </table:table-cell>
          <table:table-cell office:value-type="float" office:value="-0.4057696" calcext:value-type="float">
            <text:p>-0.4057696</text:p>
          </table:table-cell>
          <table:table-cell office:value-type="float" office:value="128.019" calcext:value-type="float">
            <text:p>128.019</text:p>
          </table:table-cell>
          <table:table-cell office:value-type="float" office:value="4.630918" calcext:value-type="float">
            <text:p>4.630918</text:p>
          </table:table-cell>
          <table:table-cell office:value-type="float" office:value="0.04754458" calcext:value-type="float">
            <text:p>0.04754458</text:p>
          </table:table-cell>
          <table:table-cell office:value-type="float" office:value="0" calcext:value-type="float">
            <text:p>0</text:p>
          </table:table-cell>
          <table:table-cell office:value-type="float" office:value="0.03928224" calcext:value-type="float">
            <text:p>0.03928224</text:p>
          </table:table-cell>
          <table:table-cell office:value-type="float" office:value="0" calcext:value-type="float">
            <text:p>0</text:p>
          </table:table-cell>
          <table:table-cell office:value-type="float" office:value="0.4847621" calcext:value-type="float">
            <text:p>0.4847621</text:p>
          </table:table-cell>
          <table:table-cell office:value-type="float" office:value="370" calcext:value-type="float">
            <text:p>370</text:p>
          </table:table-cell>
          <table:table-cell office:value-type="float" office:value="-223.6177" calcext:value-type="float">
            <text:p>-223.6177</text:p>
          </table:table-cell>
          <table:table-cell office:value-type="float" office:value="0" calcext:value-type="float">
            <text:p>0</text:p>
          </table:table-cell>
          <table:table-cell office:value-type="float" office:value="328.2761" calcext:value-type="float">
            <text:p>328.2761</text:p>
          </table:table-cell>
          <table:table-cell office:value-type="float" office:value="1219.106" calcext:value-type="float">
            <text:p>1219.106</text:p>
          </table:table-cell>
          <table:table-cell office:value-type="float" office:value="1476.812" calcext:value-type="float">
            <text:p>1476.812</text:p>
          </table:table-cell>
          <table:table-cell office:value-type="float" office:value="1289.962" calcext:value-type="float">
            <text:p>1289.962</text:p>
          </table:table-cell>
          <table:table-cell office:value-type="float" office:value="775.2089" calcext:value-type="float">
            <text:p>775.2089</text:p>
          </table:table-cell>
          <table:table-cell office:value-type="float" office:value="1085.867" calcext:value-type="float">
            <text:p>1085.867</text:p>
          </table:table-cell>
          <table:table-cell office:value-type="float" office:value="418.4595" calcext:value-type="float">
            <text:p>418.4595</text:p>
          </table:table-cell>
          <table:table-cell office:value-type="float" office:value="1866.847" calcext:value-type="float">
            <text:p>1866.847</text:p>
          </table:table-cell>
          <table:table-cell office:value-type="float" office:value="2099.878" calcext:value-type="float">
            <text:p>2099.878</text:p>
          </table:table-cell>
          <table:table-cell office:value-type="float" office:value="1676.936" calcext:value-type="float">
            <text:p>1676.936</text:p>
          </table:table-cell>
          <table:table-cell office:value-type="float" office:value="586.2685" calcext:value-type="float">
            <text:p>586.2685</text:p>
          </table:table-cell>
          <table:table-cell office:value-type="float" office:value="579.0075" calcext:value-type="float">
            <text:p>579.0075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38" calcext:value-type="float">
            <text:p>35.70538</text:p>
          </table:table-cell>
          <table:table-cell office:value-type="float" office:value="0" calcext:value-type="float">
            <text:p>0</text:p>
          </table:table-cell>
          <table:table-cell office:value-type="float" office:value="-0.02012231" calcext:value-type="float">
            <text:p>-0.02012231</text:p>
          </table:table-cell>
          <table:table-cell office:value-type="float" office:value="0" calcext:value-type="float">
            <text:p>0</text:p>
          </table:table-cell>
          <table:table-cell office:value-type="float" office:value="0.1551372" calcext:value-type="float">
            <text:p>0.1551372</text:p>
          </table:table-cell>
          <table:table-cell office:value-type="float" office:value="5.18919" calcext:value-type="float">
            <text:p>5.18919</text:p>
          </table:table-cell>
          <table:table-cell office:value-type="float" office:value="-1.631051" calcext:value-type="float">
            <text:p>-1.631051</text:p>
          </table:table-cell>
          <table:table-cell office:value-type="float" office:value="3.558139" calcext:value-type="float">
            <text:p>3.558139</text:p>
          </table:table-cell>
          <table:table-cell office:value-type="float" office:value="-221.4814" calcext:value-type="float">
            <text:p>-221.4814</text:p>
          </table:table-cell>
          <table:table-cell office:value-type="float" office:value="0" calcext:value-type="float">
            <text:p>0</text:p>
          </table:table-cell>
          <table:table-cell office:value-type="float" office:value="8.480061" calcext:value-type="float">
            <text:p>8.48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352.4621" calcext:value-type="float">
            <text:p>352.4621</text:p>
          </table:table-cell>
          <table:table-cell office:value-type="float" office:value="13231.45" calcext:value-type="float">
            <text:p>13231.45</text:p>
          </table:table-cell>
          <table:table-cell office:value-type="float" office:value="0" calcext:value-type="float">
            <text:p>0</text:p>
          </table:table-cell>
          <table:table-cell office:value-type="float" office:value="0.01448989" calcext:value-type="float">
            <text:p>0.01448989</text:p>
          </table:table-cell>
          <table:table-cell office:value-type="float" office:value="-229.0734" calcext:value-type="float">
            <text:p>-229.0734</text:p>
          </table:table-cell>
          <table:table-cell office:value-type="float" office:value="628.342" calcext:value-type="float">
            <text:p>628.342</text:p>
          </table:table-cell>
          <table:table-cell office:value-type="float" office:value="-0.4679024" calcext:value-type="float">
            <text:p>-0.4679024</text:p>
          </table:table-cell>
          <table:table-cell office:value-type="float" office:value="127.8103" calcext:value-type="float">
            <text:p>127.8103</text:p>
          </table:table-cell>
          <table:table-cell office:value-type="float" office:value="4.569512" calcext:value-type="float">
            <text:p>4.569512</text:p>
          </table:table-cell>
          <table:table-cell office:value-type="float" office:value="0.04769399" calcext:value-type="float">
            <text:p>0.04769399</text:p>
          </table:table-cell>
          <table:table-cell office:value-type="float" office:value="0" calcext:value-type="float">
            <text:p>0</text:p>
          </table:table-cell>
          <table:table-cell office:value-type="float" office:value="0.03928507" calcext:value-type="float">
            <text:p>0.03928507</text:p>
          </table:table-cell>
          <table:table-cell office:value-type="float" office:value="0" calcext:value-type="float">
            <text:p>0</text:p>
          </table:table-cell>
          <table:table-cell office:value-type="float" office:value="0.4853612" calcext:value-type="float">
            <text:p>0.4853612</text:p>
          </table:table-cell>
          <table:table-cell office:value-type="float" office:value="370" calcext:value-type="float">
            <text:p>370</text:p>
          </table:table-cell>
          <table:table-cell office:value-type="float" office:value="-225.1574" calcext:value-type="float">
            <text:p>-225.1574</text:p>
          </table:table-cell>
          <table:table-cell office:value-type="float" office:value="0" calcext:value-type="float">
            <text:p>0</text:p>
          </table:table-cell>
          <table:table-cell office:value-type="float" office:value="328.3072" calcext:value-type="float">
            <text:p>328.3072</text:p>
          </table:table-cell>
          <table:table-cell office:value-type="float" office:value="1218.522" calcext:value-type="float">
            <text:p>1218.522</text:p>
          </table:table-cell>
          <table:table-cell office:value-type="float" office:value="1476.158" calcext:value-type="float">
            <text:p>1476.158</text:p>
          </table:table-cell>
          <table:table-cell office:value-type="float" office:value="1289.807" calcext:value-type="float">
            <text:p>1289.807</text:p>
          </table:table-cell>
          <table:table-cell office:value-type="float" office:value="775.088" calcext:value-type="float">
            <text:p>775.088</text:p>
          </table:table-cell>
          <table:table-cell office:value-type="float" office:value="1085.77" calcext:value-type="float">
            <text:p>1085.77</text:p>
          </table:table-cell>
          <table:table-cell office:value-type="float" office:value="418.4073" calcext:value-type="float">
            <text:p>418.4073</text:p>
          </table:table-cell>
          <table:table-cell office:value-type="float" office:value="1866.746" calcext:value-type="float">
            <text:p>1866.746</text:p>
          </table:table-cell>
          <table:table-cell office:value-type="float" office:value="2099.809" calcext:value-type="float">
            <text:p>2099.809</text:p>
          </table:table-cell>
          <table:table-cell office:value-type="float" office:value="1676.917" calcext:value-type="float">
            <text:p>1676.917</text:p>
          </table:table-cell>
          <table:table-cell office:value-type="float" office:value="586.262" calcext:value-type="float">
            <text:p>586.262</text:p>
          </table:table-cell>
          <table:table-cell office:value-type="float" office:value="579.0036" calcext:value-type="float">
            <text:p>579.0036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36" calcext:value-type="float">
            <text:p>35.70536</text:p>
          </table:table-cell>
          <table:table-cell office:value-type="float" office:value="0" calcext:value-type="float">
            <text:p>0</text:p>
          </table:table-cell>
          <table:table-cell office:value-type="float" office:value="-0.02018023" calcext:value-type="float">
            <text:p>-0.02018023</text:p>
          </table:table-cell>
          <table:table-cell office:value-type="float" office:value="0" calcext:value-type="float">
            <text:p>0</text:p>
          </table:table-cell>
          <table:table-cell office:value-type="float" office:value="0.1656586" calcext:value-type="float">
            <text:p>0.1656586</text:p>
          </table:table-cell>
          <table:table-cell office:value-type="float" office:value="5.728985" calcext:value-type="float">
            <text:p>5.728985</text:p>
          </table:table-cell>
          <table:table-cell office:value-type="float" office:value="-1.804661" calcext:value-type="float">
            <text:p>-1.804661</text:p>
          </table:table-cell>
          <table:table-cell office:value-type="float" office:value="3.924324" calcext:value-type="float">
            <text:p>3.924324</text:p>
          </table:table-cell>
          <table:table-cell office:value-type="float" office:value="-223.2988" calcext:value-type="float">
            <text:p>-223.2988</text:p>
          </table:table-cell>
          <table:table-cell office:value-type="float" office:value="0" calcext:value-type="float">
            <text:p>0</text:p>
          </table:table-cell>
          <table:table-cell office:value-type="float" office:value="8.388916" calcext:value-type="float">
            <text:p>8.388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350.5135" calcext:value-type="float">
            <text:p>350.5135</text:p>
          </table:table-cell>
          <table:table-cell office:value-type="float" office:value="13231.38" calcext:value-type="float">
            <text:p>13231.38</text:p>
          </table:table-cell>
          <table:table-cell office:value-type="float" office:value="0" calcext:value-type="float">
            <text:p>0</text:p>
          </table:table-cell>
          <table:table-cell office:value-type="float" office:value="0.01601694" calcext:value-type="float">
            <text:p>0.01601694</text:p>
          </table:table-cell>
          <table:table-cell office:value-type="float" office:value="-231.1186" calcext:value-type="float">
            <text:p>-231.1186</text:p>
          </table:table-cell>
          <table:table-cell office:value-type="float" office:value="635.7186" calcext:value-type="float">
            <text:p>635.7186</text:p>
          </table:table-cell>
          <table:table-cell office:value-type="float" office:value="-0.5395426" calcext:value-type="float">
            <text:p>-0.5395426</text:p>
          </table:table-cell>
          <table:table-cell office:value-type="float" office:value="127.5634" calcext:value-type="float">
            <text:p>127.5634</text:p>
          </table:table-cell>
          <table:table-cell office:value-type="float" office:value="4.493107" calcext:value-type="float">
            <text:p>4.493107</text:p>
          </table:table-cell>
          <table:table-cell office:value-type="float" office:value="0.04786778" calcext:value-type="float">
            <text:p>0.04786778</text:p>
          </table:table-cell>
          <table:table-cell office:value-type="float" office:value="0" calcext:value-type="float">
            <text:p>0</text:p>
          </table:table-cell>
          <table:table-cell office:value-type="float" office:value="0.03928757" calcext:value-type="float">
            <text:p>0.03928757</text:p>
          </table:table-cell>
          <table:table-cell office:value-type="float" office:value="0" calcext:value-type="float">
            <text:p>0</text:p>
          </table:table-cell>
          <table:table-cell office:value-type="float" office:value="0.4859138" calcext:value-type="float">
            <text:p>0.4859138</text:p>
          </table:table-cell>
          <table:table-cell office:value-type="float" office:value="370" calcext:value-type="float">
            <text:p>370</text:p>
          </table:table-cell>
          <table:table-cell office:value-type="float" office:value="-226.631" calcext:value-type="float">
            <text:p>-226.631</text:p>
          </table:table-cell>
          <table:table-cell office:value-type="float" office:value="0" calcext:value-type="float">
            <text:p>0</text:p>
          </table:table-cell>
          <table:table-cell office:value-type="float" office:value="328.3545" calcext:value-type="float">
            <text:p>328.3545</text:p>
          </table:table-cell>
          <table:table-cell office:value-type="float" office:value="1217.857" calcext:value-type="float">
            <text:p>1217.857</text:p>
          </table:table-cell>
          <table:table-cell office:value-type="float" office:value="1475.447" calcext:value-type="float">
            <text:p>1475.447</text:p>
          </table:table-cell>
          <table:table-cell office:value-type="float" office:value="1289.649" calcext:value-type="float">
            <text:p>1289.649</text:p>
          </table:table-cell>
          <table:table-cell office:value-type="float" office:value="774.9626" calcext:value-type="float">
            <text:p>774.9626</text:p>
          </table:table-cell>
          <table:table-cell office:value-type="float" office:value="1085.675" calcext:value-type="float">
            <text:p>1085.675</text:p>
          </table:table-cell>
          <table:table-cell office:value-type="float" office:value="418.3595" calcext:value-type="float">
            <text:p>418.3595</text:p>
          </table:table-cell>
          <table:table-cell office:value-type="float" office:value="1866.651" calcext:value-type="float">
            <text:p>1866.651</text:p>
          </table:table-cell>
          <table:table-cell office:value-type="float" office:value="2099.75" calcext:value-type="float">
            <text:p>2099.75</text:p>
          </table:table-cell>
          <table:table-cell office:value-type="float" office:value="1676.897" calcext:value-type="float">
            <text:p>1676.897</text:p>
          </table:table-cell>
          <table:table-cell office:value-type="float" office:value="586.2543" calcext:value-type="float">
            <text:p>586.2543</text:p>
          </table:table-cell>
          <table:table-cell office:value-type="float" office:value="578.9996" calcext:value-type="float">
            <text:p>578.9996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36" calcext:value-type="float">
            <text:p>35.70536</text:p>
          </table:table-cell>
          <table:table-cell office:value-type="float" office:value="0" calcext:value-type="float">
            <text:p>0</text:p>
          </table:table-cell>
          <table:table-cell office:value-type="float" office:value="-0.02025407" calcext:value-type="float">
            <text:p>-0.02025407</text:p>
          </table:table-cell>
          <table:table-cell office:value-type="float" office:value="0" calcext:value-type="float">
            <text:p>0</text:p>
          </table:table-cell>
          <table:table-cell office:value-type="float" office:value="0.1874529" calcext:value-type="float">
            <text:p>0.1874529</text:p>
          </table:table-cell>
          <table:table-cell office:value-type="float" office:value="6.461123" calcext:value-type="float">
            <text:p>6.461123</text:p>
          </table:table-cell>
          <table:table-cell office:value-type="float" office:value="-2.036676" calcext:value-type="float">
            <text:p>-2.036676</text:p>
          </table:table-cell>
          <table:table-cell office:value-type="float" office:value="4.424447" calcext:value-type="float">
            <text:p>4.424447</text:p>
          </table:table-cell>
          <table:table-cell office:value-type="float" office:value="-225.2424" calcext:value-type="float">
            <text:p>-225.2424</text:p>
          </table:table-cell>
          <table:table-cell office:value-type="float" office:value="0" calcext:value-type="float">
            <text:p>0</text:p>
          </table:table-cell>
          <table:table-cell office:value-type="float" office:value="8.356876" calcext:value-type="float">
            <text:p>8.356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348.3762" calcext:value-type="float">
            <text:p>348.3762</text:p>
          </table:table-cell>
          <table:table-cell office:value-type="float" office:value="13231.31" calcext:value-type="float">
            <text:p>13231.31</text:p>
          </table:table-cell>
          <table:table-cell office:value-type="float" office:value="0" calcext:value-type="float">
            <text:p>0</text:p>
          </table:table-cell>
          <table:table-cell office:value-type="float" office:value="0.01772721" calcext:value-type="float">
            <text:p>0.01772721</text:p>
          </table:table-cell>
          <table:table-cell office:value-type="float" office:value="-233.2541" calcext:value-type="float">
            <text:p>-233.2541</text:p>
          </table:table-cell>
          <table:table-cell office:value-type="float" office:value="642.2265" calcext:value-type="float">
            <text:p>642.2265</text:p>
          </table:table-cell>
          <table:table-cell office:value-type="float" office:value="-0.620624" calcext:value-type="float">
            <text:p>-0.620624</text:p>
          </table:table-cell>
          <table:table-cell office:value-type="float" office:value="127.2318" calcext:value-type="float">
            <text:p>127.2318</text:p>
          </table:table-cell>
          <table:table-cell office:value-type="float" office:value="4.401727" calcext:value-type="float">
            <text:p>4.401727</text:p>
          </table:table-cell>
          <table:table-cell office:value-type="float" office:value="0.0480131" calcext:value-type="float">
            <text:p>0.0480131</text:p>
          </table:table-cell>
          <table:table-cell office:value-type="float" office:value="0" calcext:value-type="float">
            <text:p>0</text:p>
          </table:table-cell>
          <table:table-cell office:value-type="float" office:value="0.03929007" calcext:value-type="float">
            <text:p>0.03929007</text:p>
          </table:table-cell>
          <table:table-cell office:value-type="float" office:value="0" calcext:value-type="float">
            <text:p>0</text:p>
          </table:table-cell>
          <table:table-cell office:value-type="float" office:value="0.4864301" calcext:value-type="float">
            <text:p>0.4864301</text:p>
          </table:table-cell>
          <table:table-cell office:value-type="float" office:value="370" calcext:value-type="float">
            <text:p>370</text:p>
          </table:table-cell>
          <table:table-cell office:value-type="float" office:value="-228.0772" calcext:value-type="float">
            <text:p>-228.0772</text:p>
          </table:table-cell>
          <table:table-cell office:value-type="float" office:value="0" calcext:value-type="float">
            <text:p>0</text:p>
          </table:table-cell>
          <table:table-cell office:value-type="float" office:value="328.4743" calcext:value-type="float">
            <text:p>328.4743</text:p>
          </table:table-cell>
          <table:table-cell office:value-type="float" office:value="1217.08" calcext:value-type="float">
            <text:p>1217.08</text:p>
          </table:table-cell>
          <table:table-cell office:value-type="float" office:value="1474.633" calcext:value-type="float">
            <text:p>1474.633</text:p>
          </table:table-cell>
          <table:table-cell office:value-type="float" office:value="1289.461" calcext:value-type="float">
            <text:p>1289.461</text:p>
          </table:table-cell>
          <table:table-cell office:value-type="float" office:value="774.8346" calcext:value-type="float">
            <text:p>774.8346</text:p>
          </table:table-cell>
          <table:table-cell office:value-type="float" office:value="1085.574" calcext:value-type="float">
            <text:p>1085.574</text:p>
          </table:table-cell>
          <table:table-cell office:value-type="float" office:value="418.3097" calcext:value-type="float">
            <text:p>418.3097</text:p>
          </table:table-cell>
          <table:table-cell office:value-type="float" office:value="1866.557" calcext:value-type="float">
            <text:p>1866.557</text:p>
          </table:table-cell>
          <table:table-cell office:value-type="float" office:value="2099.696" calcext:value-type="float">
            <text:p>2099.696</text:p>
          </table:table-cell>
          <table:table-cell office:value-type="float" office:value="1676.878" calcext:value-type="float">
            <text:p>1676.878</text:p>
          </table:table-cell>
          <table:table-cell office:value-type="float" office:value="586.2465" calcext:value-type="float">
            <text:p>586.2465</text:p>
          </table:table-cell>
          <table:table-cell office:value-type="float" office:value="578.9955" calcext:value-type="float">
            <text:p>578.9955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35" calcext:value-type="float">
            <text:p>35.70535</text:p>
          </table:table-cell>
          <table:table-cell office:value-type="float" office:value="0" calcext:value-type="float">
            <text:p>0</text:p>
          </table:table-cell>
          <table:table-cell office:value-type="float" office:value="-0.02039721" calcext:value-type="float">
            <text:p>-0.02039721</text:p>
          </table:table-cell>
          <table:table-cell office:value-type="float" office:value="0" calcext:value-type="float">
            <text:p>0</text:p>
          </table:table-cell>
          <table:table-cell office:value-type="float" office:value="0.2185282" calcext:value-type="float">
            <text:p>0.2185282</text:p>
          </table:table-cell>
          <table:table-cell office:value-type="float" office:value="7.367249" calcext:value-type="float">
            <text:p>7.367249</text:p>
          </table:table-cell>
          <table:table-cell office:value-type="float" office:value="-2.334371" calcext:value-type="float">
            <text:p>-2.334371</text:p>
          </table:table-cell>
          <table:table-cell office:value-type="float" office:value="5.032878" calcext:value-type="float">
            <text:p>5.032878</text:p>
          </table:table-cell>
          <table:table-cell office:value-type="float" office:value="-227.3816" calcext:value-type="float">
            <text:p>-227.3816</text:p>
          </table:table-cell>
          <table:table-cell office:value-type="float" office:value="0" calcext:value-type="float">
            <text:p>0</text:p>
          </table:table-cell>
          <table:table-cell office:value-type="float" office:value="8.440351" calcext:value-type="float">
            <text:p>8.44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345.9947" calcext:value-type="float">
            <text:p>345.9947</text:p>
          </table:table-cell>
          <table:table-cell office:value-type="float" office:value="13231.26" calcext:value-type="float">
            <text:p>13231.26</text:p>
          </table:table-cell>
          <table:table-cell office:value-type="float" office:value="0" calcext:value-type="float">
            <text:p>0</text:p>
          </table:table-cell>
          <table:table-cell office:value-type="float" office:value="0.01969005" calcext:value-type="float">
            <text:p>0.01969005</text:p>
          </table:table-cell>
          <table:table-cell office:value-type="float" office:value="-235.6784" calcext:value-type="float">
            <text:p>-235.6784</text:p>
          </table:table-cell>
          <table:table-cell office:value-type="float" office:value="651.0102" calcext:value-type="float">
            <text:p>651.0102</text:p>
          </table:table-cell>
          <table:table-cell office:value-type="float" office:value="-0.7151577" calcext:value-type="float">
            <text:p>-0.7151577</text:p>
          </table:table-cell>
          <table:table-cell office:value-type="float" office:value="126.9175" calcext:value-type="float">
            <text:p>126.9175</text:p>
          </table:table-cell>
          <table:table-cell office:value-type="float" office:value="4.301378" calcext:value-type="float">
            <text:p>4.301378</text:p>
          </table:table-cell>
          <table:table-cell office:value-type="float" office:value="0.04811931" calcext:value-type="float">
            <text:p>0.04811931</text:p>
          </table:table-cell>
          <table:table-cell office:value-type="float" office:value="0" calcext:value-type="float">
            <text:p>0</text:p>
          </table:table-cell>
          <table:table-cell office:value-type="float" office:value="0.03929251" calcext:value-type="float">
            <text:p>0.03929251</text:p>
          </table:table-cell>
          <table:table-cell office:value-type="float" office:value="0" calcext:value-type="float">
            <text:p>0</text:p>
          </table:table-cell>
          <table:table-cell office:value-type="float" office:value="0.4869183" calcext:value-type="float">
            <text:p>0.4869183</text:p>
          </table:table-cell>
          <table:table-cell office:value-type="float" office:value="370" calcext:value-type="float">
            <text:p>370</text:p>
          </table:table-cell>
          <table:table-cell office:value-type="float" office:value="-229.5121" calcext:value-type="float">
            <text:p>-229.5121</text:p>
          </table:table-cell>
          <table:table-cell office:value-type="float" office:value="0" calcext:value-type="float">
            <text:p>0</text:p>
          </table:table-cell>
          <table:table-cell office:value-type="float" office:value="328.5504" calcext:value-type="float">
            <text:p>328.5504</text:p>
          </table:table-cell>
          <table:table-cell office:value-type="float" office:value="1216.216" calcext:value-type="float">
            <text:p>1216.216</text:p>
          </table:table-cell>
          <table:table-cell office:value-type="float" office:value="1473.757" calcext:value-type="float">
            <text:p>1473.757</text:p>
          </table:table-cell>
          <table:table-cell office:value-type="float" office:value="1289.265" calcext:value-type="float">
            <text:p>1289.265</text:p>
          </table:table-cell>
          <table:table-cell office:value-type="float" office:value="774.7007" calcext:value-type="float">
            <text:p>774.7007</text:p>
          </table:table-cell>
          <table:table-cell office:value-type="float" office:value="1085.47" calcext:value-type="float">
            <text:p>1085.47</text:p>
          </table:table-cell>
          <table:table-cell office:value-type="float" office:value="418.2591" calcext:value-type="float">
            <text:p>418.2591</text:p>
          </table:table-cell>
          <table:table-cell office:value-type="float" office:value="1866.464" calcext:value-type="float">
            <text:p>1866.464</text:p>
          </table:table-cell>
          <table:table-cell office:value-type="float" office:value="2099.642" calcext:value-type="float">
            <text:p>2099.642</text:p>
          </table:table-cell>
          <table:table-cell office:value-type="float" office:value="1676.858" calcext:value-type="float">
            <text:p>1676.858</text:p>
          </table:table-cell>
          <table:table-cell office:value-type="float" office:value="586.2387" calcext:value-type="float">
            <text:p>586.2387</text:p>
          </table:table-cell>
          <table:table-cell office:value-type="float" office:value="578.9911" calcext:value-type="float">
            <text:p>578.9911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34" calcext:value-type="float">
            <text:p>35.70534</text:p>
          </table:table-cell>
          <table:table-cell office:value-type="float" office:value="0" calcext:value-type="float">
            <text:p>0</text:p>
          </table:table-cell>
          <table:table-cell office:value-type="float" office:value="-0.02060651" calcext:value-type="float">
            <text:p>-0.02060651</text:p>
          </table:table-cell>
          <table:table-cell office:value-type="float" office:value="0" calcext:value-type="float">
            <text:p>0</text:p>
          </table:table-cell>
          <table:table-cell office:value-type="float" office:value="0.2414481" calcext:value-type="float">
            <text:p>0.2414481</text:p>
          </table:table-cell>
          <table:table-cell office:value-type="float" office:value="8.587695" calcext:value-type="float">
            <text:p>8.587695</text:p>
          </table:table-cell>
          <table:table-cell office:value-type="float" office:value="-2.659729" calcext:value-type="float">
            <text:p>-2.659729</text:p>
          </table:table-cell>
          <table:table-cell office:value-type="float" office:value="5.927966" calcext:value-type="float">
            <text:p>5.927966</text:p>
          </table:table-cell>
          <table:table-cell office:value-type="float" office:value="-229.7418" calcext:value-type="float">
            <text:p>-229.7418</text:p>
          </table:table-cell>
          <table:table-cell office:value-type="float" office:value="0" calcext:value-type="float">
            <text:p>0</text:p>
          </table:table-cell>
          <table:table-cell office:value-type="float" office:value="8.469376" calcext:value-type="float">
            <text:p>8.469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344.221" calcext:value-type="float">
            <text:p>344.221</text:p>
          </table:table-cell>
          <table:table-cell office:value-type="float" office:value="13231.15" calcext:value-type="float">
            <text:p>13231.15</text:p>
          </table:table-cell>
          <table:table-cell office:value-type="float" office:value="0" calcext:value-type="float">
            <text:p>0</text:p>
          </table:table-cell>
          <table:table-cell office:value-type="float" office:value="0.0217691" calcext:value-type="float">
            <text:p>0.0217691</text:p>
          </table:table-cell>
          <table:table-cell office:value-type="float" office:value="-237.2515" calcext:value-type="float">
            <text:p>-237.2515</text:p>
          </table:table-cell>
          <table:table-cell office:value-type="float" office:value="653.6324" calcext:value-type="float">
            <text:p>653.6324</text:p>
          </table:table-cell>
          <table:table-cell office:value-type="float" office:value="-0.8079516" calcext:value-type="float">
            <text:p>-0.8079516</text:p>
          </table:table-cell>
          <table:table-cell office:value-type="float" office:value="126.7202" calcext:value-type="float">
            <text:p>126.7202</text:p>
          </table:table-cell>
          <table:table-cell office:value-type="float" office:value="4.229018" calcext:value-type="float">
            <text:p>4.229018</text:p>
          </table:table-cell>
          <table:table-cell office:value-type="float" office:value="0.04823191" calcext:value-type="float">
            <text:p>0.04823191</text:p>
          </table:table-cell>
          <table:table-cell office:value-type="float" office:value="0" calcext:value-type="float">
            <text:p>0</text:p>
          </table:table-cell>
          <table:table-cell office:value-type="float" office:value="0.03930283" calcext:value-type="float">
            <text:p>0.03930283</text:p>
          </table:table-cell>
          <table:table-cell office:value-type="float" office:value="0" calcext:value-type="float">
            <text:p>0</text:p>
          </table:table-cell>
          <table:table-cell office:value-type="float" office:value="0.4889928" calcext:value-type="float">
            <text:p>0.4889928</text:p>
          </table:table-cell>
          <table:table-cell office:value-type="float" office:value="370" calcext:value-type="float">
            <text:p>370</text:p>
          </table:table-cell>
          <table:table-cell office:value-type="float" office:value="-230.4847" calcext:value-type="float">
            <text:p>-230.4847</text:p>
          </table:table-cell>
          <table:table-cell office:value-type="float" office:value="0" calcext:value-type="float">
            <text:p>0</text:p>
          </table:table-cell>
          <table:table-cell office:value-type="float" office:value="328.597" calcext:value-type="float">
            <text:p>328.597</text:p>
          </table:table-cell>
          <table:table-cell office:value-type="float" office:value="1215.645" calcext:value-type="float">
            <text:p>1215.645</text:p>
          </table:table-cell>
          <table:table-cell office:value-type="float" office:value="1473.085" calcext:value-type="float">
            <text:p>1473.085</text:p>
          </table:table-cell>
          <table:table-cell office:value-type="float" office:value="1289.104" calcext:value-type="float">
            <text:p>1289.104</text:p>
          </table:table-cell>
          <table:table-cell office:value-type="float" office:value="774.578" calcext:value-type="float">
            <text:p>774.578</text:p>
          </table:table-cell>
          <table:table-cell office:value-type="float" office:value="1085.368" calcext:value-type="float">
            <text:p>1085.368</text:p>
          </table:table-cell>
          <table:table-cell office:value-type="float" office:value="418.2084" calcext:value-type="float">
            <text:p>418.2084</text:p>
          </table:table-cell>
          <table:table-cell office:value-type="float" office:value="1866.37" calcext:value-type="float">
            <text:p>1866.37</text:p>
          </table:table-cell>
          <table:table-cell office:value-type="float" office:value="2099.587" calcext:value-type="float">
            <text:p>2099.587</text:p>
          </table:table-cell>
          <table:table-cell office:value-type="float" office:value="1676.839" calcext:value-type="float">
            <text:p>1676.839</text:p>
          </table:table-cell>
          <table:table-cell office:value-type="float" office:value="586.231" calcext:value-type="float">
            <text:p>586.231</text:p>
          </table:table-cell>
          <table:table-cell office:value-type="float" office:value="578.9868" calcext:value-type="float">
            <text:p>578.9868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33" calcext:value-type="float">
            <text:p>35.70533</text:p>
          </table:table-cell>
          <table:table-cell office:value-type="float" office:value="0" calcext:value-type="float">
            <text:p>0</text:p>
          </table:table-cell>
          <table:table-cell office:value-type="float" office:value="-0.02070452" calcext:value-type="float">
            <text:p>-0.02070452</text:p>
          </table:table-cell>
          <table:table-cell office:value-type="float" office:value="0" calcext:value-type="float">
            <text:p>0</text:p>
          </table:table-cell>
          <table:table-cell office:value-type="float" office:value="0.2539799" calcext:value-type="float">
            <text:p>0.2539799</text:p>
          </table:table-cell>
          <table:table-cell office:value-type="float" office:value="9.3486" calcext:value-type="float">
            <text:p>9.3486</text:p>
          </table:table-cell>
          <table:table-cell office:value-type="float" office:value="-2.910898" calcext:value-type="float">
            <text:p>-2.910898</text:p>
          </table:table-cell>
          <table:table-cell office:value-type="float" office:value="6.437703" calcext:value-type="float">
            <text:p>6.437703</text:p>
          </table:table-cell>
          <table:table-cell office:value-type="float" office:value="-231.5555" calcext:value-type="float">
            <text:p>-231.5555</text:p>
          </table:table-cell>
          <table:table-cell office:value-type="float" office:value="0" calcext:value-type="float">
            <text:p>0</text:p>
          </table:table-cell>
          <table:table-cell office:value-type="float" office:value="8.800656" calcext:value-type="float">
            <text:p>8.80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342.2186" calcext:value-type="float">
            <text:p>342.2186</text:p>
          </table:table-cell>
          <table:table-cell office:value-type="float" office:value="13231.11" calcext:value-type="float">
            <text:p>13231.11</text:p>
          </table:table-cell>
          <table:table-cell office:value-type="float" office:value="0" calcext:value-type="float">
            <text:p>0</text:p>
          </table:table-cell>
          <table:table-cell office:value-type="float" office:value="0.02403807" calcext:value-type="float">
            <text:p>0.02403807</text:p>
          </table:table-cell>
          <table:table-cell office:value-type="float" office:value="-239.4" calcext:value-type="float">
            <text:p>-239.4</text:p>
          </table:table-cell>
          <table:table-cell office:value-type="float" office:value="661.5252" calcext:value-type="float">
            <text:p>661.5252</text:p>
          </table:table-cell>
          <table:table-cell office:value-type="float" office:value="-0.9112379" calcext:value-type="float">
            <text:p>-0.9112379</text:p>
          </table:table-cell>
          <table:table-cell office:value-type="float" office:value="126.5635" calcext:value-type="float">
            <text:p>126.5635</text:p>
          </table:table-cell>
          <table:table-cell office:value-type="float" office:value="4.120299" calcext:value-type="float">
            <text:p>4.120299</text:p>
          </table:table-cell>
          <table:table-cell office:value-type="float" office:value="0.04830228" calcext:value-type="float">
            <text:p>0.04830228</text:p>
          </table:table-cell>
          <table:table-cell office:value-type="float" office:value="0" calcext:value-type="float">
            <text:p>0</text:p>
          </table:table-cell>
          <table:table-cell office:value-type="float" office:value="0.03930391" calcext:value-type="float">
            <text:p>0.03930391</text:p>
          </table:table-cell>
          <table:table-cell office:value-type="float" office:value="0" calcext:value-type="float">
            <text:p>0</text:p>
          </table:table-cell>
          <table:table-cell office:value-type="float" office:value="0.4892623" calcext:value-type="float">
            <text:p>0.4892623</text:p>
          </table:table-cell>
          <table:table-cell office:value-type="float" office:value="370" calcext:value-type="float">
            <text:p>370</text:p>
          </table:table-cell>
          <table:table-cell office:value-type="float" office:value="-231.4989" calcext:value-type="float">
            <text:p>-231.4989</text:p>
          </table:table-cell>
          <table:table-cell office:value-type="float" office:value="0" calcext:value-type="float">
            <text:p>0</text:p>
          </table:table-cell>
          <table:table-cell office:value-type="float" office:value="328.5916" calcext:value-type="float">
            <text:p>328.5916</text:p>
          </table:table-cell>
          <table:table-cell office:value-type="float" office:value="1214.983" calcext:value-type="float">
            <text:p>1214.983</text:p>
          </table:table-cell>
          <table:table-cell office:value-type="float" office:value="1472.391" calcext:value-type="float">
            <text:p>1472.391</text:p>
          </table:table-cell>
          <table:table-cell office:value-type="float" office:value="1288.955" calcext:value-type="float">
            <text:p>1288.955</text:p>
          </table:table-cell>
          <table:table-cell office:value-type="float" office:value="774.4627" calcext:value-type="float">
            <text:p>774.4627</text:p>
          </table:table-cell>
          <table:table-cell office:value-type="float" office:value="1085.277" calcext:value-type="float">
            <text:p>1085.277</text:p>
          </table:table-cell>
          <table:table-cell office:value-type="float" office:value="418.165" calcext:value-type="float">
            <text:p>418.165</text:p>
          </table:table-cell>
          <table:table-cell office:value-type="float" office:value="1866.28" calcext:value-type="float">
            <text:p>1866.28</text:p>
          </table:table-cell>
          <table:table-cell office:value-type="float" office:value="2099.534" calcext:value-type="float">
            <text:p>2099.534</text:p>
          </table:table-cell>
          <table:table-cell office:value-type="float" office:value="1676.819" calcext:value-type="float">
            <text:p>1676.819</text:p>
          </table:table-cell>
          <table:table-cell office:value-type="float" office:value="586.2231" calcext:value-type="float">
            <text:p>586.2231</text:p>
          </table:table-cell>
          <table:table-cell office:value-type="float" office:value="578.9822" calcext:value-type="float">
            <text:p>578.9822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33" calcext:value-type="float">
            <text:p>35.70533</text:p>
          </table:table-cell>
          <table:table-cell office:value-type="float" office:value="0" calcext:value-type="float">
            <text:p>0</text:p>
          </table:table-cell>
          <table:table-cell office:value-type="float" office:value="-0.02086776" calcext:value-type="float">
            <text:p>-0.02086776</text:p>
          </table:table-cell>
          <table:table-cell office:value-type="float" office:value="0" calcext:value-type="float">
            <text:p>0</text:p>
          </table:table-cell>
          <table:table-cell office:value-type="float" office:value="0.2847064" calcext:value-type="float">
            <text:p>0.2847064</text:p>
          </table:table-cell>
          <table:table-cell office:value-type="float" office:value="10.76194" calcext:value-type="float">
            <text:p>10.76194</text:p>
          </table:table-cell>
          <table:table-cell office:value-type="float" office:value="-3.293302" calcext:value-type="float">
            <text:p>-3.293302</text:p>
          </table:table-cell>
          <table:table-cell office:value-type="float" office:value="7.468638" calcext:value-type="float">
            <text:p>7.468638</text:p>
          </table:table-cell>
          <table:table-cell office:value-type="float" office:value="-233.5271" calcext:value-type="float">
            <text:p>-233.5271</text:p>
          </table:table-cell>
          <table:table-cell office:value-type="float" office:value="0" calcext:value-type="float">
            <text:p>0</text:p>
          </table:table-cell>
          <table:table-cell office:value-type="float" office:value="8.726804" calcext:value-type="float">
            <text:p>8.726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339.7729" calcext:value-type="float">
            <text:p>339.7729</text:p>
          </table:table-cell>
          <table:table-cell office:value-type="float" office:value="13231.08" calcext:value-type="float">
            <text:p>13231.08</text:p>
          </table:table-cell>
          <table:table-cell office:value-type="float" office:value="0" calcext:value-type="float">
            <text:p>0</text:p>
          </table:table-cell>
          <table:table-cell office:value-type="float" office:value="0.02672582" calcext:value-type="float">
            <text:p>0.02672582</text:p>
          </table:table-cell>
          <table:table-cell office:value-type="float" office:value="-241.7796" calcext:value-type="float">
            <text:p>-241.7796</text:p>
          </table:table-cell>
          <table:table-cell office:value-type="float" office:value="668.9617" calcext:value-type="float">
            <text:p>668.9617</text:p>
          </table:table-cell>
          <table:table-cell office:value-type="float" office:value="-1.039831" calcext:value-type="float">
            <text:p>-1.039831</text:p>
          </table:table-cell>
          <table:table-cell office:value-type="float" office:value="126.2305" calcext:value-type="float">
            <text:p>126.2305</text:p>
          </table:table-cell>
          <table:table-cell office:value-type="float" office:value="3.997379" calcext:value-type="float">
            <text:p>3.997379</text:p>
          </table:table-cell>
          <table:table-cell office:value-type="float" office:value="0.04833359" calcext:value-type="float">
            <text:p>0.04833359</text:p>
          </table:table-cell>
          <table:table-cell office:value-type="float" office:value="0" calcext:value-type="float">
            <text:p>0</text:p>
          </table:table-cell>
          <table:table-cell office:value-type="float" office:value="0.03930536" calcext:value-type="float">
            <text:p>0.03930536</text:p>
          </table:table-cell>
          <table:table-cell office:value-type="float" office:value="0" calcext:value-type="float">
            <text:p>0</text:p>
          </table:table-cell>
          <table:table-cell office:value-type="float" office:value="0.4895496" calcext:value-type="float">
            <text:p>0.4895496</text:p>
          </table:table-cell>
          <table:table-cell office:value-type="float" office:value="370" calcext:value-type="float">
            <text:p>370</text:p>
          </table:table-cell>
          <table:table-cell office:value-type="float" office:value="-232.49" calcext:value-type="float">
            <text:p>-232.49</text:p>
          </table:table-cell>
          <table:table-cell office:value-type="float" office:value="0" calcext:value-type="float">
            <text:p>0</text:p>
          </table:table-cell>
          <table:table-cell office:value-type="float" office:value="328.631" calcext:value-type="float">
            <text:p>328.631</text:p>
          </table:table-cell>
          <table:table-cell office:value-type="float" office:value="1214.096" calcext:value-type="float">
            <text:p>1214.096</text:p>
          </table:table-cell>
          <table:table-cell office:value-type="float" office:value="1471.521" calcext:value-type="float">
            <text:p>1471.521</text:p>
          </table:table-cell>
          <table:table-cell office:value-type="float" office:value="1288.773" calcext:value-type="float">
            <text:p>1288.773</text:p>
          </table:table-cell>
          <table:table-cell office:value-type="float" office:value="774.3329" calcext:value-type="float">
            <text:p>774.3329</text:p>
          </table:table-cell>
          <table:table-cell office:value-type="float" office:value="1085.179" calcext:value-type="float">
            <text:p>1085.179</text:p>
          </table:table-cell>
          <table:table-cell office:value-type="float" office:value="418.1197" calcext:value-type="float">
            <text:p>418.1197</text:p>
          </table:table-cell>
          <table:table-cell office:value-type="float" office:value="1866.19" calcext:value-type="float">
            <text:p>1866.19</text:p>
          </table:table-cell>
          <table:table-cell office:value-type="float" office:value="2099.481" calcext:value-type="float">
            <text:p>2099.481</text:p>
          </table:table-cell>
          <table:table-cell office:value-type="float" office:value="1676.8" calcext:value-type="float">
            <text:p>1676.8</text:p>
          </table:table-cell>
          <table:table-cell office:value-type="float" office:value="586.2153" calcext:value-type="float">
            <text:p>586.2153</text:p>
          </table:table-cell>
          <table:table-cell office:value-type="float" office:value="578.9774" calcext:value-type="float">
            <text:p>578.9774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31" calcext:value-type="float">
            <text:p>35.70531</text:p>
          </table:table-cell>
          <table:table-cell office:value-type="float" office:value="0" calcext:value-type="float">
            <text:p>0</text:p>
          </table:table-cell>
          <table:table-cell office:value-type="float" office:value="-0.02114961" calcext:value-type="float">
            <text:p>-0.02114961</text:p>
          </table:table-cell>
          <table:table-cell office:value-type="float" office:value="0" calcext:value-type="float">
            <text:p>0</text:p>
          </table:table-cell>
          <table:table-cell office:value-type="float" office:value="0.3173278" calcext:value-type="float">
            <text:p>0.3173278</text:p>
          </table:table-cell>
          <table:table-cell office:value-type="float" office:value="12.58933" calcext:value-type="float">
            <text:p>12.58933</text:p>
          </table:table-cell>
          <table:table-cell office:value-type="float" office:value="-3.860843" calcext:value-type="float">
            <text:p>-3.860843</text:p>
          </table:table-cell>
          <table:table-cell office:value-type="float" office:value="8.728489" calcext:value-type="float">
            <text:p>8.728489</text:p>
          </table:table-cell>
          <table:table-cell office:value-type="float" office:value="-235.9235" calcext:value-type="float">
            <text:p>-235.9235</text:p>
          </table:table-cell>
          <table:table-cell office:value-type="float" office:value="0" calcext:value-type="float">
            <text:p>0</text:p>
          </table:table-cell>
          <table:table-cell office:value-type="float" office:value="8.872075" calcext:value-type="float">
            <text:p>8.87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337.2913" calcext:value-type="float">
            <text:p>337.2913</text:p>
          </table:table-cell>
          <table:table-cell office:value-type="float" office:value="13231.01" calcext:value-type="float">
            <text:p>13231.01</text:p>
          </table:table-cell>
          <table:table-cell office:value-type="float" office:value="0" calcext:value-type="float">
            <text:p>0</text:p>
          </table:table-cell>
          <table:table-cell office:value-type="float" office:value="0.02945345" calcext:value-type="float">
            <text:p>0.02945345</text:p>
          </table:table-cell>
          <table:table-cell office:value-type="float" office:value="-244.4348" calcext:value-type="float">
            <text:p>-244.4348</text:p>
          </table:table-cell>
          <table:table-cell office:value-type="float" office:value="679.0322" calcext:value-type="float">
            <text:p>679.0322</text:p>
          </table:table-cell>
          <table:table-cell office:value-type="float" office:value="-1.195117" calcext:value-type="float">
            <text:p>-1.195117</text:p>
          </table:table-cell>
          <table:table-cell office:value-type="float" office:value="125.9756" calcext:value-type="float">
            <text:p>125.9756</text:p>
          </table:table-cell>
          <table:table-cell office:value-type="float" office:value="3.895427" calcext:value-type="float">
            <text:p>3.895427</text:p>
          </table:table-cell>
          <table:table-cell office:value-type="float" office:value="0.04836057" calcext:value-type="float">
            <text:p>0.04836057</text:p>
          </table:table-cell>
          <table:table-cell office:value-type="float" office:value="0" calcext:value-type="float">
            <text:p>0</text:p>
          </table:table-cell>
          <table:table-cell office:value-type="float" office:value="0.03930679" calcext:value-type="float">
            <text:p>0.03930679</text:p>
          </table:table-cell>
          <table:table-cell office:value-type="float" office:value="0" calcext:value-type="float">
            <text:p>0</text:p>
          </table:table-cell>
          <table:table-cell office:value-type="float" office:value="0.4898528" calcext:value-type="float">
            <text:p>0.4898528</text:p>
          </table:table-cell>
          <table:table-cell office:value-type="float" office:value="370" calcext:value-type="float">
            <text:p>370</text:p>
          </table:table-cell>
          <table:table-cell office:value-type="float" office:value="-233.2595" calcext:value-type="float">
            <text:p>-233.2595</text:p>
          </table:table-cell>
          <table:table-cell office:value-type="float" office:value="0" calcext:value-type="float">
            <text:p>0</text:p>
          </table:table-cell>
          <table:table-cell office:value-type="float" office:value="328.6604" calcext:value-type="float">
            <text:p>328.6604</text:p>
          </table:table-cell>
          <table:table-cell office:value-type="float" office:value="1213.221" calcext:value-type="float">
            <text:p>1213.221</text:p>
          </table:table-cell>
          <table:table-cell office:value-type="float" office:value="1470.61" calcext:value-type="float">
            <text:p>1470.61</text:p>
          </table:table-cell>
          <table:table-cell office:value-type="float" office:value="1288.57" calcext:value-type="float">
            <text:p>1288.57</text:p>
          </table:table-cell>
          <table:table-cell office:value-type="float" office:value="774.1842" calcext:value-type="float">
            <text:p>774.1842</text:p>
          </table:table-cell>
          <table:table-cell office:value-type="float" office:value="1085.067" calcext:value-type="float">
            <text:p>1085.067</text:p>
          </table:table-cell>
          <table:table-cell office:value-type="float" office:value="418.0683" calcext:value-type="float">
            <text:p>418.0683</text:p>
          </table:table-cell>
          <table:table-cell office:value-type="float" office:value="1866.099" calcext:value-type="float">
            <text:p>1866.099</text:p>
          </table:table-cell>
          <table:table-cell office:value-type="float" office:value="2099.427" calcext:value-type="float">
            <text:p>2099.427</text:p>
          </table:table-cell>
          <table:table-cell office:value-type="float" office:value="1676.78" calcext:value-type="float">
            <text:p>1676.78</text:p>
          </table:table-cell>
          <table:table-cell office:value-type="float" office:value="586.2075" calcext:value-type="float">
            <text:p>586.2075</text:p>
          </table:table-cell>
          <table:table-cell office:value-type="float" office:value="578.9724" calcext:value-type="float">
            <text:p>578.9724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31" calcext:value-type="float">
            <text:p>35.70531</text:p>
          </table:table-cell>
          <table:table-cell office:value-type="float" office:value="0" calcext:value-type="float">
            <text:p>0</text:p>
          </table:table-cell>
          <table:table-cell office:value-type="float" office:value="-0.02146312" calcext:value-type="float">
            <text:p>-0.02146312</text:p>
          </table:table-cell>
          <table:table-cell office:value-type="float" office:value="0" calcext:value-type="float">
            <text:p>0</text:p>
          </table:table-cell>
          <table:table-cell office:value-type="float" office:value="0.3547139" calcext:value-type="float">
            <text:p>0.3547139</text:p>
          </table:table-cell>
          <table:table-cell office:value-type="float" office:value="14.85384" calcext:value-type="float">
            <text:p>14.85384</text:p>
          </table:table-cell>
          <table:table-cell office:value-type="float" office:value="-4.395052" calcext:value-type="float">
            <text:p>-4.395052</text:p>
          </table:table-cell>
          <table:table-cell office:value-type="float" office:value="10.45879" calcext:value-type="float">
            <text:p>10.45879</text:p>
          </table:table-cell>
          <table:table-cell office:value-type="float" office:value="-238.3984" calcext:value-type="float">
            <text:p>-238.3984</text:p>
          </table:table-cell>
          <table:table-cell office:value-type="float" office:value="0" calcext:value-type="float">
            <text:p>0</text:p>
          </table:table-cell>
          <table:table-cell office:value-type="float" office:value="8.848267" calcext:value-type="float">
            <text:p>8.848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334.5672" calcext:value-type="float">
            <text:p>334.5672</text:p>
          </table:table-cell>
          <table:table-cell office:value-type="float" office:value="13230.93" calcext:value-type="float">
            <text:p>13230.93</text:p>
          </table:table-cell>
          <table:table-cell office:value-type="float" office:value="0" calcext:value-type="float">
            <text:p>0</text:p>
          </table:table-cell>
          <table:table-cell office:value-type="float" office:value="0.03351243" calcext:value-type="float">
            <text:p>0.03351243</text:p>
          </table:table-cell>
          <table:table-cell office:value-type="float" office:value="-247.2378" calcext:value-type="float">
            <text:p>-247.2378</text:p>
          </table:table-cell>
          <table:table-cell office:value-type="float" office:value="688.0099" calcext:value-type="float">
            <text:p>688.0099</text:p>
          </table:table-cell>
          <table:table-cell office:value-type="float" office:value="-1.37836" calcext:value-type="float">
            <text:p>-1.37836</text:p>
          </table:table-cell>
          <table:table-cell office:value-type="float" office:value="125.3435" calcext:value-type="float">
            <text:p>125.3435</text:p>
          </table:table-cell>
          <table:table-cell office:value-type="float" office:value="3.785155" calcext:value-type="float">
            <text:p>3.785155</text:p>
          </table:table-cell>
          <table:table-cell office:value-type="float" office:value="0.0482627" calcext:value-type="float">
            <text:p>0.0482627</text:p>
          </table:table-cell>
          <table:table-cell office:value-type="float" office:value="0" calcext:value-type="float">
            <text:p>0</text:p>
          </table:table-cell>
          <table:table-cell office:value-type="float" office:value="0.03930822" calcext:value-type="float">
            <text:p>0.03930822</text:p>
          </table:table-cell>
          <table:table-cell office:value-type="float" office:value="0" calcext:value-type="float">
            <text:p>0</text:p>
          </table:table-cell>
          <table:table-cell office:value-type="float" office:value="0.4901729" calcext:value-type="float">
            <text:p>0.4901729</text:p>
          </table:table-cell>
          <table:table-cell office:value-type="float" office:value="370" calcext:value-type="float">
            <text:p>370</text:p>
          </table:table-cell>
          <table:table-cell office:value-type="float" office:value="-233.9916" calcext:value-type="float">
            <text:p>-233.9916</text:p>
          </table:table-cell>
          <table:table-cell office:value-type="float" office:value="0" calcext:value-type="float">
            <text:p>0</text:p>
          </table:table-cell>
          <table:table-cell office:value-type="float" office:value="328.8049" calcext:value-type="float">
            <text:p>328.8049</text:p>
          </table:table-cell>
          <table:table-cell office:value-type="float" office:value="1212.159" calcext:value-type="float">
            <text:p>1212.159</text:p>
          </table:table-cell>
          <table:table-cell office:value-type="float" office:value="1469.562" calcext:value-type="float">
            <text:p>1469.562</text:p>
          </table:table-cell>
          <table:table-cell office:value-type="float" office:value="1288.345" calcext:value-type="float">
            <text:p>1288.345</text:p>
          </table:table-cell>
          <table:table-cell office:value-type="float" office:value="774.0286" calcext:value-type="float">
            <text:p>774.0286</text:p>
          </table:table-cell>
          <table:table-cell office:value-type="float" office:value="1084.95" calcext:value-type="float">
            <text:p>1084.95</text:p>
          </table:table-cell>
          <table:table-cell office:value-type="float" office:value="418.0159" calcext:value-type="float">
            <text:p>418.0159</text:p>
          </table:table-cell>
          <table:table-cell office:value-type="float" office:value="1866.005" calcext:value-type="float">
            <text:p>1866.005</text:p>
          </table:table-cell>
          <table:table-cell office:value-type="float" office:value="2099.374" calcext:value-type="float">
            <text:p>2099.374</text:p>
          </table:table-cell>
          <table:table-cell office:value-type="float" office:value="1676.76" calcext:value-type="float">
            <text:p>1676.76</text:p>
          </table:table-cell>
          <table:table-cell office:value-type="float" office:value="586.1996" calcext:value-type="float">
            <text:p>586.1996</text:p>
          </table:table-cell>
          <table:table-cell office:value-type="float" office:value="578.9673" calcext:value-type="float">
            <text:p>578.9673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3" calcext:value-type="float">
            <text:p>35.7053</text:p>
          </table:table-cell>
          <table:table-cell office:value-type="float" office:value="0" calcext:value-type="float">
            <text:p>0</text:p>
          </table:table-cell>
          <table:table-cell office:value-type="float" office:value="-0.02199356" calcext:value-type="float">
            <text:p>-0.02199356</text:p>
          </table:table-cell>
          <table:table-cell office:value-type="float" office:value="0" calcext:value-type="float">
            <text:p>0</text:p>
          </table:table-cell>
          <table:table-cell office:value-type="float" office:value="0.4035811" calcext:value-type="float">
            <text:p>0.4035811</text:p>
          </table:table-cell>
          <table:table-cell office:value-type="float" office:value="17.46519" calcext:value-type="float">
            <text:p>17.46519</text:p>
          </table:table-cell>
          <table:table-cell office:value-type="float" office:value="-5.119277" calcext:value-type="float">
            <text:p>-5.119277</text:p>
          </table:table-cell>
          <table:table-cell office:value-type="float" office:value="12.34591" calcext:value-type="float">
            <text:p>12.34591</text:p>
          </table:table-cell>
          <table:table-cell office:value-type="float" office:value="-241.1293" calcext:value-type="float">
            <text:p>-241.1293</text:p>
          </table:table-cell>
          <table:table-cell office:value-type="float" office:value="0" calcext:value-type="float">
            <text:p>0</text:p>
          </table:table-cell>
          <table:table-cell office:value-type="float" office:value="8.959034" calcext:value-type="float">
            <text:p>8.959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332.3141" calcext:value-type="float">
            <text:p>332.3141</text:p>
          </table:table-cell>
          <table:table-cell office:value-type="float" office:value="13230.81" calcext:value-type="float">
            <text:p>13230.81</text:p>
          </table:table-cell>
          <table:table-cell office:value-type="float" office:value="0" calcext:value-type="float">
            <text:p>0</text:p>
          </table:table-cell>
          <table:table-cell office:value-type="float" office:value="0.03690776" calcext:value-type="float">
            <text:p>0.03690776</text:p>
          </table:table-cell>
          <table:table-cell office:value-type="float" office:value="-249.618" calcext:value-type="float">
            <text:p>-249.618</text:p>
          </table:table-cell>
          <table:table-cell office:value-type="float" office:value="695.1178" calcext:value-type="float">
            <text:p>695.1178</text:p>
          </table:table-cell>
          <table:table-cell office:value-type="float" office:value="-1.592705" calcext:value-type="float">
            <text:p>-1.592705</text:p>
          </table:table-cell>
          <table:table-cell office:value-type="float" office:value="125.1237" calcext:value-type="float">
            <text:p>125.1237</text:p>
          </table:table-cell>
          <table:table-cell office:value-type="float" office:value="3.708455" calcext:value-type="float">
            <text:p>3.708455</text:p>
          </table:table-cell>
          <table:table-cell office:value-type="float" office:value="0.04830052" calcext:value-type="float">
            <text:p>0.04830052</text:p>
          </table:table-cell>
          <table:table-cell office:value-type="float" office:value="0" calcext:value-type="float">
            <text:p>0</text:p>
          </table:table-cell>
          <table:table-cell office:value-type="float" office:value="0.03930997" calcext:value-type="float">
            <text:p>0.03930997</text:p>
          </table:table-cell>
          <table:table-cell office:value-type="float" office:value="0" calcext:value-type="float">
            <text:p>0</text:p>
          </table:table-cell>
          <table:table-cell office:value-type="float" office:value="0.4905127" calcext:value-type="float">
            <text:p>0.4905127</text:p>
          </table:table-cell>
          <table:table-cell office:value-type="float" office:value="370" calcext:value-type="float">
            <text:p>370</text:p>
          </table:table-cell>
          <table:table-cell office:value-type="float" office:value="-235.4276" calcext:value-type="float">
            <text:p>-235.4276</text:p>
          </table:table-cell>
          <table:table-cell office:value-type="float" office:value="0" calcext:value-type="float">
            <text:p>0</text:p>
          </table:table-cell>
          <table:table-cell office:value-type="float" office:value="328.8295" calcext:value-type="float">
            <text:p>328.8295</text:p>
          </table:table-cell>
          <table:table-cell office:value-type="float" office:value="1211.402" calcext:value-type="float">
            <text:p>1211.402</text:p>
          </table:table-cell>
          <table:table-cell office:value-type="float" office:value="1468.71" calcext:value-type="float">
            <text:p>1468.71</text:p>
          </table:table-cell>
          <table:table-cell office:value-type="float" office:value="1288.138" calcext:value-type="float">
            <text:p>1288.138</text:p>
          </table:table-cell>
          <table:table-cell office:value-type="float" office:value="773.874" calcext:value-type="float">
            <text:p>773.874</text:p>
          </table:table-cell>
          <table:table-cell office:value-type="float" office:value="1084.828" calcext:value-type="float">
            <text:p>1084.828</text:p>
          </table:table-cell>
          <table:table-cell office:value-type="float" office:value="417.9606" calcext:value-type="float">
            <text:p>417.9606</text:p>
          </table:table-cell>
          <table:table-cell office:value-type="float" office:value="1865.91" calcext:value-type="float">
            <text:p>1865.91</text:p>
          </table:table-cell>
          <table:table-cell office:value-type="float" office:value="2099.32" calcext:value-type="float">
            <text:p>2099.32</text:p>
          </table:table-cell>
          <table:table-cell office:value-type="float" office:value="1676.74" calcext:value-type="float">
            <text:p>1676.74</text:p>
          </table:table-cell>
          <table:table-cell office:value-type="float" office:value="586.1918" calcext:value-type="float">
            <text:p>586.1918</text:p>
          </table:table-cell>
          <table:table-cell office:value-type="float" office:value="578.9621" calcext:value-type="float">
            <text:p>578.9621</text:p>
          </table:table-cell>
          <table:table-cell office:value-type="float" office:value="142.8401" calcext:value-type="float">
            <text:p>142.8401</text:p>
          </table:table-cell>
          <table:table-cell office:value-type="float" office:value="35.70529" calcext:value-type="float">
            <text:p>35.70529</text:p>
          </table:table-cell>
          <table:table-cell office:value-type="float" office:value="0" calcext:value-type="float">
            <text:p>0</text:p>
          </table:table-cell>
          <table:table-cell office:value-type="float" office:value="-0.02225218" calcext:value-type="float">
            <text:p>-0.02225218</text:p>
          </table:table-cell>
          <table:table-cell office:value-type="float" office:value="0" calcext:value-type="float">
            <text:p>0</text:p>
          </table:table-cell>
          <table:table-cell office:value-type="float" office:value="0.435624" calcext:value-type="float">
            <text:p>0.435624</text:p>
          </table:table-cell>
          <table:table-cell office:value-type="float" office:value="18.85229" calcext:value-type="float">
            <text:p>18.85229</text:p>
          </table:table-cell>
          <table:table-cell office:value-type="float" office:value="-5.77612" calcext:value-type="float">
            <text:p>-5.77612</text:p>
          </table:table-cell>
          <table:table-cell office:value-type="float" office:value="13.07617" calcext:value-type="float">
            <text:p>13.07617</text:p>
          </table:table-cell>
          <table:table-cell office:value-type="float" office:value="-243.4412" calcext:value-type="float">
            <text:p>-243.4412</text:p>
          </table:table-cell>
          <table:table-cell office:value-type="float" office:value="0" calcext:value-type="float">
            <text:p>0</text:p>
          </table:table-cell>
          <table:table-cell office:value-type="float" office:value="9.104666" calcext:value-type="float">
            <text:p>9.104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329.7398" calcext:value-type="float">
            <text:p>329.7398</text:p>
          </table:table-cell>
          <table:table-cell office:value-type="float" office:value="13230.73" calcext:value-type="float">
            <text:p>13230.73</text:p>
          </table:table-cell>
          <table:table-cell office:value-type="float" office:value="0" calcext:value-type="float">
            <text:p>0</text:p>
          </table:table-cell>
          <table:table-cell office:value-type="float" office:value="0.04110448" calcext:value-type="float">
            <text:p>0.04110448</text:p>
          </table:table-cell>
          <table:table-cell office:value-type="float" office:value="-252.421" calcext:value-type="float">
            <text:p>-252.421</text:p>
          </table:table-cell>
          <table:table-cell office:value-type="float" office:value="705.0786" calcext:value-type="float">
            <text:p>705.0786</text:p>
          </table:table-cell>
          <table:table-cell office:value-type="float" office:value="-1.829535" calcext:value-type="float">
            <text:p>-1.829535</text:p>
          </table:table-cell>
          <table:table-cell office:value-type="float" office:value="124.7504" calcext:value-type="float">
            <text:p>124.7504</text:p>
          </table:table-cell>
          <table:table-cell office:value-type="float" office:value="3.59573" calcext:value-type="float">
            <text:p>3.59573</text:p>
          </table:table-cell>
          <table:table-cell office:value-type="float" office:value="0.04828586" calcext:value-type="float">
            <text:p>0.04828586</text:p>
          </table:table-cell>
          <table:table-cell office:value-type="float" office:value="0" calcext:value-type="float">
            <text:p>0</text:p>
          </table:table-cell>
          <table:table-cell office:value-type="float" office:value="0.03931176" calcext:value-type="float">
            <text:p>0.03931176</text:p>
          </table:table-cell>
          <table:table-cell office:value-type="float" office:value="0" calcext:value-type="float">
            <text:p>0</text:p>
          </table:table-cell>
          <table:table-cell office:value-type="float" office:value="0.490874" calcext:value-type="float">
            <text:p>0.490874</text:p>
          </table:table-cell>
          <table:table-cell office:value-type="float" office:value="370" calcext:value-type="float">
            <text:p>370</text:p>
          </table:table-cell>
          <table:table-cell office:value-type="float" office:value="-235.486" calcext:value-type="float">
            <text:p>-235.486</text:p>
          </table:table-cell>
          <table:table-cell office:value-type="float" office:value="0" calcext:value-type="float">
            <text:p>0</text:p>
          </table:table-cell>
          <table:table-cell office:value-type="float" office:value="328.875" calcext:value-type="float">
            <text:p>328.875</text:p>
          </table:table-cell>
          <table:table-cell office:value-type="float" office:value="1210.458" calcext:value-type="float">
            <text:p>1210.458</text:p>
          </table:table-cell>
          <table:table-cell office:value-type="float" office:value="1467.776" calcext:value-type="float">
            <text:p>1467.776</text:p>
          </table:table-cell>
          <table:table-cell office:value-type="float" office:value="1287.932" calcext:value-type="float">
            <text:p>1287.932</text:p>
          </table:table-cell>
          <table:table-cell office:value-type="float" office:value="773.7264" calcext:value-type="float">
            <text:p>773.7264</text:p>
          </table:table-cell>
          <table:table-cell office:value-type="float" office:value="1084.715" calcext:value-type="float">
            <text:p>1084.715</text:p>
          </table:table-cell>
          <table:table-cell office:value-type="float" office:value="417.9087" calcext:value-type="float">
            <text:p>417.9087</text:p>
          </table:table-cell>
          <table:table-cell office:value-type="float" office:value="1865.815" calcext:value-type="float">
            <text:p>1865.815</text:p>
          </table:table-cell>
          <table:table-cell office:value-type="float" office:value="2099.266" calcext:value-type="float">
            <text:p>2099.266</text:p>
          </table:table-cell>
          <table:table-cell office:value-type="float" office:value="1676.72" calcext:value-type="float">
            <text:p>1676.72</text:p>
          </table:table-cell>
          <table:table-cell office:value-type="float" office:value="586.1838" calcext:value-type="float">
            <text:p>586.1838</text:p>
          </table:table-cell>
          <table:table-cell office:value-type="float" office:value="578.9567" calcext:value-type="float">
            <text:p>578.9567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28" calcext:value-type="float">
            <text:p>35.70528</text:p>
          </table:table-cell>
          <table:table-cell office:value-type="float" office:value="0" calcext:value-type="float">
            <text:p>0</text:p>
          </table:table-cell>
          <table:table-cell office:value-type="float" office:value="-0.02262975" calcext:value-type="float">
            <text:p>-0.02262975</text:p>
          </table:table-cell>
          <table:table-cell office:value-type="float" office:value="0" calcext:value-type="float">
            <text:p>0</text:p>
          </table:table-cell>
          <table:table-cell office:value-type="float" office:value="0.4869983" calcext:value-type="float">
            <text:p>0.4869983</text:p>
          </table:table-cell>
          <table:table-cell office:value-type="float" office:value="22.30258" calcext:value-type="float">
            <text:p>22.30258</text:p>
          </table:table-cell>
          <table:table-cell office:value-type="float" office:value="-6.719213" calcext:value-type="float">
            <text:p>-6.719213</text:p>
          </table:table-cell>
          <table:table-cell office:value-type="float" office:value="15.58337" calcext:value-type="float">
            <text:p>15.58337</text:p>
          </table:table-cell>
          <table:table-cell office:value-type="float" office:value="-246.0186" calcext:value-type="float">
            <text:p>-246.0186</text:p>
          </table:table-cell>
          <table:table-cell office:value-type="float" office:value="0" calcext:value-type="float">
            <text:p>0</text:p>
          </table:table-cell>
          <table:table-cell office:value-type="float" office:value="9.114475" calcext:value-type="float">
            <text:p>9.11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326.704" calcext:value-type="float">
            <text:p>326.704</text:p>
          </table:table-cell>
          <table:table-cell office:value-type="float" office:value="13230.6" calcext:value-type="float">
            <text:p>13230.6</text:p>
          </table:table-cell>
          <table:table-cell office:value-type="float" office:value="0" calcext:value-type="float">
            <text:p>0</text:p>
          </table:table-cell>
          <table:table-cell office:value-type="float" office:value="0.04810241" calcext:value-type="float">
            <text:p>0.04810241</text:p>
          </table:table-cell>
          <table:table-cell office:value-type="float" office:value="-255.6891" calcext:value-type="float">
            <text:p>-255.6891</text:p>
          </table:table-cell>
          <table:table-cell office:value-type="float" office:value="714.5648" calcext:value-type="float">
            <text:p>714.5648</text:p>
          </table:table-cell>
          <table:table-cell office:value-type="float" office:value="-2.111637" calcext:value-type="float">
            <text:p>-2.111637</text:p>
          </table:table-cell>
          <table:table-cell office:value-type="float" office:value="123.9512" calcext:value-type="float">
            <text:p>123.9512</text:p>
          </table:table-cell>
          <table:table-cell office:value-type="float" office:value="3.490795" calcext:value-type="float">
            <text:p>3.490795</text:p>
          </table:table-cell>
          <table:table-cell office:value-type="float" office:value="0.04804845" calcext:value-type="float">
            <text:p>0.04804845</text:p>
          </table:table-cell>
          <table:table-cell office:value-type="float" office:value="0" calcext:value-type="float">
            <text:p>0</text:p>
          </table:table-cell>
          <table:table-cell office:value-type="float" office:value="0.03931355" calcext:value-type="float">
            <text:p>0.03931355</text:p>
          </table:table-cell>
          <table:table-cell office:value-type="float" office:value="0" calcext:value-type="float">
            <text:p>0</text:p>
          </table:table-cell>
          <table:table-cell office:value-type="float" office:value="0.491259" calcext:value-type="float">
            <text:p>0.491259</text:p>
          </table:table-cell>
          <table:table-cell office:value-type="float" office:value="370" calcext:value-type="float">
            <text:p>370</text:p>
          </table:table-cell>
          <table:table-cell office:value-type="float" office:value="-235.7198" calcext:value-type="float">
            <text:p>-235.7198</text:p>
          </table:table-cell>
          <table:table-cell office:value-type="float" office:value="0" calcext:value-type="float">
            <text:p>0</text:p>
          </table:table-cell>
          <table:table-cell office:value-type="float" office:value="329.0352" calcext:value-type="float">
            <text:p>329.0352</text:p>
          </table:table-cell>
          <table:table-cell office:value-type="float" office:value="1209.261" calcext:value-type="float">
            <text:p>1209.261</text:p>
          </table:table-cell>
          <table:table-cell office:value-type="float" office:value="1466.562" calcext:value-type="float">
            <text:p>1466.562</text:p>
          </table:table-cell>
          <table:table-cell office:value-type="float" office:value="1287.663" calcext:value-type="float">
            <text:p>1287.663</text:p>
          </table:table-cell>
          <table:table-cell office:value-type="float" office:value="773.5508" calcext:value-type="float">
            <text:p>773.5508</text:p>
          </table:table-cell>
          <table:table-cell office:value-type="float" office:value="1084.585" calcext:value-type="float">
            <text:p>1084.585</text:p>
          </table:table-cell>
          <table:table-cell office:value-type="float" office:value="417.8523" calcext:value-type="float">
            <text:p>417.8523</text:p>
          </table:table-cell>
          <table:table-cell office:value-type="float" office:value="1865.719" calcext:value-type="float">
            <text:p>1865.719</text:p>
          </table:table-cell>
          <table:table-cell office:value-type="float" office:value="2099.211" calcext:value-type="float">
            <text:p>2099.211</text:p>
          </table:table-cell>
          <table:table-cell office:value-type="float" office:value="1676.7" calcext:value-type="float">
            <text:p>1676.7</text:p>
          </table:table-cell>
          <table:table-cell office:value-type="float" office:value="586.176" calcext:value-type="float">
            <text:p>586.176</text:p>
          </table:table-cell>
          <table:table-cell office:value-type="float" office:value="578.9512" calcext:value-type="float">
            <text:p>578.9512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27" calcext:value-type="float">
            <text:p>35.70527</text:p>
          </table:table-cell>
          <table:table-cell office:value-type="float" office:value="0" calcext:value-type="float">
            <text:p>0</text:p>
          </table:table-cell>
          <table:table-cell office:value-type="float" office:value="-0.02344189" calcext:value-type="float">
            <text:p>-0.02344189</text:p>
          </table:table-cell>
          <table:table-cell office:value-type="float" office:value="0" calcext:value-type="float">
            <text:p>0</text:p>
          </table:table-cell>
          <table:table-cell office:value-type="float" office:value="0.5375656" calcext:value-type="float">
            <text:p>0.5375656</text:p>
          </table:table-cell>
          <table:table-cell office:value-type="float" office:value="26.16316" calcext:value-type="float">
            <text:p>26.16316</text:p>
          </table:table-cell>
          <table:table-cell office:value-type="float" office:value="-7.828878" calcext:value-type="float">
            <text:p>-7.828878</text:p>
          </table:table-cell>
          <table:table-cell office:value-type="float" office:value="18.33428" calcext:value-type="float">
            <text:p>18.33428</text:p>
          </table:table-cell>
          <table:table-cell office:value-type="float" office:value="-249.1182" calcext:value-type="float">
            <text:p>-249.1182</text:p>
          </table:table-cell>
          <table:table-cell office:value-type="float" office:value="0" calcext:value-type="float">
            <text:p>0</text:p>
          </table:table-cell>
          <table:table-cell office:value-type="float" office:value="9.22673" calcext:value-type="float">
            <text:p>9.2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323.6035" calcext:value-type="float">
            <text:p>323.6035</text:p>
          </table:table-cell>
          <table:table-cell office:value-type="float" office:value="13230.4" calcext:value-type="float">
            <text:p>13230.4</text:p>
          </table:table-cell>
          <table:table-cell office:value-type="float" office:value="0" calcext:value-type="float">
            <text:p>0</text:p>
          </table:table-cell>
          <table:table-cell office:value-type="float" office:value="0.05558013" calcext:value-type="float">
            <text:p>0.05558013</text:p>
          </table:table-cell>
          <table:table-cell office:value-type="float" office:value="-259.1814" calcext:value-type="float">
            <text:p>-259.1814</text:p>
          </table:table-cell>
          <table:table-cell office:value-type="float" office:value="726.0087" calcext:value-type="float">
            <text:p>726.0087</text:p>
          </table:table-cell>
          <table:table-cell office:value-type="float" office:value="-2.459336" calcext:value-type="float">
            <text:p>-2.459336</text:p>
          </table:table-cell>
          <table:table-cell office:value-type="float" office:value="123.2652" calcext:value-type="float">
            <text:p>123.2652</text:p>
          </table:table-cell>
          <table:table-cell office:value-type="float" office:value="3.387703" calcext:value-type="float">
            <text:p>3.387703</text:p>
          </table:table-cell>
          <table:table-cell office:value-type="float" office:value="0.04783003" calcext:value-type="float">
            <text:p>0.04783003</text:p>
          </table:table-cell>
          <table:table-cell office:value-type="float" office:value="0" calcext:value-type="float">
            <text:p>0</text:p>
          </table:table-cell>
          <table:table-cell office:value-type="float" office:value="0.03931534" calcext:value-type="float">
            <text:p>0.03931534</text:p>
          </table:table-cell>
          <table:table-cell office:value-type="float" office:value="0" calcext:value-type="float">
            <text:p>0</text:p>
          </table:table-cell>
          <table:table-cell office:value-type="float" office:value="0.4916714" calcext:value-type="float">
            <text:p>0.4916714</text:p>
          </table:table-cell>
          <table:table-cell office:value-type="float" office:value="370" calcext:value-type="float">
            <text:p>370</text:p>
          </table:table-cell>
          <table:table-cell office:value-type="float" office:value="-235.9608" calcext:value-type="float">
            <text:p>-235.9608</text:p>
          </table:table-cell>
          <table:table-cell office:value-type="float" office:value="0" calcext:value-type="float">
            <text:p>0</text:p>
          </table:table-cell>
          <table:table-cell office:value-type="float" office:value="329.221" calcext:value-type="float">
            <text:p>329.221</text:p>
          </table:table-cell>
          <table:table-cell office:value-type="float" office:value="1208.045" calcext:value-type="float">
            <text:p>1208.045</text:p>
          </table:table-cell>
          <table:table-cell office:value-type="float" office:value="1465.289" calcext:value-type="float">
            <text:p>1465.289</text:p>
          </table:table-cell>
          <table:table-cell office:value-type="float" office:value="1287.364" calcext:value-type="float">
            <text:p>1287.364</text:p>
          </table:table-cell>
          <table:table-cell office:value-type="float" office:value="773.3627" calcext:value-type="float">
            <text:p>773.3627</text:p>
          </table:table-cell>
          <table:table-cell office:value-type="float" office:value="1084.439" calcext:value-type="float">
            <text:p>1084.439</text:p>
          </table:table-cell>
          <table:table-cell office:value-type="float" office:value="417.7894" calcext:value-type="float">
            <text:p>417.7894</text:p>
          </table:table-cell>
          <table:table-cell office:value-type="float" office:value="1865.618" calcext:value-type="float">
            <text:p>1865.618</text:p>
          </table:table-cell>
          <table:table-cell office:value-type="float" office:value="2099.148" calcext:value-type="float">
            <text:p>2099.148</text:p>
          </table:table-cell>
          <table:table-cell office:value-type="float" office:value="1676.68" calcext:value-type="float">
            <text:p>1676.68</text:p>
          </table:table-cell>
          <table:table-cell office:value-type="float" office:value="586.168" calcext:value-type="float">
            <text:p>586.168</text:p>
          </table:table-cell>
          <table:table-cell office:value-type="float" office:value="578.9454" calcext:value-type="float">
            <text:p>578.9454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26" calcext:value-type="float">
            <text:p>35.70526</text:p>
          </table:table-cell>
          <table:table-cell office:value-type="float" office:value="0" calcext:value-type="float">
            <text:p>0</text:p>
          </table:table-cell>
          <table:table-cell office:value-type="float" office:value="-0.02426696" calcext:value-type="float">
            <text:p>-0.02426696</text:p>
          </table:table-cell>
          <table:table-cell office:value-type="float" office:value="0" calcext:value-type="float">
            <text:p>0</text:p>
          </table:table-cell>
          <table:table-cell office:value-type="float" office:value="0.5896044" calcext:value-type="float">
            <text:p>0.5896044</text:p>
          </table:table-cell>
          <table:table-cell office:value-type="float" office:value="30.34668" calcext:value-type="float">
            <text:p>30.34668</text:p>
          </table:table-cell>
          <table:table-cell office:value-type="float" office:value="-9.110302" calcext:value-type="float">
            <text:p>-9.110302</text:p>
          </table:table-cell>
          <table:table-cell office:value-type="float" office:value="21.23637" calcext:value-type="float">
            <text:p>21.23637</text:p>
          </table:table-cell>
          <table:table-cell office:value-type="float" office:value="-252.3387" calcext:value-type="float">
            <text:p>-252.3387</text:p>
          </table:table-cell>
          <table:table-cell office:value-type="float" office:value="0" calcext:value-type="float">
            <text:p>0</text:p>
          </table:table-cell>
          <table:table-cell office:value-type="float" office:value="9.300652" calcext:value-type="float">
            <text:p>9.3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320.5356" calcext:value-type="float">
            <text:p>320.5356</text:p>
          </table:table-cell>
          <table:table-cell office:value-type="float" office:value="13230.16" calcext:value-type="float">
            <text:p>13230.16</text:p>
          </table:table-cell>
          <table:table-cell office:value-type="float" office:value="0" calcext:value-type="float">
            <text:p>0</text:p>
          </table:table-cell>
          <table:table-cell office:value-type="float" office:value="0.0634549" calcext:value-type="float">
            <text:p>0.0634549</text:p>
          </table:table-cell>
          <table:table-cell office:value-type="float" office:value="-262.7672" calcext:value-type="float">
            <text:p>-262.7672</text:p>
          </table:table-cell>
          <table:table-cell office:value-type="float" office:value="737.9333" calcext:value-type="float">
            <text:p>737.9333</text:p>
          </table:table-cell>
          <table:table-cell office:value-type="float" office:value="-2.87853" calcext:value-type="float">
            <text:p>-2.87853</text:p>
          </table:table-cell>
          <table:table-cell office:value-type="float" office:value="122.7034" calcext:value-type="float">
            <text:p>122.7034</text:p>
          </table:table-cell>
          <table:table-cell office:value-type="float" office:value="3.284066" calcext:value-type="float">
            <text:p>3.284066</text:p>
          </table:table-cell>
          <table:table-cell office:value-type="float" office:value="0.04766985" calcext:value-type="float">
            <text:p>0.04766985</text:p>
          </table:table-cell>
          <table:table-cell office:value-type="float" office:value="0" calcext:value-type="float">
            <text:p>0</text:p>
          </table:table-cell>
          <table:table-cell office:value-type="float" office:value="0.03931733" calcext:value-type="float">
            <text:p>0.03931733</text:p>
          </table:table-cell>
          <table:table-cell office:value-type="float" office:value="0" calcext:value-type="float">
            <text:p>0</text:p>
          </table:table-cell>
          <table:table-cell office:value-type="float" office:value="0.4921142" calcext:value-type="float">
            <text:p>0.4921142</text:p>
          </table:table-cell>
          <table:table-cell office:value-type="float" office:value="370" calcext:value-type="float">
            <text:p>370</text:p>
          </table:table-cell>
          <table:table-cell office:value-type="float" office:value="-235.9308" calcext:value-type="float">
            <text:p>-235.9308</text:p>
          </table:table-cell>
          <table:table-cell office:value-type="float" office:value="0" calcext:value-type="float">
            <text:p>0</text:p>
          </table:table-cell>
          <table:table-cell office:value-type="float" office:value="329.4214" calcext:value-type="float">
            <text:p>329.4214</text:p>
          </table:table-cell>
          <table:table-cell office:value-type="float" office:value="1206.851" calcext:value-type="float">
            <text:p>1206.851</text:p>
          </table:table-cell>
          <table:table-cell office:value-type="float" office:value="1464.018" calcext:value-type="float">
            <text:p>1464.018</text:p>
          </table:table-cell>
          <table:table-cell office:value-type="float" office:value="1287.056" calcext:value-type="float">
            <text:p>1287.056</text:p>
          </table:table-cell>
          <table:table-cell office:value-type="float" office:value="773.1656" calcext:value-type="float">
            <text:p>773.1656</text:p>
          </table:table-cell>
          <table:table-cell office:value-type="float" office:value="1084.284" calcext:value-type="float">
            <text:p>1084.284</text:p>
          </table:table-cell>
          <table:table-cell office:value-type="float" office:value="417.7224" calcext:value-type="float">
            <text:p>417.7224</text:p>
          </table:table-cell>
          <table:table-cell office:value-type="float" office:value="1865.504" calcext:value-type="float">
            <text:p>1865.504</text:p>
          </table:table-cell>
          <table:table-cell office:value-type="float" office:value="2099.08" calcext:value-type="float">
            <text:p>2099.08</text:p>
          </table:table-cell>
          <table:table-cell office:value-type="float" office:value="1676.66" calcext:value-type="float">
            <text:p>1676.66</text:p>
          </table:table-cell>
          <table:table-cell office:value-type="float" office:value="586.1601" calcext:value-type="float">
            <text:p>586.1601</text:p>
          </table:table-cell>
          <table:table-cell office:value-type="float" office:value="578.9396" calcext:value-type="float">
            <text:p>578.9396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25" calcext:value-type="float">
            <text:p>35.70525</text:p>
          </table:table-cell>
          <table:table-cell office:value-type="float" office:value="0" calcext:value-type="float">
            <text:p>0</text:p>
          </table:table-cell>
          <table:table-cell office:value-type="float" office:value="-0.02499303" calcext:value-type="float">
            <text:p>-0.02499303</text:p>
          </table:table-cell>
          <table:table-cell office:value-type="float" office:value="0" calcext:value-type="float">
            <text:p>0</text:p>
          </table:table-cell>
          <table:table-cell office:value-type="float" office:value="0.6453694" calcext:value-type="float">
            <text:p>0.6453694</text:p>
          </table:table-cell>
          <table:table-cell office:value-type="float" office:value="34.97068" calcext:value-type="float">
            <text:p>34.97068</text:p>
          </table:table-cell>
          <table:table-cell office:value-type="float" office:value="-10.53919" calcext:value-type="float">
            <text:p>-10.53919</text:p>
          </table:table-cell>
          <table:table-cell office:value-type="float" office:value="24.43149" calcext:value-type="float">
            <text:p>24.43149</text:p>
          </table:table-cell>
          <table:table-cell office:value-type="float" office:value="-255.5619" calcext:value-type="float">
            <text:p>-255.5619</text:p>
          </table:table-cell>
          <table:table-cell office:value-type="float" office:value="0" calcext:value-type="float">
            <text:p>0</text:p>
          </table:table-cell>
          <table:table-cell office:value-type="float" office:value="9.355712" calcext:value-type="float">
            <text:p>9.355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317.5631" calcext:value-type="float">
            <text:p>317.5631</text:p>
          </table:table-cell>
          <table:table-cell office:value-type="float" office:value="13229.9" calcext:value-type="float">
            <text:p>13229.9</text:p>
          </table:table-cell>
          <table:table-cell office:value-type="float" office:value="0" calcext:value-type="float">
            <text:p>0</text:p>
          </table:table-cell>
          <table:table-cell office:value-type="float" office:value="0.0720783" calcext:value-type="float">
            <text:p>0.0720783</text:p>
          </table:table-cell>
          <table:table-cell office:value-type="float" office:value="-266.3426" calcext:value-type="float">
            <text:p>-266.3426</text:p>
          </table:table-cell>
          <table:table-cell office:value-type="float" office:value="749.6814" calcext:value-type="float">
            <text:p>749.6814</text:p>
          </table:table-cell>
          <table:table-cell office:value-type="float" office:value="-3.373472" calcext:value-type="float">
            <text:p>-3.373472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3.181076" calcext:value-type="float">
            <text:p>3.181076</text:p>
          </table:table-cell>
          <table:table-cell office:value-type="float" office:value="0.04754787" calcext:value-type="float">
            <text:p>0.04754787</text:p>
          </table:table-cell>
          <table:table-cell office:value-type="float" office:value="0" calcext:value-type="float">
            <text:p>0</text:p>
          </table:table-cell>
          <table:table-cell office:value-type="float" office:value="0.03931948" calcext:value-type="float">
            <text:p>0.03931948</text:p>
          </table:table-cell>
          <table:table-cell office:value-type="float" office:value="0" calcext:value-type="float">
            <text:p>0</text:p>
          </table:table-cell>
          <table:table-cell office:value-type="float" office:value="0.4925908" calcext:value-type="float">
            <text:p>0.4925908</text:p>
          </table:table-cell>
          <table:table-cell office:value-type="float" office:value="370" calcext:value-type="float">
            <text:p>370</text:p>
          </table:table-cell>
          <table:table-cell office:value-type="float" office:value="-235.475" calcext:value-type="float">
            <text:p>-235.475</text:p>
          </table:table-cell>
          <table:table-cell office:value-type="float" office:value="0" calcext:value-type="float">
            <text:p>0</text:p>
          </table:table-cell>
          <table:table-cell office:value-type="float" office:value="329.6236" calcext:value-type="float">
            <text:p>329.6236</text:p>
          </table:table-cell>
          <table:table-cell office:value-type="float" office:value="1205.693" calcext:value-type="float">
            <text:p>1205.693</text:p>
          </table:table-cell>
          <table:table-cell office:value-type="float" office:value="1462.79" calcext:value-type="float">
            <text:p>1462.79</text:p>
          </table:table-cell>
          <table:table-cell office:value-type="float" office:value="1286.755" calcext:value-type="float">
            <text:p>1286.755</text:p>
          </table:table-cell>
          <table:table-cell office:value-type="float" office:value="772.9706" calcext:value-type="float">
            <text:p>772.9706</text:p>
          </table:table-cell>
          <table:table-cell office:value-type="float" office:value="1084.128" calcext:value-type="float">
            <text:p>1084.128</text:p>
          </table:table-cell>
          <table:table-cell office:value-type="float" office:value="417.6542" calcext:value-type="float">
            <text:p>417.6542</text:p>
          </table:table-cell>
          <table:table-cell office:value-type="float" office:value="1865.386" calcext:value-type="float">
            <text:p>1865.386</text:p>
          </table:table-cell>
          <table:table-cell office:value-type="float" office:value="2099.01" calcext:value-type="float">
            <text:p>2099.01</text:p>
          </table:table-cell>
          <table:table-cell office:value-type="float" office:value="1676.639" calcext:value-type="float">
            <text:p>1676.639</text:p>
          </table:table-cell>
          <table:table-cell office:value-type="float" office:value="586.1522" calcext:value-type="float">
            <text:p>586.1522</text:p>
          </table:table-cell>
          <table:table-cell office:value-type="float" office:value="578.9335" calcext:value-type="float">
            <text:p>578.9335</text:p>
          </table:table-cell>
          <table:table-cell office:value-type="float" office:value="142.84" calcext:value-type="float">
            <text:p>142.84</text:p>
          </table:table-cell>
          <table:table-cell office:value-type="float" office:value="35.70524" calcext:value-type="float">
            <text:p>35.70524</text:p>
          </table:table-cell>
          <table:table-cell office:value-type="float" office:value="0" calcext:value-type="float">
            <text:p>0</text:p>
          </table:table-cell>
          <table:table-cell office:value-type="float" office:value="-0.02560449" calcext:value-type="float">
            <text:p>-0.02560449</text:p>
          </table:table-cell>
          <table:table-cell office:value-type="float" office:value="0" calcext:value-type="float">
            <text:p>0</text:p>
          </table:table-cell>
          <table:table-cell office:value-type="float" office:value="0.713085" calcext:value-type="float">
            <text:p>0.713085</text:p>
          </table:table-cell>
          <table:table-cell office:value-type="float" office:value="40.18066" calcext:value-type="float">
            <text:p>40.18066</text:p>
          </table:table-cell>
          <table:table-cell office:value-type="float" office:value="-12.21459" calcext:value-type="float">
            <text:p>-12.21459</text:p>
          </table:table-cell>
          <table:table-cell office:value-type="float" office:value="27.96606" calcext:value-type="float">
            <text:p>27.96606</text:p>
          </table:table-cell>
          <table:table-cell office:value-type="float" office:value="-258.7084" calcext:value-type="float">
            <text:p>-258.7084</text:p>
          </table:table-cell>
          <table:table-cell office:value-type="float" office:value="0" calcext:value-type="float">
            <text:p>0</text:p>
          </table:table-cell>
          <table:table-cell office:value-type="float" office:value="9.417898" calcext:value-type="float">
            <text:p>9.41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314.9424" calcext:value-type="float">
            <text:p>314.9424</text:p>
          </table:table-cell>
          <table:table-cell office:value-type="float" office:value="13229.53" calcext:value-type="float">
            <text:p>13229.53</text:p>
          </table:table-cell>
          <table:table-cell office:value-type="float" office:value="0" calcext:value-type="float">
            <text:p>0</text:p>
          </table:table-cell>
          <table:table-cell office:value-type="float" office:value="0.080171" calcext:value-type="float">
            <text:p>0.080171</text:p>
          </table:table-cell>
          <table:table-cell office:value-type="float" office:value="-269.0074" calcext:value-type="float">
            <text:p>-269.0074</text:p>
          </table:table-cell>
          <table:table-cell office:value-type="float" office:value="757.1308" calcext:value-type="float">
            <text:p>757.1308</text:p>
          </table:table-cell>
          <table:table-cell office:value-type="float" office:value="-3.858442" calcext:value-type="float">
            <text:p>-3.858442</text:p>
          </table:table-cell>
          <table:table-cell office:value-type="float" office:value="121.6463" calcext:value-type="float">
            <text:p>121.6463</text:p>
          </table:table-cell>
          <table:table-cell office:value-type="float" office:value="3.039542" calcext:value-type="float">
            <text:p>3.039542</text:p>
          </table:table-cell>
          <table:table-cell office:value-type="float" office:value="0.04723673" calcext:value-type="float">
            <text:p>0.04723673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47646" calcext:value-type="float">
            <text:p>0.03947646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65414" calcext:value-type="float">
            <text:p>0.4965414</text:p>
          </table:table-cell>
          <table:table-cell office:value-type="float" office:value="370" calcext:value-type="float">
            <text:p>370</text:p>
          </table:table-cell>
          <table:table-cell office:value-type="float" office:value="-234.5534" calcext:value-type="float">
            <text:p>-234.5534</text:p>
          </table:table-cell>
          <table:table-cell office:value-type="float" office:value="0" calcext:value-type="float">
            <text:p>0</text:p>
          </table:table-cell>
          <table:table-cell office:value-type="float" office:value="329.8315" calcext:value-type="float">
            <text:p>329.8315</text:p>
          </table:table-cell>
          <table:table-cell office:value-type="float" office:value="1204.765" calcext:value-type="float">
            <text:p>1204.765</text:p>
          </table:table-cell>
          <table:table-cell office:value-type="float" office:value="1461.757" calcext:value-type="float">
            <text:p>1461.757</text:p>
          </table:table-cell>
          <table:table-cell office:value-type="float" office:value="1286.502" calcext:value-type="float">
            <text:p>1286.502</text:p>
          </table:table-cell>
          <table:table-cell office:value-type="float" office:value="772.6664" calcext:value-type="float">
            <text:p>772.6664</text:p>
          </table:table-cell>
          <table:table-cell office:value-type="float" office:value="1083.936" calcext:value-type="float">
            <text:p>1083.936</text:p>
          </table:table-cell>
          <table:table-cell office:value-type="float" office:value="417.601" calcext:value-type="float">
            <text:p>417.601</text:p>
          </table:table-cell>
          <table:table-cell office:value-type="float" office:value="1865.254" calcext:value-type="float">
            <text:p>1865.254</text:p>
          </table:table-cell>
          <table:table-cell office:value-type="float" office:value="2098.922" calcext:value-type="float">
            <text:p>2098.922</text:p>
          </table:table-cell>
          <table:table-cell office:value-type="float" office:value="1676.601" calcext:value-type="float">
            <text:p>1676.601</text:p>
          </table:table-cell>
          <table:table-cell office:value-type="float" office:value="586.1387" calcext:value-type="float">
            <text:p>586.1387</text:p>
          </table:table-cell>
          <table:table-cell office:value-type="float" office:value="578.9183" calcext:value-type="float">
            <text:p>578.9183</text:p>
          </table:table-cell>
          <table:table-cell office:value-type="float" office:value="142.8377" calcext:value-type="float">
            <text:p>142.8377</text:p>
          </table:table-cell>
          <table:table-cell office:value-type="float" office:value="35.70451" calcext:value-type="float">
            <text:p>35.70451</text:p>
          </table:table-cell>
          <table:table-cell office:value-type="float" office:value="0" calcext:value-type="float">
            <text:p>0</text:p>
          </table:table-cell>
          <table:table-cell office:value-type="float" office:value="-0.02617695" calcext:value-type="float">
            <text:p>-0.02617695</text:p>
          </table:table-cell>
          <table:table-cell office:value-type="float" office:value="0" calcext:value-type="float">
            <text:p>0</text:p>
          </table:table-cell>
          <table:table-cell office:value-type="float" office:value="0.7907687" calcext:value-type="float">
            <text:p>0.7907687</text:p>
          </table:table-cell>
          <table:table-cell office:value-type="float" office:value="45.03028" calcext:value-type="float">
            <text:p>45.03028</text:p>
          </table:table-cell>
          <table:table-cell office:value-type="float" office:value="-13.77731" calcext:value-type="float">
            <text:p>-13.77731</text:p>
          </table:table-cell>
          <table:table-cell office:value-type="float" office:value="31.25297" calcext:value-type="float">
            <text:p>31.25297</text:p>
          </table:table-cell>
          <table:table-cell office:value-type="float" office:value="-261.4343" calcext:value-type="float">
            <text:p>-261.4343</text:p>
          </table:table-cell>
          <table:table-cell office:value-type="float" office:value="0" calcext:value-type="float">
            <text:p>0</text:p>
          </table:table-cell>
          <table:table-cell office:value-type="float" office:value="9.957327" calcext:value-type="float">
            <text:p>9.95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312.5132" calcext:value-type="float">
            <text:p>312.5132</text:p>
          </table:table-cell>
          <table:table-cell office:value-type="float" office:value="13229.34" calcext:value-type="float">
            <text:p>13229.34</text:p>
          </table:table-cell>
          <table:table-cell office:value-type="float" office:value="0" calcext:value-type="float">
            <text:p>0</text:p>
          </table:table-cell>
          <table:table-cell office:value-type="float" office:value="0.08877569" calcext:value-type="float">
            <text:p>0.08877569</text:p>
          </table:table-cell>
          <table:table-cell office:value-type="float" office:value="-272.1725" calcext:value-type="float">
            <text:p>-272.1725</text:p>
          </table:table-cell>
          <table:table-cell office:value-type="float" office:value="769.0775" calcext:value-type="float">
            <text:p>769.0775</text:p>
          </table:table-cell>
          <table:table-cell office:value-type="float" office:value="-4.350302" calcext:value-type="float">
            <text:p>-4.350302</text:p>
          </table:table-cell>
          <table:table-cell office:value-type="float" office:value="121.3809" calcext:value-type="float">
            <text:p>121.3809</text:p>
          </table:table-cell>
          <table:table-cell office:value-type="float" office:value="2.945343" calcext:value-type="float">
            <text:p>2.945343</text:p>
          </table:table-cell>
          <table:table-cell office:value-type="float" office:value="0.04713464" calcext:value-type="float">
            <text:p>0.04713464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59969" calcext:value-type="float">
            <text:p>0.03959969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67298" calcext:value-type="float">
            <text:p>0.4967298</text:p>
          </table:table-cell>
          <table:table-cell office:value-type="float" office:value="370" calcext:value-type="float">
            <text:p>370</text:p>
          </table:table-cell>
          <table:table-cell office:value-type="float" office:value="-231.6829" calcext:value-type="float">
            <text:p>-231.6829</text:p>
          </table:table-cell>
          <table:table-cell office:value-type="float" office:value="0" calcext:value-type="float">
            <text:p>0</text:p>
          </table:table-cell>
          <table:table-cell office:value-type="float" office:value="329.9077" calcext:value-type="float">
            <text:p>329.9077</text:p>
          </table:table-cell>
          <table:table-cell office:value-type="float" office:value="1203.889" calcext:value-type="float">
            <text:p>1203.889</text:p>
          </table:table-cell>
          <table:table-cell office:value-type="float" office:value="1460.83" calcext:value-type="float">
            <text:p>1460.83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772.5068" calcext:value-type="float">
            <text:p>772.5068</text:p>
          </table:table-cell>
          <table:table-cell office:value-type="float" office:value="1083.801" calcext:value-type="float">
            <text:p>1083.801</text:p>
          </table:table-cell>
          <table:table-cell office:value-type="float" office:value="417.5385" calcext:value-type="float">
            <text:p>417.5385</text:p>
          </table:table-cell>
          <table:table-cell office:value-type="float" office:value="1865.136" calcext:value-type="float">
            <text:p>1865.136</text:p>
          </table:table-cell>
          <table:table-cell office:value-type="float" office:value="2098.851" calcext:value-type="float">
            <text:p>2098.851</text:p>
          </table:table-cell>
          <table:table-cell office:value-type="float" office:value="1676.58" calcext:value-type="float">
            <text:p>1676.58</text:p>
          </table:table-cell>
          <table:table-cell office:value-type="float" office:value="586.1307" calcext:value-type="float">
            <text:p>586.1307</text:p>
          </table:table-cell>
          <table:table-cell office:value-type="float" office:value="578.9119" calcext:value-type="float">
            <text:p>578.9119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5" calcext:value-type="float">
            <text:p>35.7045</text:p>
          </table:table-cell>
          <table:table-cell office:value-type="float" office:value="0" calcext:value-type="float">
            <text:p>0</text:p>
          </table:table-cell>
          <table:table-cell office:value-type="float" office:value="-0.02677355" calcext:value-type="float">
            <text:p>-0.02677355</text:p>
          </table:table-cell>
          <table:table-cell office:value-type="float" office:value="0" calcext:value-type="float">
            <text:p>0</text:p>
          </table:table-cell>
          <table:table-cell office:value-type="float" office:value="0.8671834" calcext:value-type="float">
            <text:p>0.8671834</text:p>
          </table:table-cell>
          <table:table-cell office:value-type="float" office:value="52.3903" calcext:value-type="float">
            <text:p>52.3903</text:p>
          </table:table-cell>
          <table:table-cell office:value-type="float" office:value="-15.59577" calcext:value-type="float">
            <text:p>-15.59577</text:p>
          </table:table-cell>
          <table:table-cell office:value-type="float" office:value="36.79454" calcext:value-type="float">
            <text:p>36.79454</text:p>
          </table:table-cell>
          <table:table-cell office:value-type="float" office:value="-263.9809" calcext:value-type="float">
            <text:p>-263.9809</text:p>
          </table:table-cell>
          <table:table-cell office:value-type="float" office:value="0" calcext:value-type="float">
            <text:p>0</text:p>
          </table:table-cell>
          <table:table-cell office:value-type="float" office:value="9.827249" calcext:value-type="float">
            <text:p>9.827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310.1557" calcext:value-type="float">
            <text:p>310.1557</text:p>
          </table:table-cell>
          <table:table-cell office:value-type="float" office:value="13229.12" calcext:value-type="float">
            <text:p>13229.12</text:p>
          </table:table-cell>
          <table:table-cell office:value-type="float" office:value="0" calcext:value-type="float">
            <text:p>0</text:p>
          </table:table-cell>
          <table:table-cell office:value-type="float" office:value="0.0990881" calcext:value-type="float">
            <text:p>0.0990881</text:p>
          </table:table-cell>
          <table:table-cell office:value-type="float" office:value="-275.2505" calcext:value-type="float">
            <text:p>-275.2505</text:p>
          </table:table-cell>
          <table:table-cell office:value-type="float" office:value="780.1587" calcext:value-type="float">
            <text:p>780.1587</text:p>
          </table:table-cell>
          <table:table-cell office:value-type="float" office:value="-4.942935" calcext:value-type="float">
            <text:p>-4.942935</text:p>
          </table:table-cell>
          <table:table-cell office:value-type="float" office:value="121.0675" calcext:value-type="float">
            <text:p>121.0675</text:p>
          </table:table-cell>
          <table:table-cell office:value-type="float" office:value="2.86489" calcext:value-type="float">
            <text:p>2.86489</text:p>
          </table:table-cell>
          <table:table-cell office:value-type="float" office:value="0.04708857" calcext:value-type="float">
            <text:p>0.04708857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0083" calcext:value-type="float">
            <text:p>0.03960083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6985" calcext:value-type="float">
            <text:p>0.496985</text:p>
          </table:table-cell>
          <table:table-cell office:value-type="float" office:value="370" calcext:value-type="float">
            <text:p>370</text:p>
          </table:table-cell>
          <table:table-cell office:value-type="float" office:value="-228.0058" calcext:value-type="float">
            <text:p>-228.0058</text:p>
          </table:table-cell>
          <table:table-cell office:value-type="float" office:value="0" calcext:value-type="float">
            <text:p>0</text:p>
          </table:table-cell>
          <table:table-cell office:value-type="float" office:value="330.0197" calcext:value-type="float">
            <text:p>330.0197</text:p>
          </table:table-cell>
          <table:table-cell office:value-type="float" office:value="1203.043" calcext:value-type="float">
            <text:p>1203.043</text:p>
          </table:table-cell>
          <table:table-cell office:value-type="float" office:value="1459.895" calcext:value-type="float">
            <text:p>1459.895</text:p>
          </table:table-cell>
          <table:table-cell office:value-type="float" office:value="1286.042" calcext:value-type="float">
            <text:p>1286.042</text:p>
          </table:table-cell>
          <table:table-cell office:value-type="float" office:value="772.3418" calcext:value-type="float">
            <text:p>772.3418</text:p>
          </table:table-cell>
          <table:table-cell office:value-type="float" office:value="1083.665" calcext:value-type="float">
            <text:p>1083.665</text:p>
          </table:table-cell>
          <table:table-cell office:value-type="float" office:value="417.4767" calcext:value-type="float">
            <text:p>417.4767</text:p>
          </table:table-cell>
          <table:table-cell office:value-type="float" office:value="1865.019" calcext:value-type="float">
            <text:p>1865.019</text:p>
          </table:table-cell>
          <table:table-cell office:value-type="float" office:value="2098.78" calcext:value-type="float">
            <text:p>2098.78</text:p>
          </table:table-cell>
          <table:table-cell office:value-type="float" office:value="1676.558" calcext:value-type="float">
            <text:p>1676.558</text:p>
          </table:table-cell>
          <table:table-cell office:value-type="float" office:value="586.1226" calcext:value-type="float">
            <text:p>586.1226</text:p>
          </table:table-cell>
          <table:table-cell office:value-type="float" office:value="578.9053" calcext:value-type="float">
            <text:p>578.9053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49" calcext:value-type="float">
            <text:p>35.70449</text:p>
          </table:table-cell>
          <table:table-cell office:value-type="float" office:value="0" calcext:value-type="float">
            <text:p>0</text:p>
          </table:table-cell>
          <table:table-cell office:value-type="float" office:value="-0.02727303" calcext:value-type="float">
            <text:p>-0.02727303</text:p>
          </table:table-cell>
          <table:table-cell office:value-type="float" office:value="0" calcext:value-type="float">
            <text:p>0</text:p>
          </table:table-cell>
          <table:table-cell office:value-type="float" office:value="0.955282" calcext:value-type="float">
            <text:p>0.955282</text:p>
          </table:table-cell>
          <table:table-cell office:value-type="float" office:value="60.64718" calcext:value-type="float">
            <text:p>60.64718</text:p>
          </table:table-cell>
          <table:table-cell office:value-type="float" office:value="-17.69131" calcext:value-type="float">
            <text:p>-17.69131</text:p>
          </table:table-cell>
          <table:table-cell office:value-type="float" office:value="42.95587" calcext:value-type="float">
            <text:p>42.95587</text:p>
          </table:table-cell>
          <table:table-cell office:value-type="float" office:value="-266.4768" calcext:value-type="float">
            <text:p>-266.4768</text:p>
          </table:table-cell>
          <table:table-cell office:value-type="float" office:value="0" calcext:value-type="float">
            <text:p>0</text:p>
          </table:table-cell>
          <table:table-cell office:value-type="float" office:value="9.834473" calcext:value-type="float">
            <text:p>9.83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307.8609" calcext:value-type="float">
            <text:p>307.8609</text:p>
          </table:table-cell>
          <table:table-cell office:value-type="float" office:value="13228.92" calcext:value-type="float">
            <text:p>13228.92</text:p>
          </table:table-cell>
          <table:table-cell office:value-type="float" office:value="0" calcext:value-type="float">
            <text:p>0</text:p>
          </table:table-cell>
          <table:table-cell office:value-type="float" office:value="0.1116964" calcext:value-type="float">
            <text:p>0.1116964</text:p>
          </table:table-cell>
          <table:table-cell office:value-type="float" office:value="-278.2499" calcext:value-type="float">
            <text:p>-278.2499</text:p>
          </table:table-cell>
          <table:table-cell office:value-type="float" office:value="790.0018" calcext:value-type="float">
            <text:p>790.0018</text:p>
          </table:table-cell>
          <table:table-cell office:value-type="float" office:value="-5.601782" calcext:value-type="float">
            <text:p>-5.601782</text:p>
          </table:table-cell>
          <table:table-cell office:value-type="float" office:value="120.648" calcext:value-type="float">
            <text:p>120.648</text:p>
          </table:table-cell>
          <table:table-cell office:value-type="float" office:value="2.776902" calcext:value-type="float">
            <text:p>2.776902</text:p>
          </table:table-cell>
          <table:table-cell office:value-type="float" office:value="0.04701342" calcext:value-type="float">
            <text:p>0.04701342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0247" calcext:value-type="float">
            <text:p>0.03960247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73327" calcext:value-type="float">
            <text:p>0.4973327</text:p>
          </table:table-cell>
          <table:table-cell office:value-type="float" office:value="370" calcext:value-type="float">
            <text:p>370</text:p>
          </table:table-cell>
          <table:table-cell office:value-type="float" office:value="-223.9948" calcext:value-type="float">
            <text:p>-223.9948</text:p>
          </table:table-cell>
          <table:table-cell office:value-type="float" office:value="0" calcext:value-type="float">
            <text:p>0</text:p>
          </table:table-cell>
          <table:table-cell office:value-type="float" office:value="330.1737" calcext:value-type="float">
            <text:p>330.1737</text:p>
          </table:table-cell>
          <table:table-cell office:value-type="float" office:value="1202.193" calcext:value-type="float">
            <text:p>1202.193</text:p>
          </table:table-cell>
          <table:table-cell office:value-type="float" office:value="1458.986" calcext:value-type="float">
            <text:p>1458.986</text:p>
          </table:table-cell>
          <table:table-cell office:value-type="float" office:value="1285.811" calcext:value-type="float">
            <text:p>1285.811</text:p>
          </table:table-cell>
          <table:table-cell office:value-type="float" office:value="772.1876" calcext:value-type="float">
            <text:p>772.1876</text:p>
          </table:table-cell>
          <table:table-cell office:value-type="float" office:value="1083.535" calcext:value-type="float">
            <text:p>1083.535</text:p>
          </table:table-cell>
          <table:table-cell office:value-type="float" office:value="417.4179" calcext:value-type="float">
            <text:p>417.4179</text:p>
          </table:table-cell>
          <table:table-cell office:value-type="float" office:value="1864.904" calcext:value-type="float">
            <text:p>1864.904</text:p>
          </table:table-cell>
          <table:table-cell office:value-type="float" office:value="2098.708" calcext:value-type="float">
            <text:p>2098.708</text:p>
          </table:table-cell>
          <table:table-cell office:value-type="float" office:value="1676.536" calcext:value-type="float">
            <text:p>1676.536</text:p>
          </table:table-cell>
          <table:table-cell office:value-type="float" office:value="586.1145" calcext:value-type="float">
            <text:p>586.1145</text:p>
          </table:table-cell>
          <table:table-cell office:value-type="float" office:value="578.8984" calcext:value-type="float">
            <text:p>578.8984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48" calcext:value-type="float">
            <text:p>35.70448</text:p>
          </table:table-cell>
          <table:table-cell office:value-type="float" office:value="0" calcext:value-type="float">
            <text:p>0</text:p>
          </table:table-cell>
          <table:table-cell office:value-type="float" office:value="-0.02774625" calcext:value-type="float">
            <text:p>-0.02774625</text:p>
          </table:table-cell>
          <table:table-cell office:value-type="float" office:value="0" calcext:value-type="float">
            <text:p>0</text:p>
          </table:table-cell>
          <table:table-cell office:value-type="float" office:value="1.066064" calcext:value-type="float">
            <text:p>1.066064</text:p>
          </table:table-cell>
          <table:table-cell office:value-type="float" office:value="69.59378" calcext:value-type="float">
            <text:p>69.59378</text:p>
          </table:table-cell>
          <table:table-cell office:value-type="float" office:value="-20.28933" calcext:value-type="float">
            <text:p>-20.28933</text:p>
          </table:table-cell>
          <table:table-cell office:value-type="float" office:value="49.30445" calcext:value-type="float">
            <text:p>49.30445</text:p>
          </table:table-cell>
          <table:table-cell office:value-type="float" office:value="-268.8932" calcext:value-type="float">
            <text:p>-268.8932</text:p>
          </table:table-cell>
          <table:table-cell office:value-type="float" office:value="0" calcext:value-type="float">
            <text:p>0</text:p>
          </table:table-cell>
          <table:table-cell office:value-type="float" office:value="9.906776" calcext:value-type="float">
            <text:p>9.906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305.5021" calcext:value-type="float">
            <text:p>305.5021</text:p>
          </table:table-cell>
          <table:table-cell office:value-type="float" office:value="13228.68" calcext:value-type="float">
            <text:p>13228.68</text:p>
          </table:table-cell>
          <table:table-cell office:value-type="float" office:value="0" calcext:value-type="float">
            <text:p>0</text:p>
          </table:table-cell>
          <table:table-cell office:value-type="float" office:value="0.1247413" calcext:value-type="float">
            <text:p>0.1247413</text:p>
          </table:table-cell>
          <table:table-cell office:value-type="float" office:value="-281.4006" calcext:value-type="float">
            <text:p>-281.4006</text:p>
          </table:table-cell>
          <table:table-cell office:value-type="float" office:value="801.4883" calcext:value-type="float">
            <text:p>801.4883</text:p>
          </table:table-cell>
          <table:table-cell office:value-type="float" office:value="-6.406957" calcext:value-type="float">
            <text:p>-6.406957</text:p>
          </table:table-cell>
          <table:table-cell office:value-type="float" office:value="120.287" calcext:value-type="float">
            <text:p>120.287</text:p>
          </table:table-cell>
          <table:table-cell office:value-type="float" office:value="2.695742" calcext:value-type="float">
            <text:p>2.695742</text:p>
          </table:table-cell>
          <table:table-cell office:value-type="float" office:value="0.04700173" calcext:value-type="float">
            <text:p>0.04700173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0439" calcext:value-type="float">
            <text:p>0.03960439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77652" calcext:value-type="float">
            <text:p>0.4977652</text:p>
          </table:table-cell>
          <table:table-cell office:value-type="float" office:value="370" calcext:value-type="float">
            <text:p>370</text:p>
          </table:table-cell>
          <table:table-cell office:value-type="float" office:value="-221.4044" calcext:value-type="float">
            <text:p>-221.4044</text:p>
          </table:table-cell>
          <table:table-cell office:value-type="float" office:value="0" calcext:value-type="float">
            <text:p>0</text:p>
          </table:table-cell>
          <table:table-cell office:value-type="float" office:value="330.305" calcext:value-type="float">
            <text:p>330.305</text:p>
          </table:table-cell>
          <table:table-cell office:value-type="float" office:value="1201.332" calcext:value-type="float">
            <text:p>1201.332</text:p>
          </table:table-cell>
          <table:table-cell office:value-type="float" office:value="1458.035" calcext:value-type="float">
            <text:p>1458.035</text:p>
          </table:table-cell>
          <table:table-cell office:value-type="float" office:value="1285.567" calcext:value-type="float">
            <text:p>1285.567</text:p>
          </table:table-cell>
          <table:table-cell office:value-type="float" office:value="772.0225" calcext:value-type="float">
            <text:p>772.0225</text:p>
          </table:table-cell>
          <table:table-cell office:value-type="float" office:value="1083.399" calcext:value-type="float">
            <text:p>1083.399</text:p>
          </table:table-cell>
          <table:table-cell office:value-type="float" office:value="417.3559" calcext:value-type="float">
            <text:p>417.3559</text:p>
          </table:table-cell>
          <table:table-cell office:value-type="float" office:value="1864.788" calcext:value-type="float">
            <text:p>1864.788</text:p>
          </table:table-cell>
          <table:table-cell office:value-type="float" office:value="2098.637" calcext:value-type="float">
            <text:p>2098.637</text:p>
          </table:table-cell>
          <table:table-cell office:value-type="float" office:value="1676.508" calcext:value-type="float">
            <text:p>1676.508</text:p>
          </table:table-cell>
          <table:table-cell office:value-type="float" office:value="586.1064" calcext:value-type="float">
            <text:p>586.1064</text:p>
          </table:table-cell>
          <table:table-cell office:value-type="float" office:value="578.8913" calcext:value-type="float">
            <text:p>578.8913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47" calcext:value-type="float">
            <text:p>35.70447</text:p>
          </table:table-cell>
          <table:table-cell office:value-type="float" office:value="0" calcext:value-type="float">
            <text:p>0</text:p>
          </table:table-cell>
          <table:table-cell office:value-type="float" office:value="-0.02816062" calcext:value-type="float">
            <text:p>-0.02816062</text:p>
          </table:table-cell>
          <table:table-cell office:value-type="float" office:value="0" calcext:value-type="float">
            <text:p>0</text:p>
          </table:table-cell>
          <table:table-cell office:value-type="float" office:value="1.185401" calcext:value-type="float">
            <text:p>1.185401</text:p>
          </table:table-cell>
          <table:table-cell office:value-type="float" office:value="77.42863" calcext:value-type="float">
            <text:p>77.42863</text:p>
          </table:table-cell>
          <table:table-cell office:value-type="float" office:value="-23.18741" calcext:value-type="float">
            <text:p>-23.18741</text:p>
          </table:table-cell>
          <table:table-cell office:value-type="float" office:value="54.24123" calcext:value-type="float">
            <text:p>54.24123</text:p>
          </table:table-cell>
          <table:table-cell office:value-type="float" office:value="-271.4067" calcext:value-type="float">
            <text:p>-271.4067</text:p>
          </table:table-cell>
          <table:table-cell office:value-type="float" office:value="0" calcext:value-type="float">
            <text:p>0</text:p>
          </table:table-cell>
          <table:table-cell office:value-type="float" office:value="10.0717" calcext:value-type="float">
            <text:p>10.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303.0558" calcext:value-type="float">
            <text:p>303.0558</text:p>
          </table:table-cell>
          <table:table-cell office:value-type="float" office:value="13228.48" calcext:value-type="float">
            <text:p>13228.48</text:p>
          </table:table-cell>
          <table:table-cell office:value-type="float" office:value="0" calcext:value-type="float">
            <text:p>0</text:p>
          </table:table-cell>
          <table:table-cell office:value-type="float" office:value="0.1380102" calcext:value-type="float">
            <text:p>0.1380102</text:p>
          </table:table-cell>
          <table:table-cell office:value-type="float" office:value="-284.7791" calcext:value-type="float">
            <text:p>-284.7791</text:p>
          </table:table-cell>
          <table:table-cell office:value-type="float" office:value="816.2215" calcext:value-type="float">
            <text:p>816.2215</text:p>
          </table:table-cell>
          <table:table-cell office:value-type="float" office:value="-7.261836" calcext:value-type="float">
            <text:p>-7.261836</text:p>
          </table:table-cell>
          <table:table-cell office:value-type="float" office:value="119.9818" calcext:value-type="float">
            <text:p>119.9818</text:p>
          </table:table-cell>
          <table:table-cell office:value-type="float" office:value="2.611737" calcext:value-type="float">
            <text:p>2.611737</text:p>
          </table:table-cell>
          <table:table-cell office:value-type="float" office:value="0.04693281" calcext:value-type="float">
            <text:p>0.04693281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0674" calcext:value-type="float">
            <text:p>0.03960674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82757" calcext:value-type="float">
            <text:p>0.4982757</text:p>
          </table:table-cell>
          <table:table-cell office:value-type="float" office:value="370" calcext:value-type="float">
            <text:p>370</text:p>
          </table:table-cell>
          <table:table-cell office:value-type="float" office:value="-216.603" calcext:value-type="float">
            <text:p>-216.603</text:p>
          </table:table-cell>
          <table:table-cell office:value-type="float" office:value="0" calcext:value-type="float">
            <text:p>0</text:p>
          </table:table-cell>
          <table:table-cell office:value-type="float" office:value="330.3848" calcext:value-type="float">
            <text:p>330.3848</text:p>
          </table:table-cell>
          <table:table-cell office:value-type="float" office:value="1200.448" calcext:value-type="float">
            <text:p>1200.448</text:p>
          </table:table-cell>
          <table:table-cell office:value-type="float" office:value="1457.1" calcext:value-type="float">
            <text:p>1457.1</text:p>
          </table:table-cell>
          <table:table-cell office:value-type="float" office:value="1285.33" calcext:value-type="float">
            <text:p>1285.33</text:p>
          </table:table-cell>
          <table:table-cell office:value-type="float" office:value="771.8613" calcext:value-type="float">
            <text:p>771.8613</text:p>
          </table:table-cell>
          <table:table-cell office:value-type="float" office:value="1083.264" calcext:value-type="float">
            <text:p>1083.264</text:p>
          </table:table-cell>
          <table:table-cell office:value-type="float" office:value="417.2952" calcext:value-type="float">
            <text:p>417.2952</text:p>
          </table:table-cell>
          <table:table-cell office:value-type="float" office:value="1864.673" calcext:value-type="float">
            <text:p>1864.673</text:p>
          </table:table-cell>
          <table:table-cell office:value-type="float" office:value="2098.566" calcext:value-type="float">
            <text:p>2098.566</text:p>
          </table:table-cell>
          <table:table-cell office:value-type="float" office:value="1676.474" calcext:value-type="float">
            <text:p>1676.474</text:p>
          </table:table-cell>
          <table:table-cell office:value-type="float" office:value="586.0982" calcext:value-type="float">
            <text:p>586.0982</text:p>
          </table:table-cell>
          <table:table-cell office:value-type="float" office:value="578.884" calcext:value-type="float">
            <text:p>578.884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46" calcext:value-type="float">
            <text:p>35.70446</text:p>
          </table:table-cell>
          <table:table-cell office:value-type="float" office:value="0" calcext:value-type="float">
            <text:p>0</text:p>
          </table:table-cell>
          <table:table-cell office:value-type="float" office:value="-0.02869447" calcext:value-type="float">
            <text:p>-0.02869447</text:p>
          </table:table-cell>
          <table:table-cell office:value-type="float" office:value="0" calcext:value-type="float">
            <text:p>0</text:p>
          </table:table-cell>
          <table:table-cell office:value-type="float" office:value="1.307134" calcext:value-type="float">
            <text:p>1.307134</text:p>
          </table:table-cell>
          <table:table-cell office:value-type="float" office:value="88.21452" calcext:value-type="float">
            <text:p>88.21452</text:p>
          </table:table-cell>
          <table:table-cell office:value-type="float" office:value="-26.65091" calcext:value-type="float">
            <text:p>-26.65091</text:p>
          </table:table-cell>
          <table:table-cell office:value-type="float" office:value="61.56361" calcext:value-type="float">
            <text:p>61.56361</text:p>
          </table:table-cell>
          <table:table-cell office:value-type="float" office:value="-273.9675" calcext:value-type="float">
            <text:p>-273.9675</text:p>
          </table:table-cell>
          <table:table-cell office:value-type="float" office:value="0" calcext:value-type="float">
            <text:p>0</text:p>
          </table:table-cell>
          <table:table-cell office:value-type="float" office:value="10.10625" calcext:value-type="float">
            <text:p>10.1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300.1174" calcext:value-type="float">
            <text:p>300.1174</text:p>
          </table:table-cell>
          <table:table-cell office:value-type="float" office:value="13228.14" calcext:value-type="float">
            <text:p>13228.14</text:p>
          </table:table-cell>
          <table:table-cell office:value-type="float" office:value="0" calcext:value-type="float">
            <text:p>0</text:p>
          </table:table-cell>
          <table:table-cell office:value-type="float" office:value="0.1673826" calcext:value-type="float">
            <text:p>0.1673826</text:p>
          </table:table-cell>
          <table:table-cell office:value-type="float" office:value="-288.887" calcext:value-type="float">
            <text:p>-288.887</text:p>
          </table:table-cell>
          <table:table-cell office:value-type="float" office:value="830.3468" calcext:value-type="float">
            <text:p>830.3468</text:p>
          </table:table-cell>
          <table:table-cell office:value-type="float" office:value="-8.288341" calcext:value-type="float">
            <text:p>-8.288341</text:p>
          </table:table-cell>
          <table:table-cell office:value-type="float" office:value="119.2924" calcext:value-type="float">
            <text:p>119.2924</text:p>
          </table:table-cell>
          <table:table-cell office:value-type="float" office:value="2.523111" calcext:value-type="float">
            <text:p>2.523111</text:p>
          </table:table-cell>
          <table:table-cell office:value-type="float" office:value="0.04671396" calcext:value-type="float">
            <text:p>0.04671396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0927" calcext:value-type="float">
            <text:p>0.03960927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88603" calcext:value-type="float">
            <text:p>0.4988603</text:p>
          </table:table-cell>
          <table:table-cell office:value-type="float" office:value="370" calcext:value-type="float">
            <text:p>370</text:p>
          </table:table-cell>
          <table:table-cell office:value-type="float" office:value="-212.236" calcext:value-type="float">
            <text:p>-212.236</text:p>
          </table:table-cell>
          <table:table-cell office:value-type="float" office:value="0" calcext:value-type="float">
            <text:p>0</text:p>
          </table:table-cell>
          <table:table-cell office:value-type="float" office:value="330.58" calcext:value-type="float">
            <text:p>330.58</text:p>
          </table:table-cell>
          <table:table-cell office:value-type="float" office:value="1199.25" calcext:value-type="float">
            <text:p>1199.25</text:p>
          </table:table-cell>
          <table:table-cell office:value-type="float" office:value="1455.862" calcext:value-type="float">
            <text:p>1455.862</text:p>
          </table:table-cell>
          <table:table-cell office:value-type="float" office:value="1285.029" calcext:value-type="float">
            <text:p>1285.029</text:p>
          </table:table-cell>
          <table:table-cell office:value-type="float" office:value="771.6712" calcext:value-type="float">
            <text:p>771.6712</text:p>
          </table:table-cell>
          <table:table-cell office:value-type="float" office:value="1083.115" calcext:value-type="float">
            <text:p>1083.115</text:p>
          </table:table-cell>
          <table:table-cell office:value-type="float" office:value="417.2314" calcext:value-type="float">
            <text:p>417.2314</text:p>
          </table:table-cell>
          <table:table-cell office:value-type="float" office:value="1864.556" calcext:value-type="float">
            <text:p>1864.556</text:p>
          </table:table-cell>
          <table:table-cell office:value-type="float" office:value="2098.495" calcext:value-type="float">
            <text:p>2098.495</text:p>
          </table:table-cell>
          <table:table-cell office:value-type="float" office:value="1676.441" calcext:value-type="float">
            <text:p>1676.441</text:p>
          </table:table-cell>
          <table:table-cell office:value-type="float" office:value="586.09" calcext:value-type="float">
            <text:p>586.09</text:p>
          </table:table-cell>
          <table:table-cell office:value-type="float" office:value="578.8765" calcext:value-type="float">
            <text:p>578.8765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45" calcext:value-type="float">
            <text:p>35.70445</text:p>
          </table:table-cell>
          <table:table-cell office:value-type="float" office:value="0" calcext:value-type="float">
            <text:p>0</text:p>
          </table:table-cell>
          <table:table-cell office:value-type="float" office:value="-0.02952687" calcext:value-type="float">
            <text:p>-0.02952687</text:p>
          </table:table-cell>
          <table:table-cell office:value-type="float" office:value="0" calcext:value-type="float">
            <text:p>0</text:p>
          </table:table-cell>
          <table:table-cell office:value-type="float" office:value="1.446143" calcext:value-type="float">
            <text:p>1.446143</text:p>
          </table:table-cell>
          <table:table-cell office:value-type="float" office:value="99.82587" calcext:value-type="float">
            <text:p>99.82587</text:p>
          </table:table-cell>
          <table:table-cell office:value-type="float" office:value="-30.82247" calcext:value-type="float">
            <text:p>-30.82247</text:p>
          </table:table-cell>
          <table:table-cell office:value-type="float" office:value="69.0034" calcext:value-type="float">
            <text:p>69.0034</text:p>
          </table:table-cell>
          <table:table-cell office:value-type="float" office:value="-277.1598" calcext:value-type="float">
            <text:p>-277.1598</text:p>
          </table:table-cell>
          <table:table-cell office:value-type="float" office:value="0" calcext:value-type="float">
            <text:p>0</text:p>
          </table:table-cell>
          <table:table-cell office:value-type="float" office:value="10.2149" calcext:value-type="float">
            <text:p>10.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297.7275" calcext:value-type="float">
            <text:p>297.7275</text:p>
          </table:table-cell>
          <table:table-cell office:value-type="float" office:value="13227.78" calcext:value-type="float">
            <text:p>13227.78</text:p>
          </table:table-cell>
          <table:table-cell office:value-type="float" office:value="0" calcext:value-type="float">
            <text:p>0</text:p>
          </table:table-cell>
          <table:table-cell office:value-type="float" office:value="0.183941" calcext:value-type="float">
            <text:p>0.183941</text:p>
          </table:table-cell>
          <table:table-cell office:value-type="float" office:value="-292.6536" calcext:value-type="float">
            <text:p>-292.6536</text:p>
          </table:table-cell>
          <table:table-cell office:value-type="float" office:value="844.0651" calcext:value-type="float">
            <text:p>844.0651</text:p>
          </table:table-cell>
          <table:table-cell office:value-type="float" office:value="-9.379623" calcext:value-type="float">
            <text:p>-9.379623</text:p>
          </table:table-cell>
          <table:table-cell office:value-type="float" office:value="118.9098" calcext:value-type="float">
            <text:p>118.9098</text:p>
          </table:table-cell>
          <table:table-cell office:value-type="float" office:value="2.457949" calcext:value-type="float">
            <text:p>2.457949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1223" calcext:value-type="float">
            <text:p>0.03961223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499516" calcext:value-type="float">
            <text:p>0.499516</text:p>
          </table:table-cell>
          <table:table-cell office:value-type="float" office:value="370" calcext:value-type="float">
            <text:p>370</text:p>
          </table:table-cell>
          <table:table-cell office:value-type="float" office:value="-207.8351" calcext:value-type="float">
            <text:p>-207.8351</text:p>
          </table:table-cell>
          <table:table-cell office:value-type="float" office:value="0" calcext:value-type="float">
            <text:p>0</text:p>
          </table:table-cell>
          <table:table-cell office:value-type="float" office:value="330.7451" calcext:value-type="float">
            <text:p>330.7451</text:p>
          </table:table-cell>
          <table:table-cell office:value-type="float" office:value="1198.354" calcext:value-type="float">
            <text:p>1198.354</text:p>
          </table:table-cell>
          <table:table-cell office:value-type="float" office:value="1454.845" calcext:value-type="float">
            <text:p>1454.845</text:p>
          </table:table-cell>
          <table:table-cell office:value-type="float" office:value="1284.749" calcext:value-type="float">
            <text:p>1284.749</text:p>
          </table:table-cell>
          <table:table-cell office:value-type="float" office:value="771.482" calcext:value-type="float">
            <text:p>771.482</text:p>
          </table:table-cell>
          <table:table-cell office:value-type="float" office:value="1082.955" calcext:value-type="float">
            <text:p>1082.955</text:p>
          </table:table-cell>
          <table:table-cell office:value-type="float" office:value="417.1633" calcext:value-type="float">
            <text:p>417.1633</text:p>
          </table:table-cell>
          <table:table-cell office:value-type="float" office:value="1864.436" calcext:value-type="float">
            <text:p>1864.436</text:p>
          </table:table-cell>
          <table:table-cell office:value-type="float" office:value="2098.423" calcext:value-type="float">
            <text:p>2098.423</text:p>
          </table:table-cell>
          <table:table-cell office:value-type="float" office:value="1676.406" calcext:value-type="float">
            <text:p>1676.406</text:p>
          </table:table-cell>
          <table:table-cell office:value-type="float" office:value="586.0819" calcext:value-type="float">
            <text:p>586.0819</text:p>
          </table:table-cell>
          <table:table-cell office:value-type="float" office:value="578.8687" calcext:value-type="float">
            <text:p>578.8687</text:p>
          </table:table-cell>
          <table:table-cell office:value-type="float" office:value="142.8376" calcext:value-type="float">
            <text:p>142.8376</text:p>
          </table:table-cell>
          <table:table-cell office:value-type="float" office:value="35.70444" calcext:value-type="float">
            <text:p>35.70444</text:p>
          </table:table-cell>
          <table:table-cell office:value-type="float" office:value="0" calcext:value-type="float">
            <text:p>0</text:p>
          </table:table-cell>
          <table:table-cell office:value-type="float" office:value="-0.02995165" calcext:value-type="float">
            <text:p>-0.02995165</text:p>
          </table:table-cell>
          <table:table-cell office:value-type="float" office:value="0" calcext:value-type="float">
            <text:p>0</text:p>
          </table:table-cell>
          <table:table-cell office:value-type="float" office:value="1.547797" calcext:value-type="float">
            <text:p>1.547797</text:p>
          </table:table-cell>
          <table:table-cell office:value-type="float" office:value="109.9439" calcext:value-type="float">
            <text:p>109.9439</text:p>
          </table:table-cell>
          <table:table-cell office:value-type="float" office:value="-33.8609" calcext:value-type="float">
            <text:p>-33.8609</text:p>
          </table:table-cell>
          <table:table-cell office:value-type="float" office:value="76.08298" calcext:value-type="float">
            <text:p>76.08298</text:p>
          </table:table-cell>
          <table:table-cell office:value-type="float" office:value="-279.8242" calcext:value-type="float">
            <text:p>-279.8242</text:p>
          </table:table-cell>
          <table:table-cell office:value-type="float" office:value="0" calcext:value-type="float">
            <text:p>0</text:p>
          </table:table-cell>
          <table:table-cell office:value-type="float" office:value="10.20217" calcext:value-type="float">
            <text:p>10.2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295.5781" calcext:value-type="float">
            <text:p>295.5781</text:p>
          </table:table-cell>
          <table:table-cell office:value-type="float" office:value="13227.47" calcext:value-type="float">
            <text:p>13227.47</text:p>
          </table:table-cell>
          <table:table-cell office:value-type="float" office:value="0" calcext:value-type="float">
            <text:p>0</text:p>
          </table:table-cell>
          <table:table-cell office:value-type="float" office:value="0.2181935" calcext:value-type="float">
            <text:p>0.2181935</text:p>
          </table:table-cell>
          <table:table-cell office:value-type="float" office:value="-296.0488" calcext:value-type="float">
            <text:p>-296.0488</text:p>
          </table:table-cell>
          <table:table-cell office:value-type="float" office:value="856.2194" calcext:value-type="float">
            <text:p>856.2194</text:p>
          </table:table-cell>
          <table:table-cell office:value-type="float" office:value="-10.43772" calcext:value-type="float">
            <text:p>-10.43772</text:p>
          </table:table-cell>
          <table:table-cell office:value-type="float" office:value="118.4618" calcext:value-type="float">
            <text:p>118.4618</text:p>
          </table:table-cell>
          <table:table-cell office:value-type="float" office:value="2.3947" calcext:value-type="float">
            <text:p>2.3947</text:p>
          </table:table-cell>
          <table:table-cell office:value-type="float" office:value="0.04675777" calcext:value-type="float">
            <text:p>0.04675777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1544" calcext:value-type="float">
            <text:p>0.03961544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002398" calcext:value-type="float">
            <text:p>0.5002398</text:p>
          </table:table-cell>
          <table:table-cell office:value-type="float" office:value="370" calcext:value-type="float">
            <text:p>370</text:p>
          </table:table-cell>
          <table:table-cell office:value-type="float" office:value="-200.3335" calcext:value-type="float">
            <text:p>-200.3335</text:p>
          </table:table-cell>
          <table:table-cell office:value-type="float" office:value="0" calcext:value-type="float">
            <text:p>0</text:p>
          </table:table-cell>
          <table:table-cell office:value-type="float" office:value="330.9064" calcext:value-type="float">
            <text:p>330.9064</text:p>
          </table:table-cell>
          <table:table-cell office:value-type="float" office:value="1197.507" calcext:value-type="float">
            <text:p>1197.507</text:p>
          </table:table-cell>
          <table:table-cell office:value-type="float" office:value="1453.961" calcext:value-type="float">
            <text:p>1453.961</text:p>
          </table:table-cell>
          <table:table-cell office:value-type="float" office:value="1284.516" calcext:value-type="float">
            <text:p>1284.516</text:p>
          </table:table-cell>
          <table:table-cell office:value-type="float" office:value="771.3206" calcext:value-type="float">
            <text:p>771.3206</text:p>
          </table:table-cell>
          <table:table-cell office:value-type="float" office:value="1082.82" calcext:value-type="float">
            <text:p>1082.82</text:p>
          </table:table-cell>
          <table:table-cell office:value-type="float" office:value="417.1017" calcext:value-type="float">
            <text:p>417.1017</text:p>
          </table:table-cell>
          <table:table-cell office:value-type="float" office:value="1864.317" calcext:value-type="float">
            <text:p>1864.317</text:p>
          </table:table-cell>
          <table:table-cell office:value-type="float" office:value="2098.351" calcext:value-type="float">
            <text:p>2098.351</text:p>
          </table:table-cell>
          <table:table-cell office:value-type="float" office:value="1676.372" calcext:value-type="float">
            <text:p>1676.372</text:p>
          </table:table-cell>
          <table:table-cell office:value-type="float" office:value="586.0737" calcext:value-type="float">
            <text:p>586.0737</text:p>
          </table:table-cell>
          <table:table-cell office:value-type="float" office:value="578.8606" calcext:value-type="float">
            <text:p>578.8606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43" calcext:value-type="float">
            <text:p>35.70443</text:p>
          </table:table-cell>
          <table:table-cell office:value-type="float" office:value="0" calcext:value-type="float">
            <text:p>0</text:p>
          </table:table-cell>
          <table:table-cell office:value-type="float" office:value="-0.03024799" calcext:value-type="float">
            <text:p>-0.03024799</text:p>
          </table:table-cell>
          <table:table-cell office:value-type="float" office:value="0" calcext:value-type="float">
            <text:p>0</text:p>
          </table:table-cell>
          <table:table-cell office:value-type="float" office:value="1.652084" calcext:value-type="float">
            <text:p>1.652084</text:p>
          </table:table-cell>
          <table:table-cell office:value-type="float" office:value="123.3909" calcext:value-type="float">
            <text:p>123.3909</text:p>
          </table:table-cell>
          <table:table-cell office:value-type="float" office:value="-37.4784" calcext:value-type="float">
            <text:p>-37.4784</text:p>
          </table:table-cell>
          <table:table-cell office:value-type="float" office:value="85.91249" calcext:value-type="float">
            <text:p>85.91249</text:p>
          </table:table-cell>
          <table:table-cell office:value-type="float" office:value="-282.2234" calcext:value-type="float">
            <text:p>-282.2234</text:p>
          </table:table-cell>
          <table:table-cell office:value-type="float" office:value="0" calcext:value-type="float">
            <text:p>0</text:p>
          </table:table-cell>
          <table:table-cell office:value-type="float" office:value="10.26378" calcext:value-type="float">
            <text:p>10.2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293.2465" calcext:value-type="float">
            <text:p>293.2465</text:p>
          </table:table-cell>
          <table:table-cell office:value-type="float" office:value="13227.13" calcext:value-type="float">
            <text:p>13227.13</text:p>
          </table:table-cell>
          <table:table-cell office:value-type="float" office:value="0" calcext:value-type="float">
            <text:p>0</text:p>
          </table:table-cell>
          <table:table-cell office:value-type="float" office:value="0.2596261" calcext:value-type="float">
            <text:p>0.2596261</text:p>
          </table:table-cell>
          <table:table-cell office:value-type="float" office:value="-299.6514" calcext:value-type="float">
            <text:p>-299.6514</text:p>
          </table:table-cell>
          <table:table-cell office:value-type="float" office:value="866.9272" calcext:value-type="float">
            <text:p>866.9272</text:p>
          </table:table-cell>
          <table:table-cell office:value-type="float" office:value="-11.71655" calcext:value-type="float">
            <text:p>-11.71655</text:p>
          </table:table-cell>
          <table:table-cell office:value-type="float" office:value="117.9781" calcext:value-type="float">
            <text:p>117.9781</text:p>
          </table:table-cell>
          <table:table-cell office:value-type="float" office:value="2.33074" calcext:value-type="float">
            <text:p>2.33074</text:p>
          </table:table-cell>
          <table:table-cell office:value-type="float" office:value="0.04682168" calcext:value-type="float">
            <text:p>0.04682168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1889" calcext:value-type="float">
            <text:p>0.03961889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010298" calcext:value-type="float">
            <text:p>0.5010298</text:p>
          </table:table-cell>
          <table:table-cell office:value-type="float" office:value="370" calcext:value-type="float">
            <text:p>370</text:p>
          </table:table-cell>
          <table:table-cell office:value-type="float" office:value="-193.97" calcext:value-type="float">
            <text:p>-193.97</text:p>
          </table:table-cell>
          <table:table-cell office:value-type="float" office:value="0" calcext:value-type="float">
            <text:p>0</text:p>
          </table:table-cell>
          <table:table-cell office:value-type="float" office:value="331.0702" calcext:value-type="float">
            <text:p>331.0702</text:p>
          </table:table-cell>
          <table:table-cell office:value-type="float" office:value="1196.579" calcext:value-type="float">
            <text:p>1196.579</text:p>
          </table:table-cell>
          <table:table-cell office:value-type="float" office:value="1452.983" calcext:value-type="float">
            <text:p>1452.983</text:p>
          </table:table-cell>
          <table:table-cell office:value-type="float" office:value="1284.26" calcext:value-type="float">
            <text:p>1284.26</text:p>
          </table:table-cell>
          <table:table-cell office:value-type="float" office:value="771.1547" calcext:value-type="float">
            <text:p>771.1547</text:p>
          </table:table-cell>
          <table:table-cell office:value-type="float" office:value="1082.68" calcext:value-type="float">
            <text:p>1082.68</text:p>
          </table:table-cell>
          <table:table-cell office:value-type="float" office:value="417.0403" calcext:value-type="float">
            <text:p>417.0403</text:p>
          </table:table-cell>
          <table:table-cell office:value-type="float" office:value="1864.2" calcext:value-type="float">
            <text:p>1864.2</text:p>
          </table:table-cell>
          <table:table-cell office:value-type="float" office:value="2098.279" calcext:value-type="float">
            <text:p>2098.279</text:p>
          </table:table-cell>
          <table:table-cell office:value-type="float" office:value="1676.338" calcext:value-type="float">
            <text:p>1676.338</text:p>
          </table:table-cell>
          <table:table-cell office:value-type="float" office:value="586.0654" calcext:value-type="float">
            <text:p>586.0654</text:p>
          </table:table-cell>
          <table:table-cell office:value-type="float" office:value="578.8523" calcext:value-type="float">
            <text:p>578.8523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42" calcext:value-type="float">
            <text:p>35.70442</text:p>
          </table:table-cell>
          <table:table-cell office:value-type="float" office:value="0" calcext:value-type="float">
            <text:p>0</text:p>
          </table:table-cell>
          <table:table-cell office:value-type="float" office:value="-0.03059281" calcext:value-type="float">
            <text:p>-0.03059281</text:p>
          </table:table-cell>
          <table:table-cell office:value-type="float" office:value="0" calcext:value-type="float">
            <text:p>0</text:p>
          </table:table-cell>
          <table:table-cell office:value-type="float" office:value="1.774488" calcext:value-type="float">
            <text:p>1.774488</text:p>
          </table:table-cell>
          <table:table-cell office:value-type="float" office:value="136.8027" calcext:value-type="float">
            <text:p>136.8027</text:p>
          </table:table-cell>
          <table:table-cell office:value-type="float" office:value="-42.21452" calcext:value-type="float">
            <text:p>-42.21452</text:p>
          </table:table-cell>
          <table:table-cell office:value-type="float" office:value="94.58817" calcext:value-type="float">
            <text:p>94.58817</text:p>
          </table:table-cell>
          <table:table-cell office:value-type="float" office:value="-284.8336" calcext:value-type="float">
            <text:p>-284.8336</text:p>
          </table:table-cell>
          <table:table-cell office:value-type="float" office:value="0" calcext:value-type="float">
            <text:p>0</text:p>
          </table:table-cell>
          <table:table-cell office:value-type="float" office:value="10.54963" calcext:value-type="float">
            <text:p>10.54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291.1031" calcext:value-type="float">
            <text:p>291.1031</text:p>
          </table:table-cell>
          <table:table-cell office:value-type="float" office:value="13226.82" calcext:value-type="float">
            <text:p>13226.82</text:p>
          </table:table-cell>
          <table:table-cell office:value-type="float" office:value="0" calcext:value-type="float">
            <text:p>0</text:p>
          </table:table-cell>
          <table:table-cell office:value-type="float" office:value="0.2866017" calcext:value-type="float">
            <text:p>0.2866017</text:p>
          </table:table-cell>
          <table:table-cell office:value-type="float" office:value="-303.475" calcext:value-type="float">
            <text:p>-303.475</text:p>
          </table:table-cell>
          <table:table-cell office:value-type="float" office:value="879.9439" calcext:value-type="float">
            <text:p>879.9439</text:p>
          </table:table-cell>
          <table:table-cell office:value-type="float" office:value="-13.08267" calcext:value-type="float">
            <text:p>-13.08267</text:p>
          </table:table-cell>
          <table:table-cell office:value-type="float" office:value="117.6381" calcext:value-type="float">
            <text:p>117.6381</text:p>
          </table:table-cell>
          <table:table-cell office:value-type="float" office:value="2.27075" calcext:value-type="float">
            <text:p>2.27075</text:p>
          </table:table-cell>
          <table:table-cell office:value-type="float" office:value="0.04692702" calcext:value-type="float">
            <text:p>0.04692702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2273" calcext:value-type="float">
            <text:p>0.03962273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018855" calcext:value-type="float">
            <text:p>0.5018855</text:p>
          </table:table-cell>
          <table:table-cell office:value-type="float" office:value="370" calcext:value-type="float">
            <text:p>370</text:p>
          </table:table-cell>
          <table:table-cell office:value-type="float" office:value="-185.0723" calcext:value-type="float">
            <text:p>-185.0723</text:p>
          </table:table-cell>
          <table:table-cell office:value-type="float" office:value="0" calcext:value-type="float">
            <text:p>0</text:p>
          </table:table-cell>
          <table:table-cell office:value-type="float" office:value="331.1573" calcext:value-type="float">
            <text:p>331.1573</text:p>
          </table:table-cell>
          <table:table-cell office:value-type="float" office:value="1195.801" calcext:value-type="float">
            <text:p>1195.801</text:p>
          </table:table-cell>
          <table:table-cell office:value-type="float" office:value="1452.118" calcext:value-type="float">
            <text:p>1452.118</text:p>
          </table:table-cell>
          <table:table-cell office:value-type="float" office:value="1284.027" calcext:value-type="float">
            <text:p>1284.027</text:p>
          </table:table-cell>
          <table:table-cell office:value-type="float" office:value="770.9936" calcext:value-type="float">
            <text:p>770.9936</text:p>
          </table:table-cell>
          <table:table-cell office:value-type="float" office:value="1082.542" calcext:value-type="float">
            <text:p>1082.542</text:p>
          </table:table-cell>
          <table:table-cell office:value-type="float" office:value="416.9786" calcext:value-type="float">
            <text:p>416.9786</text:p>
          </table:table-cell>
          <table:table-cell office:value-type="float" office:value="1864.083" calcext:value-type="float">
            <text:p>1864.083</text:p>
          </table:table-cell>
          <table:table-cell office:value-type="float" office:value="2098.206" calcext:value-type="float">
            <text:p>2098.206</text:p>
          </table:table-cell>
          <table:table-cell office:value-type="float" office:value="1676.302" calcext:value-type="float">
            <text:p>1676.302</text:p>
          </table:table-cell>
          <table:table-cell office:value-type="float" office:value="586.057" calcext:value-type="float">
            <text:p>586.057</text:p>
          </table:table-cell>
          <table:table-cell office:value-type="float" office:value="578.8437" calcext:value-type="float">
            <text:p>578.8437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41" calcext:value-type="float">
            <text:p>35.70441</text:p>
          </table:table-cell>
          <table:table-cell office:value-type="float" office:value="0" calcext:value-type="float">
            <text:p>0</text:p>
          </table:table-cell>
          <table:table-cell office:value-type="float" office:value="-0.0309226" calcext:value-type="float">
            <text:p>-0.0309226</text:p>
          </table:table-cell>
          <table:table-cell office:value-type="float" office:value="0" calcext:value-type="float">
            <text:p>0</text:p>
          </table:table-cell>
          <table:table-cell office:value-type="float" office:value="1.940054" calcext:value-type="float">
            <text:p>1.940054</text:p>
          </table:table-cell>
          <table:table-cell office:value-type="float" office:value="153.0881" calcext:value-type="float">
            <text:p>153.0881</text:p>
          </table:table-cell>
          <table:table-cell office:value-type="float" office:value="-47.14811" calcext:value-type="float">
            <text:p>-47.14811</text:p>
          </table:table-cell>
          <table:table-cell office:value-type="float" office:value="105.94" calcext:value-type="float">
            <text:p>105.94</text:p>
          </table:table-cell>
          <table:table-cell office:value-type="float" office:value="-287.2167" calcext:value-type="float">
            <text:p>-287.2167</text:p>
          </table:table-cell>
          <table:table-cell office:value-type="float" office:value="0" calcext:value-type="float">
            <text:p>0</text:p>
          </table:table-cell>
          <table:table-cell office:value-type="float" office:value="10.46989" calcext:value-type="float">
            <text:p>10.46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288.9506" calcext:value-type="float">
            <text:p>288.9506</text:p>
          </table:table-cell>
          <table:table-cell office:value-type="float" office:value="13226.42" calcext:value-type="float">
            <text:p>13226.42</text:p>
          </table:table-cell>
          <table:table-cell office:value-type="float" office:value="0" calcext:value-type="float">
            <text:p>0</text:p>
          </table:table-cell>
          <table:table-cell office:value-type="float" office:value="0.3277785" calcext:value-type="float">
            <text:p>0.3277785</text:p>
          </table:table-cell>
          <table:table-cell office:value-type="float" office:value="-307.3873" calcext:value-type="float">
            <text:p>-307.3873</text:p>
          </table:table-cell>
          <table:table-cell office:value-type="float" office:value="892.6768" calcext:value-type="float">
            <text:p>892.6768</text:p>
          </table:table-cell>
          <table:table-cell office:value-type="float" office:value="-14.5588" calcext:value-type="float">
            <text:p>-14.5588</text:p>
          </table:table-cell>
          <table:table-cell office:value-type="float" office:value="117.1216" calcext:value-type="float">
            <text:p>117.1216</text:p>
          </table:table-cell>
          <table:table-cell office:value-type="float" office:value="2.208829" calcext:value-type="float">
            <text:p>2.208829</text:p>
          </table:table-cell>
          <table:table-cell office:value-type="float" office:value="0.04708369" calcext:value-type="float">
            <text:p>0.04708369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2666" calcext:value-type="float">
            <text:p>0.03962666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028077" calcext:value-type="float">
            <text:p>0.5028077</text:p>
          </table:table-cell>
          <table:table-cell office:value-type="float" office:value="370" calcext:value-type="float">
            <text:p>370</text:p>
          </table:table-cell>
          <table:table-cell office:value-type="float" office:value="-174.8467" calcext:value-type="float">
            <text:p>-174.8467</text:p>
          </table:table-cell>
          <table:table-cell office:value-type="float" office:value="0" calcext:value-type="float">
            <text:p>0</text:p>
          </table:table-cell>
          <table:table-cell office:value-type="float" office:value="331.3227" calcext:value-type="float">
            <text:p>331.3227</text:p>
          </table:table-cell>
          <table:table-cell office:value-type="float" office:value="1194.936" calcext:value-type="float">
            <text:p>1194.936</text:p>
          </table:table-cell>
          <table:table-cell office:value-type="float" office:value="1451.177" calcext:value-type="float">
            <text:p>1451.177</text:p>
          </table:table-cell>
          <table:table-cell office:value-type="float" office:value="1283.783" calcext:value-type="float">
            <text:p>1283.783</text:p>
          </table:table-cell>
          <table:table-cell office:value-type="float" office:value="770.83" calcext:value-type="float">
            <text:p>770.83</text:p>
          </table:table-cell>
          <table:table-cell office:value-type="float" office:value="1082.405" calcext:value-type="float">
            <text:p>1082.405</text:p>
          </table:table-cell>
          <table:table-cell office:value-type="float" office:value="416.9181" calcext:value-type="float">
            <text:p>416.9181</text:p>
          </table:table-cell>
          <table:table-cell office:value-type="float" office:value="1863.967" calcext:value-type="float">
            <text:p>1863.967</text:p>
          </table:table-cell>
          <table:table-cell office:value-type="float" office:value="2098.134" calcext:value-type="float">
            <text:p>2098.134</text:p>
          </table:table-cell>
          <table:table-cell office:value-type="float" office:value="1676.267" calcext:value-type="float">
            <text:p>1676.267</text:p>
          </table:table-cell>
          <table:table-cell office:value-type="float" office:value="586.0486" calcext:value-type="float">
            <text:p>586.0486</text:p>
          </table:table-cell>
          <table:table-cell office:value-type="float" office:value="578.8349" calcext:value-type="float">
            <text:p>578.8349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4" calcext:value-type="float">
            <text:p>35.7044</text:p>
          </table:table-cell>
          <table:table-cell office:value-type="float" office:value="0" calcext:value-type="float">
            <text:p>0</text:p>
          </table:table-cell>
          <table:table-cell office:value-type="float" office:value="-0.03118207" calcext:value-type="float">
            <text:p>-0.03118207</text:p>
          </table:table-cell>
          <table:table-cell office:value-type="float" office:value="0" calcext:value-type="float">
            <text:p>0</text:p>
          </table:table-cell>
          <table:table-cell office:value-type="float" office:value="2.080679" calcext:value-type="float">
            <text:p>2.080679</text:p>
          </table:table-cell>
          <table:table-cell office:value-type="float" office:value="170.8781" calcext:value-type="float">
            <text:p>170.8781</text:p>
          </table:table-cell>
          <table:table-cell office:value-type="float" office:value="-52.28411" calcext:value-type="float">
            <text:p>-52.28411</text:p>
          </table:table-cell>
          <table:table-cell office:value-type="float" office:value="118.594" calcext:value-type="float">
            <text:p>118.594</text:p>
          </table:table-cell>
          <table:table-cell office:value-type="float" office:value="-289.7072" calcext:value-type="float">
            <text:p>-289.7072</text:p>
          </table:table-cell>
          <table:table-cell office:value-type="float" office:value="0" calcext:value-type="float">
            <text:p>0</text:p>
          </table:table-cell>
          <table:table-cell office:value-type="float" office:value="10.51787" calcext:value-type="float">
            <text:p>10.5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286.8547" calcext:value-type="float">
            <text:p>286.8547</text:p>
          </table:table-cell>
          <table:table-cell office:value-type="float" office:value="13226" calcext:value-type="float">
            <text:p>13226</text:p>
          </table:table-cell>
          <table:table-cell office:value-type="float" office:value="0" calcext:value-type="float">
            <text:p>0</text:p>
          </table:table-cell>
          <table:table-cell office:value-type="float" office:value="0.3786285" calcext:value-type="float">
            <text:p>0.3786285</text:p>
          </table:table-cell>
          <table:table-cell office:value-type="float" office:value="-311.4336" calcext:value-type="float">
            <text:p>-311.4336</text:p>
          </table:table-cell>
          <table:table-cell office:value-type="float" office:value="905.7478" calcext:value-type="float">
            <text:p>905.7478</text:p>
          </table:table-cell>
          <table:table-cell office:value-type="float" office:value="-16.18666" calcext:value-type="float">
            <text:p>-16.18666</text:p>
          </table:table-cell>
          <table:table-cell office:value-type="float" office:value="116.5258" calcext:value-type="float">
            <text:p>116.5258</text:p>
          </table:table-cell>
          <table:table-cell office:value-type="float" office:value="2.150232" calcext:value-type="float">
            <text:p>2.150232</text:p>
          </table:table-cell>
          <table:table-cell office:value-type="float" office:value="0.04731993" calcext:value-type="float">
            <text:p>0.04731993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63092" calcext:value-type="float">
            <text:p>0.03963092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037943" calcext:value-type="float">
            <text:p>0.5037943</text:p>
          </table:table-cell>
          <table:table-cell office:value-type="float" office:value="370" calcext:value-type="float">
            <text:p>370</text:p>
          </table:table-cell>
          <table:table-cell office:value-type="float" office:value="-164.9713" calcext:value-type="float">
            <text:p>-164.9713</text:p>
          </table:table-cell>
          <table:table-cell office:value-type="float" office:value="0" calcext:value-type="float">
            <text:p>0</text:p>
          </table:table-cell>
          <table:table-cell office:value-type="float" office:value="331.4925" calcext:value-type="float">
            <text:p>331.4925</text:p>
          </table:table-cell>
          <table:table-cell office:value-type="float" office:value="1194.1" calcext:value-type="float">
            <text:p>1194.1</text:p>
          </table:table-cell>
          <table:table-cell office:value-type="float" office:value="1450.233" calcext:value-type="float">
            <text:p>1450.233</text:p>
          </table:table-cell>
          <table:table-cell office:value-type="float" office:value="1283.535" calcext:value-type="float">
            <text:p>1283.535</text:p>
          </table:table-cell>
          <table:table-cell office:value-type="float" office:value="770.6644" calcext:value-type="float">
            <text:p>770.6644</text:p>
          </table:table-cell>
          <table:table-cell office:value-type="float" office:value="1082.266" calcext:value-type="float">
            <text:p>1082.266</text:p>
          </table:table-cell>
          <table:table-cell office:value-type="float" office:value="416.8572" calcext:value-type="float">
            <text:p>416.8572</text:p>
          </table:table-cell>
          <table:table-cell office:value-type="float" office:value="1863.851" calcext:value-type="float">
            <text:p>1863.851</text:p>
          </table:table-cell>
          <table:table-cell office:value-type="float" office:value="2098.062" calcext:value-type="float">
            <text:p>2098.062</text:p>
          </table:table-cell>
          <table:table-cell office:value-type="float" office:value="1676.232" calcext:value-type="float">
            <text:p>1676.232</text:p>
          </table:table-cell>
          <table:table-cell office:value-type="float" office:value="586.0401" calcext:value-type="float">
            <text:p>586.0401</text:p>
          </table:table-cell>
          <table:table-cell office:value-type="float" office:value="578.8258" calcext:value-type="float">
            <text:p>578.8258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39" calcext:value-type="float">
            <text:p>35.70439</text:p>
          </table:table-cell>
          <table:table-cell office:value-type="float" office:value="0" calcext:value-type="float">
            <text:p>0</text:p>
          </table:table-cell>
          <table:table-cell office:value-type="float" office:value="-0.0314137" calcext:value-type="float">
            <text:p>-0.0314137</text:p>
          </table:table-cell>
          <table:table-cell office:value-type="float" office:value="0" calcext:value-type="float">
            <text:p>0</text:p>
          </table:table-cell>
          <table:table-cell office:value-type="float" office:value="2.223811" calcext:value-type="float">
            <text:p>2.223811</text:p>
          </table:table-cell>
          <table:table-cell office:value-type="float" office:value="188.9728" calcext:value-type="float">
            <text:p>188.9728</text:p>
          </table:table-cell>
          <table:table-cell office:value-type="float" office:value="-58.09832" calcext:value-type="float">
            <text:p>-58.09832</text:p>
          </table:table-cell>
          <table:table-cell office:value-type="float" office:value="130.8745" calcext:value-type="float">
            <text:p>130.8745</text:p>
          </table:table-cell>
          <table:table-cell office:value-type="float" office:value="-292.1834" calcext:value-type="float">
            <text:p>-292.1834</text:p>
          </table:table-cell>
          <table:table-cell office:value-type="float" office:value="0" calcext:value-type="float">
            <text:p>0</text:p>
          </table:table-cell>
          <table:table-cell office:value-type="float" office:value="10.57006" calcext:value-type="float">
            <text:p>10.57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284.7533" calcext:value-type="float">
            <text:p>284.7533</text:p>
          </table:table-cell>
          <table:table-cell office:value-type="float" office:value="13225.52" calcext:value-type="float">
            <text:p>13225.52</text:p>
          </table:table-cell>
          <table:table-cell office:value-type="float" office:value="0" calcext:value-type="float">
            <text:p>0</text:p>
          </table:table-cell>
          <table:table-cell office:value-type="float" office:value="0.4333057" calcext:value-type="float">
            <text:p>0.4333057</text:p>
          </table:table-cell>
          <table:table-cell office:value-type="float" office:value="-315.7204" calcext:value-type="float">
            <text:p>-315.7204</text:p>
          </table:table-cell>
          <table:table-cell office:value-type="float" office:value="920.0779" calcext:value-type="float">
            <text:p>920.0779</text:p>
          </table:table-cell>
          <table:table-cell office:value-type="float" office:value="-18.01157" calcext:value-type="float">
            <text:p>-18.01157</text:p>
          </table:table-cell>
          <table:table-cell office:value-type="float" office:value="115.7783" calcext:value-type="float">
            <text:p>115.7783</text:p>
          </table:table-cell>
          <table:table-cell office:value-type="float" office:value="2.090645" calcext:value-type="float">
            <text:p>2.090645</text:p>
          </table:table-cell>
          <table:table-cell office:value-type="float" office:value="0.04761232" calcext:value-type="float">
            <text:p>0.04761232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3996373" calcext:value-type="float">
            <text:p>0.03996373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22478" calcext:value-type="float">
            <text:p>0.522478</text:p>
          </table:table-cell>
          <table:table-cell office:value-type="float" office:value="370" calcext:value-type="float">
            <text:p>370</text:p>
          </table:table-cell>
          <table:table-cell office:value-type="float" office:value="-154.7414" calcext:value-type="float">
            <text:p>-154.7414</text:p>
          </table:table-cell>
          <table:table-cell office:value-type="float" office:value="0" calcext:value-type="float">
            <text:p>0</text:p>
          </table:table-cell>
          <table:table-cell office:value-type="float" office:value="331.6662" calcext:value-type="float">
            <text:p>331.6662</text:p>
          </table:table-cell>
          <table:table-cell office:value-type="float" office:value="1193.265" calcext:value-type="float">
            <text:p>1193.265</text:p>
          </table:table-cell>
          <table:table-cell office:value-type="float" office:value="1449.262" calcext:value-type="float">
            <text:p>1449.262</text:p>
          </table:table-cell>
          <table:table-cell office:value-type="float" office:value="1283.275" calcext:value-type="float">
            <text:p>1283.275</text:p>
          </table:table-cell>
          <table:table-cell office:value-type="float" office:value="770.4935" calcext:value-type="float">
            <text:p>770.4935</text:p>
          </table:table-cell>
          <table:table-cell office:value-type="float" office:value="1082.123" calcext:value-type="float">
            <text:p>1082.123</text:p>
          </table:table-cell>
          <table:table-cell office:value-type="float" office:value="416.7951" calcext:value-type="float">
            <text:p>416.7951</text:p>
          </table:table-cell>
          <table:table-cell office:value-type="float" office:value="1863.734" calcext:value-type="float">
            <text:p>1863.734</text:p>
          </table:table-cell>
          <table:table-cell office:value-type="float" office:value="2097.989" calcext:value-type="float">
            <text:p>2097.989</text:p>
          </table:table-cell>
          <table:table-cell office:value-type="float" office:value="1676.196" calcext:value-type="float">
            <text:p>1676.196</text:p>
          </table:table-cell>
          <table:table-cell office:value-type="float" office:value="586.0316" calcext:value-type="float">
            <text:p>586.0316</text:p>
          </table:table-cell>
          <table:table-cell office:value-type="float" office:value="578.8164" calcext:value-type="float">
            <text:p>578.8164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38" calcext:value-type="float">
            <text:p>35.70438</text:p>
          </table:table-cell>
          <table:table-cell office:value-type="float" office:value="0" calcext:value-type="float">
            <text:p>0</text:p>
          </table:table-cell>
          <table:table-cell office:value-type="float" office:value="-0.03164244" calcext:value-type="float">
            <text:p>-0.03164244</text:p>
          </table:table-cell>
          <table:table-cell office:value-type="float" office:value="0" calcext:value-type="float">
            <text:p>0</text:p>
          </table:table-cell>
          <table:table-cell office:value-type="float" office:value="2.407227" calcext:value-type="float">
            <text:p>2.407227</text:p>
          </table:table-cell>
          <table:table-cell office:value-type="float" office:value="208.3803" calcext:value-type="float">
            <text:p>208.3803</text:p>
          </table:table-cell>
          <table:table-cell office:value-type="float" office:value="-64.81024" calcext:value-type="float">
            <text:p>-64.81024</text:p>
          </table:table-cell>
          <table:table-cell office:value-type="float" office:value="143.57" calcext:value-type="float">
            <text:p>143.57</text:p>
          </table:table-cell>
          <table:table-cell office:value-type="float" office:value="-294.7085" calcext:value-type="float">
            <text:p>-294.7085</text:p>
          </table:table-cell>
          <table:table-cell office:value-type="float" office:value="0" calcext:value-type="float">
            <text:p>0</text:p>
          </table:table-cell>
          <table:table-cell office:value-type="float" office:value="10.61212" calcext:value-type="float">
            <text:p>10.6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282.6209" calcext:value-type="float">
            <text:p>282.6209</text:p>
          </table:table-cell>
          <table:table-cell office:value-type="float" office:value="13225" calcext:value-type="float">
            <text:p>13225</text:p>
          </table:table-cell>
          <table:table-cell office:value-type="float" office:value="0" calcext:value-type="float">
            <text:p>0</text:p>
          </table:table-cell>
          <table:table-cell office:value-type="float" office:value="0.5014238" calcext:value-type="float">
            <text:p>0.5014238</text:p>
          </table:table-cell>
          <table:table-cell office:value-type="float" office:value="-320.2628" calcext:value-type="float">
            <text:p>-320.2628</text:p>
          </table:table-cell>
          <table:table-cell office:value-type="float" office:value="934.2536" calcext:value-type="float">
            <text:p>934.2536</text:p>
          </table:table-cell>
          <table:table-cell office:value-type="float" office:value="-20.00691" calcext:value-type="float">
            <text:p>-20.00691</text:p>
          </table:table-cell>
          <table:table-cell office:value-type="float" office:value="114.7358" calcext:value-type="float">
            <text:p>114.7358</text:p>
          </table:table-cell>
          <table:table-cell office:value-type="float" office:value="2.032135" calcext:value-type="float">
            <text:p>2.032135</text:p>
          </table:table-cell>
          <table:table-cell office:value-type="float" office:value="0.04800148" calcext:value-type="float">
            <text:p>0.04800148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4054074" calcext:value-type="float">
            <text:p>0.04054074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578638" calcext:value-type="float">
            <text:p>0.5578638</text:p>
          </table:table-cell>
          <table:table-cell office:value-type="float" office:value="370" calcext:value-type="float">
            <text:p>370</text:p>
          </table:table-cell>
          <table:table-cell office:value-type="float" office:value="-145.9137" calcext:value-type="float">
            <text:p>-145.9137</text:p>
          </table:table-cell>
          <table:table-cell office:value-type="float" office:value="0" calcext:value-type="float">
            <text:p>0</text:p>
          </table:table-cell>
          <table:table-cell office:value-type="float" office:value="331.854" calcext:value-type="float">
            <text:p>331.854</text:p>
          </table:table-cell>
          <table:table-cell office:value-type="float" office:value="1192.423" calcext:value-type="float">
            <text:p>1192.423</text:p>
          </table:table-cell>
          <table:table-cell office:value-type="float" office:value="1448.238" calcext:value-type="float">
            <text:p>1448.238</text:p>
          </table:table-cell>
          <table:table-cell office:value-type="float" office:value="1282.996" calcext:value-type="float">
            <text:p>1282.996</text:p>
          </table:table-cell>
          <table:table-cell office:value-type="float" office:value="770.3122" calcext:value-type="float">
            <text:p>770.3122</text:p>
          </table:table-cell>
          <table:table-cell office:value-type="float" office:value="1081.97" calcext:value-type="float">
            <text:p>1081.97</text:p>
          </table:table-cell>
          <table:table-cell office:value-type="float" office:value="416.7306" calcext:value-type="float">
            <text:p>416.7306</text:p>
          </table:table-cell>
          <table:table-cell office:value-type="float" office:value="1863.615" calcext:value-type="float">
            <text:p>1863.615</text:p>
          </table:table-cell>
          <table:table-cell office:value-type="float" office:value="2097.916" calcext:value-type="float">
            <text:p>2097.916</text:p>
          </table:table-cell>
          <table:table-cell office:value-type="float" office:value="1676.16" calcext:value-type="float">
            <text:p>1676.16</text:p>
          </table:table-cell>
          <table:table-cell office:value-type="float" office:value="586.023" calcext:value-type="float">
            <text:p>586.023</text:p>
          </table:table-cell>
          <table:table-cell office:value-type="float" office:value="578.8067" calcext:value-type="float">
            <text:p>578.8067</text:p>
          </table:table-cell>
          <table:table-cell office:value-type="float" office:value="142.8375" calcext:value-type="float">
            <text:p>142.8375</text:p>
          </table:table-cell>
          <table:table-cell office:value-type="float" office:value="35.70437" calcext:value-type="float">
            <text:p>35.70437</text:p>
          </table:table-cell>
          <table:table-cell office:value-type="float" office:value="0" calcext:value-type="float">
            <text:p>0</text:p>
          </table:table-cell>
          <table:table-cell office:value-type="float" office:value="-0.03190027" calcext:value-type="float">
            <text:p>-0.03190027</text:p>
          </table:table-cell>
          <table:table-cell office:value-type="float" office:value="0" calcext:value-type="float">
            <text:p>0</text:p>
          </table:table-cell>
          <table:table-cell office:value-type="float" office:value="2.56719" calcext:value-type="float">
            <text:p>2.56719</text:p>
          </table:table-cell>
          <table:table-cell office:value-type="float" office:value="227.3061" calcext:value-type="float">
            <text:p>227.3061</text:p>
          </table:table-cell>
          <table:table-cell office:value-type="float" office:value="-72.34483" calcext:value-type="float">
            <text:p>-72.34483</text:p>
          </table:table-cell>
          <table:table-cell office:value-type="float" office:value="154.9612" calcext:value-type="float">
            <text:p>154.9612</text:p>
          </table:table-cell>
          <table:table-cell office:value-type="float" office:value="-297.3283" calcext:value-type="float">
            <text:p>-297.3283</text:p>
          </table:table-cell>
          <table:table-cell office:value-type="float" office:value="0" calcext:value-type="float">
            <text:p>0</text:p>
          </table:table-cell>
          <table:table-cell office:value-type="float" office:value="10.64791" calcext:value-type="float">
            <text:p>10.64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280.3122" calcext:value-type="float">
            <text:p>280.3122</text:p>
          </table:table-cell>
          <table:table-cell office:value-type="float" office:value="13224.67" calcext:value-type="float">
            <text:p>13224.67</text:p>
          </table:table-cell>
          <table:table-cell office:value-type="float" office:value="0" calcext:value-type="float">
            <text:p>0</text:p>
          </table:table-cell>
          <table:table-cell office:value-type="float" office:value="0.5804597" calcext:value-type="float">
            <text:p>0.5804597</text:p>
          </table:table-cell>
          <table:table-cell office:value-type="float" office:value="-323.5994" calcext:value-type="float">
            <text:p>-323.5994</text:p>
          </table:table-cell>
          <table:table-cell office:value-type="float" office:value="943.704" calcext:value-type="float">
            <text:p>943.704</text:p>
          </table:table-cell>
          <table:table-cell office:value-type="float" office:value="-21.89396" calcext:value-type="float">
            <text:p>-21.89396</text:p>
          </table:table-cell>
          <table:table-cell office:value-type="float" office:value="113.2433" calcext:value-type="float">
            <text:p>113.2433</text:p>
          </table:table-cell>
          <table:table-cell office:value-type="float" office:value="1.937676" calcext:value-type="float">
            <text:p>1.937676</text:p>
          </table:table-cell>
          <table:table-cell office:value-type="float" office:value="0.04695432" calcext:value-type="float">
            <text:p>0.04695432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4100889" calcext:value-type="float">
            <text:p>0.04100889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781506" calcext:value-type="float">
            <text:p>0.5781506</text:p>
          </table:table-cell>
          <table:table-cell office:value-type="float" office:value="370" calcext:value-type="float">
            <text:p>370</text:p>
          </table:table-cell>
          <table:table-cell office:value-type="float" office:value="-132.8969" calcext:value-type="float">
            <text:p>-132.8969</text:p>
          </table:table-cell>
          <table:table-cell office:value-type="float" office:value="0" calcext:value-type="float">
            <text:p>0</text:p>
          </table:table-cell>
          <table:table-cell office:value-type="float" office:value="331.9652" calcext:value-type="float">
            <text:p>331.9652</text:p>
          </table:table-cell>
          <table:table-cell office:value-type="float" office:value="1191.726" calcext:value-type="float">
            <text:p>1191.726</text:p>
          </table:table-cell>
          <table:table-cell office:value-type="float" office:value="1447.241" calcext:value-type="float">
            <text:p>1447.241</text:p>
          </table:table-cell>
          <table:table-cell office:value-type="float" office:value="1282.707" calcext:value-type="float">
            <text:p>1282.707</text:p>
          </table:table-cell>
          <table:table-cell office:value-type="float" office:value="770.1225" calcext:value-type="float">
            <text:p>770.1225</text:p>
          </table:table-cell>
          <table:table-cell office:value-type="float" office:value="1081.807" calcext:value-type="float">
            <text:p>1081.807</text:p>
          </table:table-cell>
          <table:table-cell office:value-type="float" office:value="416.6619" calcext:value-type="float">
            <text:p>416.6619</text:p>
          </table:table-cell>
          <table:table-cell office:value-type="float" office:value="1863.495" calcext:value-type="float">
            <text:p>1863.495</text:p>
          </table:table-cell>
          <table:table-cell office:value-type="float" office:value="2097.842" calcext:value-type="float">
            <text:p>2097.842</text:p>
          </table:table-cell>
          <table:table-cell office:value-type="float" office:value="1676.124" calcext:value-type="float">
            <text:p>1676.124</text:p>
          </table:table-cell>
          <table:table-cell office:value-type="float" office:value="586.0145" calcext:value-type="float">
            <text:p>586.0145</text:p>
          </table:table-cell>
          <table:table-cell office:value-type="float" office:value="578.7968" calcext:value-type="float">
            <text:p>578.7968</text:p>
          </table:table-cell>
          <table:table-cell office:value-type="float" office:value="142.8374" calcext:value-type="float">
            <text:p>142.8374</text:p>
          </table:table-cell>
          <table:table-cell office:value-type="float" office:value="35.70436" calcext:value-type="float">
            <text:p>35.70436</text:p>
          </table:table-cell>
          <table:table-cell office:value-type="float" office:value="0" calcext:value-type="float">
            <text:p>0</text:p>
          </table:table-cell>
          <table:table-cell office:value-type="float" office:value="-0.03235411" calcext:value-type="float">
            <text:p>-0.03235411</text:p>
          </table:table-cell>
          <table:table-cell office:value-type="float" office:value="0" calcext:value-type="float">
            <text:p>0</text:p>
          </table:table-cell>
          <table:table-cell office:value-type="float" office:value="2.757177" calcext:value-type="float">
            <text:p>2.757177</text:p>
          </table:table-cell>
          <table:table-cell office:value-type="float" office:value="249.6178" calcext:value-type="float">
            <text:p>249.6178</text:p>
          </table:table-cell>
          <table:table-cell office:value-type="float" office:value="-80.16531" calcext:value-type="float">
            <text:p>-80.16531</text:p>
          </table:table-cell>
          <table:table-cell office:value-type="float" office:value="169.4525" calcext:value-type="float">
            <text:p>169.4525</text:p>
          </table:table-cell>
          <table:table-cell office:value-type="float" office:value="-299.9495" calcext:value-type="float">
            <text:p>-299.9495</text:p>
          </table:table-cell>
          <table:table-cell office:value-type="float" office:value="0" calcext:value-type="float">
            <text:p>0</text:p>
          </table:table-cell>
          <table:table-cell office:value-type="float" office:value="11.7974" calcext:value-type="float">
            <text:p>11.7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278.1171" calcext:value-type="float">
            <text:p>278.1171</text:p>
          </table:table-cell>
          <table:table-cell office:value-type="float" office:value="13224.3" calcext:value-type="float">
            <text:p>13224.3</text:p>
          </table:table-cell>
          <table:table-cell office:value-type="float" office:value="0" calcext:value-type="float">
            <text:p>0</text:p>
          </table:table-cell>
          <table:table-cell office:value-type="float" office:value="0.6324927" calcext:value-type="float">
            <text:p>0.6324927</text:p>
          </table:table-cell>
          <table:table-cell office:value-type="float" office:value="-328.4885" calcext:value-type="float">
            <text:p>-328.4885</text:p>
          </table:table-cell>
          <table:table-cell office:value-type="float" office:value="959.7687" calcext:value-type="float">
            <text:p>959.7687</text:p>
          </table:table-cell>
          <table:table-cell office:value-type="float" office:value="-23.63949" calcext:value-type="float">
            <text:p>-23.63949</text:p>
          </table:table-cell>
          <table:table-cell office:value-type="float" office:value="112.9696" calcext:value-type="float">
            <text:p>112.9696</text:p>
          </table:table-cell>
          <table:table-cell office:value-type="float" office:value="1.892421" calcext:value-type="float">
            <text:p>1.892421</text:p>
          </table:table-cell>
          <table:table-cell office:value-type="float" office:value="0.04510301" calcext:value-type="float">
            <text:p>0.04510301</text:p>
          </table:table-cell>
          <table:table-cell office:value-type="float" office:value="0.1797118" calcext:value-type="float">
            <text:p>0.1797118</text:p>
          </table:table-cell>
          <table:table-cell office:value-type="float" office:value="0.04105347" calcext:value-type="float">
            <text:p>0.04105347</text:p>
          </table:table-cell>
          <table:table-cell office:value-type="float" office:value="0.0001781387" calcext:value-type="float">
            <text:p>0.0001781387</text:p>
          </table:table-cell>
          <table:table-cell office:value-type="float" office:value="0.5783933" calcext:value-type="float">
            <text:p>0.5783933</text:p>
          </table:table-cell>
          <table:table-cell office:value-type="float" office:value="370" calcext:value-type="float">
            <text:p>370</text:p>
          </table:table-cell>
          <table:table-cell office:value-type="float" office:value="-120.5368" calcext:value-type="float">
            <text:p>-120.5368</text:p>
          </table:table-cell>
          <table:table-cell office:value-type="float" office:value="0" calcext:value-type="float">
            <text:p>0</text:p>
          </table:table-cell>
          <table:table-cell office:value-type="float" office:value="331.971" calcext:value-type="float">
            <text:p>331.971</text:p>
          </table:table-cell>
          <table:table-cell office:value-type="float" office:value="1190.913" calcext:value-type="float">
            <text:p>1190.913</text:p>
          </table:table-cell>
          <table:table-cell office:value-type="float" office:value="1446.406" calcext:value-type="float">
            <text:p>1446.406</text:p>
          </table:table-cell>
          <table:table-cell office:value-type="float" office:value="1282.461" calcext:value-type="float">
            <text:p>1282.461</text:p>
          </table:table-cell>
          <table:table-cell office:value-type="float" office:value="769.9564" calcext:value-type="float">
            <text:p>769.9564</text:p>
          </table:table-cell>
          <table:table-cell office:value-type="float" office:value="1081.655" calcext:value-type="float">
            <text:p>1081.655</text:p>
          </table:table-cell>
          <table:table-cell office:value-type="float" office:value="416.5956" calcext:value-type="float">
            <text:p>416.5956</text:p>
          </table:table-cell>
          <table:table-cell office:value-type="float" office:value="1863.373" calcext:value-type="float">
            <text:p>1863.373</text:p>
          </table:table-cell>
          <table:table-cell office:value-type="float" office:value="2097.768" calcext:value-type="float">
            <text:p>2097.768</text:p>
          </table:table-cell>
          <table:table-cell office:value-type="float" office:value="1676.088" calcext:value-type="float">
            <text:p>1676.088</text:p>
          </table:table-cell>
          <table:table-cell office:value-type="float" office:value="586.0059" calcext:value-type="float">
            <text:p>586.0059</text:p>
          </table:table-cell>
          <table:table-cell office:value-type="float" office:value="578.7866" calcext:value-type="float">
            <text:p>578.7866</text:p>
          </table:table-cell>
          <table:table-cell office:value-type="float" office:value="142.8374" calcext:value-type="float">
            <text:p>142.8374</text:p>
          </table:table-cell>
          <table:table-cell office:value-type="float" office:value="35.70435" calcext:value-type="float">
            <text:p>35.70435</text:p>
          </table:table-cell>
          <table:table-cell office:value-type="float" office:value="0" calcext:value-type="float">
            <text:p>0</text:p>
          </table:table-cell>
          <table:table-cell office:value-type="float" office:value="-0.03358819" calcext:value-type="float">
            <text:p>-0.03358819</text:p>
          </table:table-cell>
          <table:table-cell office:value-type="float" office:value="0" calcext:value-type="float">
            <text:p>0</text:p>
          </table:table-cell>
          <table:table-cell office:value-type="float" office:value="2.941577" calcext:value-type="float">
            <text:p>2.941577</text:p>
          </table:table-cell>
          <table:table-cell office:value-type="float" office:value="272.3447" calcext:value-type="float">
            <text:p>272.3447</text:p>
          </table:table-cell>
          <table:table-cell office:value-type="float" office:value="-87.39192" calcext:value-type="float">
            <text:p>-87.39192</text:p>
          </table:table-cell>
          <table:table-cell office:value-type="float" office:value="184.9528" calcext:value-type="float">
            <text:p>184.9528</text:p>
          </table:table-cell>
          <table:table-cell office:value-type="float" office:value="-302.4719" calcext:value-type="float">
            <text:p>-302.4719</text:p>
          </table:table-cell>
          <table:table-cell office:value-type="float" office:value="0" calcext:value-type="float">
            <text:p>0</text:p>
          </table:table-cell>
          <table:table-cell office:value-type="float" office:value="11.17368" calcext:value-type="float">
            <text:p>11.17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276.0683" calcext:value-type="float">
            <text:p>276.0683</text:p>
          </table:table-cell>
          <table:table-cell office:value-type="float" office:value="13223.56" calcext:value-type="float">
            <text:p>13223.56</text:p>
          </table:table-cell>
          <table:table-cell office:value-type="float" office:value="0" calcext:value-type="float">
            <text:p>0</text:p>
          </table:table-cell>
          <table:table-cell office:value-type="float" office:value="0.6769094" calcext:value-type="float">
            <text:p>0.6769094</text:p>
          </table:table-cell>
          <table:table-cell office:value-type="float" office:value="-332.8044" calcext:value-type="float">
            <text:p>-332.8044</text:p>
          </table:table-cell>
          <table:table-cell office:value-type="float" office:value="972.3236" calcext:value-type="float">
            <text:p>972.3236</text:p>
          </table:table-cell>
          <table:table-cell office:value-type="float" office:value="-25.80894" calcext:value-type="float">
            <text:p>-25.80894</text:p>
          </table:table-cell>
          <table:table-cell office:value-type="float" office:value="112.5381" calcext:value-type="float">
            <text:p>112.5381</text:p>
          </table:table-cell>
          <table:table-cell office:value-type="float" office:value="1.826095" calcext:value-type="float">
            <text:p>1.826095</text:p>
          </table:table-cell>
          <table:table-cell office:value-type="float" office:value="0.04541581" calcext:value-type="float">
            <text:p>0.04541581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14749" calcext:value-type="float">
            <text:p>0.04114749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32965" calcext:value-type="float">
            <text:p>0.5832965</text:p>
          </table:table-cell>
          <table:table-cell office:value-type="float" office:value="370" calcext:value-type="float">
            <text:p>370</text:p>
          </table:table-cell>
          <table:table-cell office:value-type="float" office:value="-108.2558" calcext:value-type="float">
            <text:p>-108.2558</text:p>
          </table:table-cell>
          <table:table-cell office:value-type="float" office:value="0" calcext:value-type="float">
            <text:p>0</text:p>
          </table:table-cell>
          <table:table-cell office:value-type="float" office:value="332.1839" calcext:value-type="float">
            <text:p>332.1839</text:p>
          </table:table-cell>
          <table:table-cell office:value-type="float" office:value="1190.123" calcext:value-type="float">
            <text:p>1190.123</text:p>
          </table:table-cell>
          <table:table-cell office:value-type="float" office:value="1445.504" calcext:value-type="float">
            <text:p>1445.504</text:p>
          </table:table-cell>
          <table:table-cell office:value-type="float" office:value="1282.23" calcext:value-type="float">
            <text:p>1282.23</text:p>
          </table:table-cell>
          <table:table-cell office:value-type="float" office:value="769.5677" calcext:value-type="float">
            <text:p>769.5677</text:p>
          </table:table-cell>
          <table:table-cell office:value-type="float" office:value="1081.437" calcext:value-type="float">
            <text:p>1081.437</text:p>
          </table:table-cell>
          <table:table-cell office:value-type="float" office:value="416.5624" calcext:value-type="float">
            <text:p>416.5624</text:p>
          </table:table-cell>
          <table:table-cell office:value-type="float" office:value="1863.231" calcext:value-type="float">
            <text:p>1863.231</text:p>
          </table:table-cell>
          <table:table-cell office:value-type="float" office:value="2097.66" calcext:value-type="float">
            <text:p>2097.66</text:p>
          </table:table-cell>
          <table:table-cell office:value-type="float" office:value="1676.018" calcext:value-type="float">
            <text:p>1676.018</text:p>
          </table:table-cell>
          <table:table-cell office:value-type="float" office:value="585.9876" calcext:value-type="float">
            <text:p>585.9876</text:p>
          </table:table-cell>
          <table:table-cell office:value-type="float" office:value="578.7591" calcext:value-type="float">
            <text:p>578.7591</text:p>
          </table:table-cell>
          <table:table-cell office:value-type="float" office:value="142.8331" calcext:value-type="float">
            <text:p>142.8331</text:p>
          </table:table-cell>
          <table:table-cell office:value-type="float" office:value="35.70293" calcext:value-type="float">
            <text:p>35.70293</text:p>
          </table:table-cell>
          <table:table-cell office:value-type="float" office:value="0" calcext:value-type="float">
            <text:p>0</text:p>
          </table:table-cell>
          <table:table-cell office:value-type="float" office:value="-0.03379086" calcext:value-type="float">
            <text:p>-0.03379086</text:p>
          </table:table-cell>
          <table:table-cell office:value-type="float" office:value="0" calcext:value-type="float">
            <text:p>0</text:p>
          </table:table-cell>
          <table:table-cell office:value-type="float" office:value="3.099847" calcext:value-type="float">
            <text:p>3.099847</text:p>
          </table:table-cell>
          <table:table-cell office:value-type="float" office:value="295.0089" calcext:value-type="float">
            <text:p>295.0089</text:p>
          </table:table-cell>
          <table:table-cell office:value-type="float" office:value="-95.28417" calcext:value-type="float">
            <text:p>-95.28417</text:p>
          </table:table-cell>
          <table:table-cell office:value-type="float" office:value="199.7247" calcext:value-type="float">
            <text:p>199.7247</text:p>
          </table:table-cell>
          <table:table-cell office:value-type="float" office:value="-304.862" calcext:value-type="float">
            <text:p>-304.862</text:p>
          </table:table-cell>
          <table:table-cell office:value-type="float" office:value="0" calcext:value-type="float">
            <text:p>0</text:p>
          </table:table-cell>
          <table:table-cell office:value-type="float" office:value="11.41085" calcext:value-type="float">
            <text:p>11.4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273.9661" calcext:value-type="float">
            <text:p>273.9661</text:p>
          </table:table-cell>
          <table:table-cell office:value-type="float" office:value="13223.2" calcext:value-type="float">
            <text:p>13223.2</text:p>
          </table:table-cell>
          <table:table-cell office:value-type="float" office:value="0" calcext:value-type="float">
            <text:p>0</text:p>
          </table:table-cell>
          <table:table-cell office:value-type="float" office:value="0.7332227" calcext:value-type="float">
            <text:p>0.7332227</text:p>
          </table:table-cell>
          <table:table-cell office:value-type="float" office:value="-337.0529" calcext:value-type="float">
            <text:p>-337.0529</text:p>
          </table:table-cell>
          <table:table-cell office:value-type="float" office:value="985.0015" calcext:value-type="float">
            <text:p>985.0015</text:p>
          </table:table-cell>
          <table:table-cell office:value-type="float" office:value="-27.70919" calcext:value-type="float">
            <text:p>-27.70919</text:p>
          </table:table-cell>
          <table:table-cell office:value-type="float" office:value="112.1954" calcext:value-type="float">
            <text:p>112.1954</text:p>
          </table:table-cell>
          <table:table-cell office:value-type="float" office:value="1.770195" calcext:value-type="float">
            <text:p>1.770195</text:p>
          </table:table-cell>
          <table:table-cell office:value-type="float" office:value="0.04452932" calcext:value-type="float">
            <text:p>0.04452932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30448" calcext:value-type="float">
            <text:p>0.04130448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39828" calcext:value-type="float">
            <text:p>0.5839828</text:p>
          </table:table-cell>
          <table:table-cell office:value-type="float" office:value="370" calcext:value-type="float">
            <text:p>370</text:p>
          </table:table-cell>
          <table:table-cell office:value-type="float" office:value="-92.42412" calcext:value-type="float">
            <text:p>-92.42412</text:p>
          </table:table-cell>
          <table:table-cell office:value-type="float" office:value="0" calcext:value-type="float">
            <text:p>0</text:p>
          </table:table-cell>
          <table:table-cell office:value-type="float" office:value="332.1678" calcext:value-type="float">
            <text:p>332.1678</text:p>
          </table:table-cell>
          <table:table-cell office:value-type="float" office:value="1189.391" calcext:value-type="float">
            <text:p>1189.391</text:p>
          </table:table-cell>
          <table:table-cell office:value-type="float" office:value="1444.679" calcext:value-type="float">
            <text:p>1444.679</text:p>
          </table:table-cell>
          <table:table-cell office:value-type="float" office:value="1282.007" calcext:value-type="float">
            <text:p>1282.007</text:p>
          </table:table-cell>
          <table:table-cell office:value-type="float" office:value="769.4138" calcext:value-type="float">
            <text:p>769.4138</text:p>
          </table:table-cell>
          <table:table-cell office:value-type="float" office:value="1081.297" calcext:value-type="float">
            <text:p>1081.297</text:p>
          </table:table-cell>
          <table:table-cell office:value-type="float" office:value="416.5003" calcext:value-type="float">
            <text:p>416.5003</text:p>
          </table:table-cell>
          <table:table-cell office:value-type="float" office:value="1863.113" calcext:value-type="float">
            <text:p>1863.113</text:p>
          </table:table-cell>
          <table:table-cell office:value-type="float" office:value="2097.586" calcext:value-type="float">
            <text:p>2097.586</text:p>
          </table:table-cell>
          <table:table-cell office:value-type="float" office:value="1675.982" calcext:value-type="float">
            <text:p>1675.982</text:p>
          </table:table-cell>
          <table:table-cell office:value-type="float" office:value="585.979" calcext:value-type="float">
            <text:p>585.979</text:p>
          </table:table-cell>
          <table:table-cell office:value-type="float" office:value="578.7484" calcext:value-type="float">
            <text:p>578.7484</text:p>
          </table:table-cell>
          <table:table-cell office:value-type="float" office:value="142.833" calcext:value-type="float">
            <text:p>142.833</text:p>
          </table:table-cell>
          <table:table-cell office:value-type="float" office:value="35.70292" calcext:value-type="float">
            <text:p>35.70292</text:p>
          </table:table-cell>
          <table:table-cell office:value-type="float" office:value="0" calcext:value-type="float">
            <text:p>0</text:p>
          </table:table-cell>
          <table:table-cell office:value-type="float" office:value="-0.03473428" calcext:value-type="float">
            <text:p>-0.03473428</text:p>
          </table:table-cell>
          <table:table-cell office:value-type="float" office:value="0" calcext:value-type="float">
            <text:p>0</text:p>
          </table:table-cell>
          <table:table-cell office:value-type="float" office:value="3.285554" calcext:value-type="float">
            <text:p>3.285554</text:p>
          </table:table-cell>
          <table:table-cell office:value-type="float" office:value="321.2249" calcext:value-type="float">
            <text:p>321.2249</text:p>
          </table:table-cell>
          <table:table-cell office:value-type="float" office:value="-103.3193" calcext:value-type="float">
            <text:p>-103.3193</text:p>
          </table:table-cell>
          <table:table-cell office:value-type="float" office:value="217.9056" calcext:value-type="float">
            <text:p>217.9056</text:p>
          </table:table-cell>
          <table:table-cell office:value-type="float" office:value="-307.2737" calcext:value-type="float">
            <text:p>-307.2737</text:p>
          </table:table-cell>
          <table:table-cell office:value-type="float" office:value="0" calcext:value-type="float">
            <text:p>0</text:p>
          </table:table-cell>
          <table:table-cell office:value-type="float" office:value="11.47405" calcext:value-type="float">
            <text:p>11.47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271.9185" calcext:value-type="float">
            <text:p>271.9185</text:p>
          </table:table-cell>
          <table:table-cell office:value-type="float" office:value="13222.75" calcext:value-type="float">
            <text:p>13222.75</text:p>
          </table:table-cell>
          <table:table-cell office:value-type="float" office:value="0" calcext:value-type="float">
            <text:p>0</text:p>
          </table:table-cell>
          <table:table-cell office:value-type="float" office:value="0.7843771" calcext:value-type="float">
            <text:p>0.7843771</text:p>
          </table:table-cell>
          <table:table-cell office:value-type="float" office:value="-342.0675" calcext:value-type="float">
            <text:p>-342.0675</text:p>
          </table:table-cell>
          <table:table-cell office:value-type="float" office:value="1001.568" calcext:value-type="float">
            <text:p>1001.568</text:p>
          </table:table-cell>
          <table:table-cell office:value-type="float" office:value="-30.20159" calcext:value-type="float">
            <text:p>-30.20159</text:p>
          </table:table-cell>
          <table:table-cell office:value-type="float" office:value="111.7199" calcext:value-type="float">
            <text:p>111.7199</text:p>
          </table:table-cell>
          <table:table-cell office:value-type="float" office:value="1.724127" calcext:value-type="float">
            <text:p>1.724127</text:p>
          </table:table-cell>
          <table:table-cell office:value-type="float" office:value="0.04483689" calcext:value-type="float">
            <text:p>0.04483689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43645" calcext:value-type="float">
            <text:p>0.04143645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40842" calcext:value-type="float">
            <text:p>0.5840842</text:p>
          </table:table-cell>
          <table:table-cell office:value-type="float" office:value="370" calcext:value-type="float">
            <text:p>370</text:p>
          </table:table-cell>
          <table:table-cell office:value-type="float" office:value="-78.05956" calcext:value-type="float">
            <text:p>-78.05956</text:p>
          </table:table-cell>
          <table:table-cell office:value-type="float" office:value="0" calcext:value-type="float">
            <text:p>0</text:p>
          </table:table-cell>
          <table:table-cell office:value-type="float" office:value="332.2349" calcext:value-type="float">
            <text:p>332.2349</text:p>
          </table:table-cell>
          <table:table-cell office:value-type="float" office:value="1188.59" calcext:value-type="float">
            <text:p>1188.59</text:p>
          </table:table-cell>
          <table:table-cell office:value-type="float" office:value="1443.792" calcext:value-type="float">
            <text:p>1443.792</text:p>
          </table:table-cell>
          <table:table-cell office:value-type="float" office:value="1281.774" calcext:value-type="float">
            <text:p>1281.774</text:p>
          </table:table-cell>
          <table:table-cell office:value-type="float" office:value="769.2615" calcext:value-type="float">
            <text:p>769.2615</text:p>
          </table:table-cell>
          <table:table-cell office:value-type="float" office:value="1081.159" calcext:value-type="float">
            <text:p>1081.159</text:p>
          </table:table-cell>
          <table:table-cell office:value-type="float" office:value="416.4403" calcext:value-type="float">
            <text:p>416.4403</text:p>
          </table:table-cell>
          <table:table-cell office:value-type="float" office:value="1862.996" calcext:value-type="float">
            <text:p>1862.996</text:p>
          </table:table-cell>
          <table:table-cell office:value-type="float" office:value="2097.513" calcext:value-type="float">
            <text:p>2097.513</text:p>
          </table:table-cell>
          <table:table-cell office:value-type="float" office:value="1675.945" calcext:value-type="float">
            <text:p>1675.945</text:p>
          </table:table-cell>
          <table:table-cell office:value-type="float" office:value="585.9703" calcext:value-type="float">
            <text:p>585.9703</text:p>
          </table:table-cell>
          <table:table-cell office:value-type="float" office:value="578.7374" calcext:value-type="float">
            <text:p>578.7374</text:p>
          </table:table-cell>
          <table:table-cell office:value-type="float" office:value="142.8329" calcext:value-type="float">
            <text:p>142.8329</text:p>
          </table:table-cell>
          <table:table-cell office:value-type="float" office:value="35.70291" calcext:value-type="float">
            <text:p>35.70291</text:p>
          </table:table-cell>
          <table:table-cell office:value-type="float" office:value="0" calcext:value-type="float">
            <text:p>0</text:p>
          </table:table-cell>
          <table:table-cell office:value-type="float" office:value="-0.03499286" calcext:value-type="float">
            <text:p>-0.03499286</text:p>
          </table:table-cell>
          <table:table-cell office:value-type="float" office:value="0" calcext:value-type="float">
            <text:p>0</text:p>
          </table:table-cell>
          <table:table-cell office:value-type="float" office:value="3.470514" calcext:value-type="float">
            <text:p>3.470514</text:p>
          </table:table-cell>
          <table:table-cell office:value-type="float" office:value="347.4641" calcext:value-type="float">
            <text:p>347.4641</text:p>
          </table:table-cell>
          <table:table-cell office:value-type="float" office:value="-112.6737" calcext:value-type="float">
            <text:p>-112.6737</text:p>
          </table:table-cell>
          <table:table-cell office:value-type="float" office:value="234.7904" calcext:value-type="float">
            <text:p>234.7904</text:p>
          </table:table-cell>
          <table:table-cell office:value-type="float" office:value="-309.7192" calcext:value-type="float">
            <text:p>-309.7192</text:p>
          </table:table-cell>
          <table:table-cell office:value-type="float" office:value="0" calcext:value-type="float">
            <text:p>0</text:p>
          </table:table-cell>
          <table:table-cell office:value-type="float" office:value="11.39764" calcext:value-type="float">
            <text:p>11.39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269.9959" calcext:value-type="float">
            <text:p>269.9959</text:p>
          </table:table-cell>
          <table:table-cell office:value-type="float" office:value="13222.29" calcext:value-type="float">
            <text:p>13222.29</text:p>
          </table:table-cell>
          <table:table-cell office:value-type="float" office:value="0" calcext:value-type="float">
            <text:p>0</text:p>
          </table:table-cell>
          <table:table-cell office:value-type="float" office:value="0.838703" calcext:value-type="float">
            <text:p>0.838703</text:p>
          </table:table-cell>
          <table:table-cell office:value-type="float" office:value="-346.8422" calcext:value-type="float">
            <text:p>-346.8422</text:p>
          </table:table-cell>
          <table:table-cell office:value-type="float" office:value="1015.27" calcext:value-type="float">
            <text:p>1015.27</text:p>
          </table:table-cell>
          <table:table-cell office:value-type="float" office:value="-32.68808" calcext:value-type="float">
            <text:p>-32.68808</text:p>
          </table:table-cell>
          <table:table-cell office:value-type="float" office:value="111.2987" calcext:value-type="float">
            <text:p>111.2987</text:p>
          </table:table-cell>
          <table:table-cell office:value-type="float" office:value="1.683145" calcext:value-type="float">
            <text:p>1.683145</text:p>
          </table:table-cell>
          <table:table-cell office:value-type="float" office:value="0.0453392" calcext:value-type="float">
            <text:p>0.0453392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56841" calcext:value-type="float">
            <text:p>0.04156841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42417" calcext:value-type="float">
            <text:p>0.5842417</text:p>
          </table:table-cell>
          <table:table-cell office:value-type="float" office:value="370" calcext:value-type="float">
            <text:p>370</text:p>
          </table:table-cell>
          <table:table-cell office:value-type="float" office:value="-61.01998" calcext:value-type="float">
            <text:p>-61.01998</text:p>
          </table:table-cell>
          <table:table-cell office:value-type="float" office:value="0" calcext:value-type="float">
            <text:p>0</text:p>
          </table:table-cell>
          <table:table-cell office:value-type="float" office:value="332.2852" calcext:value-type="float">
            <text:p>332.2852</text:p>
          </table:table-cell>
          <table:table-cell office:value-type="float" office:value="1187.893" calcext:value-type="float">
            <text:p>1187.893</text:p>
          </table:table-cell>
          <table:table-cell office:value-type="float" office:value="1442.945" calcext:value-type="float">
            <text:p>1442.945</text:p>
          </table:table-cell>
          <table:table-cell office:value-type="float" office:value="1281.538" calcext:value-type="float">
            <text:p>1281.538</text:p>
          </table:table-cell>
          <table:table-cell office:value-type="float" office:value="769.104" calcext:value-type="float">
            <text:p>769.104</text:p>
          </table:table-cell>
          <table:table-cell office:value-type="float" office:value="1081.013" calcext:value-type="float">
            <text:p>1081.013</text:p>
          </table:table-cell>
          <table:table-cell office:value-type="float" office:value="416.3796" calcext:value-type="float">
            <text:p>416.3796</text:p>
          </table:table-cell>
          <table:table-cell office:value-type="float" office:value="1862.879" calcext:value-type="float">
            <text:p>1862.879</text:p>
          </table:table-cell>
          <table:table-cell office:value-type="float" office:value="2097.438" calcext:value-type="float">
            <text:p>2097.438</text:p>
          </table:table-cell>
          <table:table-cell office:value-type="float" office:value="1675.908" calcext:value-type="float">
            <text:p>1675.908</text:p>
          </table:table-cell>
          <table:table-cell office:value-type="float" office:value="585.9616" calcext:value-type="float">
            <text:p>585.9616</text:p>
          </table:table-cell>
          <table:table-cell office:value-type="float" office:value="578.7261" calcext:value-type="float">
            <text:p>578.7261</text:p>
          </table:table-cell>
          <table:table-cell office:value-type="float" office:value="142.8327" calcext:value-type="float">
            <text:p>142.8327</text:p>
          </table:table-cell>
          <table:table-cell office:value-type="float" office:value="35.7029" calcext:value-type="float">
            <text:p>35.7029</text:p>
          </table:table-cell>
          <table:table-cell office:value-type="float" office:value="0" calcext:value-type="float">
            <text:p>0</text:p>
          </table:table-cell>
          <table:table-cell office:value-type="float" office:value="-0.03514897" calcext:value-type="float">
            <text:p>-0.03514897</text:p>
          </table:table-cell>
          <table:table-cell office:value-type="float" office:value="0" calcext:value-type="float">
            <text:p>0</text:p>
          </table:table-cell>
          <table:table-cell office:value-type="float" office:value="3.655485" calcext:value-type="float">
            <text:p>3.655485</text:p>
          </table:table-cell>
          <table:table-cell office:value-type="float" office:value="376.167" calcext:value-type="float">
            <text:p>376.167</text:p>
          </table:table-cell>
          <table:table-cell office:value-type="float" office:value="-122.0459" calcext:value-type="float">
            <text:p>-122.0459</text:p>
          </table:table-cell>
          <table:table-cell office:value-type="float" office:value="254.1211" calcext:value-type="float">
            <text:p>254.1211</text:p>
          </table:table-cell>
          <table:table-cell office:value-type="float" office:value="-312.0603" calcext:value-type="float">
            <text:p>-312.0603</text:p>
          </table:table-cell>
          <table:table-cell office:value-type="float" office:value="0" calcext:value-type="float">
            <text:p>0</text:p>
          </table:table-cell>
          <table:table-cell office:value-type="float" office:value="11.44946" calcext:value-type="float">
            <text:p>11.44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268.1971" calcext:value-type="float">
            <text:p>268.1971</text:p>
          </table:table-cell>
          <table:table-cell office:value-type="float" office:value="13222.01" calcext:value-type="float">
            <text:p>13222.01</text:p>
          </table:table-cell>
          <table:table-cell office:value-type="float" office:value="0" calcext:value-type="float">
            <text:p>0</text:p>
          </table:table-cell>
          <table:table-cell office:value-type="float" office:value="0.899515" calcext:value-type="float">
            <text:p>0.899515</text:p>
          </table:table-cell>
          <table:table-cell office:value-type="float" office:value="-351.0204" calcext:value-type="float">
            <text:p>-351.0204</text:p>
          </table:table-cell>
          <table:table-cell office:value-type="float" office:value="1030.394" calcext:value-type="float">
            <text:p>1030.394</text:p>
          </table:table-cell>
          <table:table-cell office:value-type="float" office:value="-35.03073" calcext:value-type="float">
            <text:p>-35.03073</text:p>
          </table:table-cell>
          <table:table-cell office:value-type="float" office:value="111.148" calcext:value-type="float">
            <text:p>111.148</text:p>
          </table:table-cell>
          <table:table-cell office:value-type="float" office:value="1.649712" calcext:value-type="float">
            <text:p>1.649712</text:p>
          </table:table-cell>
          <table:table-cell office:value-type="float" office:value="0.04563903" calcext:value-type="float">
            <text:p>0.04563903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70055" calcext:value-type="float">
            <text:p>0.04170055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44457" calcext:value-type="float">
            <text:p>0.5844457</text:p>
          </table:table-cell>
          <table:table-cell office:value-type="float" office:value="370" calcext:value-type="float">
            <text:p>370</text:p>
          </table:table-cell>
          <table:table-cell office:value-type="float" office:value="-43.42379" calcext:value-type="float">
            <text:p>-43.42379</text:p>
          </table:table-cell>
          <table:table-cell office:value-type="float" office:value="0" calcext:value-type="float">
            <text:p>0</text:p>
          </table:table-cell>
          <table:table-cell office:value-type="float" office:value="332.261" calcext:value-type="float">
            <text:p>332.261</text:p>
          </table:table-cell>
          <table:table-cell office:value-type="float" office:value="1187.368" calcext:value-type="float">
            <text:p>1187.368</text:p>
          </table:table-cell>
          <table:table-cell office:value-type="float" office:value="1442.246" calcext:value-type="float">
            <text:p>1442.246</text:p>
          </table:table-cell>
          <table:table-cell office:value-type="float" office:value="1281.334" calcext:value-type="float">
            <text:p>1281.334</text:p>
          </table:table-cell>
          <table:table-cell office:value-type="float" office:value="768.9592" calcext:value-type="float">
            <text:p>768.9592</text:p>
          </table:table-cell>
          <table:table-cell office:value-type="float" office:value="1080.881" calcext:value-type="float">
            <text:p>1080.881</text:p>
          </table:table-cell>
          <table:table-cell office:value-type="float" office:value="416.3195" calcext:value-type="float">
            <text:p>416.3195</text:p>
          </table:table-cell>
          <table:table-cell office:value-type="float" office:value="1862.762" calcext:value-type="float">
            <text:p>1862.762</text:p>
          </table:table-cell>
          <table:table-cell office:value-type="float" office:value="2097.353" calcext:value-type="float">
            <text:p>2097.353</text:p>
          </table:table-cell>
          <table:table-cell office:value-type="float" office:value="1675.87" calcext:value-type="float">
            <text:p>1675.87</text:p>
          </table:table-cell>
          <table:table-cell office:value-type="float" office:value="585.9529" calcext:value-type="float">
            <text:p>585.9529</text:p>
          </table:table-cell>
          <table:table-cell office:value-type="float" office:value="578.7145" calcext:value-type="float">
            <text:p>578.7145</text:p>
          </table:table-cell>
          <table:table-cell office:value-type="float" office:value="142.8326" calcext:value-type="float">
            <text:p>142.8326</text:p>
          </table:table-cell>
          <table:table-cell office:value-type="float" office:value="35.70289" calcext:value-type="float">
            <text:p>35.70289</text:p>
          </table:table-cell>
          <table:table-cell office:value-type="float" office:value="0" calcext:value-type="float">
            <text:p>0</text:p>
          </table:table-cell>
          <table:table-cell office:value-type="float" office:value="-0.03544948" calcext:value-type="float">
            <text:p>-0.03544948</text:p>
          </table:table-cell>
          <table:table-cell office:value-type="float" office:value="0" calcext:value-type="float">
            <text:p>0</text:p>
          </table:table-cell>
          <table:table-cell office:value-type="float" office:value="3.843036" calcext:value-type="float">
            <text:p>3.843036</text:p>
          </table:table-cell>
          <table:table-cell office:value-type="float" office:value="404.0556" calcext:value-type="float">
            <text:p>404.0556</text:p>
          </table:table-cell>
          <table:table-cell office:value-type="float" office:value="-130.5019" calcext:value-type="float">
            <text:p>-130.5019</text:p>
          </table:table-cell>
          <table:table-cell office:value-type="float" office:value="273.5536" calcext:value-type="float">
            <text:p>273.5536</text:p>
          </table:table-cell>
          <table:table-cell office:value-type="float" office:value="-314.1168" calcext:value-type="float">
            <text:p>-314.1168</text:p>
          </table:table-cell>
          <table:table-cell office:value-type="float" office:value="0" calcext:value-type="float">
            <text:p>0</text:p>
          </table:table-cell>
          <table:table-cell office:value-type="float" office:value="11.66691" calcext:value-type="float">
            <text:p>11.6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266.5988" calcext:value-type="float">
            <text:p>266.5988</text:p>
          </table:table-cell>
          <table:table-cell office:value-type="float" office:value="13221.57" calcext:value-type="float">
            <text:p>13221.57</text:p>
          </table:table-cell>
          <table:table-cell office:value-type="float" office:value="0" calcext:value-type="float">
            <text:p>0</text:p>
          </table:table-cell>
          <table:table-cell office:value-type="float" office:value="0.984419" calcext:value-type="float">
            <text:p>0.984419</text:p>
          </table:table-cell>
          <table:table-cell office:value-type="float" office:value="-355.4785" calcext:value-type="float">
            <text:p>-355.4785</text:p>
          </table:table-cell>
          <table:table-cell office:value-type="float" office:value="1045.686" calcext:value-type="float">
            <text:p>1045.686</text:p>
          </table:table-cell>
          <table:table-cell office:value-type="float" office:value="-37.50531" calcext:value-type="float">
            <text:p>-37.50531</text:p>
          </table:table-cell>
          <table:table-cell office:value-type="float" office:value="110.5891" calcext:value-type="float">
            <text:p>110.5891</text:p>
          </table:table-cell>
          <table:table-cell office:value-type="float" office:value="1.613148" calcext:value-type="float">
            <text:p>1.613148</text:p>
          </table:table-cell>
          <table:table-cell office:value-type="float" office:value="0.04618626" calcext:value-type="float">
            <text:p>0.04618626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73908" calcext:value-type="float">
            <text:p>0.04173908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46924" calcext:value-type="float">
            <text:p>0.5846924</text:p>
          </table:table-cell>
          <table:table-cell office:value-type="float" office:value="370" calcext:value-type="float">
            <text:p>370</text:p>
          </table:table-cell>
          <table:table-cell office:value-type="float" office:value="-25.57887" calcext:value-type="float">
            <text:p>-25.57887</text:p>
          </table:table-cell>
          <table:table-cell office:value-type="float" office:value="0" calcext:value-type="float">
            <text:p>0</text:p>
          </table:table-cell>
          <table:table-cell office:value-type="float" office:value="332.3583" calcext:value-type="float">
            <text:p>332.3583</text:p>
          </table:table-cell>
          <table:table-cell office:value-type="float" office:value="1186.739" calcext:value-type="float">
            <text:p>1186.739</text:p>
          </table:table-cell>
          <table:table-cell office:value-type="float" office:value="1441.546" calcext:value-type="float">
            <text:p>1441.546</text:p>
          </table:table-cell>
          <table:table-cell office:value-type="float" office:value="1281.141" calcext:value-type="float">
            <text:p>1281.141</text:p>
          </table:table-cell>
          <table:table-cell office:value-type="float" office:value="768.821" calcext:value-type="float">
            <text:p>768.821</text:p>
          </table:table-cell>
          <table:table-cell office:value-type="float" office:value="1080.756" calcext:value-type="float">
            <text:p>1080.756</text:p>
          </table:table-cell>
          <table:table-cell office:value-type="float" office:value="416.263" calcext:value-type="float">
            <text:p>416.263</text:p>
          </table:table-cell>
          <table:table-cell office:value-type="float" office:value="1862.647" calcext:value-type="float">
            <text:p>1862.647</text:p>
          </table:table-cell>
          <table:table-cell office:value-type="float" office:value="2097.27" calcext:value-type="float">
            <text:p>2097.27</text:p>
          </table:table-cell>
          <table:table-cell office:value-type="float" office:value="1675.833" calcext:value-type="float">
            <text:p>1675.833</text:p>
          </table:table-cell>
          <table:table-cell office:value-type="float" office:value="585.9442" calcext:value-type="float">
            <text:p>585.9442</text:p>
          </table:table-cell>
          <table:table-cell office:value-type="float" office:value="578.7027" calcext:value-type="float">
            <text:p>578.7027</text:p>
          </table:table-cell>
          <table:table-cell office:value-type="float" office:value="142.8326" calcext:value-type="float">
            <text:p>142.8326</text:p>
          </table:table-cell>
          <table:table-cell office:value-type="float" office:value="35.70288" calcext:value-type="float">
            <text:p>35.70288</text:p>
          </table:table-cell>
          <table:table-cell office:value-type="float" office:value="0" calcext:value-type="float">
            <text:p>0</text:p>
          </table:table-cell>
          <table:table-cell office:value-type="float" office:value="-0.03554675" calcext:value-type="float">
            <text:p>-0.03554675</text:p>
          </table:table-cell>
          <table:table-cell office:value-type="float" office:value="0" calcext:value-type="float">
            <text:p>0</text:p>
          </table:table-cell>
          <table:table-cell office:value-type="float" office:value="4.001765" calcext:value-type="float">
            <text:p>4.001765</text:p>
          </table:table-cell>
          <table:table-cell office:value-type="float" office:value="432.9142" calcext:value-type="float">
            <text:p>432.9142</text:p>
          </table:table-cell>
          <table:table-cell office:value-type="float" office:value="-139.5465" calcext:value-type="float">
            <text:p>-139.5465</text:p>
          </table:table-cell>
          <table:table-cell office:value-type="float" office:value="293.3677" calcext:value-type="float">
            <text:p>293.3677</text:p>
          </table:table-cell>
          <table:table-cell office:value-type="float" office:value="-316.1324" calcext:value-type="float">
            <text:p>-316.1324</text:p>
          </table:table-cell>
          <table:table-cell office:value-type="float" office:value="0" calcext:value-type="float">
            <text:p>0</text:p>
          </table:table-cell>
          <table:table-cell office:value-type="float" office:value="11.69639" calcext:value-type="float">
            <text:p>11.69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265.1199" calcext:value-type="float">
            <text:p>265.1199</text:p>
          </table:table-cell>
          <table:table-cell office:value-type="float" office:value="13221.08" calcext:value-type="float">
            <text:p>13221.08</text:p>
          </table:table-cell>
          <table:table-cell office:value-type="float" office:value="0" calcext:value-type="float">
            <text:p>0</text:p>
          </table:table-cell>
          <table:table-cell office:value-type="float" office:value="1.102545" calcext:value-type="float">
            <text:p>1.102545</text:p>
          </table:table-cell>
          <table:table-cell office:value-type="float" office:value="-360.051" calcext:value-type="float">
            <text:p>-360.051</text:p>
          </table:table-cell>
          <table:table-cell office:value-type="float" office:value="1060.155" calcext:value-type="float">
            <text:p>1060.155</text:p>
          </table:table-cell>
          <table:table-cell office:value-type="float" office:value="-40.18057" calcext:value-type="float">
            <text:p>-40.18057</text:p>
          </table:table-cell>
          <table:table-cell office:value-type="float" office:value="109.7861" calcext:value-type="float">
            <text:p>109.7861</text:p>
          </table:table-cell>
          <table:table-cell office:value-type="float" office:value="1.576108" calcext:value-type="float">
            <text:p>1.576108</text:p>
          </table:table-cell>
          <table:table-cell office:value-type="float" office:value="0.04687271" calcext:value-type="float">
            <text:p>0.04687271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174024" calcext:value-type="float">
            <text:p>0.04174024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850021" calcext:value-type="float">
            <text:p>0.5850021</text:p>
          </table:table-cell>
          <table:table-cell office:value-type="float" office:value="370" calcext:value-type="float">
            <text:p>370</text:p>
          </table:table-cell>
          <table:table-cell office:value-type="float" office:value="-9.044219" calcext:value-type="float">
            <text:p>-9.044219</text:p>
          </table:table-cell>
          <table:table-cell office:value-type="float" office:value="0" calcext:value-type="float">
            <text:p>0</text:p>
          </table:table-cell>
          <table:table-cell office:value-type="float" office:value="332.5027" calcext:value-type="float">
            <text:p>332.5027</text:p>
          </table:table-cell>
          <table:table-cell office:value-type="float" office:value="1186.148" calcext:value-type="float">
            <text:p>1186.148</text:p>
          </table:table-cell>
          <table:table-cell office:value-type="float" office:value="1440.835" calcext:value-type="float">
            <text:p>1440.835</text:p>
          </table:table-cell>
          <table:table-cell office:value-type="float" office:value="1280.934" calcext:value-type="float">
            <text:p>1280.934</text:p>
          </table:table-cell>
          <table:table-cell office:value-type="float" office:value="768.6852" calcext:value-type="float">
            <text:p>768.6852</text:p>
          </table:table-cell>
          <table:table-cell office:value-type="float" office:value="1080.628" calcext:value-type="float">
            <text:p>1080.628</text:p>
          </table:table-cell>
          <table:table-cell office:value-type="float" office:value="416.2066" calcext:value-type="float">
            <text:p>416.2066</text:p>
          </table:table-cell>
          <table:table-cell office:value-type="float" office:value="1862.533" calcext:value-type="float">
            <text:p>1862.533</text:p>
          </table:table-cell>
          <table:table-cell office:value-type="float" office:value="2097.197" calcext:value-type="float">
            <text:p>2097.197</text:p>
          </table:table-cell>
          <table:table-cell office:value-type="float" office:value="1675.796" calcext:value-type="float">
            <text:p>1675.796</text:p>
          </table:table-cell>
          <table:table-cell office:value-type="float" office:value="585.9354" calcext:value-type="float">
            <text:p>585.9354</text:p>
          </table:table-cell>
          <table:table-cell office:value-type="float" office:value="578.6906" calcext:value-type="float">
            <text:p>578.6906</text:p>
          </table:table-cell>
          <table:table-cell office:value-type="float" office:value="142.8326" calcext:value-type="float">
            <text:p>142.8326</text:p>
          </table:table-cell>
          <table:table-cell office:value-type="float" office:value="35.70287" calcext:value-type="float">
            <text:p>35.70287</text:p>
          </table:table-cell>
          <table:table-cell office:value-type="float" office:value="0" calcext:value-type="float">
            <text:p>0</text:p>
          </table:table-cell>
          <table:table-cell office:value-type="float" office:value="-0.03563928" calcext:value-type="float">
            <text:p>-0.03563928</text:p>
          </table:table-cell>
          <table:table-cell office:value-type="float" office:value="0" calcext:value-type="float">
            <text:p>0</text:p>
          </table:table-cell>
          <table:table-cell office:value-type="float" office:value="4.145569" calcext:value-type="float">
            <text:p>4.145569</text:p>
          </table:table-cell>
          <table:table-cell office:value-type="float" office:value="460.7901" calcext:value-type="float">
            <text:p>460.7901</text:p>
          </table:table-cell>
          <table:table-cell office:value-type="float" office:value="-149.015" calcext:value-type="float">
            <text:p>-149.015</text:p>
          </table:table-cell>
          <table:table-cell office:value-type="float" office:value="311.7751" calcext:value-type="float">
            <text:p>311.7751</text:p>
          </table:table-cell>
          <table:table-cell office:value-type="float" office:value="-318.1133" calcext:value-type="float">
            <text:p>-318.1133</text:p>
          </table:table-cell>
          <table:table-cell office:value-type="float" office:value="0" calcext:value-type="float">
            <text:p>0</text:p>
          </table:table-cell>
          <table:table-cell office:value-type="float" office:value="11.77947" calcext:value-type="float">
            <text:p>11.7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263.6785" calcext:value-type="float">
            <text:p>263.6785</text:p>
          </table:table-cell>
          <table:table-cell office:value-type="float" office:value="13220.75" calcext:value-type="float">
            <text:p>13220.75</text:p>
          </table:table-cell>
          <table:table-cell office:value-type="float" office:value="0" calcext:value-type="float">
            <text:p>0</text:p>
          </table:table-cell>
          <table:table-cell office:value-type="float" office:value="1.207569" calcext:value-type="float">
            <text:p>1.207569</text:p>
          </table:table-cell>
          <table:table-cell office:value-type="float" office:value="-363.0496" calcext:value-type="float">
            <text:p>-363.0496</text:p>
          </table:table-cell>
          <table:table-cell office:value-type="float" office:value="1065.098" calcext:value-type="float">
            <text:p>1065.098</text:p>
          </table:table-cell>
          <table:table-cell office:value-type="float" office:value="-42.64429" calcext:value-type="float">
            <text:p>-42.64429</text:p>
          </table:table-cell>
          <table:table-cell office:value-type="float" office:value="108.8814" calcext:value-type="float">
            <text:p>108.8814</text:p>
          </table:table-cell>
          <table:table-cell office:value-type="float" office:value="1.524117" calcext:value-type="float">
            <text:p>1.524117</text:p>
          </table:table-cell>
          <table:table-cell office:value-type="float" office:value="0.04662612" calcext:value-type="float">
            <text:p>0.04662612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200716" calcext:value-type="float">
            <text:p>0.04200716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933779" calcext:value-type="float">
            <text:p>0.5933779</text:p>
          </table:table-cell>
          <table:table-cell office:value-type="float" office:value="370" calcext:value-type="float">
            <text:p>370</text:p>
          </table:table-cell>
          <table:table-cell office:value-type="float" office:value="10.80523" calcext:value-type="float">
            <text:p>10.80523</text:p>
          </table:table-cell>
          <table:table-cell office:value-type="float" office:value="0" calcext:value-type="float">
            <text:p>0</text:p>
          </table:table-cell>
          <table:table-cell office:value-type="float" office:value="332.5227" calcext:value-type="float">
            <text:p>332.5227</text:p>
          </table:table-cell>
          <table:table-cell office:value-type="float" office:value="1185.752" calcext:value-type="float">
            <text:p>1185.752</text:p>
          </table:table-cell>
          <table:table-cell office:value-type="float" office:value="1440.241" calcext:value-type="float">
            <text:p>1440.241</text:p>
          </table:table-cell>
          <table:table-cell office:value-type="float" office:value="1280.746" calcext:value-type="float">
            <text:p>1280.746</text:p>
          </table:table-cell>
          <table:table-cell office:value-type="float" office:value="768.5523" calcext:value-type="float">
            <text:p>768.5523</text:p>
          </table:table-cell>
          <table:table-cell office:value-type="float" office:value="1080.502" calcext:value-type="float">
            <text:p>1080.502</text:p>
          </table:table-cell>
          <table:table-cell office:value-type="float" office:value="416.1504" calcext:value-type="float">
            <text:p>416.1504</text:p>
          </table:table-cell>
          <table:table-cell office:value-type="float" office:value="1862.419" calcext:value-type="float">
            <text:p>1862.419</text:p>
          </table:table-cell>
          <table:table-cell office:value-type="float" office:value="2097.125" calcext:value-type="float">
            <text:p>2097.125</text:p>
          </table:table-cell>
          <table:table-cell office:value-type="float" office:value="1675.759" calcext:value-type="float">
            <text:p>1675.759</text:p>
          </table:table-cell>
          <table:table-cell office:value-type="float" office:value="585.9266" calcext:value-type="float">
            <text:p>585.9266</text:p>
          </table:table-cell>
          <table:table-cell office:value-type="float" office:value="578.6782" calcext:value-type="float">
            <text:p>578.6782</text:p>
          </table:table-cell>
          <table:table-cell office:value-type="float" office:value="142.8325" calcext:value-type="float">
            <text:p>142.8325</text:p>
          </table:table-cell>
          <table:table-cell office:value-type="float" office:value="35.70286" calcext:value-type="float">
            <text:p>35.70286</text:p>
          </table:table-cell>
          <table:table-cell office:value-type="float" office:value="0" calcext:value-type="float">
            <text:p>0</text:p>
          </table:table-cell>
          <table:table-cell office:value-type="float" office:value="-0.03584931" calcext:value-type="float">
            <text:p>-0.03584931</text:p>
          </table:table-cell>
          <table:table-cell office:value-type="float" office:value="0" calcext:value-type="float">
            <text:p>0</text:p>
          </table:table-cell>
          <table:table-cell office:value-type="float" office:value="4.334298" calcext:value-type="float">
            <text:p>4.334298</text:p>
          </table:table-cell>
          <table:table-cell office:value-type="float" office:value="490.4247" calcext:value-type="float">
            <text:p>490.4247</text:p>
          </table:table-cell>
          <table:table-cell office:value-type="float" office:value="-158.2508" calcext:value-type="float">
            <text:p>-158.2508</text:p>
          </table:table-cell>
          <table:table-cell office:value-type="float" office:value="332.1739" calcext:value-type="float">
            <text:p>332.1739</text:p>
          </table:table-cell>
          <table:table-cell office:value-type="float" office:value="-319.9009" calcext:value-type="float">
            <text:p>-319.9009</text:p>
          </table:table-cell>
          <table:table-cell office:value-type="float" office:value="0" calcext:value-type="float">
            <text:p>0</text:p>
          </table:table-cell>
          <table:table-cell office:value-type="float" office:value="13.02218" calcext:value-type="float">
            <text:p>13.0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262.0958" calcext:value-type="float">
            <text:p>262.0958</text:p>
          </table:table-cell>
          <table:table-cell office:value-type="float" office:value="13220.43" calcext:value-type="float">
            <text:p>13220.43</text:p>
          </table:table-cell>
          <table:table-cell office:value-type="float" office:value="0" calcext:value-type="float">
            <text:p>0</text:p>
          </table:table-cell>
          <table:table-cell office:value-type="float" office:value="1.29278" calcext:value-type="float">
            <text:p>1.29278</text:p>
          </table:table-cell>
          <table:table-cell office:value-type="float" office:value="-367.6768" calcext:value-type="float">
            <text:p>-367.6768</text:p>
          </table:table-cell>
          <table:table-cell office:value-type="float" office:value="1080.533" calcext:value-type="float">
            <text:p>1080.533</text:p>
          </table:table-cell>
          <table:table-cell office:value-type="float" office:value="-45.01134" calcext:value-type="float">
            <text:p>-45.01134</text:p>
          </table:table-cell>
          <table:table-cell office:value-type="float" office:value="108.5761" calcext:value-type="float">
            <text:p>108.5761</text:p>
          </table:table-cell>
          <table:table-cell office:value-type="float" office:value="1.496457" calcext:value-type="float">
            <text:p>1.496457</text:p>
          </table:table-cell>
          <table:table-cell office:value-type="float" office:value="0.04541364" calcext:value-type="float">
            <text:p>0.04541364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213839" calcext:value-type="float">
            <text:p>0.04213839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932624" calcext:value-type="float">
            <text:p>0.5932624</text:p>
          </table:table-cell>
          <table:table-cell office:value-type="float" office:value="370" calcext:value-type="float">
            <text:p>370</text:p>
          </table:table-cell>
          <table:table-cell office:value-type="float" office:value="29.97945" calcext:value-type="float">
            <text:p>29.97945</text:p>
          </table:table-cell>
          <table:table-cell office:value-type="float" office:value="0" calcext:value-type="float">
            <text:p>0</text:p>
          </table:table-cell>
          <table:table-cell office:value-type="float" office:value="332.4812" calcext:value-type="float">
            <text:p>332.4812</text:p>
          </table:table-cell>
          <table:table-cell office:value-type="float" office:value="1185.157" calcext:value-type="float">
            <text:p>1185.157</text:p>
          </table:table-cell>
          <table:table-cell office:value-type="float" office:value="1439.71" calcext:value-type="float">
            <text:p>1439.71</text:p>
          </table:table-cell>
          <table:table-cell office:value-type="float" office:value="1280.579" calcext:value-type="float">
            <text:p>1280.579</text:p>
          </table:table-cell>
          <table:table-cell office:value-type="float" office:value="768.4274" calcext:value-type="float">
            <text:p>768.4274</text:p>
          </table:table-cell>
          <table:table-cell office:value-type="float" office:value="1080.384" calcext:value-type="float">
            <text:p>1080.384</text:p>
          </table:table-cell>
          <table:table-cell office:value-type="float" office:value="416.0952" calcext:value-type="float">
            <text:p>416.0952</text:p>
          </table:table-cell>
          <table:table-cell office:value-type="float" office:value="1862.307" calcext:value-type="float">
            <text:p>1862.307</text:p>
          </table:table-cell>
          <table:table-cell office:value-type="float" office:value="2097.052" calcext:value-type="float">
            <text:p>2097.052</text:p>
          </table:table-cell>
          <table:table-cell office:value-type="float" office:value="1675.722" calcext:value-type="float">
            <text:p>1675.722</text:p>
          </table:table-cell>
          <table:table-cell office:value-type="float" office:value="585.9178" calcext:value-type="float">
            <text:p>585.9178</text:p>
          </table:table-cell>
          <table:table-cell office:value-type="float" office:value="578.6655" calcext:value-type="float">
            <text:p>578.6655</text:p>
          </table:table-cell>
          <table:table-cell office:value-type="float" office:value="142.8324" calcext:value-type="float">
            <text:p>142.8324</text:p>
          </table:table-cell>
          <table:table-cell office:value-type="float" office:value="35.70285" calcext:value-type="float">
            <text:p>35.70285</text:p>
          </table:table-cell>
          <table:table-cell office:value-type="float" office:value="0" calcext:value-type="float">
            <text:p>0</text:p>
          </table:table-cell>
          <table:table-cell office:value-type="float" office:value="-0.03679173" calcext:value-type="float">
            <text:p>-0.03679173</text:p>
          </table:table-cell>
          <table:table-cell office:value-type="float" office:value="0" calcext:value-type="float">
            <text:p>0</text:p>
          </table:table-cell>
          <table:table-cell office:value-type="float" office:value="4.508655" calcext:value-type="float">
            <text:p>4.508655</text:p>
          </table:table-cell>
          <table:table-cell office:value-type="float" office:value="521.7164" calcext:value-type="float">
            <text:p>521.7164</text:p>
          </table:table-cell>
          <table:table-cell office:value-type="float" office:value="-168.1145" calcext:value-type="float">
            <text:p>-168.1145</text:p>
          </table:table-cell>
          <table:table-cell office:value-type="float" office:value="353.6019" calcext:value-type="float">
            <text:p>353.6019</text:p>
          </table:table-cell>
          <table:table-cell office:value-type="float" office:value="-321.8051" calcext:value-type="float">
            <text:p>-321.8051</text:p>
          </table:table-cell>
          <table:table-cell office:value-type="float" office:value="0" calcext:value-type="float">
            <text:p>0</text:p>
          </table:table-cell>
          <table:table-cell office:value-type="float" office:value="12.6624" calcext:value-type="float">
            <text:p>12.6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260.558" calcext:value-type="float">
            <text:p>260.558</text:p>
          </table:table-cell>
          <table:table-cell office:value-type="float" office:value="13220.04" calcext:value-type="float">
            <text:p>13220.04</text:p>
          </table:table-cell>
          <table:table-cell office:value-type="float" office:value="0" calcext:value-type="float">
            <text:p>0</text:p>
          </table:table-cell>
          <table:table-cell office:value-type="float" office:value="1.368215" calcext:value-type="float">
            <text:p>1.368215</text:p>
          </table:table-cell>
          <table:table-cell office:value-type="float" office:value="-372.742" calcext:value-type="float">
            <text:p>-372.742</text:p>
          </table:table-cell>
          <table:table-cell office:value-type="float" office:value="1095.462" calcext:value-type="float">
            <text:p>1095.462</text:p>
          </table:table-cell>
          <table:table-cell office:value-type="float" office:value="-48.08287" calcext:value-type="float">
            <text:p>-48.08287</text:p>
          </table:table-cell>
          <table:table-cell office:value-type="float" office:value="108.0699" calcext:value-type="float">
            <text:p>108.0699</text:p>
          </table:table-cell>
          <table:table-cell office:value-type="float" office:value="1.463281" calcext:value-type="float">
            <text:p>1.463281</text:p>
          </table:table-cell>
          <table:table-cell office:value-type="float" office:value="0.0460319" calcext:value-type="float">
            <text:p>0.0460319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226964" calcext:value-type="float">
            <text:p>0.04226964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932118" calcext:value-type="float">
            <text:p>0.5932118</text:p>
          </table:table-cell>
          <table:table-cell office:value-type="float" office:value="370" calcext:value-type="float">
            <text:p>370</text:p>
          </table:table-cell>
          <table:table-cell office:value-type="float" office:value="45.40631" calcext:value-type="float">
            <text:p>45.40631</text:p>
          </table:table-cell>
          <table:table-cell office:value-type="float" office:value="0" calcext:value-type="float">
            <text:p>0</text:p>
          </table:table-cell>
          <table:table-cell office:value-type="float" office:value="332.514" calcext:value-type="float">
            <text:p>332.514</text:p>
          </table:table-cell>
          <table:table-cell office:value-type="float" office:value="1184.494" calcext:value-type="float">
            <text:p>1184.494</text:p>
          </table:table-cell>
          <table:table-cell office:value-type="float" office:value="1439.147" calcext:value-type="float">
            <text:p>1439.147</text:p>
          </table:table-cell>
          <table:table-cell office:value-type="float" office:value="1280.406" calcext:value-type="float">
            <text:p>1280.406</text:p>
          </table:table-cell>
          <table:table-cell office:value-type="float" office:value="768.3041" calcext:value-type="float">
            <text:p>768.3041</text:p>
          </table:table-cell>
          <table:table-cell office:value-type="float" office:value="1080.268" calcext:value-type="float">
            <text:p>1080.268</text:p>
          </table:table-cell>
          <table:table-cell office:value-type="float" office:value="416.042" calcext:value-type="float">
            <text:p>416.042</text:p>
          </table:table-cell>
          <table:table-cell office:value-type="float" office:value="1862.196" calcext:value-type="float">
            <text:p>1862.196</text:p>
          </table:table-cell>
          <table:table-cell office:value-type="float" office:value="2096.981" calcext:value-type="float">
            <text:p>2096.981</text:p>
          </table:table-cell>
          <table:table-cell office:value-type="float" office:value="1675.685" calcext:value-type="float">
            <text:p>1675.685</text:p>
          </table:table-cell>
          <table:table-cell office:value-type="float" office:value="585.9091" calcext:value-type="float">
            <text:p>585.9091</text:p>
          </table:table-cell>
          <table:table-cell office:value-type="float" office:value="578.6526" calcext:value-type="float">
            <text:p>578.6526</text:p>
          </table:table-cell>
          <table:table-cell office:value-type="float" office:value="142.8322" calcext:value-type="float">
            <text:p>142.8322</text:p>
          </table:table-cell>
          <table:table-cell office:value-type="float" office:value="35.70284" calcext:value-type="float">
            <text:p>35.70284</text:p>
          </table:table-cell>
          <table:table-cell office:value-type="float" office:value="0" calcext:value-type="float">
            <text:p>0</text:p>
          </table:table-cell>
          <table:table-cell office:value-type="float" office:value="-0.03696601" calcext:value-type="float">
            <text:p>-0.03696601</text:p>
          </table:table-cell>
          <table:table-cell office:value-type="float" office:value="0" calcext:value-type="float">
            <text:p>0</text:p>
          </table:table-cell>
          <table:table-cell office:value-type="float" office:value="4.690073" calcext:value-type="float">
            <text:p>4.690073</text:p>
          </table:table-cell>
          <table:table-cell office:value-type="float" office:value="551.4494" calcext:value-type="float">
            <text:p>551.4494</text:p>
          </table:table-cell>
          <table:table-cell office:value-type="float" office:value="-180.4306" calcext:value-type="float">
            <text:p>-180.4306</text:p>
          </table:table-cell>
          <table:table-cell office:value-type="float" office:value="371.0189" calcext:value-type="float">
            <text:p>371.0189</text:p>
          </table:table-cell>
          <table:table-cell office:value-type="float" office:value="-323.7224" calcext:value-type="float">
            <text:p>-323.7224</text:p>
          </table:table-cell>
          <table:table-cell office:value-type="float" office:value="0" calcext:value-type="float">
            <text:p>0</text:p>
          </table:table-cell>
          <table:table-cell office:value-type="float" office:value="12.58528" calcext:value-type="float">
            <text:p>12.58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259.1014" calcext:value-type="float">
            <text:p>259.1014</text:p>
          </table:table-cell>
          <table:table-cell office:value-type="float" office:value="13219.54" calcext:value-type="float">
            <text:p>13219.54</text:p>
          </table:table-cell>
          <table:table-cell office:value-type="float" office:value="0" calcext:value-type="float">
            <text:p>0</text:p>
          </table:table-cell>
          <table:table-cell office:value-type="float" office:value="1.501316" calcext:value-type="float">
            <text:p>1.501316</text:p>
          </table:table-cell>
          <table:table-cell office:value-type="float" office:value="-377.6787" calcext:value-type="float">
            <text:p>-377.6787</text:p>
          </table:table-cell>
          <table:table-cell office:value-type="float" office:value="1110.761" calcext:value-type="float">
            <text:p>1110.761</text:p>
          </table:table-cell>
          <table:table-cell office:value-type="float" office:value="-51.11971" calcext:value-type="float">
            <text:p>-51.11971</text:p>
          </table:table-cell>
          <table:table-cell office:value-type="float" office:value="107.1714" calcext:value-type="float">
            <text:p>107.1714</text:p>
          </table:table-cell>
          <table:table-cell office:value-type="float" office:value="1.427789" calcext:value-type="float">
            <text:p>1.427789</text:p>
          </table:table-cell>
          <table:table-cell office:value-type="float" office:value="0.04687055" calcext:value-type="float">
            <text:p>0.04687055</text:p>
          </table:table-cell>
          <table:table-cell office:value-type="float" office:value="0.5205848" calcext:value-type="float">
            <text:p>0.5205848</text:p>
          </table:table-cell>
          <table:table-cell office:value-type="float" office:value="0.04240089" calcext:value-type="float">
            <text:p>0.04240089</text:p>
          </table:table-cell>
          <table:table-cell office:value-type="float" office:value="0.0004972652" calcext:value-type="float">
            <text:p>0.0004972652</text:p>
          </table:table-cell>
          <table:table-cell office:value-type="float" office:value="0.5932115" calcext:value-type="float">
            <text:p>0.5932115</text:p>
          </table:table-cell>
          <table:table-cell office:value-type="float" office:value="370" calcext:value-type="float">
            <text:p>370</text:p>
          </table:table-cell>
          <table:table-cell office:value-type="float" office:value="61.3657" calcext:value-type="float">
            <text:p>61.3657</text:p>
          </table:table-cell>
          <table:table-cell office:value-type="float" office:value="0" calcext:value-type="float">
            <text:p>0</text:p>
          </table:table-cell>
          <table:table-cell office:value-type="float" office:value="332.6541" calcext:value-type="float">
            <text:p>332.6541</text:p>
          </table:table-cell>
          <table:table-cell office:value-type="float" office:value="1183.825" calcext:value-type="float">
            <text:p>1183.825</text:p>
          </table:table-cell>
          <table:table-cell office:value-type="float" office:value="1438.506" calcext:value-type="float">
            <text:p>1438.506</text:p>
          </table:table-cell>
          <table:table-cell office:value-type="float" office:value="1280.21" calcext:value-type="float">
            <text:p>1280.21</text:p>
          </table:table-cell>
          <table:table-cell office:value-type="float" office:value="768.1725" calcext:value-type="float">
            <text:p>768.1725</text:p>
          </table:table-cell>
          <table:table-cell office:value-type="float" office:value="1080.143" calcext:value-type="float">
            <text:p>1080.143</text:p>
          </table:table-cell>
          <table:table-cell office:value-type="float" office:value="415.9865" calcext:value-type="float">
            <text:p>415.9865</text:p>
          </table:table-cell>
          <table:table-cell office:value-type="float" office:value="1862.084" calcext:value-type="float">
            <text:p>1862.084</text:p>
          </table:table-cell>
          <table:table-cell office:value-type="float" office:value="2096.909" calcext:value-type="float">
            <text:p>2096.909</text:p>
          </table:table-cell>
          <table:table-cell office:value-type="float" office:value="1675.647" calcext:value-type="float">
            <text:p>1675.647</text:p>
          </table:table-cell>
          <table:table-cell office:value-type="float" office:value="585.9006" calcext:value-type="float">
            <text:p>585.9006</text:p>
          </table:table-cell>
          <table:table-cell office:value-type="float" office:value="578.6395" calcext:value-type="float">
            <text:p>578.6395</text:p>
          </table:table-cell>
          <table:table-cell office:value-type="float" office:value="142.8321" calcext:value-type="float">
            <text:p>142.8321</text:p>
          </table:table-cell>
          <table:table-cell office:value-type="float" office:value="35.70283" calcext:value-type="float">
            <text:p>35.70283</text:p>
          </table:table-cell>
          <table:table-cell office:value-type="float" office:value="0" calcext:value-type="float">
            <text:p>0</text:p>
          </table:table-cell>
          <table:table-cell office:value-type="float" office:value="-0.03709204" calcext:value-type="float">
            <text:p>-0.03709204</text:p>
          </table:table-cell>
          <table:table-cell office:value-type="float" office:value="0" calcext:value-type="float">
            <text:p>0</text:p>
          </table:table-cell>
          <table:table-cell office:value-type="float" office:value="4.834902" calcext:value-type="float">
            <text:p>4.834902</text:p>
          </table:table-cell>
          <table:table-cell office:value-type="float" office:value="580.3279" calcext:value-type="float">
            <text:p>580.3279</text:p>
          </table:table-cell>
          <table:table-cell office:value-type="float" office:value="-191.4729" calcext:value-type="float">
            <text:p>-191.4729</text:p>
          </table:table-cell>
          <table:table-cell office:value-type="float" office:value="388.855" calcext:value-type="float">
            <text:p>388.855</text:p>
          </table:table-cell>
          <table:table-cell office:value-type="float" office:value="-325.7083" calcext:value-type="float">
            <text:p>-325.7083</text:p>
          </table:table-cell>
          <table:table-cell office:value-type="float" office:value="0" calcext:value-type="float">
            <text:p>0</text:p>
          </table:table-cell>
          <table:table-cell office:value-type="float" office:value="12.66921" calcext:value-type="float">
            <text:p>12.66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257.6798" calcext:value-type="float">
            <text:p>257.6798</text:p>
          </table:table-cell>
          <table:table-cell office:value-type="float" office:value="13219.22" calcext:value-type="float">
            <text:p>13219.22</text:p>
          </table:table-cell>
          <table:table-cell office:value-type="float" office:value="0" calcext:value-type="float">
            <text:p>0</text:p>
          </table:table-cell>
          <table:table-cell office:value-type="float" office:value="1.64515" calcext:value-type="float">
            <text:p>1.64515</text:p>
          </table:table-cell>
          <table:table-cell office:value-type="float" office:value="-380.5451" calcext:value-type="float">
            <text:p>-380.5451</text:p>
          </table:table-cell>
          <table:table-cell office:value-type="float" office:value="1116.263" calcext:value-type="float">
            <text:p>1116.263</text:p>
          </table:table-cell>
          <table:table-cell office:value-type="float" office:value="-53.72484" calcext:value-type="float">
            <text:p>-53.72484</text:p>
          </table:table-cell>
          <table:table-cell office:value-type="float" office:value="106.0909" calcext:value-type="float">
            <text:p>106.0909</text:p>
          </table:table-cell>
          <table:table-cell office:value-type="float" office:value="1.367321" calcext:value-type="float">
            <text:p>1.367321</text:p>
          </table:table-cell>
          <table:table-cell office:value-type="float" office:value="0.04645087" calcext:value-type="float">
            <text:p>0.04645087</text:p>
          </table:table-cell>
          <table:table-cell office:value-type="float" office:value="0.522488" calcext:value-type="float">
            <text:p>0.522488</text:p>
          </table:table-cell>
          <table:table-cell office:value-type="float" office:value="0.04284252" calcext:value-type="float">
            <text:p>0.04284252</text:p>
          </table:table-cell>
          <table:table-cell office:value-type="float" office:value="0.000608675" calcext:value-type="float">
            <text:p>0.000608675</text:p>
          </table:table-cell>
          <table:table-cell office:value-type="float" office:value="0.6036764" calcext:value-type="float">
            <text:p>0.6036764</text:p>
          </table:table-cell>
          <table:table-cell office:value-type="float" office:value="370" calcext:value-type="float">
            <text:p>370</text:p>
          </table:table-cell>
          <table:table-cell office:value-type="float" office:value="80.1088" calcext:value-type="float">
            <text:p>80.1088</text:p>
          </table:table-cell>
          <table:table-cell office:value-type="float" office:value="0" calcext:value-type="float">
            <text:p>0</text:p>
          </table:table-cell>
          <table:table-cell office:value-type="float" office:value="332.6662" calcext:value-type="float">
            <text:p>332.6662</text:p>
          </table:table-cell>
          <table:table-cell office:value-type="float" office:value="1183.422" calcext:value-type="float">
            <text:p>1183.422</text:p>
          </table:table-cell>
          <table:table-cell office:value-type="float" office:value="1437.945" calcext:value-type="float">
            <text:p>1437.945</text:p>
          </table:table-cell>
          <table:table-cell office:value-type="float" office:value="1280.027" calcext:value-type="float">
            <text:p>1280.027</text:p>
          </table:table-cell>
          <table:table-cell office:value-type="float" office:value="768.0486" calcext:value-type="float">
            <text:p>768.0486</text:p>
          </table:table-cell>
          <table:table-cell office:value-type="float" office:value="1080.018" calcext:value-type="float">
            <text:p>1080.018</text:p>
          </table:table-cell>
          <table:table-cell office:value-type="float" office:value="415.9305" calcext:value-type="float">
            <text:p>415.9305</text:p>
          </table:table-cell>
          <table:table-cell office:value-type="float" office:value="1861.972" calcext:value-type="float">
            <text:p>1861.972</text:p>
          </table:table-cell>
          <table:table-cell office:value-type="float" office:value="2096.836" calcext:value-type="float">
            <text:p>2096.836</text:p>
          </table:table-cell>
          <table:table-cell office:value-type="float" office:value="1675.61" calcext:value-type="float">
            <text:p>1675.61</text:p>
          </table:table-cell>
          <table:table-cell office:value-type="float" office:value="585.8922" calcext:value-type="float">
            <text:p>585.8922</text:p>
          </table:table-cell>
          <table:table-cell office:value-type="float" office:value="578.626" calcext:value-type="float">
            <text:p>578.626</text:p>
          </table:table-cell>
          <table:table-cell office:value-type="float" office:value="142.832" calcext:value-type="float">
            <text:p>142.832</text:p>
          </table:table-cell>
          <table:table-cell office:value-type="float" office:value="35.70282" calcext:value-type="float">
            <text:p>35.70282</text:p>
          </table:table-cell>
          <table:table-cell office:value-type="float" office:value="0" calcext:value-type="float">
            <text:p>0</text:p>
          </table:table-cell>
          <table:table-cell office:value-type="float" office:value="-0.03726142" calcext:value-type="float">
            <text:p>-0.03726142</text:p>
          </table:table-cell>
          <table:table-cell office:value-type="float" office:value="0" calcext:value-type="float">
            <text:p>0</text:p>
          </table:table-cell>
          <table:table-cell office:value-type="float" office:value="4.972468" calcext:value-type="float">
            <text:p>4.972468</text:p>
          </table:table-cell>
          <table:table-cell office:value-type="float" office:value="609.8083" calcext:value-type="float">
            <text:p>609.8083</text:p>
          </table:table-cell>
          <table:table-cell office:value-type="float" office:value="-201.9298" calcext:value-type="float">
            <text:p>-201.9298</text:p>
          </table:table-cell>
          <table:table-cell office:value-type="float" office:value="407.8785" calcext:value-type="float">
            <text:p>407.8785</text:p>
          </table:table-cell>
          <table:table-cell office:value-type="float" office:value="-327.5033" calcext:value-type="float">
            <text:p>-327.5033</text:p>
          </table:table-cell>
          <table:table-cell office:value-type="float" office:value="0" calcext:value-type="float">
            <text:p>0</text:p>
          </table:table-cell>
          <table:table-cell office:value-type="float" office:value="14.19074" calcext:value-type="float">
            <text:p>14.19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255.9855" calcext:value-type="float">
            <text:p>255.9855</text:p>
          </table:table-cell>
          <table:table-cell office:value-type="float" office:value="13218.88" calcext:value-type="float">
            <text:p>13218.88</text:p>
          </table:table-cell>
          <table:table-cell office:value-type="float" office:value="0" calcext:value-type="float">
            <text:p>0</text:p>
          </table:table-cell>
          <table:table-cell office:value-type="float" office:value="1.784686" calcext:value-type="float">
            <text:p>1.784686</text:p>
          </table:table-cell>
          <table:table-cell office:value-type="float" office:value="-385.5675" calcext:value-type="float">
            <text:p>-385.5675</text:p>
          </table:table-cell>
          <table:table-cell office:value-type="float" office:value="1132.497" calcext:value-type="float">
            <text:p>1132.497</text:p>
          </table:table-cell>
          <table:table-cell office:value-type="float" office:value="-56.22918" calcext:value-type="float">
            <text:p>-56.22918</text:p>
          </table:table-cell>
          <table:table-cell office:value-type="float" office:value="105.6905" calcext:value-type="float">
            <text:p>105.6905</text:p>
          </table:table-cell>
          <table:table-cell office:value-type="float" office:value="1.339652" calcext:value-type="float">
            <text:p>1.339652</text:p>
          </table:table-cell>
          <table:table-cell office:value-type="float" office:value="0.04342258" calcext:value-type="float">
            <text:p>0.04342258</text:p>
          </table:table-cell>
          <table:table-cell office:value-type="float" office:value="0.522488" calcext:value-type="float">
            <text:p>0.522488</text:p>
          </table:table-cell>
          <table:table-cell office:value-type="float" office:value="0.04297162" calcext:value-type="float">
            <text:p>0.04297162</text:p>
          </table:table-cell>
          <table:table-cell office:value-type="float" office:value="0.000608675" calcext:value-type="float">
            <text:p>0.000608675</text:p>
          </table:table-cell>
          <table:table-cell office:value-type="float" office:value="0.6031318" calcext:value-type="float">
            <text:p>0.6031318</text:p>
          </table:table-cell>
          <table:table-cell office:value-type="float" office:value="370" calcext:value-type="float">
            <text:p>370</text:p>
          </table:table-cell>
          <table:table-cell office:value-type="float" office:value="96.95307" calcext:value-type="float">
            <text:p>96.95307</text:p>
          </table:table-cell>
          <table:table-cell office:value-type="float" office:value="0" calcext:value-type="float">
            <text:p>0</text:p>
          </table:table-cell>
          <table:table-cell office:value-type="float" office:value="332.6066" calcext:value-type="float">
            <text:p>332.6066</text:p>
          </table:table-cell>
          <table:table-cell office:value-type="float" office:value="1182.795" calcext:value-type="float">
            <text:p>1182.795</text:p>
          </table:table-cell>
          <table:table-cell office:value-type="float" office:value="1437.357" calcext:value-type="float">
            <text:p>1437.357</text:p>
          </table:table-cell>
          <table:table-cell office:value-type="float" office:value="1279.849" calcext:value-type="float">
            <text:p>1279.849</text:p>
          </table:table-cell>
          <table:table-cell office:value-type="float" office:value="767.9279" calcext:value-type="float">
            <text:p>767.9279</text:p>
          </table:table-cell>
          <table:table-cell office:value-type="float" office:value="1079.897" calcext:value-type="float">
            <text:p>1079.897</text:p>
          </table:table-cell>
          <table:table-cell office:value-type="float" office:value="415.8749" calcext:value-type="float">
            <text:p>415.8749</text:p>
          </table:table-cell>
          <table:table-cell office:value-type="float" office:value="1861.86" calcext:value-type="float">
            <text:p>1861.86</text:p>
          </table:table-cell>
          <table:table-cell office:value-type="float" office:value="2096.753" calcext:value-type="float">
            <text:p>2096.753</text:p>
          </table:table-cell>
          <table:table-cell office:value-type="float" office:value="1675.573" calcext:value-type="float">
            <text:p>1675.573</text:p>
          </table:table-cell>
          <table:table-cell office:value-type="float" office:value="585.8839" calcext:value-type="float">
            <text:p>585.8839</text:p>
          </table:table-cell>
          <table:table-cell office:value-type="float" office:value="578.6124" calcext:value-type="float">
            <text:p>578.6124</text:p>
          </table:table-cell>
          <table:table-cell office:value-type="float" office:value="142.8318" calcext:value-type="float">
            <text:p>142.8318</text:p>
          </table:table-cell>
          <table:table-cell office:value-type="float" office:value="35.70282" calcext:value-type="float">
            <text:p>35.70282</text:p>
          </table:table-cell>
          <table:table-cell office:value-type="float" office:value="0" calcext:value-type="float">
            <text:p>0</text:p>
          </table:table-cell>
          <table:table-cell office:value-type="float" office:value="-0.03855326" calcext:value-type="float">
            <text:p>-0.03855326</text:p>
          </table:table-cell>
          <table:table-cell office:value-type="float" office:value="0" calcext:value-type="float">
            <text:p>0</text:p>
          </table:table-cell>
          <table:table-cell office:value-type="float" office:value="5.120301" calcext:value-type="float">
            <text:p>5.120301</text:p>
          </table:table-cell>
          <table:table-cell office:value-type="float" office:value="640.6951" calcext:value-type="float">
            <text:p>640.6951</text:p>
          </table:table-cell>
          <table:table-cell office:value-type="float" office:value="-213.4581" calcext:value-type="float">
            <text:p>-213.4581</text:p>
          </table:table-cell>
          <table:table-cell office:value-type="float" office:value="427.2369" calcext:value-type="float">
            <text:p>427.2369</text:p>
          </table:table-cell>
          <table:table-cell office:value-type="float" office:value="-329.5802" calcext:value-type="float">
            <text:p>-329.5802</text:p>
          </table:table-cell>
          <table:table-cell office:value-type="float" office:value="0" calcext:value-type="float">
            <text:p>0</text:p>
          </table:table-cell>
          <table:table-cell office:value-type="float" office:value="13.74302" calcext:value-type="float">
            <text:p>13.7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254.5222" calcext:value-type="float">
            <text:p>254.5222</text:p>
          </table:table-cell>
          <table:table-cell office:value-type="float" office:value="13218.43" calcext:value-type="float">
            <text:p>13218.43</text:p>
          </table:table-cell>
          <table:table-cell office:value-type="float" office:value="0" calcext:value-type="float">
            <text:p>0</text:p>
          </table:table-cell>
          <table:table-cell office:value-type="float" office:value="1.872389" calcext:value-type="float">
            <text:p>1.872389</text:p>
          </table:table-cell>
          <table:table-cell office:value-type="float" office:value="-390.5526" calcext:value-type="float">
            <text:p>-390.5526</text:p>
          </table:table-cell>
          <table:table-cell office:value-type="float" office:value="1148.139" calcext:value-type="float">
            <text:p>1148.139</text:p>
          </table:table-cell>
          <table:table-cell office:value-type="float" office:value="-59.23072" calcext:value-type="float">
            <text:p>-59.23072</text:p>
          </table:table-cell>
          <table:table-cell office:value-type="float" office:value="105.2985" calcext:value-type="float">
            <text:p>105.2985</text:p>
          </table:table-cell>
          <table:table-cell office:value-type="float" office:value="1.312743" calcext:value-type="float">
            <text:p>1.312743</text:p>
          </table:table-cell>
          <table:table-cell office:value-type="float" office:value="0.04411098" calcext:value-type="float">
            <text:p>0.04411098</text:p>
          </table:table-cell>
          <table:table-cell office:value-type="float" office:value="0.522488" calcext:value-type="float">
            <text:p>0.522488</text:p>
          </table:table-cell>
          <table:table-cell office:value-type="float" office:value="0.04310073" calcext:value-type="float">
            <text:p>0.04310073</text:p>
          </table:table-cell>
          <table:table-cell office:value-type="float" office:value="0.000608675" calcext:value-type="float">
            <text:p>0.000608675</text:p>
          </table:table-cell>
          <table:table-cell office:value-type="float" office:value="0.6026717" calcext:value-type="float">
            <text:p>0.6026717</text:p>
          </table:table-cell>
          <table:table-cell office:value-type="float" office:value="370" calcext:value-type="float">
            <text:p>370</text:p>
          </table:table-cell>
          <table:table-cell office:value-type="float" office:value="115.6767" calcext:value-type="float">
            <text:p>115.6767</text:p>
          </table:table-cell>
          <table:table-cell office:value-type="float" office:value="0" calcext:value-type="float">
            <text:p>0</text:p>
          </table:table-cell>
          <table:table-cell office:value-type="float" office:value="332.6359" calcext:value-type="float">
            <text:p>332.6359</text:p>
          </table:table-cell>
          <table:table-cell office:value-type="float" office:value="1182.151" calcext:value-type="float">
            <text:p>1182.151</text:p>
          </table:table-cell>
          <table:table-cell office:value-type="float" office:value="1436.801" calcext:value-type="float">
            <text:p>1436.801</text:p>
          </table:table-cell>
          <table:table-cell office:value-type="float" office:value="1279.678" calcext:value-type="float">
            <text:p>1279.678</text:p>
          </table:table-cell>
          <table:table-cell office:value-type="float" office:value="767.8113" calcext:value-type="float">
            <text:p>767.8113</text:p>
          </table:table-cell>
          <table:table-cell office:value-type="float" office:value="1079.779" calcext:value-type="float">
            <text:p>1079.779</text:p>
          </table:table-cell>
          <table:table-cell office:value-type="float" office:value="415.8204" calcext:value-type="float">
            <text:p>415.8204</text:p>
          </table:table-cell>
          <table:table-cell office:value-type="float" office:value="1861.749" calcext:value-type="float">
            <text:p>1861.749</text:p>
          </table:table-cell>
          <table:table-cell office:value-type="float" office:value="2096.67" calcext:value-type="float">
            <text:p>2096.67</text:p>
          </table:table-cell>
          <table:table-cell office:value-type="float" office:value="1675.535" calcext:value-type="float">
            <text:p>1675.535</text:p>
          </table:table-cell>
          <table:table-cell office:value-type="float" office:value="585.8755" calcext:value-type="float">
            <text:p>585.8755</text:p>
          </table:table-cell>
          <table:table-cell office:value-type="float" office:value="578.5986" calcext:value-type="float">
            <text:p>578.5986</text:p>
          </table:table-cell>
          <table:table-cell office:value-type="float" office:value="142.8317" calcext:value-type="float">
            <text:p>142.8317</text:p>
          </table:table-cell>
          <table:table-cell office:value-type="float" office:value="35.70281" calcext:value-type="float">
            <text:p>35.70281</text:p>
          </table:table-cell>
          <table:table-cell office:value-type="float" office:value="0" calcext:value-type="float">
            <text:p>0</text:p>
          </table:table-cell>
          <table:table-cell office:value-type="float" office:value="-0.03875582" calcext:value-type="float">
            <text:p>-0.03875582</text:p>
          </table:table-cell>
          <table:table-cell office:value-type="float" office:value="0" calcext:value-type="float">
            <text:p>0</text:p>
          </table:table-cell>
          <table:table-cell office:value-type="float" office:value="5.240474" calcext:value-type="float">
            <text:p>5.240474</text:p>
          </table:table-cell>
          <table:table-cell office:value-type="float" office:value="672.5852" calcext:value-type="float">
            <text:p>672.5852</text:p>
          </table:table-cell>
          <table:table-cell office:value-type="float" office:value="-224.6404" calcext:value-type="float">
            <text:p>-224.6404</text:p>
          </table:table-cell>
          <table:table-cell office:value-type="float" office:value="447.9448" calcext:value-type="float">
            <text:p>447.9448</text:p>
          </table:table-cell>
          <table:table-cell office:value-type="float" office:value="-331.4778" calcext:value-type="float">
            <text:p>-331.4778</text:p>
          </table:table-cell>
          <table:table-cell office:value-type="float" office:value="0" calcext:value-type="float">
            <text:p>0</text:p>
          </table:table-cell>
          <table:table-cell office:value-type="float" office:value="13.65586" calcext:value-type="float">
            <text:p>13.65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253.1894" calcext:value-type="float">
            <text:p>253.1894</text:p>
          </table:table-cell>
          <table:table-cell office:value-type="float" office:value="13217.95" calcext:value-type="float">
            <text:p>13217.95</text:p>
          </table:table-cell>
          <table:table-cell office:value-type="float" office:value="0" calcext:value-type="float">
            <text:p>0</text:p>
          </table:table-cell>
          <table:table-cell office:value-type="float" office:value="1.958732" calcext:value-type="float">
            <text:p>1.958732</text:p>
          </table:table-cell>
          <table:table-cell office:value-type="float" office:value="-395.1422" calcext:value-type="float">
            <text:p>-395.1422</text:p>
          </table:table-cell>
          <table:table-cell office:value-type="float" office:value="1163.35" calcext:value-type="float">
            <text:p>1163.35</text:p>
          </table:table-cell>
          <table:table-cell office:value-type="float" office:value="-62.17466" calcext:value-type="float">
            <text:p>-62.17466</text:p>
          </table:table-cell>
          <table:table-cell office:value-type="float" office:value="104.7072" calcext:value-type="float">
            <text:p>104.7072</text:p>
          </table:table-cell>
          <table:table-cell office:value-type="float" office:value="1.285423" calcext:value-type="float">
            <text:p>1.285423</text:p>
          </table:table-cell>
          <table:table-cell office:value-type="float" office:value="0.04499587" calcext:value-type="float">
            <text:p>0.04499587</text:p>
          </table:table-cell>
          <table:table-cell office:value-type="float" office:value="0.522488" calcext:value-type="float">
            <text:p>0.522488</text:p>
          </table:table-cell>
          <table:table-cell office:value-type="float" office:value="0.04322983" calcext:value-type="float">
            <text:p>0.04322983</text:p>
          </table:table-cell>
          <table:table-cell office:value-type="float" office:value="0.000608675" calcext:value-type="float">
            <text:p>0.000608675</text:p>
          </table:table-cell>
          <table:table-cell office:value-type="float" office:value="0.6022694" calcext:value-type="float">
            <text:p>0.6022694</text:p>
          </table:table-cell>
          <table:table-cell office:value-type="float" office:value="370" calcext:value-type="float">
            <text:p>370</text:p>
          </table:table-cell>
          <table:table-cell office:value-type="float" office:value="132.4305" calcext:value-type="float">
            <text:p>132.4305</text:p>
          </table:table-cell>
          <table:table-cell office:value-type="float" office:value="0" calcext:value-type="float">
            <text:p>0</text:p>
          </table:table-cell>
          <table:table-cell office:value-type="float" office:value="332.6964" calcext:value-type="float">
            <text:p>332.6964</text:p>
          </table:table-cell>
          <table:table-cell office:value-type="float" office:value="1181.568" calcext:value-type="float">
            <text:p>1181.568</text:p>
          </table:table-cell>
          <table:table-cell office:value-type="float" office:value="1436.254" calcext:value-type="float">
            <text:p>1436.254</text:p>
          </table:table-cell>
          <table:table-cell office:value-type="float" office:value="1279.507" calcext:value-type="float">
            <text:p>1279.507</text:p>
          </table:table-cell>
          <table:table-cell office:value-type="float" office:value="767.6943" calcext:value-type="float">
            <text:p>767.6943</text:p>
          </table:table-cell>
          <table:table-cell office:value-type="float" office:value="1079.661" calcext:value-type="float">
            <text:p>1079.661</text:p>
          </table:table-cell>
          <table:table-cell office:value-type="float" office:value="415.7662" calcext:value-type="float">
            <text:p>415.7662</text:p>
          </table:table-cell>
          <table:table-cell office:value-type="float" office:value="1861.637" calcext:value-type="float">
            <text:p>1861.637</text:p>
          </table:table-cell>
          <table:table-cell office:value-type="float" office:value="2096.587" calcext:value-type="float">
            <text:p>2096.587</text:p>
          </table:table-cell>
          <table:table-cell office:value-type="float" office:value="1675.497" calcext:value-type="float">
            <text:p>1675.497</text:p>
          </table:table-cell>
          <table:table-cell office:value-type="float" office:value="585.8673" calcext:value-type="float">
            <text:p>585.8673</text:p>
          </table:table-cell>
          <table:table-cell office:value-type="float" office:value="578.582" calcext:value-type="float">
            <text:p>578.582</text:p>
          </table:table-cell>
          <table:table-cell office:value-type="float" office:value="142.8315" calcext:value-type="float">
            <text:p>142.8315</text:p>
          </table:table-cell>
          <table:table-cell office:value-type="float" office:value="35.7028" calcext:value-type="float">
            <text:p>35.7028</text:p>
          </table:table-cell>
          <table:table-cell office:value-type="float" office:value="0" calcext:value-type="float">
            <text:p>0</text:p>
          </table:table-cell>
          <table:table-cell office:value-type="float" office:value="-0.03883739" calcext:value-type="float">
            <text:p>-0.03883739</text:p>
          </table:table-cell>
          <table:table-cell office:value-type="float" office:value="0" calcext:value-type="float">
            <text:p>0</text:p>
          </table:table-cell>
          <table:table-cell office:value-type="float" office:value="5.344232" calcext:value-type="float">
            <text:p>5.344232</text:p>
          </table:table-cell>
          <table:table-cell office:value-type="float" office:value="702.0392" calcext:value-type="float">
            <text:p>702.0392</text:p>
          </table:table-cell>
          <table:table-cell office:value-type="float" office:value="-235.6949" calcext:value-type="float">
            <text:p>-235.6949</text:p>
          </table:table-cell>
          <table:table-cell office:value-type="float" office:value="466.3442" calcext:value-type="float">
            <text:p>466.3442</text:p>
          </table:table-cell>
          <table:table-cell office:value-type="float" office:value="-333.2651" calcext:value-type="float">
            <text:p>-333.2651</text:p>
          </table:table-cell>
          <table:table-cell office:value-type="float" office:value="0" calcext:value-type="float">
            <text:p>0</text:p>
          </table:table-cell>
          <table:table-cell office:value-type="float" office:value="13.79452" calcext:value-type="float">
            <text:p>13.79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251.9115" calcext:value-type="float">
            <text:p>251.9115</text:p>
          </table:table-cell>
          <table:table-cell office:value-type="float" office:value="13217.44" calcext:value-type="float">
            <text:p>13217.44</text:p>
          </table:table-cell>
          <table:table-cell office:value-type="float" office:value="0" calcext:value-type="float">
            <text:p>0</text:p>
          </table:table-cell>
          <table:table-cell office:value-type="float" office:value="2.040097" calcext:value-type="float">
            <text:p>2.040097</text:p>
          </table:table-cell>
          <table:table-cell office:value-type="float" office:value="-399.7467" calcext:value-type="float">
            <text:p>-399.7467</text:p>
          </table:table-cell>
          <table:table-cell office:value-type="float" office:value="1177.488" calcext:value-type="float">
            <text:p>1177.488</text:p>
          </table:table-cell>
          <table:table-cell office:value-type="float" office:value="-65.22866" calcext:value-type="float">
            <text:p>-65.22866</text:p>
          </table:table-cell>
          <table:table-cell office:value-type="float" office:value="103.846" calcext:value-type="float">
            <text:p>103.846</text:p>
          </table:table-cell>
          <table:table-cell office:value-type="float" office:value="1.256673" calcext:value-type="float">
            <text:p>1.256673</text:p>
          </table:table-cell>
          <table:table-cell office:value-type="float" office:value="0.04608753" calcext:value-type="float">
            <text:p>0.04608753</text:p>
          </table:table-cell>
          <table:table-cell office:value-type="float" office:value="0.522488" calcext:value-type="float">
            <text:p>0.522488</text:p>
          </table:table-cell>
          <table:table-cell office:value-type="float" office:value="0.04335893" calcext:value-type="float">
            <text:p>0.04335893</text:p>
          </table:table-cell>
          <table:table-cell office:value-type="float" office:value="0.000608675" calcext:value-type="float">
            <text:p>0.000608675</text:p>
          </table:table-cell>
          <table:table-cell office:value-type="float" office:value="0.6019012" calcext:value-type="float">
            <text:p>0.6019012</text:p>
          </table:table-cell>
          <table:table-cell office:value-type="float" office:value="370" calcext:value-type="float">
            <text:p>370</text:p>
          </table:table-cell>
          <table:table-cell office:value-type="float" office:value="142.4763" calcext:value-type="float">
            <text:p>142.4763</text:p>
          </table:table-cell>
          <table:table-cell office:value-type="float" office:value="0" calcext:value-type="float">
            <text:p>0</text:p>
          </table:table-cell>
          <table:table-cell office:value-type="float" office:value="332.7552" calcext:value-type="float">
            <text:p>332.7552</text:p>
          </table:table-cell>
          <table:table-cell office:value-type="float" office:value="1181.046" calcext:value-type="float">
            <text:p>1181.046</text:p>
          </table:table-cell>
          <table:table-cell office:value-type="float" office:value="1435.694" calcext:value-type="float">
            <text:p>1435.694</text:p>
          </table:table-cell>
          <table:table-cell office:value-type="float" office:value="1279.327" calcext:value-type="float">
            <text:p>1279.327</text:p>
          </table:table-cell>
          <table:table-cell office:value-type="float" office:value="767.5775" calcext:value-type="float">
            <text:p>767.5775</text:p>
          </table:table-cell>
          <table:table-cell office:value-type="float" office:value="1079.542" calcext:value-type="float">
            <text:p>1079.542</text:p>
          </table:table-cell>
          <table:table-cell office:value-type="float" office:value="415.7118" calcext:value-type="float">
            <text:p>415.7118</text:p>
          </table:table-cell>
          <table:table-cell office:value-type="float" office:value="1861.526" calcext:value-type="float">
            <text:p>1861.526</text:p>
          </table:table-cell>
          <table:table-cell office:value-type="float" office:value="2096.505" calcext:value-type="float">
            <text:p>2096.505</text:p>
          </table:table-cell>
          <table:table-cell office:value-type="float" office:value="1675.459" calcext:value-type="float">
            <text:p>1675.459</text:p>
          </table:table-cell>
          <table:table-cell office:value-type="float" office:value="585.859" calcext:value-type="float">
            <text:p>585.859</text:p>
          </table:table-cell>
          <table:table-cell office:value-type="float" office:value="578.5622" calcext:value-type="float">
            <text:p>578.5622</text:p>
          </table:table-cell>
          <table:table-cell office:value-type="float" office:value="142.8314" calcext:value-type="float">
            <text:p>142.8314</text:p>
          </table:table-cell>
          <table:table-cell office:value-type="float" office:value="35.70279" calcext:value-type="float">
            <text:p>35.70279</text:p>
          </table:table-cell>
          <table:table-cell office:value-type="float" office:value="0" calcext:value-type="float">
            <text:p>0</text:p>
          </table:table-cell>
          <table:table-cell office:value-type="float" office:value="-0.03893089" calcext:value-type="float">
            <text:p>-0.03893089</text:p>
          </table:table-cell>
          <table:table-cell office:value-type="float" office:value="0" calcext:value-type="float">
            <text:p>0</text:p>
          </table:table-cell>
          <table:table-cell office:value-type="float" office:value="5.447843" calcext:value-type="float">
            <text:p>5.447843</text:p>
          </table:table-cell>
          <table:table-cell office:value-type="float" office:value="725.5518" calcext:value-type="float">
            <text:p>725.5518</text:p>
          </table:table-cell>
          <table:table-cell office:value-type="float" office:value="-247.615" calcext:value-type="float">
            <text:p>-247.615</text:p>
          </table:table-cell>
          <table:table-cell office:value-type="float" office:value="477.9367" calcext:value-type="float">
            <text:p>477.9367</text:p>
          </table:table-cell>
          <table:table-cell office:value-type="float" office:value="-335.0126" calcext:value-type="float">
            <text:p>-335.0126</text:p>
          </table:table-cell>
          <table:table-cell office:value-type="float" office:value="0" calcext:value-type="float">
            <text:p>0</text:p>
          </table:table-cell>
          <table:table-cell office:value-type="float" office:value="13.98836" calcext:value-type="float">
            <text:p>13.98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250.7175" calcext:value-type="float">
            <text:p>250.7175</text:p>
          </table:table-cell>
          <table:table-cell office:value-type="float" office:value="13217.06" calcext:value-type="float">
            <text:p>13217.06</text:p>
          </table:table-cell>
          <table:table-cell office:value-type="float" office:value="0" calcext:value-type="float">
            <text:p>0</text:p>
          </table:table-cell>
          <table:table-cell office:value-type="float" office:value="2.17236" calcext:value-type="float">
            <text:p>2.17236</text:p>
          </table:table-cell>
          <table:table-cell office:value-type="float" office:value="-402.4776" calcext:value-type="float">
            <text:p>-402.4776</text:p>
          </table:table-cell>
          <table:table-cell office:value-type="float" office:value="1180.093" calcext:value-type="float">
            <text:p>1180.093</text:p>
          </table:table-cell>
          <table:table-cell office:value-type="float" office:value="-67.8456" calcext:value-type="float">
            <text:p>-67.8456</text:p>
          </table:table-cell>
          <table:table-cell office:value-type="float" office:value="103.0686" calcext:value-type="float">
            <text:p>103.0686</text:p>
          </table:table-cell>
          <table:table-cell office:value-type="float" office:value="1.21146" calcext:value-type="float">
            <text:p>1.21146</text:p>
          </table:table-cell>
          <table:table-cell office:value-type="float" office:value="0.04630769" calcext:value-type="float">
            <text:p>0.04630769</text:p>
          </table:table-cell>
          <table:table-cell office:value-type="float" office:value="0.5257264" calcext:value-type="float">
            <text:p>0.5257264</text:p>
          </table:table-cell>
          <table:table-cell office:value-type="float" office:value="0.04364398" calcext:value-type="float">
            <text:p>0.04364398</text:p>
          </table:table-cell>
          <table:table-cell office:value-type="float" office:value="0.0008119535" calcext:value-type="float">
            <text:p>0.0008119535</text:p>
          </table:table-cell>
          <table:table-cell office:value-type="float" office:value="0.6106511" calcext:value-type="float">
            <text:p>0.6106511</text:p>
          </table:table-cell>
          <table:table-cell office:value-type="float" office:value="370" calcext:value-type="float">
            <text:p>370</text:p>
          </table:table-cell>
          <table:table-cell office:value-type="float" office:value="158.5457" calcext:value-type="float">
            <text:p>158.5457</text:p>
          </table:table-cell>
          <table:table-cell office:value-type="float" office:value="0" calcext:value-type="float">
            <text:p>0</text:p>
          </table:table-cell>
          <table:table-cell office:value-type="float" office:value="332.7609" calcext:value-type="float">
            <text:p>332.7609</text:p>
          </table:table-cell>
          <table:table-cell office:value-type="float" office:value="1180.694" calcext:value-type="float">
            <text:p>1180.694</text:p>
          </table:table-cell>
          <table:table-cell office:value-type="float" office:value="1435.216" calcext:value-type="float">
            <text:p>1435.216</text:p>
          </table:table-cell>
          <table:table-cell office:value-type="float" office:value="1279.164" calcext:value-type="float">
            <text:p>1279.164</text:p>
          </table:table-cell>
          <table:table-cell office:value-type="float" office:value="767.4657" calcext:value-type="float">
            <text:p>767.4657</text:p>
          </table:table-cell>
          <table:table-cell office:value-type="float" office:value="1079.424" calcext:value-type="float">
            <text:p>1079.424</text:p>
          </table:table-cell>
          <table:table-cell office:value-type="float" office:value="415.6567" calcext:value-type="float">
            <text:p>415.6567</text:p>
          </table:table-cell>
          <table:table-cell office:value-type="float" office:value="1861.416" calcext:value-type="float">
            <text:p>1861.416</text:p>
          </table:table-cell>
          <table:table-cell office:value-type="float" office:value="2096.422" calcext:value-type="float">
            <text:p>2096.422</text:p>
          </table:table-cell>
          <table:table-cell office:value-type="float" office:value="1675.421" calcext:value-type="float">
            <text:p>1675.421</text:p>
          </table:table-cell>
          <table:table-cell office:value-type="float" office:value="585.8508" calcext:value-type="float">
            <text:p>585.8508</text:p>
          </table:table-cell>
          <table:table-cell office:value-type="float" office:value="578.5424" calcext:value-type="float">
            <text:p>578.5424</text:p>
          </table:table-cell>
          <table:table-cell office:value-type="float" office:value="142.8313" calcext:value-type="float">
            <text:p>142.8313</text:p>
          </table:table-cell>
          <table:table-cell office:value-type="float" office:value="35.70278" calcext:value-type="float">
            <text:p>35.70278</text:p>
          </table:table-cell>
          <table:table-cell office:value-type="float" office:value="0" calcext:value-type="float">
            <text:p>0</text:p>
          </table:table-cell>
          <table:table-cell office:value-type="float" office:value="-0.03902802" calcext:value-type="float">
            <text:p>-0.03902802</text:p>
          </table:table-cell>
          <table:table-cell office:value-type="float" office:value="0" calcext:value-type="float">
            <text:p>0</text:p>
          </table:table-cell>
          <table:table-cell office:value-type="float" office:value="5.527783" calcext:value-type="float">
            <text:p>5.527783</text:p>
          </table:table-cell>
          <table:table-cell office:value-type="float" office:value="750.9497" calcext:value-type="float">
            <text:p>750.9497</text:p>
          </table:table-cell>
          <table:table-cell office:value-type="float" office:value="-256.8102" calcext:value-type="float">
            <text:p>-256.8102</text:p>
          </table:table-cell>
          <table:table-cell office:value-type="float" office:value="494.1395" calcext:value-type="float">
            <text:p>494.1395</text:p>
          </table:table-cell>
          <table:table-cell office:value-type="float" office:value="-336.6213" calcext:value-type="float">
            <text:p>-336.6213</text:p>
          </table:table-cell>
          <table:table-cell office:value-type="float" office:value="0" calcext:value-type="float">
            <text:p>0</text:p>
          </table:table-cell>
          <table:table-cell office:value-type="float" office:value="15.4709" calcext:value-type="float">
            <text:p>15.4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249.5064" calcext:value-type="float">
            <text:p>249.5064</text:p>
          </table:table-cell>
          <table:table-cell office:value-type="float" office:value="13216.71" calcext:value-type="float">
            <text:p>13216.71</text:p>
          </table:table-cell>
          <table:table-cell office:value-type="float" office:value="0" calcext:value-type="float">
            <text:p>0</text:p>
          </table:table-cell>
          <table:table-cell office:value-type="float" office:value="2.318326" calcext:value-type="float">
            <text:p>2.318326</text:p>
          </table:table-cell>
          <table:table-cell office:value-type="float" office:value="-406.2585" calcext:value-type="float">
            <text:p>-406.2585</text:p>
          </table:table-cell>
          <table:table-cell office:value-type="float" office:value="1192.939" calcext:value-type="float">
            <text:p>1192.939</text:p>
          </table:table-cell>
          <table:table-cell office:value-type="float" office:value="-69.9822" calcext:value-type="float">
            <text:p>-69.9822</text:p>
          </table:table-cell>
          <table:table-cell office:value-type="float" office:value="102.8445" calcext:value-type="float">
            <text:p>102.8445</text:p>
          </table:table-cell>
          <table:table-cell office:value-type="float" office:value="1.194557" calcext:value-type="float">
            <text:p>1.194557</text:p>
          </table:table-cell>
          <table:table-cell office:value-type="float" office:value="0.04510758" calcext:value-type="float">
            <text:p>0.04510758</text:p>
          </table:table-cell>
          <table:table-cell office:value-type="float" office:value="0.5257264" calcext:value-type="float">
            <text:p>0.5257264</text:p>
          </table:table-cell>
          <table:table-cell office:value-type="float" office:value="0.04364398" calcext:value-type="float">
            <text:p>0.04364398</text:p>
          </table:table-cell>
          <table:table-cell office:value-type="float" office:value="0.0008119535" calcext:value-type="float">
            <text:p>0.0008119535</text:p>
          </table:table-cell>
          <table:table-cell office:value-type="float" office:value="0.6097171" calcext:value-type="float">
            <text:p>0.6097171</text:p>
          </table:table-cell>
          <table:table-cell office:value-type="float" office:value="370" calcext:value-type="float">
            <text:p>370</text:p>
          </table:table-cell>
          <table:table-cell office:value-type="float" office:value="180.9358" calcext:value-type="float">
            <text:p>180.9358</text:p>
          </table:table-cell>
          <table:table-cell office:value-type="float" office:value="0" calcext:value-type="float">
            <text:p>0</text:p>
          </table:table-cell>
          <table:table-cell office:value-type="float" office:value="332.7133" calcext:value-type="float">
            <text:p>332.7133</text:p>
          </table:table-cell>
          <table:table-cell office:value-type="float" office:value="1180.243" calcext:value-type="float">
            <text:p>1180.243</text:p>
          </table:table-cell>
          <table:table-cell office:value-type="float" office:value="1434.811" calcext:value-type="float">
            <text:p>1434.811</text:p>
          </table:table-cell>
          <table:table-cell office:value-type="float" office:value="1279.036" calcext:value-type="float">
            <text:p>1279.036</text:p>
          </table:table-cell>
          <table:table-cell office:value-type="float" office:value="767.3671" calcext:value-type="float">
            <text:p>767.3671</text:p>
          </table:table-cell>
          <table:table-cell office:value-type="float" office:value="1079.324" calcext:value-type="float">
            <text:p>1079.324</text:p>
          </table:table-cell>
          <table:table-cell office:value-type="float" office:value="415.606" calcext:value-type="float">
            <text:p>415.606</text:p>
          </table:table-cell>
          <table:table-cell office:value-type="float" office:value="1861.306" calcext:value-type="float">
            <text:p>1861.306</text:p>
          </table:table-cell>
          <table:table-cell office:value-type="float" office:value="2096.339" calcext:value-type="float">
            <text:p>2096.339</text:p>
          </table:table-cell>
          <table:table-cell office:value-type="float" office:value="1675.382" calcext:value-type="float">
            <text:p>1675.382</text:p>
          </table:table-cell>
          <table:table-cell office:value-type="float" office:value="585.8425" calcext:value-type="float">
            <text:p>585.8425</text:p>
          </table:table-cell>
          <table:table-cell office:value-type="float" office:value="578.523" calcext:value-type="float">
            <text:p>578.523</text:p>
          </table:table-cell>
          <table:table-cell office:value-type="float" office:value="142.8313" calcext:value-type="float">
            <text:p>142.8313</text:p>
          </table:table-cell>
          <table:table-cell office:value-type="float" office:value="35.70277" calcext:value-type="float">
            <text:p>35.70277</text:p>
          </table:table-cell>
          <table:table-cell office:value-type="float" office:value="0" calcext:value-type="float">
            <text:p>0</text:p>
          </table:table-cell>
          <table:table-cell office:value-type="float" office:value="-0.03965891" calcext:value-type="float">
            <text:p>-0.03965891</text:p>
          </table:table-cell>
          <table:table-cell office:value-type="float" office:value="0" calcext:value-type="float">
            <text:p>0</text:p>
          </table:table-cell>
          <table:table-cell office:value-type="float" office:value="5.60473" calcext:value-type="float">
            <text:p>5.60473</text:p>
          </table:table-cell>
          <table:table-cell office:value-type="float" office:value="783.4097" calcext:value-type="float">
            <text:p>783.4097</text:p>
          </table:table-cell>
          <table:table-cell office:value-type="float" office:value="-265.2417" calcext:value-type="float">
            <text:p>-265.2417</text:p>
          </table:table-cell>
          <table:table-cell office:value-type="float" office:value="518.168" calcext:value-type="float">
            <text:p>518.168</text:p>
          </table:table-cell>
          <table:table-cell office:value-type="float" office:value="-338.2299" calcext:value-type="float">
            <text:p>-338.2299</text:p>
          </table:table-cell>
          <table:table-cell office:value-type="float" office:value="0" calcext:value-type="float">
            <text:p>0</text:p>
          </table:table-cell>
          <table:table-cell office:value-type="float" office:value="15.42639" calcext:value-type="float">
            <text:p>15.4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248.4036" calcext:value-type="float">
            <text:p>248.4036</text:p>
          </table:table-cell>
          <table:table-cell office:value-type="float" office:value="13216.35" calcext:value-type="float">
            <text:p>13216.35</text:p>
          </table:table-cell>
          <table:table-cell office:value-type="float" office:value="0" calcext:value-type="float">
            <text:p>0</text:p>
          </table:table-cell>
          <table:table-cell office:value-type="float" office:value="2.435373" calcext:value-type="float">
            <text:p>2.435373</text:p>
          </table:table-cell>
          <table:table-cell office:value-type="float" office:value="-410.5423" calcext:value-type="float">
            <text:p>-410.5423</text:p>
          </table:table-cell>
          <table:table-cell office:value-type="float" office:value="1206.278" calcext:value-type="float">
            <text:p>1206.278</text:p>
          </table:table-cell>
          <table:table-cell office:value-type="float" office:value="-72.50098" calcext:value-type="float">
            <text:p>-72.50098</text:p>
          </table:table-cell>
          <table:table-cell office:value-type="float" office:value="102.6995" calcext:value-type="float">
            <text:p>102.6995</text:p>
          </table:table-cell>
          <table:table-cell office:value-type="float" office:value="1.178009" calcext:value-type="float">
            <text:p>1.178009</text:p>
          </table:table-cell>
          <table:table-cell office:value-type="float" office:value="0.04583017" calcext:value-type="float">
            <text:p>0.04583017</text:p>
          </table:table-cell>
          <table:table-cell office:value-type="float" office:value="0.5257264" calcext:value-type="float">
            <text:p>0.5257264</text:p>
          </table:table-cell>
          <table:table-cell office:value-type="float" office:value="0.04364398" calcext:value-type="float">
            <text:p>0.04364398</text:p>
          </table:table-cell>
          <table:table-cell office:value-type="float" office:value="0.0008119535" calcext:value-type="float">
            <text:p>0.0008119535</text:p>
          </table:table-cell>
          <table:table-cell office:value-type="float" office:value="0.6088303" calcext:value-type="float">
            <text:p>0.6088303</text:p>
          </table:table-cell>
          <table:table-cell office:value-type="float" office:value="370" calcext:value-type="float">
            <text:p>370</text:p>
          </table:table-cell>
          <table:table-cell office:value-type="float" office:value="200.9402" calcext:value-type="float">
            <text:p>200.9402</text:p>
          </table:table-cell>
          <table:table-cell office:value-type="float" office:value="0" calcext:value-type="float">
            <text:p>0</text:p>
          </table:table-cell>
          <table:table-cell office:value-type="float" office:value="332.6762" calcext:value-type="float">
            <text:p>332.6762</text:p>
          </table:table-cell>
          <table:table-cell office:value-type="float" office:value="1179.795" calcext:value-type="float">
            <text:p>1179.795</text:p>
          </table:table-cell>
          <table:table-cell office:value-type="float" office:value="1434.43" calcext:value-type="float">
            <text:p>1434.43</text:p>
          </table:table-cell>
          <table:table-cell office:value-type="float" office:value="1278.92" calcext:value-type="float">
            <text:p>1278.92</text:p>
          </table:table-cell>
          <table:table-cell office:value-type="float" office:value="767.2773" calcext:value-type="float">
            <text:p>767.2773</text:p>
          </table:table-cell>
          <table:table-cell office:value-type="float" office:value="1079.231" calcext:value-type="float">
            <text:p>1079.231</text:p>
          </table:table-cell>
          <table:table-cell office:value-type="float" office:value="415.5613" calcext:value-type="float">
            <text:p>415.5613</text:p>
          </table:table-cell>
          <table:table-cell office:value-type="float" office:value="1861.2" calcext:value-type="float">
            <text:p>1861.2</text:p>
          </table:table-cell>
          <table:table-cell office:value-type="float" office:value="2096.257" calcext:value-type="float">
            <text:p>2096.257</text:p>
          </table:table-cell>
          <table:table-cell office:value-type="float" office:value="1675.344" calcext:value-type="float">
            <text:p>1675.344</text:p>
          </table:table-cell>
          <table:table-cell office:value-type="float" office:value="585.8343" calcext:value-type="float">
            <text:p>585.8343</text:p>
          </table:table-cell>
          <table:table-cell office:value-type="float" office:value="578.5123" calcext:value-type="float">
            <text:p>578.5123</text:p>
          </table:table-cell>
          <table:table-cell office:value-type="float" office:value="142.8313" calcext:value-type="float">
            <text:p>142.8313</text:p>
          </table:table-cell>
          <table:table-cell office:value-type="float" office:value="35.70277" calcext:value-type="float">
            <text:p>35.70277</text:p>
          </table:table-cell>
          <table:table-cell office:value-type="float" office:value="0" calcext:value-type="float">
            <text:p>0</text:p>
          </table:table-cell>
          <table:table-cell office:value-type="float" office:value="-0.03977631" calcext:value-type="float">
            <text:p>-0.03977631</text:p>
          </table:table-cell>
          <table:table-cell office:value-type="float" office:value="0" calcext:value-type="float">
            <text:p>0</text:p>
          </table:table-cell>
          <table:table-cell office:value-type="float" office:value="5.685685" calcext:value-type="float">
            <text:p>5.685685</text:p>
          </table:table-cell>
          <table:table-cell office:value-type="float" office:value="814.7028" calcext:value-type="float">
            <text:p>814.7028</text:p>
          </table:table-cell>
          <table:table-cell office:value-type="float" office:value="-274.7694" calcext:value-type="float">
            <text:p>-274.7694</text:p>
          </table:table-cell>
          <table:table-cell office:value-type="float" office:value="539.9333" calcext:value-type="float">
            <text:p>539.9333</text:p>
          </table:table-cell>
          <table:table-cell office:value-type="float" office:value="-339.7212" calcext:value-type="float">
            <text:p>-339.7212</text:p>
          </table:table-cell>
          <table:table-cell office:value-type="float" office:value="0" calcext:value-type="float">
            <text:p>0</text:p>
          </table:table-cell>
          <table:table-cell office:value-type="float" office:value="15.14859" calcext:value-type="float">
            <text:p>15.14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247.3839" calcext:value-type="float">
            <text:p>247.3839</text:p>
          </table:table-cell>
          <table:table-cell office:value-type="float" office:value="13215.97" calcext:value-type="float">
            <text:p>13215.97</text:p>
          </table:table-cell>
          <table:table-cell office:value-type="float" office:value="0" calcext:value-type="float">
            <text:p>0</text:p>
          </table:table-cell>
          <table:table-cell office:value-type="float" office:value="2.546124" calcext:value-type="float">
            <text:p>2.546124</text:p>
          </table:table-cell>
          <table:table-cell office:value-type="float" office:value="-414.5167" calcext:value-type="float">
            <text:p>-414.5167</text:p>
          </table:table-cell>
          <table:table-cell office:value-type="float" office:value="1217.612" calcext:value-type="float">
            <text:p>1217.612</text:p>
          </table:table-cell>
          <table:table-cell office:value-type="float" office:value="-75.23545" calcext:value-type="float">
            <text:p>-75.23545</text:p>
          </table:table-cell>
          <table:table-cell office:value-type="float" office:value="102.3041" calcext:value-type="float">
            <text:p>102.3041</text:p>
          </table:table-cell>
          <table:table-cell office:value-type="float" office:value="1.158371" calcext:value-type="float">
            <text:p>1.158371</text:p>
          </table:table-cell>
          <table:table-cell office:value-type="float" office:value="0.04683417" calcext:value-type="float">
            <text:p>0.04683417</text:p>
          </table:table-cell>
          <table:table-cell office:value-type="float" office:value="0.5257264" calcext:value-type="float">
            <text:p>0.5257264</text:p>
          </table:table-cell>
          <table:table-cell office:value-type="float" office:value="0.04364398" calcext:value-type="float">
            <text:p>0.04364398</text:p>
          </table:table-cell>
          <table:table-cell office:value-type="float" office:value="0.0008119535" calcext:value-type="float">
            <text:p>0.0008119535</text:p>
          </table:table-cell>
          <table:table-cell office:value-type="float" office:value="0.6079716" calcext:value-type="float">
            <text:p>0.6079716</text:p>
          </table:table-cell>
          <table:table-cell office:value-type="float" office:value="370" calcext:value-type="float">
            <text:p>370</text:p>
          </table:table-cell>
          <table:table-cell office:value-type="float" office:value="220.701" calcext:value-type="float">
            <text:p>220.701</text:p>
          </table:table-cell>
          <table:table-cell office:value-type="float" office:value="0" calcext:value-type="float">
            <text:p>0</text:p>
          </table:table-cell>
          <table:table-cell office:value-type="float" office:value="332.7118" calcext:value-type="float">
            <text:p>332.7118</text:p>
          </table:table-cell>
          <table:table-cell office:value-type="float" office:value="1179.348" calcext:value-type="float">
            <text:p>1179.348</text:p>
          </table:table-cell>
          <table:table-cell office:value-type="float" office:value="1434.032" calcext:value-type="float">
            <text:p>1434.032</text:p>
          </table:table-cell>
          <table:table-cell office:value-type="float" office:value="1278.805" calcext:value-type="float">
            <text:p>1278.805</text:p>
          </table:table-cell>
          <table:table-cell office:value-type="float" office:value="767.1849" calcext:value-type="float">
            <text:p>767.1849</text:p>
          </table:table-cell>
          <table:table-cell office:value-type="float" office:value="1079.142" calcext:value-type="float">
            <text:p>1079.142</text:p>
          </table:table-cell>
          <table:table-cell office:value-type="float" office:value="415.5193" calcext:value-type="float">
            <text:p>415.5193</text:p>
          </table:table-cell>
          <table:table-cell office:value-type="float" office:value="1861.097" calcext:value-type="float">
            <text:p>1861.097</text:p>
          </table:table-cell>
          <table:table-cell office:value-type="float" office:value="2096.186" calcext:value-type="float">
            <text:p>2096.186</text:p>
          </table:table-cell>
          <table:table-cell office:value-type="float" office:value="1675.305" calcext:value-type="float">
            <text:p>1675.305</text:p>
          </table:table-cell>
          <table:table-cell office:value-type="float" office:value="585.826" calcext:value-type="float">
            <text:p>585.826</text:p>
          </table:table-cell>
          <table:table-cell office:value-type="float" office:value="578.5011" calcext:value-type="float">
            <text:p>578.5011</text:p>
          </table:table-cell>
          <table:table-cell office:value-type="float" office:value="142.8313" calcext:value-type="float">
            <text:p>142.8313</text:p>
          </table:table-cell>
          <table:table-cell office:value-type="float" office:value="35.70276" calcext:value-type="float">
            <text:p>35.70276</text:p>
          </table:table-cell>
          <table:table-cell office:value-type="float" office:value="0" calcext:value-type="float">
            <text:p>0</text:p>
          </table:table-cell>
          <table:table-cell office:value-type="float" office:value="-0.03981055" calcext:value-type="float">
            <text:p>-0.03981055</text:p>
          </table:table-cell>
          <table:table-cell office:value-type="float" office:value="0" calcext:value-type="float">
            <text:p>0</text:p>
          </table:table-cell>
          <table:table-cell office:value-type="float" office:value="5.773317" calcext:value-type="float">
            <text:p>5.773317</text:p>
          </table:table-cell>
          <table:table-cell office:value-type="float" office:value="847.1387" calcext:value-type="float">
            <text:p>847.1387</text:p>
          </table:table-cell>
          <table:table-cell office:value-type="float" office:value="-286.2191" calcext:value-type="float">
            <text:p>-286.2191</text:p>
          </table:table-cell>
          <table:table-cell office:value-type="float" office:value="560.9196" calcext:value-type="float">
            <text:p>560.9196</text:p>
          </table:table-cell>
          <table:table-cell office:value-type="float" office:value="-341.1388" calcext:value-type="float">
            <text:p>-341.1388</text:p>
          </table:table-cell>
          <table:table-cell office:value-type="float" office:value="0" calcext:value-type="float">
            <text:p>0</text:p>
          </table:table-cell>
          <table:table-cell office:value-type="float" office:value="15.32203" calcext:value-type="float">
            <text:p>15.3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246.1441" calcext:value-type="float">
            <text:p>246.1441</text:p>
          </table:table-cell>
          <table:table-cell office:value-type="float" office:value="13215.67" calcext:value-type="float">
            <text:p>13215.67</text:p>
          </table:table-cell>
          <table:table-cell office:value-type="float" office:value="0" calcext:value-type="float">
            <text:p>0</text:p>
          </table:table-cell>
          <table:table-cell office:value-type="float" office:value="2.74334" calcext:value-type="float">
            <text:p>2.74334</text:p>
          </table:table-cell>
          <table:table-cell office:value-type="float" office:value="-417.461" calcext:value-type="float">
            <text:p>-417.461</text:p>
          </table:table-cell>
          <table:table-cell office:value-type="float" office:value="1223.139" calcext:value-type="float">
            <text:p>1223.139</text:p>
          </table:table-cell>
          <table:table-cell office:value-type="float" office:value="-78.24897" calcext:value-type="float">
            <text:p>-78.24897</text:p>
          </table:table-cell>
          <table:table-cell office:value-type="float" office:value="101.4781" calcext:value-type="float">
            <text:p>101.4781</text:p>
          </table:table-cell>
          <table:table-cell office:value-type="float" office:value="1.118148" calcext:value-type="float">
            <text:p>1.118148</text:p>
          </table:table-cell>
          <table:table-cell office:value-type="float" office:value="0.04642499" calcext:value-type="float">
            <text:p>0.04642499</text:p>
          </table:table-cell>
          <table:table-cell office:value-type="float" office:value="0.5266781" calcext:value-type="float">
            <text:p>0.5266781</text:p>
          </table:table-cell>
          <table:table-cell office:value-type="float" office:value="0.04387463" calcext:value-type="float">
            <text:p>0.04387463</text:p>
          </table:table-cell>
          <table:table-cell office:value-type="float" office:value="0.0008545245" calcext:value-type="float">
            <text:p>0.0008545245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240.238" calcext:value-type="float">
            <text:p>240.238</text:p>
          </table:table-cell>
          <table:table-cell office:value-type="float" office:value="0" calcext:value-type="float">
            <text:p>0</text:p>
          </table:table-cell>
          <table:table-cell office:value-type="float" office:value="332.6966" calcext:value-type="float">
            <text:p>332.6966</text:p>
          </table:table-cell>
          <table:table-cell office:value-type="float" office:value="1178.988" calcext:value-type="float">
            <text:p>1178.988</text:p>
          </table:table-cell>
          <table:table-cell office:value-type="float" office:value="1433.537" calcext:value-type="float">
            <text:p>1433.537</text:p>
          </table:table-cell>
          <table:table-cell office:value-type="float" office:value="1278.658" calcext:value-type="float">
            <text:p>1278.658</text:p>
          </table:table-cell>
          <table:table-cell office:value-type="float" office:value="767.0825" calcext:value-type="float">
            <text:p>767.0825</text:p>
          </table:table-cell>
          <table:table-cell office:value-type="float" office:value="1079.045" calcext:value-type="float">
            <text:p>1079.045</text:p>
          </table:table-cell>
          <table:table-cell office:value-type="float" office:value="415.4727" calcext:value-type="float">
            <text:p>415.4727</text:p>
          </table:table-cell>
          <table:table-cell office:value-type="float" office:value="1860.995" calcext:value-type="float">
            <text:p>1860.995</text:p>
          </table:table-cell>
          <table:table-cell office:value-type="float" office:value="2096.117" calcext:value-type="float">
            <text:p>2096.117</text:p>
          </table:table-cell>
          <table:table-cell office:value-type="float" office:value="1675.267" calcext:value-type="float">
            <text:p>1675.267</text:p>
          </table:table-cell>
          <table:table-cell office:value-type="float" office:value="585.8178" calcext:value-type="float">
            <text:p>585.8178</text:p>
          </table:table-cell>
          <table:table-cell office:value-type="float" office:value="578.4896" calcext:value-type="float">
            <text:p>578.4896</text:p>
          </table:table-cell>
          <table:table-cell office:value-type="float" office:value="142.8312" calcext:value-type="float">
            <text:p>142.8312</text:p>
          </table:table-cell>
          <table:table-cell office:value-type="float" office:value="35.70275" calcext:value-type="float">
            <text:p>35.70275</text:p>
          </table:table-cell>
          <table:table-cell office:value-type="float" office:value="0" calcext:value-type="float">
            <text:p>0</text:p>
          </table:table-cell>
          <table:table-cell office:value-type="float" office:value="-0.03998584" calcext:value-type="float">
            <text:p>-0.03998584</text:p>
          </table:table-cell>
          <table:table-cell office:value-type="float" office:value="0" calcext:value-type="float">
            <text:p>0</text:p>
          </table:table-cell>
          <table:table-cell office:value-type="float" office:value="5.870553" calcext:value-type="float">
            <text:p>5.870553</text:p>
          </table:table-cell>
          <table:table-cell office:value-type="float" office:value="880.4812" calcext:value-type="float">
            <text:p>880.4812</text:p>
          </table:table-cell>
          <table:table-cell office:value-type="float" office:value="-300.091" calcext:value-type="float">
            <text:p>-300.091</text:p>
          </table:table-cell>
          <table:table-cell office:value-type="float" office:value="580.3901" calcext:value-type="float">
            <text:p>580.3901</text:p>
          </table:table-cell>
          <table:table-cell office:value-type="float" office:value="-342.7735" calcext:value-type="float">
            <text:p>-342.7735</text:p>
          </table:table-cell>
          <table:table-cell office:value-type="float" office:value="0" calcext:value-type="float">
            <text:p>0</text:p>
          </table:table-cell>
          <table:table-cell office:value-type="float" office:value="17.01797" calcext:value-type="float">
            <text:p>17.0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244.6766" calcext:value-type="float">
            <text:p>244.6766</text:p>
          </table:table-cell>
          <table:table-cell office:value-type="float" office:value="13215.34" calcext:value-type="float">
            <text:p>13215.34</text:p>
          </table:table-cell>
          <table:table-cell office:value-type="float" office:value="0" calcext:value-type="float">
            <text:p>0</text:p>
          </table:table-cell>
          <table:table-cell office:value-type="float" office:value="2.923871" calcext:value-type="float">
            <text:p>2.923871</text:p>
          </table:table-cell>
          <table:table-cell office:value-type="float" office:value="-422.5554" calcext:value-type="float">
            <text:p>-422.5554</text:p>
          </table:table-cell>
          <table:table-cell office:value-type="float" office:value="1238.906" calcext:value-type="float">
            <text:p>1238.906</text:p>
          </table:table-cell>
          <table:table-cell office:value-type="float" office:value="-80.98843" calcext:value-type="float">
            <text:p>-80.98843</text:p>
          </table:table-cell>
          <table:table-cell office:value-type="float" office:value="101.2968" calcext:value-type="float">
            <text:p>101.2968</text:p>
          </table:table-cell>
          <table:table-cell office:value-type="float" office:value="1.097119" calcext:value-type="float">
            <text:p>1.097119</text:p>
          </table:table-cell>
          <table:table-cell office:value-type="float" office:value="0.04433686" calcext:value-type="float">
            <text:p>0.04433686</text:p>
          </table:table-cell>
          <table:table-cell office:value-type="float" office:value="0.5266781" calcext:value-type="float">
            <text:p>0.5266781</text:p>
          </table:table-cell>
          <table:table-cell office:value-type="float" office:value="0.04387463" calcext:value-type="float">
            <text:p>0.04387463</text:p>
          </table:table-cell>
          <table:table-cell office:value-type="float" office:value="0.0008545245" calcext:value-type="float">
            <text:p>0.0008545245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256.1561" calcext:value-type="float">
            <text:p>256.1561</text:p>
          </table:table-cell>
          <table:table-cell office:value-type="float" office:value="0" calcext:value-type="float">
            <text:p>0</text:p>
          </table:table-cell>
          <table:table-cell office:value-type="float" office:value="332.6112" calcext:value-type="float">
            <text:p>332.6112</text:p>
          </table:table-cell>
          <table:table-cell office:value-type="float" office:value="1178.435" calcext:value-type="float">
            <text:p>1178.435</text:p>
          </table:table-cell>
          <table:table-cell office:value-type="float" office:value="1433.025" calcext:value-type="float">
            <text:p>1433.025</text:p>
          </table:table-cell>
          <table:table-cell office:value-type="float" office:value="1278.508" calcext:value-type="float">
            <text:p>1278.508</text:p>
          </table:table-cell>
          <table:table-cell office:value-type="float" office:value="766.9783" calcext:value-type="float">
            <text:p>766.9783</text:p>
          </table:table-cell>
          <table:table-cell office:value-type="float" office:value="1078.945" calcext:value-type="float">
            <text:p>1078.945</text:p>
          </table:table-cell>
          <table:table-cell office:value-type="float" office:value="415.4233" calcext:value-type="float">
            <text:p>415.4233</text:p>
          </table:table-cell>
          <table:table-cell office:value-type="float" office:value="1860.891" calcext:value-type="float">
            <text:p>1860.891</text:p>
          </table:table-cell>
          <table:table-cell office:value-type="float" office:value="2096.049" calcext:value-type="float">
            <text:p>2096.049</text:p>
          </table:table-cell>
          <table:table-cell office:value-type="float" office:value="1675.229" calcext:value-type="float">
            <text:p>1675.229</text:p>
          </table:table-cell>
          <table:table-cell office:value-type="float" office:value="585.8096" calcext:value-type="float">
            <text:p>585.8096</text:p>
          </table:table-cell>
          <table:table-cell office:value-type="float" office:value="578.4778" calcext:value-type="float">
            <text:p>578.4778</text:p>
          </table:table-cell>
          <table:table-cell office:value-type="float" office:value="142.8312" calcext:value-type="float">
            <text:p>142.8312</text:p>
          </table:table-cell>
          <table:table-cell office:value-type="float" office:value="35.70274" calcext:value-type="float">
            <text:p>35.70274</text:p>
          </table:table-cell>
          <table:table-cell office:value-type="float" office:value="0" calcext:value-type="float">
            <text:p>0</text:p>
          </table:table-cell>
          <table:table-cell office:value-type="float" office:value="-0.04111821" calcext:value-type="float">
            <text:p>-0.04111821</text:p>
          </table:table-cell>
          <table:table-cell office:value-type="float" office:value="0" calcext:value-type="float">
            <text:p>0</text:p>
          </table:table-cell>
          <table:table-cell office:value-type="float" office:value="5.952394" calcext:value-type="float">
            <text:p>5.952394</text:p>
          </table:table-cell>
          <table:table-cell office:value-type="float" office:value="912.3433" calcext:value-type="float">
            <text:p>912.3433</text:p>
          </table:table-cell>
          <table:table-cell office:value-type="float" office:value="-313.6891" calcext:value-type="float">
            <text:p>-313.6891</text:p>
          </table:table-cell>
          <table:table-cell office:value-type="float" office:value="598.6543" calcext:value-type="float">
            <text:p>598.6543</text:p>
          </table:table-cell>
          <table:table-cell office:value-type="float" office:value="-344.6772" calcext:value-type="float">
            <text:p>-344.6772</text:p>
          </table:table-cell>
          <table:table-cell office:value-type="float" office:value="0" calcext:value-type="float">
            <text:p>0</text:p>
          </table:table-cell>
          <table:table-cell office:value-type="float" office:value="16.55879" calcext:value-type="float">
            <text:p>16.5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243.4532" calcext:value-type="float">
            <text:p>243.4532</text:p>
          </table:table-cell>
          <table:table-cell office:value-type="float" office:value="13214.93" calcext:value-type="float">
            <text:p>13214.93</text:p>
          </table:table-cell>
          <table:table-cell office:value-type="float" office:value="0" calcext:value-type="float">
            <text:p>0</text:p>
          </table:table-cell>
          <table:table-cell office:value-type="float" office:value="3.049269" calcext:value-type="float">
            <text:p>3.049269</text:p>
          </table:table-cell>
          <table:table-cell office:value-type="float" office:value="-426.9282" calcext:value-type="float">
            <text:p>-426.9282</text:p>
          </table:table-cell>
          <table:table-cell office:value-type="float" office:value="1252.04" calcext:value-type="float">
            <text:p>1252.04</text:p>
          </table:table-cell>
          <table:table-cell office:value-type="float" office:value="-83.64542" calcext:value-type="float">
            <text:p>-83.64542</text:p>
          </table:table-cell>
          <table:table-cell office:value-type="float" office:value="101.1119" calcext:value-type="float">
            <text:p>101.1119</text:p>
          </table:table-cell>
          <table:table-cell office:value-type="float" office:value="1.079991" calcext:value-type="float">
            <text:p>1.079991</text:p>
          </table:table-cell>
          <table:table-cell office:value-type="float" office:value="0.04509515" calcext:value-type="float">
            <text:p>0.04509515</text:p>
          </table:table-cell>
          <table:table-cell office:value-type="float" office:value="0.5266781" calcext:value-type="float">
            <text:p>0.5266781</text:p>
          </table:table-cell>
          <table:table-cell office:value-type="float" office:value="0.04387463" calcext:value-type="float">
            <text:p>0.04387463</text:p>
          </table:table-cell>
          <table:table-cell office:value-type="float" office:value="0.0008545245" calcext:value-type="float">
            <text:p>0.0008545245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261.7614" calcext:value-type="float">
            <text:p>261.7614</text:p>
          </table:table-cell>
          <table:table-cell office:value-type="float" office:value="0" calcext:value-type="float">
            <text:p>0</text:p>
          </table:table-cell>
          <table:table-cell office:value-type="float" office:value="332.6131" calcext:value-type="float">
            <text:p>332.6131</text:p>
          </table:table-cell>
          <table:table-cell office:value-type="float" office:value="1177.909" calcext:value-type="float">
            <text:p>1177.909</text:p>
          </table:table-cell>
          <table:table-cell office:value-type="float" office:value="1432.557" calcext:value-type="float">
            <text:p>1432.557</text:p>
          </table:table-cell>
          <table:table-cell office:value-type="float" office:value="1278.368" calcext:value-type="float">
            <text:p>1278.368</text:p>
          </table:table-cell>
          <table:table-cell office:value-type="float" office:value="766.8781" calcext:value-type="float">
            <text:p>766.8781</text:p>
          </table:table-cell>
          <table:table-cell office:value-type="float" office:value="1078.846" calcext:value-type="float">
            <text:p>1078.846</text:p>
          </table:table-cell>
          <table:table-cell office:value-type="float" office:value="415.375" calcext:value-type="float">
            <text:p>415.375</text:p>
          </table:table-cell>
          <table:table-cell office:value-type="float" office:value="1860.785" calcext:value-type="float">
            <text:p>1860.785</text:p>
          </table:table-cell>
          <table:table-cell office:value-type="float" office:value="2095.981" calcext:value-type="float">
            <text:p>2095.981</text:p>
          </table:table-cell>
          <table:table-cell office:value-type="float" office:value="1675.19" calcext:value-type="float">
            <text:p>1675.19</text:p>
          </table:table-cell>
          <table:table-cell office:value-type="float" office:value="585.8014" calcext:value-type="float">
            <text:p>585.8014</text:p>
          </table:table-cell>
          <table:table-cell office:value-type="float" office:value="578.4658" calcext:value-type="float">
            <text:p>578.4658</text:p>
          </table:table-cell>
          <table:table-cell office:value-type="float" office:value="142.8312" calcext:value-type="float">
            <text:p>142.8312</text:p>
          </table:table-cell>
          <table:table-cell office:value-type="float" office:value="35.70273" calcext:value-type="float">
            <text:p>35.70273</text:p>
          </table:table-cell>
          <table:table-cell office:value-type="float" office:value="0" calcext:value-type="float">
            <text:p>0</text:p>
          </table:table-cell>
          <table:table-cell office:value-type="float" office:value="-0.041299" calcext:value-type="float">
            <text:p>-0.041299</text:p>
          </table:table-cell>
          <table:table-cell office:value-type="float" office:value="0" calcext:value-type="float">
            <text:p>0</text:p>
          </table:table-cell>
          <table:table-cell office:value-type="float" office:value="5.998524" calcext:value-type="float">
            <text:p>5.998524</text:p>
          </table:table-cell>
          <table:table-cell office:value-type="float" office:value="929.3264" calcext:value-type="float">
            <text:p>929.3264</text:p>
          </table:table-cell>
          <table:table-cell office:value-type="float" office:value="-323.3448" calcext:value-type="float">
            <text:p>-323.3448</text:p>
          </table:table-cell>
          <table:table-cell office:value-type="float" office:value="605.9816" calcext:value-type="float">
            <text:p>605.9816</text:p>
          </table:table-cell>
          <table:table-cell office:value-type="float" office:value="-346.3501" calcext:value-type="float">
            <text:p>-346.3501</text:p>
          </table:table-cell>
          <table:table-cell office:value-type="float" office:value="0" calcext:value-type="float">
            <text:p>0</text:p>
          </table:table-cell>
          <table:table-cell office:value-type="float" office:value="16.51275" calcext:value-type="float">
            <text:p>16.5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242.3391" calcext:value-type="float">
            <text:p>242.3391</text:p>
          </table:table-cell>
          <table:table-cell office:value-type="float" office:value="13214.53" calcext:value-type="float">
            <text:p>13214.53</text:p>
          </table:table-cell>
          <table:table-cell office:value-type="float" office:value="0" calcext:value-type="float">
            <text:p>0</text:p>
          </table:table-cell>
          <table:table-cell office:value-type="float" office:value="3.17363" calcext:value-type="float">
            <text:p>3.17363</text:p>
          </table:table-cell>
          <table:table-cell office:value-type="float" office:value="-430.8218" calcext:value-type="float">
            <text:p>-430.8218</text:p>
          </table:table-cell>
          <table:table-cell office:value-type="float" office:value="1263.494" calcext:value-type="float">
            <text:p>1263.494</text:p>
          </table:table-cell>
          <table:table-cell office:value-type="float" office:value="-85.99565" calcext:value-type="float">
            <text:p>-85.99565</text:p>
          </table:table-cell>
          <table:table-cell office:value-type="float" office:value="100.7978" calcext:value-type="float">
            <text:p>100.7978</text:p>
          </table:table-cell>
          <table:table-cell office:value-type="float" office:value="1.06219" calcext:value-type="float">
            <text:p>1.06219</text:p>
          </table:table-cell>
          <table:table-cell office:value-type="float" office:value="0.04599856" calcext:value-type="float">
            <text:p>0.04599856</text:p>
          </table:table-cell>
          <table:table-cell office:value-type="float" office:value="0.5266781" calcext:value-type="float">
            <text:p>0.5266781</text:p>
          </table:table-cell>
          <table:table-cell office:value-type="float" office:value="0.04387463" calcext:value-type="float">
            <text:p>0.04387463</text:p>
          </table:table-cell>
          <table:table-cell office:value-type="float" office:value="0.0008545245" calcext:value-type="float">
            <text:p>0.0008545245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283.3398" calcext:value-type="float">
            <text:p>283.3398</text:p>
          </table:table-cell>
          <table:table-cell office:value-type="float" office:value="0" calcext:value-type="float">
            <text:p>0</text:p>
          </table:table-cell>
          <table:table-cell office:value-type="float" office:value="332.643" calcext:value-type="float">
            <text:p>332.643</text:p>
          </table:table-cell>
          <table:table-cell office:value-type="float" office:value="1177.418" calcext:value-type="float">
            <text:p>1177.418</text:p>
          </table:table-cell>
          <table:table-cell office:value-type="float" office:value="1432.115" calcext:value-type="float">
            <text:p>1432.115</text:p>
          </table:table-cell>
          <table:table-cell office:value-type="float" office:value="1278.241" calcext:value-type="float">
            <text:p>1278.241</text:p>
          </table:table-cell>
          <table:table-cell office:value-type="float" office:value="766.7822" calcext:value-type="float">
            <text:p>766.7822</text:p>
          </table:table-cell>
          <table:table-cell office:value-type="float" office:value="1078.753" calcext:value-type="float">
            <text:p>1078.753</text:p>
          </table:table-cell>
          <table:table-cell office:value-type="float" office:value="415.3288" calcext:value-type="float">
            <text:p>415.3288</text:p>
          </table:table-cell>
          <table:table-cell office:value-type="float" office:value="1860.682" calcext:value-type="float">
            <text:p>1860.682</text:p>
          </table:table-cell>
          <table:table-cell office:value-type="float" office:value="2095.912" calcext:value-type="float">
            <text:p>2095.912</text:p>
          </table:table-cell>
          <table:table-cell office:value-type="float" office:value="1675.152" calcext:value-type="float">
            <text:p>1675.152</text:p>
          </table:table-cell>
          <table:table-cell office:value-type="float" office:value="585.7933" calcext:value-type="float">
            <text:p>585.7933</text:p>
          </table:table-cell>
          <table:table-cell office:value-type="float" office:value="578.4535" calcext:value-type="float">
            <text:p>578.4535</text:p>
          </table:table-cell>
          <table:table-cell office:value-type="float" office:value="142.8312" calcext:value-type="float">
            <text:p>142.8312</text:p>
          </table:table-cell>
          <table:table-cell office:value-type="float" office:value="35.70272" calcext:value-type="float">
            <text:p>35.70272</text:p>
          </table:table-cell>
          <table:table-cell office:value-type="float" office:value="0" calcext:value-type="float">
            <text:p>0</text:p>
          </table:table-cell>
          <table:table-cell office:value-type="float" office:value="-0.04135423" calcext:value-type="float">
            <text:p>-0.04135423</text:p>
          </table:table-cell>
          <table:table-cell office:value-type="float" office:value="0" calcext:value-type="float">
            <text:p>0</text:p>
          </table:table-cell>
          <table:table-cell office:value-type="float" office:value="6.045152" calcext:value-type="float">
            <text:p>6.045152</text:p>
          </table:table-cell>
          <table:table-cell office:value-type="float" office:value="962.4473" calcext:value-type="float">
            <text:p>962.4473</text:p>
          </table:table-cell>
          <table:table-cell office:value-type="float" office:value="-333.3485" calcext:value-type="float">
            <text:p>-333.3485</text:p>
          </table:table-cell>
          <table:table-cell office:value-type="float" office:value="629.0989" calcext:value-type="float">
            <text:p>629.0989</text:p>
          </table:table-cell>
          <table:table-cell office:value-type="float" office:value="-347.8946" calcext:value-type="float">
            <text:p>-347.8946</text:p>
          </table:table-cell>
          <table:table-cell office:value-type="float" office:value="0" calcext:value-type="float">
            <text:p>0</text:p>
          </table:table-cell>
          <table:table-cell office:value-type="float" office:value="16.51027" calcext:value-type="float">
            <text:p>16.5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241.1827" calcext:value-type="float">
            <text:p>241.1827</text:p>
          </table:table-cell>
          <table:table-cell office:value-type="float" office:value="13214.24" calcext:value-type="float">
            <text:p>13214.24</text:p>
          </table:table-cell>
          <table:table-cell office:value-type="float" office:value="0" calcext:value-type="float">
            <text:p>0</text:p>
          </table:table-cell>
          <table:table-cell office:value-type="float" office:value="3.366153" calcext:value-type="float">
            <text:p>3.366153</text:p>
          </table:table-cell>
          <table:table-cell office:value-type="float" office:value="-433.2437" calcext:value-type="float">
            <text:p>-433.2437</text:p>
          </table:table-cell>
          <table:table-cell office:value-type="float" office:value="1266.883" calcext:value-type="float">
            <text:p>1266.883</text:p>
          </table:table-cell>
          <table:table-cell office:value-type="float" office:value="-88.28333" calcext:value-type="float">
            <text:p>-88.28333</text:p>
          </table:table-cell>
          <table:table-cell office:value-type="float" office:value="100.2424" calcext:value-type="float">
            <text:p>100.2424</text:p>
          </table:table-cell>
          <table:table-cell office:value-type="float" office:value="1.032476" calcext:value-type="float">
            <text:p>1.032476</text:p>
          </table:table-cell>
          <table:table-cell office:value-type="float" office:value="0.04591997" calcext:value-type="float">
            <text:p>0.04591997</text:p>
          </table:table-cell>
          <table:table-cell office:value-type="float" office:value="0.5283678" calcext:value-type="float">
            <text:p>0.5283678</text:p>
          </table:table-cell>
          <table:table-cell office:value-type="float" office:value="0.04404705" calcext:value-type="float">
            <text:p>0.04404705</text:p>
          </table:table-cell>
          <table:table-cell office:value-type="float" office:value="0.0009470007" calcext:value-type="float">
            <text:p>0.0009470007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302.3959" calcext:value-type="float">
            <text:p>302.3959</text:p>
          </table:table-cell>
          <table:table-cell office:value-type="float" office:value="0" calcext:value-type="float">
            <text:p>0</text:p>
          </table:table-cell>
          <table:table-cell office:value-type="float" office:value="332.6122" calcext:value-type="float">
            <text:p>332.6122</text:p>
          </table:table-cell>
          <table:table-cell office:value-type="float" office:value="1177.091" calcext:value-type="float">
            <text:p>1177.091</text:p>
          </table:table-cell>
          <table:table-cell office:value-type="float" office:value="1431.651" calcext:value-type="float">
            <text:p>1431.651</text:p>
          </table:table-cell>
          <table:table-cell office:value-type="float" office:value="1278.11" calcext:value-type="float">
            <text:p>1278.11</text:p>
          </table:table-cell>
          <table:table-cell office:value-type="float" office:value="766.6841" calcext:value-type="float">
            <text:p>766.6841</text:p>
          </table:table-cell>
          <table:table-cell office:value-type="float" office:value="1078.659" calcext:value-type="float">
            <text:p>1078.659</text:p>
          </table:table-cell>
          <table:table-cell office:value-type="float" office:value="415.2834" calcext:value-type="float">
            <text:p>415.2834</text:p>
          </table:table-cell>
          <table:table-cell office:value-type="float" office:value="1860.579" calcext:value-type="float">
            <text:p>1860.579</text:p>
          </table:table-cell>
          <table:table-cell office:value-type="float" office:value="2095.844" calcext:value-type="float">
            <text:p>2095.844</text:p>
          </table:table-cell>
          <table:table-cell office:value-type="float" office:value="1675.113" calcext:value-type="float">
            <text:p>1675.113</text:p>
          </table:table-cell>
          <table:table-cell office:value-type="float" office:value="585.7851" calcext:value-type="float">
            <text:p>585.7851</text:p>
          </table:table-cell>
          <table:table-cell office:value-type="float" office:value="578.4413" calcext:value-type="float">
            <text:p>578.4413</text:p>
          </table:table-cell>
          <table:table-cell office:value-type="float" office:value="142.8312" calcext:value-type="float">
            <text:p>142.8312</text:p>
          </table:table-cell>
          <table:table-cell office:value-type="float" office:value="35.70271" calcext:value-type="float">
            <text:p>35.70271</text:p>
          </table:table-cell>
          <table:table-cell office:value-type="float" office:value="0" calcext:value-type="float">
            <text:p>0</text:p>
          </table:table-cell>
          <table:table-cell office:value-type="float" office:value="-0.04146186" calcext:value-type="float">
            <text:p>-0.04146186</text:p>
          </table:table-cell>
          <table:table-cell office:value-type="float" office:value="0" calcext:value-type="float">
            <text:p>0</text:p>
          </table:table-cell>
          <table:table-cell office:value-type="float" office:value="6.096531" calcext:value-type="float">
            <text:p>6.096531</text:p>
          </table:table-cell>
          <table:table-cell office:value-type="float" office:value="992.254" calcext:value-type="float">
            <text:p>992.254</text:p>
          </table:table-cell>
          <table:table-cell office:value-type="float" office:value="-343.9583" calcext:value-type="float">
            <text:p>-343.9583</text:p>
          </table:table-cell>
          <table:table-cell office:value-type="float" office:value="648.2957" calcext:value-type="float">
            <text:p>648.2957</text:p>
          </table:table-cell>
          <table:table-cell office:value-type="float" office:value="-349.4409" calcext:value-type="float">
            <text:p>-349.4409</text:p>
          </table:table-cell>
          <table:table-cell office:value-type="float" office:value="0" calcext:value-type="float">
            <text:p>0</text:p>
          </table:table-cell>
          <table:table-cell office:value-type="float" office:value="17.92057" calcext:value-type="float">
            <text:p>17.9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239.8076" calcext:value-type="float">
            <text:p>239.8076</text:p>
          </table:table-cell>
          <table:table-cell office:value-type="float" office:value="13213.91" calcext:value-type="float">
            <text:p>13213.91</text:p>
          </table:table-cell>
          <table:table-cell office:value-type="float" office:value="0" calcext:value-type="float">
            <text:p>0</text:p>
          </table:table-cell>
          <table:table-cell office:value-type="float" office:value="3.558684" calcext:value-type="float">
            <text:p>3.558684</text:p>
          </table:table-cell>
          <table:table-cell office:value-type="float" office:value="-437.6004" calcext:value-type="float">
            <text:p>-437.6004</text:p>
          </table:table-cell>
          <table:table-cell office:value-type="float" office:value="1280.681" calcext:value-type="float">
            <text:p>1280.681</text:p>
          </table:table-cell>
          <table:table-cell office:value-type="float" office:value="-90.52017" calcext:value-type="float">
            <text:p>-90.52017</text:p>
          </table:table-cell>
          <table:table-cell office:value-type="float" office:value="100.2001" calcext:value-type="float">
            <text:p>100.2001</text:p>
          </table:table-cell>
          <table:table-cell office:value-type="float" office:value="1.016248" calcext:value-type="float">
            <text:p>1.016248</text:p>
          </table:table-cell>
          <table:table-cell office:value-type="float" office:value="0.04453718" calcext:value-type="float">
            <text:p>0.04453718</text:p>
          </table:table-cell>
          <table:table-cell office:value-type="float" office:value="0.5283678" calcext:value-type="float">
            <text:p>0.5283678</text:p>
          </table:table-cell>
          <table:table-cell office:value-type="float" office:value="0.04404705" calcext:value-type="float">
            <text:p>0.04404705</text:p>
          </table:table-cell>
          <table:table-cell office:value-type="float" office:value="0.0009470007" calcext:value-type="float">
            <text:p>0.0009470007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320.6313" calcext:value-type="float">
            <text:p>320.6313</text:p>
          </table:table-cell>
          <table:table-cell office:value-type="float" office:value="0" calcext:value-type="float">
            <text:p>0</text:p>
          </table:table-cell>
          <table:table-cell office:value-type="float" office:value="332.5303" calcext:value-type="float">
            <text:p>332.5303</text:p>
          </table:table-cell>
          <table:table-cell office:value-type="float" office:value="1176.616" calcext:value-type="float">
            <text:p>1176.616</text:p>
          </table:table-cell>
          <table:table-cell office:value-type="float" office:value="1431.112" calcext:value-type="float">
            <text:p>1431.112</text:p>
          </table:table-cell>
          <table:table-cell office:value-type="float" office:value="1277.98" calcext:value-type="float">
            <text:p>1277.98</text:p>
          </table:table-cell>
          <table:table-cell office:value-type="float" office:value="766.5873" calcext:value-type="float">
            <text:p>766.5873</text:p>
          </table:table-cell>
          <table:table-cell office:value-type="float" office:value="1078.567" calcext:value-type="float">
            <text:p>1078.567</text:p>
          </table:table-cell>
          <table:table-cell office:value-type="float" office:value="415.2375" calcext:value-type="float">
            <text:p>415.2375</text:p>
          </table:table-cell>
          <table:table-cell office:value-type="float" office:value="1860.477" calcext:value-type="float">
            <text:p>1860.477</text:p>
          </table:table-cell>
          <table:table-cell office:value-type="float" office:value="2095.777" calcext:value-type="float">
            <text:p>2095.777</text:p>
          </table:table-cell>
          <table:table-cell office:value-type="float" office:value="1675.075" calcext:value-type="float">
            <text:p>1675.075</text:p>
          </table:table-cell>
          <table:table-cell office:value-type="float" office:value="585.777" calcext:value-type="float">
            <text:p>585.777</text:p>
          </table:table-cell>
          <table:table-cell office:value-type="float" office:value="578.4292" calcext:value-type="float">
            <text:p>578.4292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71" calcext:value-type="float">
            <text:p>35.70271</text:p>
          </table:table-cell>
          <table:table-cell office:value-type="float" office:value="0" calcext:value-type="float">
            <text:p>0</text:p>
          </table:table-cell>
          <table:table-cell office:value-type="float" office:value="-0.04223984" calcext:value-type="float">
            <text:p>-0.04223984</text:p>
          </table:table-cell>
          <table:table-cell office:value-type="float" office:value="0" calcext:value-type="float">
            <text:p>0</text:p>
          </table:table-cell>
          <table:table-cell office:value-type="float" office:value="6.145673" calcext:value-type="float">
            <text:p>6.145673</text:p>
          </table:table-cell>
          <table:table-cell office:value-type="float" office:value="1023.754" calcext:value-type="float">
            <text:p>1023.754</text:p>
          </table:table-cell>
          <table:table-cell office:value-type="float" office:value="-355.099" calcext:value-type="float">
            <text:p>-355.099</text:p>
          </table:table-cell>
          <table:table-cell office:value-type="float" office:value="668.6555" calcext:value-type="float">
            <text:p>668.655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0" calcext:value-type="float">
            <text:p>0</text:p>
          </table:table-cell>
          <table:table-cell office:value-type="float" office:value="17.60197" calcext:value-type="float">
            <text:p>17.6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238.5423" calcext:value-type="float">
            <text:p>238.5423</text:p>
          </table:table-cell>
          <table:table-cell office:value-type="float" office:value="13213.56" calcext:value-type="float">
            <text:p>13213.56</text:p>
          </table:table-cell>
          <table:table-cell office:value-type="float" office:value="0" calcext:value-type="float">
            <text:p>0</text:p>
          </table:table-cell>
          <table:table-cell office:value-type="float" office:value="3.705193" calcext:value-type="float">
            <text:p>3.705193</text:p>
          </table:table-cell>
          <table:table-cell office:value-type="float" office:value="-441.6482" calcext:value-type="float">
            <text:p>-441.6482</text:p>
          </table:table-cell>
          <table:table-cell office:value-type="float" office:value="1292.159" calcext:value-type="float">
            <text:p>1292.159</text:p>
          </table:table-cell>
          <table:table-cell office:value-type="float" office:value="-92.84666" calcext:value-type="float">
            <text:p>-92.84666</text:p>
          </table:table-cell>
          <table:table-cell office:value-type="float" office:value="100.1937" calcext:value-type="float">
            <text:p>100.1937</text:p>
          </table:table-cell>
          <table:table-cell office:value-type="float" office:value="1.001889" calcext:value-type="float">
            <text:p>1.001889</text:p>
          </table:table-cell>
          <table:table-cell office:value-type="float" office:value="0.04508325" calcext:value-type="float">
            <text:p>0.04508325</text:p>
          </table:table-cell>
          <table:table-cell office:value-type="float" office:value="0.5283678" calcext:value-type="float">
            <text:p>0.5283678</text:p>
          </table:table-cell>
          <table:table-cell office:value-type="float" office:value="0.04404705" calcext:value-type="float">
            <text:p>0.04404705</text:p>
          </table:table-cell>
          <table:table-cell office:value-type="float" office:value="0.0009470007" calcext:value-type="float">
            <text:p>0.0009470007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335.1151" calcext:value-type="float">
            <text:p>335.1151</text:p>
          </table:table-cell>
          <table:table-cell office:value-type="float" office:value="0" calcext:value-type="float">
            <text:p>0</text:p>
          </table:table-cell>
          <table:table-cell office:value-type="float" office:value="332.4776" calcext:value-type="float">
            <text:p>332.4776</text:p>
          </table:table-cell>
          <table:table-cell office:value-type="float" office:value="1176.163" calcext:value-type="float">
            <text:p>1176.163</text:p>
          </table:table-cell>
          <table:table-cell office:value-type="float" office:value="1430.586" calcext:value-type="float">
            <text:p>1430.586</text:p>
          </table:table-cell>
          <table:table-cell office:value-type="float" office:value="1277.859" calcext:value-type="float">
            <text:p>1277.859</text:p>
          </table:table-cell>
          <table:table-cell office:value-type="float" office:value="766.4978" calcext:value-type="float">
            <text:p>766.4978</text:p>
          </table:table-cell>
          <table:table-cell office:value-type="float" office:value="1078.48" calcext:value-type="float">
            <text:p>1078.48</text:p>
          </table:table-cell>
          <table:table-cell office:value-type="float" office:value="415.1948" calcext:value-type="float">
            <text:p>415.1948</text:p>
          </table:table-cell>
          <table:table-cell office:value-type="float" office:value="1860.376" calcext:value-type="float">
            <text:p>1860.376</text:p>
          </table:table-cell>
          <table:table-cell office:value-type="float" office:value="2095.709" calcext:value-type="float">
            <text:p>2095.709</text:p>
          </table:table-cell>
          <table:table-cell office:value-type="float" office:value="1675.036" calcext:value-type="float">
            <text:p>1675.036</text:p>
          </table:table-cell>
          <table:table-cell office:value-type="float" office:value="585.7689" calcext:value-type="float">
            <text:p>585.7689</text:p>
          </table:table-cell>
          <table:table-cell office:value-type="float" office:value="578.4171" calcext:value-type="float">
            <text:p>578.4171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7" calcext:value-type="float">
            <text:p>35.7027</text:p>
          </table:table-cell>
          <table:table-cell office:value-type="float" office:value="0" calcext:value-type="float">
            <text:p>0</text:p>
          </table:table-cell>
          <table:table-cell office:value-type="float" office:value="-0.04234902" calcext:value-type="float">
            <text:p>-0.04234902</text:p>
          </table:table-cell>
          <table:table-cell office:value-type="float" office:value="0" calcext:value-type="float">
            <text:p>0</text:p>
          </table:table-cell>
          <table:table-cell office:value-type="float" office:value="6.182342" calcext:value-type="float">
            <text:p>6.182342</text:p>
          </table:table-cell>
          <table:table-cell office:value-type="float" office:value="1049.943" calcext:value-type="float">
            <text:p>1049.943</text:p>
          </table:table-cell>
          <table:table-cell office:value-type="float" office:value="-365.0783" calcext:value-type="float">
            <text:p>-365.0783</text:p>
          </table:table-cell>
          <table:table-cell office:value-type="float" office:value="684.8647" calcext:value-type="float">
            <text:p>684.8647</text:p>
          </table:table-cell>
          <table:table-cell office:value-type="float" office:value="-352.9276" calcext:value-type="float">
            <text:p>-352.9276</text:p>
          </table:table-cell>
          <table:table-cell office:value-type="float" office:value="0" calcext:value-type="float">
            <text:p>0</text:p>
          </table:table-cell>
          <table:table-cell office:value-type="float" office:value="17.55346" calcext:value-type="float">
            <text:p>17.55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237.3208" calcext:value-type="float">
            <text:p>237.3208</text:p>
          </table:table-cell>
          <table:table-cell office:value-type="float" office:value="13213.19" calcext:value-type="float">
            <text:p>13213.19</text:p>
          </table:table-cell>
          <table:table-cell office:value-type="float" office:value="0" calcext:value-type="float">
            <text:p>0</text:p>
          </table:table-cell>
          <table:table-cell office:value-type="float" office:value="3.847678" calcext:value-type="float">
            <text:p>3.847678</text:p>
          </table:table-cell>
          <table:table-cell office:value-type="float" office:value="-445.5327" calcext:value-type="float">
            <text:p>-445.5327</text:p>
          </table:table-cell>
          <table:table-cell office:value-type="float" office:value="1304.601" calcext:value-type="float">
            <text:p>1304.601</text:p>
          </table:table-cell>
          <table:table-cell office:value-type="float" office:value="-95.13445" calcext:value-type="float">
            <text:p>-95.13445</text:p>
          </table:table-cell>
          <table:table-cell office:value-type="float" office:value="100.0916" calcext:value-type="float">
            <text:p>100.0916</text:p>
          </table:table-cell>
          <table:table-cell office:value-type="float" office:value="0.9863447" calcext:value-type="float">
            <text:p>0.9863447</text:p>
          </table:table-cell>
          <table:table-cell office:value-type="float" office:value="0.04582097" calcext:value-type="float">
            <text:p>0.04582097</text:p>
          </table:table-cell>
          <table:table-cell office:value-type="float" office:value="0.5283678" calcext:value-type="float">
            <text:p>0.5283678</text:p>
          </table:table-cell>
          <table:table-cell office:value-type="float" office:value="0.04404705" calcext:value-type="float">
            <text:p>0.04404705</text:p>
          </table:table-cell>
          <table:table-cell office:value-type="float" office:value="0.0009470007" calcext:value-type="float">
            <text:p>0.0009470007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352.413" calcext:value-type="float">
            <text:p>352.413</text:p>
          </table:table-cell>
          <table:table-cell office:value-type="float" office:value="0" calcext:value-type="float">
            <text:p>0</text:p>
          </table:table-cell>
          <table:table-cell office:value-type="float" office:value="332.4671" calcext:value-type="float">
            <text:p>332.4671</text:p>
          </table:table-cell>
          <table:table-cell office:value-type="float" office:value="1175.713" calcext:value-type="float">
            <text:p>1175.713</text:p>
          </table:table-cell>
          <table:table-cell office:value-type="float" office:value="1430.043" calcext:value-type="float">
            <text:p>1430.043</text:p>
          </table:table-cell>
          <table:table-cell office:value-type="float" office:value="1277.739" calcext:value-type="float">
            <text:p>1277.739</text:p>
          </table:table-cell>
          <table:table-cell office:value-type="float" office:value="766.4022" calcext:value-type="float">
            <text:p>766.4022</text:p>
          </table:table-cell>
          <table:table-cell office:value-type="float" office:value="1078.394" calcext:value-type="float">
            <text:p>1078.394</text:p>
          </table:table-cell>
          <table:table-cell office:value-type="float" office:value="415.1544" calcext:value-type="float">
            <text:p>415.1544</text:p>
          </table:table-cell>
          <table:table-cell office:value-type="float" office:value="1860.276" calcext:value-type="float">
            <text:p>1860.276</text:p>
          </table:table-cell>
          <table:table-cell office:value-type="float" office:value="2095.642" calcext:value-type="float">
            <text:p>2095.642</text:p>
          </table:table-cell>
          <table:table-cell office:value-type="float" office:value="1674.997" calcext:value-type="float">
            <text:p>1674.997</text:p>
          </table:table-cell>
          <table:table-cell office:value-type="float" office:value="585.7608" calcext:value-type="float">
            <text:p>585.7608</text:p>
          </table:table-cell>
          <table:table-cell office:value-type="float" office:value="578.4048" calcext:value-type="float">
            <text:p>578.4048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69" calcext:value-type="float">
            <text:p>35.70269</text:p>
          </table:table-cell>
          <table:table-cell office:value-type="float" office:value="0" calcext:value-type="float">
            <text:p>0</text:p>
          </table:table-cell>
          <table:table-cell office:value-type="float" office:value="-0.04239836" calcext:value-type="float">
            <text:p>-0.04239836</text:p>
          </table:table-cell>
          <table:table-cell office:value-type="float" office:value="0" calcext:value-type="float">
            <text:p>0</text:p>
          </table:table-cell>
          <table:table-cell office:value-type="float" office:value="6.219192" calcext:value-type="float">
            <text:p>6.219192</text:p>
          </table:table-cell>
          <table:table-cell office:value-type="float" office:value="1079.869" calcext:value-type="float">
            <text:p>1079.869</text:p>
          </table:table-cell>
          <table:table-cell office:value-type="float" office:value="-376.1051" calcext:value-type="float">
            <text:p>-376.1051</text:p>
          </table:table-cell>
          <table:table-cell office:value-type="float" office:value="703.7634" calcext:value-type="float">
            <text:p>703.7634</text:p>
          </table:table-cell>
          <table:table-cell office:value-type="float" office:value="-354.5742" calcext:value-type="float">
            <text:p>-354.5742</text:p>
          </table:table-cell>
          <table:table-cell office:value-type="float" office:value="0" calcext:value-type="float">
            <text:p>0</text:p>
          </table:table-cell>
          <table:table-cell office:value-type="float" office:value="17.5976" calcext:value-type="float">
            <text:p>17.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236.058" calcext:value-type="float">
            <text:p>236.058</text:p>
          </table:table-cell>
          <table:table-cell office:value-type="float" office:value="13212.86" calcext:value-type="float">
            <text:p>13212.86</text:p>
          </table:table-cell>
          <table:table-cell office:value-type="float" office:value="0" calcext:value-type="float">
            <text:p>0</text:p>
          </table:table-cell>
          <table:table-cell office:value-type="float" office:value="4.032356" calcext:value-type="float">
            <text:p>4.032356</text:p>
          </table:table-cell>
          <table:table-cell office:value-type="float" office:value="-448.2681" calcext:value-type="float">
            <text:p>-448.2681</text:p>
          </table:table-cell>
          <table:table-cell office:value-type="float" office:value="1308.191" calcext:value-type="float">
            <text:p>1308.191</text:p>
          </table:table-cell>
          <table:table-cell office:value-type="float" office:value="-97.34056" calcext:value-type="float">
            <text:p>-97.34056</text:p>
          </table:table-cell>
          <table:table-cell office:value-type="float" office:value="99.86314" calcext:value-type="float">
            <text:p>99.86314</text:p>
          </table:table-cell>
          <table:table-cell office:value-type="float" office:value="0.9613632" calcext:value-type="float">
            <text:p>0.9613632</text:p>
          </table:table-cell>
          <table:table-cell office:value-type="float" office:value="0.04597079" calcext:value-type="float">
            <text:p>0.04597079</text:p>
          </table:table-cell>
          <table:table-cell office:value-type="float" office:value="0.5303846" calcext:value-type="float">
            <text:p>0.5303846</text:p>
          </table:table-cell>
          <table:table-cell office:value-type="float" office:value="0.04420465" calcext:value-type="float">
            <text:p>0.04420465</text:p>
          </table:table-cell>
          <table:table-cell office:value-type="float" office:value="0.00107678" calcext:value-type="float">
            <text:p>0.00107678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372.4315" calcext:value-type="float">
            <text:p>372.4315</text:p>
          </table:table-cell>
          <table:table-cell office:value-type="float" office:value="0" calcext:value-type="float">
            <text:p>0</text:p>
          </table:table-cell>
          <table:table-cell office:value-type="float" office:value="332.402" calcext:value-type="float">
            <text:p>332.402</text:p>
          </table:table-cell>
          <table:table-cell office:value-type="float" office:value="1175.299" calcext:value-type="float">
            <text:p>1175.299</text:p>
          </table:table-cell>
          <table:table-cell office:value-type="float" office:value="1429.526" calcext:value-type="float">
            <text:p>1429.526</text:p>
          </table:table-cell>
          <table:table-cell office:value-type="float" office:value="1277.607" calcext:value-type="float">
            <text:p>1277.607</text:p>
          </table:table-cell>
          <table:table-cell office:value-type="float" office:value="766.3111" calcext:value-type="float">
            <text:p>766.3111</text:p>
          </table:table-cell>
          <table:table-cell office:value-type="float" office:value="1078.308" calcext:value-type="float">
            <text:p>1078.308</text:p>
          </table:table-cell>
          <table:table-cell office:value-type="float" office:value="415.1136" calcext:value-type="float">
            <text:p>415.1136</text:p>
          </table:table-cell>
          <table:table-cell office:value-type="float" office:value="1860.176" calcext:value-type="float">
            <text:p>1860.176</text:p>
          </table:table-cell>
          <table:table-cell office:value-type="float" office:value="2095.575" calcext:value-type="float">
            <text:p>2095.575</text:p>
          </table:table-cell>
          <table:table-cell office:value-type="float" office:value="1674.959" calcext:value-type="float">
            <text:p>1674.959</text:p>
          </table:table-cell>
          <table:table-cell office:value-type="float" office:value="585.7527" calcext:value-type="float">
            <text:p>585.7527</text:p>
          </table:table-cell>
          <table:table-cell office:value-type="float" office:value="578.3924" calcext:value-type="float">
            <text:p>578.3924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68" calcext:value-type="float">
            <text:p>35.70268</text:p>
          </table:table-cell>
          <table:table-cell office:value-type="float" office:value="0" calcext:value-type="float">
            <text:p>0</text:p>
          </table:table-cell>
          <table:table-cell office:value-type="float" office:value="-0.04260649" calcext:value-type="float">
            <text:p>-0.04260649</text:p>
          </table:table-cell>
          <table:table-cell office:value-type="float" office:value="0" calcext:value-type="float">
            <text:p>0</text:p>
          </table:table-cell>
          <table:table-cell office:value-type="float" office:value="6.250666" calcext:value-type="float">
            <text:p>6.250666</text:p>
          </table:table-cell>
          <table:table-cell office:value-type="float" office:value="1111.206" calcext:value-type="float">
            <text:p>1111.206</text:p>
          </table:table-cell>
          <table:table-cell office:value-type="float" office:value="-386.8864" calcext:value-type="float">
            <text:p>-386.8864</text:p>
          </table:table-cell>
          <table:table-cell office:value-type="float" office:value="724.3193" calcext:value-type="float">
            <text:p>724.3193</text:p>
          </table:table-cell>
          <table:table-cell office:value-type="float" office:value="-356.2688" calcext:value-type="float">
            <text:p>-356.2688</text:p>
          </table:table-cell>
          <table:table-cell office:value-type="float" office:value="0" calcext:value-type="float">
            <text:p>0</text:p>
          </table:table-cell>
          <table:table-cell office:value-type="float" office:value="18.7571" calcext:value-type="float">
            <text:p>18.7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234.7614" calcext:value-type="float">
            <text:p>234.7614</text:p>
          </table:table-cell>
          <table:table-cell office:value-type="float" office:value="13212.49" calcext:value-type="float">
            <text:p>13212.49</text:p>
          </table:table-cell>
          <table:table-cell office:value-type="float" office:value="0" calcext:value-type="float">
            <text:p>0</text:p>
          </table:table-cell>
          <table:table-cell office:value-type="float" office:value="4.188958" calcext:value-type="float">
            <text:p>4.188958</text:p>
          </table:table-cell>
          <table:table-cell office:value-type="float" office:value="-452.4163" calcext:value-type="float">
            <text:p>-452.4163</text:p>
          </table:table-cell>
          <table:table-cell office:value-type="float" office:value="1321.506" calcext:value-type="float">
            <text:p>1321.506</text:p>
          </table:table-cell>
          <table:table-cell office:value-type="float" office:value="-99.53455" calcext:value-type="float">
            <text:p>-99.53455</text:p>
          </table:table-cell>
          <table:table-cell office:value-type="float" office:value="99.88119" calcext:value-type="float">
            <text:p>99.88119</text:p>
          </table:table-cell>
          <table:table-cell office:value-type="float" office:value="0.9473436" calcext:value-type="float">
            <text:p>0.9473436</text:p>
          </table:table-cell>
          <table:table-cell office:value-type="float" office:value="0.04629268" calcext:value-type="float">
            <text:p>0.04629268</text:p>
          </table:table-cell>
          <table:table-cell office:value-type="float" office:value="0.5303846" calcext:value-type="float">
            <text:p>0.5303846</text:p>
          </table:table-cell>
          <table:table-cell office:value-type="float" office:value="0.04420465" calcext:value-type="float">
            <text:p>0.04420465</text:p>
          </table:table-cell>
          <table:table-cell office:value-type="float" office:value="0.00107678" calcext:value-type="float">
            <text:p>0.00107678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390.7245" calcext:value-type="float">
            <text:p>390.7245</text:p>
          </table:table-cell>
          <table:table-cell office:value-type="float" office:value="0" calcext:value-type="float">
            <text:p>0</text:p>
          </table:table-cell>
          <table:table-cell office:value-type="float" office:value="332.3482" calcext:value-type="float">
            <text:p>332.3482</text:p>
          </table:table-cell>
          <table:table-cell office:value-type="float" office:value="1174.825" calcext:value-type="float">
            <text:p>1174.825</text:p>
          </table:table-cell>
          <table:table-cell office:value-type="float" office:value="1428.976" calcext:value-type="float">
            <text:p>1428.976</text:p>
          </table:table-cell>
          <table:table-cell office:value-type="float" office:value="1277.478" calcext:value-type="float">
            <text:p>1277.478</text:p>
          </table:table-cell>
          <table:table-cell office:value-type="float" office:value="766.2186" calcext:value-type="float">
            <text:p>766.2186</text:p>
          </table:table-cell>
          <table:table-cell office:value-type="float" office:value="1078.225" calcext:value-type="float">
            <text:p>1078.225</text:p>
          </table:table-cell>
          <table:table-cell office:value-type="float" office:value="415.0724" calcext:value-type="float">
            <text:p>415.0724</text:p>
          </table:table-cell>
          <table:table-cell office:value-type="float" office:value="1860.077" calcext:value-type="float">
            <text:p>1860.077</text:p>
          </table:table-cell>
          <table:table-cell office:value-type="float" office:value="2095.509" calcext:value-type="float">
            <text:p>2095.509</text:p>
          </table:table-cell>
          <table:table-cell office:value-type="float" office:value="1674.92" calcext:value-type="float">
            <text:p>1674.92</text:p>
          </table:table-cell>
          <table:table-cell office:value-type="float" office:value="585.7446" calcext:value-type="float">
            <text:p>585.7446</text:p>
          </table:table-cell>
          <table:table-cell office:value-type="float" office:value="578.3799" calcext:value-type="float">
            <text:p>578.3799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67" calcext:value-type="float">
            <text:p>35.70267</text:p>
          </table:table-cell>
          <table:table-cell office:value-type="float" office:value="0" calcext:value-type="float">
            <text:p>0</text:p>
          </table:table-cell>
          <table:table-cell office:value-type="float" office:value="-0.04295416" calcext:value-type="float">
            <text:p>-0.04295416</text:p>
          </table:table-cell>
          <table:table-cell office:value-type="float" office:value="0" calcext:value-type="float">
            <text:p>0</text:p>
          </table:table-cell>
          <table:table-cell office:value-type="float" office:value="6.276689" calcext:value-type="float">
            <text:p>6.276689</text:p>
          </table:table-cell>
          <table:table-cell office:value-type="float" office:value="1142.293" calcext:value-type="float">
            <text:p>1142.293</text:p>
          </table:table-cell>
          <table:table-cell office:value-type="float" office:value="-397.7203" calcext:value-type="float">
            <text:p>-397.7203</text:p>
          </table:table-cell>
          <table:table-cell office:value-type="float" office:value="744.573" calcext:value-type="float">
            <text:p>744.573</text:p>
          </table:table-cell>
          <table:table-cell office:value-type="float" office:value="-358.0051" calcext:value-type="float">
            <text:p>-358.0051</text:p>
          </table:table-cell>
          <table:table-cell office:value-type="float" office:value="0" calcext:value-type="float">
            <text:p>0</text:p>
          </table:table-cell>
          <table:table-cell office:value-type="float" office:value="18.53444" calcext:value-type="float">
            <text:p>18.5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233.5929" calcext:value-type="float">
            <text:p>233.5929</text:p>
          </table:table-cell>
          <table:table-cell office:value-type="float" office:value="13212.13" calcext:value-type="float">
            <text:p>13212.13</text:p>
          </table:table-cell>
          <table:table-cell office:value-type="float" office:value="0" calcext:value-type="float">
            <text:p>0</text:p>
          </table:table-cell>
          <table:table-cell office:value-type="float" office:value="4.339212" calcext:value-type="float">
            <text:p>4.339212</text:p>
          </table:table-cell>
          <table:table-cell office:value-type="float" office:value="-456.1245" calcext:value-type="float">
            <text:p>-456.1245</text:p>
          </table:table-cell>
          <table:table-cell office:value-type="float" office:value="1332.96" calcext:value-type="float">
            <text:p>1332.96</text:p>
          </table:table-cell>
          <table:table-cell office:value-type="float" office:value="-101.5963" calcext:value-type="float">
            <text:p>-101.5963</text:p>
          </table:table-cell>
          <table:table-cell office:value-type="float" office:value="99.79139" calcext:value-type="float">
            <text:p>99.79139</text:p>
          </table:table-cell>
          <table:table-cell office:value-type="float" office:value="0.9337315" calcext:value-type="float">
            <text:p>0.9337315</text:p>
          </table:table-cell>
          <table:table-cell office:value-type="float" office:value="0.04689332" calcext:value-type="float">
            <text:p>0.04689332</text:p>
          </table:table-cell>
          <table:table-cell office:value-type="float" office:value="0.5303846" calcext:value-type="float">
            <text:p>0.5303846</text:p>
          </table:table-cell>
          <table:table-cell office:value-type="float" office:value="0.04420465" calcext:value-type="float">
            <text:p>0.04420465</text:p>
          </table:table-cell>
          <table:table-cell office:value-type="float" office:value="0.00107678" calcext:value-type="float">
            <text:p>0.00107678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406.4764" calcext:value-type="float">
            <text:p>406.4764</text:p>
          </table:table-cell>
          <table:table-cell office:value-type="float" office:value="0" calcext:value-type="float">
            <text:p>0</text:p>
          </table:table-cell>
          <table:table-cell office:value-type="float" office:value="332.3565" calcext:value-type="float">
            <text:p>332.3565</text:p>
          </table:table-cell>
          <table:table-cell office:value-type="float" office:value="1174.382" calcext:value-type="float">
            <text:p>1174.382</text:p>
          </table:table-cell>
          <table:table-cell office:value-type="float" office:value="1428.451" calcext:value-type="float">
            <text:p>1428.451</text:p>
          </table:table-cell>
          <table:table-cell office:value-type="float" office:value="1277.353" calcext:value-type="float">
            <text:p>1277.353</text:p>
          </table:table-cell>
          <table:table-cell office:value-type="float" office:value="766.13" calcext:value-type="float">
            <text:p>766.13</text:p>
          </table:table-cell>
          <table:table-cell office:value-type="float" office:value="1078.146" calcext:value-type="float">
            <text:p>1078.146</text:p>
          </table:table-cell>
          <table:table-cell office:value-type="float" office:value="415.0332" calcext:value-type="float">
            <text:p>415.0332</text:p>
          </table:table-cell>
          <table:table-cell office:value-type="float" office:value="1859.978" calcext:value-type="float">
            <text:p>1859.978</text:p>
          </table:table-cell>
          <table:table-cell office:value-type="float" office:value="2095.443" calcext:value-type="float">
            <text:p>2095.443</text:p>
          </table:table-cell>
          <table:table-cell office:value-type="float" office:value="1674.882" calcext:value-type="float">
            <text:p>1674.882</text:p>
          </table:table-cell>
          <table:table-cell office:value-type="float" office:value="585.7366" calcext:value-type="float">
            <text:p>585.7366</text:p>
          </table:table-cell>
          <table:table-cell office:value-type="float" office:value="578.3674" calcext:value-type="float">
            <text:p>578.3674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66" calcext:value-type="float">
            <text:p>35.70266</text:p>
          </table:table-cell>
          <table:table-cell office:value-type="float" office:value="0" calcext:value-type="float">
            <text:p>0</text:p>
          </table:table-cell>
          <table:table-cell office:value-type="float" office:value="-0.04305391" calcext:value-type="float">
            <text:p>-0.04305391</text:p>
          </table:table-cell>
          <table:table-cell office:value-type="float" office:value="0" calcext:value-type="float">
            <text:p>0</text:p>
          </table:table-cell>
          <table:table-cell office:value-type="float" office:value="6.296814" calcext:value-type="float">
            <text:p>6.296814</text:p>
          </table:table-cell>
          <table:table-cell office:value-type="float" office:value="1170.069" calcext:value-type="float">
            <text:p>1170.069</text:p>
          </table:table-cell>
          <table:table-cell office:value-type="float" office:value="-408.095" calcext:value-type="float">
            <text:p>-408.095</text:p>
          </table:table-cell>
          <table:table-cell office:value-type="float" office:value="761.9739" calcext:value-type="float">
            <text:p>761.9739</text:p>
          </table:table-cell>
          <table:table-cell office:value-type="float" office:value="-359.6047" calcext:value-type="float">
            <text:p>-359.6047</text:p>
          </table:table-cell>
          <table:table-cell office:value-type="float" office:value="0" calcext:value-type="float">
            <text:p>0</text:p>
          </table:table-cell>
          <table:table-cell office:value-type="float" office:value="18.48247" calcext:value-type="float">
            <text:p>18.48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232.3174" calcext:value-type="float">
            <text:p>232.3174</text:p>
          </table:table-cell>
          <table:table-cell office:value-type="float" office:value="13211.77" calcext:value-type="float">
            <text:p>13211.77</text:p>
          </table:table-cell>
          <table:table-cell office:value-type="float" office:value="0" calcext:value-type="float">
            <text:p>0</text:p>
          </table:table-cell>
          <table:table-cell office:value-type="float" office:value="4.493109" calcext:value-type="float">
            <text:p>4.493109</text:p>
          </table:table-cell>
          <table:table-cell office:value-type="float" office:value="-459.9022" calcext:value-type="float">
            <text:p>-459.9022</text:p>
          </table:table-cell>
          <table:table-cell office:value-type="float" office:value="1344.624" calcext:value-type="float">
            <text:p>1344.624</text:p>
          </table:table-cell>
          <table:table-cell office:value-type="float" office:value="-103.7581" calcext:value-type="float">
            <text:p>-103.7581</text:p>
          </table:table-cell>
          <table:table-cell office:value-type="float" office:value="99.70814" calcext:value-type="float">
            <text:p>99.70814</text:p>
          </table:table-cell>
          <table:table-cell office:value-type="float" office:value="0.9188386" calcext:value-type="float">
            <text:p>0.9188386</text:p>
          </table:table-cell>
          <table:table-cell office:value-type="float" office:value="0.04751831" calcext:value-type="float">
            <text:p>0.04751831</text:p>
          </table:table-cell>
          <table:table-cell office:value-type="float" office:value="0.5303846" calcext:value-type="float">
            <text:p>0.5303846</text:p>
          </table:table-cell>
          <table:table-cell office:value-type="float" office:value="0.04420465" calcext:value-type="float">
            <text:p>0.04420465</text:p>
          </table:table-cell>
          <table:table-cell office:value-type="float" office:value="0.00107678" calcext:value-type="float">
            <text:p>0.00107678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425.2874" calcext:value-type="float">
            <text:p>425.2874</text:p>
          </table:table-cell>
          <table:table-cell office:value-type="float" office:value="0" calcext:value-type="float">
            <text:p>0</text:p>
          </table:table-cell>
          <table:table-cell office:value-type="float" office:value="332.3193" calcext:value-type="float">
            <text:p>332.3193</text:p>
          </table:table-cell>
          <table:table-cell office:value-type="float" office:value="1173.913" calcext:value-type="float">
            <text:p>1173.913</text:p>
          </table:table-cell>
          <table:table-cell office:value-type="float" office:value="1427.898" calcext:value-type="float">
            <text:p>1427.898</text:p>
          </table:table-cell>
          <table:table-cell office:value-type="float" office:value="1277.222" calcext:value-type="float">
            <text:p>1277.222</text:p>
          </table:table-cell>
          <table:table-cell office:value-type="float" office:value="766.0421" calcext:value-type="float">
            <text:p>766.0421</text:p>
          </table:table-cell>
          <table:table-cell office:value-type="float" office:value="1078.066" calcext:value-type="float">
            <text:p>1078.066</text:p>
          </table:table-cell>
          <table:table-cell office:value-type="float" office:value="414.9944" calcext:value-type="float">
            <text:p>414.9944</text:p>
          </table:table-cell>
          <table:table-cell office:value-type="float" office:value="1859.88" calcext:value-type="float">
            <text:p>1859.88</text:p>
          </table:table-cell>
          <table:table-cell office:value-type="float" office:value="2095.377" calcext:value-type="float">
            <text:p>2095.377</text:p>
          </table:table-cell>
          <table:table-cell office:value-type="float" office:value="1674.843" calcext:value-type="float">
            <text:p>1674.843</text:p>
          </table:table-cell>
          <table:table-cell office:value-type="float" office:value="585.7285" calcext:value-type="float">
            <text:p>585.7285</text:p>
          </table:table-cell>
          <table:table-cell office:value-type="float" office:value="578.3546" calcext:value-type="float">
            <text:p>578.3546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65" calcext:value-type="float">
            <text:p>35.70265</text:p>
          </table:table-cell>
          <table:table-cell office:value-type="float" office:value="0" calcext:value-type="float">
            <text:p>0</text:p>
          </table:table-cell>
          <table:table-cell office:value-type="float" office:value="-0.04312148" calcext:value-type="float">
            <text:p>-0.04312148</text:p>
          </table:table-cell>
          <table:table-cell office:value-type="float" office:value="0" calcext:value-type="float">
            <text:p>0</text:p>
          </table:table-cell>
          <table:table-cell office:value-type="float" office:value="6.316601" calcext:value-type="float">
            <text:p>6.316601</text:p>
          </table:table-cell>
          <table:table-cell office:value-type="float" office:value="1202.053" calcext:value-type="float">
            <text:p>1202.053</text:p>
          </table:table-cell>
          <table:table-cell office:value-type="float" office:value="-419.6503" calcext:value-type="float">
            <text:p>-419.6503</text:p>
          </table:table-cell>
          <table:table-cell office:value-type="float" office:value="782.4032" calcext:value-type="float">
            <text:p>782.4032</text:p>
          </table:table-cell>
          <table:table-cell office:value-type="float" office:value="-361.31" calcext:value-type="float">
            <text:p>-361.31</text:p>
          </table:table-cell>
          <table:table-cell office:value-type="float" office:value="0" calcext:value-type="float">
            <text:p>0</text:p>
          </table:table-cell>
          <table:table-cell office:value-type="float" office:value="18.56793" calcext:value-type="float">
            <text:p>18.56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231.0907" calcext:value-type="float">
            <text:p>231.0907</text:p>
          </table:table-cell>
          <table:table-cell office:value-type="float" office:value="13211.44" calcext:value-type="float">
            <text:p>13211.44</text:p>
          </table:table-cell>
          <table:table-cell office:value-type="float" office:value="0" calcext:value-type="float">
            <text:p>0</text:p>
          </table:table-cell>
          <table:table-cell office:value-type="float" office:value="4.685456" calcext:value-type="float">
            <text:p>4.685456</text:p>
          </table:table-cell>
          <table:table-cell office:value-type="float" office:value="-462.428" calcext:value-type="float">
            <text:p>-462.428</text:p>
          </table:table-cell>
          <table:table-cell office:value-type="float" office:value="1346.907" calcext:value-type="float">
            <text:p>1346.907</text:p>
          </table:table-cell>
          <table:table-cell office:value-type="float" office:value="-105.6973" calcext:value-type="float">
            <text:p>-105.6973</text:p>
          </table:table-cell>
          <table:table-cell office:value-type="float" office:value="99.53944" calcext:value-type="float">
            <text:p>99.53944</text:p>
          </table:table-cell>
          <table:table-cell office:value-type="float" office:value="0.8979504" calcext:value-type="float">
            <text:p>0.8979504</text:p>
          </table:table-cell>
          <table:table-cell office:value-type="float" office:value="0.04775935" calcext:value-type="float">
            <text:p>0.04775935</text:p>
          </table:table-cell>
          <table:table-cell office:value-type="float" office:value="0.5319918" calcext:value-type="float">
            <text:p>0.5319918</text:p>
          </table:table-cell>
          <table:table-cell office:value-type="float" office:value="0.04434034" calcext:value-type="float">
            <text:p>0.04434034</text:p>
          </table:table-cell>
          <table:table-cell office:value-type="float" office:value="0.001244046" calcext:value-type="float">
            <text:p>0.001244046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445.0696" calcext:value-type="float">
            <text:p>445.0696</text:p>
          </table:table-cell>
          <table:table-cell office:value-type="float" office:value="0" calcext:value-type="float">
            <text:p>0</text:p>
          </table:table-cell>
          <table:table-cell office:value-type="float" office:value="332.2491" calcext:value-type="float">
            <text:p>332.2491</text:p>
          </table:table-cell>
          <table:table-cell office:value-type="float" office:value="1173.511" calcext:value-type="float">
            <text:p>1173.511</text:p>
          </table:table-cell>
          <table:table-cell office:value-type="float" office:value="1427.402" calcext:value-type="float">
            <text:p>1427.402</text:p>
          </table:table-cell>
          <table:table-cell office:value-type="float" office:value="1277.09" calcext:value-type="float">
            <text:p>1277.09</text:p>
          </table:table-cell>
          <table:table-cell office:value-type="float" office:value="765.9501" calcext:value-type="float">
            <text:p>765.9501</text:p>
          </table:table-cell>
          <table:table-cell office:value-type="float" office:value="1077.984" calcext:value-type="float">
            <text:p>1077.984</text:p>
          </table:table-cell>
          <table:table-cell office:value-type="float" office:value="414.9553" calcext:value-type="float">
            <text:p>414.9553</text:p>
          </table:table-cell>
          <table:table-cell office:value-type="float" office:value="1859.781" calcext:value-type="float">
            <text:p>1859.781</text:p>
          </table:table-cell>
          <table:table-cell office:value-type="float" office:value="2095.311" calcext:value-type="float">
            <text:p>2095.311</text:p>
          </table:table-cell>
          <table:table-cell office:value-type="float" office:value="1674.804" calcext:value-type="float">
            <text:p>1674.804</text:p>
          </table:table-cell>
          <table:table-cell office:value-type="float" office:value="585.7205" calcext:value-type="float">
            <text:p>585.7205</text:p>
          </table:table-cell>
          <table:table-cell office:value-type="float" office:value="578.3417" calcext:value-type="float">
            <text:p>578.3417</text:p>
          </table:table-cell>
          <table:table-cell office:value-type="float" office:value="142.8311" calcext:value-type="float">
            <text:p>142.8311</text:p>
          </table:table-cell>
          <table:table-cell office:value-type="float" office:value="35.70264" calcext:value-type="float">
            <text:p>35.70264</text:p>
          </table:table-cell>
          <table:table-cell office:value-type="float" office:value="0" calcext:value-type="float">
            <text:p>0</text:p>
          </table:table-cell>
          <table:table-cell office:value-type="float" office:value="-0.04328119" calcext:value-type="float">
            <text:p>-0.04328119</text:p>
          </table:table-cell>
          <table:table-cell office:value-type="float" office:value="0" calcext:value-type="float">
            <text:p>0</text:p>
          </table:table-cell>
          <table:table-cell office:value-type="float" office:value="6.333412" calcext:value-type="float">
            <text:p>6.333412</text:p>
          </table:table-cell>
          <table:table-cell office:value-type="float" office:value="1232.299" calcext:value-type="float">
            <text:p>1232.299</text:p>
          </table:table-cell>
          <table:table-cell office:value-type="float" office:value="-429.5201" calcext:value-type="float">
            <text:p>-429.5201</text:p>
          </table:table-cell>
          <table:table-cell office:value-type="float" office:value="802.7786" calcext:value-type="float">
            <text:p>802.7786</text:p>
          </table:table-cell>
          <table:table-cell office:value-type="float" office:value="-362.975" calcext:value-type="float">
            <text:p>-362.975</text:p>
          </table:table-cell>
          <table:table-cell office:value-type="float" office:value="0" calcext:value-type="float">
            <text:p>0</text:p>
          </table:table-cell>
          <table:table-cell office:value-type="float" office:value="19.64398" calcext:value-type="float">
            <text:p>19.64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229.7821" calcext:value-type="float">
            <text:p>229.7821</text:p>
          </table:table-cell>
          <table:table-cell office:value-type="float" office:value="13211.08" calcext:value-type="float">
            <text:p>13211.08</text:p>
          </table:table-cell>
          <table:table-cell office:value-type="float" office:value="0" calcext:value-type="float">
            <text:p>0</text:p>
          </table:table-cell>
          <table:table-cell office:value-type="float" office:value="4.858404" calcext:value-type="float">
            <text:p>4.858404</text:p>
          </table:table-cell>
          <table:table-cell office:value-type="float" office:value="-466.1355" calcext:value-type="float">
            <text:p>-466.1355</text:p>
          </table:table-cell>
          <table:table-cell office:value-type="float" office:value="1359.098" calcext:value-type="float">
            <text:p>1359.098</text:p>
          </table:table-cell>
          <table:table-cell office:value-type="float" office:value="-107.64" calcext:value-type="float">
            <text:p>-107.64</text:p>
          </table:table-cell>
          <table:table-cell office:value-type="float" office:value="99.56237" calcext:value-type="float">
            <text:p>99.56237</text:p>
          </table:table-cell>
          <table:table-cell office:value-type="float" office:value="0.8846686" calcext:value-type="float">
            <text:p>0.8846686</text:p>
          </table:table-cell>
          <table:table-cell office:value-type="float" office:value="0.04790471" calcext:value-type="float">
            <text:p>0.04790471</text:p>
          </table:table-cell>
          <table:table-cell office:value-type="float" office:value="0.5319918" calcext:value-type="float">
            <text:p>0.5319918</text:p>
          </table:table-cell>
          <table:table-cell office:value-type="float" office:value="0.04434034" calcext:value-type="float">
            <text:p>0.04434034</text:p>
          </table:table-cell>
          <table:table-cell office:value-type="float" office:value="0.001244046" calcext:value-type="float">
            <text:p>0.001244046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463.2402" calcext:value-type="float">
            <text:p>463.2402</text:p>
          </table:table-cell>
          <table:table-cell office:value-type="float" office:value="0" calcext:value-type="float">
            <text:p>0</text:p>
          </table:table-cell>
          <table:table-cell office:value-type="float" office:value="332.1785" calcext:value-type="float">
            <text:p>332.1785</text:p>
          </table:table-cell>
          <table:table-cell office:value-type="float" office:value="1173.037" calcext:value-type="float">
            <text:p>1173.037</text:p>
          </table:table-cell>
          <table:table-cell office:value-type="float" office:value="1426.855" calcext:value-type="float">
            <text:p>1426.855</text:p>
          </table:table-cell>
          <table:table-cell office:value-type="float" office:value="1276.955" calcext:value-type="float">
            <text:p>1276.955</text:p>
          </table:table-cell>
          <table:table-cell office:value-type="float" office:value="765.8571" calcext:value-type="float">
            <text:p>765.8571</text:p>
          </table:table-cell>
          <table:table-cell office:value-type="float" office:value="1077.905" calcext:value-type="float">
            <text:p>1077.905</text:p>
          </table:table-cell>
          <table:table-cell office:value-type="float" office:value="414.916" calcext:value-type="float">
            <text:p>414.916</text:p>
          </table:table-cell>
          <table:table-cell office:value-type="float" office:value="1859.684" calcext:value-type="float">
            <text:p>1859.684</text:p>
          </table:table-cell>
          <table:table-cell office:value-type="float" office:value="2095.246" calcext:value-type="float">
            <text:p>2095.246</text:p>
          </table:table-cell>
          <table:table-cell office:value-type="float" office:value="1674.766" calcext:value-type="float">
            <text:p>1674.766</text:p>
          </table:table-cell>
          <table:table-cell office:value-type="float" office:value="585.7124" calcext:value-type="float">
            <text:p>585.7124</text:p>
          </table:table-cell>
          <table:table-cell office:value-type="float" office:value="578.3287" calcext:value-type="float">
            <text:p>578.3287</text:p>
          </table:table-cell>
          <table:table-cell office:value-type="float" office:value="142.831" calcext:value-type="float">
            <text:p>142.831</text:p>
          </table:table-cell>
          <table:table-cell office:value-type="float" office:value="35.70263" calcext:value-type="float">
            <text:p>35.70263</text:p>
          </table:table-cell>
          <table:table-cell office:value-type="float" office:value="0" calcext:value-type="float">
            <text:p>0</text:p>
          </table:table-cell>
          <table:table-cell office:value-type="float" office:value="-0.04377484" calcext:value-type="float">
            <text:p>-0.04377484</text:p>
          </table:table-cell>
          <table:table-cell office:value-type="float" office:value="0" calcext:value-type="float">
            <text:p>0</text:p>
          </table:table-cell>
          <table:table-cell office:value-type="float" office:value="6.353299" calcext:value-type="float">
            <text:p>6.353299</text:p>
          </table:table-cell>
          <table:table-cell office:value-type="float" office:value="1263.451" calcext:value-type="float">
            <text:p>1263.451</text:p>
          </table:table-cell>
          <table:table-cell office:value-type="float" office:value="-440.7361" calcext:value-type="float">
            <text:p>-440.7361</text:p>
          </table:table-cell>
          <table:table-cell office:value-type="float" office:value="822.7146" calcext:value-type="float">
            <text:p>822.7146</text:p>
          </table:table-cell>
          <table:table-cell office:value-type="float" office:value="-364.7387" calcext:value-type="float">
            <text:p>-364.7387</text:p>
          </table:table-cell>
          <table:table-cell office:value-type="float" office:value="0" calcext:value-type="float">
            <text:p>0</text:p>
          </table:table-cell>
          <table:table-cell office:value-type="float" office:value="19.63937" calcext:value-type="float">
            <text:p>19.63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228.5551" calcext:value-type="float">
            <text:p>228.5551</text:p>
          </table:table-cell>
          <table:table-cell office:value-type="float" office:value="13210.69" calcext:value-type="float">
            <text:p>13210.69</text:p>
          </table:table-cell>
          <table:table-cell office:value-type="float" office:value="0" calcext:value-type="float">
            <text:p>0</text:p>
          </table:table-cell>
          <table:table-cell office:value-type="float" office:value="5.011141" calcext:value-type="float">
            <text:p>5.011141</text:p>
          </table:table-cell>
          <table:table-cell office:value-type="float" office:value="-469.9176" calcext:value-type="float">
            <text:p>-469.9176</text:p>
          </table:table-cell>
          <table:table-cell office:value-type="float" office:value="1370.909" calcext:value-type="float">
            <text:p>1370.909</text:p>
          </table:table-cell>
          <table:table-cell office:value-type="float" office:value="-109.3793" calcext:value-type="float">
            <text:p>-109.3793</text:p>
          </table:table-cell>
          <table:table-cell office:value-type="float" office:value="99.45518" calcext:value-type="float">
            <text:p>99.45518</text:p>
          </table:table-cell>
          <table:table-cell office:value-type="float" office:value="0.8711274" calcext:value-type="float">
            <text:p>0.8711274</text:p>
          </table:table-cell>
          <table:table-cell office:value-type="float" office:value="0.04839378" calcext:value-type="float">
            <text:p>0.04839378</text:p>
          </table:table-cell>
          <table:table-cell office:value-type="float" office:value="0.5319918" calcext:value-type="float">
            <text:p>0.5319918</text:p>
          </table:table-cell>
          <table:table-cell office:value-type="float" office:value="0.04434034" calcext:value-type="float">
            <text:p>0.04434034</text:p>
          </table:table-cell>
          <table:table-cell office:value-type="float" office:value="0.001244046" calcext:value-type="float">
            <text:p>0.001244046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479.5987" calcext:value-type="float">
            <text:p>479.5987</text:p>
          </table:table-cell>
          <table:table-cell office:value-type="float" office:value="0" calcext:value-type="float">
            <text:p>0</text:p>
          </table:table-cell>
          <table:table-cell office:value-type="float" office:value="332.1744" calcext:value-type="float">
            <text:p>332.1744</text:p>
          </table:table-cell>
          <table:table-cell office:value-type="float" office:value="1172.572" calcext:value-type="float">
            <text:p>1172.572</text:p>
          </table:table-cell>
          <table:table-cell office:value-type="float" office:value="1426.308" calcext:value-type="float">
            <text:p>1426.308</text:p>
          </table:table-cell>
          <table:table-cell office:value-type="float" office:value="1276.818" calcext:value-type="float">
            <text:p>1276.818</text:p>
          </table:table-cell>
          <table:table-cell office:value-type="float" office:value="765.7579" calcext:value-type="float">
            <text:p>765.7579</text:p>
          </table:table-cell>
          <table:table-cell office:value-type="float" office:value="1077.827" calcext:value-type="float">
            <text:p>1077.827</text:p>
          </table:table-cell>
          <table:table-cell office:value-type="float" office:value="414.8774" calcext:value-type="float">
            <text:p>414.8774</text:p>
          </table:table-cell>
          <table:table-cell office:value-type="float" office:value="1859.586" calcext:value-type="float">
            <text:p>1859.586</text:p>
          </table:table-cell>
          <table:table-cell office:value-type="float" office:value="2095.18" calcext:value-type="float">
            <text:p>2095.18</text:p>
          </table:table-cell>
          <table:table-cell office:value-type="float" office:value="1674.727" calcext:value-type="float">
            <text:p>1674.727</text:p>
          </table:table-cell>
          <table:table-cell office:value-type="float" office:value="585.7045" calcext:value-type="float">
            <text:p>585.7045</text:p>
          </table:table-cell>
          <table:table-cell office:value-type="float" office:value="578.315" calcext:value-type="float">
            <text:p>578.315</text:p>
          </table:table-cell>
          <table:table-cell office:value-type="float" office:value="142.831" calcext:value-type="float">
            <text:p>142.831</text:p>
          </table:table-cell>
          <table:table-cell office:value-type="float" office:value="35.70263" calcext:value-type="float">
            <text:p>35.70263</text:p>
          </table:table-cell>
          <table:table-cell office:value-type="float" office:value="0" calcext:value-type="float">
            <text:p>0</text:p>
          </table:table-cell>
          <table:table-cell office:value-type="float" office:value="-0.04389859" calcext:value-type="float">
            <text:p>-0.04389859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292.824" calcext:value-type="float">
            <text:p>1292.824</text:p>
          </table:table-cell>
          <table:table-cell office:value-type="float" office:value="-451.6967" calcext:value-type="float">
            <text:p>-451.6967</text:p>
          </table:table-cell>
          <table:table-cell office:value-type="float" office:value="841.1271" calcext:value-type="float">
            <text:p>841.1271</text:p>
          </table:table-cell>
          <table:table-cell office:value-type="float" office:value="-366.4169" calcext:value-type="float">
            <text:p>-366.4169</text:p>
          </table:table-cell>
          <table:table-cell office:value-type="float" office:value="0" calcext:value-type="float">
            <text:p>0</text:p>
          </table:table-cell>
          <table:table-cell office:value-type="float" office:value="19.2706" calcext:value-type="float">
            <text:p>19.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227.4436" calcext:value-type="float">
            <text:p>227.4436</text:p>
          </table:table-cell>
          <table:table-cell office:value-type="float" office:value="13210.3" calcext:value-type="float">
            <text:p>13210.3</text:p>
          </table:table-cell>
          <table:table-cell office:value-type="float" office:value="0" calcext:value-type="float">
            <text:p>0</text:p>
          </table:table-cell>
          <table:table-cell office:value-type="float" office:value="5.183927" calcext:value-type="float">
            <text:p>5.183927</text:p>
          </table:table-cell>
          <table:table-cell office:value-type="float" office:value="-472.9149" calcext:value-type="float">
            <text:p>-472.9149</text:p>
          </table:table-cell>
          <table:table-cell office:value-type="float" office:value="1380.962" calcext:value-type="float">
            <text:p>1380.962</text:p>
          </table:table-cell>
          <table:table-cell office:value-type="float" office:value="-110.6123" calcext:value-type="float">
            <text:p>-110.6123</text:p>
          </table:table-cell>
          <table:table-cell office:value-type="float" office:value="99.235" calcext:value-type="float">
            <text:p>99.235</text:p>
          </table:table-cell>
          <table:table-cell office:value-type="float" office:value="0.8573979" calcext:value-type="float">
            <text:p>0.8573979</text:p>
          </table:table-cell>
          <table:table-cell office:value-type="float" office:value="0.04902624" calcext:value-type="float">
            <text:p>0.04902624</text:p>
          </table:table-cell>
          <table:table-cell office:value-type="float" office:value="0.5319918" calcext:value-type="float">
            <text:p>0.5319918</text:p>
          </table:table-cell>
          <table:table-cell office:value-type="float" office:value="0.04434034" calcext:value-type="float">
            <text:p>0.04434034</text:p>
          </table:table-cell>
          <table:table-cell office:value-type="float" office:value="0.001244046" calcext:value-type="float">
            <text:p>0.001244046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496.4584" calcext:value-type="float">
            <text:p>496.4584</text:p>
          </table:table-cell>
          <table:table-cell office:value-type="float" office:value="0" calcext:value-type="float">
            <text:p>0</text:p>
          </table:table-cell>
          <table:table-cell office:value-type="float" office:value="332.1949" calcext:value-type="float">
            <text:p>332.1949</text:p>
          </table:table-cell>
          <table:table-cell office:value-type="float" office:value="1172.149" calcext:value-type="float">
            <text:p>1172.149</text:p>
          </table:table-cell>
          <table:table-cell office:value-type="float" office:value="1425.792" calcext:value-type="float">
            <text:p>1425.792</text:p>
          </table:table-cell>
          <table:table-cell office:value-type="float" office:value="1276.674" calcext:value-type="float">
            <text:p>1276.674</text:p>
          </table:table-cell>
          <table:table-cell office:value-type="float" office:value="765.6661" calcext:value-type="float">
            <text:p>765.6661</text:p>
          </table:table-cell>
          <table:table-cell office:value-type="float" office:value="1077.747" calcext:value-type="float">
            <text:p>1077.747</text:p>
          </table:table-cell>
          <table:table-cell office:value-type="float" office:value="414.838" calcext:value-type="float">
            <text:p>414.838</text:p>
          </table:table-cell>
          <table:table-cell office:value-type="float" office:value="1859.488" calcext:value-type="float">
            <text:p>1859.488</text:p>
          </table:table-cell>
          <table:table-cell office:value-type="float" office:value="2095.116" calcext:value-type="float">
            <text:p>2095.116</text:p>
          </table:table-cell>
          <table:table-cell office:value-type="float" office:value="1674.687" calcext:value-type="float">
            <text:p>1674.687</text:p>
          </table:table-cell>
          <table:table-cell office:value-type="float" office:value="585.6961" calcext:value-type="float">
            <text:p>585.6961</text:p>
          </table:table-cell>
          <table:table-cell office:value-type="float" office:value="578.3002" calcext:value-type="float">
            <text:p>578.3002</text:p>
          </table:table-cell>
          <table:table-cell office:value-type="float" office:value="142.831" calcext:value-type="float">
            <text:p>142.831</text:p>
          </table:table-cell>
          <table:table-cell office:value-type="float" office:value="35.70262" calcext:value-type="float">
            <text:p>35.70262</text:p>
          </table:table-cell>
          <table:table-cell office:value-type="float" office:value="0" calcext:value-type="float">
            <text:p>0</text:p>
          </table:table-cell>
          <table:table-cell office:value-type="float" office:value="-0.0439405" calcext:value-type="float">
            <text:p>-0.0439405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322.06" calcext:value-type="float">
            <text:p>1322.06</text:p>
          </table:table-cell>
          <table:table-cell office:value-type="float" office:value="-462.3038" calcext:value-type="float">
            <text:p>-462.3038</text:p>
          </table:table-cell>
          <table:table-cell office:value-type="float" office:value="859.7564" calcext:value-type="float">
            <text:p>859.7564</text:p>
          </table:table-cell>
          <table:table-cell office:value-type="float" office:value="-368.019" calcext:value-type="float">
            <text:p>-368.019</text:p>
          </table:table-cell>
          <table:table-cell office:value-type="float" office:value="0" calcext:value-type="float">
            <text:p>0</text:p>
          </table:table-cell>
          <table:table-cell office:value-type="float" office:value="19.10492" calcext:value-type="float">
            <text:p>19.1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226.6362" calcext:value-type="float">
            <text:p>226.6362</text:p>
          </table:table-cell>
          <table:table-cell office:value-type="float" office:value="13209.86" calcext:value-type="float">
            <text:p>13209.86</text:p>
          </table:table-cell>
          <table:table-cell office:value-type="float" office:value="0" calcext:value-type="float">
            <text:p>0</text:p>
          </table:table-cell>
          <table:table-cell office:value-type="float" office:value="5.581764" calcext:value-type="float">
            <text:p>5.581764</text:p>
          </table:table-cell>
          <table:table-cell office:value-type="float" office:value="-475.7175" calcext:value-type="float">
            <text:p>-475.7175</text:p>
          </table:table-cell>
          <table:table-cell office:value-type="float" office:value="1391.527" calcext:value-type="float">
            <text:p>1391.527</text:p>
          </table:table-cell>
          <table:table-cell office:value-type="float" office:value="-111.7293" calcext:value-type="float">
            <text:p>-111.7293</text:p>
          </table:table-cell>
          <table:table-cell office:value-type="float" office:value="98.80456" calcext:value-type="float">
            <text:p>98.80456</text:p>
          </table:table-cell>
          <table:table-cell office:value-type="float" office:value="0.8426322" calcext:value-type="float">
            <text:p>0.8426322</text:p>
          </table:table-cell>
          <table:table-cell office:value-type="float" office:value="0.04974951" calcext:value-type="float">
            <text:p>0.04974951</text:p>
          </table:table-cell>
          <table:table-cell office:value-type="float" office:value="0.5319918" calcext:value-type="float">
            <text:p>0.5319918</text:p>
          </table:table-cell>
          <table:table-cell office:value-type="float" office:value="0.04434034" calcext:value-type="float">
            <text:p>0.04434034</text:p>
          </table:table-cell>
          <table:table-cell office:value-type="float" office:value="0.001244046" calcext:value-type="float">
            <text:p>0.001244046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513.2665" calcext:value-type="float">
            <text:p>513.2665</text:p>
          </table:table-cell>
          <table:table-cell office:value-type="float" office:value="0" calcext:value-type="float">
            <text:p>0</text:p>
          </table:table-cell>
          <table:table-cell office:value-type="float" office:value="332.224" calcext:value-type="float">
            <text:p>332.224</text:p>
          </table:table-cell>
          <table:table-cell office:value-type="float" office:value="1171.821" calcext:value-type="float">
            <text:p>1171.821</text:p>
          </table:table-cell>
          <table:table-cell office:value-type="float" office:value="1425.349" calcext:value-type="float">
            <text:p>1425.349</text:p>
          </table:table-cell>
          <table:table-cell office:value-type="float" office:value="1276.584" calcext:value-type="float">
            <text:p>1276.584</text:p>
          </table:table-cell>
          <table:table-cell office:value-type="float" office:value="765.5983" calcext:value-type="float">
            <text:p>765.5983</text:p>
          </table:table-cell>
          <table:table-cell office:value-type="float" office:value="1077.669" calcext:value-type="float">
            <text:p>1077.669</text:p>
          </table:table-cell>
          <table:table-cell office:value-type="float" office:value="414.8" calcext:value-type="float">
            <text:p>414.8</text:p>
          </table:table-cell>
          <table:table-cell office:value-type="float" office:value="1859.396" calcext:value-type="float">
            <text:p>1859.396</text:p>
          </table:table-cell>
          <table:table-cell office:value-type="float" office:value="2095.061" calcext:value-type="float">
            <text:p>2095.061</text:p>
          </table:table-cell>
          <table:table-cell office:value-type="float" office:value="1674.65" calcext:value-type="float">
            <text:p>1674.65</text:p>
          </table:table-cell>
          <table:table-cell office:value-type="float" office:value="585.6876" calcext:value-type="float">
            <text:p>585.6876</text:p>
          </table:table-cell>
          <table:table-cell office:value-type="float" office:value="578.284" calcext:value-type="float">
            <text:p>578.284</text:p>
          </table:table-cell>
          <table:table-cell office:value-type="float" office:value="142.831" calcext:value-type="float">
            <text:p>142.831</text:p>
          </table:table-cell>
          <table:table-cell office:value-type="float" office:value="35.70261" calcext:value-type="float">
            <text:p>35.70261</text:p>
          </table:table-cell>
          <table:table-cell office:value-type="float" office:value="0" calcext:value-type="float">
            <text:p>0</text:p>
          </table:table-cell>
          <table:table-cell office:value-type="float" office:value="-0.04397926" calcext:value-type="float">
            <text:p>-0.04397926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351.435" calcext:value-type="float">
            <text:p>1351.435</text:p>
          </table:table-cell>
          <table:table-cell office:value-type="float" office:value="-473.1815" calcext:value-type="float">
            <text:p>-473.1815</text:p>
          </table:table-cell>
          <table:table-cell office:value-type="float" office:value="878.2534" calcext:value-type="float">
            <text:p>878.2534</text:p>
          </table:table-cell>
          <table:table-cell office:value-type="float" office:value="-369.5688" calcext:value-type="float">
            <text:p>-369.5688</text:p>
          </table:table-cell>
          <table:table-cell office:value-type="float" office:value="0" calcext:value-type="float">
            <text:p>0</text:p>
          </table:table-cell>
          <table:table-cell office:value-type="float" office:value="18.96641" calcext:value-type="float">
            <text:p>18.9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225.9641" calcext:value-type="float">
            <text:p>225.9641</text:p>
          </table:table-cell>
          <table:table-cell office:value-type="float" office:value="13209.47" calcext:value-type="float">
            <text:p>13209.47</text:p>
          </table:table-cell>
          <table:table-cell office:value-type="float" office:value="0" calcext:value-type="float">
            <text:p>0</text:p>
          </table:table-cell>
          <table:table-cell office:value-type="float" office:value="6.142373" calcext:value-type="float">
            <text:p>6.142373</text:p>
          </table:table-cell>
          <table:table-cell office:value-type="float" office:value="-477.4704" calcext:value-type="float">
            <text:p>-477.4704</text:p>
          </table:table-cell>
          <table:table-cell office:value-type="float" office:value="1390.496" calcext:value-type="float">
            <text:p>1390.496</text:p>
          </table:table-cell>
          <table:table-cell office:value-type="float" office:value="-112.7055" calcext:value-type="float">
            <text:p>-112.7055</text:p>
          </table:table-cell>
          <table:table-cell office:value-type="float" office:value="98.40413" calcext:value-type="float">
            <text:p>98.40413</text:p>
          </table:table-cell>
          <table:table-cell office:value-type="float" office:value="0.8238326" calcext:value-type="float">
            <text:p>0.8238326</text:p>
          </table:table-cell>
          <table:table-cell office:value-type="float" office:value="0.05005945" calcext:value-type="float">
            <text:p>0.05005945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535.6554" calcext:value-type="float">
            <text:p>535.6554</text:p>
          </table:table-cell>
          <table:table-cell office:value-type="float" office:value="0" calcext:value-type="float">
            <text:p>0</text:p>
          </table:table-cell>
          <table:table-cell office:value-type="float" office:value="332.1513" calcext:value-type="float">
            <text:p>332.1513</text:p>
          </table:table-cell>
          <table:table-cell office:value-type="float" office:value="1171.602" calcext:value-type="float">
            <text:p>1171.602</text:p>
          </table:table-cell>
          <table:table-cell office:value-type="float" office:value="1424.965" calcext:value-type="float">
            <text:p>1424.965</text:p>
          </table:table-cell>
          <table:table-cell office:value-type="float" office:value="1276.546" calcext:value-type="float">
            <text:p>1276.546</text:p>
          </table:table-cell>
          <table:table-cell office:value-type="float" office:value="765.5672" calcext:value-type="float">
            <text:p>765.5672</text:p>
          </table:table-cell>
          <table:table-cell office:value-type="float" office:value="1077.6" calcext:value-type="float">
            <text:p>1077.6</text:p>
          </table:table-cell>
          <table:table-cell office:value-type="float" office:value="414.7673" calcext:value-type="float">
            <text:p>414.7673</text:p>
          </table:table-cell>
          <table:table-cell office:value-type="float" office:value="1859.309" calcext:value-type="float">
            <text:p>1859.309</text:p>
          </table:table-cell>
          <table:table-cell office:value-type="float" office:value="2095.009" calcext:value-type="float">
            <text:p>2095.009</text:p>
          </table:table-cell>
          <table:table-cell office:value-type="float" office:value="1674.615" calcext:value-type="float">
            <text:p>1674.615</text:p>
          </table:table-cell>
          <table:table-cell office:value-type="float" office:value="585.6807" calcext:value-type="float">
            <text:p>585.6807</text:p>
          </table:table-cell>
          <table:table-cell office:value-type="float" office:value="578.2684" calcext:value-type="float">
            <text:p>578.2684</text:p>
          </table:table-cell>
          <table:table-cell office:value-type="float" office:value="142.831" calcext:value-type="float">
            <text:p>142.831</text:p>
          </table:table-cell>
          <table:table-cell office:value-type="float" office:value="35.7026" calcext:value-type="float">
            <text:p>35.7026</text:p>
          </table:table-cell>
          <table:table-cell office:value-type="float" office:value="0" calcext:value-type="float">
            <text:p>0</text:p>
          </table:table-cell>
          <table:table-cell office:value-type="float" office:value="-0.04404464" calcext:value-type="float">
            <text:p>-0.04404464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384.316" calcext:value-type="float">
            <text:p>1384.316</text:p>
          </table:table-cell>
          <table:table-cell office:value-type="float" office:value="-482.8919" calcext:value-type="float">
            <text:p>-482.8919</text:p>
          </table:table-cell>
          <table:table-cell office:value-type="float" office:value="901.424" calcext:value-type="float">
            <text:p>901.424</text:p>
          </table:table-cell>
          <table:table-cell office:value-type="float" office:value="-371.1035" calcext:value-type="float">
            <text:p>-371.1035</text:p>
          </table:table-cell>
          <table:table-cell office:value-type="float" office:value="0" calcext:value-type="float">
            <text:p>0</text:p>
          </table:table-cell>
          <table:table-cell office:value-type="float" office:value="19.72069" calcext:value-type="float">
            <text:p>19.7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225.2825" calcext:value-type="float">
            <text:p>225.2825</text:p>
          </table:table-cell>
          <table:table-cell office:value-type="float" office:value="13209.06" calcext:value-type="float">
            <text:p>13209.06</text:p>
          </table:table-cell>
          <table:table-cell office:value-type="float" office:value="0" calcext:value-type="float">
            <text:p>0</text:p>
          </table:table-cell>
          <table:table-cell office:value-type="float" office:value="6.754976" calcext:value-type="float">
            <text:p>6.754976</text:p>
          </table:table-cell>
          <table:table-cell office:value-type="float" office:value="-480.5077" calcext:value-type="float">
            <text:p>-480.5077</text:p>
          </table:table-cell>
          <table:table-cell office:value-type="float" office:value="1400.619" calcext:value-type="float">
            <text:p>1400.619</text:p>
          </table:table-cell>
          <table:table-cell office:value-type="float" office:value="-113.5474" calcext:value-type="float">
            <text:p>-113.5474</text:p>
          </table:table-cell>
          <table:table-cell office:value-type="float" office:value="98.36293" calcext:value-type="float">
            <text:p>98.36293</text:p>
          </table:table-cell>
          <table:table-cell office:value-type="float" office:value="0.8123553" calcext:value-type="float">
            <text:p>0.8123553</text:p>
          </table:table-cell>
          <table:table-cell office:value-type="float" office:value="0.0501686" calcext:value-type="float">
            <text:p>0.0501686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555.9415" calcext:value-type="float">
            <text:p>555.9415</text:p>
          </table:table-cell>
          <table:table-cell office:value-type="float" office:value="0" calcext:value-type="float">
            <text:p>0</text:p>
          </table:table-cell>
          <table:table-cell office:value-type="float" office:value="332.0828" calcext:value-type="float">
            <text:p>332.0828</text:p>
          </table:table-cell>
          <table:table-cell office:value-type="float" office:value="1171.268" calcext:value-type="float">
            <text:p>1171.268</text:p>
          </table:table-cell>
          <table:table-cell office:value-type="float" office:value="1424.574" calcext:value-type="float">
            <text:p>1424.574</text:p>
          </table:table-cell>
          <table:table-cell office:value-type="float" office:value="1276.524" calcext:value-type="float">
            <text:p>1276.524</text:p>
          </table:table-cell>
          <table:table-cell office:value-type="float" office:value="765.5618" calcext:value-type="float">
            <text:p>765.5618</text:p>
          </table:table-cell>
          <table:table-cell office:value-type="float" office:value="1077.545" calcext:value-type="float">
            <text:p>1077.545</text:p>
          </table:table-cell>
          <table:table-cell office:value-type="float" office:value="414.7409" calcext:value-type="float">
            <text:p>414.7409</text:p>
          </table:table-cell>
          <table:table-cell office:value-type="float" office:value="1859.225" calcext:value-type="float">
            <text:p>1859.225</text:p>
          </table:table-cell>
          <table:table-cell office:value-type="float" office:value="2094.96" calcext:value-type="float">
            <text:p>2094.96</text:p>
          </table:table-cell>
          <table:table-cell office:value-type="float" office:value="1674.583" calcext:value-type="float">
            <text:p>1674.583</text:p>
          </table:table-cell>
          <table:table-cell office:value-type="float" office:value="585.6751" calcext:value-type="float">
            <text:p>585.6751</text:p>
          </table:table-cell>
          <table:table-cell office:value-type="float" office:value="578.255" calcext:value-type="float">
            <text:p>578.255</text:p>
          </table:table-cell>
          <table:table-cell office:value-type="float" office:value="142.831" calcext:value-type="float">
            <text:p>142.831</text:p>
          </table:table-cell>
          <table:table-cell office:value-type="float" office:value="35.70259" calcext:value-type="float">
            <text:p>35.70259</text:p>
          </table:table-cell>
          <table:table-cell office:value-type="float" office:value="0" calcext:value-type="float">
            <text:p>0</text:p>
          </table:table-cell>
          <table:table-cell office:value-type="float" office:value="-0.04430092" calcext:value-type="float">
            <text:p>-0.04430092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416.854" calcext:value-type="float">
            <text:p>1416.854</text:p>
          </table:table-cell>
          <table:table-cell office:value-type="float" office:value="-492.9469" calcext:value-type="float">
            <text:p>-492.9469</text:p>
          </table:table-cell>
          <table:table-cell office:value-type="float" office:value="923.907" calcext:value-type="float">
            <text:p>923.907</text:p>
          </table:table-cell>
          <table:table-cell office:value-type="float" office:value="-372.7347" calcext:value-type="float">
            <text:p>-372.7347</text:p>
          </table:table-cell>
          <table:table-cell office:value-type="float" office:value="0" calcext:value-type="float">
            <text:p>0</text:p>
          </table:table-cell>
          <table:table-cell office:value-type="float" office:value="19.15071" calcext:value-type="float">
            <text:p>19.15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224.8294" calcext:value-type="float">
            <text:p>224.8294</text:p>
          </table:table-cell>
          <table:table-cell office:value-type="float" office:value="13208.65" calcext:value-type="float">
            <text:p>13208.65</text:p>
          </table:table-cell>
          <table:table-cell office:value-type="float" office:value="0" calcext:value-type="float">
            <text:p>0</text:p>
          </table:table-cell>
          <table:table-cell office:value-type="float" office:value="7.426131" calcext:value-type="float">
            <text:p>7.426131</text:p>
          </table:table-cell>
          <table:table-cell office:value-type="float" office:value="-482.9189" calcext:value-type="float">
            <text:p>-482.9189</text:p>
          </table:table-cell>
          <table:table-cell office:value-type="float" office:value="1408.944" calcext:value-type="float">
            <text:p>1408.944</text:p>
          </table:table-cell>
          <table:table-cell office:value-type="float" office:value="-114.2997" calcext:value-type="float">
            <text:p>-114.2997</text:p>
          </table:table-cell>
          <table:table-cell office:value-type="float" office:value="98.20046" calcext:value-type="float">
            <text:p>98.20046</text:p>
          </table:table-cell>
          <table:table-cell office:value-type="float" office:value="0.8010951" calcext:value-type="float">
            <text:p>0.8010951</text:p>
          </table:table-cell>
          <table:table-cell office:value-type="float" office:value="0.05078161" calcext:value-type="float">
            <text:p>0.05078161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576.1387" calcext:value-type="float">
            <text:p>576.1387</text:p>
          </table:table-cell>
          <table:table-cell office:value-type="float" office:value="0" calcext:value-type="float">
            <text:p>0</text:p>
          </table:table-cell>
          <table:table-cell office:value-type="float" office:value="332.1098" calcext:value-type="float">
            <text:p>332.1098</text:p>
          </table:table-cell>
          <table:table-cell office:value-type="float" office:value="1171.007" calcext:value-type="float">
            <text:p>1171.007</text:p>
          </table:table-cell>
          <table:table-cell office:value-type="float" office:value="1424.206" calcext:value-type="float">
            <text:p>1424.206</text:p>
          </table:table-cell>
          <table:table-cell office:value-type="float" office:value="1276.507" calcext:value-type="float">
            <text:p>1276.507</text:p>
          </table:table-cell>
          <table:table-cell office:value-type="float" office:value="765.5731" calcext:value-type="float">
            <text:p>765.5731</text:p>
          </table:table-cell>
          <table:table-cell office:value-type="float" office:value="1077.5" calcext:value-type="float">
            <text:p>1077.5</text:p>
          </table:table-cell>
          <table:table-cell office:value-type="float" office:value="414.72" calcext:value-type="float">
            <text:p>414.72</text:p>
          </table:table-cell>
          <table:table-cell office:value-type="float" office:value="1859.143" calcext:value-type="float">
            <text:p>1859.143</text:p>
          </table:table-cell>
          <table:table-cell office:value-type="float" office:value="2094.912" calcext:value-type="float">
            <text:p>2094.912</text:p>
          </table:table-cell>
          <table:table-cell office:value-type="float" office:value="1674.552" calcext:value-type="float">
            <text:p>1674.552</text:p>
          </table:table-cell>
          <table:table-cell office:value-type="float" office:value="585.6703" calcext:value-type="float">
            <text:p>585.6703</text:p>
          </table:table-cell>
          <table:table-cell office:value-type="float" office:value="578.2429" calcext:value-type="float">
            <text:p>578.2429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8" calcext:value-type="float">
            <text:p>35.70258</text:p>
          </table:table-cell>
          <table:table-cell office:value-type="float" office:value="0" calcext:value-type="float">
            <text:p>0</text:p>
          </table:table-cell>
          <table:table-cell office:value-type="float" office:value="-0.04433055" calcext:value-type="float">
            <text:p>-0.04433055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448.991" calcext:value-type="float">
            <text:p>1448.991</text:p>
          </table:table-cell>
          <table:table-cell office:value-type="float" office:value="-503.23" calcext:value-type="float">
            <text:p>-503.23</text:p>
          </table:table-cell>
          <table:table-cell office:value-type="float" office:value="945.7606" calcext:value-type="float">
            <text:p>945.7606</text:p>
          </table:table-cell>
          <table:table-cell office:value-type="float" office:value="-374.1884" calcext:value-type="float">
            <text:p>-374.1884</text:p>
          </table:table-cell>
          <table:table-cell office:value-type="float" office:value="0" calcext:value-type="float">
            <text:p>0</text:p>
          </table:table-cell>
          <table:table-cell office:value-type="float" office:value="18.94137" calcext:value-type="float">
            <text:p>18.94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224.5018" calcext:value-type="float">
            <text:p>224.5018</text:p>
          </table:table-cell>
          <table:table-cell office:value-type="float" office:value="13208.23" calcext:value-type="float">
            <text:p>13208.23</text:p>
          </table:table-cell>
          <table:table-cell office:value-type="float" office:value="0" calcext:value-type="float">
            <text:p>0</text:p>
          </table:table-cell>
          <table:table-cell office:value-type="float" office:value="8.179275" calcext:value-type="float">
            <text:p>8.179275</text:p>
          </table:table-cell>
          <table:table-cell office:value-type="float" office:value="-485.203" calcext:value-type="float">
            <text:p>-485.203</text:p>
          </table:table-cell>
          <table:table-cell office:value-type="float" office:value="1418.021" calcext:value-type="float">
            <text:p>1418.021</text:p>
          </table:table-cell>
          <table:table-cell office:value-type="float" office:value="-115.0436" calcext:value-type="float">
            <text:p>-115.0436</text:p>
          </table:table-cell>
          <table:table-cell office:value-type="float" office:value="97.90723" calcext:value-type="float">
            <text:p>97.90723</text:p>
          </table:table-cell>
          <table:table-cell office:value-type="float" office:value="0.7889259" calcext:value-type="float">
            <text:p>0.7889259</text:p>
          </table:table-cell>
          <table:table-cell office:value-type="float" office:value="0.05152743" calcext:value-type="float">
            <text:p>0.05152743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593.7375" calcext:value-type="float">
            <text:p>593.7375</text:p>
          </table:table-cell>
          <table:table-cell office:value-type="float" office:value="0" calcext:value-type="float">
            <text:p>0</text:p>
          </table:table-cell>
          <table:table-cell office:value-type="float" office:value="332.1658" calcext:value-type="float">
            <text:p>332.1658</text:p>
          </table:table-cell>
          <table:table-cell office:value-type="float" office:value="1170.777" calcext:value-type="float">
            <text:p>1170.777</text:p>
          </table:table-cell>
          <table:table-cell office:value-type="float" office:value="1423.86" calcext:value-type="float">
            <text:p>1423.86</text:p>
          </table:table-cell>
          <table:table-cell office:value-type="float" office:value="1276.499" calcext:value-type="float">
            <text:p>1276.499</text:p>
          </table:table-cell>
          <table:table-cell office:value-type="float" office:value="765.6024" calcext:value-type="float">
            <text:p>765.6024</text:p>
          </table:table-cell>
          <table:table-cell office:value-type="float" office:value="1077.458" calcext:value-type="float">
            <text:p>1077.458</text:p>
          </table:table-cell>
          <table:table-cell office:value-type="float" office:value="414.702" calcext:value-type="float">
            <text:p>414.702</text:p>
          </table:table-cell>
          <table:table-cell office:value-type="float" office:value="1859.062" calcext:value-type="float">
            <text:p>1859.062</text:p>
          </table:table-cell>
          <table:table-cell office:value-type="float" office:value="2094.863" calcext:value-type="float">
            <text:p>2094.863</text:p>
          </table:table-cell>
          <table:table-cell office:value-type="float" office:value="1674.522" calcext:value-type="float">
            <text:p>1674.522</text:p>
          </table:table-cell>
          <table:table-cell office:value-type="float" office:value="585.6659" calcext:value-type="float">
            <text:p>585.6659</text:p>
          </table:table-cell>
          <table:table-cell office:value-type="float" office:value="578.2315" calcext:value-type="float">
            <text:p>578.2315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7" calcext:value-type="float">
            <text:p>35.70257</text:p>
          </table:table-cell>
          <table:table-cell office:value-type="float" office:value="0" calcext:value-type="float">
            <text:p>0</text:p>
          </table:table-cell>
          <table:table-cell office:value-type="float" office:value="-0.04435749" calcext:value-type="float">
            <text:p>-0.04435749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479.185" calcext:value-type="float">
            <text:p>1479.185</text:p>
          </table:table-cell>
          <table:table-cell office:value-type="float" office:value="-514.293" calcext:value-type="float">
            <text:p>-514.293</text:p>
          </table:table-cell>
          <table:table-cell office:value-type="float" office:value="964.8917" calcext:value-type="float">
            <text:p>964.8917</text:p>
          </table:table-cell>
          <table:table-cell office:value-type="float" office:value="-375.6047" calcext:value-type="float">
            <text:p>-375.6047</text:p>
          </table:table-cell>
          <table:table-cell office:value-type="float" office:value="0" calcext:value-type="float">
            <text:p>0</text:p>
          </table:table-cell>
          <table:table-cell office:value-type="float" office:value="18.81824" calcext:value-type="float">
            <text:p>18.8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224.3045" calcext:value-type="float">
            <text:p>224.3045</text:p>
          </table:table-cell>
          <table:table-cell office:value-type="float" office:value="13207.79" calcext:value-type="float">
            <text:p>13207.79</text:p>
          </table:table-cell>
          <table:table-cell office:value-type="float" office:value="0" calcext:value-type="float">
            <text:p>0</text:p>
          </table:table-cell>
          <table:table-cell office:value-type="float" office:value="9.032463" calcext:value-type="float">
            <text:p>9.032463</text:p>
          </table:table-cell>
          <table:table-cell office:value-type="float" office:value="-487.5107" calcext:value-type="float">
            <text:p>-487.5107</text:p>
          </table:table-cell>
          <table:table-cell office:value-type="float" office:value="1426.1" calcext:value-type="float">
            <text:p>1426.1</text:p>
          </table:table-cell>
          <table:table-cell office:value-type="float" office:value="-115.8354" calcext:value-type="float">
            <text:p>-115.8354</text:p>
          </table:table-cell>
          <table:table-cell office:value-type="float" office:value="97.38327" calcext:value-type="float">
            <text:p>97.38327</text:p>
          </table:table-cell>
          <table:table-cell office:value-type="float" office:value="0.7752145" calcext:value-type="float">
            <text:p>0.7752145</text:p>
          </table:table-cell>
          <table:table-cell office:value-type="float" office:value="0.05239401" calcext:value-type="float">
            <text:p>0.05239401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11.4633" calcext:value-type="float">
            <text:p>611.4633</text:p>
          </table:table-cell>
          <table:table-cell office:value-type="float" office:value="0" calcext:value-type="float">
            <text:p>0</text:p>
          </table:table-cell>
          <table:table-cell office:value-type="float" office:value="332.2467" calcext:value-type="float">
            <text:p>332.2467</text:p>
          </table:table-cell>
          <table:table-cell office:value-type="float" office:value="1170.583" calcext:value-type="float">
            <text:p>1170.583</text:p>
          </table:table-cell>
          <table:table-cell office:value-type="float" office:value="1423.53" calcext:value-type="float">
            <text:p>1423.53</text:p>
          </table:table-cell>
          <table:table-cell office:value-type="float" office:value="1276.507" calcext:value-type="float">
            <text:p>1276.507</text:p>
          </table:table-cell>
          <table:table-cell office:value-type="float" office:value="765.6449" calcext:value-type="float">
            <text:p>765.6449</text:p>
          </table:table-cell>
          <table:table-cell office:value-type="float" office:value="1077.42" calcext:value-type="float">
            <text:p>1077.42</text:p>
          </table:table-cell>
          <table:table-cell office:value-type="float" office:value="414.6857" calcext:value-type="float">
            <text:p>414.6857</text:p>
          </table:table-cell>
          <table:table-cell office:value-type="float" office:value="1858.981" calcext:value-type="float">
            <text:p>1858.981</text:p>
          </table:table-cell>
          <table:table-cell office:value-type="float" office:value="2094.815" calcext:value-type="float">
            <text:p>2094.815</text:p>
          </table:table-cell>
          <table:table-cell office:value-type="float" office:value="1674.492" calcext:value-type="float">
            <text:p>1674.492</text:p>
          </table:table-cell>
          <table:table-cell office:value-type="float" office:value="585.6617" calcext:value-type="float">
            <text:p>585.6617</text:p>
          </table:table-cell>
          <table:table-cell office:value-type="float" office:value="578.2206" calcext:value-type="float">
            <text:p>578.2206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6" calcext:value-type="float">
            <text:p>35.70256</text:p>
          </table:table-cell>
          <table:table-cell office:value-type="float" office:value="0" calcext:value-type="float">
            <text:p>0</text:p>
          </table:table-cell>
          <table:table-cell office:value-type="float" office:value="-0.0443955" calcext:value-type="float">
            <text:p>-0.0443955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510.401" calcext:value-type="float">
            <text:p>1510.401</text:p>
          </table:table-cell>
          <table:table-cell office:value-type="float" office:value="-526.2727" calcext:value-type="float">
            <text:p>-526.2727</text:p>
          </table:table-cell>
          <table:table-cell office:value-type="float" office:value="984.1287" calcext:value-type="float">
            <text:p>984.1287</text:p>
          </table:table-cell>
          <table:table-cell office:value-type="float" office:value="-377.0048" calcext:value-type="float">
            <text:p>-377.0048</text:p>
          </table:table-cell>
          <table:table-cell office:value-type="float" office:value="0" calcext:value-type="float">
            <text:p>0</text:p>
          </table:table-cell>
          <table:table-cell office:value-type="float" office:value="18.70203" calcext:value-type="float">
            <text:p>18.7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224.2304" calcext:value-type="float">
            <text:p>224.2304</text:p>
          </table:table-cell>
          <table:table-cell office:value-type="float" office:value="13207.32" calcext:value-type="float">
            <text:p>13207.32</text:p>
          </table:table-cell>
          <table:table-cell office:value-type="float" office:value="0" calcext:value-type="float">
            <text:p>0</text:p>
          </table:table-cell>
          <table:table-cell office:value-type="float" office:value="10.00885" calcext:value-type="float">
            <text:p>10.00885</text:p>
          </table:table-cell>
          <table:table-cell office:value-type="float" office:value="-489.9201" calcext:value-type="float">
            <text:p>-489.9201</text:p>
          </table:table-cell>
          <table:table-cell office:value-type="float" office:value="1434.495" calcext:value-type="float">
            <text:p>1434.495</text:p>
          </table:table-cell>
          <table:table-cell office:value-type="float" office:value="-116.7017" calcext:value-type="float">
            <text:p>-116.7017</text:p>
          </table:table-cell>
          <table:table-cell office:value-type="float" office:value="96.64074" calcext:value-type="float">
            <text:p>96.64074</text:p>
          </table:table-cell>
          <table:table-cell office:value-type="float" office:value="0.7602184" calcext:value-type="float">
            <text:p>0.7602184</text:p>
          </table:table-cell>
          <table:table-cell office:value-type="float" office:value="0.05348072" calcext:value-type="float">
            <text:p>0.05348072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26.5515" calcext:value-type="float">
            <text:p>626.5515</text:p>
          </table:table-cell>
          <table:table-cell office:value-type="float" office:value="0" calcext:value-type="float">
            <text:p>0</text:p>
          </table:table-cell>
          <table:table-cell office:value-type="float" office:value="332.3606" calcext:value-type="float">
            <text:p>332.3606</text:p>
          </table:table-cell>
          <table:table-cell office:value-type="float" office:value="1170.412" calcext:value-type="float">
            <text:p>1170.412</text:p>
          </table:table-cell>
          <table:table-cell office:value-type="float" office:value="1423.208" calcext:value-type="float">
            <text:p>1423.208</text:p>
          </table:table-cell>
          <table:table-cell office:value-type="float" office:value="1276.526" calcext:value-type="float">
            <text:p>1276.526</text:p>
          </table:table-cell>
          <table:table-cell office:value-type="float" office:value="765.706" calcext:value-type="float">
            <text:p>765.706</text:p>
          </table:table-cell>
          <table:table-cell office:value-type="float" office:value="1077.379" calcext:value-type="float">
            <text:p>1077.379</text:p>
          </table:table-cell>
          <table:table-cell office:value-type="float" office:value="414.6681" calcext:value-type="float">
            <text:p>414.6681</text:p>
          </table:table-cell>
          <table:table-cell office:value-type="float" office:value="1858.899" calcext:value-type="float">
            <text:p>1858.899</text:p>
          </table:table-cell>
          <table:table-cell office:value-type="float" office:value="2094.767" calcext:value-type="float">
            <text:p>2094.767</text:p>
          </table:table-cell>
          <table:table-cell office:value-type="float" office:value="1674.462" calcext:value-type="float">
            <text:p>1674.462</text:p>
          </table:table-cell>
          <table:table-cell office:value-type="float" office:value="585.6577" calcext:value-type="float">
            <text:p>585.6577</text:p>
          </table:table-cell>
          <table:table-cell office:value-type="float" office:value="578.2099" calcext:value-type="float">
            <text:p>578.2099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5" calcext:value-type="float">
            <text:p>35.70255</text:p>
          </table:table-cell>
          <table:table-cell office:value-type="float" office:value="0" calcext:value-type="float">
            <text:p>0</text:p>
          </table:table-cell>
          <table:table-cell office:value-type="float" office:value="-0.04444605" calcext:value-type="float">
            <text:p>-0.04444605</text:p>
          </table:table-cell>
          <table:table-cell office:value-type="float" office:value="0" calcext:value-type="float">
            <text:p>0</text:p>
          </table:table-cell>
          <table:table-cell office:value-type="float" office:value="6.353921" calcext:value-type="float">
            <text:p>6.353921</text:p>
          </table:table-cell>
          <table:table-cell office:value-type="float" office:value="1538.303" calcext:value-type="float">
            <text:p>1538.303</text:p>
          </table:table-cell>
          <table:table-cell office:value-type="float" office:value="-537.5504" calcext:value-type="float">
            <text:p>-537.5504</text:p>
          </table:table-cell>
          <table:table-cell office:value-type="float" office:value="1000.752" calcext:value-type="float">
            <text:p>1000.752</text:p>
          </table:table-cell>
          <table:table-cell office:value-type="float" office:value="-378.4275" calcext:value-type="float">
            <text:p>-378.4275</text:p>
          </table:table-cell>
          <table:table-cell office:value-type="float" office:value="0" calcext:value-type="float">
            <text:p>0</text:p>
          </table:table-cell>
          <table:table-cell office:value-type="float" office:value="18.58176" calcext:value-type="float">
            <text:p>18.58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224.3343" calcext:value-type="float">
            <text:p>224.3343</text:p>
          </table:table-cell>
          <table:table-cell office:value-type="float" office:value="13206.84" calcext:value-type="float">
            <text:p>13206.84</text:p>
          </table:table-cell>
          <table:table-cell office:value-type="float" office:value="0" calcext:value-type="float">
            <text:p>0</text:p>
          </table:table-cell>
          <table:table-cell office:value-type="float" office:value="11.1517" calcext:value-type="float">
            <text:p>11.1517</text:p>
          </table:table-cell>
          <table:table-cell office:value-type="float" office:value="-492.3425" calcext:value-type="float">
            <text:p>-492.3425</text:p>
          </table:table-cell>
          <table:table-cell office:value-type="float" office:value="1442.814" calcext:value-type="float">
            <text:p>1442.814</text:p>
          </table:table-cell>
          <table:table-cell office:value-type="float" office:value="-117.5695" calcext:value-type="float">
            <text:p>-117.5695</text:p>
          </table:table-cell>
          <table:table-cell office:value-type="float" office:value="95.7378" calcext:value-type="float">
            <text:p>95.7378</text:p>
          </table:table-cell>
          <table:table-cell office:value-type="float" office:value="0.8226945" calcext:value-type="float">
            <text:p>0.8226945</text:p>
          </table:table-cell>
          <table:table-cell office:value-type="float" office:value="0.05476956" calcext:value-type="float">
            <text:p>0.05476956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4846" calcext:value-type="float">
            <text:p>0.0444846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39.4163" calcext:value-type="float">
            <text:p>639.4163</text:p>
          </table:table-cell>
          <table:table-cell office:value-type="float" office:value="0" calcext:value-type="float">
            <text:p>0</text:p>
          </table:table-cell>
          <table:table-cell office:value-type="float" office:value="332.5058" calcext:value-type="float">
            <text:p>332.5058</text:p>
          </table:table-cell>
          <table:table-cell office:value-type="float" office:value="1170.265" calcext:value-type="float">
            <text:p>1170.265</text:p>
          </table:table-cell>
          <table:table-cell office:value-type="float" office:value="1422.904" calcext:value-type="float">
            <text:p>1422.904</text:p>
          </table:table-cell>
          <table:table-cell office:value-type="float" office:value="1276.552" calcext:value-type="float">
            <text:p>1276.552</text:p>
          </table:table-cell>
          <table:table-cell office:value-type="float" office:value="765.7816" calcext:value-type="float">
            <text:p>765.7816</text:p>
          </table:table-cell>
          <table:table-cell office:value-type="float" office:value="1077.339" calcext:value-type="float">
            <text:p>1077.339</text:p>
          </table:table-cell>
          <table:table-cell office:value-type="float" office:value="414.6515" calcext:value-type="float">
            <text:p>414.6515</text:p>
          </table:table-cell>
          <table:table-cell office:value-type="float" office:value="1858.817" calcext:value-type="float">
            <text:p>1858.817</text:p>
          </table:table-cell>
          <table:table-cell office:value-type="float" office:value="2094.719" calcext:value-type="float">
            <text:p>2094.719</text:p>
          </table:table-cell>
          <table:table-cell office:value-type="float" office:value="1674.432" calcext:value-type="float">
            <text:p>1674.432</text:p>
          </table:table-cell>
          <table:table-cell office:value-type="float" office:value="585.6536" calcext:value-type="float">
            <text:p>585.6536</text:p>
          </table:table-cell>
          <table:table-cell office:value-type="float" office:value="578.1992" calcext:value-type="float">
            <text:p>578.1992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4" calcext:value-type="float">
            <text:p>35.70254</text:p>
          </table:table-cell>
          <table:table-cell office:value-type="float" office:value="0" calcext:value-type="float">
            <text:p>0</text:p>
          </table:table-cell>
          <table:table-cell office:value-type="float" office:value="-0.04450698" calcext:value-type="float">
            <text:p>-0.04450698</text:p>
          </table:table-cell>
          <table:table-cell office:value-type="float" office:value="0" calcext:value-type="float">
            <text:p>0</text:p>
          </table:table-cell>
          <table:table-cell office:value-type="float" office:value="6.350347" calcext:value-type="float">
            <text:p>6.350347</text:p>
          </table:table-cell>
          <table:table-cell office:value-type="float" office:value="1563.135" calcext:value-type="float">
            <text:p>1563.135</text:p>
          </table:table-cell>
          <table:table-cell office:value-type="float" office:value="-548.0165" calcext:value-type="float">
            <text:p>-548.0165</text:p>
          </table:table-cell>
          <table:table-cell office:value-type="float" office:value="1015.118" calcext:value-type="float">
            <text:p>1015.118</text:p>
          </table:table-cell>
          <table:table-cell office:value-type="float" office:value="-379.8523" calcext:value-type="float">
            <text:p>-379.8523</text:p>
          </table:table-cell>
          <table:table-cell office:value-type="float" office:value="0" calcext:value-type="float">
            <text:p>0</text:p>
          </table:table-cell>
          <table:table-cell office:value-type="float" office:value="18.44982" calcext:value-type="float">
            <text:p>18.4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224.8192" calcext:value-type="float">
            <text:p>224.8192</text:p>
          </table:table-cell>
          <table:table-cell office:value-type="float" office:value="13206.36" calcext:value-type="float">
            <text:p>13206.36</text:p>
          </table:table-cell>
          <table:table-cell office:value-type="float" office:value="0" calcext:value-type="float">
            <text:p>0</text:p>
          </table:table-cell>
          <table:table-cell office:value-type="float" office:value="12.67784" calcext:value-type="float">
            <text:p>12.67784</text:p>
          </table:table-cell>
          <table:table-cell office:value-type="float" office:value="-494.3314" calcext:value-type="float">
            <text:p>-494.3314</text:p>
          </table:table-cell>
          <table:table-cell office:value-type="float" office:value="1446.978" calcext:value-type="float">
            <text:p>1446.978</text:p>
          </table:table-cell>
          <table:table-cell office:value-type="float" office:value="-118.4104" calcext:value-type="float">
            <text:p>-118.4104</text:p>
          </table:table-cell>
          <table:table-cell office:value-type="float" office:value="95.00295" calcext:value-type="float">
            <text:p>95.00295</text:p>
          </table:table-cell>
          <table:table-cell office:value-type="float" office:value="1.30306" calcext:value-type="float">
            <text:p>1.30306</text:p>
          </table:table-cell>
          <table:table-cell office:value-type="float" office:value="0.05586481" calcext:value-type="float">
            <text:p>0.05586481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184" calcext:value-type="float">
            <text:p>0.04450184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46.9769" calcext:value-type="float">
            <text:p>646.9769</text:p>
          </table:table-cell>
          <table:table-cell office:value-type="float" office:value="0" calcext:value-type="float">
            <text:p>0</text:p>
          </table:table-cell>
          <table:table-cell office:value-type="float" office:value="332.5987" calcext:value-type="float">
            <text:p>332.5987</text:p>
          </table:table-cell>
          <table:table-cell office:value-type="float" office:value="1170.104" calcext:value-type="float">
            <text:p>1170.104</text:p>
          </table:table-cell>
          <table:table-cell office:value-type="float" office:value="1422.627" calcext:value-type="float">
            <text:p>1422.627</text:p>
          </table:table-cell>
          <table:table-cell office:value-type="float" office:value="1276.579" calcext:value-type="float">
            <text:p>1276.579</text:p>
          </table:table-cell>
          <table:table-cell office:value-type="float" office:value="765.8604" calcext:value-type="float">
            <text:p>765.8604</text:p>
          </table:table-cell>
          <table:table-cell office:value-type="float" office:value="1077.298" calcext:value-type="float">
            <text:p>1077.298</text:p>
          </table:table-cell>
          <table:table-cell office:value-type="float" office:value="414.6357" calcext:value-type="float">
            <text:p>414.6357</text:p>
          </table:table-cell>
          <table:table-cell office:value-type="float" office:value="1858.732" calcext:value-type="float">
            <text:p>1858.732</text:p>
          </table:table-cell>
          <table:table-cell office:value-type="float" office:value="2094.67" calcext:value-type="float">
            <text:p>2094.67</text:p>
          </table:table-cell>
          <table:table-cell office:value-type="float" office:value="1674.401" calcext:value-type="float">
            <text:p>1674.401</text:p>
          </table:table-cell>
          <table:table-cell office:value-type="float" office:value="585.6495" calcext:value-type="float">
            <text:p>585.6495</text:p>
          </table:table-cell>
          <table:table-cell office:value-type="float" office:value="578.1884" calcext:value-type="float">
            <text:p>578.1884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3" calcext:value-type="float">
            <text:p>35.70253</text:p>
          </table:table-cell>
          <table:table-cell office:value-type="float" office:value="0" calcext:value-type="float">
            <text:p>0</text:p>
          </table:table-cell>
          <table:table-cell office:value-type="float" office:value="-0.04455543" calcext:value-type="float">
            <text:p>-0.04455543</text:p>
          </table:table-cell>
          <table:table-cell office:value-type="float" office:value="0" calcext:value-type="float">
            <text:p>0</text:p>
          </table:table-cell>
          <table:table-cell office:value-type="float" office:value="6.322825" calcext:value-type="float">
            <text:p>6.322825</text:p>
          </table:table-cell>
          <table:table-cell office:value-type="float" office:value="1580.992" calcext:value-type="float">
            <text:p>1580.992</text:p>
          </table:table-cell>
          <table:table-cell office:value-type="float" office:value="-557.2015" calcext:value-type="float">
            <text:p>-557.2015</text:p>
          </table:table-cell>
          <table:table-cell office:value-type="float" office:value="1023.791" calcext:value-type="float">
            <text:p>1023.791</text:p>
          </table:table-cell>
          <table:table-cell office:value-type="float" office:value="-381.2757" calcext:value-type="float">
            <text:p>-381.2757</text:p>
          </table:table-cell>
          <table:table-cell office:value-type="float" office:value="0" calcext:value-type="float">
            <text:p>0</text:p>
          </table:table-cell>
          <table:table-cell office:value-type="float" office:value="18.72454" calcext:value-type="float">
            <text:p>18.7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224.4581" calcext:value-type="float">
            <text:p>224.4581</text:p>
          </table:table-cell>
          <table:table-cell office:value-type="float" office:value="13205.98" calcext:value-type="float">
            <text:p>13205.98</text:p>
          </table:table-cell>
          <table:table-cell office:value-type="float" office:value="0" calcext:value-type="float">
            <text:p>0</text:p>
          </table:table-cell>
          <table:table-cell office:value-type="float" office:value="13.55081" calcext:value-type="float">
            <text:p>13.55081</text:p>
          </table:table-cell>
          <table:table-cell office:value-type="float" office:value="-495.8565" calcext:value-type="float">
            <text:p>-495.8565</text:p>
          </table:table-cell>
          <table:table-cell office:value-type="float" office:value="1446.732" calcext:value-type="float">
            <text:p>1446.732</text:p>
          </table:table-cell>
          <table:table-cell office:value-type="float" office:value="-119.1397" calcext:value-type="float">
            <text:p>-119.1397</text:p>
          </table:table-cell>
          <table:table-cell office:value-type="float" office:value="94.66772" calcext:value-type="float">
            <text:p>94.66772</text:p>
          </table:table-cell>
          <table:table-cell office:value-type="float" office:value="1.281044" calcext:value-type="float">
            <text:p>1.281044</text:p>
          </table:table-cell>
          <table:table-cell office:value-type="float" office:value="0.05579013" calcext:value-type="float">
            <text:p>0.05579013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3" calcext:value-type="float">
            <text:p>0.04450323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61.6038" calcext:value-type="float">
            <text:p>661.6038</text:p>
          </table:table-cell>
          <table:table-cell office:value-type="float" office:value="0" calcext:value-type="float">
            <text:p>0</text:p>
          </table:table-cell>
          <table:table-cell office:value-type="float" office:value="332.5628" calcext:value-type="float">
            <text:p>332.5628</text:p>
          </table:table-cell>
          <table:table-cell office:value-type="float" office:value="1169.821" calcext:value-type="float">
            <text:p>1169.821</text:p>
          </table:table-cell>
          <table:table-cell office:value-type="float" office:value="1422.366" calcext:value-type="float">
            <text:p>1422.366</text:p>
          </table:table-cell>
          <table:table-cell office:value-type="float" office:value="1276.604" calcext:value-type="float">
            <text:p>1276.604</text:p>
          </table:table-cell>
          <table:table-cell office:value-type="float" office:value="765.9233" calcext:value-type="float">
            <text:p>765.9233</text:p>
          </table:table-cell>
          <table:table-cell office:value-type="float" office:value="1077.266" calcext:value-type="float">
            <text:p>1077.266</text:p>
          </table:table-cell>
          <table:table-cell office:value-type="float" office:value="414.6194" calcext:value-type="float">
            <text:p>414.6194</text:p>
          </table:table-cell>
          <table:table-cell office:value-type="float" office:value="1858.647" calcext:value-type="float">
            <text:p>1858.647</text:p>
          </table:table-cell>
          <table:table-cell office:value-type="float" office:value="2094.616" calcext:value-type="float">
            <text:p>2094.616</text:p>
          </table:table-cell>
          <table:table-cell office:value-type="float" office:value="1674.371" calcext:value-type="float">
            <text:p>1674.371</text:p>
          </table:table-cell>
          <table:table-cell office:value-type="float" office:value="585.6454" calcext:value-type="float">
            <text:p>585.6454</text:p>
          </table:table-cell>
          <table:table-cell office:value-type="float" office:value="578.1776" calcext:value-type="float">
            <text:p>578.1776</text:p>
          </table:table-cell>
          <table:table-cell office:value-type="float" office:value="142.8309" calcext:value-type="float">
            <text:p>142.8309</text:p>
          </table:table-cell>
          <table:table-cell office:value-type="float" office:value="35.70252" calcext:value-type="float">
            <text:p>35.70252</text:p>
          </table:table-cell>
          <table:table-cell office:value-type="float" office:value="0" calcext:value-type="float">
            <text:p>0</text:p>
          </table:table-cell>
          <table:table-cell office:value-type="float" office:value="-0.04473969" calcext:value-type="float">
            <text:p>-0.04473969</text:p>
          </table:table-cell>
          <table:table-cell office:value-type="float" office:value="0" calcext:value-type="float">
            <text:p>0</text:p>
          </table:table-cell>
          <table:table-cell office:value-type="float" office:value="6.322825" calcext:value-type="float">
            <text:p>6.322825</text:p>
          </table:table-cell>
          <table:table-cell office:value-type="float" office:value="1604.55" calcext:value-type="float">
            <text:p>1604.55</text:p>
          </table:table-cell>
          <table:table-cell office:value-type="float" office:value="-565.3565" calcext:value-type="float">
            <text:p>-565.3565</text:p>
          </table:table-cell>
          <table:table-cell office:value-type="float" office:value="1039.193" calcext:value-type="float">
            <text:p>1039.193</text:p>
          </table:table-cell>
          <table:table-cell office:value-type="float" office:value="-382.7965" calcext:value-type="float">
            <text:p>-382.7965</text:p>
          </table:table-cell>
          <table:table-cell office:value-type="float" office:value="0" calcext:value-type="float">
            <text:p>0</text:p>
          </table:table-cell>
          <table:table-cell office:value-type="float" office:value="19.44911" calcext:value-type="float">
            <text:p>19.44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223.9441" calcext:value-type="float">
            <text:p>223.9441</text:p>
          </table:table-cell>
          <table:table-cell office:value-type="float" office:value="13205.7" calcext:value-type="float">
            <text:p>13205.7</text:p>
          </table:table-cell>
          <table:table-cell office:value-type="float" office:value="0" calcext:value-type="float">
            <text:p>0</text:p>
          </table:table-cell>
          <table:table-cell office:value-type="float" office:value="14.41438" calcext:value-type="float">
            <text:p>14.41438</text:p>
          </table:table-cell>
          <table:table-cell office:value-type="float" office:value="-497.4965" calcext:value-type="float">
            <text:p>-497.4965</text:p>
          </table:table-cell>
          <table:table-cell office:value-type="float" office:value="1451.333" calcext:value-type="float">
            <text:p>1451.333</text:p>
          </table:table-cell>
          <table:table-cell office:value-type="float" office:value="-119.853" calcext:value-type="float">
            <text:p>-119.853</text:p>
          </table:table-cell>
          <table:table-cell office:value-type="float" office:value="93.88539" calcext:value-type="float">
            <text:p>93.88539</text:p>
          </table:table-cell>
          <table:table-cell office:value-type="float" office:value="1.256909" calcext:value-type="float">
            <text:p>1.256909</text:p>
          </table:table-cell>
          <table:table-cell office:value-type="float" office:value="0.05354821" calcext:value-type="float">
            <text:p>0.05354821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79.998" calcext:value-type="float">
            <text:p>679.998</text:p>
          </table:table-cell>
          <table:table-cell office:value-type="float" office:value="0" calcext:value-type="float">
            <text:p>0</text:p>
          </table:table-cell>
          <table:table-cell office:value-type="float" office:value="332.5538" calcext:value-type="float">
            <text:p>332.5538</text:p>
          </table:table-cell>
          <table:table-cell office:value-type="float" office:value="1169.564" calcext:value-type="float">
            <text:p>1169.564</text:p>
          </table:table-cell>
          <table:table-cell office:value-type="float" office:value="1422.026" calcext:value-type="float">
            <text:p>1422.026</text:p>
          </table:table-cell>
          <table:table-cell office:value-type="float" office:value="1276.622" calcext:value-type="float">
            <text:p>1276.622</text:p>
          </table:table-cell>
          <table:table-cell office:value-type="float" office:value="765.9805" calcext:value-type="float">
            <text:p>765.9805</text:p>
          </table:table-cell>
          <table:table-cell office:value-type="float" office:value="1077.234" calcext:value-type="float">
            <text:p>1077.234</text:p>
          </table:table-cell>
          <table:table-cell office:value-type="float" office:value="414.6028" calcext:value-type="float">
            <text:p>414.6028</text:p>
          </table:table-cell>
          <table:table-cell office:value-type="float" office:value="1858.563" calcext:value-type="float">
            <text:p>1858.563</text:p>
          </table:table-cell>
          <table:table-cell office:value-type="float" office:value="2094.556" calcext:value-type="float">
            <text:p>2094.556</text:p>
          </table:table-cell>
          <table:table-cell office:value-type="float" office:value="1674.34" calcext:value-type="float">
            <text:p>1674.34</text:p>
          </table:table-cell>
          <table:table-cell office:value-type="float" office:value="585.6413" calcext:value-type="float">
            <text:p>585.6413</text:p>
          </table:table-cell>
          <table:table-cell office:value-type="float" office:value="578.1665" calcext:value-type="float">
            <text:p>578.1665</text:p>
          </table:table-cell>
          <table:table-cell office:value-type="float" office:value="142.8308" calcext:value-type="float">
            <text:p>142.8308</text:p>
          </table:table-cell>
          <table:table-cell office:value-type="float" office:value="35.70251" calcext:value-type="float">
            <text:p>35.70251</text:p>
          </table:table-cell>
          <table:table-cell office:value-type="float" office:value="0" calcext:value-type="float">
            <text:p>0</text:p>
          </table:table-cell>
          <table:table-cell office:value-type="float" office:value="-0.0452703" calcext:value-type="float">
            <text:p>-0.0452703</text:p>
          </table:table-cell>
          <table:table-cell office:value-type="float" office:value="0" calcext:value-type="float">
            <text:p>0</text:p>
          </table:table-cell>
          <table:table-cell office:value-type="float" office:value="6.322821" calcext:value-type="float">
            <text:p>6.322821</text:p>
          </table:table-cell>
          <table:table-cell office:value-type="float" office:value="1633.581" calcext:value-type="float">
            <text:p>1633.581</text:p>
          </table:table-cell>
          <table:table-cell office:value-type="float" office:value="-575.0817" calcext:value-type="float">
            <text:p>-575.0817</text:p>
          </table:table-cell>
          <table:table-cell office:value-type="float" office:value="1058.499" calcext:value-type="float">
            <text:p>1058.499</text:p>
          </table:table-cell>
          <table:table-cell office:value-type="float" office:value="-384.3562" calcext:value-type="float">
            <text:p>-384.3562</text:p>
          </table:table-cell>
          <table:table-cell office:value-type="float" office:value="0" calcext:value-type="float">
            <text:p>0</text:p>
          </table:table-cell>
          <table:table-cell office:value-type="float" office:value="20.07301" calcext:value-type="float">
            <text:p>20.0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223.4436" calcext:value-type="float">
            <text:p>223.4436</text:p>
          </table:table-cell>
          <table:table-cell office:value-type="float" office:value="13205.29" calcext:value-type="float">
            <text:p>13205.29</text:p>
          </table:table-cell>
          <table:table-cell office:value-type="float" office:value="0" calcext:value-type="float">
            <text:p>0</text:p>
          </table:table-cell>
          <table:table-cell office:value-type="float" office:value="15.25365" calcext:value-type="float">
            <text:p>15.25365</text:p>
          </table:table-cell>
          <table:table-cell office:value-type="float" office:value="-500.4223" calcext:value-type="float">
            <text:p>-500.4223</text:p>
          </table:table-cell>
          <table:table-cell office:value-type="float" office:value="1460.611" calcext:value-type="float">
            <text:p>1460.611</text:p>
          </table:table-cell>
          <table:table-cell office:value-type="float" office:value="-120.5443" calcext:value-type="float">
            <text:p>-120.5443</text:p>
          </table:table-cell>
          <table:table-cell office:value-type="float" office:value="93.80824" calcext:value-type="float">
            <text:p>93.80824</text:p>
          </table:table-cell>
          <table:table-cell office:value-type="float" office:value="1.232113" calcext:value-type="float">
            <text:p>1.232113</text:p>
          </table:table-cell>
          <table:table-cell office:value-type="float" office:value="0.05243678" calcext:value-type="float">
            <text:p>0.05243678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699.079" calcext:value-type="float">
            <text:p>699.079</text:p>
          </table:table-cell>
          <table:table-cell office:value-type="float" office:value="0" calcext:value-type="float">
            <text:p>0</text:p>
          </table:table-cell>
          <table:table-cell office:value-type="float" office:value="332.6028" calcext:value-type="float">
            <text:p>332.6028</text:p>
          </table:table-cell>
          <table:table-cell office:value-type="float" office:value="1169.238" calcext:value-type="float">
            <text:p>1169.238</text:p>
          </table:table-cell>
          <table:table-cell office:value-type="float" office:value="1421.59" calcext:value-type="float">
            <text:p>1421.59</text:p>
          </table:table-cell>
          <table:table-cell office:value-type="float" office:value="1276.635" calcext:value-type="float">
            <text:p>1276.635</text:p>
          </table:table-cell>
          <table:table-cell office:value-type="float" office:value="766.0369" calcext:value-type="float">
            <text:p>766.0369</text:p>
          </table:table-cell>
          <table:table-cell office:value-type="float" office:value="1077.201" calcext:value-type="float">
            <text:p>1077.201</text:p>
          </table:table-cell>
          <table:table-cell office:value-type="float" office:value="414.5861" calcext:value-type="float">
            <text:p>414.5861</text:p>
          </table:table-cell>
          <table:table-cell office:value-type="float" office:value="1858.48" calcext:value-type="float">
            <text:p>1858.48</text:p>
          </table:table-cell>
          <table:table-cell office:value-type="float" office:value="2094.495" calcext:value-type="float">
            <text:p>2094.495</text:p>
          </table:table-cell>
          <table:table-cell office:value-type="float" office:value="1674.31" calcext:value-type="float">
            <text:p>1674.31</text:p>
          </table:table-cell>
          <table:table-cell office:value-type="float" office:value="585.6371" calcext:value-type="float">
            <text:p>585.6371</text:p>
          </table:table-cell>
          <table:table-cell office:value-type="float" office:value="578.1553" calcext:value-type="float">
            <text:p>578.1553</text:p>
          </table:table-cell>
          <table:table-cell office:value-type="float" office:value="142.8308" calcext:value-type="float">
            <text:p>142.8308</text:p>
          </table:table-cell>
          <table:table-cell office:value-type="float" office:value="35.7025" calcext:value-type="float">
            <text:p>35.7025</text:p>
          </table:table-cell>
          <table:table-cell office:value-type="float" office:value="0" calcext:value-type="float">
            <text:p>0</text:p>
          </table:table-cell>
          <table:table-cell office:value-type="float" office:value="-0.04609567" calcext:value-type="float">
            <text:p>-0.04609567</text:p>
          </table:table-cell>
          <table:table-cell office:value-type="float" office:value="0" calcext:value-type="float">
            <text:p>0</text:p>
          </table:table-cell>
          <table:table-cell office:value-type="float" office:value="6.322821" calcext:value-type="float">
            <text:p>6.322821</text:p>
          </table:table-cell>
          <table:table-cell office:value-type="float" office:value="1663.672" calcext:value-type="float">
            <text:p>1663.672</text:p>
          </table:table-cell>
          <table:table-cell office:value-type="float" office:value="-583.8748" calcext:value-type="float">
            <text:p>-583.8748</text:p>
          </table:table-cell>
          <table:table-cell office:value-type="float" office:value="1079.797" calcext:value-type="float">
            <text:p>1079.797</text:p>
          </table:table-cell>
          <table:table-cell office:value-type="float" office:value="-386.0132" calcext:value-type="float">
            <text:p>-386.0132</text:p>
          </table:table-cell>
          <table:table-cell office:value-type="float" office:value="0" calcext:value-type="float">
            <text:p>0</text:p>
          </table:table-cell>
          <table:table-cell office:value-type="float" office:value="19.48805" calcext:value-type="float">
            <text:p>19.48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223.065" calcext:value-type="float">
            <text:p>223.065</text:p>
          </table:table-cell>
          <table:table-cell office:value-type="float" office:value="13204.87" calcext:value-type="float">
            <text:p>13204.87</text:p>
          </table:table-cell>
          <table:table-cell office:value-type="float" office:value="0" calcext:value-type="float">
            <text:p>0</text:p>
          </table:table-cell>
          <table:table-cell office:value-type="float" office:value="16.01052" calcext:value-type="float">
            <text:p>16.01052</text:p>
          </table:table-cell>
          <table:table-cell office:value-type="float" office:value="-503.2954" calcext:value-type="float">
            <text:p>-503.2954</text:p>
          </table:table-cell>
          <table:table-cell office:value-type="float" office:value="1469.605" calcext:value-type="float">
            <text:p>1469.605</text:p>
          </table:table-cell>
          <table:table-cell office:value-type="float" office:value="-121.1642" calcext:value-type="float">
            <text:p>-121.1642</text:p>
          </table:table-cell>
          <table:table-cell office:value-type="float" office:value="93.76782" calcext:value-type="float">
            <text:p>93.76782</text:p>
          </table:table-cell>
          <table:table-cell office:value-type="float" office:value="1.206123" calcext:value-type="float">
            <text:p>1.206123</text:p>
          </table:table-cell>
          <table:table-cell office:value-type="float" office:value="0.05294622" calcext:value-type="float">
            <text:p>0.05294622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16.4716" calcext:value-type="float">
            <text:p>716.4716</text:p>
          </table:table-cell>
          <table:table-cell office:value-type="float" office:value="0" calcext:value-type="float">
            <text:p>0</text:p>
          </table:table-cell>
          <table:table-cell office:value-type="float" office:value="332.6855" calcext:value-type="float">
            <text:p>332.6855</text:p>
          </table:table-cell>
          <table:table-cell office:value-type="float" office:value="1168.951" calcext:value-type="float">
            <text:p>1168.951</text:p>
          </table:table-cell>
          <table:table-cell office:value-type="float" office:value="1421.205" calcext:value-type="float">
            <text:p>1421.205</text:p>
          </table:table-cell>
          <table:table-cell office:value-type="float" office:value="1276.639" calcext:value-type="float">
            <text:p>1276.639</text:p>
          </table:table-cell>
          <table:table-cell office:value-type="float" office:value="766.084" calcext:value-type="float">
            <text:p>766.084</text:p>
          </table:table-cell>
          <table:table-cell office:value-type="float" office:value="1077.169" calcext:value-type="float">
            <text:p>1077.169</text:p>
          </table:table-cell>
          <table:table-cell office:value-type="float" office:value="414.5705" calcext:value-type="float">
            <text:p>414.5705</text:p>
          </table:table-cell>
          <table:table-cell office:value-type="float" office:value="1858.397" calcext:value-type="float">
            <text:p>1858.397</text:p>
          </table:table-cell>
          <table:table-cell office:value-type="float" office:value="2094.434" calcext:value-type="float">
            <text:p>2094.434</text:p>
          </table:table-cell>
          <table:table-cell office:value-type="float" office:value="1674.279" calcext:value-type="float">
            <text:p>1674.279</text:p>
          </table:table-cell>
          <table:table-cell office:value-type="float" office:value="585.6329" calcext:value-type="float">
            <text:p>585.6329</text:p>
          </table:table-cell>
          <table:table-cell office:value-type="float" office:value="578.1439" calcext:value-type="float">
            <text:p>578.1439</text:p>
          </table:table-cell>
          <table:table-cell office:value-type="float" office:value="142.8308" calcext:value-type="float">
            <text:p>142.8308</text:p>
          </table:table-cell>
          <table:table-cell office:value-type="float" office:value="35.7025" calcext:value-type="float">
            <text:p>35.7025</text:p>
          </table:table-cell>
          <table:table-cell office:value-type="float" office:value="0" calcext:value-type="float">
            <text:p>0</text:p>
          </table:table-cell>
          <table:table-cell office:value-type="float" office:value="-0.04628282" calcext:value-type="float">
            <text:p>-0.04628282</text:p>
          </table:table-cell>
          <table:table-cell office:value-type="float" office:value="0" calcext:value-type="float">
            <text:p>0</text:p>
          </table:table-cell>
          <table:table-cell office:value-type="float" office:value="6.322821" calcext:value-type="float">
            <text:p>6.322821</text:p>
          </table:table-cell>
          <table:table-cell office:value-type="float" office:value="1692.003" calcext:value-type="float">
            <text:p>1692.003</text:p>
          </table:table-cell>
          <table:table-cell office:value-type="float" office:value="-592.5836" calcext:value-type="float">
            <text:p>-592.5836</text:p>
          </table:table-cell>
          <table:table-cell office:value-type="float" office:value="1099.419" calcext:value-type="float">
            <text:p>1099.419</text:p>
          </table:table-cell>
          <table:table-cell office:value-type="float" office:value="-387.476" calcext:value-type="float">
            <text:p>-387.476</text:p>
          </table:table-cell>
          <table:table-cell office:value-type="float" office:value="0" calcext:value-type="float">
            <text:p>0</text:p>
          </table:table-cell>
          <table:table-cell office:value-type="float" office:value="18.6941" calcext:value-type="float">
            <text:p>18.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222.6917" calcext:value-type="float">
            <text:p>222.6917</text:p>
          </table:table-cell>
          <table:table-cell office:value-type="float" office:value="13204.45" calcext:value-type="float">
            <text:p>13204.45</text:p>
          </table:table-cell>
          <table:table-cell office:value-type="float" office:value="0" calcext:value-type="float">
            <text:p>0</text:p>
          </table:table-cell>
          <table:table-cell office:value-type="float" office:value="16.83623" calcext:value-type="float">
            <text:p>16.83623</text:p>
          </table:table-cell>
          <table:table-cell office:value-type="float" office:value="-505.8254" calcext:value-type="float">
            <text:p>-505.8254</text:p>
          </table:table-cell>
          <table:table-cell office:value-type="float" office:value="1477.691" calcext:value-type="float">
            <text:p>1477.691</text:p>
          </table:table-cell>
          <table:table-cell office:value-type="float" office:value="-121.8385" calcext:value-type="float">
            <text:p>-121.8385</text:p>
          </table:table-cell>
          <table:table-cell office:value-type="float" office:value="93.58138" calcext:value-type="float">
            <text:p>93.58138</text:p>
          </table:table-cell>
          <table:table-cell office:value-type="float" office:value="1.172426" calcext:value-type="float">
            <text:p>1.172426</text:p>
          </table:table-cell>
          <table:table-cell office:value-type="float" office:value="0.05352709" calcext:value-type="float">
            <text:p>0.05352709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31.8282" calcext:value-type="float">
            <text:p>731.8282</text:p>
          </table:table-cell>
          <table:table-cell office:value-type="float" office:value="0" calcext:value-type="float">
            <text:p>0</text:p>
          </table:table-cell>
          <table:table-cell office:value-type="float" office:value="332.8096" calcext:value-type="float">
            <text:p>332.8096</text:p>
          </table:table-cell>
          <table:table-cell office:value-type="float" office:value="1168.645" calcext:value-type="float">
            <text:p>1168.645</text:p>
          </table:table-cell>
          <table:table-cell office:value-type="float" office:value="1420.804" calcext:value-type="float">
            <text:p>1420.804</text:p>
          </table:table-cell>
          <table:table-cell office:value-type="float" office:value="1276.645" calcext:value-type="float">
            <text:p>1276.645</text:p>
          </table:table-cell>
          <table:table-cell office:value-type="float" office:value="766.1346" calcext:value-type="float">
            <text:p>766.1346</text:p>
          </table:table-cell>
          <table:table-cell office:value-type="float" office:value="1077.138" calcext:value-type="float">
            <text:p>1077.138</text:p>
          </table:table-cell>
          <table:table-cell office:value-type="float" office:value="414.5557" calcext:value-type="float">
            <text:p>414.5557</text:p>
          </table:table-cell>
          <table:table-cell office:value-type="float" office:value="1858.315" calcext:value-type="float">
            <text:p>1858.315</text:p>
          </table:table-cell>
          <table:table-cell office:value-type="float" office:value="2094.382" calcext:value-type="float">
            <text:p>2094.382</text:p>
          </table:table-cell>
          <table:table-cell office:value-type="float" office:value="1674.248" calcext:value-type="float">
            <text:p>1674.248</text:p>
          </table:table-cell>
          <table:table-cell office:value-type="float" office:value="585.6287" calcext:value-type="float">
            <text:p>585.6287</text:p>
          </table:table-cell>
          <table:table-cell office:value-type="float" office:value="578.1325" calcext:value-type="float">
            <text:p>578.1325</text:p>
          </table:table-cell>
          <table:table-cell office:value-type="float" office:value="142.8308" calcext:value-type="float">
            <text:p>142.8308</text:p>
          </table:table-cell>
          <table:table-cell office:value-type="float" office:value="35.70248" calcext:value-type="float">
            <text:p>35.70248</text:p>
          </table:table-cell>
          <table:table-cell office:value-type="float" office:value="0" calcext:value-type="float">
            <text:p>0</text:p>
          </table:table-cell>
          <table:table-cell office:value-type="float" office:value="-0.04637361" calcext:value-type="float">
            <text:p>-0.04637361</text:p>
          </table:table-cell>
          <table:table-cell office:value-type="float" office:value="0" calcext:value-type="float">
            <text:p>0</text:p>
          </table:table-cell>
          <table:table-cell office:value-type="float" office:value="6.322821" calcext:value-type="float">
            <text:p>6.322821</text:p>
          </table:table-cell>
          <table:table-cell office:value-type="float" office:value="1720.875" calcext:value-type="float">
            <text:p>1720.875</text:p>
          </table:table-cell>
          <table:table-cell office:value-type="float" office:value="-604.266" calcext:value-type="float">
            <text:p>-604.266</text:p>
          </table:table-cell>
          <table:table-cell office:value-type="float" office:value="1116.609" calcext:value-type="float">
            <text:p>1116.609</text:p>
          </table:table-cell>
          <table:table-cell office:value-type="float" office:value="-388.9972" calcext:value-type="float">
            <text:p>-388.9972</text:p>
          </table:table-cell>
          <table:table-cell office:value-type="float" office:value="0" calcext:value-type="float">
            <text:p>0</text:p>
          </table:table-cell>
          <table:table-cell office:value-type="float" office:value="18.35869" calcext:value-type="float">
            <text:p>18.35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222.3611" calcext:value-type="float">
            <text:p>222.3611</text:p>
          </table:table-cell>
          <table:table-cell office:value-type="float" office:value="13204.01" calcext:value-type="float">
            <text:p>13204.01</text:p>
          </table:table-cell>
          <table:table-cell office:value-type="float" office:value="0" calcext:value-type="float">
            <text:p>0</text:p>
          </table:table-cell>
          <table:table-cell office:value-type="float" office:value="17.83131" calcext:value-type="float">
            <text:p>17.83131</text:p>
          </table:table-cell>
          <table:table-cell office:value-type="float" office:value="-508.5364" calcext:value-type="float">
            <text:p>-508.5364</text:p>
          </table:table-cell>
          <table:table-cell office:value-type="float" office:value="1487.618" calcext:value-type="float">
            <text:p>1487.618</text:p>
          </table:table-cell>
          <table:table-cell office:value-type="float" office:value="-122.6511" calcext:value-type="float">
            <text:p>-122.6511</text:p>
          </table:table-cell>
          <table:table-cell office:value-type="float" office:value="93.29205" calcext:value-type="float">
            <text:p>93.29205</text:p>
          </table:table-cell>
          <table:table-cell office:value-type="float" office:value="1.131341" calcext:value-type="float">
            <text:p>1.131341</text:p>
          </table:table-cell>
          <table:table-cell office:value-type="float" office:value="0.0542548" calcext:value-type="float">
            <text:p>0.0542548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42.181" calcext:value-type="float">
            <text:p>742.181</text:p>
          </table:table-cell>
          <table:table-cell office:value-type="float" office:value="0" calcext:value-type="float">
            <text:p>0</text:p>
          </table:table-cell>
          <table:table-cell office:value-type="float" office:value="332.9731" calcext:value-type="float">
            <text:p>332.9731</text:p>
          </table:table-cell>
          <table:table-cell office:value-type="float" office:value="1168.332" calcext:value-type="float">
            <text:p>1168.332</text:p>
          </table:table-cell>
          <table:table-cell office:value-type="float" office:value="1420.362" calcext:value-type="float">
            <text:p>1420.362</text:p>
          </table:table-cell>
          <table:table-cell office:value-type="float" office:value="1276.664" calcext:value-type="float">
            <text:p>1276.664</text:p>
          </table:table-cell>
          <table:table-cell office:value-type="float" office:value="766.2016" calcext:value-type="float">
            <text:p>766.2016</text:p>
          </table:table-cell>
          <table:table-cell office:value-type="float" office:value="1077.106" calcext:value-type="float">
            <text:p>1077.106</text:p>
          </table:table-cell>
          <table:table-cell office:value-type="float" office:value="414.54" calcext:value-type="float">
            <text:p>414.54</text:p>
          </table:table-cell>
          <table:table-cell office:value-type="float" office:value="1858.233" calcext:value-type="float">
            <text:p>1858.233</text:p>
          </table:table-cell>
          <table:table-cell office:value-type="float" office:value="2094.334" calcext:value-type="float">
            <text:p>2094.334</text:p>
          </table:table-cell>
          <table:table-cell office:value-type="float" office:value="1674.217" calcext:value-type="float">
            <text:p>1674.217</text:p>
          </table:table-cell>
          <table:table-cell office:value-type="float" office:value="585.6248" calcext:value-type="float">
            <text:p>585.6248</text:p>
          </table:table-cell>
          <table:table-cell office:value-type="float" office:value="578.1213" calcext:value-type="float">
            <text:p>578.1213</text:p>
          </table:table-cell>
          <table:table-cell office:value-type="float" office:value="142.8308" calcext:value-type="float">
            <text:p>142.8308</text:p>
          </table:table-cell>
          <table:table-cell office:value-type="float" office:value="35.70248" calcext:value-type="float">
            <text:p>35.70248</text:p>
          </table:table-cell>
          <table:table-cell office:value-type="float" office:value="0" calcext:value-type="float">
            <text:p>0</text:p>
          </table:table-cell>
          <table:table-cell office:value-type="float" office:value="-0.04646158" calcext:value-type="float">
            <text:p>-0.04646158</text:p>
          </table:table-cell>
          <table:table-cell office:value-type="float" office:value="0" calcext:value-type="float">
            <text:p>0</text:p>
          </table:table-cell>
          <table:table-cell office:value-type="float" office:value="6.322821" calcext:value-type="float">
            <text:p>6.322821</text:p>
          </table:table-cell>
          <table:table-cell office:value-type="float" office:value="1748.118" calcext:value-type="float">
            <text:p>1748.118</text:p>
          </table:table-cell>
          <table:table-cell office:value-type="float" office:value="-619.2691" calcext:value-type="float">
            <text:p>-619.2691</text:p>
          </table:table-cell>
          <table:table-cell office:value-type="float" office:value="1128.849" calcext:value-type="float">
            <text:p>1128.849</text:p>
          </table:table-cell>
          <table:table-cell office:value-type="float" office:value="-390.6753" calcext:value-type="float">
            <text:p>-390.6753</text:p>
          </table:table-cell>
          <table:table-cell office:value-type="float" office:value="0" calcext:value-type="float">
            <text:p>0</text:p>
          </table:table-cell>
          <table:table-cell office:value-type="float" office:value="18.13736" calcext:value-type="float">
            <text:p>18.13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222.362" calcext:value-type="float">
            <text:p>222.362</text:p>
          </table:table-cell>
          <table:table-cell office:value-type="float" office:value="13203.52" calcext:value-type="float">
            <text:p>13203.52</text:p>
          </table:table-cell>
          <table:table-cell office:value-type="float" office:value="0" calcext:value-type="float">
            <text:p>0</text:p>
          </table:table-cell>
          <table:table-cell office:value-type="float" office:value="19.05254" calcext:value-type="float">
            <text:p>19.05254</text:p>
          </table:table-cell>
          <table:table-cell office:value-type="float" office:value="-511.2013" calcext:value-type="float">
            <text:p>-511.2013</text:p>
          </table:table-cell>
          <table:table-cell office:value-type="float" office:value="1496.45" calcext:value-type="float">
            <text:p>1496.45</text:p>
          </table:table-cell>
          <table:table-cell office:value-type="float" office:value="-123.5081" calcext:value-type="float">
            <text:p>-123.5081</text:p>
          </table:table-cell>
          <table:table-cell office:value-type="float" office:value="92.90206" calcext:value-type="float">
            <text:p>92.90206</text:p>
          </table:table-cell>
          <table:table-cell office:value-type="float" office:value="1.087271" calcext:value-type="float">
            <text:p>1.087271</text:p>
          </table:table-cell>
          <table:table-cell office:value-type="float" office:value="0.05520346" calcext:value-type="float">
            <text:p>0.05520346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53.3899" calcext:value-type="float">
            <text:p>753.3899</text:p>
          </table:table-cell>
          <table:table-cell office:value-type="float" office:value="0" calcext:value-type="float">
            <text:p>0</text:p>
          </table:table-cell>
          <table:table-cell office:value-type="float" office:value="333.2875" calcext:value-type="float">
            <text:p>333.2875</text:p>
          </table:table-cell>
          <table:table-cell office:value-type="float" office:value="1168.095" calcext:value-type="float">
            <text:p>1168.095</text:p>
          </table:table-cell>
          <table:table-cell office:value-type="float" office:value="1419.966" calcext:value-type="float">
            <text:p>1419.966</text:p>
          </table:table-cell>
          <table:table-cell office:value-type="float" office:value="1276.686" calcext:value-type="float">
            <text:p>1276.686</text:p>
          </table:table-cell>
          <table:table-cell office:value-type="float" office:value="766.2825" calcext:value-type="float">
            <text:p>766.2825</text:p>
          </table:table-cell>
          <table:table-cell office:value-type="float" office:value="1077.073" calcext:value-type="float">
            <text:p>1077.073</text:p>
          </table:table-cell>
          <table:table-cell office:value-type="float" office:value="414.5253" calcext:value-type="float">
            <text:p>414.5253</text:p>
          </table:table-cell>
          <table:table-cell office:value-type="float" office:value="1858.151" calcext:value-type="float">
            <text:p>1858.151</text:p>
          </table:table-cell>
          <table:table-cell office:value-type="float" office:value="2094.279" calcext:value-type="float">
            <text:p>2094.279</text:p>
          </table:table-cell>
          <table:table-cell office:value-type="float" office:value="1674.187" calcext:value-type="float">
            <text:p>1674.187</text:p>
          </table:table-cell>
          <table:table-cell office:value-type="float" office:value="585.6212" calcext:value-type="float">
            <text:p>585.6212</text:p>
          </table:table-cell>
          <table:table-cell office:value-type="float" office:value="578.1105" calcext:value-type="float">
            <text:p>578.1105</text:p>
          </table:table-cell>
          <table:table-cell office:value-type="float" office:value="142.8307" calcext:value-type="float">
            <text:p>142.8307</text:p>
          </table:table-cell>
          <table:table-cell office:value-type="float" office:value="35.70247" calcext:value-type="float">
            <text:p>35.70247</text:p>
          </table:table-cell>
          <table:table-cell office:value-type="float" office:value="0" calcext:value-type="float">
            <text:p>0</text:p>
          </table:table-cell>
          <table:table-cell office:value-type="float" office:value="-0.0465348" calcext:value-type="float">
            <text:p>-0.0465348</text:p>
          </table:table-cell>
          <table:table-cell office:value-type="float" office:value="0" calcext:value-type="float">
            <text:p>0</text:p>
          </table:table-cell>
          <table:table-cell office:value-type="float" office:value="6.322821" calcext:value-type="float">
            <text:p>6.322821</text:p>
          </table:table-cell>
          <table:table-cell office:value-type="float" office:value="1774.932" calcext:value-type="float">
            <text:p>1774.932</text:p>
          </table:table-cell>
          <table:table-cell office:value-type="float" office:value="-633.0891" calcext:value-type="float">
            <text:p>-633.0891</text:p>
          </table:table-cell>
          <table:table-cell office:value-type="float" office:value="1141.843" calcext:value-type="float">
            <text:p>1141.843</text:p>
          </table:table-cell>
          <table:table-cell office:value-type="float" office:value="-392.2925" calcext:value-type="float">
            <text:p>-392.2925</text:p>
          </table:table-cell>
          <table:table-cell office:value-type="float" office:value="0" calcext:value-type="float">
            <text:p>0</text:p>
          </table:table-cell>
          <table:table-cell office:value-type="float" office:value="17.94525" calcext:value-type="float">
            <text:p>17.9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222.4675" calcext:value-type="float">
            <text:p>222.4675</text:p>
          </table:table-cell>
          <table:table-cell office:value-type="float" office:value="13203.02" calcext:value-type="float">
            <text:p>13203.02</text:p>
          </table:table-cell>
          <table:table-cell office:value-type="float" office:value="0" calcext:value-type="float">
            <text:p>0</text:p>
          </table:table-cell>
          <table:table-cell office:value-type="float" office:value="20.22903" calcext:value-type="float">
            <text:p>20.22903</text:p>
          </table:table-cell>
          <table:table-cell office:value-type="float" office:value="-513.7347" calcext:value-type="float">
            <text:p>-513.7347</text:p>
          </table:table-cell>
          <table:table-cell office:value-type="float" office:value="1504.64" calcext:value-type="float">
            <text:p>1504.64</text:p>
          </table:table-cell>
          <table:table-cell office:value-type="float" office:value="-124.3978" calcext:value-type="float">
            <text:p>-124.3978</text:p>
          </table:table-cell>
          <table:table-cell office:value-type="float" office:value="92.39587" calcext:value-type="float">
            <text:p>92.39587</text:p>
          </table:table-cell>
          <table:table-cell office:value-type="float" office:value="1.047712" calcext:value-type="float">
            <text:p>1.047712</text:p>
          </table:table-cell>
          <table:table-cell office:value-type="float" office:value="0.05639229" calcext:value-type="float">
            <text:p>0.05639229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62.757" calcext:value-type="float">
            <text:p>762.757</text:p>
          </table:table-cell>
          <table:table-cell office:value-type="float" office:value="0" calcext:value-type="float">
            <text:p>0</text:p>
          </table:table-cell>
          <table:table-cell office:value-type="float" office:value="333.5342" calcext:value-type="float">
            <text:p>333.5342</text:p>
          </table:table-cell>
          <table:table-cell office:value-type="float" office:value="1167.931" calcext:value-type="float">
            <text:p>1167.931</text:p>
          </table:table-cell>
          <table:table-cell office:value-type="float" office:value="1419.641" calcext:value-type="float">
            <text:p>1419.641</text:p>
          </table:table-cell>
          <table:table-cell office:value-type="float" office:value="1276.716" calcext:value-type="float">
            <text:p>1276.716</text:p>
          </table:table-cell>
          <table:table-cell office:value-type="float" office:value="766.369" calcext:value-type="float">
            <text:p>766.369</text:p>
          </table:table-cell>
          <table:table-cell office:value-type="float" office:value="1077.041" calcext:value-type="float">
            <text:p>1077.041</text:p>
          </table:table-cell>
          <table:table-cell office:value-type="float" office:value="414.5119" calcext:value-type="float">
            <text:p>414.5119</text:p>
          </table:table-cell>
          <table:table-cell office:value-type="float" office:value="1858.068" calcext:value-type="float">
            <text:p>1858.068</text:p>
          </table:table-cell>
          <table:table-cell office:value-type="float" office:value="2094.221" calcext:value-type="float">
            <text:p>2094.221</text:p>
          </table:table-cell>
          <table:table-cell office:value-type="float" office:value="1674.158" calcext:value-type="float">
            <text:p>1674.158</text:p>
          </table:table-cell>
          <table:table-cell office:value-type="float" office:value="585.6179" calcext:value-type="float">
            <text:p>585.6179</text:p>
          </table:table-cell>
          <table:table-cell office:value-type="float" office:value="578.1" calcext:value-type="float">
            <text:p>578.1</text:p>
          </table:table-cell>
          <table:table-cell office:value-type="float" office:value="142.8307" calcext:value-type="float">
            <text:p>142.8307</text:p>
          </table:table-cell>
          <table:table-cell office:value-type="float" office:value="35.70246" calcext:value-type="float">
            <text:p>35.70246</text:p>
          </table:table-cell>
          <table:table-cell office:value-type="float" office:value="0" calcext:value-type="float">
            <text:p>0</text:p>
          </table:table-cell>
          <table:table-cell office:value-type="float" office:value="-0.04659831" calcext:value-type="float">
            <text:p>-0.04659831</text:p>
          </table:table-cell>
          <table:table-cell office:value-type="float" office:value="0" calcext:value-type="float">
            <text:p>0</text:p>
          </table:table-cell>
          <table:table-cell office:value-type="float" office:value="6.322547" calcext:value-type="float">
            <text:p>6.322547</text:p>
          </table:table-cell>
          <table:table-cell office:value-type="float" office:value="1798.301" calcext:value-type="float">
            <text:p>1798.301</text:p>
          </table:table-cell>
          <table:table-cell office:value-type="float" office:value="-645.4406" calcext:value-type="float">
            <text:p>-645.4406</text:p>
          </table:table-cell>
          <table:table-cell office:value-type="float" office:value="1152.86" calcext:value-type="float">
            <text:p>1152.86</text:p>
          </table:table-cell>
          <table:table-cell office:value-type="float" office:value="-393.7738" calcext:value-type="float">
            <text:p>-393.7738</text:p>
          </table:table-cell>
          <table:table-cell office:value-type="float" office:value="0" calcext:value-type="float">
            <text:p>0</text:p>
          </table:table-cell>
          <table:table-cell office:value-type="float" office:value="17.77933" calcext:value-type="float">
            <text:p>17.77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223.0838" calcext:value-type="float">
            <text:p>223.0838</text:p>
          </table:table-cell>
          <table:table-cell office:value-type="float" office:value="13202.52" calcext:value-type="float">
            <text:p>13202.52</text:p>
          </table:table-cell>
          <table:table-cell office:value-type="float" office:value="0" calcext:value-type="float">
            <text:p>0</text:p>
          </table:table-cell>
          <table:table-cell office:value-type="float" office:value="21.8203" calcext:value-type="float">
            <text:p>21.8203</text:p>
          </table:table-cell>
          <table:table-cell office:value-type="float" office:value="-516.1382" calcext:value-type="float">
            <text:p>-516.1382</text:p>
          </table:table-cell>
          <table:table-cell office:value-type="float" office:value="1512.421" calcext:value-type="float">
            <text:p>1512.421</text:p>
          </table:table-cell>
          <table:table-cell office:value-type="float" office:value="-125.2696" calcext:value-type="float">
            <text:p>-125.2696</text:p>
          </table:table-cell>
          <table:table-cell office:value-type="float" office:value="91.81226" calcext:value-type="float">
            <text:p>91.81226</text:p>
          </table:table-cell>
          <table:table-cell office:value-type="float" office:value="1.390766" calcext:value-type="float">
            <text:p>1.390766</text:p>
          </table:table-cell>
          <table:table-cell office:value-type="float" office:value="0.05777201" calcext:value-type="float">
            <text:p>0.05777201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72.0042" calcext:value-type="float">
            <text:p>772.0042</text:p>
          </table:table-cell>
          <table:table-cell office:value-type="float" office:value="0" calcext:value-type="float">
            <text:p>0</text:p>
          </table:table-cell>
          <table:table-cell office:value-type="float" office:value="333.8121" calcext:value-type="float">
            <text:p>333.8121</text:p>
          </table:table-cell>
          <table:table-cell office:value-type="float" office:value="1167.793" calcext:value-type="float">
            <text:p>1167.793</text:p>
          </table:table-cell>
          <table:table-cell office:value-type="float" office:value="1419.376" calcext:value-type="float">
            <text:p>1419.37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766.4589" calcext:value-type="float">
            <text:p>766.4589</text:p>
          </table:table-cell>
          <table:table-cell office:value-type="float" office:value="1077.012" calcext:value-type="float">
            <text:p>1077.012</text:p>
          </table:table-cell>
          <table:table-cell office:value-type="float" office:value="414.4998" calcext:value-type="float">
            <text:p>414.4998</text:p>
          </table:table-cell>
          <table:table-cell office:value-type="float" office:value="1857.985" calcext:value-type="float">
            <text:p>1857.985</text:p>
          </table:table-cell>
          <table:table-cell office:value-type="float" office:value="2094.162" calcext:value-type="float">
            <text:p>2094.162</text:p>
          </table:table-cell>
          <table:table-cell office:value-type="float" office:value="1674.128" calcext:value-type="float">
            <text:p>1674.128</text:p>
          </table:table-cell>
          <table:table-cell office:value-type="float" office:value="585.6147" calcext:value-type="float">
            <text:p>585.6147</text:p>
          </table:table-cell>
          <table:table-cell office:value-type="float" office:value="578.0898" calcext:value-type="float">
            <text:p>578.0898</text:p>
          </table:table-cell>
          <table:table-cell office:value-type="float" office:value="142.8307" calcext:value-type="float">
            <text:p>142.8307</text:p>
          </table:table-cell>
          <table:table-cell office:value-type="float" office:value="35.70245" calcext:value-type="float">
            <text:p>35.70245</text:p>
          </table:table-cell>
          <table:table-cell office:value-type="float" office:value="0" calcext:value-type="float">
            <text:p>0</text:p>
          </table:table-cell>
          <table:table-cell office:value-type="float" office:value="-0.04665319" calcext:value-type="float">
            <text:p>-0.04665319</text:p>
          </table:table-cell>
          <table:table-cell office:value-type="float" office:value="0" calcext:value-type="float">
            <text:p>0</text:p>
          </table:table-cell>
          <table:table-cell office:value-type="float" office:value="6.299603" calcext:value-type="float">
            <text:p>6.299603</text:p>
          </table:table-cell>
          <table:table-cell office:value-type="float" office:value="1820.744" calcext:value-type="float">
            <text:p>1820.744</text:p>
          </table:table-cell>
          <table:table-cell office:value-type="float" office:value="-657.1218" calcext:value-type="float">
            <text:p>-657.1218</text:p>
          </table:table-cell>
          <table:table-cell office:value-type="float" office:value="1163.622" calcext:value-type="float">
            <text:p>1163.622</text:p>
          </table:table-cell>
          <table:table-cell office:value-type="float" office:value="-395.1486" calcext:value-type="float">
            <text:p>-395.1486</text:p>
          </table:table-cell>
          <table:table-cell office:value-type="float" office:value="0" calcext:value-type="float">
            <text:p>0</text:p>
          </table:table-cell>
          <table:table-cell office:value-type="float" office:value="17.62084" calcext:value-type="float">
            <text:p>17.6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223.7512" calcext:value-type="float">
            <text:p>223.7512</text:p>
          </table:table-cell>
          <table:table-cell office:value-type="float" office:value="13202.04" calcext:value-type="float">
            <text:p>13202.04</text:p>
          </table:table-cell>
          <table:table-cell office:value-type="float" office:value="0" calcext:value-type="float">
            <text:p>0</text:p>
          </table:table-cell>
          <table:table-cell office:value-type="float" office:value="23.40552" calcext:value-type="float">
            <text:p>23.40552</text:p>
          </table:table-cell>
          <table:table-cell office:value-type="float" office:value="-518.4822" calcext:value-type="float">
            <text:p>-518.4822</text:p>
          </table:table-cell>
          <table:table-cell office:value-type="float" office:value="1519.758" calcext:value-type="float">
            <text:p>1519.758</text:p>
          </table:table-cell>
          <table:table-cell office:value-type="float" office:value="-126.1485" calcext:value-type="float">
            <text:p>-126.1485</text:p>
          </table:table-cell>
          <table:table-cell office:value-type="float" office:value="91.21854" calcext:value-type="float">
            <text:p>91.21854</text:p>
          </table:table-cell>
          <table:table-cell office:value-type="float" office:value="1.601981" calcext:value-type="float">
            <text:p>1.601981</text:p>
          </table:table-cell>
          <table:table-cell office:value-type="float" office:value="0.05924728" calcext:value-type="float">
            <text:p>0.05924728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80.9403" calcext:value-type="float">
            <text:p>780.9403</text:p>
          </table:table-cell>
          <table:table-cell office:value-type="float" office:value="0" calcext:value-type="float">
            <text:p>0</text:p>
          </table:table-cell>
          <table:table-cell office:value-type="float" office:value="334.22" calcext:value-type="float">
            <text:p>334.22</text:p>
          </table:table-cell>
          <table:table-cell office:value-type="float" office:value="1167.672" calcext:value-type="float">
            <text:p>1167.672</text:p>
          </table:table-cell>
          <table:table-cell office:value-type="float" office:value="1419.142" calcext:value-type="float">
            <text:p>1419.142</text:p>
          </table:table-cell>
          <table:table-cell office:value-type="float" office:value="1276.793" calcext:value-type="float">
            <text:p>1276.793</text:p>
          </table:table-cell>
          <table:table-cell office:value-type="float" office:value="766.5512" calcext:value-type="float">
            <text:p>766.5512</text:p>
          </table:table-cell>
          <table:table-cell office:value-type="float" office:value="1076.988" calcext:value-type="float">
            <text:p>1076.988</text:p>
          </table:table-cell>
          <table:table-cell office:value-type="float" office:value="414.489" calcext:value-type="float">
            <text:p>414.489</text:p>
          </table:table-cell>
          <table:table-cell office:value-type="float" office:value="1857.902" calcext:value-type="float">
            <text:p>1857.902</text:p>
          </table:table-cell>
          <table:table-cell office:value-type="float" office:value="2094.104" calcext:value-type="float">
            <text:p>2094.104</text:p>
          </table:table-cell>
          <table:table-cell office:value-type="float" office:value="1674.1" calcext:value-type="float">
            <text:p>1674.1</text:p>
          </table:table-cell>
          <table:table-cell office:value-type="float" office:value="585.6119" calcext:value-type="float">
            <text:p>585.6119</text:p>
          </table:table-cell>
          <table:table-cell office:value-type="float" office:value="578.0798" calcext:value-type="float">
            <text:p>578.0798</text:p>
          </table:table-cell>
          <table:table-cell office:value-type="float" office:value="142.8307" calcext:value-type="float">
            <text:p>142.8307</text:p>
          </table:table-cell>
          <table:table-cell office:value-type="float" office:value="35.70244" calcext:value-type="float">
            <text:p>35.70244</text:p>
          </table:table-cell>
          <table:table-cell office:value-type="float" office:value="0" calcext:value-type="float">
            <text:p>0</text:p>
          </table:table-cell>
          <table:table-cell office:value-type="float" office:value="-0.04669936" calcext:value-type="float">
            <text:p>-0.04669936</text:p>
          </table:table-cell>
          <table:table-cell office:value-type="float" office:value="0" calcext:value-type="float">
            <text:p>0</text:p>
          </table:table-cell>
          <table:table-cell office:value-type="float" office:value="6.284535" calcext:value-type="float">
            <text:p>6.284535</text:p>
          </table:table-cell>
          <table:table-cell office:value-type="float" office:value="1842.378" calcext:value-type="float">
            <text:p>1842.378</text:p>
          </table:table-cell>
          <table:table-cell office:value-type="float" office:value="-668.359" calcext:value-type="float">
            <text:p>-668.359</text:p>
          </table:table-cell>
          <table:table-cell office:value-type="float" office:value="1174.019" calcext:value-type="float">
            <text:p>1174.019</text:p>
          </table:table-cell>
          <table:table-cell office:value-type="float" office:value="-396.4582" calcext:value-type="float">
            <text:p>-396.4582</text:p>
          </table:table-cell>
          <table:table-cell office:value-type="float" office:value="0" calcext:value-type="float">
            <text:p>0</text:p>
          </table:table-cell>
          <table:table-cell office:value-type="float" office:value="17.46067" calcext:value-type="float">
            <text:p>17.46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224.1898" calcext:value-type="float">
            <text:p>224.1898</text:p>
          </table:table-cell>
          <table:table-cell office:value-type="float" office:value="13201.56" calcext:value-type="float">
            <text:p>13201.56</text:p>
          </table:table-cell>
          <table:table-cell office:value-type="float" office:value="0" calcext:value-type="float">
            <text:p>0</text:p>
          </table:table-cell>
          <table:table-cell office:value-type="float" office:value="24.69838" calcext:value-type="float">
            <text:p>24.69838</text:p>
          </table:table-cell>
          <table:table-cell office:value-type="float" office:value="-520.7145" calcext:value-type="float">
            <text:p>-520.7145</text:p>
          </table:table-cell>
          <table:table-cell office:value-type="float" office:value="1526.817" calcext:value-type="float">
            <text:p>1526.817</text:p>
          </table:table-cell>
          <table:table-cell office:value-type="float" office:value="-126.9769" calcext:value-type="float">
            <text:p>-126.9769</text:p>
          </table:table-cell>
          <table:table-cell office:value-type="float" office:value="90.68192" calcext:value-type="float">
            <text:p>90.68192</text:p>
          </table:table-cell>
          <table:table-cell office:value-type="float" office:value="1.597733" calcext:value-type="float">
            <text:p>1.597733</text:p>
          </table:table-cell>
          <table:table-cell office:value-type="float" office:value="0.0607897" calcext:value-type="float">
            <text:p>0.0607897</text:p>
          </table:table-cell>
          <table:table-cell office:value-type="float" office:value="0.5336151" calcext:value-type="float">
            <text:p>0.5336151</text:p>
          </table:table-cell>
          <table:table-cell office:value-type="float" office:value="0.04450325" calcext:value-type="float">
            <text:p>0.04450325</text:p>
          </table:table-cell>
          <table:table-cell office:value-type="float" office:value="0.001373064" calcext:value-type="float">
            <text:p>0.001373064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790.7288" calcext:value-type="float">
            <text:p>790.7288</text:p>
          </table:table-cell>
          <table:table-cell office:value-type="float" office:value="0" calcext:value-type="float">
            <text:p>0</text:p>
          </table:table-cell>
          <table:table-cell office:value-type="float" office:value="334.5752" calcext:value-type="float">
            <text:p>334.5752</text:p>
          </table:table-cell>
          <table:table-cell office:value-type="float" office:value="1167.572" calcext:value-type="float">
            <text:p>1167.572</text:p>
          </table:table-cell>
          <table:table-cell office:value-type="float" office:value="1418.928" calcext:value-type="float">
            <text:p>1418.928</text:p>
          </table:table-cell>
          <table:table-cell office:value-type="float" office:value="1276.837" calcext:value-type="float">
            <text:p>1276.837</text:p>
          </table:table-cell>
          <table:table-cell office:value-type="float" office:value="766.6439" calcext:value-type="float">
            <text:p>766.6439</text:p>
          </table:table-cell>
          <table:table-cell office:value-type="float" office:value="1076.967" calcext:value-type="float">
            <text:p>1076.967</text:p>
          </table:table-cell>
          <table:table-cell office:value-type="float" office:value="414.4795" calcext:value-type="float">
            <text:p>414.4795</text:p>
          </table:table-cell>
          <table:table-cell office:value-type="float" office:value="1857.82" calcext:value-type="float">
            <text:p>1857.82</text:p>
          </table:table-cell>
          <table:table-cell office:value-type="float" office:value="2094.047" calcext:value-type="float">
            <text:p>2094.047</text:p>
          </table:table-cell>
          <table:table-cell office:value-type="float" office:value="1674.071" calcext:value-type="float">
            <text:p>1674.071</text:p>
          </table:table-cell>
          <table:table-cell office:value-type="float" office:value="585.6093" calcext:value-type="float">
            <text:p>585.6093</text:p>
          </table:table-cell>
          <table:table-cell office:value-type="float" office:value="578.07" calcext:value-type="float">
            <text:p>578.07</text:p>
          </table:table-cell>
          <table:table-cell office:value-type="float" office:value="142.8307" calcext:value-type="float">
            <text:p>142.8307</text:p>
          </table:table-cell>
          <table:table-cell office:value-type="float" office:value="35.70243" calcext:value-type="float">
            <text:p>35.70243</text:p>
          </table:table-cell>
          <table:table-cell office:value-type="float" office:value="0" calcext:value-type="float">
            <text:p>0</text:p>
          </table:table-cell>
          <table:table-cell office:value-type="float" office:value="-0.04673484" calcext:value-type="float">
            <text:p>-0.04673484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1863.745" calcext:value-type="float">
            <text:p>1863.745</text:p>
          </table:table-cell>
          <table:table-cell office:value-type="float" office:value="-678.5633" calcext:value-type="float">
            <text:p>-678.5633</text:p>
          </table:table-cell>
          <table:table-cell office:value-type="float" office:value="1185.182" calcext:value-type="float">
            <text:p>1185.182</text:p>
          </table:table-cell>
          <table:table-cell office:value-type="float" office:value="-397.6904" calcext:value-type="float">
            <text:p>-397.6904</text:p>
          </table:table-cell>
          <table:table-cell office:value-type="float" office:value="0" calcext:value-type="float">
            <text:p>0</text:p>
          </table:table-cell>
          <table:table-cell office:value-type="float" office:value="17.28568" calcext:value-type="float">
            <text:p>17.28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224.351" calcext:value-type="float">
            <text:p>224.351</text:p>
          </table:table-cell>
          <table:table-cell office:value-type="float" office:value="13201.15" calcext:value-type="float">
            <text:p>13201.15</text:p>
          </table:table-cell>
          <table:table-cell office:value-type="float" office:value="0" calcext:value-type="float">
            <text:p>0</text:p>
          </table:table-cell>
          <table:table-cell office:value-type="float" office:value="25.67426" calcext:value-type="float">
            <text:p>25.67426</text:p>
          </table:table-cell>
          <table:table-cell office:value-type="float" office:value="-522.0708" calcext:value-type="float">
            <text:p>-522.0708</text:p>
          </table:table-cell>
          <table:table-cell office:value-type="float" office:value="1524.733" calcext:value-type="float">
            <text:p>1524.733</text:p>
          </table:table-cell>
          <table:table-cell office:value-type="float" office:value="-127.7072" calcext:value-type="float">
            <text:p>-127.7072</text:p>
          </table:table-cell>
          <table:table-cell office:value-type="float" office:value="90.44389" calcext:value-type="float">
            <text:p>90.44389</text:p>
          </table:table-cell>
          <table:table-cell office:value-type="float" office:value="1.547514" calcext:value-type="float">
            <text:p>1.547514</text:p>
          </table:table-cell>
          <table:table-cell office:value-type="float" office:value="0.06162881" calcext:value-type="float">
            <text:p>0.06162881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38" calcext:value-type="float">
            <text:p>0.0445938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05.7323" calcext:value-type="float">
            <text:p>805.7323</text:p>
          </table:table-cell>
          <table:table-cell office:value-type="float" office:value="0" calcext:value-type="float">
            <text:p>0</text:p>
          </table:table-cell>
          <table:table-cell office:value-type="float" office:value="334.7186" calcext:value-type="float">
            <text:p>334.7186</text:p>
          </table:table-cell>
          <table:table-cell office:value-type="float" office:value="1167.469" calcext:value-type="float">
            <text:p>1167.469</text:p>
          </table:table-cell>
          <table:table-cell office:value-type="float" office:value="1418.76" calcext:value-type="float">
            <text:p>1418.76</text:p>
          </table:table-cell>
          <table:table-cell office:value-type="float" office:value="1276.878" calcext:value-type="float">
            <text:p>1276.878</text:p>
          </table:table-cell>
          <table:table-cell office:value-type="float" office:value="766.7327" calcext:value-type="float">
            <text:p>766.7327</text:p>
          </table:table-cell>
          <table:table-cell office:value-type="float" office:value="1076.948" calcext:value-type="float">
            <text:p>1076.948</text:p>
          </table:table-cell>
          <table:table-cell office:value-type="float" office:value="414.4712" calcext:value-type="float">
            <text:p>414.4712</text:p>
          </table:table-cell>
          <table:table-cell office:value-type="float" office:value="1857.74" calcext:value-type="float">
            <text:p>1857.74</text:p>
          </table:table-cell>
          <table:table-cell office:value-type="float" office:value="2093.991" calcext:value-type="float">
            <text:p>2093.991</text:p>
          </table:table-cell>
          <table:table-cell office:value-type="float" office:value="1674.043" calcext:value-type="float">
            <text:p>1674.043</text:p>
          </table:table-cell>
          <table:table-cell office:value-type="float" office:value="585.6069" calcext:value-type="float">
            <text:p>585.6069</text:p>
          </table:table-cell>
          <table:table-cell office:value-type="float" office:value="578.0605" calcext:value-type="float">
            <text:p>578.0605</text:p>
          </table:table-cell>
          <table:table-cell office:value-type="float" office:value="142.8307" calcext:value-type="float">
            <text:p>142.8307</text:p>
          </table:table-cell>
          <table:table-cell office:value-type="float" office:value="35.70242" calcext:value-type="float">
            <text:p>35.70242</text:p>
          </table:table-cell>
          <table:table-cell office:value-type="float" office:value="0" calcext:value-type="float">
            <text:p>0</text:p>
          </table:table-cell>
          <table:table-cell office:value-type="float" office:value="-0.04675372" calcext:value-type="float">
            <text:p>-0.04675372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1886.026" calcext:value-type="float">
            <text:p>1886.026</text:p>
          </table:table-cell>
          <table:table-cell office:value-type="float" office:value="-685.2237" calcext:value-type="float">
            <text:p>-685.2237</text:p>
          </table:table-cell>
          <table:table-cell office:value-type="float" office:value="1200.802" calcext:value-type="float">
            <text:p>1200.802</text:p>
          </table:table-cell>
          <table:table-cell office:value-type="float" office:value="-398.8251" calcext:value-type="float">
            <text:p>-398.8251</text:p>
          </table:table-cell>
          <table:table-cell office:value-type="float" office:value="0" calcext:value-type="float">
            <text:p>0</text:p>
          </table:table-cell>
          <table:table-cell office:value-type="float" office:value="17.7918" calcext:value-type="float">
            <text:p>17.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224.3544" calcext:value-type="float">
            <text:p>224.3544</text:p>
          </table:table-cell>
          <table:table-cell office:value-type="float" office:value="13200.79" calcext:value-type="float">
            <text:p>13200.79</text:p>
          </table:table-cell>
          <table:table-cell office:value-type="float" office:value="0" calcext:value-type="float">
            <text:p>0</text:p>
          </table:table-cell>
          <table:table-cell office:value-type="float" office:value="26.54141" calcext:value-type="float">
            <text:p>26.54141</text:p>
          </table:table-cell>
          <table:table-cell office:value-type="float" office:value="-523.5523" calcext:value-type="float">
            <text:p>-523.5523</text:p>
          </table:table-cell>
          <table:table-cell office:value-type="float" office:value="1529.485" calcext:value-type="float">
            <text:p>1529.485</text:p>
          </table:table-cell>
          <table:table-cell office:value-type="float" office:value="-128.3736" calcext:value-type="float">
            <text:p>-128.3736</text:p>
          </table:table-cell>
          <table:table-cell office:value-type="float" office:value="90.3867" calcext:value-type="float">
            <text:p>90.3867</text:p>
          </table:table-cell>
          <table:table-cell office:value-type="float" office:value="1.511304" calcext:value-type="float">
            <text:p>1.511304</text:p>
          </table:table-cell>
          <table:table-cell office:value-type="float" office:value="0.0617729" calcext:value-type="float">
            <text:p>0.0617729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38" calcext:value-type="float">
            <text:p>0.0445938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15.0429" calcext:value-type="float">
            <text:p>815.0429</text:p>
          </table:table-cell>
          <table:table-cell office:value-type="float" office:value="0" calcext:value-type="float">
            <text:p>0</text:p>
          </table:table-cell>
          <table:table-cell office:value-type="float" office:value="334.7525" calcext:value-type="float">
            <text:p>334.7525</text:p>
          </table:table-cell>
          <table:table-cell office:value-type="float" office:value="1167.288" calcext:value-type="float">
            <text:p>1167.288</text:p>
          </table:table-cell>
          <table:table-cell office:value-type="float" office:value="1418.614" calcext:value-type="float">
            <text:p>1418.614</text:p>
          </table:table-cell>
          <table:table-cell office:value-type="float" office:value="1276.912" calcext:value-type="float">
            <text:p>1276.912</text:p>
          </table:table-cell>
          <table:table-cell office:value-type="float" office:value="766.8128" calcext:value-type="float">
            <text:p>766.8128</text:p>
          </table:table-cell>
          <table:table-cell office:value-type="float" office:value="1076.939" calcext:value-type="float">
            <text:p>1076.939</text:p>
          </table:table-cell>
          <table:table-cell office:value-type="float" office:value="414.5097" calcext:value-type="float">
            <text:p>414.5097</text:p>
          </table:table-cell>
          <table:table-cell office:value-type="float" office:value="1857.662" calcext:value-type="float">
            <text:p>1857.662</text:p>
          </table:table-cell>
          <table:table-cell office:value-type="float" office:value="2093.935" calcext:value-type="float">
            <text:p>2093.935</text:p>
          </table:table-cell>
          <table:table-cell office:value-type="float" office:value="1674.015" calcext:value-type="float">
            <text:p>1674.015</text:p>
          </table:table-cell>
          <table:table-cell office:value-type="float" office:value="585.6047" calcext:value-type="float">
            <text:p>585.6047</text:p>
          </table:table-cell>
          <table:table-cell office:value-type="float" office:value="578.0511" calcext:value-type="float">
            <text:p>578.0511</text:p>
          </table:table-cell>
          <table:table-cell office:value-type="float" office:value="142.8306" calcext:value-type="float">
            <text:p>142.8306</text:p>
          </table:table-cell>
          <table:table-cell office:value-type="float" office:value="35.70241" calcext:value-type="float">
            <text:p>35.70241</text:p>
          </table:table-cell>
          <table:table-cell office:value-type="float" office:value="0" calcext:value-type="float">
            <text:p>0</text:p>
          </table:table-cell>
          <table:table-cell office:value-type="float" office:value="-0.04689039" calcext:value-type="float">
            <text:p>-0.04689039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1902.796" calcext:value-type="float">
            <text:p>1902.796</text:p>
          </table:table-cell>
          <table:table-cell office:value-type="float" office:value="-691.9042" calcext:value-type="float">
            <text:p>-691.9042</text:p>
          </table:table-cell>
          <table:table-cell office:value-type="float" office:value="1210.892" calcext:value-type="float">
            <text:p>1210.892</text:p>
          </table:table-cell>
          <table:table-cell office:value-type="float" office:value="-399.9739" calcext:value-type="float">
            <text:p>-399.9739</text:p>
          </table:table-cell>
          <table:table-cell office:value-type="float" office:value="0" calcext:value-type="float">
            <text:p>0</text:p>
          </table:table-cell>
          <table:table-cell office:value-type="float" office:value="18.12267" calcext:value-type="float">
            <text:p>18.1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224.3644" calcext:value-type="float">
            <text:p>224.3644</text:p>
          </table:table-cell>
          <table:table-cell office:value-type="float" office:value="13200.43" calcext:value-type="float">
            <text:p>13200.43</text:p>
          </table:table-cell>
          <table:table-cell office:value-type="float" office:value="0" calcext:value-type="float">
            <text:p>0</text:p>
          </table:table-cell>
          <table:table-cell office:value-type="float" office:value="27.41077" calcext:value-type="float">
            <text:p>27.41077</text:p>
          </table:table-cell>
          <table:table-cell office:value-type="float" office:value="-526.0419" calcext:value-type="float">
            <text:p>-526.0419</text:p>
          </table:table-cell>
          <table:table-cell office:value-type="float" office:value="1536.455" calcext:value-type="float">
            <text:p>1536.455</text:p>
          </table:table-cell>
          <table:table-cell office:value-type="float" office:value="-129.0455" calcext:value-type="float">
            <text:p>-129.0455</text:p>
          </table:table-cell>
          <table:table-cell office:value-type="float" office:value="90.37708" calcext:value-type="float">
            <text:p>90.37708</text:p>
          </table:table-cell>
          <table:table-cell office:value-type="float" office:value="1.470833" calcext:value-type="float">
            <text:p>1.470833</text:p>
          </table:table-cell>
          <table:table-cell office:value-type="float" office:value="0.06235855" calcext:value-type="float">
            <text:p>0.06235855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38" calcext:value-type="float">
            <text:p>0.0445938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31.3813" calcext:value-type="float">
            <text:p>831.3813</text:p>
          </table:table-cell>
          <table:table-cell office:value-type="float" office:value="0" calcext:value-type="float">
            <text:p>0</text:p>
          </table:table-cell>
          <table:table-cell office:value-type="float" office:value="334.7861" calcext:value-type="float">
            <text:p>334.7861</text:p>
          </table:table-cell>
          <table:table-cell office:value-type="float" office:value="1167.109" calcext:value-type="float">
            <text:p>1167.109</text:p>
          </table:table-cell>
          <table:table-cell office:value-type="float" office:value="1418.472" calcext:value-type="float">
            <text:p>1418.472</text:p>
          </table:table-cell>
          <table:table-cell office:value-type="float" office:value="1276.951" calcext:value-type="float">
            <text:p>1276.951</text:p>
          </table:table-cell>
          <table:table-cell office:value-type="float" office:value="766.8917" calcext:value-type="float">
            <text:p>766.8917</text:p>
          </table:table-cell>
          <table:table-cell office:value-type="float" office:value="1076.933" calcext:value-type="float">
            <text:p>1076.933</text:p>
          </table:table-cell>
          <table:table-cell office:value-type="float" office:value="414.5486" calcext:value-type="float">
            <text:p>414.5486</text:p>
          </table:table-cell>
          <table:table-cell office:value-type="float" office:value="1857.587" calcext:value-type="float">
            <text:p>1857.587</text:p>
          </table:table-cell>
          <table:table-cell office:value-type="float" office:value="2093.88" calcext:value-type="float">
            <text:p>2093.88</text:p>
          </table:table-cell>
          <table:table-cell office:value-type="float" office:value="1673.988" calcext:value-type="float">
            <text:p>1673.988</text:p>
          </table:table-cell>
          <table:table-cell office:value-type="float" office:value="585.6035" calcext:value-type="float">
            <text:p>585.6035</text:p>
          </table:table-cell>
          <table:table-cell office:value-type="float" office:value="578.0419" calcext:value-type="float">
            <text:p>578.0419</text:p>
          </table:table-cell>
          <table:table-cell office:value-type="float" office:value="142.8306" calcext:value-type="float">
            <text:p>142.8306</text:p>
          </table:table-cell>
          <table:table-cell office:value-type="float" office:value="35.7024" calcext:value-type="float">
            <text:p>35.7024</text:p>
          </table:table-cell>
          <table:table-cell office:value-type="float" office:value="0" calcext:value-type="float">
            <text:p>0</text:p>
          </table:table-cell>
          <table:table-cell office:value-type="float" office:value="-0.04697242" calcext:value-type="float">
            <text:p>-0.04697242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1928.832" calcext:value-type="float">
            <text:p>1928.832</text:p>
          </table:table-cell>
          <table:table-cell office:value-type="float" office:value="-699.8124" calcext:value-type="float">
            <text:p>-699.8124</text:p>
          </table:table-cell>
          <table:table-cell office:value-type="float" office:value="1229.02" calcext:value-type="float">
            <text:p>1229.02</text:p>
          </table:table-cell>
          <table:table-cell office:value-type="float" office:value="-401.1091" calcext:value-type="float">
            <text:p>-401.1091</text:p>
          </table:table-cell>
          <table:table-cell office:value-type="float" office:value="0" calcext:value-type="float">
            <text:p>0</text:p>
          </table:table-cell>
          <table:table-cell office:value-type="float" office:value="17.43836" calcext:value-type="float">
            <text:p>17.4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224.3004" calcext:value-type="float">
            <text:p>224.3004</text:p>
          </table:table-cell>
          <table:table-cell office:value-type="float" office:value="13200.1" calcext:value-type="float">
            <text:p>13200.1</text:p>
          </table:table-cell>
          <table:table-cell office:value-type="float" office:value="0" calcext:value-type="float">
            <text:p>0</text:p>
          </table:table-cell>
          <table:table-cell office:value-type="float" office:value="28.34179" calcext:value-type="float">
            <text:p>28.34179</text:p>
          </table:table-cell>
          <table:table-cell office:value-type="float" office:value="-527.6702" calcext:value-type="float">
            <text:p>-527.6702</text:p>
          </table:table-cell>
          <table:table-cell office:value-type="float" office:value="1535.976" calcext:value-type="float">
            <text:p>1535.976</text:p>
          </table:table-cell>
          <table:table-cell office:value-type="float" office:value="-129.7674" calcext:value-type="float">
            <text:p>-129.7674</text:p>
          </table:table-cell>
          <table:table-cell office:value-type="float" office:value="90.40287" calcext:value-type="float">
            <text:p>90.40287</text:p>
          </table:table-cell>
          <table:table-cell office:value-type="float" office:value="1.416065" calcext:value-type="float">
            <text:p>1.416065</text:p>
          </table:table-cell>
          <table:table-cell office:value-type="float" office:value="0.06284407" calcext:value-type="float">
            <text:p>0.06284407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47.7335" calcext:value-type="float">
            <text:p>847.7335</text:p>
          </table:table-cell>
          <table:table-cell office:value-type="float" office:value="0" calcext:value-type="float">
            <text:p>0</text:p>
          </table:table-cell>
          <table:table-cell office:value-type="float" office:value="334.8168" calcext:value-type="float">
            <text:p>334.8168</text:p>
          </table:table-cell>
          <table:table-cell office:value-type="float" office:value="1166.915" calcext:value-type="float">
            <text:p>1166.915</text:p>
          </table:table-cell>
          <table:table-cell office:value-type="float" office:value="1418.275" calcext:value-type="float">
            <text:p>1418.275</text:p>
          </table:table-cell>
          <table:table-cell office:value-type="float" office:value="1276.995" calcext:value-type="float">
            <text:p>1276.995</text:p>
          </table:table-cell>
          <table:table-cell office:value-type="float" office:value="766.9752" calcext:value-type="float">
            <text:p>766.9752</text:p>
          </table:table-cell>
          <table:table-cell office:value-type="float" office:value="1076.928" calcext:value-type="float">
            <text:p>1076.928</text:p>
          </table:table-cell>
          <table:table-cell office:value-type="float" office:value="414.588" calcext:value-type="float">
            <text:p>414.588</text:p>
          </table:table-cell>
          <table:table-cell office:value-type="float" office:value="1857.526" calcext:value-type="float">
            <text:p>1857.526</text:p>
          </table:table-cell>
          <table:table-cell office:value-type="float" office:value="2093.837" calcext:value-type="float">
            <text:p>2093.837</text:p>
          </table:table-cell>
          <table:table-cell office:value-type="float" office:value="1673.961" calcext:value-type="float">
            <text:p>1673.961</text:p>
          </table:table-cell>
          <table:table-cell office:value-type="float" office:value="585.603" calcext:value-type="float">
            <text:p>585.603</text:p>
          </table:table-cell>
          <table:table-cell office:value-type="float" office:value="578.033" calcext:value-type="float">
            <text:p>578.033</text:p>
          </table:table-cell>
          <table:table-cell office:value-type="float" office:value="142.8306" calcext:value-type="float">
            <text:p>142.8306</text:p>
          </table:table-cell>
          <table:table-cell office:value-type="float" office:value="35.70239" calcext:value-type="float">
            <text:p>35.70239</text:p>
          </table:table-cell>
          <table:table-cell office:value-type="float" office:value="0" calcext:value-type="float">
            <text:p>0</text:p>
          </table:table-cell>
          <table:table-cell office:value-type="float" office:value="-0.04703752" calcext:value-type="float">
            <text:p>-0.04703752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1954.901" calcext:value-type="float">
            <text:p>1954.901</text:p>
          </table:table-cell>
          <table:table-cell office:value-type="float" office:value="-708.655" calcext:value-type="float">
            <text:p>-708.655</text:p>
          </table:table-cell>
          <table:table-cell office:value-type="float" office:value="1246.246" calcext:value-type="float">
            <text:p>1246.246</text:p>
          </table:table-cell>
          <table:table-cell office:value-type="float" office:value="-402.3739" calcext:value-type="float">
            <text:p>-402.3739</text:p>
          </table:table-cell>
          <table:table-cell office:value-type="float" office:value="0" calcext:value-type="float">
            <text:p>0</text:p>
          </table:table-cell>
          <table:table-cell office:value-type="float" office:value="17.79409" calcext:value-type="float">
            <text:p>17.79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224.2049" calcext:value-type="float">
            <text:p>224.2049</text:p>
          </table:table-cell>
          <table:table-cell office:value-type="float" office:value="13199.76" calcext:value-type="float">
            <text:p>13199.76</text:p>
          </table:table-cell>
          <table:table-cell office:value-type="float" office:value="0" calcext:value-type="float">
            <text:p>0</text:p>
          </table:table-cell>
          <table:table-cell office:value-type="float" office:value="29.27325" calcext:value-type="float">
            <text:p>29.27325</text:p>
          </table:table-cell>
          <table:table-cell office:value-type="float" office:value="-529.9011" calcext:value-type="float">
            <text:p>-529.9011</text:p>
          </table:table-cell>
          <table:table-cell office:value-type="float" office:value="1543.473" calcext:value-type="float">
            <text:p>1543.473</text:p>
          </table:table-cell>
          <table:table-cell office:value-type="float" office:value="-130.4917" calcext:value-type="float">
            <text:p>-130.4917</text:p>
          </table:table-cell>
          <table:table-cell office:value-type="float" office:value="90.48714" calcext:value-type="float">
            <text:p>90.48714</text:p>
          </table:table-cell>
          <table:table-cell office:value-type="float" office:value="1.371414" calcext:value-type="float">
            <text:p>1.371414</text:p>
          </table:table-cell>
          <table:table-cell office:value-type="float" office:value="0.06324644" calcext:value-type="float">
            <text:p>0.06324644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65.368" calcext:value-type="float">
            <text:p>865.368</text:p>
          </table:table-cell>
          <table:table-cell office:value-type="float" office:value="0" calcext:value-type="float">
            <text:p>0</text:p>
          </table:table-cell>
          <table:table-cell office:value-type="float" office:value="334.8604" calcext:value-type="float">
            <text:p>334.8604</text:p>
          </table:table-cell>
          <table:table-cell office:value-type="float" office:value="1166.732" calcext:value-type="float">
            <text:p>1166.732</text:p>
          </table:table-cell>
          <table:table-cell office:value-type="float" office:value="1417.998" calcext:value-type="float">
            <text:p>1417.998</text:p>
          </table:table-cell>
          <table:table-cell office:value-type="float" office:value="1277.036" calcext:value-type="float">
            <text:p>1277.036</text:p>
          </table:table-cell>
          <table:table-cell office:value-type="float" office:value="767.0605" calcext:value-type="float">
            <text:p>767.0605</text:p>
          </table:table-cell>
          <table:table-cell office:value-type="float" office:value="1076.924" calcext:value-type="float">
            <text:p>1076.924</text:p>
          </table:table-cell>
          <table:table-cell office:value-type="float" office:value="414.6267" calcext:value-type="float">
            <text:p>414.6267</text:p>
          </table:table-cell>
          <table:table-cell office:value-type="float" office:value="1857.466" calcext:value-type="float">
            <text:p>1857.466</text:p>
          </table:table-cell>
          <table:table-cell office:value-type="float" office:value="2093.796" calcext:value-type="float">
            <text:p>2093.796</text:p>
          </table:table-cell>
          <table:table-cell office:value-type="float" office:value="1673.934" calcext:value-type="float">
            <text:p>1673.934</text:p>
          </table:table-cell>
          <table:table-cell office:value-type="float" office:value="585.6027" calcext:value-type="float">
            <text:p>585.6027</text:p>
          </table:table-cell>
          <table:table-cell office:value-type="float" office:value="578.024" calcext:value-type="float">
            <text:p>578.024</text:p>
          </table:table-cell>
          <table:table-cell office:value-type="float" office:value="142.8306" calcext:value-type="float">
            <text:p>142.8306</text:p>
          </table:table-cell>
          <table:table-cell office:value-type="float" office:value="35.70238" calcext:value-type="float">
            <text:p>35.70238</text:p>
          </table:table-cell>
          <table:table-cell office:value-type="float" office:value="0" calcext:value-type="float">
            <text:p>0</text:p>
          </table:table-cell>
          <table:table-cell office:value-type="float" office:value="-0.04712067" calcext:value-type="float">
            <text:p>-0.04712067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1982.072" calcext:value-type="float">
            <text:p>1982.072</text:p>
          </table:table-cell>
          <table:table-cell office:value-type="float" office:value="-716.7101" calcext:value-type="float">
            <text:p>-716.7101</text:p>
          </table:table-cell>
          <table:table-cell office:value-type="float" office:value="1265.362" calcext:value-type="float">
            <text:p>1265.362</text:p>
          </table:table-cell>
          <table:table-cell office:value-type="float" office:value="-403.6771" calcext:value-type="float">
            <text:p>-403.6771</text:p>
          </table:table-cell>
          <table:table-cell office:value-type="float" office:value="0" calcext:value-type="float">
            <text:p>0</text:p>
          </table:table-cell>
          <table:table-cell office:value-type="float" office:value="17.58725" calcext:value-type="float">
            <text:p>17.58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224.2209" calcext:value-type="float">
            <text:p>224.2209</text:p>
          </table:table-cell>
          <table:table-cell office:value-type="float" office:value="13199.43" calcext:value-type="float">
            <text:p>13199.43</text:p>
          </table:table-cell>
          <table:table-cell office:value-type="float" office:value="0" calcext:value-type="float">
            <text:p>0</text:p>
          </table:table-cell>
          <table:table-cell office:value-type="float" office:value="30.17583" calcext:value-type="float">
            <text:p>30.17583</text:p>
          </table:table-cell>
          <table:table-cell office:value-type="float" office:value="-532.1019" calcext:value-type="float">
            <text:p>-532.1019</text:p>
          </table:table-cell>
          <table:table-cell office:value-type="float" office:value="1549.776" calcext:value-type="float">
            <text:p>1549.776</text:p>
          </table:table-cell>
          <table:table-cell office:value-type="float" office:value="-131.1923" calcext:value-type="float">
            <text:p>-131.1923</text:p>
          </table:table-cell>
          <table:table-cell office:value-type="float" office:value="90.49895" calcext:value-type="float">
            <text:p>90.49895</text:p>
          </table:table-cell>
          <table:table-cell office:value-type="float" office:value="1.327356" calcext:value-type="float">
            <text:p>1.327356</text:p>
          </table:table-cell>
          <table:table-cell office:value-type="float" office:value="0.06387712" calcext:value-type="float">
            <text:p>0.06387712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79.4745" calcext:value-type="float">
            <text:p>879.4745</text:p>
          </table:table-cell>
          <table:table-cell office:value-type="float" office:value="0" calcext:value-type="float">
            <text:p>0</text:p>
          </table:table-cell>
          <table:table-cell office:value-type="float" office:value="334.9459" calcext:value-type="float">
            <text:p>334.9459</text:p>
          </table:table-cell>
          <table:table-cell office:value-type="float" office:value="1166.586" calcext:value-type="float">
            <text:p>1166.586</text:p>
          </table:table-cell>
          <table:table-cell office:value-type="float" office:value="1417.761" calcext:value-type="float">
            <text:p>1417.761</text:p>
          </table:table-cell>
          <table:table-cell office:value-type="float" office:value="1277.083" calcext:value-type="float">
            <text:p>1277.083</text:p>
          </table:table-cell>
          <table:table-cell office:value-type="float" office:value="767.1449" calcext:value-type="float">
            <text:p>767.1449</text:p>
          </table:table-cell>
          <table:table-cell office:value-type="float" office:value="1076.922" calcext:value-type="float">
            <text:p>1076.922</text:p>
          </table:table-cell>
          <table:table-cell office:value-type="float" office:value="414.6652" calcext:value-type="float">
            <text:p>414.6652</text:p>
          </table:table-cell>
          <table:table-cell office:value-type="float" office:value="1857.407" calcext:value-type="float">
            <text:p>1857.407</text:p>
          </table:table-cell>
          <table:table-cell office:value-type="float" office:value="2093.755" calcext:value-type="float">
            <text:p>2093.755</text:p>
          </table:table-cell>
          <table:table-cell office:value-type="float" office:value="1673.907" calcext:value-type="float">
            <text:p>1673.907</text:p>
          </table:table-cell>
          <table:table-cell office:value-type="float" office:value="585.6024" calcext:value-type="float">
            <text:p>585.6024</text:p>
          </table:table-cell>
          <table:table-cell office:value-type="float" office:value="578.0153" calcext:value-type="float">
            <text:p>578.0153</text:p>
          </table:table-cell>
          <table:table-cell office:value-type="float" office:value="142.8306" calcext:value-type="float">
            <text:p>142.8306</text:p>
          </table:table-cell>
          <table:table-cell office:value-type="float" office:value="35.70237" calcext:value-type="float">
            <text:p>35.70237</text:p>
          </table:table-cell>
          <table:table-cell office:value-type="float" office:value="0" calcext:value-type="float">
            <text:p>0</text:p>
          </table:table-cell>
          <table:table-cell office:value-type="float" office:value="-0.04714139" calcext:value-type="float">
            <text:p>-0.04714139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2005.774" calcext:value-type="float">
            <text:p>2005.774</text:p>
          </table:table-cell>
          <table:table-cell office:value-type="float" office:value="-724.8312" calcext:value-type="float">
            <text:p>-724.8312</text:p>
          </table:table-cell>
          <table:table-cell office:value-type="float" office:value="1280.943" calcext:value-type="float">
            <text:p>1280.943</text:p>
          </table:table-cell>
          <table:table-cell office:value-type="float" office:value="-404.826" calcext:value-type="float">
            <text:p>-404.826</text:p>
          </table:table-cell>
          <table:table-cell office:value-type="float" office:value="0" calcext:value-type="float">
            <text:p>0</text:p>
          </table:table-cell>
          <table:table-cell office:value-type="float" office:value="17.23018" calcext:value-type="float">
            <text:p>17.2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224.2404" calcext:value-type="float">
            <text:p>224.2404</text:p>
          </table:table-cell>
          <table:table-cell office:value-type="float" office:value="13199.11" calcext:value-type="float">
            <text:p>13199.11</text:p>
          </table:table-cell>
          <table:table-cell office:value-type="float" office:value="0" calcext:value-type="float">
            <text:p>0</text:p>
          </table:table-cell>
          <table:table-cell office:value-type="float" office:value="31.13804" calcext:value-type="float">
            <text:p>31.13804</text:p>
          </table:table-cell>
          <table:table-cell office:value-type="float" office:value="-534.2763" calcext:value-type="float">
            <text:p>-534.2763</text:p>
          </table:table-cell>
          <table:table-cell office:value-type="float" office:value="1556.191" calcext:value-type="float">
            <text:p>1556.191</text:p>
          </table:table-cell>
          <table:table-cell office:value-type="float" office:value="-131.9418" calcext:value-type="float">
            <text:p>-131.9418</text:p>
          </table:table-cell>
          <table:table-cell office:value-type="float" office:value="90.44879" calcext:value-type="float">
            <text:p>90.44879</text:p>
          </table:table-cell>
          <table:table-cell office:value-type="float" office:value="1.275297" calcext:value-type="float">
            <text:p>1.275297</text:p>
          </table:table-cell>
          <table:table-cell office:value-type="float" office:value="0.06462316" calcext:value-type="float">
            <text:p>0.06462316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894.5061" calcext:value-type="float">
            <text:p>894.5061</text:p>
          </table:table-cell>
          <table:table-cell office:value-type="float" office:value="0" calcext:value-type="float">
            <text:p>0</text:p>
          </table:table-cell>
          <table:table-cell office:value-type="float" office:value="335.0593" calcext:value-type="float">
            <text:p>335.0593</text:p>
          </table:table-cell>
          <table:table-cell office:value-type="float" office:value="1166.422" calcext:value-type="float">
            <text:p>1166.422</text:p>
          </table:table-cell>
          <table:table-cell office:value-type="float" office:value="1417.51" calcext:value-type="float">
            <text:p>1417.51</text:p>
          </table:table-cell>
          <table:table-cell office:value-type="float" office:value="1277.136" calcext:value-type="float">
            <text:p>1277.136</text:p>
          </table:table-cell>
          <table:table-cell office:value-type="float" office:value="767.2344" calcext:value-type="float">
            <text:p>767.2344</text:p>
          </table:table-cell>
          <table:table-cell office:value-type="float" office:value="1076.921" calcext:value-type="float">
            <text:p>1076.921</text:p>
          </table:table-cell>
          <table:table-cell office:value-type="float" office:value="414.7035" calcext:value-type="float">
            <text:p>414.7035</text:p>
          </table:table-cell>
          <table:table-cell office:value-type="float" office:value="1857.349" calcext:value-type="float">
            <text:p>1857.349</text:p>
          </table:table-cell>
          <table:table-cell office:value-type="float" office:value="2093.715" calcext:value-type="float">
            <text:p>2093.715</text:p>
          </table:table-cell>
          <table:table-cell office:value-type="float" office:value="1673.881" calcext:value-type="float">
            <text:p>1673.881</text:p>
          </table:table-cell>
          <table:table-cell office:value-type="float" office:value="585.6023" calcext:value-type="float">
            <text:p>585.6023</text:p>
          </table:table-cell>
          <table:table-cell office:value-type="float" office:value="578.0065" calcext:value-type="float">
            <text:p>578.0065</text:p>
          </table:table-cell>
          <table:table-cell office:value-type="float" office:value="142.8306" calcext:value-type="float">
            <text:p>142.8306</text:p>
          </table:table-cell>
          <table:table-cell office:value-type="float" office:value="35.70236" calcext:value-type="float">
            <text:p>35.70236</text:p>
          </table:table-cell>
          <table:table-cell office:value-type="float" office:value="0" calcext:value-type="float">
            <text:p>0</text:p>
          </table:table-cell>
          <table:table-cell office:value-type="float" office:value="-0.04715567" calcext:value-type="float">
            <text:p>-0.04715567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2031.633" calcext:value-type="float">
            <text:p>2031.633</text:p>
          </table:table-cell>
          <table:table-cell office:value-type="float" office:value="-734.2563" calcext:value-type="float">
            <text:p>-734.2563</text:p>
          </table:table-cell>
          <table:table-cell office:value-type="float" office:value="1297.377" calcext:value-type="float">
            <text:p>1297.377</text:p>
          </table:table-cell>
          <table:table-cell office:value-type="float" office:value="-406.0245" calcext:value-type="float">
            <text:p>-406.0245</text:p>
          </table:table-cell>
          <table:table-cell office:value-type="float" office:value="0" calcext:value-type="float">
            <text:p>0</text:p>
          </table:table-cell>
          <table:table-cell office:value-type="float" office:value="16.99924" calcext:value-type="float">
            <text:p>16.99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224.2897" calcext:value-type="float">
            <text:p>224.2897</text:p>
          </table:table-cell>
          <table:table-cell office:value-type="float" office:value="13198.76" calcext:value-type="float">
            <text:p>13198.76</text:p>
          </table:table-cell>
          <table:table-cell office:value-type="float" office:value="0" calcext:value-type="float">
            <text:p>0</text:p>
          </table:table-cell>
          <table:table-cell office:value-type="float" office:value="32.17796" calcext:value-type="float">
            <text:p>32.17796</text:p>
          </table:table-cell>
          <table:table-cell office:value-type="float" office:value="-536.5226" calcext:value-type="float">
            <text:p>-536.5226</text:p>
          </table:table-cell>
          <table:table-cell office:value-type="float" office:value="1563.937" calcext:value-type="float">
            <text:p>1563.937</text:p>
          </table:table-cell>
          <table:table-cell office:value-type="float" office:value="-132.7552" calcext:value-type="float">
            <text:p>-132.7552</text:p>
          </table:table-cell>
          <table:table-cell office:value-type="float" office:value="90.32442" calcext:value-type="float">
            <text:p>90.32442</text:p>
          </table:table-cell>
          <table:table-cell office:value-type="float" office:value="1.218365" calcext:value-type="float">
            <text:p>1.218365</text:p>
          </table:table-cell>
          <table:table-cell office:value-type="float" office:value="0.06546844" calcext:value-type="float">
            <text:p>0.06546844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08.5154" calcext:value-type="float">
            <text:p>908.5154</text:p>
          </table:table-cell>
          <table:table-cell office:value-type="float" office:value="0" calcext:value-type="float">
            <text:p>0</text:p>
          </table:table-cell>
          <table:table-cell office:value-type="float" office:value="335.1939" calcext:value-type="float">
            <text:p>335.1939</text:p>
          </table:table-cell>
          <table:table-cell office:value-type="float" office:value="1166.254" calcext:value-type="float">
            <text:p>1166.254</text:p>
          </table:table-cell>
          <table:table-cell office:value-type="float" office:value="1417.242" calcext:value-type="float">
            <text:p>1417.242</text:p>
          </table:table-cell>
          <table:table-cell office:value-type="float" office:value="1277.192" calcext:value-type="float">
            <text:p>1277.192</text:p>
          </table:table-cell>
          <table:table-cell office:value-type="float" office:value="767.3309" calcext:value-type="float">
            <text:p>767.3309</text:p>
          </table:table-cell>
          <table:table-cell office:value-type="float" office:value="1076.921" calcext:value-type="float">
            <text:p>1076.921</text:p>
          </table:table-cell>
          <table:table-cell office:value-type="float" office:value="414.7419" calcext:value-type="float">
            <text:p>414.7419</text:p>
          </table:table-cell>
          <table:table-cell office:value-type="float" office:value="1857.292" calcext:value-type="float">
            <text:p>1857.292</text:p>
          </table:table-cell>
          <table:table-cell office:value-type="float" office:value="2093.677" calcext:value-type="float">
            <text:p>2093.677</text:p>
          </table:table-cell>
          <table:table-cell office:value-type="float" office:value="1673.855" calcext:value-type="float">
            <text:p>1673.855</text:p>
          </table:table-cell>
          <table:table-cell office:value-type="float" office:value="585.6023" calcext:value-type="float">
            <text:p>585.6023</text:p>
          </table:table-cell>
          <table:table-cell office:value-type="float" office:value="577.9979" calcext:value-type="float">
            <text:p>577.9979</text:p>
          </table:table-cell>
          <table:table-cell office:value-type="float" office:value="142.8305" calcext:value-type="float">
            <text:p>142.8305</text:p>
          </table:table-cell>
          <table:table-cell office:value-type="float" office:value="35.70235" calcext:value-type="float">
            <text:p>35.70235</text:p>
          </table:table-cell>
          <table:table-cell office:value-type="float" office:value="0" calcext:value-type="float">
            <text:p>0</text:p>
          </table:table-cell>
          <table:table-cell office:value-type="float" office:value="-0.04717252" calcext:value-type="float">
            <text:p>-0.04717252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2056.885" calcext:value-type="float">
            <text:p>2056.885</text:p>
          </table:table-cell>
          <table:table-cell office:value-type="float" office:value="-744.078" calcext:value-type="float">
            <text:p>-744.078</text:p>
          </table:table-cell>
          <table:table-cell office:value-type="float" office:value="1312.807" calcext:value-type="float">
            <text:p>1312.807</text:p>
          </table:table-cell>
          <table:table-cell office:value-type="float" office:value="-407.2806" calcext:value-type="float">
            <text:p>-407.2806</text:p>
          </table:table-cell>
          <table:table-cell office:value-type="float" office:value="0" calcext:value-type="float">
            <text:p>0</text:p>
          </table:table-cell>
          <table:table-cell office:value-type="float" office:value="16.822" calcext:value-type="float">
            <text:p>16.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224.4597" calcext:value-type="float">
            <text:p>224.4597</text:p>
          </table:table-cell>
          <table:table-cell office:value-type="float" office:value="13198.4" calcext:value-type="float">
            <text:p>13198.4</text:p>
          </table:table-cell>
          <table:table-cell office:value-type="float" office:value="0" calcext:value-type="float">
            <text:p>0</text:p>
          </table:table-cell>
          <table:table-cell office:value-type="float" office:value="33.24041" calcext:value-type="float">
            <text:p>33.24041</text:p>
          </table:table-cell>
          <table:table-cell office:value-type="float" office:value="-538.6903" calcext:value-type="float">
            <text:p>-538.6903</text:p>
          </table:table-cell>
          <table:table-cell office:value-type="float" office:value="1570.154" calcext:value-type="float">
            <text:p>1570.154</text:p>
          </table:table-cell>
          <table:table-cell office:value-type="float" office:value="-133.5871" calcext:value-type="float">
            <text:p>-133.5871</text:p>
          </table:table-cell>
          <table:table-cell office:value-type="float" office:value="90.11763" calcext:value-type="float">
            <text:p>90.11763</text:p>
          </table:table-cell>
          <table:table-cell office:value-type="float" office:value="1.166514" calcext:value-type="float">
            <text:p>1.166514</text:p>
          </table:table-cell>
          <table:table-cell office:value-type="float" office:value="0.0665196" calcext:value-type="float">
            <text:p>0.0665196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22.4816" calcext:value-type="float">
            <text:p>922.4816</text:p>
          </table:table-cell>
          <table:table-cell office:value-type="float" office:value="0" calcext:value-type="float">
            <text:p>0</text:p>
          </table:table-cell>
          <table:table-cell office:value-type="float" office:value="335.328" calcext:value-type="float">
            <text:p>335.328</text:p>
          </table:table-cell>
          <table:table-cell office:value-type="float" office:value="1166.14" calcext:value-type="float">
            <text:p>1166.14</text:p>
          </table:table-cell>
          <table:table-cell office:value-type="float" office:value="1417.011" calcext:value-type="float">
            <text:p>1417.011</text:p>
          </table:table-cell>
          <table:table-cell office:value-type="float" office:value="1277.254" calcext:value-type="float">
            <text:p>1277.254</text:p>
          </table:table-cell>
          <table:table-cell office:value-type="float" office:value="767.4316" calcext:value-type="float">
            <text:p>767.4316</text:p>
          </table:table-cell>
          <table:table-cell office:value-type="float" office:value="1076.92" calcext:value-type="float">
            <text:p>1076.92</text:p>
          </table:table-cell>
          <table:table-cell office:value-type="float" office:value="414.7806" calcext:value-type="float">
            <text:p>414.7806</text:p>
          </table:table-cell>
          <table:table-cell office:value-type="float" office:value="1857.234" calcext:value-type="float">
            <text:p>1857.234</text:p>
          </table:table-cell>
          <table:table-cell office:value-type="float" office:value="2093.638" calcext:value-type="float">
            <text:p>2093.638</text:p>
          </table:table-cell>
          <table:table-cell office:value-type="float" office:value="1673.83" calcext:value-type="float">
            <text:p>1673.83</text:p>
          </table:table-cell>
          <table:table-cell office:value-type="float" office:value="585.6024" calcext:value-type="float">
            <text:p>585.6024</text:p>
          </table:table-cell>
          <table:table-cell office:value-type="float" office:value="577.9894" calcext:value-type="float">
            <text:p>577.9894</text:p>
          </table:table-cell>
          <table:table-cell office:value-type="float" office:value="142.8305" calcext:value-type="float">
            <text:p>142.8305</text:p>
          </table:table-cell>
          <table:table-cell office:value-type="float" office:value="35.70234" calcext:value-type="float">
            <text:p>35.70234</text:p>
          </table:table-cell>
          <table:table-cell office:value-type="float" office:value="0" calcext:value-type="float">
            <text:p>0</text:p>
          </table:table-cell>
          <table:table-cell office:value-type="float" office:value="-0.04718789" calcext:value-type="float">
            <text:p>-0.04718789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2081.422" calcext:value-type="float">
            <text:p>2081.422</text:p>
          </table:table-cell>
          <table:table-cell office:value-type="float" office:value="-753.3156" calcext:value-type="float">
            <text:p>-753.3156</text:p>
          </table:table-cell>
          <table:table-cell office:value-type="float" office:value="1328.107" calcext:value-type="float">
            <text:p>1328.107</text:p>
          </table:table-cell>
          <table:table-cell office:value-type="float" office:value="-408.4575" calcext:value-type="float">
            <text:p>-408.4575</text:p>
          </table:table-cell>
          <table:table-cell office:value-type="float" office:value="0" calcext:value-type="float">
            <text:p>0</text:p>
          </table:table-cell>
          <table:table-cell office:value-type="float" office:value="16.65996" calcext:value-type="float">
            <text:p>16.6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224.7369" calcext:value-type="float">
            <text:p>224.7369</text:p>
          </table:table-cell>
          <table:table-cell office:value-type="float" office:value="13198.04" calcext:value-type="float">
            <text:p>13198.04</text:p>
          </table:table-cell>
          <table:table-cell office:value-type="float" office:value="0" calcext:value-type="float">
            <text:p>0</text:p>
          </table:table-cell>
          <table:table-cell office:value-type="float" office:value="34.3068" calcext:value-type="float">
            <text:p>34.3068</text:p>
          </table:table-cell>
          <table:table-cell office:value-type="float" office:value="-540.7476" calcext:value-type="float">
            <text:p>-540.7476</text:p>
          </table:table-cell>
          <table:table-cell office:value-type="float" office:value="1575.735" calcext:value-type="float">
            <text:p>1575.735</text:p>
          </table:table-cell>
          <table:table-cell office:value-type="float" office:value="-134.4228" calcext:value-type="float">
            <text:p>-134.4228</text:p>
          </table:table-cell>
          <table:table-cell office:value-type="float" office:value="89.84637" calcext:value-type="float">
            <text:p>89.84637</text:p>
          </table:table-cell>
          <table:table-cell office:value-type="float" office:value="1.121375" calcext:value-type="float">
            <text:p>1.121375</text:p>
          </table:table-cell>
          <table:table-cell office:value-type="float" office:value="0.06779338" calcext:value-type="float">
            <text:p>0.06779338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676" calcext:value-type="float">
            <text:p>0.04459676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35.601" calcext:value-type="float">
            <text:p>935.601</text:p>
          </table:table-cell>
          <table:table-cell office:value-type="float" office:value="0" calcext:value-type="float">
            <text:p>0</text:p>
          </table:table-cell>
          <table:table-cell office:value-type="float" office:value="335.4594" calcext:value-type="float">
            <text:p>335.4594</text:p>
          </table:table-cell>
          <table:table-cell office:value-type="float" office:value="1166.069" calcext:value-type="float">
            <text:p>1166.069</text:p>
          </table:table-cell>
          <table:table-cell office:value-type="float" office:value="1416.829" calcext:value-type="float">
            <text:p>1416.829</text:p>
          </table:table-cell>
          <table:table-cell office:value-type="float" office:value="1277.325" calcext:value-type="float">
            <text:p>1277.325</text:p>
          </table:table-cell>
          <table:table-cell office:value-type="float" office:value="767.5344" calcext:value-type="float">
            <text:p>767.5344</text:p>
          </table:table-cell>
          <table:table-cell office:value-type="float" office:value="1076.919" calcext:value-type="float">
            <text:p>1076.919</text:p>
          </table:table-cell>
          <table:table-cell office:value-type="float" office:value="414.8187" calcext:value-type="float">
            <text:p>414.8187</text:p>
          </table:table-cell>
          <table:table-cell office:value-type="float" office:value="1857.177" calcext:value-type="float">
            <text:p>1857.177</text:p>
          </table:table-cell>
          <table:table-cell office:value-type="float" office:value="2093.6" calcext:value-type="float">
            <text:p>2093.6</text:p>
          </table:table-cell>
          <table:table-cell office:value-type="float" office:value="1673.804" calcext:value-type="float">
            <text:p>1673.804</text:p>
          </table:table-cell>
          <table:table-cell office:value-type="float" office:value="585.6025" calcext:value-type="float">
            <text:p>585.6025</text:p>
          </table:table-cell>
          <table:table-cell office:value-type="float" office:value="577.9808" calcext:value-type="float">
            <text:p>577.9808</text:p>
          </table:table-cell>
          <table:table-cell office:value-type="float" office:value="142.8305" calcext:value-type="float">
            <text:p>142.8305</text:p>
          </table:table-cell>
          <table:table-cell office:value-type="float" office:value="35.70234" calcext:value-type="float">
            <text:p>35.70234</text:p>
          </table:table-cell>
          <table:table-cell office:value-type="float" office:value="0" calcext:value-type="float">
            <text:p>0</text:p>
          </table:table-cell>
          <table:table-cell office:value-type="float" office:value="-0.04720188" calcext:value-type="float">
            <text:p>-0.04720188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2105.035" calcext:value-type="float">
            <text:p>2105.035</text:p>
          </table:table-cell>
          <table:table-cell office:value-type="float" office:value="-762.587" calcext:value-type="float">
            <text:p>-762.587</text:p>
          </table:table-cell>
          <table:table-cell office:value-type="float" office:value="1342.448" calcext:value-type="float">
            <text:p>1342.448</text:p>
          </table:table-cell>
          <table:table-cell office:value-type="float" office:value="-409.5324" calcext:value-type="float">
            <text:p>-409.5324</text:p>
          </table:table-cell>
          <table:table-cell office:value-type="float" office:value="0" calcext:value-type="float">
            <text:p>0</text:p>
          </table:table-cell>
          <table:table-cell office:value-type="float" office:value="16.51099" calcext:value-type="float">
            <text:p>16.5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224.9233" calcext:value-type="float">
            <text:p>224.9233</text:p>
          </table:table-cell>
          <table:table-cell office:value-type="float" office:value="13197.72" calcext:value-type="float">
            <text:p>13197.72</text:p>
          </table:table-cell>
          <table:table-cell office:value-type="float" office:value="0" calcext:value-type="float">
            <text:p>0</text:p>
          </table:table-cell>
          <table:table-cell office:value-type="float" office:value="35.38073" calcext:value-type="float">
            <text:p>35.38073</text:p>
          </table:table-cell>
          <table:table-cell office:value-type="float" office:value="-541.8302" calcext:value-type="float">
            <text:p>-541.8302</text:p>
          </table:table-cell>
          <table:table-cell office:value-type="float" office:value="1573.362" calcext:value-type="float">
            <text:p>1573.362</text:p>
          </table:table-cell>
          <table:table-cell office:value-type="float" office:value="-135.244" calcext:value-type="float">
            <text:p>-135.244</text:p>
          </table:table-cell>
          <table:table-cell office:value-type="float" office:value="89.69584" calcext:value-type="float">
            <text:p>89.69584</text:p>
          </table:table-cell>
          <table:table-cell office:value-type="float" office:value="1.085602" calcext:value-type="float">
            <text:p>1.085602</text:p>
          </table:table-cell>
          <table:table-cell office:value-type="float" office:value="0.06811596" calcext:value-type="float">
            <text:p>0.06811596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59773" calcext:value-type="float">
            <text:p>0.0445977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40.8638" calcext:value-type="float">
            <text:p>940.8638</text:p>
          </table:table-cell>
          <table:table-cell office:value-type="float" office:value="0" calcext:value-type="float">
            <text:p>0</text:p>
          </table:table-cell>
          <table:table-cell office:value-type="float" office:value="335.4963" calcext:value-type="float">
            <text:p>335.4963</text:p>
          </table:table-cell>
          <table:table-cell office:value-type="float" office:value="1165.976" calcext:value-type="float">
            <text:p>1165.976</text:p>
          </table:table-cell>
          <table:table-cell office:value-type="float" office:value="1416.672" calcext:value-type="float">
            <text:p>1416.672</text:p>
          </table:table-cell>
          <table:table-cell office:value-type="float" office:value="1277.402" calcext:value-type="float">
            <text:p>1277.402</text:p>
          </table:table-cell>
          <table:table-cell office:value-type="float" office:value="767.6376" calcext:value-type="float">
            <text:p>767.6376</text:p>
          </table:table-cell>
          <table:table-cell office:value-type="float" office:value="1076.921" calcext:value-type="float">
            <text:p>1076.921</text:p>
          </table:table-cell>
          <table:table-cell office:value-type="float" office:value="414.8565" calcext:value-type="float">
            <text:p>414.8565</text:p>
          </table:table-cell>
          <table:table-cell office:value-type="float" office:value="1857.145" calcext:value-type="float">
            <text:p>1857.145</text:p>
          </table:table-cell>
          <table:table-cell office:value-type="float" office:value="2093.563" calcext:value-type="float">
            <text:p>2093.563</text:p>
          </table:table-cell>
          <table:table-cell office:value-type="float" office:value="1673.779" calcext:value-type="float">
            <text:p>1673.779</text:p>
          </table:table-cell>
          <table:table-cell office:value-type="float" office:value="585.6027" calcext:value-type="float">
            <text:p>585.6027</text:p>
          </table:table-cell>
          <table:table-cell office:value-type="float" office:value="577.9724" calcext:value-type="float">
            <text:p>577.9724</text:p>
          </table:table-cell>
          <table:table-cell office:value-type="float" office:value="142.8305" calcext:value-type="float">
            <text:p>142.8305</text:p>
          </table:table-cell>
          <table:table-cell office:value-type="float" office:value="35.70233" calcext:value-type="float">
            <text:p>35.70233</text:p>
          </table:table-cell>
          <table:table-cell office:value-type="float" office:value="0" calcext:value-type="float">
            <text:p>0</text:p>
          </table:table-cell>
          <table:table-cell office:value-type="float" office:value="-0.0472413" calcext:value-type="float">
            <text:p>-0.0472413</text:p>
          </table:table-cell>
          <table:table-cell office:value-type="float" office:value="0" calcext:value-type="float">
            <text:p>0</text:p>
          </table:table-cell>
          <table:table-cell office:value-type="float" office:value="6.282558" calcext:value-type="float">
            <text:p>6.282558</text:p>
          </table:table-cell>
          <table:table-cell office:value-type="float" office:value="2119.326" calcext:value-type="float">
            <text:p>2119.326</text:p>
          </table:table-cell>
          <table:table-cell office:value-type="float" office:value="-771.3489" calcext:value-type="float">
            <text:p>-771.3489</text:p>
          </table:table-cell>
          <table:table-cell office:value-type="float" office:value="1347.978" calcext:value-type="float">
            <text:p>1347.978</text:p>
          </table:table-cell>
          <table:table-cell office:value-type="float" office:value="-410.6656" calcext:value-type="float">
            <text:p>-410.6656</text:p>
          </table:table-cell>
          <table:table-cell office:value-type="float" office:value="0" calcext:value-type="float">
            <text:p>0</text:p>
          </table:table-cell>
          <table:table-cell office:value-type="float" office:value="17.38292" calcext:value-type="float">
            <text:p>17.38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225.0488" calcext:value-type="float">
            <text:p>225.0488</text:p>
          </table:table-cell>
          <table:table-cell office:value-type="float" office:value="13197.41" calcext:value-type="float">
            <text:p>13197.41</text:p>
          </table:table-cell>
          <table:table-cell office:value-type="float" office:value="0" calcext:value-type="float">
            <text:p>0</text:p>
          </table:table-cell>
          <table:table-cell office:value-type="float" office:value="36.54308" calcext:value-type="float">
            <text:p>36.54308</text:p>
          </table:table-cell>
          <table:table-cell office:value-type="float" office:value="-543.1742" calcext:value-type="float">
            <text:p>-543.1742</text:p>
          </table:table-cell>
          <table:table-cell office:value-type="float" office:value="1575.306" calcext:value-type="float">
            <text:p>1575.306</text:p>
          </table:table-cell>
          <table:table-cell office:value-type="float" office:value="-136.0819" calcext:value-type="float">
            <text:p>-136.0819</text:p>
          </table:table-cell>
          <table:table-cell office:value-type="float" office:value="89.57459" calcext:value-type="float">
            <text:p>89.57459</text:p>
          </table:table-cell>
          <table:table-cell office:value-type="float" office:value="1.120437" calcext:value-type="float">
            <text:p>1.120437</text:p>
          </table:table-cell>
          <table:table-cell office:value-type="float" office:value="0.06782404" calcext:value-type="float">
            <text:p>0.06782404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463" calcext:value-type="float">
            <text:p>0.044624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44.0555" calcext:value-type="float">
            <text:p>944.0555</text:p>
          </table:table-cell>
          <table:table-cell office:value-type="float" office:value="0" calcext:value-type="float">
            <text:p>0</text:p>
          </table:table-cell>
          <table:table-cell office:value-type="float" office:value="335.516" calcext:value-type="float">
            <text:p>335.516</text:p>
          </table:table-cell>
          <table:table-cell office:value-type="float" office:value="1165.787" calcext:value-type="float">
            <text:p>1165.787</text:p>
          </table:table-cell>
          <table:table-cell office:value-type="float" office:value="1416.515" calcext:value-type="float">
            <text:p>1416.515</text:p>
          </table:table-cell>
          <table:table-cell office:value-type="float" office:value="1277.475" calcext:value-type="float">
            <text:p>1277.475</text:p>
          </table:table-cell>
          <table:table-cell office:value-type="float" office:value="767.7407" calcext:value-type="float">
            <text:p>767.7407</text:p>
          </table:table-cell>
          <table:table-cell office:value-type="float" office:value="1076.924" calcext:value-type="float">
            <text:p>1076.924</text:p>
          </table:table-cell>
          <table:table-cell office:value-type="float" office:value="414.8922" calcext:value-type="float">
            <text:p>414.8922</text:p>
          </table:table-cell>
          <table:table-cell office:value-type="float" office:value="1857.111" calcext:value-type="float">
            <text:p>1857.111</text:p>
          </table:table-cell>
          <table:table-cell office:value-type="float" office:value="2093.525" calcext:value-type="float">
            <text:p>2093.525</text:p>
          </table:table-cell>
          <table:table-cell office:value-type="float" office:value="1673.754" calcext:value-type="float">
            <text:p>1673.754</text:p>
          </table:table-cell>
          <table:table-cell office:value-type="float" office:value="585.603" calcext:value-type="float">
            <text:p>585.603</text:p>
          </table:table-cell>
          <table:table-cell office:value-type="float" office:value="577.9639" calcext:value-type="float">
            <text:p>577.9639</text:p>
          </table:table-cell>
          <table:table-cell office:value-type="float" office:value="142.8305" calcext:value-type="float">
            <text:p>142.8305</text:p>
          </table:table-cell>
          <table:table-cell office:value-type="float" office:value="35.70232" calcext:value-type="float">
            <text:p>35.70232</text:p>
          </table:table-cell>
          <table:table-cell office:value-type="float" office:value="0" calcext:value-type="float">
            <text:p>0</text:p>
          </table:table-cell>
          <table:table-cell office:value-type="float" office:value="-0.04737874" calcext:value-type="float">
            <text:p>-0.04737874</text:p>
          </table:table-cell>
          <table:table-cell office:value-type="float" office:value="0" calcext:value-type="float">
            <text:p>0</text:p>
          </table:table-cell>
          <table:table-cell office:value-type="float" office:value="6.277698" calcext:value-type="float">
            <text:p>6.277698</text:p>
          </table:table-cell>
          <table:table-cell office:value-type="float" office:value="2131.965" calcext:value-type="float">
            <text:p>2131.965</text:p>
          </table:table-cell>
          <table:table-cell office:value-type="float" office:value="-780.2847" calcext:value-type="float">
            <text:p>-780.2847</text:p>
          </table:table-cell>
          <table:table-cell office:value-type="float" office:value="1351.681" calcext:value-type="float">
            <text:p>1351.681</text:p>
          </table:table-cell>
          <table:table-cell office:value-type="float" office:value="-411.9344" calcext:value-type="float">
            <text:p>-411.9344</text:p>
          </table:table-cell>
          <table:table-cell office:value-type="float" office:value="0" calcext:value-type="float">
            <text:p>0</text:p>
          </table:table-cell>
          <table:table-cell office:value-type="float" office:value="18.14315" calcext:value-type="float">
            <text:p>18.14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225.5623" calcext:value-type="float">
            <text:p>225.5623</text:p>
          </table:table-cell>
          <table:table-cell office:value-type="float" office:value="13197.1" calcext:value-type="float">
            <text:p>13197.1</text:p>
          </table:table-cell>
          <table:table-cell office:value-type="float" office:value="0" calcext:value-type="float">
            <text:p>0</text:p>
          </table:table-cell>
          <table:table-cell office:value-type="float" office:value="38.09278" calcext:value-type="float">
            <text:p>38.09278</text:p>
          </table:table-cell>
          <table:table-cell office:value-type="float" office:value="-544.9366" calcext:value-type="float">
            <text:p>-544.9366</text:p>
          </table:table-cell>
          <table:table-cell office:value-type="float" office:value="1574.471" calcext:value-type="float">
            <text:p>1574.471</text:p>
          </table:table-cell>
          <table:table-cell office:value-type="float" office:value="-136.8796" calcext:value-type="float">
            <text:p>-136.8796</text:p>
          </table:table-cell>
          <table:table-cell office:value-type="float" office:value="89.61858" calcext:value-type="float">
            <text:p>89.61858</text:p>
          </table:table-cell>
          <table:table-cell office:value-type="float" office:value="1.584719" calcext:value-type="float">
            <text:p>1.584719</text:p>
          </table:table-cell>
          <table:table-cell office:value-type="float" office:value="0.06775483" calcext:value-type="float">
            <text:p>0.06775483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44.3888" calcext:value-type="float">
            <text:p>944.3888</text:p>
          </table:table-cell>
          <table:table-cell office:value-type="float" office:value="0" calcext:value-type="float">
            <text:p>0</text:p>
          </table:table-cell>
          <table:table-cell office:value-type="float" office:value="335.5452" calcext:value-type="float">
            <text:p>335.5452</text:p>
          </table:table-cell>
          <table:table-cell office:value-type="float" office:value="1165.622" calcext:value-type="float">
            <text:p>1165.622</text:p>
          </table:table-cell>
          <table:table-cell office:value-type="float" office:value="1416.284" calcext:value-type="float">
            <text:p>1416.284</text:p>
          </table:table-cell>
          <table:table-cell office:value-type="float" office:value="1277.547" calcext:value-type="float">
            <text:p>1277.547</text:p>
          </table:table-cell>
          <table:table-cell office:value-type="float" office:value="767.8401" calcext:value-type="float">
            <text:p>767.8401</text:p>
          </table:table-cell>
          <table:table-cell office:value-type="float" office:value="1076.927" calcext:value-type="float">
            <text:p>1076.927</text:p>
          </table:table-cell>
          <table:table-cell office:value-type="float" office:value="414.9259" calcext:value-type="float">
            <text:p>414.9259</text:p>
          </table:table-cell>
          <table:table-cell office:value-type="float" office:value="1857.077" calcext:value-type="float">
            <text:p>1857.077</text:p>
          </table:table-cell>
          <table:table-cell office:value-type="float" office:value="2093.489" calcext:value-type="float">
            <text:p>2093.489</text:p>
          </table:table-cell>
          <table:table-cell office:value-type="float" office:value="1673.73" calcext:value-type="float">
            <text:p>1673.73</text:p>
          </table:table-cell>
          <table:table-cell office:value-type="float" office:value="585.6033" calcext:value-type="float">
            <text:p>585.6033</text:p>
          </table:table-cell>
          <table:table-cell office:value-type="float" office:value="577.9554" calcext:value-type="float">
            <text:p>577.9554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31" calcext:value-type="float">
            <text:p>35.70231</text:p>
          </table:table-cell>
          <table:table-cell office:value-type="float" office:value="0" calcext:value-type="float">
            <text:p>0</text:p>
          </table:table-cell>
          <table:table-cell office:value-type="float" office:value="-0.0475729" calcext:value-type="float">
            <text:p>-0.0475729</text:p>
          </table:table-cell>
          <table:table-cell office:value-type="float" office:value="0" calcext:value-type="float">
            <text:p>0</text:p>
          </table:table-cell>
          <table:table-cell office:value-type="float" office:value="6.243346" calcext:value-type="float">
            <text:p>6.243346</text:p>
          </table:table-cell>
          <table:table-cell office:value-type="float" office:value="2139.132" calcext:value-type="float">
            <text:p>2139.132</text:p>
          </table:table-cell>
          <table:table-cell office:value-type="float" office:value="-786.1432" calcext:value-type="float">
            <text:p>-786.1432</text:p>
          </table:table-cell>
          <table:table-cell office:value-type="float" office:value="1352.989" calcext:value-type="float">
            <text:p>1352.989</text:p>
          </table:table-cell>
          <table:table-cell office:value-type="float" office:value="-413.2125" calcext:value-type="float">
            <text:p>-413.2125</text:p>
          </table:table-cell>
          <table:table-cell office:value-type="float" office:value="0" calcext:value-type="float">
            <text:p>0</text:p>
          </table:table-cell>
          <table:table-cell office:value-type="float" office:value="18.45954" calcext:value-type="float">
            <text:p>18.4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227.3348" calcext:value-type="float">
            <text:p>227.3348</text:p>
          </table:table-cell>
          <table:table-cell office:value-type="float" office:value="13196.79" calcext:value-type="float">
            <text:p>13196.79</text:p>
          </table:table-cell>
          <table:table-cell office:value-type="float" office:value="0" calcext:value-type="float">
            <text:p>0</text:p>
          </table:table-cell>
          <table:table-cell office:value-type="float" office:value="40.80608" calcext:value-type="float">
            <text:p>40.80608</text:p>
          </table:table-cell>
          <table:table-cell office:value-type="float" office:value="-547.0172" calcext:value-type="float">
            <text:p>-547.0172</text:p>
          </table:table-cell>
          <table:table-cell office:value-type="float" office:value="1580.199" calcext:value-type="float">
            <text:p>1580.199</text:p>
          </table:table-cell>
          <table:table-cell office:value-type="float" office:value="-137.6444" calcext:value-type="float">
            <text:p>-137.6444</text:p>
          </table:table-cell>
          <table:table-cell office:value-type="float" office:value="89.73068" calcext:value-type="float">
            <text:p>89.73068</text:p>
          </table:table-cell>
          <table:table-cell office:value-type="float" office:value="3.230345" calcext:value-type="float">
            <text:p>3.230345</text:p>
          </table:table-cell>
          <table:table-cell office:value-type="float" office:value="0.06793214" calcext:value-type="float">
            <text:p>0.06793214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54.0255" calcext:value-type="float">
            <text:p>954.0255</text:p>
          </table:table-cell>
          <table:table-cell office:value-type="float" office:value="0" calcext:value-type="float">
            <text:p>0</text:p>
          </table:table-cell>
          <table:table-cell office:value-type="float" office:value="335.5819" calcext:value-type="float">
            <text:p>335.5819</text:p>
          </table:table-cell>
          <table:table-cell office:value-type="float" office:value="1165.502" calcext:value-type="float">
            <text:p>1165.502</text:p>
          </table:table-cell>
          <table:table-cell office:value-type="float" office:value="1416.073" calcext:value-type="float">
            <text:p>1416.073</text:p>
          </table:table-cell>
          <table:table-cell office:value-type="float" office:value="1277.63" calcext:value-type="float">
            <text:p>1277.63</text:p>
          </table:table-cell>
          <table:table-cell office:value-type="float" office:value="767.9342" calcext:value-type="float">
            <text:p>767.9342</text:p>
          </table:table-cell>
          <table:table-cell office:value-type="float" office:value="1076.932" calcext:value-type="float">
            <text:p>1076.932</text:p>
          </table:table-cell>
          <table:table-cell office:value-type="float" office:value="414.959" calcext:value-type="float">
            <text:p>414.959</text:p>
          </table:table-cell>
          <table:table-cell office:value-type="float" office:value="1857.043" calcext:value-type="float">
            <text:p>1857.043</text:p>
          </table:table-cell>
          <table:table-cell office:value-type="float" office:value="2093.452" calcext:value-type="float">
            <text:p>2093.452</text:p>
          </table:table-cell>
          <table:table-cell office:value-type="float" office:value="1673.705" calcext:value-type="float">
            <text:p>1673.705</text:p>
          </table:table-cell>
          <table:table-cell office:value-type="float" office:value="585.6036" calcext:value-type="float">
            <text:p>585.6036</text:p>
          </table:table-cell>
          <table:table-cell office:value-type="float" office:value="577.9468" calcext:value-type="float">
            <text:p>577.9468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3" calcext:value-type="float">
            <text:p>35.7023</text:p>
          </table:table-cell>
          <table:table-cell office:value-type="float" office:value="0" calcext:value-type="float">
            <text:p>0</text:p>
          </table:table-cell>
          <table:table-cell office:value-type="float" office:value="-0.04765813" calcext:value-type="float">
            <text:p>-0.04765813</text:p>
          </table:table-cell>
          <table:table-cell office:value-type="float" office:value="0" calcext:value-type="float">
            <text:p>0</text:p>
          </table:table-cell>
          <table:table-cell office:value-type="float" office:value="6.134635" calcext:value-type="float">
            <text:p>6.134635</text:p>
          </table:table-cell>
          <table:table-cell office:value-type="float" office:value="2157.469" calcext:value-type="float">
            <text:p>2157.469</text:p>
          </table:table-cell>
          <table:table-cell office:value-type="float" office:value="-793.5298" calcext:value-type="float">
            <text:p>-793.5298</text:p>
          </table:table-cell>
          <table:table-cell office:value-type="float" office:value="1363.939" calcext:value-type="float">
            <text:p>1363.939</text:p>
          </table:table-cell>
          <table:table-cell office:value-type="float" office:value="-414.3916" calcext:value-type="float">
            <text:p>-414.3916</text:p>
          </table:table-cell>
          <table:table-cell office:value-type="float" office:value="0" calcext:value-type="float">
            <text:p>0</text:p>
          </table:table-cell>
          <table:table-cell office:value-type="float" office:value="18.32202" calcext:value-type="float">
            <text:p>18.3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228.9256" calcext:value-type="float">
            <text:p>228.9256</text:p>
          </table:table-cell>
          <table:table-cell office:value-type="float" office:value="13196.47" calcext:value-type="float">
            <text:p>13196.47</text:p>
          </table:table-cell>
          <table:table-cell office:value-type="float" office:value="0" calcext:value-type="float">
            <text:p>0</text:p>
          </table:table-cell>
          <table:table-cell office:value-type="float" office:value="43.29144" calcext:value-type="float">
            <text:p>43.29144</text:p>
          </table:table-cell>
          <table:table-cell office:value-type="float" office:value="-549.2552" calcext:value-type="float">
            <text:p>-549.2552</text:p>
          </table:table-cell>
          <table:table-cell office:value-type="float" office:value="1585.968" calcext:value-type="float">
            <text:p>1585.968</text:p>
          </table:table-cell>
          <table:table-cell office:value-type="float" office:value="-138.3886" calcext:value-type="float">
            <text:p>-138.3886</text:p>
          </table:table-cell>
          <table:table-cell office:value-type="float" office:value="89.8111" calcext:value-type="float">
            <text:p>89.8111</text:p>
          </table:table-cell>
          <table:table-cell office:value-type="float" office:value="4.692525" calcext:value-type="float">
            <text:p>4.692525</text:p>
          </table:table-cell>
          <table:table-cell office:value-type="float" office:value="0.06821125" calcext:value-type="float">
            <text:p>0.06821125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61.7045" calcext:value-type="float">
            <text:p>961.7045</text:p>
          </table:table-cell>
          <table:table-cell office:value-type="float" office:value="0" calcext:value-type="float">
            <text:p>0</text:p>
          </table:table-cell>
          <table:table-cell office:value-type="float" office:value="335.6341" calcext:value-type="float">
            <text:p>335.6341</text:p>
          </table:table-cell>
          <table:table-cell office:value-type="float" office:value="1165.387" calcext:value-type="float">
            <text:p>1165.387</text:p>
          </table:table-cell>
          <table:table-cell office:value-type="float" office:value="1415.865" calcext:value-type="float">
            <text:p>1415.865</text:p>
          </table:table-cell>
          <table:table-cell office:value-type="float" office:value="1277.702" calcext:value-type="float">
            <text:p>1277.702</text:p>
          </table:table-cell>
          <table:table-cell office:value-type="float" office:value="768.0219" calcext:value-type="float">
            <text:p>768.0219</text:p>
          </table:table-cell>
          <table:table-cell office:value-type="float" office:value="1076.936" calcext:value-type="float">
            <text:p>1076.936</text:p>
          </table:table-cell>
          <table:table-cell office:value-type="float" office:value="414.99" calcext:value-type="float">
            <text:p>414.99</text:p>
          </table:table-cell>
          <table:table-cell office:value-type="float" office:value="1857.004" calcext:value-type="float">
            <text:p>1857.004</text:p>
          </table:table-cell>
          <table:table-cell office:value-type="float" office:value="2093.415" calcext:value-type="float">
            <text:p>2093.415</text:p>
          </table:table-cell>
          <table:table-cell office:value-type="float" office:value="1673.68" calcext:value-type="float">
            <text:p>1673.68</text:p>
          </table:table-cell>
          <table:table-cell office:value-type="float" office:value="585.6036" calcext:value-type="float">
            <text:p>585.6036</text:p>
          </table:table-cell>
          <table:table-cell office:value-type="float" office:value="577.9379" calcext:value-type="float">
            <text:p>577.9379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29" calcext:value-type="float">
            <text:p>35.70229</text:p>
          </table:table-cell>
          <table:table-cell office:value-type="float" office:value="0" calcext:value-type="float">
            <text:p>0</text:p>
          </table:table-cell>
          <table:table-cell office:value-type="float" office:value="-0.0477029" calcext:value-type="float">
            <text:p>-0.0477029</text:p>
          </table:table-cell>
          <table:table-cell office:value-type="float" office:value="0" calcext:value-type="float">
            <text:p>0</text:p>
          </table:table-cell>
          <table:table-cell office:value-type="float" office:value="6.062961" calcext:value-type="float">
            <text:p>6.062961</text:p>
          </table:table-cell>
          <table:table-cell office:value-type="float" office:value="2173.031" calcext:value-type="float">
            <text:p>2173.031</text:p>
          </table:table-cell>
          <table:table-cell office:value-type="float" office:value="-799.913" calcext:value-type="float">
            <text:p>-799.913</text:p>
          </table:table-cell>
          <table:table-cell office:value-type="float" office:value="1373.118" calcext:value-type="float">
            <text:p>1373.118</text:p>
          </table:table-cell>
          <table:table-cell office:value-type="float" office:value="-415.5274" calcext:value-type="float">
            <text:p>-415.5274</text:p>
          </table:table-cell>
          <table:table-cell office:value-type="float" office:value="0" calcext:value-type="float">
            <text:p>0</text:p>
          </table:table-cell>
          <table:table-cell office:value-type="float" office:value="17.96287" calcext:value-type="float">
            <text:p>17.96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231.0688" calcext:value-type="float">
            <text:p>231.0688</text:p>
          </table:table-cell>
          <table:table-cell office:value-type="float" office:value="13196.16" calcext:value-type="float">
            <text:p>13196.16</text:p>
          </table:table-cell>
          <table:table-cell office:value-type="float" office:value="0" calcext:value-type="float">
            <text:p>0</text:p>
          </table:table-cell>
          <table:table-cell office:value-type="float" office:value="46.2304" calcext:value-type="float">
            <text:p>46.2304</text:p>
          </table:table-cell>
          <table:table-cell office:value-type="float" office:value="-551.4302" calcext:value-type="float">
            <text:p>-551.4302</text:p>
          </table:table-cell>
          <table:table-cell office:value-type="float" office:value="1591.217" calcext:value-type="float">
            <text:p>1591.217</text:p>
          </table:table-cell>
          <table:table-cell office:value-type="float" office:value="-139.0961" calcext:value-type="float">
            <text:p>-139.0961</text:p>
          </table:table-cell>
          <table:table-cell office:value-type="float" office:value="89.8447" calcext:value-type="float">
            <text:p>89.8447</text:p>
          </table:table-cell>
          <table:table-cell office:value-type="float" office:value="6.668688" calcext:value-type="float">
            <text:p>6.668688</text:p>
          </table:table-cell>
          <table:table-cell office:value-type="float" office:value="0.06857834" calcext:value-type="float">
            <text:p>0.06857834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69.2781" calcext:value-type="float">
            <text:p>969.2781</text:p>
          </table:table-cell>
          <table:table-cell office:value-type="float" office:value="0" calcext:value-type="float">
            <text:p>0</text:p>
          </table:table-cell>
          <table:table-cell office:value-type="float" office:value="335.7142" calcext:value-type="float">
            <text:p>335.7142</text:p>
          </table:table-cell>
          <table:table-cell office:value-type="float" office:value="1165.281" calcext:value-type="float">
            <text:p>1165.281</text:p>
          </table:table-cell>
          <table:table-cell office:value-type="float" office:value="1415.683" calcext:value-type="float">
            <text:p>1415.683</text:p>
          </table:table-cell>
          <table:table-cell office:value-type="float" office:value="1277.77" calcext:value-type="float">
            <text:p>1277.77</text:p>
          </table:table-cell>
          <table:table-cell office:value-type="float" office:value="768.1125" calcext:value-type="float">
            <text:p>768.1125</text:p>
          </table:table-cell>
          <table:table-cell office:value-type="float" office:value="1076.938" calcext:value-type="float">
            <text:p>1076.938</text:p>
          </table:table-cell>
          <table:table-cell office:value-type="float" office:value="415.019" calcext:value-type="float">
            <text:p>415.019</text:p>
          </table:table-cell>
          <table:table-cell office:value-type="float" office:value="1856.949" calcext:value-type="float">
            <text:p>1856.949</text:p>
          </table:table-cell>
          <table:table-cell office:value-type="float" office:value="2093.377" calcext:value-type="float">
            <text:p>2093.377</text:p>
          </table:table-cell>
          <table:table-cell office:value-type="float" office:value="1673.655" calcext:value-type="float">
            <text:p>1673.655</text:p>
          </table:table-cell>
          <table:table-cell office:value-type="float" office:value="585.6034" calcext:value-type="float">
            <text:p>585.6034</text:p>
          </table:table-cell>
          <table:table-cell office:value-type="float" office:value="577.9286" calcext:value-type="float">
            <text:p>577.9286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28" calcext:value-type="float">
            <text:p>35.70228</text:p>
          </table:table-cell>
          <table:table-cell office:value-type="float" office:value="0" calcext:value-type="float">
            <text:p>0</text:p>
          </table:table-cell>
          <table:table-cell office:value-type="float" office:value="-0.0477226" calcext:value-type="float">
            <text:p>-0.0477226</text:p>
          </table:table-cell>
          <table:table-cell office:value-type="float" office:value="0" calcext:value-type="float">
            <text:p>0</text:p>
          </table:table-cell>
          <table:table-cell office:value-type="float" office:value="5.989412" calcext:value-type="float">
            <text:p>5.989412</text:p>
          </table:table-cell>
          <table:table-cell office:value-type="float" office:value="2188.55" calcext:value-type="float">
            <text:p>2188.55</text:p>
          </table:table-cell>
          <table:table-cell office:value-type="float" office:value="-806.3829" calcext:value-type="float">
            <text:p>-806.3829</text:p>
          </table:table-cell>
          <table:table-cell office:value-type="float" office:value="1382.167" calcext:value-type="float">
            <text:p>1382.167</text:p>
          </table:table-cell>
          <table:table-cell office:value-type="float" office:value="-416.5583" calcext:value-type="float">
            <text:p>-416.5583</text:p>
          </table:table-cell>
          <table:table-cell office:value-type="float" office:value="0" calcext:value-type="float">
            <text:p>0</text:p>
          </table:table-cell>
          <table:table-cell office:value-type="float" office:value="17.52322" calcext:value-type="float">
            <text:p>17.5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233.7972" calcext:value-type="float">
            <text:p>233.7972</text:p>
          </table:table-cell>
          <table:table-cell office:value-type="float" office:value="13195.85" calcext:value-type="float">
            <text:p>13195.85</text:p>
          </table:table-cell>
          <table:table-cell office:value-type="float" office:value="0" calcext:value-type="float">
            <text:p>0</text:p>
          </table:table-cell>
          <table:table-cell office:value-type="float" office:value="49.78002" calcext:value-type="float">
            <text:p>49.78002</text:p>
          </table:table-cell>
          <table:table-cell office:value-type="float" office:value="-553.5626" calcext:value-type="float">
            <text:p>-553.5626</text:p>
          </table:table-cell>
          <table:table-cell office:value-type="float" office:value="1596.127" calcext:value-type="float">
            <text:p>1596.127</text:p>
          </table:table-cell>
          <table:table-cell office:value-type="float" office:value="-139.7096" calcext:value-type="float">
            <text:p>-139.7096</text:p>
          </table:table-cell>
          <table:table-cell office:value-type="float" office:value="89.83698" calcext:value-type="float">
            <text:p>89.83698</text:p>
          </table:table-cell>
          <table:table-cell office:value-type="float" office:value="9.391259" calcext:value-type="float">
            <text:p>9.391259</text:p>
          </table:table-cell>
          <table:table-cell office:value-type="float" office:value="0.06899466" calcext:value-type="float">
            <text:p>0.06899466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75.1567" calcext:value-type="float">
            <text:p>975.1567</text:p>
          </table:table-cell>
          <table:table-cell office:value-type="float" office:value="0" calcext:value-type="float">
            <text:p>0</text:p>
          </table:table-cell>
          <table:table-cell office:value-type="float" office:value="335.8006" calcext:value-type="float">
            <text:p>335.8006</text:p>
          </table:table-cell>
          <table:table-cell office:value-type="float" office:value="1165.133" calcext:value-type="float">
            <text:p>1165.133</text:p>
          </table:table-cell>
          <table:table-cell office:value-type="float" office:value="1415.476" calcext:value-type="float">
            <text:p>1415.476</text:p>
          </table:table-cell>
          <table:table-cell office:value-type="float" office:value="1277.81" calcext:value-type="float">
            <text:p>1277.81</text:p>
          </table:table-cell>
          <table:table-cell office:value-type="float" office:value="768.1743" calcext:value-type="float">
            <text:p>768.1743</text:p>
          </table:table-cell>
          <table:table-cell office:value-type="float" office:value="1076.934" calcext:value-type="float">
            <text:p>1076.934</text:p>
          </table:table-cell>
          <table:table-cell office:value-type="float" office:value="415.0273" calcext:value-type="float">
            <text:p>415.0273</text:p>
          </table:table-cell>
          <table:table-cell office:value-type="float" office:value="1856.893" calcext:value-type="float">
            <text:p>1856.893</text:p>
          </table:table-cell>
          <table:table-cell office:value-type="float" office:value="2093.336" calcext:value-type="float">
            <text:p>2093.336</text:p>
          </table:table-cell>
          <table:table-cell office:value-type="float" office:value="1673.628" calcext:value-type="float">
            <text:p>1673.628</text:p>
          </table:table-cell>
          <table:table-cell office:value-type="float" office:value="585.6017" calcext:value-type="float">
            <text:p>585.6017</text:p>
          </table:table-cell>
          <table:table-cell office:value-type="float" office:value="577.9152" calcext:value-type="float">
            <text:p>577.9152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27" calcext:value-type="float">
            <text:p>35.70227</text:p>
          </table:table-cell>
          <table:table-cell office:value-type="float" office:value="0" calcext:value-type="float">
            <text:p>0</text:p>
          </table:table-cell>
          <table:table-cell office:value-type="float" office:value="-0.04773228" calcext:value-type="float">
            <text:p>-0.04773228</text:p>
          </table:table-cell>
          <table:table-cell office:value-type="float" office:value="0" calcext:value-type="float">
            <text:p>0</text:p>
          </table:table-cell>
          <table:table-cell office:value-type="float" office:value="5.905003" calcext:value-type="float">
            <text:p>5.905003</text:p>
          </table:table-cell>
          <table:table-cell office:value-type="float" office:value="2203.257" calcext:value-type="float">
            <text:p>2203.257</text:p>
          </table:table-cell>
          <table:table-cell office:value-type="float" office:value="-813.6841" calcext:value-type="float">
            <text:p>-813.6841</text:p>
          </table:table-cell>
          <table:table-cell office:value-type="float" office:value="1389.573" calcext:value-type="float">
            <text:p>1389.573</text:p>
          </table:table-cell>
          <table:table-cell office:value-type="float" office:value="-417.6076" calcext:value-type="float">
            <text:p>-417.6076</text:p>
          </table:table-cell>
          <table:table-cell office:value-type="float" office:value="0" calcext:value-type="float">
            <text:p>0</text:p>
          </table:table-cell>
          <table:table-cell office:value-type="float" office:value="17.0475" calcext:value-type="float">
            <text:p>17.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233.3865" calcext:value-type="float">
            <text:p>233.3865</text:p>
          </table:table-cell>
          <table:table-cell office:value-type="float" office:value="13195.53" calcext:value-type="float">
            <text:p>13195.53</text:p>
          </table:table-cell>
          <table:table-cell office:value-type="float" office:value="0" calcext:value-type="float">
            <text:p>0</text:p>
          </table:table-cell>
          <table:table-cell office:value-type="float" office:value="50.3613" calcext:value-type="float">
            <text:p>50.3613</text:p>
          </table:table-cell>
          <table:table-cell office:value-type="float" office:value="-555.4136" calcext:value-type="float">
            <text:p>-555.4136</text:p>
          </table:table-cell>
          <table:table-cell office:value-type="float" office:value="1600.471" calcext:value-type="float">
            <text:p>1600.471</text:p>
          </table:table-cell>
          <table:table-cell office:value-type="float" office:value="-140.1321" calcext:value-type="float">
            <text:p>-140.1321</text:p>
          </table:table-cell>
          <table:table-cell office:value-type="float" office:value="89.78957" calcext:value-type="float">
            <text:p>89.78957</text:p>
          </table:table-cell>
          <table:table-cell office:value-type="float" office:value="9.381206" calcext:value-type="float">
            <text:p>9.381206</text:p>
          </table:table-cell>
          <table:table-cell office:value-type="float" office:value="0.06940527" calcext:value-type="float">
            <text:p>0.06940527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81.5935" calcext:value-type="float">
            <text:p>981.5935</text:p>
          </table:table-cell>
          <table:table-cell office:value-type="float" office:value="0" calcext:value-type="float">
            <text:p>0</text:p>
          </table:table-cell>
          <table:table-cell office:value-type="float" office:value="335.8806" calcext:value-type="float">
            <text:p>335.8806</text:p>
          </table:table-cell>
          <table:table-cell office:value-type="float" office:value="1164.858" calcext:value-type="float">
            <text:p>1164.858</text:p>
          </table:table-cell>
          <table:table-cell office:value-type="float" office:value="1415.168" calcext:value-type="float">
            <text:p>1415.168</text:p>
          </table:table-cell>
          <table:table-cell office:value-type="float" office:value="1277.78" calcext:value-type="float">
            <text:p>1277.78</text:p>
          </table:table-cell>
          <table:table-cell office:value-type="float" office:value="768.1678" calcext:value-type="float">
            <text:p>768.1678</text:p>
          </table:table-cell>
          <table:table-cell office:value-type="float" office:value="1076.912" calcext:value-type="float">
            <text:p>1076.912</text:p>
          </table:table-cell>
          <table:table-cell office:value-type="float" office:value="415.0275" calcext:value-type="float">
            <text:p>415.0275</text:p>
          </table:table-cell>
          <table:table-cell office:value-type="float" office:value="1856.83" calcext:value-type="float">
            <text:p>1856.83</text:p>
          </table:table-cell>
          <table:table-cell office:value-type="float" office:value="2093.288" calcext:value-type="float">
            <text:p>2093.288</text:p>
          </table:table-cell>
          <table:table-cell office:value-type="float" office:value="1673.595" calcext:value-type="float">
            <text:p>1673.595</text:p>
          </table:table-cell>
          <table:table-cell office:value-type="float" office:value="585.5979" calcext:value-type="float">
            <text:p>585.5979</text:p>
          </table:table-cell>
          <table:table-cell office:value-type="float" office:value="577.8939" calcext:value-type="float">
            <text:p>577.8939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26" calcext:value-type="float">
            <text:p>35.70226</text:p>
          </table:table-cell>
          <table:table-cell office:value-type="float" office:value="0" calcext:value-type="float">
            <text:p>0</text:p>
          </table:table-cell>
          <table:table-cell office:value-type="float" office:value="-0.04774935" calcext:value-type="float">
            <text:p>-0.04774935</text:p>
          </table:table-cell>
          <table:table-cell office:value-type="float" office:value="0" calcext:value-type="float">
            <text:p>0</text:p>
          </table:table-cell>
          <table:table-cell office:value-type="float" office:value="5.905003" calcext:value-type="float">
            <text:p>5.905003</text:p>
          </table:table-cell>
          <table:table-cell office:value-type="float" office:value="2216.989" calcext:value-type="float">
            <text:p>2216.989</text:p>
          </table:table-cell>
          <table:table-cell office:value-type="float" office:value="-819.5502" calcext:value-type="float">
            <text:p>-819.5502</text:p>
          </table:table-cell>
          <table:table-cell office:value-type="float" office:value="1397.438" calcext:value-type="float">
            <text:p>1397.438</text:p>
          </table:table-cell>
          <table:table-cell office:value-type="float" office:value="-418.8417" calcext:value-type="float">
            <text:p>-418.8417</text:p>
          </table:table-cell>
          <table:table-cell office:value-type="float" office:value="0" calcext:value-type="float">
            <text:p>0</text:p>
          </table:table-cell>
          <table:table-cell office:value-type="float" office:value="16.84605" calcext:value-type="float">
            <text:p>16.8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232.7893" calcext:value-type="float">
            <text:p>232.7893</text:p>
          </table:table-cell>
          <table:table-cell office:value-type="float" office:value="13195.17" calcext:value-type="float">
            <text:p>13195.17</text:p>
          </table:table-cell>
          <table:table-cell office:value-type="float" office:value="0" calcext:value-type="float">
            <text:p>0</text:p>
          </table:table-cell>
          <table:table-cell office:value-type="float" office:value="50.95365" calcext:value-type="float">
            <text:p>50.95365</text:p>
          </table:table-cell>
          <table:table-cell office:value-type="float" office:value="-557.4884" calcext:value-type="float">
            <text:p>-557.4884</text:p>
          </table:table-cell>
          <table:table-cell office:value-type="float" office:value="1605.646" calcext:value-type="float">
            <text:p>1605.646</text:p>
          </table:table-cell>
          <table:table-cell office:value-type="float" office:value="-140.5452" calcext:value-type="float">
            <text:p>-140.5452</text:p>
          </table:table-cell>
          <table:table-cell office:value-type="float" office:value="89.73689" calcext:value-type="float">
            <text:p>89.73689</text:p>
          </table:table-cell>
          <table:table-cell office:value-type="float" office:value="9.369124" calcext:value-type="float">
            <text:p>9.369124</text:p>
          </table:table-cell>
          <table:table-cell office:value-type="float" office:value="0.06985654" calcext:value-type="float">
            <text:p>0.06985654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85.6982" calcext:value-type="float">
            <text:p>985.6982</text:p>
          </table:table-cell>
          <table:table-cell office:value-type="float" office:value="0" calcext:value-type="float">
            <text:p>0</text:p>
          </table:table-cell>
          <table:table-cell office:value-type="float" office:value="335.9681" calcext:value-type="float">
            <text:p>335.9681</text:p>
          </table:table-cell>
          <table:table-cell office:value-type="float" office:value="1164.498" calcext:value-type="float">
            <text:p>1164.498</text:p>
          </table:table-cell>
          <table:table-cell office:value-type="float" office:value="1414.778" calcext:value-type="float">
            <text:p>1414.778</text:p>
          </table:table-cell>
          <table:table-cell office:value-type="float" office:value="1277.714" calcext:value-type="float">
            <text:p>1277.714</text:p>
          </table:table-cell>
          <table:table-cell office:value-type="float" office:value="768.1398" calcext:value-type="float">
            <text:p>768.1398</text:p>
          </table:table-cell>
          <table:table-cell office:value-type="float" office:value="1076.883" calcext:value-type="float">
            <text:p>1076.883</text:p>
          </table:table-cell>
          <table:table-cell office:value-type="float" office:value="415.0239" calcext:value-type="float">
            <text:p>415.0239</text:p>
          </table:table-cell>
          <table:table-cell office:value-type="float" office:value="1856.767" calcext:value-type="float">
            <text:p>1856.767</text:p>
          </table:table-cell>
          <table:table-cell office:value-type="float" office:value="2093.24" calcext:value-type="float">
            <text:p>2093.24</text:p>
          </table:table-cell>
          <table:table-cell office:value-type="float" office:value="1673.563" calcext:value-type="float">
            <text:p>1673.563</text:p>
          </table:table-cell>
          <table:table-cell office:value-type="float" office:value="585.6005" calcext:value-type="float">
            <text:p>585.6005</text:p>
          </table:table-cell>
          <table:table-cell office:value-type="float" office:value="577.8815" calcext:value-type="float">
            <text:p>577.8815</text:p>
          </table:table-cell>
          <table:table-cell office:value-type="float" office:value="142.8304" calcext:value-type="float">
            <text:p>142.8304</text:p>
          </table:table-cell>
          <table:table-cell office:value-type="float" office:value="35.70225" calcext:value-type="float">
            <text:p>35.70225</text:p>
          </table:table-cell>
          <table:table-cell office:value-type="float" office:value="0" calcext:value-type="float">
            <text:p>0</text:p>
          </table:table-cell>
          <table:table-cell office:value-type="float" office:value="-0.04778332" calcext:value-type="float">
            <text:p>-0.04778332</text:p>
          </table:table-cell>
          <table:table-cell office:value-type="float" office:value="0" calcext:value-type="float">
            <text:p>0</text:p>
          </table:table-cell>
          <table:table-cell office:value-type="float" office:value="5.905003" calcext:value-type="float">
            <text:p>5.905003</text:p>
          </table:table-cell>
          <table:table-cell office:value-type="float" office:value="2229.294" calcext:value-type="float">
            <text:p>2229.294</text:p>
          </table:table-cell>
          <table:table-cell office:value-type="float" office:value="-826.0924" calcext:value-type="float">
            <text:p>-826.0924</text:p>
          </table:table-cell>
          <table:table-cell office:value-type="float" office:value="1403.202" calcext:value-type="float">
            <text:p>1403.202</text:p>
          </table:table-cell>
          <table:table-cell office:value-type="float" office:value="-420.2939" calcext:value-type="float">
            <text:p>-420.2939</text:p>
          </table:table-cell>
          <table:table-cell office:value-type="float" office:value="0" calcext:value-type="float">
            <text:p>0</text:p>
          </table:table-cell>
          <table:table-cell office:value-type="float" office:value="16.63551" calcext:value-type="float">
            <text:p>16.6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232.4249" calcext:value-type="float">
            <text:p>232.4249</text:p>
          </table:table-cell>
          <table:table-cell office:value-type="float" office:value="13194.82" calcext:value-type="float">
            <text:p>13194.82</text:p>
          </table:table-cell>
          <table:table-cell office:value-type="float" office:value="0" calcext:value-type="float">
            <text:p>0</text:p>
          </table:table-cell>
          <table:table-cell office:value-type="float" office:value="51.54651" calcext:value-type="float">
            <text:p>51.54651</text:p>
          </table:table-cell>
          <table:table-cell office:value-type="float" office:value="-559.3157" calcext:value-type="float">
            <text:p>-559.3157</text:p>
          </table:table-cell>
          <table:table-cell office:value-type="float" office:value="1611.165" calcext:value-type="float">
            <text:p>1611.165</text:p>
          </table:table-cell>
          <table:table-cell office:value-type="float" office:value="-140.9521" calcext:value-type="float">
            <text:p>-140.9521</text:p>
          </table:table-cell>
          <table:table-cell office:value-type="float" office:value="89.77132" calcext:value-type="float">
            <text:p>89.77132</text:p>
          </table:table-cell>
          <table:table-cell office:value-type="float" office:value="9.363093" calcext:value-type="float">
            <text:p>9.363093</text:p>
          </table:table-cell>
          <table:table-cell office:value-type="float" office:value="0.07047248" calcext:value-type="float">
            <text:p>0.07047248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88.6472" calcext:value-type="float">
            <text:p>988.6472</text:p>
          </table:table-cell>
          <table:table-cell office:value-type="float" office:value="0" calcext:value-type="float">
            <text:p>0</text:p>
          </table:table-cell>
          <table:table-cell office:value-type="float" office:value="336.0453" calcext:value-type="float">
            <text:p>336.0453</text:p>
          </table:table-cell>
          <table:table-cell office:value-type="float" office:value="1164.294" calcext:value-type="float">
            <text:p>1164.294</text:p>
          </table:table-cell>
          <table:table-cell office:value-type="float" office:value="1414.473" calcext:value-type="float">
            <text:p>1414.473</text:p>
          </table:table-cell>
          <table:table-cell office:value-type="float" office:value="1277.665" calcext:value-type="float">
            <text:p>1277.665</text:p>
          </table:table-cell>
          <table:table-cell office:value-type="float" office:value="768.1125" calcext:value-type="float">
            <text:p>768.1125</text:p>
          </table:table-cell>
          <table:table-cell office:value-type="float" office:value="1076.849" calcext:value-type="float">
            <text:p>1076.849</text:p>
          </table:table-cell>
          <table:table-cell office:value-type="float" office:value="415.0179" calcext:value-type="float">
            <text:p>415.0179</text:p>
          </table:table-cell>
          <table:table-cell office:value-type="float" office:value="1856.702" calcext:value-type="float">
            <text:p>1856.702</text:p>
          </table:table-cell>
          <table:table-cell office:value-type="float" office:value="2093.192" calcext:value-type="float">
            <text:p>2093.192</text:p>
          </table:table-cell>
          <table:table-cell office:value-type="float" office:value="1673.531" calcext:value-type="float">
            <text:p>1673.531</text:p>
          </table:table-cell>
          <table:table-cell office:value-type="float" office:value="585.6046" calcext:value-type="float">
            <text:p>585.6046</text:p>
          </table:table-cell>
          <table:table-cell office:value-type="float" office:value="577.8652" calcext:value-type="float">
            <text:p>577.8652</text:p>
          </table:table-cell>
          <table:table-cell office:value-type="float" office:value="142.8303" calcext:value-type="float">
            <text:p>142.8303</text:p>
          </table:table-cell>
          <table:table-cell office:value-type="float" office:value="35.70224" calcext:value-type="float">
            <text:p>35.70224</text:p>
          </table:table-cell>
          <table:table-cell office:value-type="float" office:value="0" calcext:value-type="float">
            <text:p>0</text:p>
          </table:table-cell>
          <table:table-cell office:value-type="float" office:value="-0.04779541" calcext:value-type="float">
            <text:p>-0.04779541</text:p>
          </table:table-cell>
          <table:table-cell office:value-type="float" office:value="0" calcext:value-type="float">
            <text:p>0</text:p>
          </table:table-cell>
          <table:table-cell office:value-type="float" office:value="5.905003" calcext:value-type="float">
            <text:p>5.905003</text:p>
          </table:table-cell>
          <table:table-cell office:value-type="float" office:value="2236.932" calcext:value-type="float">
            <text:p>2236.932</text:p>
          </table:table-cell>
          <table:table-cell office:value-type="float" office:value="-829.3663" calcext:value-type="float">
            <text:p>-829.3663</text:p>
          </table:table-cell>
          <table:table-cell office:value-type="float" office:value="1407.565" calcext:value-type="float">
            <text:p>1407.565</text:p>
          </table:table-cell>
          <table:table-cell office:value-type="float" office:value="-421.5166" calcext:value-type="float">
            <text:p>-421.5166</text:p>
          </table:table-cell>
          <table:table-cell office:value-type="float" office:value="0" calcext:value-type="float">
            <text:p>0</text:p>
          </table:table-cell>
          <table:table-cell office:value-type="float" office:value="16.43346" calcext:value-type="float">
            <text:p>16.4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232.3013" calcext:value-type="float">
            <text:p>232.3013</text:p>
          </table:table-cell>
          <table:table-cell office:value-type="float" office:value="13194.53" calcext:value-type="float">
            <text:p>13194.53</text:p>
          </table:table-cell>
          <table:table-cell office:value-type="float" office:value="0" calcext:value-type="float">
            <text:p>0</text:p>
          </table:table-cell>
          <table:table-cell office:value-type="float" office:value="52.12396" calcext:value-type="float">
            <text:p>52.12396</text:p>
          </table:table-cell>
          <table:table-cell office:value-type="float" office:value="-560.8224" calcext:value-type="float">
            <text:p>-560.8224</text:p>
          </table:table-cell>
          <table:table-cell office:value-type="float" office:value="1614.655" calcext:value-type="float">
            <text:p>1614.655</text:p>
          </table:table-cell>
          <table:table-cell office:value-type="float" office:value="-141.3563" calcext:value-type="float">
            <text:p>-141.3563</text:p>
          </table:table-cell>
          <table:table-cell office:value-type="float" office:value="89.7666" calcext:value-type="float">
            <text:p>89.7666</text:p>
          </table:table-cell>
          <table:table-cell office:value-type="float" office:value="9.358541" calcext:value-type="float">
            <text:p>9.358541</text:p>
          </table:table-cell>
          <table:table-cell office:value-type="float" office:value="0.07110362" calcext:value-type="float">
            <text:p>0.07110362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92.5612" calcext:value-type="float">
            <text:p>992.5612</text:p>
          </table:table-cell>
          <table:table-cell office:value-type="float" office:value="0" calcext:value-type="float">
            <text:p>0</text:p>
          </table:table-cell>
          <table:table-cell office:value-type="float" office:value="336.1129" calcext:value-type="float">
            <text:p>336.1129</text:p>
          </table:table-cell>
          <table:table-cell office:value-type="float" office:value="1164.184" calcext:value-type="float">
            <text:p>1164.184</text:p>
          </table:table-cell>
          <table:table-cell office:value-type="float" office:value="1414.286" calcext:value-type="float">
            <text:p>1414.286</text:p>
          </table:table-cell>
          <table:table-cell office:value-type="float" office:value="1277.663" calcext:value-type="float">
            <text:p>1277.663</text:p>
          </table:table-cell>
          <table:table-cell office:value-type="float" office:value="768.1192" calcext:value-type="float">
            <text:p>768.1192</text:p>
          </table:table-cell>
          <table:table-cell office:value-type="float" office:value="1076.829" calcext:value-type="float">
            <text:p>1076.829</text:p>
          </table:table-cell>
          <table:table-cell office:value-type="float" office:value="415.0182" calcext:value-type="float">
            <text:p>415.0182</text:p>
          </table:table-cell>
          <table:table-cell office:value-type="float" office:value="1856.638" calcext:value-type="float">
            <text:p>1856.638</text:p>
          </table:table-cell>
          <table:table-cell office:value-type="float" office:value="2093.143" calcext:value-type="float">
            <text:p>2093.143</text:p>
          </table:table-cell>
          <table:table-cell office:value-type="float" office:value="1673.498" calcext:value-type="float">
            <text:p>1673.498</text:p>
          </table:table-cell>
          <table:table-cell office:value-type="float" office:value="585.6038" calcext:value-type="float">
            <text:p>585.6038</text:p>
          </table:table-cell>
          <table:table-cell office:value-type="float" office:value="577.8437" calcext:value-type="float">
            <text:p>577.8437</text:p>
          </table:table-cell>
          <table:table-cell office:value-type="float" office:value="142.8303" calcext:value-type="float">
            <text:p>142.8303</text:p>
          </table:table-cell>
          <table:table-cell office:value-type="float" office:value="35.70223" calcext:value-type="float">
            <text:p>35.70223</text:p>
          </table:table-cell>
          <table:table-cell office:value-type="float" office:value="0" calcext:value-type="float">
            <text:p>0</text:p>
          </table:table-cell>
          <table:table-cell office:value-type="float" office:value="-0.04779794" calcext:value-type="float">
            <text:p>-0.04779794</text:p>
          </table:table-cell>
          <table:table-cell office:value-type="float" office:value="0" calcext:value-type="float">
            <text:p>0</text:p>
          </table:table-cell>
          <table:table-cell office:value-type="float" office:value="5.905003" calcext:value-type="float">
            <text:p>5.905003</text:p>
          </table:table-cell>
          <table:table-cell office:value-type="float" office:value="2245.659" calcext:value-type="float">
            <text:p>2245.659</text:p>
          </table:table-cell>
          <table:table-cell office:value-type="float" office:value="-833.0934" calcext:value-type="float">
            <text:p>-833.0934</text:p>
          </table:table-cell>
          <table:table-cell office:value-type="float" office:value="1412.566" calcext:value-type="float">
            <text:p>1412.566</text:p>
          </table:table-cell>
          <table:table-cell office:value-type="float" office:value="-422.4334" calcext:value-type="float">
            <text:p>-422.4334</text:p>
          </table:table-cell>
          <table:table-cell office:value-type="float" office:value="0" calcext:value-type="float">
            <text:p>0</text:p>
          </table:table-cell>
          <table:table-cell office:value-type="float" office:value="16.24471" calcext:value-type="float">
            <text:p>16.24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232.1492" calcext:value-type="float">
            <text:p>232.1492</text:p>
          </table:table-cell>
          <table:table-cell office:value-type="float" office:value="13194.23" calcext:value-type="float">
            <text:p>13194.23</text:p>
          </table:table-cell>
          <table:table-cell office:value-type="float" office:value="0" calcext:value-type="float">
            <text:p>0</text:p>
          </table:table-cell>
          <table:table-cell office:value-type="float" office:value="52.6965" calcext:value-type="float">
            <text:p>52.6965</text:p>
          </table:table-cell>
          <table:table-cell office:value-type="float" office:value="-562.3297" calcext:value-type="float">
            <text:p>-562.3297</text:p>
          </table:table-cell>
          <table:table-cell office:value-type="float" office:value="1618.067" calcext:value-type="float">
            <text:p>1618.067</text:p>
          </table:table-cell>
          <table:table-cell office:value-type="float" office:value="-141.7556" calcext:value-type="float">
            <text:p>-141.7556</text:p>
          </table:table-cell>
          <table:table-cell office:value-type="float" office:value="89.73131" calcext:value-type="float">
            <text:p>89.73131</text:p>
          </table:table-cell>
          <table:table-cell office:value-type="float" office:value="9.354257" calcext:value-type="float">
            <text:p>9.354257</text:p>
          </table:table-cell>
          <table:table-cell office:value-type="float" office:value="0.07173747" calcext:value-type="float">
            <text:p>0.07173747</text:p>
          </table:table-cell>
          <table:table-cell office:value-type="float" office:value="0.5382425" calcext:value-type="float">
            <text:p>0.5382425</text:p>
          </table:table-cell>
          <table:table-cell office:value-type="float" office:value="0.04462563" calcext:value-type="float">
            <text:p>0.04462563</text:p>
          </table:table-cell>
          <table:table-cell office:value-type="float" office:value="0.001692032" calcext:value-type="float">
            <text:p>0.001692032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95.0779" calcext:value-type="float">
            <text:p>995.0779</text:p>
          </table:table-cell>
          <table:table-cell office:value-type="float" office:value="0" calcext:value-type="float">
            <text:p>0</text:p>
          </table:table-cell>
          <table:table-cell office:value-type="float" office:value="336.1856" calcext:value-type="float">
            <text:p>336.1856</text:p>
          </table:table-cell>
          <table:table-cell office:value-type="float" office:value="1164.051" calcext:value-type="float">
            <text:p>1164.051</text:p>
          </table:table-cell>
          <table:table-cell office:value-type="float" office:value="1414.088" calcext:value-type="float">
            <text:p>1414.088</text:p>
          </table:table-cell>
          <table:table-cell office:value-type="float" office:value="1277.65" calcext:value-type="float">
            <text:p>1277.65</text:p>
          </table:table-cell>
          <table:table-cell office:value-type="float" office:value="768.1274" calcext:value-type="float">
            <text:p>768.1274</text:p>
          </table:table-cell>
          <table:table-cell office:value-type="float" office:value="1076.811" calcext:value-type="float">
            <text:p>1076.811</text:p>
          </table:table-cell>
          <table:table-cell office:value-type="float" office:value="415.0194" calcext:value-type="float">
            <text:p>415.0194</text:p>
          </table:table-cell>
          <table:table-cell office:value-type="float" office:value="1856.576" calcext:value-type="float">
            <text:p>1856.576</text:p>
          </table:table-cell>
          <table:table-cell office:value-type="float" office:value="2093.094" calcext:value-type="float">
            <text:p>2093.094</text:p>
          </table:table-cell>
          <table:table-cell office:value-type="float" office:value="1673.466" calcext:value-type="float">
            <text:p>1673.466</text:p>
          </table:table-cell>
          <table:table-cell office:value-type="float" office:value="585.6016" calcext:value-type="float">
            <text:p>585.6016</text:p>
          </table:table-cell>
          <table:table-cell office:value-type="float" office:value="577.8229" calcext:value-type="float">
            <text:p>577.8229</text:p>
          </table:table-cell>
          <table:table-cell office:value-type="float" office:value="142.8303" calcext:value-type="float">
            <text:p>142.8303</text:p>
          </table:table-cell>
          <table:table-cell office:value-type="float" office:value="35.70222" calcext:value-type="float">
            <text:p>35.70222</text:p>
          </table:table-cell>
          <table:table-cell office:value-type="float" office:value="0" calcext:value-type="float">
            <text:p>0</text:p>
          </table:table-cell>
          <table:table-cell office:value-type="float" office:value="-0.04780078" calcext:value-type="float">
            <text:p>-0.04780078</text:p>
          </table:table-cell>
          <table:table-cell office:value-type="float" office:value="0" calcext:value-type="float">
            <text:p>0</text:p>
          </table:table-cell>
          <table:table-cell office:value-type="float" office:value="5.90495" calcext:value-type="float">
            <text:p>5.90495</text:p>
          </table:table-cell>
          <table:table-cell office:value-type="float" office:value="2253.287" calcext:value-type="float">
            <text:p>2253.287</text:p>
          </table:table-cell>
          <table:table-cell office:value-type="float" office:value="-837.1126" calcext:value-type="float">
            <text:p>-837.1126</text:p>
          </table:table-cell>
          <table:table-cell office:value-type="float" office:value="1416.174" calcext:value-type="float">
            <text:p>1416.174</text:p>
          </table:table-cell>
          <table:table-cell office:value-type="float" office:value="-423.3696" calcext:value-type="float">
            <text:p>-423.3696</text:p>
          </table:table-cell>
          <table:table-cell office:value-type="float" office:value="0" calcext:value-type="float">
            <text:p>0</text:p>
          </table:table-cell>
          <table:table-cell office:value-type="float" office:value="16.06764" calcext:value-type="float">
            <text:p>16.06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231.9051" calcext:value-type="float">
            <text:p>231.9051</text:p>
          </table:table-cell>
          <table:table-cell office:value-type="float" office:value="13193.89" calcext:value-type="float">
            <text:p>13193.89</text:p>
          </table:table-cell>
          <table:table-cell office:value-type="float" office:value="0" calcext:value-type="float">
            <text:p>0</text:p>
          </table:table-cell>
          <table:table-cell office:value-type="float" office:value="53.36436" calcext:value-type="float">
            <text:p>53.36436</text:p>
          </table:table-cell>
          <table:table-cell office:value-type="float" office:value="-563.6965" calcext:value-type="float">
            <text:p>-563.6965</text:p>
          </table:table-cell>
          <table:table-cell office:value-type="float" office:value="1617.639" calcext:value-type="float">
            <text:p>1617.639</text:p>
          </table:table-cell>
          <table:table-cell office:value-type="float" office:value="-142.1416" calcext:value-type="float">
            <text:p>-142.1416</text:p>
          </table:table-cell>
          <table:table-cell office:value-type="float" office:value="89.80975" calcext:value-type="float">
            <text:p>89.80975</text:p>
          </table:table-cell>
          <table:table-cell office:value-type="float" office:value="9.370656" calcext:value-type="float">
            <text:p>9.370656</text:p>
          </table:table-cell>
          <table:table-cell office:value-type="float" office:value="0.07210809" calcext:value-type="float">
            <text:p>0.0721080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105696" calcext:value-type="float">
            <text:p>0.6105696</text:p>
          </table:table-cell>
          <table:table-cell office:value-type="float" office:value="370" calcext:value-type="float">
            <text:p>370</text:p>
          </table:table-cell>
          <table:table-cell office:value-type="float" office:value="996.3752" calcext:value-type="float">
            <text:p>996.3752</text:p>
          </table:table-cell>
          <table:table-cell office:value-type="float" office:value="0" calcext:value-type="float">
            <text:p>0</text:p>
          </table:table-cell>
          <table:table-cell office:value-type="float" office:value="336.2215" calcext:value-type="float">
            <text:p>336.2215</text:p>
          </table:table-cell>
          <table:table-cell office:value-type="float" office:value="1163.881" calcext:value-type="float">
            <text:p>1163.881</text:p>
          </table:table-cell>
          <table:table-cell office:value-type="float" office:value="1413.85" calcext:value-type="float">
            <text:p>1413.85</text:p>
          </table:table-cell>
          <table:table-cell office:value-type="float" office:value="1277.625" calcext:value-type="float">
            <text:p>1277.625</text:p>
          </table:table-cell>
          <table:table-cell office:value-type="float" office:value="768.0937" calcext:value-type="float">
            <text:p>768.0937</text:p>
          </table:table-cell>
          <table:table-cell office:value-type="float" office:value="1076.818" calcext:value-type="float">
            <text:p>1076.818</text:p>
          </table:table-cell>
          <table:table-cell office:value-type="float" office:value="415.0238" calcext:value-type="float">
            <text:p>415.0238</text:p>
          </table:table-cell>
          <table:table-cell office:value-type="float" office:value="1856.511" calcext:value-type="float">
            <text:p>1856.511</text:p>
          </table:table-cell>
          <table:table-cell office:value-type="float" office:value="2093.041" calcext:value-type="float">
            <text:p>2093.041</text:p>
          </table:table-cell>
          <table:table-cell office:value-type="float" office:value="1673.428" calcext:value-type="float">
            <text:p>1673.428</text:p>
          </table:table-cell>
          <table:table-cell office:value-type="float" office:value="585.5971" calcext:value-type="float">
            <text:p>585.5971</text:p>
          </table:table-cell>
          <table:table-cell office:value-type="float" office:value="577.7996" calcext:value-type="float">
            <text:p>577.7996</text:p>
          </table:table-cell>
          <table:table-cell office:value-type="float" office:value="142.8295" calcext:value-type="float">
            <text:p>142.8295</text:p>
          </table:table-cell>
          <table:table-cell office:value-type="float" office:value="35.70197" calcext:value-type="float">
            <text:p>35.70197</text:p>
          </table:table-cell>
          <table:table-cell office:value-type="float" office:value="0" calcext:value-type="float">
            <text:p>0</text:p>
          </table:table-cell>
          <table:table-cell office:value-type="float" office:value="-0.04781593" calcext:value-type="float">
            <text:p>-0.04781593</text:p>
          </table:table-cell>
          <table:table-cell office:value-type="float" office:value="0" calcext:value-type="float">
            <text:p>0</text:p>
          </table:table-cell>
          <table:table-cell office:value-type="float" office:value="5.901775" calcext:value-type="float">
            <text:p>5.901775</text:p>
          </table:table-cell>
          <table:table-cell office:value-type="float" office:value="2259.565" calcext:value-type="float">
            <text:p>2259.565</text:p>
          </table:table-cell>
          <table:table-cell office:value-type="float" office:value="-841.0725" calcext:value-type="float">
            <text:p>-841.0725</text:p>
          </table:table-cell>
          <table:table-cell office:value-type="float" office:value="1418.492" calcext:value-type="float">
            <text:p>1418.492</text:p>
          </table:table-cell>
          <table:table-cell office:value-type="float" office:value="-424.4791" calcext:value-type="float">
            <text:p>-424.4791</text:p>
          </table:table-cell>
          <table:table-cell office:value-type="float" office:value="0" calcext:value-type="float">
            <text:p>0</text:p>
          </table:table-cell>
          <table:table-cell office:value-type="float" office:value="16.19121" calcext:value-type="float">
            <text:p>16.19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231.8933" calcext:value-type="float">
            <text:p>231.8933</text:p>
          </table:table-cell>
          <table:table-cell office:value-type="float" office:value="13193.6" calcext:value-type="float">
            <text:p>13193.6</text:p>
          </table:table-cell>
          <table:table-cell office:value-type="float" office:value="0" calcext:value-type="float">
            <text:p>0</text:p>
          </table:table-cell>
          <table:table-cell office:value-type="float" office:value="54.20656" calcext:value-type="float">
            <text:p>54.20656</text:p>
          </table:table-cell>
          <table:table-cell office:value-type="float" office:value="-565.3118" calcext:value-type="float">
            <text:p>-565.3118</text:p>
          </table:table-cell>
          <table:table-cell office:value-type="float" office:value="1621.629" calcext:value-type="float">
            <text:p>1621.629</text:p>
          </table:table-cell>
          <table:table-cell office:value-type="float" office:value="-142.5228" calcext:value-type="float">
            <text:p>-142.5228</text:p>
          </table:table-cell>
          <table:table-cell office:value-type="float" office:value="89.87753" calcext:value-type="float">
            <text:p>89.87753</text:p>
          </table:table-cell>
          <table:table-cell office:value-type="float" office:value="9.579485" calcext:value-type="float">
            <text:p>9.579485</text:p>
          </table:table-cell>
          <table:table-cell office:value-type="float" office:value="0.07255084" calcext:value-type="float">
            <text:p>0.0725508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89038" calcext:value-type="float">
            <text:p>0.6089038</text:p>
          </table:table-cell>
          <table:table-cell office:value-type="float" office:value="370" calcext:value-type="float">
            <text:p>370</text:p>
          </table:table-cell>
          <table:table-cell office:value-type="float" office:value="996.3135" calcext:value-type="float">
            <text:p>996.3135</text:p>
          </table:table-cell>
          <table:table-cell office:value-type="float" office:value="0" calcext:value-type="float">
            <text:p>0</text:p>
          </table:table-cell>
          <table:table-cell office:value-type="float" office:value="336.2401" calcext:value-type="float">
            <text:p>336.2401</text:p>
          </table:table-cell>
          <table:table-cell office:value-type="float" office:value="1163.735" calcext:value-type="float">
            <text:p>1163.735</text:p>
          </table:table-cell>
          <table:table-cell office:value-type="float" office:value="1413.631" calcext:value-type="float">
            <text:p>1413.631</text:p>
          </table:table-cell>
          <table:table-cell office:value-type="float" office:value="1277.605" calcext:value-type="float">
            <text:p>1277.605</text:p>
          </table:table-cell>
          <table:table-cell office:value-type="float" office:value="768.0977" calcext:value-type="float">
            <text:p>768.0977</text:p>
          </table:table-cell>
          <table:table-cell office:value-type="float" office:value="1076.836" calcext:value-type="float">
            <text:p>1076.836</text:p>
          </table:table-cell>
          <table:table-cell office:value-type="float" office:value="415.0223" calcext:value-type="float">
            <text:p>415.0223</text:p>
          </table:table-cell>
          <table:table-cell office:value-type="float" office:value="1856.451" calcext:value-type="float">
            <text:p>1856.451</text:p>
          </table:table-cell>
          <table:table-cell office:value-type="float" office:value="2092.993" calcext:value-type="float">
            <text:p>2092.993</text:p>
          </table:table-cell>
          <table:table-cell office:value-type="float" office:value="1673.396" calcext:value-type="float">
            <text:p>1673.396</text:p>
          </table:table-cell>
          <table:table-cell office:value-type="float" office:value="585.5969" calcext:value-type="float">
            <text:p>585.5969</text:p>
          </table:table-cell>
          <table:table-cell office:value-type="float" office:value="577.7781" calcext:value-type="float">
            <text:p>577.7781</text:p>
          </table:table-cell>
          <table:table-cell office:value-type="float" office:value="142.8295" calcext:value-type="float">
            <text:p>142.8295</text:p>
          </table:table-cell>
          <table:table-cell office:value-type="float" office:value="35.70196" calcext:value-type="float">
            <text:p>35.70196</text:p>
          </table:table-cell>
          <table:table-cell office:value-type="float" office:value="0" calcext:value-type="float">
            <text:p>0</text:p>
          </table:table-cell>
          <table:table-cell office:value-type="float" office:value="-0.04781961" calcext:value-type="float">
            <text:p>-0.04781961</text:p>
          </table:table-cell>
          <table:table-cell office:value-type="float" office:value="0" calcext:value-type="float">
            <text:p>0</text:p>
          </table:table-cell>
          <table:table-cell office:value-type="float" office:value="5.889695" calcext:value-type="float">
            <text:p>5.889695</text:p>
          </table:table-cell>
          <table:table-cell office:value-type="float" office:value="2264.433" calcext:value-type="float">
            <text:p>2264.433</text:p>
          </table:table-cell>
          <table:table-cell office:value-type="float" office:value="-844.7928" calcext:value-type="float">
            <text:p>-844.7928</text:p>
          </table:table-cell>
          <table:table-cell office:value-type="float" office:value="1419.64" calcext:value-type="float">
            <text:p>1419.64</text:p>
          </table:table-cell>
          <table:table-cell office:value-type="float" office:value="-425.5345" calcext:value-type="float">
            <text:p>-425.5345</text:p>
          </table:table-cell>
          <table:table-cell office:value-type="float" office:value="0" calcext:value-type="float">
            <text:p>0</text:p>
          </table:table-cell>
          <table:table-cell office:value-type="float" office:value="16.01013" calcext:value-type="float">
            <text:p>16.0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232.6844" calcext:value-type="float">
            <text:p>232.6844</text:p>
          </table:table-cell>
          <table:table-cell office:value-type="float" office:value="13193.32" calcext:value-type="float">
            <text:p>13193.32</text:p>
          </table:table-cell>
          <table:table-cell office:value-type="float" office:value="0" calcext:value-type="float">
            <text:p>0</text:p>
          </table:table-cell>
          <table:table-cell office:value-type="float" office:value="55.79417" calcext:value-type="float">
            <text:p>55.79417</text:p>
          </table:table-cell>
          <table:table-cell office:value-type="float" office:value="-566.8107" calcext:value-type="float">
            <text:p>-566.8107</text:p>
          </table:table-cell>
          <table:table-cell office:value-type="float" office:value="1624.556" calcext:value-type="float">
            <text:p>1624.556</text:p>
          </table:table-cell>
          <table:table-cell office:value-type="float" office:value="-142.8985" calcext:value-type="float">
            <text:p>-142.8985</text:p>
          </table:table-cell>
          <table:table-cell office:value-type="float" office:value="89.88766" calcext:value-type="float">
            <text:p>89.88766</text:p>
          </table:table-cell>
          <table:table-cell office:value-type="float" office:value="10.55629" calcext:value-type="float">
            <text:p>10.55629</text:p>
          </table:table-cell>
          <table:table-cell office:value-type="float" office:value="0.07308911" calcext:value-type="float">
            <text:p>0.0730891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43214" calcext:value-type="float">
            <text:p>0.6043214</text:p>
          </table:table-cell>
          <table:table-cell office:value-type="float" office:value="370" calcext:value-type="float">
            <text:p>370</text:p>
          </table:table-cell>
          <table:table-cell office:value-type="float" office:value="994.8598" calcext:value-type="float">
            <text:p>994.8598</text:p>
          </table:table-cell>
          <table:table-cell office:value-type="float" office:value="0" calcext:value-type="float">
            <text:p>0</text:p>
          </table:table-cell>
          <table:table-cell office:value-type="float" office:value="336.2783" calcext:value-type="float">
            <text:p>336.2783</text:p>
          </table:table-cell>
          <table:table-cell office:value-type="float" office:value="1163.587" calcext:value-type="float">
            <text:p>1163.587</text:p>
          </table:table-cell>
          <table:table-cell office:value-type="float" office:value="1413.423" calcext:value-type="float">
            <text:p>1413.423</text:p>
          </table:table-cell>
          <table:table-cell office:value-type="float" office:value="1277.584" calcext:value-type="float">
            <text:p>1277.584</text:p>
          </table:table-cell>
          <table:table-cell office:value-type="float" office:value="768.1061" calcext:value-type="float">
            <text:p>768.1061</text:p>
          </table:table-cell>
          <table:table-cell office:value-type="float" office:value="1076.854" calcext:value-type="float">
            <text:p>1076.854</text:p>
          </table:table-cell>
          <table:table-cell office:value-type="float" office:value="415.0208" calcext:value-type="float">
            <text:p>415.0208</text:p>
          </table:table-cell>
          <table:table-cell office:value-type="float" office:value="1856.408" calcext:value-type="float">
            <text:p>1856.408</text:p>
          </table:table-cell>
          <table:table-cell office:value-type="float" office:value="2092.946" calcext:value-type="float">
            <text:p>2092.946</text:p>
          </table:table-cell>
          <table:table-cell office:value-type="float" office:value="1673.364" calcext:value-type="float">
            <text:p>1673.364</text:p>
          </table:table-cell>
          <table:table-cell office:value-type="float" office:value="585.5919" calcext:value-type="float">
            <text:p>585.5919</text:p>
          </table:table-cell>
          <table:table-cell office:value-type="float" office:value="577.7579" calcext:value-type="float">
            <text:p>577.7579</text:p>
          </table:table-cell>
          <table:table-cell office:value-type="float" office:value="142.8295" calcext:value-type="float">
            <text:p>142.8295</text:p>
          </table:table-cell>
          <table:table-cell office:value-type="float" office:value="35.70197" calcext:value-type="float">
            <text:p>35.70197</text:p>
          </table:table-cell>
          <table:table-cell office:value-type="float" office:value="0" calcext:value-type="float">
            <text:p>0</text:p>
          </table:table-cell>
          <table:table-cell office:value-type="float" office:value="-0.04782375" calcext:value-type="float">
            <text:p>-0.04782375</text:p>
          </table:table-cell>
          <table:table-cell office:value-type="float" office:value="0" calcext:value-type="float">
            <text:p>0</text:p>
          </table:table-cell>
          <table:table-cell office:value-type="float" office:value="5.842085" calcext:value-type="float">
            <text:p>5.842085</text:p>
          </table:table-cell>
          <table:table-cell office:value-type="float" office:value="2268.612" calcext:value-type="float">
            <text:p>2268.612</text:p>
          </table:table-cell>
          <table:table-cell office:value-type="float" office:value="-849.3135" calcext:value-type="float">
            <text:p>-849.3135</text:p>
          </table:table-cell>
          <table:table-cell office:value-type="float" office:value="1419.298" calcext:value-type="float">
            <text:p>1419.298</text:p>
          </table:table-cell>
          <table:table-cell office:value-type="float" office:value="-426.531" calcext:value-type="float">
            <text:p>-426.531</text:p>
          </table:table-cell>
          <table:table-cell office:value-type="float" office:value="0" calcext:value-type="float">
            <text:p>0</text:p>
          </table:table-cell>
          <table:table-cell office:value-type="float" office:value="15.88187" calcext:value-type="float">
            <text:p>15.88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233.2579" calcext:value-type="float">
            <text:p>233.2579</text:p>
          </table:table-cell>
          <table:table-cell office:value-type="float" office:value="13193.03" calcext:value-type="float">
            <text:p>13193.03</text:p>
          </table:table-cell>
          <table:table-cell office:value-type="float" office:value="0" calcext:value-type="float">
            <text:p>0</text:p>
          </table:table-cell>
          <table:table-cell office:value-type="float" office:value="57.19858" calcext:value-type="float">
            <text:p>57.19858</text:p>
          </table:table-cell>
          <table:table-cell office:value-type="float" office:value="-568.3558" calcext:value-type="float">
            <text:p>-568.3558</text:p>
          </table:table-cell>
          <table:table-cell office:value-type="float" office:value="1628.75" calcext:value-type="float">
            <text:p>1628.75</text:p>
          </table:table-cell>
          <table:table-cell office:value-type="float" office:value="-143.2684" calcext:value-type="float">
            <text:p>-143.2684</text:p>
          </table:table-cell>
          <table:table-cell office:value-type="float" office:value="89.86697" calcext:value-type="float">
            <text:p>89.86697</text:p>
          </table:table-cell>
          <table:table-cell office:value-type="float" office:value="11.3571" calcext:value-type="float">
            <text:p>11.3571</text:p>
          </table:table-cell>
          <table:table-cell office:value-type="float" office:value="0.07364211" calcext:value-type="float">
            <text:p>0.0736421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336" calcext:value-type="float">
            <text:p>0.6000336</text:p>
          </table:table-cell>
          <table:table-cell office:value-type="float" office:value="370" calcext:value-type="float">
            <text:p>370</text:p>
          </table:table-cell>
          <table:table-cell office:value-type="float" office:value="993.7321" calcext:value-type="float">
            <text:p>993.7321</text:p>
          </table:table-cell>
          <table:table-cell office:value-type="float" office:value="0" calcext:value-type="float">
            <text:p>0</text:p>
          </table:table-cell>
          <table:table-cell office:value-type="float" office:value="336.3428" calcext:value-type="float">
            <text:p>336.3428</text:p>
          </table:table-cell>
          <table:table-cell office:value-type="float" office:value="1163.412" calcext:value-type="float">
            <text:p>1163.412</text:p>
          </table:table-cell>
          <table:table-cell office:value-type="float" office:value="1413.179" calcext:value-type="float">
            <text:p>1413.179</text:p>
          </table:table-cell>
          <table:table-cell office:value-type="float" office:value="1277.543" calcext:value-type="float">
            <text:p>1277.543</text:p>
          </table:table-cell>
          <table:table-cell office:value-type="float" office:value="768.1038" calcext:value-type="float">
            <text:p>768.1038</text:p>
          </table:table-cell>
          <table:table-cell office:value-type="float" office:value="1076.868" calcext:value-type="float">
            <text:p>1076.868</text:p>
          </table:table-cell>
          <table:table-cell office:value-type="float" office:value="415.0181" calcext:value-type="float">
            <text:p>415.0181</text:p>
          </table:table-cell>
          <table:table-cell office:value-type="float" office:value="1856.37" calcext:value-type="float">
            <text:p>1856.37</text:p>
          </table:table-cell>
          <table:table-cell office:value-type="float" office:value="2092.899" calcext:value-type="float">
            <text:p>2092.899</text:p>
          </table:table-cell>
          <table:table-cell office:value-type="float" office:value="1673.332" calcext:value-type="float">
            <text:p>1673.332</text:p>
          </table:table-cell>
          <table:table-cell office:value-type="float" office:value="585.5945" calcext:value-type="float">
            <text:p>585.5945</text:p>
          </table:table-cell>
          <table:table-cell office:value-type="float" office:value="577.7365" calcext:value-type="float">
            <text:p>577.7365</text:p>
          </table:table-cell>
          <table:table-cell office:value-type="float" office:value="142.8294" calcext:value-type="float">
            <text:p>142.8294</text:p>
          </table:table-cell>
          <table:table-cell office:value-type="float" office:value="35.70199" calcext:value-type="float">
            <text:p>35.70199</text:p>
          </table:table-cell>
          <table:table-cell office:value-type="float" office:value="0" calcext:value-type="float">
            <text:p>0</text:p>
          </table:table-cell>
          <table:table-cell office:value-type="float" office:value="-0.04782787" calcext:value-type="float">
            <text:p>-0.04782787</text:p>
          </table:table-cell>
          <table:table-cell office:value-type="float" office:value="0" calcext:value-type="float">
            <text:p>0</text:p>
          </table:table-cell>
          <table:table-cell office:value-type="float" office:value="5.804726" calcext:value-type="float">
            <text:p>5.804726</text:p>
          </table:table-cell>
          <table:table-cell office:value-type="float" office:value="2272.256" calcext:value-type="float">
            <text:p>2272.256</text:p>
          </table:table-cell>
          <table:table-cell office:value-type="float" office:value="-852.9193" calcext:value-type="float">
            <text:p>-852.9193</text:p>
          </table:table-cell>
          <table:table-cell office:value-type="float" office:value="1419.337" calcext:value-type="float">
            <text:p>1419.337</text:p>
          </table:table-cell>
          <table:table-cell office:value-type="float" office:value="-427.578" calcext:value-type="float">
            <text:p>-427.578</text:p>
          </table:table-cell>
          <table:table-cell office:value-type="float" office:value="0" calcext:value-type="float">
            <text:p>0</text:p>
          </table:table-cell>
          <table:table-cell office:value-type="float" office:value="15.7507" calcext:value-type="float">
            <text:p>15.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233.5301" calcext:value-type="float">
            <text:p>233.5301</text:p>
          </table:table-cell>
          <table:table-cell office:value-type="float" office:value="13192.75" calcext:value-type="float">
            <text:p>13192.75</text:p>
          </table:table-cell>
          <table:table-cell office:value-type="float" office:value="0" calcext:value-type="float">
            <text:p>0</text:p>
          </table:table-cell>
          <table:table-cell office:value-type="float" office:value="58.18608" calcext:value-type="float">
            <text:p>58.18608</text:p>
          </table:table-cell>
          <table:table-cell office:value-type="float" office:value="-569.7556" calcext:value-type="float">
            <text:p>-569.7556</text:p>
          </table:table-cell>
          <table:table-cell office:value-type="float" office:value="1631.589" calcext:value-type="float">
            <text:p>1631.589</text:p>
          </table:table-cell>
          <table:table-cell office:value-type="float" office:value="-143.6329" calcext:value-type="float">
            <text:p>-143.6329</text:p>
          </table:table-cell>
          <table:table-cell office:value-type="float" office:value="89.80794" calcext:value-type="float">
            <text:p>89.80794</text:p>
          </table:table-cell>
          <table:table-cell office:value-type="float" office:value="11.74879" calcext:value-type="float">
            <text:p>11.74879</text:p>
          </table:table-cell>
          <table:table-cell office:value-type="float" office:value="0.07414255" calcext:value-type="float">
            <text:p>0.0741425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93.1506" calcext:value-type="float">
            <text:p>993.1506</text:p>
          </table:table-cell>
          <table:table-cell office:value-type="float" office:value="0" calcext:value-type="float">
            <text:p>0</text:p>
          </table:table-cell>
          <table:table-cell office:value-type="float" office:value="336.4157" calcext:value-type="float">
            <text:p>336.4157</text:p>
          </table:table-cell>
          <table:table-cell office:value-type="float" office:value="1163.272" calcext:value-type="float">
            <text:p>1163.272</text:p>
          </table:table-cell>
          <table:table-cell office:value-type="float" office:value="1412.984" calcext:value-type="float">
            <text:p>1412.984</text:p>
          </table:table-cell>
          <table:table-cell office:value-type="float" office:value="1277.522" calcext:value-type="float">
            <text:p>1277.522</text:p>
          </table:table-cell>
          <table:table-cell office:value-type="float" office:value="768.1078" calcext:value-type="float">
            <text:p>768.1078</text:p>
          </table:table-cell>
          <table:table-cell office:value-type="float" office:value="1076.882" calcext:value-type="float">
            <text:p>1076.882</text:p>
          </table:table-cell>
          <table:table-cell office:value-type="float" office:value="415.0154" calcext:value-type="float">
            <text:p>415.0154</text:p>
          </table:table-cell>
          <table:table-cell office:value-type="float" office:value="1856.329" calcext:value-type="float">
            <text:p>1856.329</text:p>
          </table:table-cell>
          <table:table-cell office:value-type="float" office:value="2092.852" calcext:value-type="float">
            <text:p>2092.852</text:p>
          </table:table-cell>
          <table:table-cell office:value-type="float" office:value="1673.299" calcext:value-type="float">
            <text:p>1673.299</text:p>
          </table:table-cell>
          <table:table-cell office:value-type="float" office:value="585.5975" calcext:value-type="float">
            <text:p>585.5975</text:p>
          </table:table-cell>
          <table:table-cell office:value-type="float" office:value="577.7192" calcext:value-type="float">
            <text:p>577.7192</text:p>
          </table:table-cell>
          <table:table-cell office:value-type="float" office:value="142.8294" calcext:value-type="float">
            <text:p>142.8294</text:p>
          </table:table-cell>
          <table:table-cell office:value-type="float" office:value="35.70198" calcext:value-type="float">
            <text:p>35.70198</text:p>
          </table:table-cell>
          <table:table-cell office:value-type="float" office:value="0" calcext:value-type="float">
            <text:p>0</text:p>
          </table:table-cell>
          <table:table-cell office:value-type="float" office:value="-0.04783028" calcext:value-type="float">
            <text:p>-0.04783028</text:p>
          </table:table-cell>
          <table:table-cell office:value-type="float" office:value="0" calcext:value-type="float">
            <text:p>0</text:p>
          </table:table-cell>
          <table:table-cell office:value-type="float" office:value="5.78781" calcext:value-type="float">
            <text:p>5.78781</text:p>
          </table:table-cell>
          <table:table-cell office:value-type="float" office:value="2275.459" calcext:value-type="float">
            <text:p>2275.459</text:p>
          </table:table-cell>
          <table:table-cell office:value-type="float" office:value="-855.673" calcext:value-type="float">
            <text:p>-855.673</text:p>
          </table:table-cell>
          <table:table-cell office:value-type="float" office:value="1419.786" calcext:value-type="float">
            <text:p>1419.786</text:p>
          </table:table-cell>
          <table:table-cell office:value-type="float" office:value="-428.491" calcext:value-type="float">
            <text:p>-428.491</text:p>
          </table:table-cell>
          <table:table-cell office:value-type="float" office:value="0" calcext:value-type="float">
            <text:p>0</text:p>
          </table:table-cell>
          <table:table-cell office:value-type="float" office:value="15.62351" calcext:value-type="float">
            <text:p>15.6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234.0238" calcext:value-type="float">
            <text:p>234.0238</text:p>
          </table:table-cell>
          <table:table-cell office:value-type="float" office:value="13192.45" calcext:value-type="float">
            <text:p>13192.45</text:p>
          </table:table-cell>
          <table:table-cell office:value-type="float" office:value="0" calcext:value-type="float">
            <text:p>0</text:p>
          </table:table-cell>
          <table:table-cell office:value-type="float" office:value="59.47427" calcext:value-type="float">
            <text:p>59.47427</text:p>
          </table:table-cell>
          <table:table-cell office:value-type="float" office:value="-571.2192" calcext:value-type="float">
            <text:p>-571.2192</text:p>
          </table:table-cell>
          <table:table-cell office:value-type="float" office:value="1635.143" calcext:value-type="float">
            <text:p>1635.143</text:p>
          </table:table-cell>
          <table:table-cell office:value-type="float" office:value="-143.9953" calcext:value-type="float">
            <text:p>-143.9953</text:p>
          </table:table-cell>
          <table:table-cell office:value-type="float" office:value="89.74889" calcext:value-type="float">
            <text:p>89.74889</text:p>
          </table:table-cell>
          <table:table-cell office:value-type="float" office:value="12.4548" calcext:value-type="float">
            <text:p>12.4548</text:p>
          </table:table-cell>
          <table:table-cell office:value-type="float" office:value="0.0746581" calcext:value-type="float">
            <text:p>0.074658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92.3285" calcext:value-type="float">
            <text:p>992.3285</text:p>
          </table:table-cell>
          <table:table-cell office:value-type="float" office:value="0" calcext:value-type="float">
            <text:p>0</text:p>
          </table:table-cell>
          <table:table-cell office:value-type="float" office:value="336.49" calcext:value-type="float">
            <text:p>336.49</text:p>
          </table:table-cell>
          <table:table-cell office:value-type="float" office:value="1163.094" calcext:value-type="float">
            <text:p>1163.094</text:p>
          </table:table-cell>
          <table:table-cell office:value-type="float" office:value="1412.753" calcext:value-type="float">
            <text:p>1412.753</text:p>
          </table:table-cell>
          <table:table-cell office:value-type="float" office:value="1277.489" calcext:value-type="float">
            <text:p>1277.489</text:p>
          </table:table-cell>
          <table:table-cell office:value-type="float" office:value="768.1019" calcext:value-type="float">
            <text:p>768.1019</text:p>
          </table:table-cell>
          <table:table-cell office:value-type="float" office:value="1076.893" calcext:value-type="float">
            <text:p>1076.893</text:p>
          </table:table-cell>
          <table:table-cell office:value-type="float" office:value="415.012" calcext:value-type="float">
            <text:p>415.012</text:p>
          </table:table-cell>
          <table:table-cell office:value-type="float" office:value="1856.29" calcext:value-type="float">
            <text:p>1856.29</text:p>
          </table:table-cell>
          <table:table-cell office:value-type="float" office:value="2092.805" calcext:value-type="float">
            <text:p>2092.805</text:p>
          </table:table-cell>
          <table:table-cell office:value-type="float" office:value="1673.267" calcext:value-type="float">
            <text:p>1673.267</text:p>
          </table:table-cell>
          <table:table-cell office:value-type="float" office:value="585.5983" calcext:value-type="float">
            <text:p>585.5983</text:p>
          </table:table-cell>
          <table:table-cell office:value-type="float" office:value="577.6978" calcext:value-type="float">
            <text:p>577.6978</text:p>
          </table:table-cell>
          <table:table-cell office:value-type="float" office:value="142.8294" calcext:value-type="float">
            <text:p>142.8294</text:p>
          </table:table-cell>
          <table:table-cell office:value-type="float" office:value="35.70198" calcext:value-type="float">
            <text:p>35.70198</text:p>
          </table:table-cell>
          <table:table-cell office:value-type="float" office:value="0" calcext:value-type="float">
            <text:p>0</text:p>
          </table:table-cell>
          <table:table-cell office:value-type="float" office:value="-0.04783389" calcext:value-type="float">
            <text:p>-0.04783389</text:p>
          </table:table-cell>
          <table:table-cell office:value-type="float" office:value="0" calcext:value-type="float">
            <text:p>0</text:p>
          </table:table-cell>
          <table:table-cell office:value-type="float" office:value="5.758052" calcext:value-type="float">
            <text:p>5.758052</text:p>
          </table:table-cell>
          <table:table-cell office:value-type="float" office:value="2278.574" calcext:value-type="float">
            <text:p>2278.574</text:p>
          </table:table-cell>
          <table:table-cell office:value-type="float" office:value="-858.5238" calcext:value-type="float">
            <text:p>-858.5238</text:p>
          </table:table-cell>
          <table:table-cell office:value-type="float" office:value="1420.05" calcext:value-type="float">
            <text:p>1420.05</text:p>
          </table:table-cell>
          <table:table-cell office:value-type="float" office:value="-429.489" calcext:value-type="float">
            <text:p>-429.489</text:p>
          </table:table-cell>
          <table:table-cell office:value-type="float" office:value="0" calcext:value-type="float">
            <text:p>0</text:p>
          </table:table-cell>
          <table:table-cell office:value-type="float" office:value="15.51433" calcext:value-type="float">
            <text:p>15.5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234.1516" calcext:value-type="float">
            <text:p>234.1516</text:p>
          </table:table-cell>
          <table:table-cell office:value-type="float" office:value="13192.18" calcext:value-type="float">
            <text:p>13192.18</text:p>
          </table:table-cell>
          <table:table-cell office:value-type="float" office:value="0" calcext:value-type="float">
            <text:p>0</text:p>
          </table:table-cell>
          <table:table-cell office:value-type="float" office:value="60.32434" calcext:value-type="float">
            <text:p>60.32434</text:p>
          </table:table-cell>
          <table:table-cell office:value-type="float" office:value="-572.6132" calcext:value-type="float">
            <text:p>-572.6132</text:p>
          </table:table-cell>
          <table:table-cell office:value-type="float" office:value="1638.513" calcext:value-type="float">
            <text:p>1638.513</text:p>
          </table:table-cell>
          <table:table-cell office:value-type="float" office:value="-144.3518" calcext:value-type="float">
            <text:p>-144.3518</text:p>
          </table:table-cell>
          <table:table-cell office:value-type="float" office:value="89.70156" calcext:value-type="float">
            <text:p>89.70156</text:p>
          </table:table-cell>
          <table:table-cell office:value-type="float" office:value="12.728" calcext:value-type="float">
            <text:p>12.728</text:p>
          </table:table-cell>
          <table:table-cell office:value-type="float" office:value="0.07519748" calcext:value-type="float">
            <text:p>0.0751974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91.6736" calcext:value-type="float">
            <text:p>991.6736</text:p>
          </table:table-cell>
          <table:table-cell office:value-type="float" office:value="0" calcext:value-type="float">
            <text:p>0</text:p>
          </table:table-cell>
          <table:table-cell office:value-type="float" office:value="336.5635" calcext:value-type="float">
            <text:p>336.5635</text:p>
          </table:table-cell>
          <table:table-cell office:value-type="float" office:value="1162.948" calcext:value-type="float">
            <text:p>1162.948</text:p>
          </table:table-cell>
          <table:table-cell office:value-type="float" office:value="1412.551" calcext:value-type="float">
            <text:p>1412.551</text:p>
          </table:table-cell>
          <table:table-cell office:value-type="float" office:value="1277.464" calcext:value-type="float">
            <text:p>1277.464</text:p>
          </table:table-cell>
          <table:table-cell office:value-type="float" office:value="768.1" calcext:value-type="float">
            <text:p>768.1</text:p>
          </table:table-cell>
          <table:table-cell office:value-type="float" office:value="1076.902" calcext:value-type="float">
            <text:p>1076.902</text:p>
          </table:table-cell>
          <table:table-cell office:value-type="float" office:value="415.0081" calcext:value-type="float">
            <text:p>415.0081</text:p>
          </table:table-cell>
          <table:table-cell office:value-type="float" office:value="1856.252" calcext:value-type="float">
            <text:p>1856.252</text:p>
          </table:table-cell>
          <table:table-cell office:value-type="float" office:value="2092.764" calcext:value-type="float">
            <text:p>2092.764</text:p>
          </table:table-cell>
          <table:table-cell office:value-type="float" office:value="1673.235" calcext:value-type="float">
            <text:p>1673.235</text:p>
          </table:table-cell>
          <table:table-cell office:value-type="float" office:value="585.6013" calcext:value-type="float">
            <text:p>585.6013</text:p>
          </table:table-cell>
          <table:table-cell office:value-type="float" office:value="577.6797" calcext:value-type="float">
            <text:p>577.6797</text:p>
          </table:table-cell>
          <table:table-cell office:value-type="float" office:value="142.8294" calcext:value-type="float">
            <text:p>142.8294</text:p>
          </table:table-cell>
          <table:table-cell office:value-type="float" office:value="35.70197" calcext:value-type="float">
            <text:p>35.70197</text:p>
          </table:table-cell>
          <table:table-cell office:value-type="float" office:value="0" calcext:value-type="float">
            <text:p>0</text:p>
          </table:table-cell>
          <table:table-cell office:value-type="float" office:value="-0.04783617" calcext:value-type="float">
            <text:p>-0.04783617</text:p>
          </table:table-cell>
          <table:table-cell office:value-type="float" office:value="0" calcext:value-type="float">
            <text:p>0</text:p>
          </table:table-cell>
          <table:table-cell office:value-type="float" office:value="5.747324" calcext:value-type="float">
            <text:p>5.747324</text:p>
          </table:table-cell>
          <table:table-cell office:value-type="float" office:value="2281.064" calcext:value-type="float">
            <text:p>2281.064</text:p>
          </table:table-cell>
          <table:table-cell office:value-type="float" office:value="-860.6422" calcext:value-type="float">
            <text:p>-860.6422</text:p>
          </table:table-cell>
          <table:table-cell office:value-type="float" office:value="1420.422" calcext:value-type="float">
            <text:p>1420.422</text:p>
          </table:table-cell>
          <table:table-cell office:value-type="float" office:value="-430.4093" calcext:value-type="float">
            <text:p>-430.4093</text:p>
          </table:table-cell>
          <table:table-cell office:value-type="float" office:value="0" calcext:value-type="float">
            <text:p>0</text:p>
          </table:table-cell>
          <table:table-cell office:value-type="float" office:value="15.39607" calcext:value-type="float">
            <text:p>15.39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234.3573" calcext:value-type="float">
            <text:p>234.3573</text:p>
          </table:table-cell>
          <table:table-cell office:value-type="float" office:value="13191.91" calcext:value-type="float">
            <text:p>13191.91</text:p>
          </table:table-cell>
          <table:table-cell office:value-type="float" office:value="0" calcext:value-type="float">
            <text:p>0</text:p>
          </table:table-cell>
          <table:table-cell office:value-type="float" office:value="61.15668" calcext:value-type="float">
            <text:p>61.15668</text:p>
          </table:table-cell>
          <table:table-cell office:value-type="float" office:value="-573.8964" calcext:value-type="float">
            <text:p>-573.8964</text:p>
          </table:table-cell>
          <table:table-cell office:value-type="float" office:value="1641.505" calcext:value-type="float">
            <text:p>1641.505</text:p>
          </table:table-cell>
          <table:table-cell office:value-type="float" office:value="-144.7051" calcext:value-type="float">
            <text:p>-144.7051</text:p>
          </table:table-cell>
          <table:table-cell office:value-type="float" office:value="89.66246" calcext:value-type="float">
            <text:p>89.66246</text:p>
          </table:table-cell>
          <table:table-cell office:value-type="float" office:value="12.99625" calcext:value-type="float">
            <text:p>12.99625</text:p>
          </table:table-cell>
          <table:table-cell office:value-type="float" office:value="0.07575884" calcext:value-type="float">
            <text:p>0.0757588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90.8179" calcext:value-type="float">
            <text:p>990.8179</text:p>
          </table:table-cell>
          <table:table-cell office:value-type="float" office:value="0" calcext:value-type="float">
            <text:p>0</text:p>
          </table:table-cell>
          <table:table-cell office:value-type="float" office:value="336.6325" calcext:value-type="float">
            <text:p>336.6325</text:p>
          </table:table-cell>
          <table:table-cell office:value-type="float" office:value="1162.84" calcext:value-type="float">
            <text:p>1162.84</text:p>
          </table:table-cell>
          <table:table-cell office:value-type="float" office:value="1412.388" calcext:value-type="float">
            <text:p>1412.388</text:p>
          </table:table-cell>
          <table:table-cell office:value-type="float" office:value="1277.45" calcext:value-type="float">
            <text:p>1277.45</text:p>
          </table:table-cell>
          <table:table-cell office:value-type="float" office:value="768.1061" calcext:value-type="float">
            <text:p>768.1061</text:p>
          </table:table-cell>
          <table:table-cell office:value-type="float" office:value="1076.912" calcext:value-type="float">
            <text:p>1076.912</text:p>
          </table:table-cell>
          <table:table-cell office:value-type="float" office:value="415.0046" calcext:value-type="float">
            <text:p>415.0046</text:p>
          </table:table-cell>
          <table:table-cell office:value-type="float" office:value="1856.214" calcext:value-type="float">
            <text:p>1856.214</text:p>
          </table:table-cell>
          <table:table-cell office:value-type="float" office:value="2092.729" calcext:value-type="float">
            <text:p>2092.729</text:p>
          </table:table-cell>
          <table:table-cell office:value-type="float" office:value="1673.203" calcext:value-type="float">
            <text:p>1673.203</text:p>
          </table:table-cell>
          <table:table-cell office:value-type="float" office:value="585.6" calcext:value-type="float">
            <text:p>585.6</text:p>
          </table:table-cell>
          <table:table-cell office:value-type="float" office:value="577.6631" calcext:value-type="float">
            <text:p>577.6631</text:p>
          </table:table-cell>
          <table:table-cell office:value-type="float" office:value="142.8294" calcext:value-type="float">
            <text:p>142.8294</text:p>
          </table:table-cell>
          <table:table-cell office:value-type="float" office:value="35.70196" calcext:value-type="float">
            <text:p>35.70196</text:p>
          </table:table-cell>
          <table:table-cell office:value-type="float" office:value="0" calcext:value-type="float">
            <text:p>0</text:p>
          </table:table-cell>
          <table:table-cell office:value-type="float" office:value="-0.04783746" calcext:value-type="float">
            <text:p>-0.04783746</text:p>
          </table:table-cell>
          <table:table-cell office:value-type="float" office:value="0" calcext:value-type="float">
            <text:p>0</text:p>
          </table:table-cell>
          <table:table-cell office:value-type="float" office:value="5.73701" calcext:value-type="float">
            <text:p>5.73701</text:p>
          </table:table-cell>
          <table:table-cell office:value-type="float" office:value="2283.039" calcext:value-type="float">
            <text:p>2283.039</text:p>
          </table:table-cell>
          <table:table-cell office:value-type="float" office:value="-862.5523" calcext:value-type="float">
            <text:p>-862.5523</text:p>
          </table:table-cell>
          <table:table-cell office:value-type="float" office:value="1420.487" calcext:value-type="float">
            <text:p>1420.487</text:p>
          </table:table-cell>
          <table:table-cell office:value-type="float" office:value="-431.2227" calcext:value-type="float">
            <text:p>-431.2227</text:p>
          </table:table-cell>
          <table:table-cell office:value-type="float" office:value="0" calcext:value-type="float">
            <text:p>0</text:p>
          </table:table-cell>
          <table:table-cell office:value-type="float" office:value="15.27659" calcext:value-type="float">
            <text:p>15.27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234.4678" calcext:value-type="float">
            <text:p>234.4678</text:p>
          </table:table-cell>
          <table:table-cell office:value-type="float" office:value="13191.69" calcext:value-type="float">
            <text:p>13191.69</text:p>
          </table:table-cell>
          <table:table-cell office:value-type="float" office:value="0" calcext:value-type="float">
            <text:p>0</text:p>
          </table:table-cell>
          <table:table-cell office:value-type="float" office:value="61.78847" calcext:value-type="float">
            <text:p>61.78847</text:p>
          </table:table-cell>
          <table:table-cell office:value-type="float" office:value="-575.0518" calcext:value-type="float">
            <text:p>-575.0518</text:p>
          </table:table-cell>
          <table:table-cell office:value-type="float" office:value="1643.758" calcext:value-type="float">
            <text:p>1643.758</text:p>
          </table:table-cell>
          <table:table-cell office:value-type="float" office:value="-145.0564" calcext:value-type="float">
            <text:p>-145.0564</text:p>
          </table:table-cell>
          <table:table-cell office:value-type="float" office:value="89.63181" calcext:value-type="float">
            <text:p>89.63181</text:p>
          </table:table-cell>
          <table:table-cell office:value-type="float" office:value="13.08115" calcext:value-type="float">
            <text:p>13.08115</text:p>
          </table:table-cell>
          <table:table-cell office:value-type="float" office:value="0.07639493" calcext:value-type="float">
            <text:p>0.0763949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89.3681" calcext:value-type="float">
            <text:p>989.3681</text:p>
          </table:table-cell>
          <table:table-cell office:value-type="float" office:value="0" calcext:value-type="float">
            <text:p>0</text:p>
          </table:table-cell>
          <table:table-cell office:value-type="float" office:value="336.6915" calcext:value-type="float">
            <text:p>336.6915</text:p>
          </table:table-cell>
          <table:table-cell office:value-type="float" office:value="1162.789" calcext:value-type="float">
            <text:p>1162.789</text:p>
          </table:table-cell>
          <table:table-cell office:value-type="float" office:value="1412.264" calcext:value-type="float">
            <text:p>1412.264</text:p>
          </table:table-cell>
          <table:table-cell office:value-type="float" office:value="1277.458" calcext:value-type="float">
            <text:p>1277.458</text:p>
          </table:table-cell>
          <table:table-cell office:value-type="float" office:value="768.1263" calcext:value-type="float">
            <text:p>768.1263</text:p>
          </table:table-cell>
          <table:table-cell office:value-type="float" office:value="1076.929" calcext:value-type="float">
            <text:p>1076.929</text:p>
          </table:table-cell>
          <table:table-cell office:value-type="float" office:value="415.0023" calcext:value-type="float">
            <text:p>415.0023</text:p>
          </table:table-cell>
          <table:table-cell office:value-type="float" office:value="1856.176" calcext:value-type="float">
            <text:p>1856.176</text:p>
          </table:table-cell>
          <table:table-cell office:value-type="float" office:value="2092.695" calcext:value-type="float">
            <text:p>2092.695</text:p>
          </table:table-cell>
          <table:table-cell office:value-type="float" office:value="1673.171" calcext:value-type="float">
            <text:p>1673.171</text:p>
          </table:table-cell>
          <table:table-cell office:value-type="float" office:value="585.5945" calcext:value-type="float">
            <text:p>585.5945</text:p>
          </table:table-cell>
          <table:table-cell office:value-type="float" office:value="577.6431" calcext:value-type="float">
            <text:p>577.6431</text:p>
          </table:table-cell>
          <table:table-cell office:value-type="float" office:value="142.8293" calcext:value-type="float">
            <text:p>142.8293</text:p>
          </table:table-cell>
          <table:table-cell office:value-type="float" office:value="35.70195" calcext:value-type="float">
            <text:p>35.70195</text:p>
          </table:table-cell>
          <table:table-cell office:value-type="float" office:value="0" calcext:value-type="float">
            <text:p>0</text:p>
          </table:table-cell>
          <table:table-cell office:value-type="float" office:value="-0.04783808" calcext:value-type="float">
            <text:p>-0.04783808</text:p>
          </table:table-cell>
          <table:table-cell office:value-type="float" office:value="0" calcext:value-type="float">
            <text:p>0</text:p>
          </table:table-cell>
          <table:table-cell office:value-type="float" office:value="5.733942" calcext:value-type="float">
            <text:p>5.733942</text:p>
          </table:table-cell>
          <table:table-cell office:value-type="float" office:value="2284.019" calcext:value-type="float">
            <text:p>2284.019</text:p>
          </table:table-cell>
          <table:table-cell office:value-type="float" office:value="-864.1816" calcext:value-type="float">
            <text:p>-864.1816</text:p>
          </table:table-cell>
          <table:table-cell office:value-type="float" office:value="1419.837" calcext:value-type="float">
            <text:p>1419.837</text:p>
          </table:table-cell>
          <table:table-cell office:value-type="float" office:value="-431.912" calcext:value-type="float">
            <text:p>-431.912</text:p>
          </table:table-cell>
          <table:table-cell office:value-type="float" office:value="0" calcext:value-type="float">
            <text:p>0</text:p>
          </table:table-cell>
          <table:table-cell office:value-type="float" office:value="15.15872" calcext:value-type="float">
            <text:p>15.15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234.5734" calcext:value-type="float">
            <text:p>234.5734</text:p>
          </table:table-cell>
          <table:table-cell office:value-type="float" office:value="13191.47" calcext:value-type="float">
            <text:p>13191.47</text:p>
          </table:table-cell>
          <table:table-cell office:value-type="float" office:value="0" calcext:value-type="float">
            <text:p>0</text:p>
          </table:table-cell>
          <table:table-cell office:value-type="float" office:value="62.41353" calcext:value-type="float">
            <text:p>62.41353</text:p>
          </table:table-cell>
          <table:table-cell office:value-type="float" office:value="-576.1889" calcext:value-type="float">
            <text:p>-576.1889</text:p>
          </table:table-cell>
          <table:table-cell office:value-type="float" office:value="1646.298" calcext:value-type="float">
            <text:p>1646.298</text:p>
          </table:table-cell>
          <table:table-cell office:value-type="float" office:value="-145.4031" calcext:value-type="float">
            <text:p>-145.4031</text:p>
          </table:table-cell>
          <table:table-cell office:value-type="float" office:value="89.59411" calcext:value-type="float">
            <text:p>89.59411</text:p>
          </table:table-cell>
          <table:table-cell office:value-type="float" office:value="13.15934" calcext:value-type="float">
            <text:p>13.15934</text:p>
          </table:table-cell>
          <table:table-cell office:value-type="float" office:value="0.07710087" calcext:value-type="float">
            <text:p>0.0771008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88.2494" calcext:value-type="float">
            <text:p>988.2494</text:p>
          </table:table-cell>
          <table:table-cell office:value-type="float" office:value="0" calcext:value-type="float">
            <text:p>0</text:p>
          </table:table-cell>
          <table:table-cell office:value-type="float" office:value="336.7447" calcext:value-type="float">
            <text:p>336.7447</text:p>
          </table:table-cell>
          <table:table-cell office:value-type="float" office:value="1162.737" calcext:value-type="float">
            <text:p>1162.737</text:p>
          </table:table-cell>
          <table:table-cell office:value-type="float" office:value="1412.142" calcext:value-type="float">
            <text:p>1412.142</text:p>
          </table:table-cell>
          <table:table-cell office:value-type="float" office:value="1277.469" calcext:value-type="float">
            <text:p>1277.469</text:p>
          </table:table-cell>
          <table:table-cell office:value-type="float" office:value="768.1506" calcext:value-type="float">
            <text:p>768.1506</text:p>
          </table:table-cell>
          <table:table-cell office:value-type="float" office:value="1076.949" calcext:value-type="float">
            <text:p>1076.949</text:p>
          </table:table-cell>
          <table:table-cell office:value-type="float" office:value="415.001" calcext:value-type="float">
            <text:p>415.001</text:p>
          </table:table-cell>
          <table:table-cell office:value-type="float" office:value="1856.14" calcext:value-type="float">
            <text:p>1856.14</text:p>
          </table:table-cell>
          <table:table-cell office:value-type="float" office:value="2092.661" calcext:value-type="float">
            <text:p>2092.661</text:p>
          </table:table-cell>
          <table:table-cell office:value-type="float" office:value="1673.139" calcext:value-type="float">
            <text:p>1673.139</text:p>
          </table:table-cell>
          <table:table-cell office:value-type="float" office:value="585.5959" calcext:value-type="float">
            <text:p>585.5959</text:p>
          </table:table-cell>
          <table:table-cell office:value-type="float" office:value="577.6228" calcext:value-type="float">
            <text:p>577.6228</text:p>
          </table:table-cell>
          <table:table-cell office:value-type="float" office:value="142.8293" calcext:value-type="float">
            <text:p>142.8293</text:p>
          </table:table-cell>
          <table:table-cell office:value-type="float" office:value="35.70194" calcext:value-type="float">
            <text:p>35.70194</text:p>
          </table:table-cell>
          <table:table-cell office:value-type="float" office:value="0" calcext:value-type="float">
            <text:p>0</text:p>
          </table:table-cell>
          <table:table-cell office:value-type="float" office:value="-0.04783872" calcext:value-type="float">
            <text:p>-0.04783872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5.225" calcext:value-type="float">
            <text:p>2285.225</text:p>
          </table:table-cell>
          <table:table-cell office:value-type="float" office:value="-865.7238" calcext:value-type="float">
            <text:p>-865.7238</text:p>
          </table:table-cell>
          <table:table-cell office:value-type="float" office:value="1419.502" calcext:value-type="float">
            <text:p>1419.502</text:p>
          </table:table-cell>
          <table:table-cell office:value-type="float" office:value="-432.5942" calcext:value-type="float">
            <text:p>-432.5942</text:p>
          </table:table-cell>
          <table:table-cell office:value-type="float" office:value="0" calcext:value-type="float">
            <text:p>0</text:p>
          </table:table-cell>
          <table:table-cell office:value-type="float" office:value="15.0444" calcext:value-type="float">
            <text:p>15.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234.5911" calcext:value-type="float">
            <text:p>234.5911</text:p>
          </table:table-cell>
          <table:table-cell office:value-type="float" office:value="13191.25" calcext:value-type="float">
            <text:p>13191.25</text:p>
          </table:table-cell>
          <table:table-cell office:value-type="float" office:value="0" calcext:value-type="float">
            <text:p>0</text:p>
          </table:table-cell>
          <table:table-cell office:value-type="float" office:value="62.94567" calcext:value-type="float">
            <text:p>62.94567</text:p>
          </table:table-cell>
          <table:table-cell office:value-type="float" office:value="-577.3087" calcext:value-type="float">
            <text:p>-577.3087</text:p>
          </table:table-cell>
          <table:table-cell office:value-type="float" office:value="1648.768" calcext:value-type="float">
            <text:p>1648.768</text:p>
          </table:table-cell>
          <table:table-cell office:value-type="float" office:value="-145.7465" calcext:value-type="float">
            <text:p>-145.7465</text:p>
          </table:table-cell>
          <table:table-cell office:value-type="float" office:value="89.54835" calcext:value-type="float">
            <text:p>89.54835</text:p>
          </table:table-cell>
          <table:table-cell office:value-type="float" office:value="13.15505" calcext:value-type="float">
            <text:p>13.15505</text:p>
          </table:table-cell>
          <table:table-cell office:value-type="float" office:value="0.07778864" calcext:value-type="float">
            <text:p>0.0777886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86.8458" calcext:value-type="float">
            <text:p>986.8458</text:p>
          </table:table-cell>
          <table:table-cell office:value-type="float" office:value="0" calcext:value-type="float">
            <text:p>0</text:p>
          </table:table-cell>
          <table:table-cell office:value-type="float" office:value="336.7986" calcext:value-type="float">
            <text:p>336.7986</text:p>
          </table:table-cell>
          <table:table-cell office:value-type="float" office:value="1162.676" calcext:value-type="float">
            <text:p>1162.676</text:p>
          </table:table-cell>
          <table:table-cell office:value-type="float" office:value="1412.021" calcext:value-type="float">
            <text:p>1412.021</text:p>
          </table:table-cell>
          <table:table-cell office:value-type="float" office:value="1277.479" calcext:value-type="float">
            <text:p>1277.479</text:p>
          </table:table-cell>
          <table:table-cell office:value-type="float" office:value="768.175" calcext:value-type="float">
            <text:p>768.175</text:p>
          </table:table-cell>
          <table:table-cell office:value-type="float" office:value="1076.968" calcext:value-type="float">
            <text:p>1076.968</text:p>
          </table:table-cell>
          <table:table-cell office:value-type="float" office:value="415.0012" calcext:value-type="float">
            <text:p>415.0012</text:p>
          </table:table-cell>
          <table:table-cell office:value-type="float" office:value="1856.106" calcext:value-type="float">
            <text:p>1856.106</text:p>
          </table:table-cell>
          <table:table-cell office:value-type="float" office:value="2092.627" calcext:value-type="float">
            <text:p>2092.627</text:p>
          </table:table-cell>
          <table:table-cell office:value-type="float" office:value="1673.108" calcext:value-type="float">
            <text:p>1673.108</text:p>
          </table:table-cell>
          <table:table-cell office:value-type="float" office:value="585.5945" calcext:value-type="float">
            <text:p>585.5945</text:p>
          </table:table-cell>
          <table:table-cell office:value-type="float" office:value="577.6024" calcext:value-type="float">
            <text:p>577.6024</text:p>
          </table:table-cell>
          <table:table-cell office:value-type="float" office:value="142.8293" calcext:value-type="float">
            <text:p>142.8293</text:p>
          </table:table-cell>
          <table:table-cell office:value-type="float" office:value="35.70193" calcext:value-type="float">
            <text:p>35.70193</text:p>
          </table:table-cell>
          <table:table-cell office:value-type="float" office:value="0" calcext:value-type="float">
            <text:p>0</text:p>
          </table:table-cell>
          <table:table-cell office:value-type="float" office:value="-0.04783942" calcext:value-type="float">
            <text:p>-0.04783942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6.009" calcext:value-type="float">
            <text:p>2286.009</text:p>
          </table:table-cell>
          <table:table-cell office:value-type="float" office:value="-867.1215" calcext:value-type="float">
            <text:p>-867.1215</text:p>
          </table:table-cell>
          <table:table-cell office:value-type="float" office:value="1418.887" calcext:value-type="float">
            <text:p>1418.887</text:p>
          </table:table-cell>
          <table:table-cell office:value-type="float" office:value="-433.2685" calcext:value-type="float">
            <text:p>-433.2685</text:p>
          </table:table-cell>
          <table:table-cell office:value-type="float" office:value="0" calcext:value-type="float">
            <text:p>0</text:p>
          </table:table-cell>
          <table:table-cell office:value-type="float" office:value="14.93119" calcext:value-type="float">
            <text:p>14.9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234.602" calcext:value-type="float">
            <text:p>234.602</text:p>
          </table:table-cell>
          <table:table-cell office:value-type="float" office:value="13191.03" calcext:value-type="float">
            <text:p>13191.03</text:p>
          </table:table-cell>
          <table:table-cell office:value-type="float" office:value="0" calcext:value-type="float">
            <text:p>0</text:p>
          </table:table-cell>
          <table:table-cell office:value-type="float" office:value="63.46728" calcext:value-type="float">
            <text:p>63.46728</text:p>
          </table:table-cell>
          <table:table-cell office:value-type="float" office:value="-578.4164" calcext:value-type="float">
            <text:p>-578.4164</text:p>
          </table:table-cell>
          <table:table-cell office:value-type="float" office:value="1650.856" calcext:value-type="float">
            <text:p>1650.856</text:p>
          </table:table-cell>
          <table:table-cell office:value-type="float" office:value="-146.0872" calcext:value-type="float">
            <text:p>-146.0872</text:p>
          </table:table-cell>
          <table:table-cell office:value-type="float" office:value="89.49183" calcext:value-type="float">
            <text:p>89.49183</text:p>
          </table:table-cell>
          <table:table-cell office:value-type="float" office:value="13.15048" calcext:value-type="float">
            <text:p>13.15048</text:p>
          </table:table-cell>
          <table:table-cell office:value-type="float" office:value="0.07846833" calcext:value-type="float">
            <text:p>0.0784683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85.2943" calcext:value-type="float">
            <text:p>985.2943</text:p>
          </table:table-cell>
          <table:table-cell office:value-type="float" office:value="0" calcext:value-type="float">
            <text:p>0</text:p>
          </table:table-cell>
          <table:table-cell office:value-type="float" office:value="336.8534" calcext:value-type="float">
            <text:p>336.8534</text:p>
          </table:table-cell>
          <table:table-cell office:value-type="float" office:value="1162.611" calcext:value-type="float">
            <text:p>1162.611</text:p>
          </table:table-cell>
          <table:table-cell office:value-type="float" office:value="1411.9" calcext:value-type="float">
            <text:p>1411.9</text:p>
          </table:table-cell>
          <table:table-cell office:value-type="float" office:value="1277.487" calcext:value-type="float">
            <text:p>1277.487</text:p>
          </table:table-cell>
          <table:table-cell office:value-type="float" office:value="768.1987" calcext:value-type="float">
            <text:p>768.1987</text:p>
          </table:table-cell>
          <table:table-cell office:value-type="float" office:value="1076.985" calcext:value-type="float">
            <text:p>1076.985</text:p>
          </table:table-cell>
          <table:table-cell office:value-type="float" office:value="415.0019" calcext:value-type="float">
            <text:p>415.0019</text:p>
          </table:table-cell>
          <table:table-cell office:value-type="float" office:value="1856.071" calcext:value-type="float">
            <text:p>1856.071</text:p>
          </table:table-cell>
          <table:table-cell office:value-type="float" office:value="2092.594" calcext:value-type="float">
            <text:p>2092.594</text:p>
          </table:table-cell>
          <table:table-cell office:value-type="float" office:value="1673.076" calcext:value-type="float">
            <text:p>1673.076</text:p>
          </table:table-cell>
          <table:table-cell office:value-type="float" office:value="585.5911" calcext:value-type="float">
            <text:p>585.5911</text:p>
          </table:table-cell>
          <table:table-cell office:value-type="float" office:value="577.5822" calcext:value-type="float">
            <text:p>577.5822</text:p>
          </table:table-cell>
          <table:table-cell office:value-type="float" office:value="142.8293" calcext:value-type="float">
            <text:p>142.8293</text:p>
          </table:table-cell>
          <table:table-cell office:value-type="float" office:value="35.70192" calcext:value-type="float">
            <text:p>35.70192</text:p>
          </table:table-cell>
          <table:table-cell office:value-type="float" office:value="0" calcext:value-type="float">
            <text:p>0</text:p>
          </table:table-cell>
          <table:table-cell office:value-type="float" office:value="-0.04784016" calcext:value-type="float">
            <text:p>-0.04784016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6.577" calcext:value-type="float">
            <text:p>2286.577</text:p>
          </table:table-cell>
          <table:table-cell office:value-type="float" office:value="-868.46" calcext:value-type="float">
            <text:p>-868.46</text:p>
          </table:table-cell>
          <table:table-cell office:value-type="float" office:value="1418.117" calcext:value-type="float">
            <text:p>1418.117</text:p>
          </table:table-cell>
          <table:table-cell office:value-type="float" office:value="-433.9373" calcext:value-type="float">
            <text:p>-433.9373</text:p>
          </table:table-cell>
          <table:table-cell office:value-type="float" office:value="0" calcext:value-type="float">
            <text:p>0</text:p>
          </table:table-cell>
          <table:table-cell office:value-type="float" office:value="14.81847" calcext:value-type="float">
            <text:p>14.8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234.5141" calcext:value-type="float">
            <text:p>234.5141</text:p>
          </table:table-cell>
          <table:table-cell office:value-type="float" office:value="13190.79" calcext:value-type="float">
            <text:p>13190.79</text:p>
          </table:table-cell>
          <table:table-cell office:value-type="float" office:value="0" calcext:value-type="float">
            <text:p>0</text:p>
          </table:table-cell>
          <table:table-cell office:value-type="float" office:value="63.98494" calcext:value-type="float">
            <text:p>63.98494</text:p>
          </table:table-cell>
          <table:table-cell office:value-type="float" office:value="-579.6182" calcext:value-type="float">
            <text:p>-579.6182</text:p>
          </table:table-cell>
          <table:table-cell office:value-type="float" office:value="1653.39" calcext:value-type="float">
            <text:p>1653.39</text:p>
          </table:table-cell>
          <table:table-cell office:value-type="float" office:value="-146.4239" calcext:value-type="float">
            <text:p>-146.4239</text:p>
          </table:table-cell>
          <table:table-cell office:value-type="float" office:value="89.41359" calcext:value-type="float">
            <text:p>89.41359</text:p>
          </table:table-cell>
          <table:table-cell office:value-type="float" office:value="13.14405" calcext:value-type="float">
            <text:p>13.14405</text:p>
          </table:table-cell>
          <table:table-cell office:value-type="float" office:value="0.07916949" calcext:value-type="float">
            <text:p>0.0791694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83.5186" calcext:value-type="float">
            <text:p>983.5186</text:p>
          </table:table-cell>
          <table:table-cell office:value-type="float" office:value="0" calcext:value-type="float">
            <text:p>0</text:p>
          </table:table-cell>
          <table:table-cell office:value-type="float" office:value="336.9107" calcext:value-type="float">
            <text:p>336.9107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1411.74" calcext:value-type="float">
            <text:p>1411.74</text:p>
          </table:table-cell>
          <table:table-cell office:value-type="float" office:value="1277.479" calcext:value-type="float">
            <text:p>1277.479</text:p>
          </table:table-cell>
          <table:table-cell office:value-type="float" office:value="768.2123" calcext:value-type="float">
            <text:p>768.2123</text:p>
          </table:table-cell>
          <table:table-cell office:value-type="float" office:value="1076.996" calcext:value-type="float">
            <text:p>1076.996</text:p>
          </table:table-cell>
          <table:table-cell office:value-type="float" office:value="414.9993" calcext:value-type="float">
            <text:p>414.9993</text:p>
          </table:table-cell>
          <table:table-cell office:value-type="float" office:value="1856.037" calcext:value-type="float">
            <text:p>1856.037</text:p>
          </table:table-cell>
          <table:table-cell office:value-type="float" office:value="2092.561" calcext:value-type="float">
            <text:p>2092.561</text:p>
          </table:table-cell>
          <table:table-cell office:value-type="float" office:value="1673.045" calcext:value-type="float">
            <text:p>1673.045</text:p>
          </table:table-cell>
          <table:table-cell office:value-type="float" office:value="585.5913" calcext:value-type="float">
            <text:p>585.5913</text:p>
          </table:table-cell>
          <table:table-cell office:value-type="float" office:value="577.562" calcext:value-type="float">
            <text:p>577.562</text:p>
          </table:table-cell>
          <table:table-cell office:value-type="float" office:value="142.8293" calcext:value-type="float">
            <text:p>142.8293</text:p>
          </table:table-cell>
          <table:table-cell office:value-type="float" office:value="35.70191" calcext:value-type="float">
            <text:p>35.70191</text:p>
          </table:table-cell>
          <table:table-cell office:value-type="float" office:value="0" calcext:value-type="float">
            <text:p>0</text:p>
          </table:table-cell>
          <table:table-cell office:value-type="float" office:value="-0.04784174" calcext:value-type="float">
            <text:p>-0.04784174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6.958" calcext:value-type="float">
            <text:p>2286.958</text:p>
          </table:table-cell>
          <table:table-cell office:value-type="float" office:value="-869.7504" calcext:value-type="float">
            <text:p>-869.7504</text:p>
          </table:table-cell>
          <table:table-cell office:value-type="float" office:value="1417.207" calcext:value-type="float">
            <text:p>1417.207</text:p>
          </table:table-cell>
          <table:table-cell office:value-type="float" office:value="-434.7082" calcext:value-type="float">
            <text:p>-434.7082</text:p>
          </table:table-cell>
          <table:table-cell office:value-type="float" office:value="0" calcext:value-type="float">
            <text:p>0</text:p>
          </table:table-cell>
          <table:table-cell office:value-type="float" office:value="14.71292" calcext:value-type="float">
            <text:p>14.7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234.377" calcext:value-type="float">
            <text:p>234.377</text:p>
          </table:table-cell>
          <table:table-cell office:value-type="float" office:value="13190.54" calcext:value-type="float">
            <text:p>13190.54</text:p>
          </table:table-cell>
          <table:table-cell office:value-type="float" office:value="0" calcext:value-type="float">
            <text:p>0</text:p>
          </table:table-cell>
          <table:table-cell office:value-type="float" office:value="64.49266" calcext:value-type="float">
            <text:p>64.49266</text:p>
          </table:table-cell>
          <table:table-cell office:value-type="float" office:value="-580.8599" calcext:value-type="float">
            <text:p>-580.8599</text:p>
          </table:table-cell>
          <table:table-cell office:value-type="float" office:value="1655.663" calcext:value-type="float">
            <text:p>1655.663</text:p>
          </table:table-cell>
          <table:table-cell office:value-type="float" office:value="-146.7582" calcext:value-type="float">
            <text:p>-146.7582</text:p>
          </table:table-cell>
          <table:table-cell office:value-type="float" office:value="89.30004" calcext:value-type="float">
            <text:p>89.30004</text:p>
          </table:table-cell>
          <table:table-cell office:value-type="float" office:value="13.13652" calcext:value-type="float">
            <text:p>13.13652</text:p>
          </table:table-cell>
          <table:table-cell office:value-type="float" office:value="0.07982677" calcext:value-type="float">
            <text:p>0.0798267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6000091" calcext:value-type="float">
            <text:p>0.6000091</text:p>
          </table:table-cell>
          <table:table-cell office:value-type="float" office:value="370" calcext:value-type="float">
            <text:p>370</text:p>
          </table:table-cell>
          <table:table-cell office:value-type="float" office:value="981.5895" calcext:value-type="float">
            <text:p>981.5895</text:p>
          </table:table-cell>
          <table:table-cell office:value-type="float" office:value="0" calcext:value-type="float">
            <text:p>0</text:p>
          </table:table-cell>
          <table:table-cell office:value-type="float" office:value="336.9732" calcext:value-type="float">
            <text:p>336.9732</text:p>
          </table:table-cell>
          <table:table-cell office:value-type="float" office:value="1162.357" calcext:value-type="float">
            <text:p>1162.357</text:p>
          </table:table-cell>
          <table:table-cell office:value-type="float" office:value="1411.562" calcext:value-type="float">
            <text:p>1411.562</text:p>
          </table:table-cell>
          <table:table-cell office:value-type="float" office:value="1277.462" calcext:value-type="float">
            <text:p>1277.462</text:p>
          </table:table-cell>
          <table:table-cell office:value-type="float" office:value="768.2189" calcext:value-type="float">
            <text:p>768.2189</text:p>
          </table:table-cell>
          <table:table-cell office:value-type="float" office:value="1076.999" calcext:value-type="float">
            <text:p>1076.999</text:p>
          </table:table-cell>
          <table:table-cell office:value-type="float" office:value="414.9953" calcext:value-type="float">
            <text:p>414.9953</text:p>
          </table:table-cell>
          <table:table-cell office:value-type="float" office:value="1856.001" calcext:value-type="float">
            <text:p>1856.001</text:p>
          </table:table-cell>
          <table:table-cell office:value-type="float" office:value="2092.528" calcext:value-type="float">
            <text:p>2092.528</text:p>
          </table:table-cell>
          <table:table-cell office:value-type="float" office:value="1673.019" calcext:value-type="float">
            <text:p>1673.019</text:p>
          </table:table-cell>
          <table:table-cell office:value-type="float" office:value="585.5894" calcext:value-type="float">
            <text:p>585.5894</text:p>
          </table:table-cell>
          <table:table-cell office:value-type="float" office:value="577.5418" calcext:value-type="float">
            <text:p>577.5418</text:p>
          </table:table-cell>
          <table:table-cell office:value-type="float" office:value="142.8293" calcext:value-type="float">
            <text:p>142.8293</text:p>
          </table:table-cell>
          <table:table-cell office:value-type="float" office:value="35.7019" calcext:value-type="float">
            <text:p>35.7019</text:p>
          </table:table-cell>
          <table:table-cell office:value-type="float" office:value="0" calcext:value-type="float">
            <text:p>0</text:p>
          </table:table-cell>
          <table:table-cell office:value-type="float" office:value="-0.04784434" calcext:value-type="float">
            <text:p>-0.04784434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168" calcext:value-type="float">
            <text:p>2287.168</text:p>
          </table:table-cell>
          <table:table-cell office:value-type="float" office:value="-870.9741" calcext:value-type="float">
            <text:p>-870.9741</text:p>
          </table:table-cell>
          <table:table-cell office:value-type="float" office:value="1416.194" calcext:value-type="float">
            <text:p>1416.194</text:p>
          </table:table-cell>
          <table:table-cell office:value-type="float" office:value="-435.5228" calcext:value-type="float">
            <text:p>-435.5228</text:p>
          </table:table-cell>
          <table:table-cell office:value-type="float" office:value="0" calcext:value-type="float">
            <text:p>0</text:p>
          </table:table-cell>
          <table:table-cell office:value-type="float" office:value="14.60983" calcext:value-type="float">
            <text:p>14.6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234.205" calcext:value-type="float">
            <text:p>234.205</text:p>
          </table:table-cell>
          <table:table-cell office:value-type="float" office:value="13190.27" calcext:value-type="float">
            <text:p>13190.27</text:p>
          </table:table-cell>
          <table:table-cell office:value-type="float" office:value="0" calcext:value-type="float">
            <text:p>0</text:p>
          </table:table-cell>
          <table:table-cell office:value-type="float" office:value="65.06463" calcext:value-type="float">
            <text:p>65.06463</text:p>
          </table:table-cell>
          <table:table-cell office:value-type="float" office:value="-582.1971" calcext:value-type="float">
            <text:p>-582.1971</text:p>
          </table:table-cell>
          <table:table-cell office:value-type="float" office:value="1658.117" calcext:value-type="float">
            <text:p>1658.117</text:p>
          </table:table-cell>
          <table:table-cell office:value-type="float" office:value="-147.0712" calcext:value-type="float">
            <text:p>-147.0712</text:p>
          </table:table-cell>
          <table:table-cell office:value-type="float" office:value="89.16412" calcext:value-type="float">
            <text:p>89.16412</text:p>
          </table:table-cell>
          <table:table-cell office:value-type="float" office:value="13.12718" calcext:value-type="float">
            <text:p>13.12718</text:p>
          </table:table-cell>
          <table:table-cell office:value-type="float" office:value="0.08047639" calcext:value-type="float">
            <text:p>0.0804763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71939" calcext:value-type="float">
            <text:p>0.5971939</text:p>
          </table:table-cell>
          <table:table-cell office:value-type="float" office:value="370" calcext:value-type="float">
            <text:p>370</text:p>
          </table:table-cell>
          <table:table-cell office:value-type="float" office:value="979.5139" calcext:value-type="float">
            <text:p>979.5139</text:p>
          </table:table-cell>
          <table:table-cell office:value-type="float" office:value="0" calcext:value-type="float">
            <text:p>0</text:p>
          </table:table-cell>
          <table:table-cell office:value-type="float" office:value="337.1089" calcext:value-type="float">
            <text:p>337.1089</text:p>
          </table:table-cell>
          <table:table-cell office:value-type="float" office:value="1162.168" calcext:value-type="float">
            <text:p>1162.168</text:p>
          </table:table-cell>
          <table:table-cell office:value-type="float" office:value="1411.345" calcext:value-type="float">
            <text:p>1411.345</text:p>
          </table:table-cell>
          <table:table-cell office:value-type="float" office:value="1277.425" calcext:value-type="float">
            <text:p>1277.425</text:p>
          </table:table-cell>
          <table:table-cell office:value-type="float" office:value="768.2131" calcext:value-type="float">
            <text:p>768.2131</text:p>
          </table:table-cell>
          <table:table-cell office:value-type="float" office:value="1076.996" calcext:value-type="float">
            <text:p>1076.996</text:p>
          </table:table-cell>
          <table:table-cell office:value-type="float" office:value="414.9892" calcext:value-type="float">
            <text:p>414.9892</text:p>
          </table:table-cell>
          <table:table-cell office:value-type="float" office:value="1855.965" calcext:value-type="float">
            <text:p>1855.965</text:p>
          </table:table-cell>
          <table:table-cell office:value-type="float" office:value="2092.495" calcext:value-type="float">
            <text:p>2092.495</text:p>
          </table:table-cell>
          <table:table-cell office:value-type="float" office:value="1673" calcext:value-type="float">
            <text:p>1673</text:p>
          </table:table-cell>
          <table:table-cell office:value-type="float" office:value="585.5909" calcext:value-type="float">
            <text:p>585.5909</text:p>
          </table:table-cell>
          <table:table-cell office:value-type="float" office:value="577.5217" calcext:value-type="float">
            <text:p>577.5217</text:p>
          </table:table-cell>
          <table:table-cell office:value-type="float" office:value="142.8292" calcext:value-type="float">
            <text:p>142.8292</text:p>
          </table:table-cell>
          <table:table-cell office:value-type="float" office:value="35.70189" calcext:value-type="float">
            <text:p>35.70189</text:p>
          </table:table-cell>
          <table:table-cell office:value-type="float" office:value="0" calcext:value-type="float">
            <text:p>0</text:p>
          </table:table-cell>
          <table:table-cell office:value-type="float" office:value="-0.04784939" calcext:value-type="float">
            <text:p>-0.04784939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269" calcext:value-type="float">
            <text:p>2287.269</text:p>
          </table:table-cell>
          <table:table-cell office:value-type="float" office:value="-872.1525" calcext:value-type="float">
            <text:p>-872.1525</text:p>
          </table:table-cell>
          <table:table-cell office:value-type="float" office:value="1415.116" calcext:value-type="float">
            <text:p>1415.116</text:p>
          </table:table-cell>
          <table:table-cell office:value-type="float" office:value="-436.4525" calcext:value-type="float">
            <text:p>-436.4525</text:p>
          </table:table-cell>
          <table:table-cell office:value-type="float" office:value="0" calcext:value-type="float">
            <text:p>0</text:p>
          </table:table-cell>
          <table:table-cell office:value-type="float" office:value="14.51099" calcext:value-type="float">
            <text:p>14.5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233.9839" calcext:value-type="float">
            <text:p>233.9839</text:p>
          </table:table-cell>
          <table:table-cell office:value-type="float" office:value="13189.99" calcext:value-type="float">
            <text:p>13189.99</text:p>
          </table:table-cell>
          <table:table-cell office:value-type="float" office:value="0" calcext:value-type="float">
            <text:p>0</text:p>
          </table:table-cell>
          <table:table-cell office:value-type="float" office:value="65.65413" calcext:value-type="float">
            <text:p>65.65413</text:p>
          </table:table-cell>
          <table:table-cell office:value-type="float" office:value="-583.6277" calcext:value-type="float">
            <text:p>-583.6277</text:p>
          </table:table-cell>
          <table:table-cell office:value-type="float" office:value="1661.677" calcext:value-type="float">
            <text:p>1661.677</text:p>
          </table:table-cell>
          <table:table-cell office:value-type="float" office:value="-147.3748" calcext:value-type="float">
            <text:p>-147.3748</text:p>
          </table:table-cell>
          <table:table-cell office:value-type="float" office:value="89.02344" calcext:value-type="float">
            <text:p>89.02344</text:p>
          </table:table-cell>
          <table:table-cell office:value-type="float" office:value="13.1171" calcext:value-type="float">
            <text:p>13.1171</text:p>
          </table:table-cell>
          <table:table-cell office:value-type="float" office:value="0.08113036" calcext:value-type="float">
            <text:p>0.0811303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28204" calcext:value-type="float">
            <text:p>0.5928204</text:p>
          </table:table-cell>
          <table:table-cell office:value-type="float" office:value="370" calcext:value-type="float">
            <text:p>370</text:p>
          </table:table-cell>
          <table:table-cell office:value-type="float" office:value="977.3497" calcext:value-type="float">
            <text:p>977.3497</text:p>
          </table:table-cell>
          <table:table-cell office:value-type="float" office:value="0" calcext:value-type="float">
            <text:p>0</text:p>
          </table:table-cell>
          <table:table-cell office:value-type="float" office:value="337.2766" calcext:value-type="float">
            <text:p>337.2766</text:p>
          </table:table-cell>
          <table:table-cell office:value-type="float" office:value="1161.952" calcext:value-type="float">
            <text:p>1161.952</text:p>
          </table:table-cell>
          <table:table-cell office:value-type="float" office:value="1411.098" calcext:value-type="float">
            <text:p>1411.098</text:p>
          </table:table-cell>
          <table:table-cell office:value-type="float" office:value="1277.375" calcext:value-type="float">
            <text:p>1277.375</text:p>
          </table:table-cell>
          <table:table-cell office:value-type="float" office:value="768.1935" calcext:value-type="float">
            <text:p>768.1935</text:p>
          </table:table-cell>
          <table:table-cell office:value-type="float" office:value="1076.988" calcext:value-type="float">
            <text:p>1076.988</text:p>
          </table:table-cell>
          <table:table-cell office:value-type="float" office:value="414.981" calcext:value-type="float">
            <text:p>414.981</text:p>
          </table:table-cell>
          <table:table-cell office:value-type="float" office:value="1855.926" calcext:value-type="float">
            <text:p>1855.926</text:p>
          </table:table-cell>
          <table:table-cell office:value-type="float" office:value="2092.462" calcext:value-type="float">
            <text:p>2092.462</text:p>
          </table:table-cell>
          <table:table-cell office:value-type="float" office:value="1672.98" calcext:value-type="float">
            <text:p>1672.98</text:p>
          </table:table-cell>
          <table:table-cell office:value-type="float" office:value="585.5901" calcext:value-type="float">
            <text:p>585.5901</text:p>
          </table:table-cell>
          <table:table-cell office:value-type="float" office:value="577.5018" calcext:value-type="float">
            <text:p>577.5018</text:p>
          </table:table-cell>
          <table:table-cell office:value-type="float" office:value="142.8292" calcext:value-type="float">
            <text:p>142.8292</text:p>
          </table:table-cell>
          <table:table-cell office:value-type="float" office:value="35.7019" calcext:value-type="float">
            <text:p>35.7019</text:p>
          </table:table-cell>
          <table:table-cell office:value-type="float" office:value="0" calcext:value-type="float">
            <text:p>0</text:p>
          </table:table-cell>
          <table:table-cell office:value-type="float" office:value="-0.04785647" calcext:value-type="float">
            <text:p>-0.04785647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16" calcext:value-type="float">
            <text:p>2287.316</text:p>
          </table:table-cell>
          <table:table-cell office:value-type="float" office:value="-873.2779" calcext:value-type="float">
            <text:p>-873.2779</text:p>
          </table:table-cell>
          <table:table-cell office:value-type="float" office:value="1414.038" calcext:value-type="float">
            <text:p>1414.038</text:p>
          </table:table-cell>
          <table:table-cell office:value-type="float" office:value="-437.4663" calcext:value-type="float">
            <text:p>-437.4663</text:p>
          </table:table-cell>
          <table:table-cell office:value-type="float" office:value="0" calcext:value-type="float">
            <text:p>0</text:p>
          </table:table-cell>
          <table:table-cell office:value-type="float" office:value="14.39508" calcext:value-type="float">
            <text:p>14.39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233.7107" calcext:value-type="float">
            <text:p>233.7107</text:p>
          </table:table-cell>
          <table:table-cell office:value-type="float" office:value="13189.7" calcext:value-type="float">
            <text:p>13189.7</text:p>
          </table:table-cell>
          <table:table-cell office:value-type="float" office:value="0" calcext:value-type="float">
            <text:p>0</text:p>
          </table:table-cell>
          <table:table-cell office:value-type="float" office:value="66.19022" calcext:value-type="float">
            <text:p>66.19022</text:p>
          </table:table-cell>
          <table:table-cell office:value-type="float" office:value="-585.0762" calcext:value-type="float">
            <text:p>-585.0762</text:p>
          </table:table-cell>
          <table:table-cell office:value-type="float" office:value="1665.078" calcext:value-type="float">
            <text:p>1665.078</text:p>
          </table:table-cell>
          <table:table-cell office:value-type="float" office:value="-147.6858" calcext:value-type="float">
            <text:p>-147.6858</text:p>
          </table:table-cell>
          <table:table-cell office:value-type="float" office:value="88.89397" calcext:value-type="float">
            <text:p>88.89397</text:p>
          </table:table-cell>
          <table:table-cell office:value-type="float" office:value="13.10747" calcext:value-type="float">
            <text:p>13.10747</text:p>
          </table:table-cell>
          <table:table-cell office:value-type="float" office:value="0.08179484" calcext:value-type="float">
            <text:p>0.0817948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75.1771" calcext:value-type="float">
            <text:p>975.1771</text:p>
          </table:table-cell>
          <table:table-cell office:value-type="float" office:value="0" calcext:value-type="float">
            <text:p>0</text:p>
          </table:table-cell>
          <table:table-cell office:value-type="float" office:value="337.399" calcext:value-type="float">
            <text:p>337.399</text:p>
          </table:table-cell>
          <table:table-cell office:value-type="float" office:value="1161.742" calcext:value-type="float">
            <text:p>1161.742</text:p>
          </table:table-cell>
          <table:table-cell office:value-type="float" office:value="1410.849" calcext:value-type="float">
            <text:p>1410.849</text:p>
          </table:table-cell>
          <table:table-cell office:value-type="float" office:value="1277.325" calcext:value-type="float">
            <text:p>1277.325</text:p>
          </table:table-cell>
          <table:table-cell office:value-type="float" office:value="768.1677" calcext:value-type="float">
            <text:p>768.1677</text:p>
          </table:table-cell>
          <table:table-cell office:value-type="float" office:value="1076.974" calcext:value-type="float">
            <text:p>1076.974</text:p>
          </table:table-cell>
          <table:table-cell office:value-type="float" office:value="414.9709" calcext:value-type="float">
            <text:p>414.9709</text:p>
          </table:table-cell>
          <table:table-cell office:value-type="float" office:value="1855.885" calcext:value-type="float">
            <text:p>1855.885</text:p>
          </table:table-cell>
          <table:table-cell office:value-type="float" office:value="2092.429" calcext:value-type="float">
            <text:p>2092.429</text:p>
          </table:table-cell>
          <table:table-cell office:value-type="float" office:value="1672.961" calcext:value-type="float">
            <text:p>1672.961</text:p>
          </table:table-cell>
          <table:table-cell office:value-type="float" office:value="585.5874" calcext:value-type="float">
            <text:p>585.5874</text:p>
          </table:table-cell>
          <table:table-cell office:value-type="float" office:value="577.4838" calcext:value-type="float">
            <text:p>577.4838</text:p>
          </table:table-cell>
          <table:table-cell office:value-type="float" office:value="142.8292" calcext:value-type="float">
            <text:p>142.8292</text:p>
          </table:table-cell>
          <table:table-cell office:value-type="float" office:value="35.70191" calcext:value-type="float">
            <text:p>35.70191</text:p>
          </table:table-cell>
          <table:table-cell office:value-type="float" office:value="0" calcext:value-type="float">
            <text:p>0</text:p>
          </table:table-cell>
          <table:table-cell office:value-type="float" office:value="-0.04786326" calcext:value-type="float">
            <text:p>-0.04786326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4.3322" calcext:value-type="float">
            <text:p>-874.3322</text:p>
          </table:table-cell>
          <table:table-cell office:value-type="float" office:value="1412.988" calcext:value-type="float">
            <text:p>1412.988</text:p>
          </table:table-cell>
          <table:table-cell office:value-type="float" office:value="-438.4901" calcext:value-type="float">
            <text:p>-438.4901</text:p>
          </table:table-cell>
          <table:table-cell office:value-type="float" office:value="0" calcext:value-type="float">
            <text:p>0</text:p>
          </table:table-cell>
          <table:table-cell office:value-type="float" office:value="14.27535" calcext:value-type="float">
            <text:p>14.2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233.3758" calcext:value-type="float">
            <text:p>233.3758</text:p>
          </table:table-cell>
          <table:table-cell office:value-type="float" office:value="13189.41" calcext:value-type="float">
            <text:p>13189.41</text:p>
          </table:table-cell>
          <table:table-cell office:value-type="float" office:value="0" calcext:value-type="float">
            <text:p>0</text:p>
          </table:table-cell>
          <table:table-cell office:value-type="float" office:value="66.66933" calcext:value-type="float">
            <text:p>66.66933</text:p>
          </table:table-cell>
          <table:table-cell office:value-type="float" office:value="-586.5204" calcext:value-type="float">
            <text:p>-586.5204</text:p>
          </table:table-cell>
          <table:table-cell office:value-type="float" office:value="1667.894" calcext:value-type="float">
            <text:p>1667.894</text:p>
          </table:table-cell>
          <table:table-cell office:value-type="float" office:value="-148.0057" calcext:value-type="float">
            <text:p>-148.0057</text:p>
          </table:table-cell>
          <table:table-cell office:value-type="float" office:value="88.77466" calcext:value-type="float">
            <text:p>88.77466</text:p>
          </table:table-cell>
          <table:table-cell office:value-type="float" office:value="13.09805" calcext:value-type="float">
            <text:p>13.09805</text:p>
          </table:table-cell>
          <table:table-cell office:value-type="float" office:value="0.0824796" calcext:value-type="float">
            <text:p>0.082479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73.0557" calcext:value-type="float">
            <text:p>973.0557</text:p>
          </table:table-cell>
          <table:table-cell office:value-type="float" office:value="0" calcext:value-type="float">
            <text:p>0</text:p>
          </table:table-cell>
          <table:table-cell office:value-type="float" office:value="337.4749" calcext:value-type="float">
            <text:p>337.4749</text:p>
          </table:table-cell>
          <table:table-cell office:value-type="float" office:value="1161.531" calcext:value-type="float">
            <text:p>1161.531</text:p>
          </table:table-cell>
          <table:table-cell office:value-type="float" office:value="1410.598" calcext:value-type="float">
            <text:p>1410.598</text:p>
          </table:table-cell>
          <table:table-cell office:value-type="float" office:value="1277.274" calcext:value-type="float">
            <text:p>1277.274</text:p>
          </table:table-cell>
          <table:table-cell office:value-type="float" office:value="768.1349" calcext:value-type="float">
            <text:p>768.1349</text:p>
          </table:table-cell>
          <table:table-cell office:value-type="float" office:value="1076.957" calcext:value-type="float">
            <text:p>1076.957</text:p>
          </table:table-cell>
          <table:table-cell office:value-type="float" office:value="414.9594" calcext:value-type="float">
            <text:p>414.9594</text:p>
          </table:table-cell>
          <table:table-cell office:value-type="float" office:value="1855.844" calcext:value-type="float">
            <text:p>1855.844</text:p>
          </table:table-cell>
          <table:table-cell office:value-type="float" office:value="2092.394" calcext:value-type="float">
            <text:p>2092.394</text:p>
          </table:table-cell>
          <table:table-cell office:value-type="float" office:value="1672.942" calcext:value-type="float">
            <text:p>1672.942</text:p>
          </table:table-cell>
          <table:table-cell office:value-type="float" office:value="585.5814" calcext:value-type="float">
            <text:p>585.5814</text:p>
          </table:table-cell>
          <table:table-cell office:value-type="float" office:value="577.4639" calcext:value-type="float">
            <text:p>577.4639</text:p>
          </table:table-cell>
          <table:table-cell office:value-type="float" office:value="142.8291" calcext:value-type="float">
            <text:p>142.8291</text:p>
          </table:table-cell>
          <table:table-cell office:value-type="float" office:value="35.7019" calcext:value-type="float">
            <text:p>35.7019</text:p>
          </table:table-cell>
          <table:table-cell office:value-type="float" office:value="0" calcext:value-type="float">
            <text:p>0</text:p>
          </table:table-cell>
          <table:table-cell office:value-type="float" office:value="-0.04787024" calcext:value-type="float">
            <text:p>-0.04787024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5.3453" calcext:value-type="float">
            <text:p>-875.3453</text:p>
          </table:table-cell>
          <table:table-cell office:value-type="float" office:value="1411.975" calcext:value-type="float">
            <text:p>1411.975</text:p>
          </table:table-cell>
          <table:table-cell office:value-type="float" office:value="-439.5251" calcext:value-type="float">
            <text:p>-439.5251</text:p>
          </table:table-cell>
          <table:table-cell office:value-type="float" office:value="0" calcext:value-type="float">
            <text:p>0</text:p>
          </table:table-cell>
          <table:table-cell office:value-type="float" office:value="14.17808" calcext:value-type="float">
            <text:p>14.17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233.037" calcext:value-type="float">
            <text:p>233.037</text:p>
          </table:table-cell>
          <table:table-cell office:value-type="float" office:value="13189.11" calcext:value-type="float">
            <text:p>13189.11</text:p>
          </table:table-cell>
          <table:table-cell office:value-type="float" office:value="0" calcext:value-type="float">
            <text:p>0</text:p>
          </table:table-cell>
          <table:table-cell office:value-type="float" office:value="67.14185" calcext:value-type="float">
            <text:p>67.14185</text:p>
          </table:table-cell>
          <table:table-cell office:value-type="float" office:value="-587.9614" calcext:value-type="float">
            <text:p>-587.9614</text:p>
          </table:table-cell>
          <table:table-cell office:value-type="float" office:value="1671.755" calcext:value-type="float">
            <text:p>1671.755</text:p>
          </table:table-cell>
          <table:table-cell office:value-type="float" office:value="-148.3216" calcext:value-type="float">
            <text:p>-148.3216</text:p>
          </table:table-cell>
          <table:table-cell office:value-type="float" office:value="88.65261" calcext:value-type="float">
            <text:p>88.65261</text:p>
          </table:table-cell>
          <table:table-cell office:value-type="float" office:value="13.08861" calcext:value-type="float">
            <text:p>13.08861</text:p>
          </table:table-cell>
          <table:table-cell office:value-type="float" office:value="0.08319966" calcext:value-type="float">
            <text:p>0.0831996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70.9875" calcext:value-type="float">
            <text:p>970.9875</text:p>
          </table:table-cell>
          <table:table-cell office:value-type="float" office:value="0" calcext:value-type="float">
            <text:p>0</text:p>
          </table:table-cell>
          <table:table-cell office:value-type="float" office:value="337.5474" calcext:value-type="float">
            <text:p>337.5474</text:p>
          </table:table-cell>
          <table:table-cell office:value-type="float" office:value="1161.322" calcext:value-type="float">
            <text:p>1161.322</text:p>
          </table:table-cell>
          <table:table-cell office:value-type="float" office:value="1410.348" calcext:value-type="float">
            <text:p>1410.348</text:p>
          </table:table-cell>
          <table:table-cell office:value-type="float" office:value="1277.22" calcext:value-type="float">
            <text:p>1277.22</text:p>
          </table:table-cell>
          <table:table-cell office:value-type="float" office:value="768.1031" calcext:value-type="float">
            <text:p>768.1031</text:p>
          </table:table-cell>
          <table:table-cell office:value-type="float" office:value="1076.938" calcext:value-type="float">
            <text:p>1076.938</text:p>
          </table:table-cell>
          <table:table-cell office:value-type="float" office:value="414.9471" calcext:value-type="float">
            <text:p>414.9471</text:p>
          </table:table-cell>
          <table:table-cell office:value-type="float" office:value="1855.801" calcext:value-type="float">
            <text:p>1855.801</text:p>
          </table:table-cell>
          <table:table-cell office:value-type="float" office:value="2092.36" calcext:value-type="float">
            <text:p>2092.36</text:p>
          </table:table-cell>
          <table:table-cell office:value-type="float" office:value="1672.922" calcext:value-type="float">
            <text:p>1672.922</text:p>
          </table:table-cell>
          <table:table-cell office:value-type="float" office:value="585.5766" calcext:value-type="float">
            <text:p>585.5766</text:p>
          </table:table-cell>
          <table:table-cell office:value-type="float" office:value="577.4442" calcext:value-type="float">
            <text:p>577.4442</text:p>
          </table:table-cell>
          <table:table-cell office:value-type="float" office:value="142.8291" calcext:value-type="float">
            <text:p>142.8291</text:p>
          </table:table-cell>
          <table:table-cell office:value-type="float" office:value="35.70189" calcext:value-type="float">
            <text:p>35.70189</text:p>
          </table:table-cell>
          <table:table-cell office:value-type="float" office:value="0" calcext:value-type="float">
            <text:p>0</text:p>
          </table:table-cell>
          <table:table-cell office:value-type="float" office:value="-0.04787754" calcext:value-type="float">
            <text:p>-0.04787754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6.3028" calcext:value-type="float">
            <text:p>-876.3028</text:p>
          </table:table-cell>
          <table:table-cell office:value-type="float" office:value="1411.017" calcext:value-type="float">
            <text:p>1411.017</text:p>
          </table:table-cell>
          <table:table-cell office:value-type="float" office:value="-440.5599" calcext:value-type="float">
            <text:p>-440.5599</text:p>
          </table:table-cell>
          <table:table-cell office:value-type="float" office:value="0" calcext:value-type="float">
            <text:p>0</text:p>
          </table:table-cell>
          <table:table-cell office:value-type="float" office:value="14.08052" calcext:value-type="float">
            <text:p>14.0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232.7429" calcext:value-type="float">
            <text:p>232.7429</text:p>
          </table:table-cell>
          <table:table-cell office:value-type="float" office:value="13188.82" calcext:value-type="float">
            <text:p>13188.82</text:p>
          </table:table-cell>
          <table:table-cell office:value-type="float" office:value="0" calcext:value-type="float">
            <text:p>0</text:p>
          </table:table-cell>
          <table:table-cell office:value-type="float" office:value="67.6073" calcext:value-type="float">
            <text:p>67.6073</text:p>
          </table:table-cell>
          <table:table-cell office:value-type="float" office:value="-589.345" calcext:value-type="float">
            <text:p>-589.345</text:p>
          </table:table-cell>
          <table:table-cell office:value-type="float" office:value="1674.713" calcext:value-type="float">
            <text:p>1674.713</text:p>
          </table:table-cell>
          <table:table-cell office:value-type="float" office:value="-148.6336" calcext:value-type="float">
            <text:p>-148.6336</text:p>
          </table:table-cell>
          <table:table-cell office:value-type="float" office:value="88.54314" calcext:value-type="float">
            <text:p>88.54314</text:p>
          </table:table-cell>
          <table:table-cell office:value-type="float" office:value="13.08042" calcext:value-type="float">
            <text:p>13.08042</text:p>
          </table:table-cell>
          <table:table-cell office:value-type="float" office:value="0.08394683" calcext:value-type="float">
            <text:p>0.0839468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4807" calcext:value-type="float">
            <text:p>0.0446480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69.0246" calcext:value-type="float">
            <text:p>969.0246</text:p>
          </table:table-cell>
          <table:table-cell office:value-type="float" office:value="0" calcext:value-type="float">
            <text:p>0</text:p>
          </table:table-cell>
          <table:table-cell office:value-type="float" office:value="337.6134" calcext:value-type="float">
            <text:p>337.6134</text:p>
          </table:table-cell>
          <table:table-cell office:value-type="float" office:value="1161.14" calcext:value-type="float">
            <text:p>1161.14</text:p>
          </table:table-cell>
          <table:table-cell office:value-type="float" office:value="1410.119" calcext:value-type="float">
            <text:p>1410.119</text:p>
          </table:table-cell>
          <table:table-cell office:value-type="float" office:value="1277.173" calcext:value-type="float">
            <text:p>1277.173</text:p>
          </table:table-cell>
          <table:table-cell office:value-type="float" office:value="768.071" calcext:value-type="float">
            <text:p>768.071</text:p>
          </table:table-cell>
          <table:table-cell office:value-type="float" office:value="1076.919" calcext:value-type="float">
            <text:p>1076.919</text:p>
          </table:table-cell>
          <table:table-cell office:value-type="float" office:value="414.9344" calcext:value-type="float">
            <text:p>414.9344</text:p>
          </table:table-cell>
          <table:table-cell office:value-type="float" office:value="1855.758" calcext:value-type="float">
            <text:p>1855.758</text:p>
          </table:table-cell>
          <table:table-cell office:value-type="float" office:value="2092.325" calcext:value-type="float">
            <text:p>2092.325</text:p>
          </table:table-cell>
          <table:table-cell office:value-type="float" office:value="1672.903" calcext:value-type="float">
            <text:p>1672.903</text:p>
          </table:table-cell>
          <table:table-cell office:value-type="float" office:value="585.5742" calcext:value-type="float">
            <text:p>585.5742</text:p>
          </table:table-cell>
          <table:table-cell office:value-type="float" office:value="577.4245" calcext:value-type="float">
            <text:p>577.4245</text:p>
          </table:table-cell>
          <table:table-cell office:value-type="float" office:value="142.8291" calcext:value-type="float">
            <text:p>142.8291</text:p>
          </table:table-cell>
          <table:table-cell office:value-type="float" office:value="35.70189" calcext:value-type="float">
            <text:p>35.70189</text:p>
          </table:table-cell>
          <table:table-cell office:value-type="float" office:value="0" calcext:value-type="float">
            <text:p>0</text:p>
          </table:table-cell>
          <table:table-cell office:value-type="float" office:value="-0.0478834" calcext:value-type="float">
            <text:p>-0.0478834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7.2101" calcext:value-type="float">
            <text:p>-877.2101</text:p>
          </table:table-cell>
          <table:table-cell office:value-type="float" office:value="1410.11" calcext:value-type="float">
            <text:p>1410.11</text:p>
          </table:table-cell>
          <table:table-cell office:value-type="float" office:value="-441.5404" calcext:value-type="float">
            <text:p>-441.5404</text:p>
          </table:table-cell>
          <table:table-cell office:value-type="float" office:value="0" calcext:value-type="float">
            <text:p>0</text:p>
          </table:table-cell>
          <table:table-cell office:value-type="float" office:value="13.98005" calcext:value-type="float">
            <text:p>13.9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232.3933" calcext:value-type="float">
            <text:p>232.3933</text:p>
          </table:table-cell>
          <table:table-cell office:value-type="float" office:value="13188.56" calcext:value-type="float">
            <text:p>13188.56</text:p>
          </table:table-cell>
          <table:table-cell office:value-type="float" office:value="0" calcext:value-type="float">
            <text:p>0</text:p>
          </table:table-cell>
          <table:table-cell office:value-type="float" office:value="68.06564" calcext:value-type="float">
            <text:p>68.06564</text:p>
          </table:table-cell>
          <table:table-cell office:value-type="float" office:value="-590.5709" calcext:value-type="float">
            <text:p>-590.5709</text:p>
          </table:table-cell>
          <table:table-cell office:value-type="float" office:value="1675.033" calcext:value-type="float">
            <text:p>1675.033</text:p>
          </table:table-cell>
          <table:table-cell office:value-type="float" office:value="-148.9432" calcext:value-type="float">
            <text:p>-148.9432</text:p>
          </table:table-cell>
          <table:table-cell office:value-type="float" office:value="88.54272" calcext:value-type="float">
            <text:p>88.54272</text:p>
          </table:table-cell>
          <table:table-cell office:value-type="float" office:value="13.0397" calcext:value-type="float">
            <text:p>13.0397</text:p>
          </table:table-cell>
          <table:table-cell office:value-type="float" office:value="0.08445885" calcext:value-type="float">
            <text:p>0.0844588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5494" calcext:value-type="float">
            <text:p>0.044654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67.2646" calcext:value-type="float">
            <text:p>967.2646</text:p>
          </table:table-cell>
          <table:table-cell office:value-type="float" office:value="0" calcext:value-type="float">
            <text:p>0</text:p>
          </table:table-cell>
          <table:table-cell office:value-type="float" office:value="337.6336" calcext:value-type="float">
            <text:p>337.6336</text:p>
          </table:table-cell>
          <table:table-cell office:value-type="float" office:value="1160.975" calcext:value-type="float">
            <text:p>1160.975</text:p>
          </table:table-cell>
          <table:table-cell office:value-type="float" office:value="1409.915" calcext:value-type="float">
            <text:p>1409.915</text:p>
          </table:table-cell>
          <table:table-cell office:value-type="float" office:value="1277.135" calcext:value-type="float">
            <text:p>1277.135</text:p>
          </table:table-cell>
          <table:table-cell office:value-type="float" office:value="768.0424" calcext:value-type="float">
            <text:p>768.0424</text:p>
          </table:table-cell>
          <table:table-cell office:value-type="float" office:value="1076.899" calcext:value-type="float">
            <text:p>1076.899</text:p>
          </table:table-cell>
          <table:table-cell office:value-type="float" office:value="414.9212" calcext:value-type="float">
            <text:p>414.9212</text:p>
          </table:table-cell>
          <table:table-cell office:value-type="float" office:value="1855.714" calcext:value-type="float">
            <text:p>1855.714</text:p>
          </table:table-cell>
          <table:table-cell office:value-type="float" office:value="2092.29" calcext:value-type="float">
            <text:p>2092.29</text:p>
          </table:table-cell>
          <table:table-cell office:value-type="float" office:value="1672.883" calcext:value-type="float">
            <text:p>1672.883</text:p>
          </table:table-cell>
          <table:table-cell office:value-type="float" office:value="585.5714" calcext:value-type="float">
            <text:p>585.5714</text:p>
          </table:table-cell>
          <table:table-cell office:value-type="float" office:value="577.4056" calcext:value-type="float">
            <text:p>577.4056</text:p>
          </table:table-cell>
          <table:table-cell office:value-type="float" office:value="142.8291" calcext:value-type="float">
            <text:p>142.8291</text:p>
          </table:table-cell>
          <table:table-cell office:value-type="float" office:value="35.70188" calcext:value-type="float">
            <text:p>35.70188</text:p>
          </table:table-cell>
          <table:table-cell office:value-type="float" office:value="0" calcext:value-type="float">
            <text:p>0</text:p>
          </table:table-cell>
          <table:table-cell office:value-type="float" office:value="-0.04788835" calcext:value-type="float">
            <text:p>-0.04788835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8.0623" calcext:value-type="float">
            <text:p>-878.0623</text:p>
          </table:table-cell>
          <table:table-cell office:value-type="float" office:value="1409.258" calcext:value-type="float">
            <text:p>1409.258</text:p>
          </table:table-cell>
          <table:table-cell office:value-type="float" office:value="-442.5472" calcext:value-type="float">
            <text:p>-442.5472</text:p>
          </table:table-cell>
          <table:table-cell office:value-type="float" office:value="0" calcext:value-type="float">
            <text:p>0</text:p>
          </table:table-cell>
          <table:table-cell office:value-type="float" office:value="14.05833" calcext:value-type="float">
            <text:p>14.0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232.1631" calcext:value-type="float">
            <text:p>232.1631</text:p>
          </table:table-cell>
          <table:table-cell office:value-type="float" office:value="13188.33" calcext:value-type="float">
            <text:p>13188.33</text:p>
          </table:table-cell>
          <table:table-cell office:value-type="float" office:value="0" calcext:value-type="float">
            <text:p>0</text:p>
          </table:table-cell>
          <table:table-cell office:value-type="float" office:value="68.521" calcext:value-type="float">
            <text:p>68.521</text:p>
          </table:table-cell>
          <table:table-cell office:value-type="float" office:value="-591.8572" calcext:value-type="float">
            <text:p>-591.8572</text:p>
          </table:table-cell>
          <table:table-cell office:value-type="float" office:value="1678.094" calcext:value-type="float">
            <text:p>1678.094</text:p>
          </table:table-cell>
          <table:table-cell office:value-type="float" office:value="-149.2484" calcext:value-type="float">
            <text:p>-149.2484</text:p>
          </table:table-cell>
          <table:table-cell office:value-type="float" office:value="88.55741" calcext:value-type="float">
            <text:p>88.55741</text:p>
          </table:table-cell>
          <table:table-cell office:value-type="float" office:value="12.99813" calcext:value-type="float">
            <text:p>12.99813</text:p>
          </table:table-cell>
          <table:table-cell office:value-type="float" office:value="0.08499053" calcext:value-type="float">
            <text:p>0.0849905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5494" calcext:value-type="float">
            <text:p>0.044654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65.486" calcext:value-type="float">
            <text:p>965.486</text:p>
          </table:table-cell>
          <table:table-cell office:value-type="float" office:value="0" calcext:value-type="float">
            <text:p>0</text:p>
          </table:table-cell>
          <table:table-cell office:value-type="float" office:value="337.6499" calcext:value-type="float">
            <text:p>337.6499</text:p>
          </table:table-cell>
          <table:table-cell office:value-type="float" office:value="1160.859" calcext:value-type="float">
            <text:p>1160.859</text:p>
          </table:table-cell>
          <table:table-cell office:value-type="float" office:value="1409.765" calcext:value-type="float">
            <text:p>1409.765</text:p>
          </table:table-cell>
          <table:table-cell office:value-type="float" office:value="1277.12" calcext:value-type="float">
            <text:p>1277.12</text:p>
          </table:table-cell>
          <table:table-cell office:value-type="float" office:value="768.0323" calcext:value-type="float">
            <text:p>768.0323</text:p>
          </table:table-cell>
          <table:table-cell office:value-type="float" office:value="1076.887" calcext:value-type="float">
            <text:p>1076.887</text:p>
          </table:table-cell>
          <table:table-cell office:value-type="float" office:value="414.9101" calcext:value-type="float">
            <text:p>414.9101</text:p>
          </table:table-cell>
          <table:table-cell office:value-type="float" office:value="1855.671" calcext:value-type="float">
            <text:p>1855.671</text:p>
          </table:table-cell>
          <table:table-cell office:value-type="float" office:value="2092.255" calcext:value-type="float">
            <text:p>2092.255</text:p>
          </table:table-cell>
          <table:table-cell office:value-type="float" office:value="1672.856" calcext:value-type="float">
            <text:p>1672.856</text:p>
          </table:table-cell>
          <table:table-cell office:value-type="float" office:value="585.5708" calcext:value-type="float">
            <text:p>585.5708</text:p>
          </table:table-cell>
          <table:table-cell office:value-type="float" office:value="577.3871" calcext:value-type="float">
            <text:p>577.3871</text:p>
          </table:table-cell>
          <table:table-cell office:value-type="float" office:value="142.8291" calcext:value-type="float">
            <text:p>142.8291</text:p>
          </table:table-cell>
          <table:table-cell office:value-type="float" office:value="35.70187" calcext:value-type="float">
            <text:p>35.70187</text:p>
          </table:table-cell>
          <table:table-cell office:value-type="float" office:value="0" calcext:value-type="float">
            <text:p>0</text:p>
          </table:table-cell>
          <table:table-cell office:value-type="float" office:value="-0.04789005" calcext:value-type="float">
            <text:p>-0.04789005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8.873" calcext:value-type="float">
            <text:p>-878.873</text:p>
          </table:table-cell>
          <table:table-cell office:value-type="float" office:value="1408.447" calcext:value-type="float">
            <text:p>1408.447</text:p>
          </table:table-cell>
          <table:table-cell office:value-type="float" office:value="-443.4006" calcext:value-type="float">
            <text:p>-443.4006</text:p>
          </table:table-cell>
          <table:table-cell office:value-type="float" office:value="0" calcext:value-type="float">
            <text:p>0</text:p>
          </table:table-cell>
          <table:table-cell office:value-type="float" office:value="13.92211" calcext:value-type="float">
            <text:p>13.9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231.9979" calcext:value-type="float">
            <text:p>231.9979</text:p>
          </table:table-cell>
          <table:table-cell office:value-type="float" office:value="13188.11" calcext:value-type="float">
            <text:p>13188.11</text:p>
          </table:table-cell>
          <table:table-cell office:value-type="float" office:value="0" calcext:value-type="float">
            <text:p>0</text:p>
          </table:table-cell>
          <table:table-cell office:value-type="float" office:value="68.97149" calcext:value-type="float">
            <text:p>68.97149</text:p>
          </table:table-cell>
          <table:table-cell office:value-type="float" office:value="-592.8073" calcext:value-type="float">
            <text:p>-592.8073</text:p>
          </table:table-cell>
          <table:table-cell office:value-type="float" office:value="1675.219" calcext:value-type="float">
            <text:p>1675.219</text:p>
          </table:table-cell>
          <table:table-cell office:value-type="float" office:value="-149.5499" calcext:value-type="float">
            <text:p>-149.5499</text:p>
          </table:table-cell>
          <table:table-cell office:value-type="float" office:value="88.56836" calcext:value-type="float">
            <text:p>88.56836</text:p>
          </table:table-cell>
          <table:table-cell office:value-type="float" office:value="12.95948" calcext:value-type="float">
            <text:p>12.95948</text:p>
          </table:table-cell>
          <table:table-cell office:value-type="float" office:value="0.08538783" calcext:value-type="float">
            <text:p>0.0853878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64.0842" calcext:value-type="float">
            <text:p>964.0842</text:p>
          </table:table-cell>
          <table:table-cell office:value-type="float" office:value="0" calcext:value-type="float">
            <text:p>0</text:p>
          </table:table-cell>
          <table:table-cell office:value-type="float" office:value="337.6678" calcext:value-type="float">
            <text:p>337.6678</text:p>
          </table:table-cell>
          <table:table-cell office:value-type="float" office:value="1160.779" calcext:value-type="float">
            <text:p>1160.779</text:p>
          </table:table-cell>
          <table:table-cell office:value-type="float" office:value="1409.631" calcext:value-type="float">
            <text:p>1409.631</text:p>
          </table:table-cell>
          <table:table-cell office:value-type="float" office:value="1277.112" calcext:value-type="float">
            <text:p>1277.112</text:p>
          </table:table-cell>
          <table:table-cell office:value-type="float" office:value="768.0328" calcext:value-type="float">
            <text:p>768.0328</text:p>
          </table:table-cell>
          <table:table-cell office:value-type="float" office:value="1076.876" calcext:value-type="float">
            <text:p>1076.876</text:p>
          </table:table-cell>
          <table:table-cell office:value-type="float" office:value="414.9004" calcext:value-type="float">
            <text:p>414.9004</text:p>
          </table:table-cell>
          <table:table-cell office:value-type="float" office:value="1855.63" calcext:value-type="float">
            <text:p>1855.63</text:p>
          </table:table-cell>
          <table:table-cell office:value-type="float" office:value="2092.22" calcext:value-type="float">
            <text:p>2092.22</text:p>
          </table:table-cell>
          <table:table-cell office:value-type="float" office:value="1672.826" calcext:value-type="float">
            <text:p>1672.826</text:p>
          </table:table-cell>
          <table:table-cell office:value-type="float" office:value="585.5696" calcext:value-type="float">
            <text:p>585.5696</text:p>
          </table:table-cell>
          <table:table-cell office:value-type="float" office:value="577.3704" calcext:value-type="float">
            <text:p>577.3704</text:p>
          </table:table-cell>
          <table:table-cell office:value-type="float" office:value="142.8291" calcext:value-type="float">
            <text:p>142.8291</text:p>
          </table:table-cell>
          <table:table-cell office:value-type="float" office:value="35.70186" calcext:value-type="float">
            <text:p>35.70186</text:p>
          </table:table-cell>
          <table:table-cell office:value-type="float" office:value="0" calcext:value-type="float">
            <text:p>0</text:p>
          </table:table-cell>
          <table:table-cell office:value-type="float" office:value="-0.04789073" calcext:value-type="float">
            <text:p>-0.04789073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79.6387" calcext:value-type="float">
            <text:p>-879.6387</text:p>
          </table:table-cell>
          <table:table-cell office:value-type="float" office:value="1407.681" calcext:value-type="float">
            <text:p>1407.681</text:p>
          </table:table-cell>
          <table:table-cell office:value-type="float" office:value="-444.1695" calcext:value-type="float">
            <text:p>-444.1695</text:p>
          </table:table-cell>
          <table:table-cell office:value-type="float" office:value="0" calcext:value-type="float">
            <text:p>0</text:p>
          </table:table-cell>
          <table:table-cell office:value-type="float" office:value="14.0358" calcext:value-type="float">
            <text:p>14.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231.7762" calcext:value-type="float">
            <text:p>231.7762</text:p>
          </table:table-cell>
          <table:table-cell office:value-type="float" office:value="13187.9" calcext:value-type="float">
            <text:p>13187.9</text:p>
          </table:table-cell>
          <table:table-cell office:value-type="float" office:value="0" calcext:value-type="float">
            <text:p>0</text:p>
          </table:table-cell>
          <table:table-cell office:value-type="float" office:value="69.41281" calcext:value-type="float">
            <text:p>69.41281</text:p>
          </table:table-cell>
          <table:table-cell office:value-type="float" office:value="-593.8271" calcext:value-type="float">
            <text:p>-593.8271</text:p>
          </table:table-cell>
          <table:table-cell office:value-type="float" office:value="1677.544" calcext:value-type="float">
            <text:p>1677.544</text:p>
          </table:table-cell>
          <table:table-cell office:value-type="float" office:value="-149.8495" calcext:value-type="float">
            <text:p>-149.8495</text:p>
          </table:table-cell>
          <table:table-cell office:value-type="float" office:value="88.61887" calcext:value-type="float">
            <text:p>88.61887</text:p>
          </table:table-cell>
          <table:table-cell office:value-type="float" office:value="12.91283" calcext:value-type="float">
            <text:p>12.91283</text:p>
          </table:table-cell>
          <table:table-cell office:value-type="float" office:value="0.08563333" calcext:value-type="float">
            <text:p>0.0856333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62.6494" calcext:value-type="float">
            <text:p>962.6494</text:p>
          </table:table-cell>
          <table:table-cell office:value-type="float" office:value="0" calcext:value-type="float">
            <text:p>0</text:p>
          </table:table-cell>
          <table:table-cell office:value-type="float" office:value="337.6814" calcext:value-type="float">
            <text:p>337.6814</text:p>
          </table:table-cell>
          <table:table-cell office:value-type="float" office:value="1160.673" calcext:value-type="float">
            <text:p>1160.673</text:p>
          </table:table-cell>
          <table:table-cell office:value-type="float" office:value="1409.479" calcext:value-type="float">
            <text:p>1409.479</text:p>
          </table:table-cell>
          <table:table-cell office:value-type="float" office:value="1277.099" calcext:value-type="float">
            <text:p>1277.099</text:p>
          </table:table-cell>
          <table:table-cell office:value-type="float" office:value="768.0363" calcext:value-type="float">
            <text:p>768.0363</text:p>
          </table:table-cell>
          <table:table-cell office:value-type="float" office:value="1076.867" calcext:value-type="float">
            <text:p>1076.867</text:p>
          </table:table-cell>
          <table:table-cell office:value-type="float" office:value="414.8914" calcext:value-type="float">
            <text:p>414.8914</text:p>
          </table:table-cell>
          <table:table-cell office:value-type="float" office:value="1855.59" calcext:value-type="float">
            <text:p>1855.59</text:p>
          </table:table-cell>
          <table:table-cell office:value-type="float" office:value="2092.185" calcext:value-type="float">
            <text:p>2092.185</text:p>
          </table:table-cell>
          <table:table-cell office:value-type="float" office:value="1672.806" calcext:value-type="float">
            <text:p>1672.806</text:p>
          </table:table-cell>
          <table:table-cell office:value-type="float" office:value="585.5686" calcext:value-type="float">
            <text:p>585.5686</text:p>
          </table:table-cell>
          <table:table-cell office:value-type="float" office:value="577.3506" calcext:value-type="float">
            <text:p>577.3506</text:p>
          </table:table-cell>
          <table:table-cell office:value-type="float" office:value="142.829" calcext:value-type="float">
            <text:p>142.829</text:p>
          </table:table-cell>
          <table:table-cell office:value-type="float" office:value="35.70185" calcext:value-type="float">
            <text:p>35.70185</text:p>
          </table:table-cell>
          <table:table-cell office:value-type="float" office:value="0" calcext:value-type="float">
            <text:p>0</text:p>
          </table:table-cell>
          <table:table-cell office:value-type="float" office:value="-0.04789307" calcext:value-type="float">
            <text:p>-0.04789307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0.35" calcext:value-type="float">
            <text:p>-880.35</text:p>
          </table:table-cell>
          <table:table-cell office:value-type="float" office:value="1406.97" calcext:value-type="float">
            <text:p>1406.97</text:p>
          </table:table-cell>
          <table:table-cell office:value-type="float" office:value="-444.9814" calcext:value-type="float">
            <text:p>-444.9814</text:p>
          </table:table-cell>
          <table:table-cell office:value-type="float" office:value="0" calcext:value-type="float">
            <text:p>0</text:p>
          </table:table-cell>
          <table:table-cell office:value-type="float" office:value="14.11739" calcext:value-type="float">
            <text:p>14.1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231.6235" calcext:value-type="float">
            <text:p>231.6235</text:p>
          </table:table-cell>
          <table:table-cell office:value-type="float" office:value="13187.7" calcext:value-type="float">
            <text:p>13187.7</text:p>
          </table:table-cell>
          <table:table-cell office:value-type="float" office:value="0" calcext:value-type="float">
            <text:p>0</text:p>
          </table:table-cell>
          <table:table-cell office:value-type="float" office:value="69.84654" calcext:value-type="float">
            <text:p>69.84654</text:p>
          </table:table-cell>
          <table:table-cell office:value-type="float" office:value="-594.9857" calcext:value-type="float">
            <text:p>-594.9857</text:p>
          </table:table-cell>
          <table:table-cell office:value-type="float" office:value="1680.094" calcext:value-type="float">
            <text:p>1680.094</text:p>
          </table:table-cell>
          <table:table-cell office:value-type="float" office:value="-150.1456" calcext:value-type="float">
            <text:p>-150.1456</text:p>
          </table:table-cell>
          <table:table-cell office:value-type="float" office:value="88.64659" calcext:value-type="float">
            <text:p>88.64659</text:p>
          </table:table-cell>
          <table:table-cell office:value-type="float" office:value="12.8753" calcext:value-type="float">
            <text:p>12.8753</text:p>
          </table:table-cell>
          <table:table-cell office:value-type="float" office:value="0.08591532" calcext:value-type="float">
            <text:p>0.0859153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61.111" calcext:value-type="float">
            <text:p>961.111</text:p>
          </table:table-cell>
          <table:table-cell office:value-type="float" office:value="0" calcext:value-type="float">
            <text:p>0</text:p>
          </table:table-cell>
          <table:table-cell office:value-type="float" office:value="337.7022" calcext:value-type="float">
            <text:p>337.7022</text:p>
          </table:table-cell>
          <table:table-cell office:value-type="float" office:value="1160.603" calcext:value-type="float">
            <text:p>1160.603</text:p>
          </table:table-cell>
          <table:table-cell office:value-type="float" office:value="1409.352" calcext:value-type="float">
            <text:p>1409.352</text:p>
          </table:table-cell>
          <table:table-cell office:value-type="float" office:value="1277.089" calcext:value-type="float">
            <text:p>1277.089</text:p>
          </table:table-cell>
          <table:table-cell office:value-type="float" office:value="768.0405" calcext:value-type="float">
            <text:p>768.0405</text:p>
          </table:table-cell>
          <table:table-cell office:value-type="float" office:value="1076.861" calcext:value-type="float">
            <text:p>1076.861</text:p>
          </table:table-cell>
          <table:table-cell office:value-type="float" office:value="414.8844" calcext:value-type="float">
            <text:p>414.8844</text:p>
          </table:table-cell>
          <table:table-cell office:value-type="float" office:value="1855.552" calcext:value-type="float">
            <text:p>1855.552</text:p>
          </table:table-cell>
          <table:table-cell office:value-type="float" office:value="2092.151" calcext:value-type="float">
            <text:p>2092.151</text:p>
          </table:table-cell>
          <table:table-cell office:value-type="float" office:value="1672.786" calcext:value-type="float">
            <text:p>1672.786</text:p>
          </table:table-cell>
          <table:table-cell office:value-type="float" office:value="585.5647" calcext:value-type="float">
            <text:p>585.5647</text:p>
          </table:table-cell>
          <table:table-cell office:value-type="float" office:value="577.3318" calcext:value-type="float">
            <text:p>577.3318</text:p>
          </table:table-cell>
          <table:table-cell office:value-type="float" office:value="142.829" calcext:value-type="float">
            <text:p>142.829</text:p>
          </table:table-cell>
          <table:table-cell office:value-type="float" office:value="35.70185" calcext:value-type="float">
            <text:p>35.70185</text:p>
          </table:table-cell>
          <table:table-cell office:value-type="float" office:value="0" calcext:value-type="float">
            <text:p>0</text:p>
          </table:table-cell>
          <table:table-cell office:value-type="float" office:value="-0.04789371" calcext:value-type="float">
            <text:p>-0.04789371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1.02" calcext:value-type="float">
            <text:p>-881.02</text:p>
          </table:table-cell>
          <table:table-cell office:value-type="float" office:value="1406.3" calcext:value-type="float">
            <text:p>1406.3</text:p>
          </table:table-cell>
          <table:table-cell office:value-type="float" office:value="-445.7086" calcext:value-type="float">
            <text:p>-445.7086</text:p>
          </table:table-cell>
          <table:table-cell office:value-type="float" office:value="0" calcext:value-type="float">
            <text:p>0</text:p>
          </table:table-cell>
          <table:table-cell office:value-type="float" office:value="13.97139" calcext:value-type="float">
            <text:p>13.97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231.5508" calcext:value-type="float">
            <text:p>231.5508</text:p>
          </table:table-cell>
          <table:table-cell office:value-type="float" office:value="13187.52" calcext:value-type="float">
            <text:p>13187.52</text:p>
          </table:table-cell>
          <table:table-cell office:value-type="float" office:value="0" calcext:value-type="float">
            <text:p>0</text:p>
          </table:table-cell>
          <table:table-cell office:value-type="float" office:value="70.27505" calcext:value-type="float">
            <text:p>70.27505</text:p>
          </table:table-cell>
          <table:table-cell office:value-type="float" office:value="-595.9755" calcext:value-type="float">
            <text:p>-595.9755</text:p>
          </table:table-cell>
          <table:table-cell office:value-type="float" office:value="1682.394" calcext:value-type="float">
            <text:p>1682.394</text:p>
          </table:table-cell>
          <table:table-cell office:value-type="float" office:value="-150.4391" calcext:value-type="float">
            <text:p>-150.4391</text:p>
          </table:table-cell>
          <table:table-cell office:value-type="float" office:value="88.65587" calcext:value-type="float">
            <text:p>88.65587</text:p>
          </table:table-cell>
          <table:table-cell office:value-type="float" office:value="12.8478" calcext:value-type="float">
            <text:p>12.8478</text:p>
          </table:table-cell>
          <table:table-cell office:value-type="float" office:value="0.08620013" calcext:value-type="float">
            <text:p>0.0862001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901502" calcext:value-type="float">
            <text:p>0.5901502</text:p>
          </table:table-cell>
          <table:table-cell office:value-type="float" office:value="370" calcext:value-type="float">
            <text:p>370</text:p>
          </table:table-cell>
          <table:table-cell office:value-type="float" office:value="959.7745" calcext:value-type="float">
            <text:p>959.7745</text:p>
          </table:table-cell>
          <table:table-cell office:value-type="float" office:value="0" calcext:value-type="float">
            <text:p>0</text:p>
          </table:table-cell>
          <table:table-cell office:value-type="float" office:value="337.7289" calcext:value-type="float">
            <text:p>337.7289</text:p>
          </table:table-cell>
          <table:table-cell office:value-type="float" office:value="1160.565" calcext:value-type="float">
            <text:p>1160.565</text:p>
          </table:table-cell>
          <table:table-cell office:value-type="float" office:value="1409.247" calcext:value-type="float">
            <text:p>1409.247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768.0507" calcext:value-type="float">
            <text:p>768.0507</text:p>
          </table:table-cell>
          <table:table-cell office:value-type="float" office:value="1076.859" calcext:value-type="float">
            <text:p>1076.859</text:p>
          </table:table-cell>
          <table:table-cell office:value-type="float" office:value="414.8799" calcext:value-type="float">
            <text:p>414.8799</text:p>
          </table:table-cell>
          <table:table-cell office:value-type="float" office:value="1855.514" calcext:value-type="float">
            <text:p>1855.514</text:p>
          </table:table-cell>
          <table:table-cell office:value-type="float" office:value="2092.119" calcext:value-type="float">
            <text:p>2092.119</text:p>
          </table:table-cell>
          <table:table-cell office:value-type="float" office:value="1672.766" calcext:value-type="float">
            <text:p>1672.766</text:p>
          </table:table-cell>
          <table:table-cell office:value-type="float" office:value="585.5614" calcext:value-type="float">
            <text:p>585.5614</text:p>
          </table:table-cell>
          <table:table-cell office:value-type="float" office:value="577.3122" calcext:value-type="float">
            <text:p>577.3122</text:p>
          </table:table-cell>
          <table:table-cell office:value-type="float" office:value="142.829" calcext:value-type="float">
            <text:p>142.829</text:p>
          </table:table-cell>
          <table:table-cell office:value-type="float" office:value="35.70184" calcext:value-type="float">
            <text:p>35.70184</text:p>
          </table:table-cell>
          <table:table-cell office:value-type="float" office:value="0" calcext:value-type="float">
            <text:p>0</text:p>
          </table:table-cell>
          <table:table-cell office:value-type="float" office:value="-0.04789407" calcext:value-type="float">
            <text:p>-0.04789407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1.641" calcext:value-type="float">
            <text:p>-881.641</text:p>
          </table:table-cell>
          <table:table-cell office:value-type="float" office:value="1405.679" calcext:value-type="float">
            <text:p>1405.679</text:p>
          </table:table-cell>
          <table:table-cell office:value-type="float" office:value="-446.3431" calcext:value-type="float">
            <text:p>-446.3431</text:p>
          </table:table-cell>
          <table:table-cell office:value-type="float" office:value="0" calcext:value-type="float">
            <text:p>0</text:p>
          </table:table-cell>
          <table:table-cell office:value-type="float" office:value="13.89804" calcext:value-type="float">
            <text:p>13.8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231.4798" calcext:value-type="float">
            <text:p>231.4798</text:p>
          </table:table-cell>
          <table:table-cell office:value-type="float" office:value="13187.35" calcext:value-type="float">
            <text:p>13187.35</text:p>
          </table:table-cell>
          <table:table-cell office:value-type="float" office:value="0" calcext:value-type="float">
            <text:p>0</text:p>
          </table:table-cell>
          <table:table-cell office:value-type="float" office:value="70.69921" calcext:value-type="float">
            <text:p>70.69921</text:p>
          </table:table-cell>
          <table:table-cell office:value-type="float" office:value="-596.9478" calcext:value-type="float">
            <text:p>-596.9478</text:p>
          </table:table-cell>
          <table:table-cell office:value-type="float" office:value="1683.969" calcext:value-type="float">
            <text:p>1683.969</text:p>
          </table:table-cell>
          <table:table-cell office:value-type="float" office:value="-150.7295" calcext:value-type="float">
            <text:p>-150.7295</text:p>
          </table:table-cell>
          <table:table-cell office:value-type="float" office:value="88.67225" calcext:value-type="float">
            <text:p>88.67225</text:p>
          </table:table-cell>
          <table:table-cell office:value-type="float" office:value="12.80731" calcext:value-type="float">
            <text:p>12.80731</text:p>
          </table:table-cell>
          <table:table-cell office:value-type="float" office:value="0.0864843" calcext:value-type="float">
            <text:p>0.086484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85184" calcext:value-type="float">
            <text:p>0.5885184</text:p>
          </table:table-cell>
          <table:table-cell office:value-type="float" office:value="370" calcext:value-type="float">
            <text:p>370</text:p>
          </table:table-cell>
          <table:table-cell office:value-type="float" office:value="958.4868" calcext:value-type="float">
            <text:p>958.4868</text:p>
          </table:table-cell>
          <table:table-cell office:value-type="float" office:value="0" calcext:value-type="float">
            <text:p>0</text:p>
          </table:table-cell>
          <table:table-cell office:value-type="float" office:value="337.7492" calcext:value-type="float">
            <text:p>337.7492</text:p>
          </table:table-cell>
          <table:table-cell office:value-type="float" office:value="1160.523" calcext:value-type="float">
            <text:p>1160.523</text:p>
          </table:table-cell>
          <table:table-cell office:value-type="float" office:value="1409.156" calcext:value-type="float">
            <text:p>1409.156</text:p>
          </table:table-cell>
          <table:table-cell office:value-type="float" office:value="1277.092" calcext:value-type="float">
            <text:p>1277.092</text:p>
          </table:table-cell>
          <table:table-cell office:value-type="float" office:value="768.0667" calcext:value-type="float">
            <text:p>768.0667</text:p>
          </table:table-cell>
          <table:table-cell office:value-type="float" office:value="1076.86" calcext:value-type="float">
            <text:p>1076.86</text:p>
          </table:table-cell>
          <table:table-cell office:value-type="float" office:value="414.877" calcext:value-type="float">
            <text:p>414.877</text:p>
          </table:table-cell>
          <table:table-cell office:value-type="float" office:value="1855.477" calcext:value-type="float">
            <text:p>1855.477</text:p>
          </table:table-cell>
          <table:table-cell office:value-type="float" office:value="2092.087" calcext:value-type="float">
            <text:p>2092.087</text:p>
          </table:table-cell>
          <table:table-cell office:value-type="float" office:value="1672.746" calcext:value-type="float">
            <text:p>1672.746</text:p>
          </table:table-cell>
          <table:table-cell office:value-type="float" office:value="585.5591" calcext:value-type="float">
            <text:p>585.5591</text:p>
          </table:table-cell>
          <table:table-cell office:value-type="float" office:value="577.2935" calcext:value-type="float">
            <text:p>577.2935</text:p>
          </table:table-cell>
          <table:table-cell office:value-type="float" office:value="142.829" calcext:value-type="float">
            <text:p>142.829</text:p>
          </table:table-cell>
          <table:table-cell office:value-type="float" office:value="35.70183" calcext:value-type="float">
            <text:p>35.70183</text:p>
          </table:table-cell>
          <table:table-cell office:value-type="float" office:value="0" calcext:value-type="float">
            <text:p>0</text:p>
          </table:table-cell>
          <table:table-cell office:value-type="float" office:value="-0.04789438" calcext:value-type="float">
            <text:p>-0.04789438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2.2296" calcext:value-type="float">
            <text:p>-882.2296</text:p>
          </table:table-cell>
          <table:table-cell office:value-type="float" office:value="1405.09" calcext:value-type="float">
            <text:p>1405.09</text:p>
          </table:table-cell>
          <table:table-cell office:value-type="float" office:value="-446.958" calcext:value-type="float">
            <text:p>-446.958</text:p>
          </table:table-cell>
          <table:table-cell office:value-type="float" office:value="0" calcext:value-type="float">
            <text:p>0</text:p>
          </table:table-cell>
          <table:table-cell office:value-type="float" office:value="13.82178" calcext:value-type="float">
            <text:p>13.8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231.1696" calcext:value-type="float">
            <text:p>231.1696</text:p>
          </table:table-cell>
          <table:table-cell office:value-type="float" office:value="13187.16" calcext:value-type="float">
            <text:p>13187.16</text:p>
          </table:table-cell>
          <table:table-cell office:value-type="float" office:value="0" calcext:value-type="float">
            <text:p>0</text:p>
          </table:table-cell>
          <table:table-cell office:value-type="float" office:value="71.11855" calcext:value-type="float">
            <text:p>71.11855</text:p>
          </table:table-cell>
          <table:table-cell office:value-type="float" office:value="-598.1396" calcext:value-type="float">
            <text:p>-598.1396</text:p>
          </table:table-cell>
          <table:table-cell office:value-type="float" office:value="1686.152" calcext:value-type="float">
            <text:p>1686.152</text:p>
          </table:table-cell>
          <table:table-cell office:value-type="float" office:value="-151.0147" calcext:value-type="float">
            <text:p>-151.0147</text:p>
          </table:table-cell>
          <table:table-cell office:value-type="float" office:value="88.73512" calcext:value-type="float">
            <text:p>88.73512</text:p>
          </table:table-cell>
          <table:table-cell office:value-type="float" office:value="12.7248" calcext:value-type="float">
            <text:p>12.7248</text:p>
          </table:table-cell>
          <table:table-cell office:value-type="float" office:value="0.08677123" calcext:value-type="float">
            <text:p>0.0867712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43712" calcext:value-type="float">
            <text:p>0.5843712</text:p>
          </table:table-cell>
          <table:table-cell office:value-type="float" office:value="370" calcext:value-type="float">
            <text:p>370</text:p>
          </table:table-cell>
          <table:table-cell office:value-type="float" office:value="957.0096" calcext:value-type="float">
            <text:p>957.0096</text:p>
          </table:table-cell>
          <table:table-cell office:value-type="float" office:value="0" calcext:value-type="float">
            <text:p>0</text:p>
          </table:table-cell>
          <table:table-cell office:value-type="float" office:value="337.7477" calcext:value-type="float">
            <text:p>337.7477</text:p>
          </table:table-cell>
          <table:table-cell office:value-type="float" office:value="1160.397" calcext:value-type="float">
            <text:p>1160.397</text:p>
          </table:table-cell>
          <table:table-cell office:value-type="float" office:value="1409.002" calcext:value-type="float">
            <text:p>1409.002</text:p>
          </table:table-cell>
          <table:table-cell office:value-type="float" office:value="1277.073" calcext:value-type="float">
            <text:p>1277.073</text:p>
          </table:table-cell>
          <table:table-cell office:value-type="float" office:value="768.069" calcext:value-type="float">
            <text:p>768.069</text:p>
          </table:table-cell>
          <table:table-cell office:value-type="float" office:value="1076.855" calcext:value-type="float">
            <text:p>1076.855</text:p>
          </table:table-cell>
          <table:table-cell office:value-type="float" office:value="414.8731" calcext:value-type="float">
            <text:p>414.8731</text:p>
          </table:table-cell>
          <table:table-cell office:value-type="float" office:value="1855.441" calcext:value-type="float">
            <text:p>1855.441</text:p>
          </table:table-cell>
          <table:table-cell office:value-type="float" office:value="2092.055" calcext:value-type="float">
            <text:p>2092.055</text:p>
          </table:table-cell>
          <table:table-cell office:value-type="float" office:value="1672.727" calcext:value-type="float">
            <text:p>1672.727</text:p>
          </table:table-cell>
          <table:table-cell office:value-type="float" office:value="585.5586" calcext:value-type="float">
            <text:p>585.5586</text:p>
          </table:table-cell>
          <table:table-cell office:value-type="float" office:value="577.274" calcext:value-type="float">
            <text:p>577.274</text:p>
          </table:table-cell>
          <table:table-cell office:value-type="float" office:value="142.8289" calcext:value-type="float">
            <text:p>142.8289</text:p>
          </table:table-cell>
          <table:table-cell office:value-type="float" office:value="35.70183" calcext:value-type="float">
            <text:p>35.70183</text:p>
          </table:table-cell>
          <table:table-cell office:value-type="float" office:value="0" calcext:value-type="float">
            <text:p>0</text:p>
          </table:table-cell>
          <table:table-cell office:value-type="float" office:value="-0.04789626" calcext:value-type="float">
            <text:p>-0.04789626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2.7827" calcext:value-type="float">
            <text:p>-882.7827</text:p>
          </table:table-cell>
          <table:table-cell office:value-type="float" office:value="1404.537" calcext:value-type="float">
            <text:p>1404.537</text:p>
          </table:table-cell>
          <table:table-cell office:value-type="float" office:value="-447.8091" calcext:value-type="float">
            <text:p>-447.8091</text:p>
          </table:table-cell>
          <table:table-cell office:value-type="float" office:value="0" calcext:value-type="float">
            <text:p>0</text:p>
          </table:table-cell>
          <table:table-cell office:value-type="float" office:value="13.75951" calcext:value-type="float">
            <text:p>13.75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230.7978" calcext:value-type="float">
            <text:p>230.7978</text:p>
          </table:table-cell>
          <table:table-cell office:value-type="float" office:value="13186.94" calcext:value-type="float">
            <text:p>13186.94</text:p>
          </table:table-cell>
          <table:table-cell office:value-type="float" office:value="0" calcext:value-type="float">
            <text:p>0</text:p>
          </table:table-cell>
          <table:table-cell office:value-type="float" office:value="71.52592" calcext:value-type="float">
            <text:p>71.52592</text:p>
          </table:table-cell>
          <table:table-cell office:value-type="float" office:value="-599.415" calcext:value-type="float">
            <text:p>-599.415</text:p>
          </table:table-cell>
          <table:table-cell office:value-type="float" office:value="1689.114" calcext:value-type="float">
            <text:p>1689.114</text:p>
          </table:table-cell>
          <table:table-cell office:value-type="float" office:value="-151.2984" calcext:value-type="float">
            <text:p>-151.2984</text:p>
          </table:table-cell>
          <table:table-cell office:value-type="float" office:value="88.76421" calcext:value-type="float">
            <text:p>88.76421</text:p>
          </table:table-cell>
          <table:table-cell office:value-type="float" office:value="12.6749" calcext:value-type="float">
            <text:p>12.6749</text:p>
          </table:table-cell>
          <table:table-cell office:value-type="float" office:value="0.08709928" calcext:value-type="float">
            <text:p>0.0870992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55.4713" calcext:value-type="float">
            <text:p>955.4713</text:p>
          </table:table-cell>
          <table:table-cell office:value-type="float" office:value="0" calcext:value-type="float">
            <text:p>0</text:p>
          </table:table-cell>
          <table:table-cell office:value-type="float" office:value="337.7544" calcext:value-type="float">
            <text:p>337.7544</text:p>
          </table:table-cell>
          <table:table-cell office:value-type="float" office:value="1160.235" calcext:value-type="float">
            <text:p>1160.235</text:p>
          </table:table-cell>
          <table:table-cell office:value-type="float" office:value="1408.811" calcext:value-type="float">
            <text:p>1408.811</text:p>
          </table:table-cell>
          <table:table-cell office:value-type="float" office:value="1277.036" calcext:value-type="float">
            <text:p>1277.036</text:p>
          </table:table-cell>
          <table:table-cell office:value-type="float" office:value="768.0487" calcext:value-type="float">
            <text:p>768.0487</text:p>
          </table:table-cell>
          <table:table-cell office:value-type="float" office:value="1076.837" calcext:value-type="float">
            <text:p>1076.837</text:p>
          </table:table-cell>
          <table:table-cell office:value-type="float" office:value="414.8664" calcext:value-type="float">
            <text:p>414.8664</text:p>
          </table:table-cell>
          <table:table-cell office:value-type="float" office:value="1855.403" calcext:value-type="float">
            <text:p>1855.403</text:p>
          </table:table-cell>
          <table:table-cell office:value-type="float" office:value="2092.024" calcext:value-type="float">
            <text:p>2092.024</text:p>
          </table:table-cell>
          <table:table-cell office:value-type="float" office:value="1672.707" calcext:value-type="float">
            <text:p>1672.707</text:p>
          </table:table-cell>
          <table:table-cell office:value-type="float" office:value="585.5534" calcext:value-type="float">
            <text:p>585.5534</text:p>
          </table:table-cell>
          <table:table-cell office:value-type="float" office:value="577.2545" calcext:value-type="float">
            <text:p>577.2545</text:p>
          </table:table-cell>
          <table:table-cell office:value-type="float" office:value="142.8289" calcext:value-type="float">
            <text:p>142.8289</text:p>
          </table:table-cell>
          <table:table-cell office:value-type="float" office:value="35.70183" calcext:value-type="float">
            <text:p>35.70183</text:p>
          </table:table-cell>
          <table:table-cell office:value-type="float" office:value="0" calcext:value-type="float">
            <text:p>0</text:p>
          </table:table-cell>
          <table:table-cell office:value-type="float" office:value="-0.04789915" calcext:value-type="float">
            <text:p>-0.04789915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3.2994" calcext:value-type="float">
            <text:p>-883.2994</text:p>
          </table:table-cell>
          <table:table-cell office:value-type="float" office:value="1404.021" calcext:value-type="float">
            <text:p>1404.021</text:p>
          </table:table-cell>
          <table:table-cell office:value-type="float" office:value="-448.7301" calcext:value-type="float">
            <text:p>-448.7301</text:p>
          </table:table-cell>
          <table:table-cell office:value-type="float" office:value="0" calcext:value-type="float">
            <text:p>0</text:p>
          </table:table-cell>
          <table:table-cell office:value-type="float" office:value="13.67704" calcext:value-type="float">
            <text:p>13.67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230.4468" calcext:value-type="float">
            <text:p>230.4468</text:p>
          </table:table-cell>
          <table:table-cell office:value-type="float" office:value="13186.7" calcext:value-type="float">
            <text:p>13186.7</text:p>
          </table:table-cell>
          <table:table-cell office:value-type="float" office:value="0" calcext:value-type="float">
            <text:p>0</text:p>
          </table:table-cell>
          <table:table-cell office:value-type="float" office:value="71.93093" calcext:value-type="float">
            <text:p>71.93093</text:p>
          </table:table-cell>
          <table:table-cell office:value-type="float" office:value="-600.6771" calcext:value-type="float">
            <text:p>-600.6771</text:p>
          </table:table-cell>
          <table:table-cell office:value-type="float" office:value="1692.317" calcext:value-type="float">
            <text:p>1692.317</text:p>
          </table:table-cell>
          <table:table-cell office:value-type="float" office:value="-151.5782" calcext:value-type="float">
            <text:p>-151.5782</text:p>
          </table:table-cell>
          <table:table-cell office:value-type="float" office:value="88.70868" calcext:value-type="float">
            <text:p>88.70868</text:p>
          </table:table-cell>
          <table:table-cell office:value-type="float" office:value="12.65681" calcext:value-type="float">
            <text:p>12.65681</text:p>
          </table:table-cell>
          <table:table-cell office:value-type="float" office:value="0.08746357" calcext:value-type="float">
            <text:p>0.0874635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53.9708" calcext:value-type="float">
            <text:p>953.9708</text:p>
          </table:table-cell>
          <table:table-cell office:value-type="float" office:value="0" calcext:value-type="float">
            <text:p>0</text:p>
          </table:table-cell>
          <table:table-cell office:value-type="float" office:value="337.8004" calcext:value-type="float">
            <text:p>337.8004</text:p>
          </table:table-cell>
          <table:table-cell office:value-type="float" office:value="1160.051" calcext:value-type="float">
            <text:p>1160.051</text:p>
          </table:table-cell>
          <table:table-cell office:value-type="float" office:value="1408.596" calcext:value-type="float">
            <text:p>1408.596</text:p>
          </table:table-cell>
          <table:table-cell office:value-type="float" office:value="1276.992" calcext:value-type="float">
            <text:p>1276.992</text:p>
          </table:table-cell>
          <table:table-cell office:value-type="float" office:value="768.0168" calcext:value-type="float">
            <text:p>768.0168</text:p>
          </table:table-cell>
          <table:table-cell office:value-type="float" office:value="1076.815" calcext:value-type="float">
            <text:p>1076.815</text:p>
          </table:table-cell>
          <table:table-cell office:value-type="float" office:value="414.8553" calcext:value-type="float">
            <text:p>414.8553</text:p>
          </table:table-cell>
          <table:table-cell office:value-type="float" office:value="1855.365" calcext:value-type="float">
            <text:p>1855.365</text:p>
          </table:table-cell>
          <table:table-cell office:value-type="float" office:value="2091.993" calcext:value-type="float">
            <text:p>2091.993</text:p>
          </table:table-cell>
          <table:table-cell office:value-type="float" office:value="1672.688" calcext:value-type="float">
            <text:p>1672.688</text:p>
          </table:table-cell>
          <table:table-cell office:value-type="float" office:value="585.5508" calcext:value-type="float">
            <text:p>585.5508</text:p>
          </table:table-cell>
          <table:table-cell office:value-type="float" office:value="577.2352" calcext:value-type="float">
            <text:p>577.2352</text:p>
          </table:table-cell>
          <table:table-cell office:value-type="float" office:value="142.8289" calcext:value-type="float">
            <text:p>142.8289</text:p>
          </table:table-cell>
          <table:table-cell office:value-type="float" office:value="35.70182" calcext:value-type="float">
            <text:p>35.70182</text:p>
          </table:table-cell>
          <table:table-cell office:value-type="float" office:value="0" calcext:value-type="float">
            <text:p>0</text:p>
          </table:table-cell>
          <table:table-cell office:value-type="float" office:value="-0.04790227" calcext:value-type="float">
            <text:p>-0.04790227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3.7918" calcext:value-type="float">
            <text:p>-883.7918</text:p>
          </table:table-cell>
          <table:table-cell office:value-type="float" office:value="1403.528" calcext:value-type="float">
            <text:p>1403.528</text:p>
          </table:table-cell>
          <table:table-cell office:value-type="float" office:value="-449.6474" calcext:value-type="float">
            <text:p>-449.6474</text:p>
          </table:table-cell>
          <table:table-cell office:value-type="float" office:value="0" calcext:value-type="float">
            <text:p>0</text:p>
          </table:table-cell>
          <table:table-cell office:value-type="float" office:value="13.59977" calcext:value-type="float">
            <text:p>13.5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230.1319" calcext:value-type="float">
            <text:p>230.1319</text:p>
          </table:table-cell>
          <table:table-cell office:value-type="float" office:value="13186.45" calcext:value-type="float">
            <text:p>13186.45</text:p>
          </table:table-cell>
          <table:table-cell office:value-type="float" office:value="0" calcext:value-type="float">
            <text:p>0</text:p>
          </table:table-cell>
          <table:table-cell office:value-type="float" office:value="72.38687" calcext:value-type="float">
            <text:p>72.38687</text:p>
          </table:table-cell>
          <table:table-cell office:value-type="float" office:value="-601.9356" calcext:value-type="float">
            <text:p>-601.9356</text:p>
          </table:table-cell>
          <table:table-cell office:value-type="float" office:value="1695.151" calcext:value-type="float">
            <text:p>1695.151</text:p>
          </table:table-cell>
          <table:table-cell office:value-type="float" office:value="-151.8414" calcext:value-type="float">
            <text:p>-151.8414</text:p>
          </table:table-cell>
          <table:table-cell office:value-type="float" office:value="88.60832" calcext:value-type="float">
            <text:p>88.60832</text:p>
          </table:table-cell>
          <table:table-cell office:value-type="float" office:value="12.63978" calcext:value-type="float">
            <text:p>12.63978</text:p>
          </table:table-cell>
          <table:table-cell office:value-type="float" office:value="0.08776364" calcext:value-type="float">
            <text:p>0.0877636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52.4955" calcext:value-type="float">
            <text:p>952.4955</text:p>
          </table:table-cell>
          <table:table-cell office:value-type="float" office:value="0" calcext:value-type="float">
            <text:p>0</text:p>
          </table:table-cell>
          <table:table-cell office:value-type="float" office:value="337.9165" calcext:value-type="float">
            <text:p>337.9165</text:p>
          </table:table-cell>
          <table:table-cell office:value-type="float" office:value="1159.846" calcext:value-type="float">
            <text:p>1159.846</text:p>
          </table:table-cell>
          <table:table-cell office:value-type="float" office:value="1408.369" calcext:value-type="float">
            <text:p>1408.369</text:p>
          </table:table-cell>
          <table:table-cell office:value-type="float" office:value="1276.942" calcext:value-type="float">
            <text:p>1276.942</text:p>
          </table:table-cell>
          <table:table-cell office:value-type="float" office:value="767.981" calcext:value-type="float">
            <text:p>767.981</text:p>
          </table:table-cell>
          <table:table-cell office:value-type="float" office:value="1076.791" calcext:value-type="float">
            <text:p>1076.791</text:p>
          </table:table-cell>
          <table:table-cell office:value-type="float" office:value="414.8428" calcext:value-type="float">
            <text:p>414.8428</text:p>
          </table:table-cell>
          <table:table-cell office:value-type="float" office:value="1855.326" calcext:value-type="float">
            <text:p>1855.326</text:p>
          </table:table-cell>
          <table:table-cell office:value-type="float" office:value="2091.961" calcext:value-type="float">
            <text:p>2091.961</text:p>
          </table:table-cell>
          <table:table-cell office:value-type="float" office:value="1672.669" calcext:value-type="float">
            <text:p>1672.669</text:p>
          </table:table-cell>
          <table:table-cell office:value-type="float" office:value="585.5499" calcext:value-type="float">
            <text:p>585.5499</text:p>
          </table:table-cell>
          <table:table-cell office:value-type="float" office:value="577.2159" calcext:value-type="float">
            <text:p>577.2159</text:p>
          </table:table-cell>
          <table:table-cell office:value-type="float" office:value="142.8289" calcext:value-type="float">
            <text:p>142.8289</text:p>
          </table:table-cell>
          <table:table-cell office:value-type="float" office:value="35.70181" calcext:value-type="float">
            <text:p>35.70181</text:p>
          </table:table-cell>
          <table:table-cell office:value-type="float" office:value="0" calcext:value-type="float">
            <text:p>0</text:p>
          </table:table-cell>
          <table:table-cell office:value-type="float" office:value="-0.04790638" calcext:value-type="float">
            <text:p>-0.04790638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4.2567" calcext:value-type="float">
            <text:p>-884.2567</text:p>
          </table:table-cell>
          <table:table-cell office:value-type="float" office:value="1403.063" calcext:value-type="float">
            <text:p>1403.063</text:p>
          </table:table-cell>
          <table:table-cell office:value-type="float" office:value="-450.5838" calcext:value-type="float">
            <text:p>-450.5838</text:p>
          </table:table-cell>
          <table:table-cell office:value-type="float" office:value="0" calcext:value-type="float">
            <text:p>0</text:p>
          </table:table-cell>
          <table:table-cell office:value-type="float" office:value="13.53186" calcext:value-type="float">
            <text:p>13.5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229.7353" calcext:value-type="float">
            <text:p>229.7353</text:p>
          </table:table-cell>
          <table:table-cell office:value-type="float" office:value="13186.2" calcext:value-type="float">
            <text:p>13186.2</text:p>
          </table:table-cell>
          <table:table-cell office:value-type="float" office:value="0" calcext:value-type="float">
            <text:p>0</text:p>
          </table:table-cell>
          <table:table-cell office:value-type="float" office:value="72.80497" calcext:value-type="float">
            <text:p>72.80497</text:p>
          </table:table-cell>
          <table:table-cell office:value-type="float" office:value="-603.2444" calcext:value-type="float">
            <text:p>-603.2444</text:p>
          </table:table-cell>
          <table:table-cell office:value-type="float" office:value="1698.042" calcext:value-type="float">
            <text:p>1698.042</text:p>
          </table:table-cell>
          <table:table-cell office:value-type="float" office:value="-152.1098" calcext:value-type="float">
            <text:p>-152.1098</text:p>
          </table:table-cell>
          <table:table-cell office:value-type="float" office:value="88.51279" calcext:value-type="float">
            <text:p>88.51279</text:p>
          </table:table-cell>
          <table:table-cell office:value-type="float" office:value="12.62176" calcext:value-type="float">
            <text:p>12.62176</text:p>
          </table:table-cell>
          <table:table-cell office:value-type="float" office:value="0.08807173" calcext:value-type="float">
            <text:p>0.0880717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50.9908" calcext:value-type="float">
            <text:p>950.9908</text:p>
          </table:table-cell>
          <table:table-cell office:value-type="float" office:value="0" calcext:value-type="float">
            <text:p>0</text:p>
          </table:table-cell>
          <table:table-cell office:value-type="float" office:value="338.0064" calcext:value-type="float">
            <text:p>338.0064</text:p>
          </table:table-cell>
          <table:table-cell office:value-type="float" office:value="1159.623" calcext:value-type="float">
            <text:p>1159.623</text:p>
          </table:table-cell>
          <table:table-cell office:value-type="float" office:value="1408.126" calcext:value-type="float">
            <text:p>1408.126</text:p>
          </table:table-cell>
          <table:table-cell office:value-type="float" office:value="1276.884" calcext:value-type="float">
            <text:p>1276.884</text:p>
          </table:table-cell>
          <table:table-cell office:value-type="float" office:value="767.9382" calcext:value-type="float">
            <text:p>767.9382</text:p>
          </table:table-cell>
          <table:table-cell office:value-type="float" office:value="1076.762" calcext:value-type="float">
            <text:p>1076.762</text:p>
          </table:table-cell>
          <table:table-cell office:value-type="float" office:value="414.8292" calcext:value-type="float">
            <text:p>414.8292</text:p>
          </table:table-cell>
          <table:table-cell office:value-type="float" office:value="1855.285" calcext:value-type="float">
            <text:p>1855.285</text:p>
          </table:table-cell>
          <table:table-cell office:value-type="float" office:value="2091.929" calcext:value-type="float">
            <text:p>2091.929</text:p>
          </table:table-cell>
          <table:table-cell office:value-type="float" office:value="1672.649" calcext:value-type="float">
            <text:p>1672.649</text:p>
          </table:table-cell>
          <table:table-cell office:value-type="float" office:value="585.5444" calcext:value-type="float">
            <text:p>585.5444</text:p>
          </table:table-cell>
          <table:table-cell office:value-type="float" office:value="577.2015" calcext:value-type="float">
            <text:p>577.2015</text:p>
          </table:table-cell>
          <table:table-cell office:value-type="float" office:value="142.8289" calcext:value-type="float">
            <text:p>142.8289</text:p>
          </table:table-cell>
          <table:table-cell office:value-type="float" office:value="35.7018" calcext:value-type="float">
            <text:p>35.7018</text:p>
          </table:table-cell>
          <table:table-cell office:value-type="float" office:value="0" calcext:value-type="float">
            <text:p>0</text:p>
          </table:table-cell>
          <table:table-cell office:value-type="float" office:value="-0.04791165" calcext:value-type="float">
            <text:p>-0.04791165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4.7105" calcext:value-type="float">
            <text:p>-884.7105</text:p>
          </table:table-cell>
          <table:table-cell office:value-type="float" office:value="1402.609" calcext:value-type="float">
            <text:p>1402.609</text:p>
          </table:table-cell>
          <table:table-cell office:value-type="float" office:value="-451.5743" calcext:value-type="float">
            <text:p>-451.5743</text:p>
          </table:table-cell>
          <table:table-cell office:value-type="float" office:value="0" calcext:value-type="float">
            <text:p>0</text:p>
          </table:table-cell>
          <table:table-cell office:value-type="float" office:value="13.47248" calcext:value-type="float">
            <text:p>13.4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229.3758" calcext:value-type="float">
            <text:p>229.3758</text:p>
          </table:table-cell>
          <table:table-cell office:value-type="float" office:value="13185.94" calcext:value-type="float">
            <text:p>13185.94</text:p>
          </table:table-cell>
          <table:table-cell office:value-type="float" office:value="0" calcext:value-type="float">
            <text:p>0</text:p>
          </table:table-cell>
          <table:table-cell office:value-type="float" office:value="73.19981" calcext:value-type="float">
            <text:p>73.19981</text:p>
          </table:table-cell>
          <table:table-cell office:value-type="float" office:value="-604.5074" calcext:value-type="float">
            <text:p>-604.5074</text:p>
          </table:table-cell>
          <table:table-cell office:value-type="float" office:value="1701.382" calcext:value-type="float">
            <text:p>1701.382</text:p>
          </table:table-cell>
          <table:table-cell office:value-type="float" office:value="-152.3793" calcext:value-type="float">
            <text:p>-152.3793</text:p>
          </table:table-cell>
          <table:table-cell office:value-type="float" office:value="88.43555" calcext:value-type="float">
            <text:p>88.43555</text:p>
          </table:table-cell>
          <table:table-cell office:value-type="float" office:value="12.60779" calcext:value-type="float">
            <text:p>12.60779</text:p>
          </table:table-cell>
          <table:table-cell office:value-type="float" office:value="0.08839836" calcext:value-type="float">
            <text:p>0.0883983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49.5506" calcext:value-type="float">
            <text:p>949.5506</text:p>
          </table:table-cell>
          <table:table-cell office:value-type="float" office:value="0" calcext:value-type="float">
            <text:p>0</text:p>
          </table:table-cell>
          <table:table-cell office:value-type="float" office:value="338.0778" calcext:value-type="float">
            <text:p>338.0778</text:p>
          </table:table-cell>
          <table:table-cell office:value-type="float" office:value="1159.431" calcext:value-type="float">
            <text:p>1159.431</text:p>
          </table:table-cell>
          <table:table-cell office:value-type="float" office:value="1407.9" calcext:value-type="float">
            <text:p>1407.9</text:p>
          </table:table-cell>
          <table:table-cell office:value-type="float" office:value="1276.829" calcext:value-type="float">
            <text:p>1276.829</text:p>
          </table:table-cell>
          <table:table-cell office:value-type="float" office:value="767.8936" calcext:value-type="float">
            <text:p>767.8936</text:p>
          </table:table-cell>
          <table:table-cell office:value-type="float" office:value="1076.732" calcext:value-type="float">
            <text:p>1076.732</text:p>
          </table:table-cell>
          <table:table-cell office:value-type="float" office:value="414.8145" calcext:value-type="float">
            <text:p>414.8145</text:p>
          </table:table-cell>
          <table:table-cell office:value-type="float" office:value="1855.244" calcext:value-type="float">
            <text:p>1855.244</text:p>
          </table:table-cell>
          <table:table-cell office:value-type="float" office:value="2091.897" calcext:value-type="float">
            <text:p>2091.897</text:p>
          </table:table-cell>
          <table:table-cell office:value-type="float" office:value="1672.63" calcext:value-type="float">
            <text:p>1672.63</text:p>
          </table:table-cell>
          <table:table-cell office:value-type="float" office:value="585.5432" calcext:value-type="float">
            <text:p>585.5432</text:p>
          </table:table-cell>
          <table:table-cell office:value-type="float" office:value="577.1882" calcext:value-type="float">
            <text:p>577.1882</text:p>
          </table:table-cell>
          <table:table-cell office:value-type="float" office:value="142.8288" calcext:value-type="float">
            <text:p>142.8288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1454" calcext:value-type="float">
            <text:p>-0.04791454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1436" calcext:value-type="float">
            <text:p>-885.1436</text:p>
          </table:table-cell>
          <table:table-cell office:value-type="float" office:value="1402.176" calcext:value-type="float">
            <text:p>1402.176</text:p>
          </table:table-cell>
          <table:table-cell office:value-type="float" office:value="-452.5057" calcext:value-type="float">
            <text:p>-452.5057</text:p>
          </table:table-cell>
          <table:table-cell office:value-type="float" office:value="0" calcext:value-type="float">
            <text:p>0</text:p>
          </table:table-cell>
          <table:table-cell office:value-type="float" office:value="13.40388" calcext:value-type="float">
            <text:p>13.4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229.1207" calcext:value-type="float">
            <text:p>229.1207</text:p>
          </table:table-cell>
          <table:table-cell office:value-type="float" office:value="13185.7" calcext:value-type="float">
            <text:p>13185.7</text:p>
          </table:table-cell>
          <table:table-cell office:value-type="float" office:value="0" calcext:value-type="float">
            <text:p>0</text:p>
          </table:table-cell>
          <table:table-cell office:value-type="float" office:value="73.58525" calcext:value-type="float">
            <text:p>73.58525</text:p>
          </table:table-cell>
          <table:table-cell office:value-type="float" office:value="-605.6402" calcext:value-type="float">
            <text:p>-605.6402</text:p>
          </table:table-cell>
          <table:table-cell office:value-type="float" office:value="1704.212" calcext:value-type="float">
            <text:p>1704.212</text:p>
          </table:table-cell>
          <table:table-cell office:value-type="float" office:value="-152.6467" calcext:value-type="float">
            <text:p>-152.6467</text:p>
          </table:table-cell>
          <table:table-cell office:value-type="float" office:value="88.37494" calcext:value-type="float">
            <text:p>88.37494</text:p>
          </table:table-cell>
          <table:table-cell office:value-type="float" office:value="12.59717" calcext:value-type="float">
            <text:p>12.59717</text:p>
          </table:table-cell>
          <table:table-cell office:value-type="float" office:value="0.0887429" calcext:value-type="float">
            <text:p>0.088742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48.2583" calcext:value-type="float">
            <text:p>948.2583</text:p>
          </table:table-cell>
          <table:table-cell office:value-type="float" office:value="0" calcext:value-type="float">
            <text:p>0</text:p>
          </table:table-cell>
          <table:table-cell office:value-type="float" office:value="338.1454" calcext:value-type="float">
            <text:p>338.1454</text:p>
          </table:table-cell>
          <table:table-cell office:value-type="float" office:value="1159.295" calcext:value-type="float">
            <text:p>1159.295</text:p>
          </table:table-cell>
          <table:table-cell office:value-type="float" office:value="1407.714" calcext:value-type="float">
            <text:p>1407.714</text:p>
          </table:table-cell>
          <table:table-cell office:value-type="float" office:value="1276.79" calcext:value-type="float">
            <text:p>1276.79</text:p>
          </table:table-cell>
          <table:table-cell office:value-type="float" office:value="767.8549" calcext:value-type="float">
            <text:p>767.8549</text:p>
          </table:table-cell>
          <table:table-cell office:value-type="float" office:value="1076.705" calcext:value-type="float">
            <text:p>1076.705</text:p>
          </table:table-cell>
          <table:table-cell office:value-type="float" office:value="414.8005" calcext:value-type="float">
            <text:p>414.8005</text:p>
          </table:table-cell>
          <table:table-cell office:value-type="float" office:value="1855.203" calcext:value-type="float">
            <text:p>1855.203</text:p>
          </table:table-cell>
          <table:table-cell office:value-type="float" office:value="2091.865" calcext:value-type="float">
            <text:p>2091.865</text:p>
          </table:table-cell>
          <table:table-cell office:value-type="float" office:value="1672.611" calcext:value-type="float">
            <text:p>1672.611</text:p>
          </table:table-cell>
          <table:table-cell office:value-type="float" office:value="585.5393" calcext:value-type="float">
            <text:p>585.5393</text:p>
          </table:table-cell>
          <table:table-cell office:value-type="float" office:value="577.1751" calcext:value-type="float">
            <text:p>577.1751</text:p>
          </table:table-cell>
          <table:table-cell office:value-type="float" office:value="142.8288" calcext:value-type="float">
            <text:p>142.8288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1587" calcext:value-type="float">
            <text:p>-0.04791587</text:p>
          </table:table-cell>
          <table:table-cell office:value-type="float" office:value="0" calcext:value-type="float">
            <text:p>0</text:p>
          </table:table-cell>
          <table:table-cell office:value-type="float" office:value="5.731053" calcext:value-type="float">
            <text:p>5.731053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5634" calcext:value-type="float">
            <text:p>-885.5634</text:p>
          </table:table-cell>
          <table:table-cell office:value-type="float" office:value="1401.756" calcext:value-type="float">
            <text:p>1401.756</text:p>
          </table:table-cell>
          <table:table-cell office:value-type="float" office:value="-453.3083" calcext:value-type="float">
            <text:p>-453.3083</text:p>
          </table:table-cell>
          <table:table-cell office:value-type="float" office:value="0" calcext:value-type="float">
            <text:p>0</text:p>
          </table:table-cell>
          <table:table-cell office:value-type="float" office:value="13.33441" calcext:value-type="float">
            <text:p>13.33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1036.054" calcext:value-type="float">
            <text:p>1036.054</text:p>
          </table:table-cell>
          <table:table-cell office:value-type="float" office:value="13185.49" calcext:value-type="float">
            <text:p>13185.4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06.6729" calcext:value-type="float">
            <text:p>-606.6729</text:p>
          </table:table-cell>
          <table:table-cell office:value-type="float" office:value="1719.311" calcext:value-type="float">
            <text:p>1719.31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31566" calcext:value-type="float">
            <text:p>88.31566</text:p>
          </table:table-cell>
          <table:table-cell office:value-type="float" office:value="761.5255" calcext:value-type="float">
            <text:p>761.5255</text:p>
          </table:table-cell>
          <table:table-cell office:value-type="float" office:value="0.08914088" calcext:value-type="float">
            <text:p>0.0891408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38697" calcext:value-type="float">
            <text:p>0.5838697</text:p>
          </table:table-cell>
          <table:table-cell office:value-type="float" office:value="370" calcext:value-type="float">
            <text:p>370</text:p>
          </table:table-cell>
          <table:table-cell office:value-type="float" office:value="947.1578" calcext:value-type="float">
            <text:p>947.1578</text:p>
          </table:table-cell>
          <table:table-cell office:value-type="float" office:value="0" calcext:value-type="float">
            <text:p>0</text:p>
          </table:table-cell>
          <table:table-cell office:value-type="float" office:value="342.3113" calcext:value-type="float">
            <text:p>342.3113</text:p>
          </table:table-cell>
          <table:table-cell office:value-type="float" office:value="1172.116" calcext:value-type="float">
            <text:p>1172.116</text:p>
          </table:table-cell>
          <table:table-cell office:value-type="float" office:value="1416.682" calcext:value-type="float">
            <text:p>1416.682</text:p>
          </table:table-cell>
          <table:table-cell office:value-type="float" office:value="1287.371" calcext:value-type="float">
            <text:p>1287.371</text:p>
          </table:table-cell>
          <table:table-cell office:value-type="float" office:value="778.3862" calcext:value-type="float">
            <text:p>778.3862</text:p>
          </table:table-cell>
          <table:table-cell office:value-type="float" office:value="1079.958" calcext:value-type="float">
            <text:p>1079.958</text:p>
          </table:table-cell>
          <table:table-cell office:value-type="float" office:value="416.3687" calcext:value-type="float">
            <text:p>416.3687</text:p>
          </table:table-cell>
          <table:table-cell office:value-type="float" office:value="1856.445" calcext:value-type="float">
            <text:p>1856.445</text:p>
          </table:table-cell>
          <table:table-cell office:value-type="float" office:value="2093.686" calcext:value-type="float">
            <text:p>2093.686</text:p>
          </table:table-cell>
          <table:table-cell office:value-type="float" office:value="1673.896" calcext:value-type="float">
            <text:p>1673.896</text:p>
          </table:table-cell>
          <table:table-cell office:value-type="float" office:value="586.1252" calcext:value-type="float">
            <text:p>586.1252</text:p>
          </table:table-cell>
          <table:table-cell office:value-type="float" office:value="578.1392" calcext:value-type="float">
            <text:p>578.1392</text:p>
          </table:table-cell>
          <table:table-cell office:value-type="float" office:value="142.8288" calcext:value-type="float">
            <text:p>142.8288</text:p>
          </table:table-cell>
          <table:table-cell office:value-type="float" office:value="35.70178" calcext:value-type="float">
            <text:p>35.70178</text:p>
          </table:table-cell>
          <table:table-cell office:value-type="float" office:value="0" calcext:value-type="float">
            <text:p>0</text:p>
          </table:table-cell>
          <table:table-cell office:value-type="float" office:value="-0.04791655" calcext:value-type="float">
            <text:p>-0.04791655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4.0052" calcext:value-type="float">
            <text:p>-454.0052</text:p>
          </table:table-cell>
          <table:table-cell office:value-type="float" office:value="0" calcext:value-type="float">
            <text:p>0</text:p>
          </table:table-cell>
          <table:table-cell office:value-type="float" office:value="13.12352" calcext:value-type="float">
            <text:p>13.1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1035.487" calcext:value-type="float">
            <text:p>1035.487</text:p>
          </table:table-cell>
          <table:table-cell office:value-type="float" office:value="13185.28" calcext:value-type="float">
            <text:p>13185.2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07.4825" calcext:value-type="float">
            <text:p>-607.4825</text:p>
          </table:table-cell>
          <table:table-cell office:value-type="float" office:value="1721.27" calcext:value-type="float">
            <text:p>1721.2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7193" calcext:value-type="float">
            <text:p>88.27193</text:p>
          </table:table-cell>
          <table:table-cell office:value-type="float" office:value="761.522" calcext:value-type="float">
            <text:p>761.522</text:p>
          </table:table-cell>
          <table:table-cell office:value-type="float" office:value="0.08950423" calcext:value-type="float">
            <text:p>0.0895042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823928" calcext:value-type="float">
            <text:p>0.5823928</text:p>
          </table:table-cell>
          <table:table-cell office:value-type="float" office:value="370" calcext:value-type="float">
            <text:p>370</text:p>
          </table:table-cell>
          <table:table-cell office:value-type="float" office:value="946.3501" calcext:value-type="float">
            <text:p>946.3501</text:p>
          </table:table-cell>
          <table:table-cell office:value-type="float" office:value="0" calcext:value-type="float">
            <text:p>0</text:p>
          </table:table-cell>
          <table:table-cell office:value-type="float" office:value="342.3426" calcext:value-type="float">
            <text:p>342.3426</text:p>
          </table:table-cell>
          <table:table-cell office:value-type="float" office:value="1171.927" calcext:value-type="float">
            <text:p>1171.927</text:p>
          </table:table-cell>
          <table:table-cell office:value-type="float" office:value="1416.479" calcext:value-type="float">
            <text:p>1416.479</text:p>
          </table:table-cell>
          <table:table-cell office:value-type="float" office:value="1287.273" calcext:value-type="float">
            <text:p>1287.273</text:p>
          </table:table-cell>
          <table:table-cell office:value-type="float" office:value="778.2963" calcext:value-type="float">
            <text:p>778.2963</text:p>
          </table:table-cell>
          <table:table-cell office:value-type="float" office:value="1079.905" calcext:value-type="float">
            <text:p>1079.905</text:p>
          </table:table-cell>
          <table:table-cell office:value-type="float" office:value="416.3433" calcext:value-type="float">
            <text:p>416.3433</text:p>
          </table:table-cell>
          <table:table-cell office:value-type="float" office:value="1856.395" calcext:value-type="float">
            <text:p>1856.395</text:p>
          </table:table-cell>
          <table:table-cell office:value-type="float" office:value="2093.643" calcext:value-type="float">
            <text:p>2093.643</text:p>
          </table:table-cell>
          <table:table-cell office:value-type="float" office:value="1673.87" calcext:value-type="float">
            <text:p>1673.87</text:p>
          </table:table-cell>
          <table:table-cell office:value-type="float" office:value="586.116" calcext:value-type="float">
            <text:p>586.116</text:p>
          </table:table-cell>
          <table:table-cell office:value-type="float" office:value="578.1212" calcext:value-type="float">
            <text:p>578.1212</text:p>
          </table:table-cell>
          <table:table-cell office:value-type="float" office:value="142.8288" calcext:value-type="float">
            <text:p>142.8288</text:p>
          </table:table-cell>
          <table:table-cell office:value-type="float" office:value="35.70176" calcext:value-type="float">
            <text:p>35.70176</text:p>
          </table:table-cell>
          <table:table-cell office:value-type="float" office:value="0" calcext:value-type="float">
            <text:p>0</text:p>
          </table:table-cell>
          <table:table-cell office:value-type="float" office:value="-0.04791713" calcext:value-type="float">
            <text:p>-0.04791713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4.7116" calcext:value-type="float">
            <text:p>-454.7116</text:p>
          </table:table-cell>
          <table:table-cell office:value-type="float" office:value="0" calcext:value-type="float">
            <text:p>0</text:p>
          </table:table-cell>
          <table:table-cell office:value-type="float" office:value="13.02338" calcext:value-type="float">
            <text:p>13.0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1034.919" calcext:value-type="float">
            <text:p>1034.919</text:p>
          </table:table-cell>
          <table:table-cell office:value-type="float" office:value="13185.08" calcext:value-type="float">
            <text:p>13185.0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08.2553" calcext:value-type="float">
            <text:p>-608.2553</text:p>
          </table:table-cell>
          <table:table-cell office:value-type="float" office:value="1722.624" calcext:value-type="float">
            <text:p>1722.624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448" calcext:value-type="float">
            <text:p>88.2448</text:p>
          </table:table-cell>
          <table:table-cell office:value-type="float" office:value="761.5182" calcext:value-type="float">
            <text:p>761.5182</text:p>
          </table:table-cell>
          <table:table-cell office:value-type="float" office:value="0.08986858" calcext:value-type="float">
            <text:p>0.0898685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78392" calcext:value-type="float">
            <text:p>0.5778392</text:p>
          </table:table-cell>
          <table:table-cell office:value-type="float" office:value="370" calcext:value-type="float">
            <text:p>370</text:p>
          </table:table-cell>
          <table:table-cell office:value-type="float" office:value="945.5822" calcext:value-type="float">
            <text:p>945.5822</text:p>
          </table:table-cell>
          <table:table-cell office:value-type="float" office:value="0" calcext:value-type="float">
            <text:p>0</text:p>
          </table:table-cell>
          <table:table-cell office:value-type="float" office:value="342.374" calcext:value-type="float">
            <text:p>342.374</text:p>
          </table:table-cell>
          <table:table-cell office:value-type="float" office:value="1171.741" calcext:value-type="float">
            <text:p>1171.741</text:p>
          </table:table-cell>
          <table:table-cell office:value-type="float" office:value="1416.28" calcext:value-type="float">
            <text:p>1416.28</text:p>
          </table:table-cell>
          <table:table-cell office:value-type="float" office:value="1287.176" calcext:value-type="float">
            <text:p>1287.176</text:p>
          </table:table-cell>
          <table:table-cell office:value-type="float" office:value="778.2086" calcext:value-type="float">
            <text:p>778.2086</text:p>
          </table:table-cell>
          <table:table-cell office:value-type="float" office:value="1079.852" calcext:value-type="float">
            <text:p>1079.852</text:p>
          </table:table-cell>
          <table:table-cell office:value-type="float" office:value="416.3198" calcext:value-type="float">
            <text:p>416.3198</text:p>
          </table:table-cell>
          <table:table-cell office:value-type="float" office:value="1856.344" calcext:value-type="float">
            <text:p>1856.344</text:p>
          </table:table-cell>
          <table:table-cell office:value-type="float" office:value="2093.599" calcext:value-type="float">
            <text:p>2093.599</text:p>
          </table:table-cell>
          <table:table-cell office:value-type="float" office:value="1673.844" calcext:value-type="float">
            <text:p>1673.844</text:p>
          </table:table-cell>
          <table:table-cell office:value-type="float" office:value="586.1066" calcext:value-type="float">
            <text:p>586.1066</text:p>
          </table:table-cell>
          <table:table-cell office:value-type="float" office:value="578.1029" calcext:value-type="float">
            <text:p>578.1029</text:p>
          </table:table-cell>
          <table:table-cell office:value-type="float" office:value="142.8287" calcext:value-type="float">
            <text:p>142.8287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1766" calcext:value-type="float">
            <text:p>-0.0479176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5.4116" calcext:value-type="float">
            <text:p>-455.4116</text:p>
          </table:table-cell>
          <table:table-cell office:value-type="float" office:value="0" calcext:value-type="float">
            <text:p>0</text:p>
          </table:table-cell>
          <table:table-cell office:value-type="float" office:value="12.95576" calcext:value-type="float">
            <text:p>12.95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1034.275" calcext:value-type="float">
            <text:p>1034.275</text:p>
          </table:table-cell>
          <table:table-cell office:value-type="float" office:value="13184.88" calcext:value-type="float">
            <text:p>13184.8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09.1185" calcext:value-type="float">
            <text:p>-609.1185</text:p>
          </table:table-cell>
          <table:table-cell office:value-type="float" office:value="1725.405" calcext:value-type="float">
            <text:p>1725.40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3082" calcext:value-type="float">
            <text:p>88.23082</text:p>
          </table:table-cell>
          <table:table-cell office:value-type="float" office:value="761.5082" calcext:value-type="float">
            <text:p>761.5082</text:p>
          </table:table-cell>
          <table:table-cell office:value-type="float" office:value="0.09023625" calcext:value-type="float">
            <text:p>0.0902362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35878" calcext:value-type="float">
            <text:p>0.5735878</text:p>
          </table:table-cell>
          <table:table-cell office:value-type="float" office:value="370" calcext:value-type="float">
            <text:p>370</text:p>
          </table:table-cell>
          <table:table-cell office:value-type="float" office:value="944.7236" calcext:value-type="float">
            <text:p>944.7236</text:p>
          </table:table-cell>
          <table:table-cell office:value-type="float" office:value="0" calcext:value-type="float">
            <text:p>0</text:p>
          </table:table-cell>
          <table:table-cell office:value-type="float" office:value="342.4077" calcext:value-type="float">
            <text:p>342.4077</text:p>
          </table:table-cell>
          <table:table-cell office:value-type="float" office:value="1171.523" calcext:value-type="float">
            <text:p>1171.523</text:p>
          </table:table-cell>
          <table:table-cell office:value-type="float" office:value="1416.056" calcext:value-type="float">
            <text:p>1416.056</text:p>
          </table:table-cell>
          <table:table-cell office:value-type="float" office:value="1287.067" calcext:value-type="float">
            <text:p>1287.067</text:p>
          </table:table-cell>
          <table:table-cell office:value-type="float" office:value="778.1174" calcext:value-type="float">
            <text:p>778.1174</text:p>
          </table:table-cell>
          <table:table-cell office:value-type="float" office:value="1079.798" calcext:value-type="float">
            <text:p>1079.798</text:p>
          </table:table-cell>
          <table:table-cell office:value-type="float" office:value="416.2967" calcext:value-type="float">
            <text:p>416.2967</text:p>
          </table:table-cell>
          <table:table-cell office:value-type="float" office:value="1856.293" calcext:value-type="float">
            <text:p>1856.293</text:p>
          </table:table-cell>
          <table:table-cell office:value-type="float" office:value="2093.555" calcext:value-type="float">
            <text:p>2093.555</text:p>
          </table:table-cell>
          <table:table-cell office:value-type="float" office:value="1673.818" calcext:value-type="float">
            <text:p>1673.818</text:p>
          </table:table-cell>
          <table:table-cell office:value-type="float" office:value="586.0972" calcext:value-type="float">
            <text:p>586.0972</text:p>
          </table:table-cell>
          <table:table-cell office:value-type="float" office:value="578.0844" calcext:value-type="float">
            <text:p>578.0844</text:p>
          </table:table-cell>
          <table:table-cell office:value-type="float" office:value="142.8287" calcext:value-type="float">
            <text:p>142.8287</text:p>
          </table:table-cell>
          <table:table-cell office:value-type="float" office:value="35.70182" calcext:value-type="float">
            <text:p>35.70182</text:p>
          </table:table-cell>
          <table:table-cell office:value-type="float" office:value="0" calcext:value-type="float">
            <text:p>0</text:p>
          </table:table-cell>
          <table:table-cell office:value-type="float" office:value="-0.04791849" calcext:value-type="float">
            <text:p>-0.04791849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6.1862" calcext:value-type="float">
            <text:p>-456.1862</text:p>
          </table:table-cell>
          <table:table-cell office:value-type="float" office:value="0" calcext:value-type="float">
            <text:p>0</text:p>
          </table:table-cell>
          <table:table-cell office:value-type="float" office:value="12.87097" calcext:value-type="float">
            <text:p>12.87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1033.585" calcext:value-type="float">
            <text:p>1033.585</text:p>
          </table:table-cell>
          <table:table-cell office:value-type="float" office:value="13184.67" calcext:value-type="float">
            <text:p>13184.6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0.012" calcext:value-type="float">
            <text:p>-610.012</text:p>
          </table:table-cell>
          <table:table-cell office:value-type="float" office:value="1726.841" calcext:value-type="float">
            <text:p>1726.84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1601" calcext:value-type="float">
            <text:p>88.21601</text:p>
          </table:table-cell>
          <table:table-cell office:value-type="float" office:value="761.4984" calcext:value-type="float">
            <text:p>761.4984</text:p>
          </table:table-cell>
          <table:table-cell office:value-type="float" office:value="0.09059727" calcext:value-type="float">
            <text:p>0.0905972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43.8322" calcext:value-type="float">
            <text:p>943.8322</text:p>
          </table:table-cell>
          <table:table-cell office:value-type="float" office:value="0" calcext:value-type="float">
            <text:p>0</text:p>
          </table:table-cell>
          <table:table-cell office:value-type="float" office:value="342.4445" calcext:value-type="float">
            <text:p>342.4445</text:p>
          </table:table-cell>
          <table:table-cell office:value-type="float" office:value="1171.286" calcext:value-type="float">
            <text:p>1171.286</text:p>
          </table:table-cell>
          <table:table-cell office:value-type="float" office:value="1415.819" calcext:value-type="float">
            <text:p>1415.819</text:p>
          </table:table-cell>
          <table:table-cell office:value-type="float" office:value="1286.952" calcext:value-type="float">
            <text:p>1286.952</text:p>
          </table:table-cell>
          <table:table-cell office:value-type="float" office:value="778.0182" calcext:value-type="float">
            <text:p>778.0182</text:p>
          </table:table-cell>
          <table:table-cell office:value-type="float" office:value="1079.742" calcext:value-type="float">
            <text:p>1079.742</text:p>
          </table:table-cell>
          <table:table-cell office:value-type="float" office:value="416.2727" calcext:value-type="float">
            <text:p>416.2727</text:p>
          </table:table-cell>
          <table:table-cell office:value-type="float" office:value="1856.242" calcext:value-type="float">
            <text:p>1856.242</text:p>
          </table:table-cell>
          <table:table-cell office:value-type="float" office:value="2093.511" calcext:value-type="float">
            <text:p>2093.511</text:p>
          </table:table-cell>
          <table:table-cell office:value-type="float" office:value="1673.791" calcext:value-type="float">
            <text:p>1673.791</text:p>
          </table:table-cell>
          <table:table-cell office:value-type="float" office:value="586.0879" calcext:value-type="float">
            <text:p>586.0879</text:p>
          </table:table-cell>
          <table:table-cell office:value-type="float" office:value="578.0659" calcext:value-type="float">
            <text:p>578.0659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84" calcext:value-type="float">
            <text:p>35.70184</text:p>
          </table:table-cell>
          <table:table-cell office:value-type="float" office:value="0" calcext:value-type="float">
            <text:p>0</text:p>
          </table:table-cell>
          <table:table-cell office:value-type="float" office:value="-0.04791965" calcext:value-type="float">
            <text:p>-0.04791965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7.0034" calcext:value-type="float">
            <text:p>-457.0034</text:p>
          </table:table-cell>
          <table:table-cell office:value-type="float" office:value="0" calcext:value-type="float">
            <text:p>0</text:p>
          </table:table-cell>
          <table:table-cell office:value-type="float" office:value="12.79684" calcext:value-type="float">
            <text:p>12.79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1032.907" calcext:value-type="float">
            <text:p>1032.907</text:p>
          </table:table-cell>
          <table:table-cell office:value-type="float" office:value="13184.46" calcext:value-type="float">
            <text:p>13184.4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0.8801" calcext:value-type="float">
            <text:p>-610.8801</text:p>
          </table:table-cell>
          <table:table-cell office:value-type="float" office:value="1729.95" calcext:value-type="float">
            <text:p>1729.9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431" calcext:value-type="float">
            <text:p>88.2431</text:p>
          </table:table-cell>
          <table:table-cell office:value-type="float" office:value="761.4976" calcext:value-type="float">
            <text:p>761.4976</text:p>
          </table:table-cell>
          <table:table-cell office:value-type="float" office:value="0.09097029" calcext:value-type="float">
            <text:p>0.0909702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42.9644" calcext:value-type="float">
            <text:p>942.9644</text:p>
          </table:table-cell>
          <table:table-cell office:value-type="float" office:value="0" calcext:value-type="float">
            <text:p>0</text:p>
          </table:table-cell>
          <table:table-cell office:value-type="float" office:value="342.4804" calcext:value-type="float">
            <text:p>342.4804</text:p>
          </table:table-cell>
          <table:table-cell office:value-type="float" office:value="1171.061" calcext:value-type="float">
            <text:p>1171.061</text:p>
          </table:table-cell>
          <table:table-cell office:value-type="float" office:value="1415.58" calcext:value-type="float">
            <text:p>1415.58</text:p>
          </table:table-cell>
          <table:table-cell office:value-type="float" office:value="1286.828" calcext:value-type="float">
            <text:p>1286.828</text:p>
          </table:table-cell>
          <table:table-cell office:value-type="float" office:value="777.9145" calcext:value-type="float">
            <text:p>777.9145</text:p>
          </table:table-cell>
          <table:table-cell office:value-type="float" office:value="1079.685" calcext:value-type="float">
            <text:p>1079.685</text:p>
          </table:table-cell>
          <table:table-cell office:value-type="float" office:value="416.246" calcext:value-type="float">
            <text:p>416.246</text:p>
          </table:table-cell>
          <table:table-cell office:value-type="float" office:value="1856.191" calcext:value-type="float">
            <text:p>1856.191</text:p>
          </table:table-cell>
          <table:table-cell office:value-type="float" office:value="2093.467" calcext:value-type="float">
            <text:p>2093.467</text:p>
          </table:table-cell>
          <table:table-cell office:value-type="float" office:value="1673.765" calcext:value-type="float">
            <text:p>1673.765</text:p>
          </table:table-cell>
          <table:table-cell office:value-type="float" office:value="586.0784" calcext:value-type="float">
            <text:p>586.0784</text:p>
          </table:table-cell>
          <table:table-cell office:value-type="float" office:value="578.0474" calcext:value-type="float">
            <text:p>578.0474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83" calcext:value-type="float">
            <text:p>35.70183</text:p>
          </table:table-cell>
          <table:table-cell office:value-type="float" office:value="0" calcext:value-type="float">
            <text:p>0</text:p>
          </table:table-cell>
          <table:table-cell office:value-type="float" office:value="-0.04792044" calcext:value-type="float">
            <text:p>-0.04792044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7.813" calcext:value-type="float">
            <text:p>-457.813</text:p>
          </table:table-cell>
          <table:table-cell office:value-type="float" office:value="0" calcext:value-type="float">
            <text:p>0</text:p>
          </table:table-cell>
          <table:table-cell office:value-type="float" office:value="12.73744" calcext:value-type="float">
            <text:p>12.73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1032.281" calcext:value-type="float">
            <text:p>1032.281</text:p>
          </table:table-cell>
          <table:table-cell office:value-type="float" office:value="13184.27" calcext:value-type="float">
            <text:p>13184.2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1.6895" calcext:value-type="float">
            <text:p>-611.6895</text:p>
          </table:table-cell>
          <table:table-cell office:value-type="float" office:value="1732.844" calcext:value-type="float">
            <text:p>1732.844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6785" calcext:value-type="float">
            <text:p>88.26785</text:p>
          </table:table-cell>
          <table:table-cell office:value-type="float" office:value="761.4958" calcext:value-type="float">
            <text:p>761.4958</text:p>
          </table:table-cell>
          <table:table-cell office:value-type="float" office:value="0.09135004" calcext:value-type="float">
            <text:p>0.0913500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42.1555" calcext:value-type="float">
            <text:p>942.1555</text:p>
          </table:table-cell>
          <table:table-cell office:value-type="float" office:value="0" calcext:value-type="float">
            <text:p>0</text:p>
          </table:table-cell>
          <table:table-cell office:value-type="float" office:value="342.5135" calcext:value-type="float">
            <text:p>342.5135</text:p>
          </table:table-cell>
          <table:table-cell office:value-type="float" office:value="1170.86" calcext:value-type="float">
            <text:p>1170.86</text:p>
          </table:table-cell>
          <table:table-cell office:value-type="float" office:value="1415.364" calcext:value-type="float">
            <text:p>1415.364</text:p>
          </table:table-cell>
          <table:table-cell office:value-type="float" office:value="1286.726" calcext:value-type="float">
            <text:p>1286.726</text:p>
          </table:table-cell>
          <table:table-cell office:value-type="float" office:value="777.8154" calcext:value-type="float">
            <text:p>777.8154</text:p>
          </table:table-cell>
          <table:table-cell office:value-type="float" office:value="1079.63" calcext:value-type="float">
            <text:p>1079.63</text:p>
          </table:table-cell>
          <table:table-cell office:value-type="float" office:value="416.2219" calcext:value-type="float">
            <text:p>416.2219</text:p>
          </table:table-cell>
          <table:table-cell office:value-type="float" office:value="1856.14" calcext:value-type="float">
            <text:p>1856.14</text:p>
          </table:table-cell>
          <table:table-cell office:value-type="float" office:value="2093.422" calcext:value-type="float">
            <text:p>2093.422</text:p>
          </table:table-cell>
          <table:table-cell office:value-type="float" office:value="1673.739" calcext:value-type="float">
            <text:p>1673.739</text:p>
          </table:table-cell>
          <table:table-cell office:value-type="float" office:value="586.0689" calcext:value-type="float">
            <text:p>586.0689</text:p>
          </table:table-cell>
          <table:table-cell office:value-type="float" office:value="578.0291" calcext:value-type="float">
            <text:p>578.0291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82" calcext:value-type="float">
            <text:p>35.70182</text:p>
          </table:table-cell>
          <table:table-cell office:value-type="float" office:value="0" calcext:value-type="float">
            <text:p>0</text:p>
          </table:table-cell>
          <table:table-cell office:value-type="float" office:value="-0.04792089" calcext:value-type="float">
            <text:p>-0.04792089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8.5624" calcext:value-type="float">
            <text:p>-458.5624</text:p>
          </table:table-cell>
          <table:table-cell office:value-type="float" office:value="0" calcext:value-type="float">
            <text:p>0</text:p>
          </table:table-cell>
          <table:table-cell office:value-type="float" office:value="12.67763" calcext:value-type="float">
            <text:p>12.6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1031.738" calcext:value-type="float">
            <text:p>1031.738</text:p>
          </table:table-cell>
          <table:table-cell office:value-type="float" office:value="13184.1" calcext:value-type="float">
            <text:p>13184.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2.418" calcext:value-type="float">
            <text:p>-612.418</text:p>
          </table:table-cell>
          <table:table-cell office:value-type="float" office:value="1734.703" calcext:value-type="float">
            <text:p>1734.70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2924" calcext:value-type="float">
            <text:p>88.2924</text:p>
          </table:table-cell>
          <table:table-cell office:value-type="float" office:value="761.4961" calcext:value-type="float">
            <text:p>761.4961</text:p>
          </table:table-cell>
          <table:table-cell office:value-type="float" office:value="0.0917377" calcext:value-type="float">
            <text:p>0.091737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41.4274" calcext:value-type="float">
            <text:p>941.4274</text:p>
          </table:table-cell>
          <table:table-cell office:value-type="float" office:value="0" calcext:value-type="float">
            <text:p>0</text:p>
          </table:table-cell>
          <table:table-cell office:value-type="float" office:value="342.5438" calcext:value-type="float">
            <text:p>342.5438</text:p>
          </table:table-cell>
          <table:table-cell office:value-type="float" office:value="1170.697" calcext:value-type="float">
            <text:p>1170.697</text:p>
          </table:table-cell>
          <table:table-cell office:value-type="float" office:value="1415.192" calcext:value-type="float">
            <text:p>1415.192</text:p>
          </table:table-cell>
          <table:table-cell office:value-type="float" office:value="1286.626" calcext:value-type="float">
            <text:p>1286.626</text:p>
          </table:table-cell>
          <table:table-cell office:value-type="float" office:value="777.7252" calcext:value-type="float">
            <text:p>777.7252</text:p>
          </table:table-cell>
          <table:table-cell office:value-type="float" office:value="1079.582" calcext:value-type="float">
            <text:p>1079.582</text:p>
          </table:table-cell>
          <table:table-cell office:value-type="float" office:value="416.1986" calcext:value-type="float">
            <text:p>416.1986</text:p>
          </table:table-cell>
          <table:table-cell office:value-type="float" office:value="1856.089" calcext:value-type="float">
            <text:p>1856.089</text:p>
          </table:table-cell>
          <table:table-cell office:value-type="float" office:value="2093.378" calcext:value-type="float">
            <text:p>2093.378</text:p>
          </table:table-cell>
          <table:table-cell office:value-type="float" office:value="1673.712" calcext:value-type="float">
            <text:p>1673.712</text:p>
          </table:table-cell>
          <table:table-cell office:value-type="float" office:value="586.0594" calcext:value-type="float">
            <text:p>586.0594</text:p>
          </table:table-cell>
          <table:table-cell office:value-type="float" office:value="578.0109" calcext:value-type="float">
            <text:p>578.0109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82" calcext:value-type="float">
            <text:p>35.70182</text:p>
          </table:table-cell>
          <table:table-cell office:value-type="float" office:value="0" calcext:value-type="float">
            <text:p>0</text:p>
          </table:table-cell>
          <table:table-cell office:value-type="float" office:value="-0.04792125" calcext:value-type="float">
            <text:p>-0.04792125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9.2187" calcext:value-type="float">
            <text:p>-459.2187</text:p>
          </table:table-cell>
          <table:table-cell office:value-type="float" office:value="0" calcext:value-type="float">
            <text:p>0</text:p>
          </table:table-cell>
          <table:table-cell office:value-type="float" office:value="12.60623" calcext:value-type="float">
            <text:p>12.6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1031.218" calcext:value-type="float">
            <text:p>1031.218</text:p>
          </table:table-cell>
          <table:table-cell office:value-type="float" office:value="13183.95" calcext:value-type="float">
            <text:p>13183.9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3.0665" calcext:value-type="float">
            <text:p>-613.0665</text:p>
          </table:table-cell>
          <table:table-cell office:value-type="float" office:value="1733.927" calcext:value-type="float">
            <text:p>1733.92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33233" calcext:value-type="float">
            <text:p>88.33233</text:p>
          </table:table-cell>
          <table:table-cell office:value-type="float" office:value="761.4907" calcext:value-type="float">
            <text:p>761.4907</text:p>
          </table:table-cell>
          <table:table-cell office:value-type="float" office:value="0.09209955" calcext:value-type="float">
            <text:p>0.0920995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294" calcext:value-type="float">
            <text:p>0.044672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40.7792" calcext:value-type="float">
            <text:p>940.7792</text:p>
          </table:table-cell>
          <table:table-cell office:value-type="float" office:value="0" calcext:value-type="float">
            <text:p>0</text:p>
          </table:table-cell>
          <table:table-cell office:value-type="float" office:value="342.5483" calcext:value-type="float">
            <text:p>342.5483</text:p>
          </table:table-cell>
          <table:table-cell office:value-type="float" office:value="1170.558" calcext:value-type="float">
            <text:p>1170.558</text:p>
          </table:table-cell>
          <table:table-cell office:value-type="float" office:value="1415.036" calcext:value-type="float">
            <text:p>1415.036</text:p>
          </table:table-cell>
          <table:table-cell office:value-type="float" office:value="1286.54" calcext:value-type="float">
            <text:p>1286.54</text:p>
          </table:table-cell>
          <table:table-cell office:value-type="float" office:value="777.6423" calcext:value-type="float">
            <text:p>777.6423</text:p>
          </table:table-cell>
          <table:table-cell office:value-type="float" office:value="1079.538" calcext:value-type="float">
            <text:p>1079.538</text:p>
          </table:table-cell>
          <table:table-cell office:value-type="float" office:value="416.177" calcext:value-type="float">
            <text:p>416.177</text:p>
          </table:table-cell>
          <table:table-cell office:value-type="float" office:value="1856.04" calcext:value-type="float">
            <text:p>1856.04</text:p>
          </table:table-cell>
          <table:table-cell office:value-type="float" office:value="2093.333" calcext:value-type="float">
            <text:p>2093.333</text:p>
          </table:table-cell>
          <table:table-cell office:value-type="float" office:value="1673.686" calcext:value-type="float">
            <text:p>1673.686</text:p>
          </table:table-cell>
          <table:table-cell office:value-type="float" office:value="586.05" calcext:value-type="float">
            <text:p>586.05</text:p>
          </table:table-cell>
          <table:table-cell office:value-type="float" office:value="577.9928" calcext:value-type="float">
            <text:p>577.9928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81" calcext:value-type="float">
            <text:p>35.70181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59.8383" calcext:value-type="float">
            <text:p>-459.8383</text:p>
          </table:table-cell>
          <table:table-cell office:value-type="float" office:value="0" calcext:value-type="float">
            <text:p>0</text:p>
          </table:table-cell>
          <table:table-cell office:value-type="float" office:value="12.57601" calcext:value-type="float">
            <text:p>12.57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1030.738" calcext:value-type="float">
            <text:p>1030.738</text:p>
          </table:table-cell>
          <table:table-cell office:value-type="float" office:value="13183.81" calcext:value-type="float">
            <text:p>13183.8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3.5209" calcext:value-type="float">
            <text:p>-613.5209</text:p>
          </table:table-cell>
          <table:table-cell office:value-type="float" office:value="1726.263" calcext:value-type="float">
            <text:p>1726.26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38522" calcext:value-type="float">
            <text:p>88.38522</text:p>
          </table:table-cell>
          <table:table-cell office:value-type="float" office:value="761.4713" calcext:value-type="float">
            <text:p>761.4713</text:p>
          </table:table-cell>
          <table:table-cell office:value-type="float" office:value="0.09226436" calcext:value-type="float">
            <text:p>0.0922643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596" calcext:value-type="float">
            <text:p>0.0446759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40.325" calcext:value-type="float">
            <text:p>940.325</text:p>
          </table:table-cell>
          <table:table-cell office:value-type="float" office:value="0" calcext:value-type="float">
            <text:p>0</text:p>
          </table:table-cell>
          <table:table-cell office:value-type="float" office:value="342.5376" calcext:value-type="float">
            <text:p>342.5376</text:p>
          </table:table-cell>
          <table:table-cell office:value-type="float" office:value="1170.449" calcext:value-type="float">
            <text:p>1170.449</text:p>
          </table:table-cell>
          <table:table-cell office:value-type="float" office:value="1414.901" calcext:value-type="float">
            <text:p>1414.901</text:p>
          </table:table-cell>
          <table:table-cell office:value-type="float" office:value="1286.475" calcext:value-type="float">
            <text:p>1286.475</text:p>
          </table:table-cell>
          <table:table-cell office:value-type="float" office:value="777.5656" calcext:value-type="float">
            <text:p>777.5656</text:p>
          </table:table-cell>
          <table:table-cell office:value-type="float" office:value="1079.5" calcext:value-type="float">
            <text:p>1079.5</text:p>
          </table:table-cell>
          <table:table-cell office:value-type="float" office:value="416.1565" calcext:value-type="float">
            <text:p>416.1565</text:p>
          </table:table-cell>
          <table:table-cell office:value-type="float" office:value="1855.999" calcext:value-type="float">
            <text:p>1855.999</text:p>
          </table:table-cell>
          <table:table-cell office:value-type="float" office:value="2093.289" calcext:value-type="float">
            <text:p>2093.289</text:p>
          </table:table-cell>
          <table:table-cell office:value-type="float" office:value="1673.66" calcext:value-type="float">
            <text:p>1673.66</text:p>
          </table:table-cell>
          <table:table-cell office:value-type="float" office:value="586.0406" calcext:value-type="float">
            <text:p>586.0406</text:p>
          </table:table-cell>
          <table:table-cell office:value-type="float" office:value="577.9749" calcext:value-type="float">
            <text:p>577.9749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8" calcext:value-type="float">
            <text:p>35.7018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0.4085" calcext:value-type="float">
            <text:p>-460.4085</text:p>
          </table:table-cell>
          <table:table-cell office:value-type="float" office:value="0" calcext:value-type="float">
            <text:p>0</text:p>
          </table:table-cell>
          <table:table-cell office:value-type="float" office:value="12.69246" calcext:value-type="float">
            <text:p>12.69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1030.301" calcext:value-type="float">
            <text:p>1030.301</text:p>
          </table:table-cell>
          <table:table-cell office:value-type="float" office:value="13183.69" calcext:value-type="float">
            <text:p>13183.6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4.0201" calcext:value-type="float">
            <text:p>-614.0201</text:p>
          </table:table-cell>
          <table:table-cell office:value-type="float" office:value="1726.568" calcext:value-type="float">
            <text:p>1726.56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42927" calcext:value-type="float">
            <text:p>88.42927</text:p>
          </table:table-cell>
          <table:table-cell office:value-type="float" office:value="761.4693" calcext:value-type="float">
            <text:p>761.4693</text:p>
          </table:table-cell>
          <table:table-cell office:value-type="float" office:value="0.09235675" calcext:value-type="float">
            <text:p>0.0923567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7946" calcext:value-type="float">
            <text:p>0.0446794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9.8258" calcext:value-type="float">
            <text:p>939.8258</text:p>
          </table:table-cell>
          <table:table-cell office:value-type="float" office:value="0" calcext:value-type="float">
            <text:p>0</text:p>
          </table:table-cell>
          <table:table-cell office:value-type="float" office:value="342.5393" calcext:value-type="float">
            <text:p>342.5393</text:p>
          </table:table-cell>
          <table:table-cell office:value-type="float" office:value="1170.341" calcext:value-type="float">
            <text:p>1170.341</text:p>
          </table:table-cell>
          <table:table-cell office:value-type="float" office:value="1414.769" calcext:value-type="float">
            <text:p>1414.769</text:p>
          </table:table-cell>
          <table:table-cell office:value-type="float" office:value="1286.411" calcext:value-type="float">
            <text:p>1286.411</text:p>
          </table:table-cell>
          <table:table-cell office:value-type="float" office:value="777.4891" calcext:value-type="float">
            <text:p>777.4891</text:p>
          </table:table-cell>
          <table:table-cell office:value-type="float" office:value="1079.468" calcext:value-type="float">
            <text:p>1079.468</text:p>
          </table:table-cell>
          <table:table-cell office:value-type="float" office:value="416.1373" calcext:value-type="float">
            <text:p>416.1373</text:p>
          </table:table-cell>
          <table:table-cell office:value-type="float" office:value="1855.964" calcext:value-type="float">
            <text:p>1855.964</text:p>
          </table:table-cell>
          <table:table-cell office:value-type="float" office:value="2093.246" calcext:value-type="float">
            <text:p>2093.246</text:p>
          </table:table-cell>
          <table:table-cell office:value-type="float" office:value="1673.635" calcext:value-type="float">
            <text:p>1673.635</text:p>
          </table:table-cell>
          <table:table-cell office:value-type="float" office:value="586.0311" calcext:value-type="float">
            <text:p>586.0311</text:p>
          </table:table-cell>
          <table:table-cell office:value-type="float" office:value="577.957" calcext:value-type="float">
            <text:p>577.957</text:p>
          </table:table-cell>
          <table:table-cell office:value-type="float" office:value="142.8286" calcext:value-type="float">
            <text:p>142.8286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0.9302" calcext:value-type="float">
            <text:p>-460.9302</text:p>
          </table:table-cell>
          <table:table-cell office:value-type="float" office:value="0" calcext:value-type="float">
            <text:p>0</text:p>
          </table:table-cell>
          <table:table-cell office:value-type="float" office:value="12.71693" calcext:value-type="float">
            <text:p>12.7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1029.896" calcext:value-type="float">
            <text:p>1029.896</text:p>
          </table:table-cell>
          <table:table-cell office:value-type="float" office:value="13183.57" calcext:value-type="float">
            <text:p>13183.5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4.4977" calcext:value-type="float">
            <text:p>-614.4977</text:p>
          </table:table-cell>
          <table:table-cell office:value-type="float" office:value="1728.547" calcext:value-type="float">
            <text:p>1728.54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46424" calcext:value-type="float">
            <text:p>88.46424</text:p>
          </table:table-cell>
          <table:table-cell office:value-type="float" office:value="761.469" calcext:value-type="float">
            <text:p>761.469</text:p>
          </table:table-cell>
          <table:table-cell office:value-type="float" office:value="0.0924652" calcext:value-type="float">
            <text:p>0.092465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204" calcext:value-type="float">
            <text:p>0.0446820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9.3483" calcext:value-type="float">
            <text:p>939.3483</text:p>
          </table:table-cell>
          <table:table-cell office:value-type="float" office:value="0" calcext:value-type="float">
            <text:p>0</text:p>
          </table:table-cell>
          <table:table-cell office:value-type="float" office:value="342.5439" calcext:value-type="float">
            <text:p>342.5439</text:p>
          </table:table-cell>
          <table:table-cell office:value-type="float" office:value="1170.245" calcext:value-type="float">
            <text:p>1170.245</text:p>
          </table:table-cell>
          <table:table-cell office:value-type="float" office:value="1414.646" calcext:value-type="float">
            <text:p>1414.646</text:p>
          </table:table-cell>
          <table:table-cell office:value-type="float" office:value="1286.353" calcext:value-type="float">
            <text:p>1286.353</text:p>
          </table:table-cell>
          <table:table-cell office:value-type="float" office:value="777.4151" calcext:value-type="float">
            <text:p>777.4151</text:p>
          </table:table-cell>
          <table:table-cell office:value-type="float" office:value="1079.434" calcext:value-type="float">
            <text:p>1079.434</text:p>
          </table:table-cell>
          <table:table-cell office:value-type="float" office:value="416.1183" calcext:value-type="float">
            <text:p>416.1183</text:p>
          </table:table-cell>
          <table:table-cell office:value-type="float" office:value="1855.932" calcext:value-type="float">
            <text:p>1855.932</text:p>
          </table:table-cell>
          <table:table-cell office:value-type="float" office:value="2093.204" calcext:value-type="float">
            <text:p>2093.204</text:p>
          </table:table-cell>
          <table:table-cell office:value-type="float" office:value="1673.609" calcext:value-type="float">
            <text:p>1673.609</text:p>
          </table:table-cell>
          <table:table-cell office:value-type="float" office:value="586.0217" calcext:value-type="float">
            <text:p>586.0217</text:p>
          </table:table-cell>
          <table:table-cell office:value-type="float" office:value="577.9393" calcext:value-type="float">
            <text:p>577.9393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1.4163" calcext:value-type="float">
            <text:p>-461.4163</text:p>
          </table:table-cell>
          <table:table-cell office:value-type="float" office:value="0" calcext:value-type="float">
            <text:p>0</text:p>
          </table:table-cell>
          <table:table-cell office:value-type="float" office:value="12.72595" calcext:value-type="float">
            <text:p>12.7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1029.517" calcext:value-type="float">
            <text:p>1029.517</text:p>
          </table:table-cell>
          <table:table-cell office:value-type="float" office:value="13183.45" calcext:value-type="float">
            <text:p>13183.4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4.9429" calcext:value-type="float">
            <text:p>-614.9429</text:p>
          </table:table-cell>
          <table:table-cell office:value-type="float" office:value="1730.132" calcext:value-type="float">
            <text:p>1730.132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49218" calcext:value-type="float">
            <text:p>88.49218</text:p>
          </table:table-cell>
          <table:table-cell office:value-type="float" office:value="761.4652" calcext:value-type="float">
            <text:p>761.4652</text:p>
          </table:table-cell>
          <table:table-cell office:value-type="float" office:value="0.09261556" calcext:value-type="float">
            <text:p>0.0926155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323" calcext:value-type="float">
            <text:p>0.04468323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8.9033" calcext:value-type="float">
            <text:p>938.9033</text:p>
          </table:table-cell>
          <table:table-cell office:value-type="float" office:value="0" calcext:value-type="float">
            <text:p>0</text:p>
          </table:table-cell>
          <table:table-cell office:value-type="float" office:value="342.5532" calcext:value-type="float">
            <text:p>342.5532</text:p>
          </table:table-cell>
          <table:table-cell office:value-type="float" office:value="1170.153" calcext:value-type="float">
            <text:p>1170.153</text:p>
          </table:table-cell>
          <table:table-cell office:value-type="float" office:value="1414.532" calcext:value-type="float">
            <text:p>1414.532</text:p>
          </table:table-cell>
          <table:table-cell office:value-type="float" office:value="1286.298" calcext:value-type="float">
            <text:p>1286.298</text:p>
          </table:table-cell>
          <table:table-cell office:value-type="float" office:value="777.3441" calcext:value-type="float">
            <text:p>777.3441</text:p>
          </table:table-cell>
          <table:table-cell office:value-type="float" office:value="1079.402" calcext:value-type="float">
            <text:p>1079.402</text:p>
          </table:table-cell>
          <table:table-cell office:value-type="float" office:value="416.1006" calcext:value-type="float">
            <text:p>416.1006</text:p>
          </table:table-cell>
          <table:table-cell office:value-type="float" office:value="1855.9" calcext:value-type="float">
            <text:p>1855.9</text:p>
          </table:table-cell>
          <table:table-cell office:value-type="float" office:value="2093.167" calcext:value-type="float">
            <text:p>2093.167</text:p>
          </table:table-cell>
          <table:table-cell office:value-type="float" office:value="1673.584" calcext:value-type="float">
            <text:p>1673.584</text:p>
          </table:table-cell>
          <table:table-cell office:value-type="float" office:value="586.0123" calcext:value-type="float">
            <text:p>586.0123</text:p>
          </table:table-cell>
          <table:table-cell office:value-type="float" office:value="577.9218" calcext:value-type="float">
            <text:p>577.9218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8" calcext:value-type="float">
            <text:p>35.70178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1.8698" calcext:value-type="float">
            <text:p>-461.8698</text:p>
          </table:table-cell>
          <table:table-cell office:value-type="float" office:value="0" calcext:value-type="float">
            <text:p>0</text:p>
          </table:table-cell>
          <table:table-cell office:value-type="float" office:value="12.73652" calcext:value-type="float">
            <text:p>12.73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1029.127" calcext:value-type="float">
            <text:p>1029.127</text:p>
          </table:table-cell>
          <table:table-cell office:value-type="float" office:value="13183.34" calcext:value-type="float">
            <text:p>13183.34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5.4185" calcext:value-type="float">
            <text:p>-615.4185</text:p>
          </table:table-cell>
          <table:table-cell office:value-type="float" office:value="1730.653" calcext:value-type="float">
            <text:p>1730.65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527" calcext:value-type="float">
            <text:p>88.527</text:p>
          </table:table-cell>
          <table:table-cell office:value-type="float" office:value="685.3155" calcext:value-type="float">
            <text:p>685.3155</text:p>
          </table:table-cell>
          <table:table-cell office:value-type="float" office:value="0.09275188" calcext:value-type="float">
            <text:p>0.0927518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425" calcext:value-type="float">
            <text:p>0.04468425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8.4279" calcext:value-type="float">
            <text:p>938.4279</text:p>
          </table:table-cell>
          <table:table-cell office:value-type="float" office:value="0" calcext:value-type="float">
            <text:p>0</text:p>
          </table:table-cell>
          <table:table-cell office:value-type="float" office:value="338.1444" calcext:value-type="float">
            <text:p>338.1444</text:p>
          </table:table-cell>
          <table:table-cell office:value-type="float" office:value="1172.41" calcext:value-type="float">
            <text:p>1172.41</text:p>
          </table:table-cell>
          <table:table-cell office:value-type="float" office:value="1422.17" calcext:value-type="float">
            <text:p>1422.17</text:p>
          </table:table-cell>
          <table:table-cell office:value-type="float" office:value="1306.816" calcext:value-type="float">
            <text:p>1306.816</text:p>
          </table:table-cell>
          <table:table-cell office:value-type="float" office:value="789.0614" calcext:value-type="float">
            <text:p>789.0614</text:p>
          </table:table-cell>
          <table:table-cell office:value-type="float" office:value="1117.461" calcext:value-type="float">
            <text:p>1117.461</text:p>
          </table:table-cell>
          <table:table-cell office:value-type="float" office:value="416.0836" calcext:value-type="float">
            <text:p>416.0836</text:p>
          </table:table-cell>
          <table:table-cell office:value-type="float" office:value="1855.87" calcext:value-type="float">
            <text:p>1855.87</text:p>
          </table:table-cell>
          <table:table-cell office:value-type="float" office:value="2093.138" calcext:value-type="float">
            <text:p>2093.138</text:p>
          </table:table-cell>
          <table:table-cell office:value-type="float" office:value="1673.559" calcext:value-type="float">
            <text:p>1673.559</text:p>
          </table:table-cell>
          <table:table-cell office:value-type="float" office:value="586.003" calcext:value-type="float">
            <text:p>586.003</text:p>
          </table:table-cell>
          <table:table-cell office:value-type="float" office:value="577.9043" calcext:value-type="float">
            <text:p>577.9043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7" calcext:value-type="float">
            <text:p>35.70177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2.3302" calcext:value-type="float">
            <text:p>-462.3302</text:p>
          </table:table-cell>
          <table:table-cell office:value-type="float" office:value="0" calcext:value-type="float">
            <text:p>0</text:p>
          </table:table-cell>
          <table:table-cell office:value-type="float" office:value="12.72195" calcext:value-type="float">
            <text:p>12.7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1028.772" calcext:value-type="float">
            <text:p>1028.772</text:p>
          </table:table-cell>
          <table:table-cell office:value-type="float" office:value="13183.23" calcext:value-type="float">
            <text:p>13183.23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5.8926" calcext:value-type="float">
            <text:p>-615.8926</text:p>
          </table:table-cell>
          <table:table-cell office:value-type="float" office:value="1731.926" calcext:value-type="float">
            <text:p>1731.92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55697" calcext:value-type="float">
            <text:p>88.55697</text:p>
          </table:table-cell>
          <table:table-cell office:value-type="float" office:value="685.3146" calcext:value-type="float">
            <text:p>685.3146</text:p>
          </table:table-cell>
          <table:table-cell office:value-type="float" office:value="0.09292585" calcext:value-type="float">
            <text:p>0.0929258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711" calcext:value-type="float">
            <text:p>0.0446871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7.9539" calcext:value-type="float">
            <text:p>937.9539</text:p>
          </table:table-cell>
          <table:table-cell office:value-type="float" office:value="0" calcext:value-type="float">
            <text:p>0</text:p>
          </table:table-cell>
          <table:table-cell office:value-type="float" office:value="338.153" calcext:value-type="float">
            <text:p>338.153</text:p>
          </table:table-cell>
          <table:table-cell office:value-type="float" office:value="1172.331" calcext:value-type="float">
            <text:p>1172.331</text:p>
          </table:table-cell>
          <table:table-cell office:value-type="float" office:value="1422.065" calcext:value-type="float">
            <text:p>1422.065</text:p>
          </table:table-cell>
          <table:table-cell office:value-type="float" office:value="1306.761" calcext:value-type="float">
            <text:p>1306.761</text:p>
          </table:table-cell>
          <table:table-cell office:value-type="float" office:value="788.9909" calcext:value-type="float">
            <text:p>788.9909</text:p>
          </table:table-cell>
          <table:table-cell office:value-type="float" office:value="1117.427" calcext:value-type="float">
            <text:p>1117.427</text:p>
          </table:table-cell>
          <table:table-cell office:value-type="float" office:value="416.0662" calcext:value-type="float">
            <text:p>416.0662</text:p>
          </table:table-cell>
          <table:table-cell office:value-type="float" office:value="1855.841" calcext:value-type="float">
            <text:p>1855.841</text:p>
          </table:table-cell>
          <table:table-cell office:value-type="float" office:value="2093.11" calcext:value-type="float">
            <text:p>2093.11</text:p>
          </table:table-cell>
          <table:table-cell office:value-type="float" office:value="1673.534" calcext:value-type="float">
            <text:p>1673.534</text:p>
          </table:table-cell>
          <table:table-cell office:value-type="float" office:value="585.9937" calcext:value-type="float">
            <text:p>585.9937</text:p>
          </table:table-cell>
          <table:table-cell office:value-type="float" office:value="577.8871" calcext:value-type="float">
            <text:p>577.8871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7" calcext:value-type="float">
            <text:p>35.70177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2.7503" calcext:value-type="float">
            <text:p>-462.7503</text:p>
          </table:table-cell>
          <table:table-cell office:value-type="float" office:value="0" calcext:value-type="float">
            <text:p>0</text:p>
          </table:table-cell>
          <table:table-cell office:value-type="float" office:value="12.66959" calcext:value-type="float">
            <text:p>12.6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1028.386" calcext:value-type="float">
            <text:p>1028.386</text:p>
          </table:table-cell>
          <table:table-cell office:value-type="float" office:value="13183.13" calcext:value-type="float">
            <text:p>13183.13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6.2822" calcext:value-type="float">
            <text:p>-616.2822</text:p>
          </table:table-cell>
          <table:table-cell office:value-type="float" office:value="1732.686" calcext:value-type="float">
            <text:p>1732.68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59703" calcext:value-type="float">
            <text:p>88.59703</text:p>
          </table:table-cell>
          <table:table-cell office:value-type="float" office:value="685.3065" calcext:value-type="float">
            <text:p>685.3065</text:p>
          </table:table-cell>
          <table:table-cell office:value-type="float" office:value="0.09310519" calcext:value-type="float">
            <text:p>0.0931051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829" calcext:value-type="float">
            <text:p>0.04468829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7.5645" calcext:value-type="float">
            <text:p>937.5645</text:p>
          </table:table-cell>
          <table:table-cell office:value-type="float" office:value="0" calcext:value-type="float">
            <text:p>0</text:p>
          </table:table-cell>
          <table:table-cell office:value-type="float" office:value="338.1594" calcext:value-type="float">
            <text:p>338.1594</text:p>
          </table:table-cell>
          <table:table-cell office:value-type="float" office:value="1172.242" calcext:value-type="float">
            <text:p>1172.242</text:p>
          </table:table-cell>
          <table:table-cell office:value-type="float" office:value="1421.954" calcext:value-type="float">
            <text:p>1421.954</text:p>
          </table:table-cell>
          <table:table-cell office:value-type="float" office:value="1306.705" calcext:value-type="float">
            <text:p>1306.705</text:p>
          </table:table-cell>
          <table:table-cell office:value-type="float" office:value="788.9197" calcext:value-type="float">
            <text:p>788.9197</text:p>
          </table:table-cell>
          <table:table-cell office:value-type="float" office:value="1117.394" calcext:value-type="float">
            <text:p>1117.394</text:p>
          </table:table-cell>
          <table:table-cell office:value-type="float" office:value="416.05" calcext:value-type="float">
            <text:p>416.05</text:p>
          </table:table-cell>
          <table:table-cell office:value-type="float" office:value="1855.811" calcext:value-type="float">
            <text:p>1855.811</text:p>
          </table:table-cell>
          <table:table-cell office:value-type="float" office:value="2093.082" calcext:value-type="float">
            <text:p>2093.082</text:p>
          </table:table-cell>
          <table:table-cell office:value-type="float" office:value="1673.51" calcext:value-type="float">
            <text:p>1673.51</text:p>
          </table:table-cell>
          <table:table-cell office:value-type="float" office:value="585.9844" calcext:value-type="float">
            <text:p>585.9844</text:p>
          </table:table-cell>
          <table:table-cell office:value-type="float" office:value="577.8701" calcext:value-type="float">
            <text:p>577.8701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6" calcext:value-type="float">
            <text:p>35.70176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3.198" calcext:value-type="float">
            <text:p>-463.198</text:p>
          </table:table-cell>
          <table:table-cell office:value-type="float" office:value="0" calcext:value-type="float">
            <text:p>0</text:p>
          </table:table-cell>
          <table:table-cell office:value-type="float" office:value="12.72413" calcext:value-type="float">
            <text:p>12.7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1027.891" calcext:value-type="float">
            <text:p>1027.891</text:p>
          </table:table-cell>
          <table:table-cell office:value-type="float" office:value="13183.04" calcext:value-type="float">
            <text:p>13183.04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6.7478" calcext:value-type="float">
            <text:p>-616.7478</text:p>
          </table:table-cell>
          <table:table-cell office:value-type="float" office:value="1734.209" calcext:value-type="float">
            <text:p>1734.209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67722" calcext:value-type="float">
            <text:p>88.67722</text:p>
          </table:table-cell>
          <table:table-cell office:value-type="float" office:value="685.2897" calcext:value-type="float">
            <text:p>685.2897</text:p>
          </table:table-cell>
          <table:table-cell office:value-type="float" office:value="0.09325343" calcext:value-type="float">
            <text:p>0.0932534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829" calcext:value-type="float">
            <text:p>0.04468829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7.0991" calcext:value-type="float">
            <text:p>937.0991</text:p>
          </table:table-cell>
          <table:table-cell office:value-type="float" office:value="0" calcext:value-type="float">
            <text:p>0</text:p>
          </table:table-cell>
          <table:table-cell office:value-type="float" office:value="338.1556" calcext:value-type="float">
            <text:p>338.1556</text:p>
          </table:table-cell>
          <table:table-cell office:value-type="float" office:value="1172.12" calcext:value-type="float">
            <text:p>1172.12</text:p>
          </table:table-cell>
          <table:table-cell office:value-type="float" office:value="1421.815" calcext:value-type="float">
            <text:p>1421.815</text:p>
          </table:table-cell>
          <table:table-cell office:value-type="float" office:value="1306.635" calcext:value-type="float">
            <text:p>1306.635</text:p>
          </table:table-cell>
          <table:table-cell office:value-type="float" office:value="788.8403" calcext:value-type="float">
            <text:p>788.8403</text:p>
          </table:table-cell>
          <table:table-cell office:value-type="float" office:value="1117.358" calcext:value-type="float">
            <text:p>1117.358</text:p>
          </table:table-cell>
          <table:table-cell office:value-type="float" office:value="416.0338" calcext:value-type="float">
            <text:p>416.0338</text:p>
          </table:table-cell>
          <table:table-cell office:value-type="float" office:value="1855.782" calcext:value-type="float">
            <text:p>1855.782</text:p>
          </table:table-cell>
          <table:table-cell office:value-type="float" office:value="2093.055" calcext:value-type="float">
            <text:p>2093.055</text:p>
          </table:table-cell>
          <table:table-cell office:value-type="float" office:value="1673.485" calcext:value-type="float">
            <text:p>1673.485</text:p>
          </table:table-cell>
          <table:table-cell office:value-type="float" office:value="585.9752" calcext:value-type="float">
            <text:p>585.9752</text:p>
          </table:table-cell>
          <table:table-cell office:value-type="float" office:value="577.8533" calcext:value-type="float">
            <text:p>577.8533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6" calcext:value-type="float">
            <text:p>35.70176</text:p>
          </table:table-cell>
          <table:table-cell office:value-type="float" office:value="0" calcext:value-type="float">
            <text:p>0</text:p>
          </table:table-cell>
          <table:table-cell office:value-type="float" office:value="-0.04792146" calcext:value-type="float">
            <text:p>-0.0479214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3.7486" calcext:value-type="float">
            <text:p>-463.7486</text:p>
          </table:table-cell>
          <table:table-cell office:value-type="float" office:value="0" calcext:value-type="float">
            <text:p>0</text:p>
          </table:table-cell>
          <table:table-cell office:value-type="float" office:value="12.80688" calcext:value-type="float">
            <text:p>12.8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1027.272" calcext:value-type="float">
            <text:p>1027.272</text:p>
          </table:table-cell>
          <table:table-cell office:value-type="float" office:value="13182.94" calcext:value-type="float">
            <text:p>13182.94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7.3513" calcext:value-type="float">
            <text:p>-617.3513</text:p>
          </table:table-cell>
          <table:table-cell office:value-type="float" office:value="1736.453" calcext:value-type="float">
            <text:p>1736.45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81441" calcext:value-type="float">
            <text:p>88.81441</text:p>
          </table:table-cell>
          <table:table-cell office:value-type="float" office:value="685.2488" calcext:value-type="float">
            <text:p>685.2488</text:p>
          </table:table-cell>
          <table:table-cell office:value-type="float" office:value="0.09340671" calcext:value-type="float">
            <text:p>0.0934067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829" calcext:value-type="float">
            <text:p>0.04468829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6.4957" calcext:value-type="float">
            <text:p>936.4957</text:p>
          </table:table-cell>
          <table:table-cell office:value-type="float" office:value="0" calcext:value-type="float">
            <text:p>0</text:p>
          </table:table-cell>
          <table:table-cell office:value-type="float" office:value="338.1477" calcext:value-type="float">
            <text:p>338.1477</text:p>
          </table:table-cell>
          <table:table-cell office:value-type="float" office:value="1171.962" calcext:value-type="float">
            <text:p>1171.962</text:p>
          </table:table-cell>
          <table:table-cell office:value-type="float" office:value="1421.648" calcext:value-type="float">
            <text:p>1421.648</text:p>
          </table:table-cell>
          <table:table-cell office:value-type="float" office:value="1306.548" calcext:value-type="float">
            <text:p>1306.548</text:p>
          </table:table-cell>
          <table:table-cell office:value-type="float" office:value="788.7505" calcext:value-type="float">
            <text:p>788.7505</text:p>
          </table:table-cell>
          <table:table-cell office:value-type="float" office:value="1117.318" calcext:value-type="float">
            <text:p>1117.318</text:p>
          </table:table-cell>
          <table:table-cell office:value-type="float" office:value="416.0171" calcext:value-type="float">
            <text:p>416.0171</text:p>
          </table:table-cell>
          <table:table-cell office:value-type="float" office:value="1855.753" calcext:value-type="float">
            <text:p>1855.753</text:p>
          </table:table-cell>
          <table:table-cell office:value-type="float" office:value="2093.029" calcext:value-type="float">
            <text:p>2093.029</text:p>
          </table:table-cell>
          <table:table-cell office:value-type="float" office:value="1673.462" calcext:value-type="float">
            <text:p>1673.462</text:p>
          </table:table-cell>
          <table:table-cell office:value-type="float" office:value="585.966" calcext:value-type="float">
            <text:p>585.966</text:p>
          </table:table-cell>
          <table:table-cell office:value-type="float" office:value="577.8368" calcext:value-type="float">
            <text:p>577.8368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5" calcext:value-type="float">
            <text:p>35.70175</text:p>
          </table:table-cell>
          <table:table-cell office:value-type="float" office:value="0" calcext:value-type="float">
            <text:p>0</text:p>
          </table:table-cell>
          <table:table-cell office:value-type="float" office:value="-0.04792161" calcext:value-type="float">
            <text:p>-0.04792161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4.4162" calcext:value-type="float">
            <text:p>-464.4162</text:p>
          </table:table-cell>
          <table:table-cell office:value-type="float" office:value="0" calcext:value-type="float">
            <text:p>0</text:p>
          </table:table-cell>
          <table:table-cell office:value-type="float" office:value="12.87055" calcext:value-type="float">
            <text:p>12.87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1026.604" calcext:value-type="float">
            <text:p>1026.604</text:p>
          </table:table-cell>
          <table:table-cell office:value-type="float" office:value="13182.85" calcext:value-type="float">
            <text:p>13182.8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8.0494" calcext:value-type="float">
            <text:p>-618.0494</text:p>
          </table:table-cell>
          <table:table-cell office:value-type="float" office:value="1739.596" calcext:value-type="float">
            <text:p>1739.59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8.97334" calcext:value-type="float">
            <text:p>88.97334</text:p>
          </table:table-cell>
          <table:table-cell office:value-type="float" office:value="685.2101" calcext:value-type="float">
            <text:p>685.2101</text:p>
          </table:table-cell>
          <table:table-cell office:value-type="float" office:value="0.09357746" calcext:value-type="float">
            <text:p>0.0935774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8875" calcext:value-type="float">
            <text:p>0.04468875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9195" calcext:value-type="float">
            <text:p>0.5719195</text:p>
          </table:table-cell>
          <table:table-cell office:value-type="float" office:value="370" calcext:value-type="float">
            <text:p>370</text:p>
          </table:table-cell>
          <table:table-cell office:value-type="float" office:value="935.7978" calcext:value-type="float">
            <text:p>935.7978</text:p>
          </table:table-cell>
          <table:table-cell office:value-type="float" office:value="0" calcext:value-type="float">
            <text:p>0</text:p>
          </table:table-cell>
          <table:table-cell office:value-type="float" office:value="338.1416" calcext:value-type="float">
            <text:p>338.1416</text:p>
          </table:table-cell>
          <table:table-cell office:value-type="float" office:value="1171.792" calcext:value-type="float">
            <text:p>1171.792</text:p>
          </table:table-cell>
          <table:table-cell office:value-type="float" office:value="1421.465" calcext:value-type="float">
            <text:p>1421.465</text:p>
          </table:table-cell>
          <table:table-cell office:value-type="float" office:value="1306.448" calcext:value-type="float">
            <text:p>1306.448</text:p>
          </table:table-cell>
          <table:table-cell office:value-type="float" office:value="788.6525" calcext:value-type="float">
            <text:p>788.6525</text:p>
          </table:table-cell>
          <table:table-cell office:value-type="float" office:value="1117.274" calcext:value-type="float">
            <text:p>1117.274</text:p>
          </table:table-cell>
          <table:table-cell office:value-type="float" office:value="415.9997" calcext:value-type="float">
            <text:p>415.9997</text:p>
          </table:table-cell>
          <table:table-cell office:value-type="float" office:value="1855.723" calcext:value-type="float">
            <text:p>1855.723</text:p>
          </table:table-cell>
          <table:table-cell office:value-type="float" office:value="2093.002" calcext:value-type="float">
            <text:p>2093.002</text:p>
          </table:table-cell>
          <table:table-cell office:value-type="float" office:value="1673.439" calcext:value-type="float">
            <text:p>1673.439</text:p>
          </table:table-cell>
          <table:table-cell office:value-type="float" office:value="585.9568" calcext:value-type="float">
            <text:p>585.9568</text:p>
          </table:table-cell>
          <table:table-cell office:value-type="float" office:value="577.8205" calcext:value-type="float">
            <text:p>577.8205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4" calcext:value-type="float">
            <text:p>35.70174</text:p>
          </table:table-cell>
          <table:table-cell office:value-type="float" office:value="0" calcext:value-type="float">
            <text:p>0</text:p>
          </table:table-cell>
          <table:table-cell office:value-type="float" office:value="-0.04792175" calcext:value-type="float">
            <text:p>-0.04792175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5.1306" calcext:value-type="float">
            <text:p>-465.1306</text:p>
          </table:table-cell>
          <table:table-cell office:value-type="float" office:value="0" calcext:value-type="float">
            <text:p>0</text:p>
          </table:table-cell>
          <table:table-cell office:value-type="float" office:value="12.88847" calcext:value-type="float">
            <text:p>12.88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1026.087" calcext:value-type="float">
            <text:p>1026.087</text:p>
          </table:table-cell>
          <table:table-cell office:value-type="float" office:value="13182.76" calcext:value-type="float">
            <text:p>13182.7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8.7012" calcext:value-type="float">
            <text:p>-618.7012</text:p>
          </table:table-cell>
          <table:table-cell office:value-type="float" office:value="1741.075" calcext:value-type="float">
            <text:p>1741.07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9.06873" calcext:value-type="float">
            <text:p>89.06873</text:p>
          </table:table-cell>
          <table:table-cell office:value-type="float" office:value="685.2012" calcext:value-type="float">
            <text:p>685.2012</text:p>
          </table:table-cell>
          <table:table-cell office:value-type="float" office:value="0.0937901" calcext:value-type="float">
            <text:p>0.093790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061" calcext:value-type="float">
            <text:p>0.0446906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717459" calcext:value-type="float">
            <text:p>0.5717459</text:p>
          </table:table-cell>
          <table:table-cell office:value-type="float" office:value="370" calcext:value-type="float">
            <text:p>370</text:p>
          </table:table-cell>
          <table:table-cell office:value-type="float" office:value="935.1464" calcext:value-type="float">
            <text:p>935.1464</text:p>
          </table:table-cell>
          <table:table-cell office:value-type="float" office:value="0" calcext:value-type="float">
            <text:p>0</text:p>
          </table:table-cell>
          <table:table-cell office:value-type="float" office:value="338.1463" calcext:value-type="float">
            <text:p>338.1463</text:p>
          </table:table-cell>
          <table:table-cell office:value-type="float" office:value="1171.672" calcext:value-type="float">
            <text:p>1171.672</text:p>
          </table:table-cell>
          <table:table-cell office:value-type="float" office:value="1421.319" calcext:value-type="float">
            <text:p>1421.319</text:p>
          </table:table-cell>
          <table:table-cell office:value-type="float" office:value="1306.363" calcext:value-type="float">
            <text:p>1306.363</text:p>
          </table:table-cell>
          <table:table-cell office:value-type="float" office:value="788.5618" calcext:value-type="float">
            <text:p>788.5618</text:p>
          </table:table-cell>
          <table:table-cell office:value-type="float" office:value="1117.232" calcext:value-type="float">
            <text:p>1117.232</text:p>
          </table:table-cell>
          <table:table-cell office:value-type="float" office:value="415.9821" calcext:value-type="float">
            <text:p>415.9821</text:p>
          </table:table-cell>
          <table:table-cell office:value-type="float" office:value="1855.694" calcext:value-type="float">
            <text:p>1855.694</text:p>
          </table:table-cell>
          <table:table-cell office:value-type="float" office:value="2092.975" calcext:value-type="float">
            <text:p>2092.975</text:p>
          </table:table-cell>
          <table:table-cell office:value-type="float" office:value="1673.415" calcext:value-type="float">
            <text:p>1673.415</text:p>
          </table:table-cell>
          <table:table-cell office:value-type="float" office:value="585.9478" calcext:value-type="float">
            <text:p>585.9478</text:p>
          </table:table-cell>
          <table:table-cell office:value-type="float" office:value="577.8044" calcext:value-type="float">
            <text:p>577.8044</text:p>
          </table:table-cell>
          <table:table-cell office:value-type="float" office:value="142.8285" calcext:value-type="float">
            <text:p>142.8285</text:p>
          </table:table-cell>
          <table:table-cell office:value-type="float" office:value="35.70172" calcext:value-type="float">
            <text:p>35.70172</text:p>
          </table:table-cell>
          <table:table-cell office:value-type="float" office:value="0" calcext:value-type="float">
            <text:p>0</text:p>
          </table:table-cell>
          <table:table-cell office:value-type="float" office:value="-0.04792175" calcext:value-type="float">
            <text:p>-0.04792175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5.7002" calcext:value-type="float">
            <text:p>-465.7002</text:p>
          </table:table-cell>
          <table:table-cell office:value-type="float" office:value="0" calcext:value-type="float">
            <text:p>0</text:p>
          </table:table-cell>
          <table:table-cell office:value-type="float" office:value="12.80689" calcext:value-type="float">
            <text:p>12.8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1025.467" calcext:value-type="float">
            <text:p>1025.467</text:p>
          </table:table-cell>
          <table:table-cell office:value-type="float" office:value="13182.67" calcext:value-type="float">
            <text:p>13182.6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19.4398" calcext:value-type="float">
            <text:p>-619.4398</text:p>
          </table:table-cell>
          <table:table-cell office:value-type="float" office:value="1742.786" calcext:value-type="float">
            <text:p>1742.78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9.21733" calcext:value-type="float">
            <text:p>89.21733</text:p>
          </table:table-cell>
          <table:table-cell office:value-type="float" office:value="685.1591" calcext:value-type="float">
            <text:p>685.1591</text:p>
          </table:table-cell>
          <table:table-cell office:value-type="float" office:value="0.09398676" calcext:value-type="float">
            <text:p>0.0939867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061" calcext:value-type="float">
            <text:p>0.0446906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72683" calcext:value-type="float">
            <text:p>0.5672683</text:p>
          </table:table-cell>
          <table:table-cell office:value-type="float" office:value="370" calcext:value-type="float">
            <text:p>370</text:p>
          </table:table-cell>
          <table:table-cell office:value-type="float" office:value="934.4125" calcext:value-type="float">
            <text:p>934.4125</text:p>
          </table:table-cell>
          <table:table-cell office:value-type="float" office:value="0" calcext:value-type="float">
            <text:p>0</text:p>
          </table:table-cell>
          <table:table-cell office:value-type="float" office:value="338.1424" calcext:value-type="float">
            <text:p>338.1424</text:p>
          </table:table-cell>
          <table:table-cell office:value-type="float" office:value="1171.521" calcext:value-type="float">
            <text:p>1171.521</text:p>
          </table:table-cell>
          <table:table-cell office:value-type="float" office:value="1421.154" calcext:value-type="float">
            <text:p>1421.154</text:p>
          </table:table-cell>
          <table:table-cell office:value-type="float" office:value="1306.272" calcext:value-type="float">
            <text:p>1306.272</text:p>
          </table:table-cell>
          <table:table-cell office:value-type="float" office:value="788.4705" calcext:value-type="float">
            <text:p>788.4705</text:p>
          </table:table-cell>
          <table:table-cell office:value-type="float" office:value="1117.19" calcext:value-type="float">
            <text:p>1117.19</text:p>
          </table:table-cell>
          <table:table-cell office:value-type="float" office:value="415.9654" calcext:value-type="float">
            <text:p>415.9654</text:p>
          </table:table-cell>
          <table:table-cell office:value-type="float" office:value="1855.665" calcext:value-type="float">
            <text:p>1855.665</text:p>
          </table:table-cell>
          <table:table-cell office:value-type="float" office:value="2092.949" calcext:value-type="float">
            <text:p>2092.949</text:p>
          </table:table-cell>
          <table:table-cell office:value-type="float" office:value="1673.392" calcext:value-type="float">
            <text:p>1673.392</text:p>
          </table:table-cell>
          <table:table-cell office:value-type="float" office:value="585.9387" calcext:value-type="float">
            <text:p>585.9387</text:p>
          </table:table-cell>
          <table:table-cell office:value-type="float" office:value="577.7885" calcext:value-type="float">
            <text:p>577.7885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75" calcext:value-type="float">
            <text:p>35.70175</text:p>
          </table:table-cell>
          <table:table-cell office:value-type="float" office:value="0" calcext:value-type="float">
            <text:p>0</text:p>
          </table:table-cell>
          <table:table-cell office:value-type="float" office:value="-0.04792183" calcext:value-type="float">
            <text:p>-0.04792183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6.3627" calcext:value-type="float">
            <text:p>-466.3627</text:p>
          </table:table-cell>
          <table:table-cell office:value-type="float" office:value="0" calcext:value-type="float">
            <text:p>0</text:p>
          </table:table-cell>
          <table:table-cell office:value-type="float" office:value="12.73496" calcext:value-type="float">
            <text:p>12.7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1024.808" calcext:value-type="float">
            <text:p>1024.808</text:p>
          </table:table-cell>
          <table:table-cell office:value-type="float" office:value="13182.58" calcext:value-type="float">
            <text:p>13182.5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0.1569" calcext:value-type="float">
            <text:p>-620.1569</text:p>
          </table:table-cell>
          <table:table-cell office:value-type="float" office:value="1744.942" calcext:value-type="float">
            <text:p>1744.942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9.38255" calcext:value-type="float">
            <text:p>89.38255</text:p>
          </table:table-cell>
          <table:table-cell office:value-type="float" office:value="685.1196" calcext:value-type="float">
            <text:p>685.1196</text:p>
          </table:table-cell>
          <table:table-cell office:value-type="float" office:value="0.09419251" calcext:value-type="float">
            <text:p>0.0941925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061" calcext:value-type="float">
            <text:p>0.0446906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30472" calcext:value-type="float">
            <text:p>0.5630472</text:p>
          </table:table-cell>
          <table:table-cell office:value-type="float" office:value="370" calcext:value-type="float">
            <text:p>370</text:p>
          </table:table-cell>
          <table:table-cell office:value-type="float" office:value="933.6998" calcext:value-type="float">
            <text:p>933.6998</text:p>
          </table:table-cell>
          <table:table-cell office:value-type="float" office:value="0" calcext:value-type="float">
            <text:p>0</text:p>
          </table:table-cell>
          <table:table-cell office:value-type="float" office:value="338.1389" calcext:value-type="float">
            <text:p>338.1389</text:p>
          </table:table-cell>
          <table:table-cell office:value-type="float" office:value="1171.361" calcext:value-type="float">
            <text:p>1171.361</text:p>
          </table:table-cell>
          <table:table-cell office:value-type="float" office:value="1420.979" calcext:value-type="float">
            <text:p>1420.979</text:p>
          </table:table-cell>
          <table:table-cell office:value-type="float" office:value="1306.169" calcext:value-type="float">
            <text:p>1306.169</text:p>
          </table:table-cell>
          <table:table-cell office:value-type="float" office:value="788.372" calcext:value-type="float">
            <text:p>788.372</text:p>
          </table:table-cell>
          <table:table-cell office:value-type="float" office:value="1117.146" calcext:value-type="float">
            <text:p>1117.146</text:p>
          </table:table-cell>
          <table:table-cell office:value-type="float" office:value="415.9485" calcext:value-type="float">
            <text:p>415.9485</text:p>
          </table:table-cell>
          <table:table-cell office:value-type="float" office:value="1855.635" calcext:value-type="float">
            <text:p>1855.635</text:p>
          </table:table-cell>
          <table:table-cell office:value-type="float" office:value="2092.922" calcext:value-type="float">
            <text:p>2092.922</text:p>
          </table:table-cell>
          <table:table-cell office:value-type="float" office:value="1673.369" calcext:value-type="float">
            <text:p>1673.369</text:p>
          </table:table-cell>
          <table:table-cell office:value-type="float" office:value="585.93" calcext:value-type="float">
            <text:p>585.93</text:p>
          </table:table-cell>
          <table:table-cell office:value-type="float" office:value="577.7728" calcext:value-type="float">
            <text:p>577.7728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2191" calcext:value-type="float">
            <text:p>-0.04792191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7.0637" calcext:value-type="float">
            <text:p>-467.0637</text:p>
          </table:table-cell>
          <table:table-cell office:value-type="float" office:value="0" calcext:value-type="float">
            <text:p>0</text:p>
          </table:table-cell>
          <table:table-cell office:value-type="float" office:value="12.72119" calcext:value-type="float">
            <text:p>12.7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1024.116" calcext:value-type="float">
            <text:p>1024.116</text:p>
          </table:table-cell>
          <table:table-cell office:value-type="float" office:value="13182.5" calcext:value-type="float">
            <text:p>13182.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0.9429" calcext:value-type="float">
            <text:p>-620.9429</text:p>
          </table:table-cell>
          <table:table-cell office:value-type="float" office:value="1746.74" calcext:value-type="float">
            <text:p>1746.74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9.57125" calcext:value-type="float">
            <text:p>89.57125</text:p>
          </table:table-cell>
          <table:table-cell office:value-type="float" office:value="685.0612" calcext:value-type="float">
            <text:p>685.0612</text:p>
          </table:table-cell>
          <table:table-cell office:value-type="float" office:value="0.09441885" calcext:value-type="float">
            <text:p>0.0944188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146" calcext:value-type="float">
            <text:p>0.0446914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32.917" calcext:value-type="float">
            <text:p>932.917</text:p>
          </table:table-cell>
          <table:table-cell office:value-type="float" office:value="0" calcext:value-type="float">
            <text:p>0</text:p>
          </table:table-cell>
          <table:table-cell office:value-type="float" office:value="338.1366" calcext:value-type="float">
            <text:p>338.1366</text:p>
          </table:table-cell>
          <table:table-cell office:value-type="float" office:value="1171.197" calcext:value-type="float">
            <text:p>1171.197</text:p>
          </table:table-cell>
          <table:table-cell office:value-type="float" office:value="1420.8" calcext:value-type="float">
            <text:p>1420.8</text:p>
          </table:table-cell>
          <table:table-cell office:value-type="float" office:value="1306.064" calcext:value-type="float">
            <text:p>1306.064</text:p>
          </table:table-cell>
          <table:table-cell office:value-type="float" office:value="788.2687" calcext:value-type="float">
            <text:p>788.2687</text:p>
          </table:table-cell>
          <table:table-cell office:value-type="float" office:value="1117.101" calcext:value-type="float">
            <text:p>1117.101</text:p>
          </table:table-cell>
          <table:table-cell office:value-type="float" office:value="415.9315" calcext:value-type="float">
            <text:p>415.9315</text:p>
          </table:table-cell>
          <table:table-cell office:value-type="float" office:value="1855.606" calcext:value-type="float">
            <text:p>1855.606</text:p>
          </table:table-cell>
          <table:table-cell office:value-type="float" office:value="2092.896" calcext:value-type="float">
            <text:p>2092.896</text:p>
          </table:table-cell>
          <table:table-cell office:value-type="float" office:value="1673.346" calcext:value-type="float">
            <text:p>1673.346</text:p>
          </table:table-cell>
          <table:table-cell office:value-type="float" office:value="585.9269" calcext:value-type="float">
            <text:p>585.9269</text:p>
          </table:table-cell>
          <table:table-cell office:value-type="float" office:value="577.7573" calcext:value-type="float">
            <text:p>577.7573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81" calcext:value-type="float">
            <text:p>35.70181</text:p>
          </table:table-cell>
          <table:table-cell office:value-type="float" office:value="0" calcext:value-type="float">
            <text:p>0</text:p>
          </table:table-cell>
          <table:table-cell office:value-type="float" office:value="-0.04792203" calcext:value-type="float">
            <text:p>-0.04792203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7.7946" calcext:value-type="float">
            <text:p>-467.7946</text:p>
          </table:table-cell>
          <table:table-cell office:value-type="float" office:value="0" calcext:value-type="float">
            <text:p>0</text:p>
          </table:table-cell>
          <table:table-cell office:value-type="float" office:value="12.66556" calcext:value-type="float">
            <text:p>12.66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1023.274" calcext:value-type="float">
            <text:p>1023.274</text:p>
          </table:table-cell>
          <table:table-cell office:value-type="float" office:value="13182.44" calcext:value-type="float">
            <text:p>13182.44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1.6578" calcext:value-type="float">
            <text:p>-621.6578</text:p>
          </table:table-cell>
          <table:table-cell office:value-type="float" office:value="1745.712" calcext:value-type="float">
            <text:p>1745.712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89.82825" calcext:value-type="float">
            <text:p>89.82825</text:p>
          </table:table-cell>
          <table:table-cell office:value-type="float" office:value="684.9609" calcext:value-type="float">
            <text:p>684.9609</text:p>
          </table:table-cell>
          <table:table-cell office:value-type="float" office:value="0.09458885" calcext:value-type="float">
            <text:p>0.0945888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183" calcext:value-type="float">
            <text:p>0.04469183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32.2023" calcext:value-type="float">
            <text:p>932.2023</text:p>
          </table:table-cell>
          <table:table-cell office:value-type="float" office:value="0" calcext:value-type="float">
            <text:p>0</text:p>
          </table:table-cell>
          <table:table-cell office:value-type="float" office:value="338.1319" calcext:value-type="float">
            <text:p>338.1319</text:p>
          </table:table-cell>
          <table:table-cell office:value-type="float" office:value="1170.998" calcext:value-type="float">
            <text:p>1170.998</text:p>
          </table:table-cell>
          <table:table-cell office:value-type="float" office:value="1420.589" calcext:value-type="float">
            <text:p>1420.589</text:p>
          </table:table-cell>
          <table:table-cell office:value-type="float" office:value="1305.937" calcext:value-type="float">
            <text:p>1305.937</text:p>
          </table:table-cell>
          <table:table-cell office:value-type="float" office:value="788.1576" calcext:value-type="float">
            <text:p>788.1576</text:p>
          </table:table-cell>
          <table:table-cell office:value-type="float" office:value="1117.053" calcext:value-type="float">
            <text:p>1117.053</text:p>
          </table:table-cell>
          <table:table-cell office:value-type="float" office:value="415.9142" calcext:value-type="float">
            <text:p>415.9142</text:p>
          </table:table-cell>
          <table:table-cell office:value-type="float" office:value="1855.577" calcext:value-type="float">
            <text:p>1855.577</text:p>
          </table:table-cell>
          <table:table-cell office:value-type="float" office:value="2092.869" calcext:value-type="float">
            <text:p>2092.869</text:p>
          </table:table-cell>
          <table:table-cell office:value-type="float" office:value="1673.324" calcext:value-type="float">
            <text:p>1673.324</text:p>
          </table:table-cell>
          <table:table-cell office:value-type="float" office:value="585.9238" calcext:value-type="float">
            <text:p>585.9238</text:p>
          </table:table-cell>
          <table:table-cell office:value-type="float" office:value="577.7421" calcext:value-type="float">
            <text:p>577.7421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81" calcext:value-type="float">
            <text:p>35.70181</text:p>
          </table:table-cell>
          <table:table-cell office:value-type="float" office:value="0" calcext:value-type="float">
            <text:p>0</text:p>
          </table:table-cell>
          <table:table-cell office:value-type="float" office:value="-0.0479223" calcext:value-type="float">
            <text:p>-0.0479223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8.6639" calcext:value-type="float">
            <text:p>-468.6639</text:p>
          </table:table-cell>
          <table:table-cell office:value-type="float" office:value="0" calcext:value-type="float">
            <text:p>0</text:p>
          </table:table-cell>
          <table:table-cell office:value-type="float" office:value="12.81942" calcext:value-type="float">
            <text:p>12.8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1022.355" calcext:value-type="float">
            <text:p>1022.355</text:p>
          </table:table-cell>
          <table:table-cell office:value-type="float" office:value="13182.36" calcext:value-type="float">
            <text:p>13182.3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2.5809" calcext:value-type="float">
            <text:p>-622.5809</text:p>
          </table:table-cell>
          <table:table-cell office:value-type="float" office:value="1749.133" calcext:value-type="float">
            <text:p>1749.13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0.12593" calcext:value-type="float">
            <text:p>90.12593</text:p>
          </table:table-cell>
          <table:table-cell office:value-type="float" office:value="684.8723" calcext:value-type="float">
            <text:p>684.8723</text:p>
          </table:table-cell>
          <table:table-cell office:value-type="float" office:value="0.09472904" calcext:value-type="float">
            <text:p>0.0947290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183" calcext:value-type="float">
            <text:p>0.04469183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31.2793" calcext:value-type="float">
            <text:p>931.2793</text:p>
          </table:table-cell>
          <table:table-cell office:value-type="float" office:value="0" calcext:value-type="float">
            <text:p>0</text:p>
          </table:table-cell>
          <table:table-cell office:value-type="float" office:value="338.1253" calcext:value-type="float">
            <text:p>338.1253</text:p>
          </table:table-cell>
          <table:table-cell office:value-type="float" office:value="1170.773" calcext:value-type="float">
            <text:p>1170.773</text:p>
          </table:table-cell>
          <table:table-cell office:value-type="float" office:value="1420.349" calcext:value-type="float">
            <text:p>1420.349</text:p>
          </table:table-cell>
          <table:table-cell office:value-type="float" office:value="1305.793" calcext:value-type="float">
            <text:p>1305.793</text:p>
          </table:table-cell>
          <table:table-cell office:value-type="float" office:value="788.0327" calcext:value-type="float">
            <text:p>788.0327</text:p>
          </table:table-cell>
          <table:table-cell office:value-type="float" office:value="1117.004" calcext:value-type="float">
            <text:p>1117.004</text:p>
          </table:table-cell>
          <table:table-cell office:value-type="float" office:value="415.8961" calcext:value-type="float">
            <text:p>415.8961</text:p>
          </table:table-cell>
          <table:table-cell office:value-type="float" office:value="1855.547" calcext:value-type="float">
            <text:p>1855.547</text:p>
          </table:table-cell>
          <table:table-cell office:value-type="float" office:value="2092.843" calcext:value-type="float">
            <text:p>2092.843</text:p>
          </table:table-cell>
          <table:table-cell office:value-type="float" office:value="1673.301" calcext:value-type="float">
            <text:p>1673.301</text:p>
          </table:table-cell>
          <table:table-cell office:value-type="float" office:value="585.9207" calcext:value-type="float">
            <text:p>585.9207</text:p>
          </table:table-cell>
          <table:table-cell office:value-type="float" office:value="577.727" calcext:value-type="float">
            <text:p>577.727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8" calcext:value-type="float">
            <text:p>35.7018</text:p>
          </table:table-cell>
          <table:table-cell office:value-type="float" office:value="0" calcext:value-type="float">
            <text:p>0</text:p>
          </table:table-cell>
          <table:table-cell office:value-type="float" office:value="-0.04792287" calcext:value-type="float">
            <text:p>-0.04792287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69.6121" calcext:value-type="float">
            <text:p>-469.6121</text:p>
          </table:table-cell>
          <table:table-cell office:value-type="float" office:value="0" calcext:value-type="float">
            <text:p>0</text:p>
          </table:table-cell>
          <table:table-cell office:value-type="float" office:value="12.84391" calcext:value-type="float">
            <text:p>12.84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1021.434" calcext:value-type="float">
            <text:p>1021.434</text:p>
          </table:table-cell>
          <table:table-cell office:value-type="float" office:value="13182.29" calcext:value-type="float">
            <text:p>13182.2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3.586" calcext:value-type="float">
            <text:p>-623.586</text:p>
          </table:table-cell>
          <table:table-cell office:value-type="float" office:value="1751.79" calcext:value-type="float">
            <text:p>1751.79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0.43088" calcext:value-type="float">
            <text:p>90.43088</text:p>
          </table:table-cell>
          <table:table-cell office:value-type="float" office:value="684.7584" calcext:value-type="float">
            <text:p>684.7584</text:p>
          </table:table-cell>
          <table:table-cell office:value-type="float" office:value="0.09489003" calcext:value-type="float">
            <text:p>0.0948900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321" calcext:value-type="float">
            <text:p>0.0446932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30.2744" calcext:value-type="float">
            <text:p>930.2744</text:p>
          </table:table-cell>
          <table:table-cell office:value-type="float" office:value="0" calcext:value-type="float">
            <text:p>0</text:p>
          </table:table-cell>
          <table:table-cell office:value-type="float" office:value="338.1238" calcext:value-type="float">
            <text:p>338.1238</text:p>
          </table:table-cell>
          <table:table-cell office:value-type="float" office:value="1170.56" calcext:value-type="float">
            <text:p>1170.56</text:p>
          </table:table-cell>
          <table:table-cell office:value-type="float" office:value="1420.122" calcext:value-type="float">
            <text:p>1420.122</text:p>
          </table:table-cell>
          <table:table-cell office:value-type="float" office:value="1305.648" calcext:value-type="float">
            <text:p>1305.648</text:p>
          </table:table-cell>
          <table:table-cell office:value-type="float" office:value="787.912" calcext:value-type="float">
            <text:p>787.912</text:p>
          </table:table-cell>
          <table:table-cell office:value-type="float" office:value="1116.952" calcext:value-type="float">
            <text:p>1116.952</text:p>
          </table:table-cell>
          <table:table-cell office:value-type="float" office:value="415.8773" calcext:value-type="float">
            <text:p>415.8773</text:p>
          </table:table-cell>
          <table:table-cell office:value-type="float" office:value="1855.518" calcext:value-type="float">
            <text:p>1855.518</text:p>
          </table:table-cell>
          <table:table-cell office:value-type="float" office:value="2092.817" calcext:value-type="float">
            <text:p>2092.817</text:p>
          </table:table-cell>
          <table:table-cell office:value-type="float" office:value="1673.278" calcext:value-type="float">
            <text:p>1673.278</text:p>
          </table:table-cell>
          <table:table-cell office:value-type="float" office:value="585.9177" calcext:value-type="float">
            <text:p>585.9177</text:p>
          </table:table-cell>
          <table:table-cell office:value-type="float" office:value="577.712" calcext:value-type="float">
            <text:p>577.712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8" calcext:value-type="float">
            <text:p>35.7018</text:p>
          </table:table-cell>
          <table:table-cell office:value-type="float" office:value="0" calcext:value-type="float">
            <text:p>0</text:p>
          </table:table-cell>
          <table:table-cell office:value-type="float" office:value="-0.04792325" calcext:value-type="float">
            <text:p>-0.04792325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0.557" calcext:value-type="float">
            <text:p>-470.557</text:p>
          </table:table-cell>
          <table:table-cell office:value-type="float" office:value="0" calcext:value-type="float">
            <text:p>0</text:p>
          </table:table-cell>
          <table:table-cell office:value-type="float" office:value="12.7836" calcext:value-type="float">
            <text:p>12.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1020.374" calcext:value-type="float">
            <text:p>1020.374</text:p>
          </table:table-cell>
          <table:table-cell office:value-type="float" office:value="13182.23" calcext:value-type="float">
            <text:p>13182.23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4.6672" calcext:value-type="float">
            <text:p>-624.6672</text:p>
          </table:table-cell>
          <table:table-cell office:value-type="float" office:value="1755.616" calcext:value-type="float">
            <text:p>1755.61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0.79764" calcext:value-type="float">
            <text:p>90.79764</text:p>
          </table:table-cell>
          <table:table-cell office:value-type="float" office:value="684.6215" calcext:value-type="float">
            <text:p>684.6215</text:p>
          </table:table-cell>
          <table:table-cell office:value-type="float" office:value="0.09506869" calcext:value-type="float">
            <text:p>0.0950686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321" calcext:value-type="float">
            <text:p>0.0446932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9.1934" calcext:value-type="float">
            <text:p>929.1934</text:p>
          </table:table-cell>
          <table:table-cell office:value-type="float" office:value="0" calcext:value-type="float">
            <text:p>0</text:p>
          </table:table-cell>
          <table:table-cell office:value-type="float" office:value="338.1188" calcext:value-type="float">
            <text:p>338.1188</text:p>
          </table:table-cell>
          <table:table-cell office:value-type="float" office:value="1170.308" calcext:value-type="float">
            <text:p>1170.308</text:p>
          </table:table-cell>
          <table:table-cell office:value-type="float" office:value="1419.86" calcext:value-type="float">
            <text:p>1419.86</text:p>
          </table:table-cell>
          <table:table-cell office:value-type="float" office:value="1305.483" calcext:value-type="float">
            <text:p>1305.483</text:p>
          </table:table-cell>
          <table:table-cell office:value-type="float" office:value="787.7797" calcext:value-type="float">
            <text:p>787.7797</text:p>
          </table:table-cell>
          <table:table-cell office:value-type="float" office:value="1116.897" calcext:value-type="float">
            <text:p>1116.897</text:p>
          </table:table-cell>
          <table:table-cell office:value-type="float" office:value="415.8584" calcext:value-type="float">
            <text:p>415.8584</text:p>
          </table:table-cell>
          <table:table-cell office:value-type="float" office:value="1855.488" calcext:value-type="float">
            <text:p>1855.488</text:p>
          </table:table-cell>
          <table:table-cell office:value-type="float" office:value="2092.79" calcext:value-type="float">
            <text:p>2092.79</text:p>
          </table:table-cell>
          <table:table-cell office:value-type="float" office:value="1673.256" calcext:value-type="float">
            <text:p>1673.256</text:p>
          </table:table-cell>
          <table:table-cell office:value-type="float" office:value="585.9147" calcext:value-type="float">
            <text:p>585.9147</text:p>
          </table:table-cell>
          <table:table-cell office:value-type="float" office:value="577.6974" calcext:value-type="float">
            <text:p>577.6974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2389" calcext:value-type="float">
            <text:p>-0.04792389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1.6346" calcext:value-type="float">
            <text:p>-471.6346</text:p>
          </table:table-cell>
          <table:table-cell office:value-type="float" office:value="0" calcext:value-type="float">
            <text:p>0</text:p>
          </table:table-cell>
          <table:table-cell office:value-type="float" office:value="12.77753" calcext:value-type="float">
            <text:p>12.7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1019.514" calcext:value-type="float">
            <text:p>1019.514</text:p>
          </table:table-cell>
          <table:table-cell office:value-type="float" office:value="13182.15" calcext:value-type="float">
            <text:p>13182.1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5.5922" calcext:value-type="float">
            <text:p>-625.5922</text:p>
          </table:table-cell>
          <table:table-cell office:value-type="float" office:value="1758.683" calcext:value-type="float">
            <text:p>1758.68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05266" calcext:value-type="float">
            <text:p>91.05266</text:p>
          </table:table-cell>
          <table:table-cell office:value-type="float" office:value="684.5691" calcext:value-type="float">
            <text:p>684.5691</text:p>
          </table:table-cell>
          <table:table-cell office:value-type="float" office:value="0.09526566" calcext:value-type="float">
            <text:p>0.0952656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327" calcext:value-type="float">
            <text:p>0.0446932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8.2686" calcext:value-type="float">
            <text:p>928.2686</text:p>
          </table:table-cell>
          <table:table-cell office:value-type="float" office:value="0" calcext:value-type="float">
            <text:p>0</text:p>
          </table:table-cell>
          <table:table-cell office:value-type="float" office:value="338.1186" calcext:value-type="float">
            <text:p>338.1186</text:p>
          </table:table-cell>
          <table:table-cell office:value-type="float" office:value="1170.109" calcext:value-type="float">
            <text:p>1170.109</text:p>
          </table:table-cell>
          <table:table-cell office:value-type="float" office:value="1419.633" calcext:value-type="float">
            <text:p>1419.633</text:p>
          </table:table-cell>
          <table:table-cell office:value-type="float" office:value="1305.328" calcext:value-type="float">
            <text:p>1305.328</text:p>
          </table:table-cell>
          <table:table-cell office:value-type="float" office:value="787.6488" calcext:value-type="float">
            <text:p>787.6488</text:p>
          </table:table-cell>
          <table:table-cell office:value-type="float" office:value="1116.841" calcext:value-type="float">
            <text:p>1116.841</text:p>
          </table:table-cell>
          <table:table-cell office:value-type="float" office:value="415.8394" calcext:value-type="float">
            <text:p>415.8394</text:p>
          </table:table-cell>
          <table:table-cell office:value-type="float" office:value="1855.458" calcext:value-type="float">
            <text:p>1855.458</text:p>
          </table:table-cell>
          <table:table-cell office:value-type="float" office:value="2092.764" calcext:value-type="float">
            <text:p>2092.764</text:p>
          </table:table-cell>
          <table:table-cell office:value-type="float" office:value="1673.233" calcext:value-type="float">
            <text:p>1673.233</text:p>
          </table:table-cell>
          <table:table-cell office:value-type="float" office:value="585.9118" calcext:value-type="float">
            <text:p>585.9118</text:p>
          </table:table-cell>
          <table:table-cell office:value-type="float" office:value="577.6828" calcext:value-type="float">
            <text:p>577.6828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9" calcext:value-type="float">
            <text:p>35.70179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2.5281" calcext:value-type="float">
            <text:p>-472.5281</text:p>
          </table:table-cell>
          <table:table-cell office:value-type="float" office:value="0" calcext:value-type="float">
            <text:p>0</text:p>
          </table:table-cell>
          <table:table-cell office:value-type="float" office:value="12.74209" calcext:value-type="float">
            <text:p>12.74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1018.878" calcext:value-type="float">
            <text:p>1018.878</text:p>
          </table:table-cell>
          <table:table-cell office:value-type="float" office:value="13182.08" calcext:value-type="float">
            <text:p>13182.0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6.3313" calcext:value-type="float">
            <text:p>-626.3313</text:p>
          </table:table-cell>
          <table:table-cell office:value-type="float" office:value="1761.147" calcext:value-type="float">
            <text:p>1761.14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20446" calcext:value-type="float">
            <text:p>91.20446</text:p>
          </table:table-cell>
          <table:table-cell office:value-type="float" office:value="684.5601" calcext:value-type="float">
            <text:p>684.5601</text:p>
          </table:table-cell>
          <table:table-cell office:value-type="float" office:value="0.09548036" calcext:value-type="float">
            <text:p>0.0954803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478" calcext:value-type="float">
            <text:p>0.0446947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7.5297" calcext:value-type="float">
            <text:p>927.5297</text:p>
          </table:table-cell>
          <table:table-cell office:value-type="float" office:value="0" calcext:value-type="float">
            <text:p>0</text:p>
          </table:table-cell>
          <table:table-cell office:value-type="float" office:value="338.1231" calcext:value-type="float">
            <text:p>338.1231</text:p>
          </table:table-cell>
          <table:table-cell office:value-type="float" office:value="1169.972" calcext:value-type="float">
            <text:p>1169.972</text:p>
          </table:table-cell>
          <table:table-cell office:value-type="float" office:value="1419.465" calcext:value-type="float">
            <text:p>1419.465</text:p>
          </table:table-cell>
          <table:table-cell office:value-type="float" office:value="1305.205" calcext:value-type="float">
            <text:p>1305.205</text:p>
          </table:table-cell>
          <table:table-cell office:value-type="float" office:value="787.5335" calcext:value-type="float">
            <text:p>787.5335</text:p>
          </table:table-cell>
          <table:table-cell office:value-type="float" office:value="1116.79" calcext:value-type="float">
            <text:p>1116.79</text:p>
          </table:table-cell>
          <table:table-cell office:value-type="float" office:value="415.8214" calcext:value-type="float">
            <text:p>415.8214</text:p>
          </table:table-cell>
          <table:table-cell office:value-type="float" office:value="1855.428" calcext:value-type="float">
            <text:p>1855.428</text:p>
          </table:table-cell>
          <table:table-cell office:value-type="float" office:value="2092.737" calcext:value-type="float">
            <text:p>2092.737</text:p>
          </table:table-cell>
          <table:table-cell office:value-type="float" office:value="1673.211" calcext:value-type="float">
            <text:p>1673.211</text:p>
          </table:table-cell>
          <table:table-cell office:value-type="float" office:value="585.9088" calcext:value-type="float">
            <text:p>585.9088</text:p>
          </table:table-cell>
          <table:table-cell office:value-type="float" office:value="577.6684" calcext:value-type="float">
            <text:p>577.6684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8" calcext:value-type="float">
            <text:p>35.70178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3.2052" calcext:value-type="float">
            <text:p>-473.2052</text:p>
          </table:table-cell>
          <table:table-cell office:value-type="float" office:value="0" calcext:value-type="float">
            <text:p>0</text:p>
          </table:table-cell>
          <table:table-cell office:value-type="float" office:value="12.67559" calcext:value-type="float">
            <text:p>12.6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1018.391" calcext:value-type="float">
            <text:p>1018.391</text:p>
          </table:table-cell>
          <table:table-cell office:value-type="float" office:value="13182" calcext:value-type="float">
            <text:p>1318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6.9384" calcext:value-type="float">
            <text:p>-626.9384</text:p>
          </table:table-cell>
          <table:table-cell office:value-type="float" office:value="1764.028" calcext:value-type="float">
            <text:p>1764.02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30053" calcext:value-type="float">
            <text:p>91.30053</text:p>
          </table:table-cell>
          <table:table-cell office:value-type="float" office:value="684.5547" calcext:value-type="float">
            <text:p>684.5547</text:p>
          </table:table-cell>
          <table:table-cell office:value-type="float" office:value="0.09576008" calcext:value-type="float">
            <text:p>0.0957600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818" calcext:value-type="float">
            <text:p>0.0446981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6.9229" calcext:value-type="float">
            <text:p>926.9229</text:p>
          </table:table-cell>
          <table:table-cell office:value-type="float" office:value="0" calcext:value-type="float">
            <text:p>0</text:p>
          </table:table-cell>
          <table:table-cell office:value-type="float" office:value="338.1342" calcext:value-type="float">
            <text:p>338.1342</text:p>
          </table:table-cell>
          <table:table-cell office:value-type="float" office:value="1169.877" calcext:value-type="float">
            <text:p>1169.877</text:p>
          </table:table-cell>
          <table:table-cell office:value-type="float" office:value="1419.332" calcext:value-type="float">
            <text:p>1419.332</text:p>
          </table:table-cell>
          <table:table-cell office:value-type="float" office:value="1305.113" calcext:value-type="float">
            <text:p>1305.113</text:p>
          </table:table-cell>
          <table:table-cell office:value-type="float" office:value="787.4371" calcext:value-type="float">
            <text:p>787.4371</text:p>
          </table:table-cell>
          <table:table-cell office:value-type="float" office:value="1116.745" calcext:value-type="float">
            <text:p>1116.745</text:p>
          </table:table-cell>
          <table:table-cell office:value-type="float" office:value="415.8048" calcext:value-type="float">
            <text:p>415.8048</text:p>
          </table:table-cell>
          <table:table-cell office:value-type="float" office:value="1855.399" calcext:value-type="float">
            <text:p>1855.399</text:p>
          </table:table-cell>
          <table:table-cell office:value-type="float" office:value="2092.711" calcext:value-type="float">
            <text:p>2092.711</text:p>
          </table:table-cell>
          <table:table-cell office:value-type="float" office:value="1673.188" calcext:value-type="float">
            <text:p>1673.188</text:p>
          </table:table-cell>
          <table:table-cell office:value-type="float" office:value="585.9059" calcext:value-type="float">
            <text:p>585.9059</text:p>
          </table:table-cell>
          <table:table-cell office:value-type="float" office:value="577.6542" calcext:value-type="float">
            <text:p>577.6542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7" calcext:value-type="float">
            <text:p>35.7017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3.7332" calcext:value-type="float">
            <text:p>-473.7332</text:p>
          </table:table-cell>
          <table:table-cell office:value-type="float" office:value="0" calcext:value-type="float">
            <text:p>0</text:p>
          </table:table-cell>
          <table:table-cell office:value-type="float" office:value="12.59372" calcext:value-type="float">
            <text:p>12.59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1018.054" calcext:value-type="float">
            <text:p>1018.054</text:p>
          </table:table-cell>
          <table:table-cell office:value-type="float" office:value="13181.92" calcext:value-type="float">
            <text:p>13181.9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7.3545" calcext:value-type="float">
            <text:p>-627.3545</text:p>
          </table:table-cell>
          <table:table-cell office:value-type="float" office:value="1764.595" calcext:value-type="float">
            <text:p>1764.59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34618" calcext:value-type="float">
            <text:p>91.34618</text:p>
          </table:table-cell>
          <table:table-cell office:value-type="float" office:value="684.5455" calcext:value-type="float">
            <text:p>684.5455</text:p>
          </table:table-cell>
          <table:table-cell office:value-type="float" office:value="0.09603608" calcext:value-type="float">
            <text:p>0.0960360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878" calcext:value-type="float">
            <text:p>0.0446987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6.507" calcext:value-type="float">
            <text:p>926.507</text:p>
          </table:table-cell>
          <table:table-cell office:value-type="float" office:value="0" calcext:value-type="float">
            <text:p>0</text:p>
          </table:table-cell>
          <table:table-cell office:value-type="float" office:value="338.1501" calcext:value-type="float">
            <text:p>338.1501</text:p>
          </table:table-cell>
          <table:table-cell office:value-type="float" office:value="1169.82" calcext:value-type="float">
            <text:p>1169.82</text:p>
          </table:table-cell>
          <table:table-cell office:value-type="float" office:value="1419.248" calcext:value-type="float">
            <text:p>1419.248</text:p>
          </table:table-cell>
          <table:table-cell office:value-type="float" office:value="1305.053" calcext:value-type="float">
            <text:p>1305.053</text:p>
          </table:table-cell>
          <table:table-cell office:value-type="float" office:value="787.3641" calcext:value-type="float">
            <text:p>787.3641</text:p>
          </table:table-cell>
          <table:table-cell office:value-type="float" office:value="1116.71" calcext:value-type="float">
            <text:p>1116.71</text:p>
          </table:table-cell>
          <table:table-cell office:value-type="float" office:value="415.7903" calcext:value-type="float">
            <text:p>415.7903</text:p>
          </table:table-cell>
          <table:table-cell office:value-type="float" office:value="1855.371" calcext:value-type="float">
            <text:p>1855.371</text:p>
          </table:table-cell>
          <table:table-cell office:value-type="float" office:value="2092.685" calcext:value-type="float">
            <text:p>2092.685</text:p>
          </table:table-cell>
          <table:table-cell office:value-type="float" office:value="1673.166" calcext:value-type="float">
            <text:p>1673.166</text:p>
          </table:table-cell>
          <table:table-cell office:value-type="float" office:value="585.9031" calcext:value-type="float">
            <text:p>585.9031</text:p>
          </table:table-cell>
          <table:table-cell office:value-type="float" office:value="577.6401" calcext:value-type="float">
            <text:p>577.6401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7" calcext:value-type="float">
            <text:p>35.7017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4.1088" calcext:value-type="float">
            <text:p>-474.1088</text:p>
          </table:table-cell>
          <table:table-cell office:value-type="float" office:value="0" calcext:value-type="float">
            <text:p>0</text:p>
          </table:table-cell>
          <table:table-cell office:value-type="float" office:value="12.55186" calcext:value-type="float">
            <text:p>12.55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1017.655" calcext:value-type="float">
            <text:p>1017.655</text:p>
          </table:table-cell>
          <table:table-cell office:value-type="float" office:value="13181.85" calcext:value-type="float">
            <text:p>13181.8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7.7932" calcext:value-type="float">
            <text:p>-627.7932</text:p>
          </table:table-cell>
          <table:table-cell office:value-type="float" office:value="1766.251" calcext:value-type="float">
            <text:p>1766.25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4109" calcext:value-type="float">
            <text:p>91.4109</text:p>
          </table:table-cell>
          <table:table-cell office:value-type="float" office:value="684.5267" calcext:value-type="float">
            <text:p>684.5267</text:p>
          </table:table-cell>
          <table:table-cell office:value-type="float" office:value="0.09632886" calcext:value-type="float">
            <text:p>0.0963288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69902" calcext:value-type="float">
            <text:p>0.04469902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6.0687" calcext:value-type="float">
            <text:p>926.0687</text:p>
          </table:table-cell>
          <table:table-cell office:value-type="float" office:value="0" calcext:value-type="float">
            <text:p>0</text:p>
          </table:table-cell>
          <table:table-cell office:value-type="float" office:value="338.163" calcext:value-type="float">
            <text:p>338.163</text:p>
          </table:table-cell>
          <table:table-cell office:value-type="float" office:value="1169.738" calcext:value-type="float">
            <text:p>1169.738</text:p>
          </table:table-cell>
          <table:table-cell office:value-type="float" office:value="1419.142" calcext:value-type="float">
            <text:p>1419.142</text:p>
          </table:table-cell>
          <table:table-cell office:value-type="float" office:value="1304.985" calcext:value-type="float">
            <text:p>1304.985</text:p>
          </table:table-cell>
          <table:table-cell office:value-type="float" office:value="787.2922" calcext:value-type="float">
            <text:p>787.2922</text:p>
          </table:table-cell>
          <table:table-cell office:value-type="float" office:value="1116.675" calcext:value-type="float">
            <text:p>1116.675</text:p>
          </table:table-cell>
          <table:table-cell office:value-type="float" office:value="415.777" calcext:value-type="float">
            <text:p>415.777</text:p>
          </table:table-cell>
          <table:table-cell office:value-type="float" office:value="1855.344" calcext:value-type="float">
            <text:p>1855.344</text:p>
          </table:table-cell>
          <table:table-cell office:value-type="float" office:value="2092.659" calcext:value-type="float">
            <text:p>2092.659</text:p>
          </table:table-cell>
          <table:table-cell office:value-type="float" office:value="1673.144" calcext:value-type="float">
            <text:p>1673.144</text:p>
          </table:table-cell>
          <table:table-cell office:value-type="float" office:value="585.9001" calcext:value-type="float">
            <text:p>585.9001</text:p>
          </table:table-cell>
          <table:table-cell office:value-type="float" office:value="577.6261" calcext:value-type="float">
            <text:p>577.6261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7" calcext:value-type="float">
            <text:p>35.7017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4.5382" calcext:value-type="float">
            <text:p>-474.5382</text:p>
          </table:table-cell>
          <table:table-cell office:value-type="float" office:value="0" calcext:value-type="float">
            <text:p>0</text:p>
          </table:table-cell>
          <table:table-cell office:value-type="float" office:value="12.5409" calcext:value-type="float">
            <text:p>12.5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1017.215" calcext:value-type="float">
            <text:p>1017.215</text:p>
          </table:table-cell>
          <table:table-cell office:value-type="float" office:value="13181.78" calcext:value-type="float">
            <text:p>13181.7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8.2793" calcext:value-type="float">
            <text:p>-628.2793</text:p>
          </table:table-cell>
          <table:table-cell office:value-type="float" office:value="1767.802" calcext:value-type="float">
            <text:p>1767.802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49467" calcext:value-type="float">
            <text:p>91.49467</text:p>
          </table:table-cell>
          <table:table-cell office:value-type="float" office:value="684.4995" calcext:value-type="float">
            <text:p>684.4995</text:p>
          </table:table-cell>
          <table:table-cell office:value-type="float" office:value="0.09663457" calcext:value-type="float">
            <text:p>0.0966345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034" calcext:value-type="float">
            <text:p>0.0447003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5.5828" calcext:value-type="float">
            <text:p>925.5828</text:p>
          </table:table-cell>
          <table:table-cell office:value-type="float" office:value="0" calcext:value-type="float">
            <text:p>0</text:p>
          </table:table-cell>
          <table:table-cell office:value-type="float" office:value="338.1719" calcext:value-type="float">
            <text:p>338.1719</text:p>
          </table:table-cell>
          <table:table-cell office:value-type="float" office:value="1169.652" calcext:value-type="float">
            <text:p>1169.652</text:p>
          </table:table-cell>
          <table:table-cell office:value-type="float" office:value="1419.025" calcext:value-type="float">
            <text:p>1419.025</text:p>
          </table:table-cell>
          <table:table-cell office:value-type="float" office:value="1304.913" calcext:value-type="float">
            <text:p>1304.913</text:p>
          </table:table-cell>
          <table:table-cell office:value-type="float" office:value="787.2147" calcext:value-type="float">
            <text:p>787.2147</text:p>
          </table:table-cell>
          <table:table-cell office:value-type="float" office:value="1116.64" calcext:value-type="float">
            <text:p>1116.64</text:p>
          </table:table-cell>
          <table:table-cell office:value-type="float" office:value="415.7636" calcext:value-type="float">
            <text:p>415.7636</text:p>
          </table:table-cell>
          <table:table-cell office:value-type="float" office:value="1855.318" calcext:value-type="float">
            <text:p>1855.318</text:p>
          </table:table-cell>
          <table:table-cell office:value-type="float" office:value="2092.635" calcext:value-type="float">
            <text:p>2092.635</text:p>
          </table:table-cell>
          <table:table-cell office:value-type="float" office:value="1673.122" calcext:value-type="float">
            <text:p>1673.122</text:p>
          </table:table-cell>
          <table:table-cell office:value-type="float" office:value="585.8973" calcext:value-type="float">
            <text:p>585.8973</text:p>
          </table:table-cell>
          <table:table-cell office:value-type="float" office:value="577.6123" calcext:value-type="float">
            <text:p>577.6123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6" calcext:value-type="float">
            <text:p>35.70176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5.0049" calcext:value-type="float">
            <text:p>-475.0049</text:p>
          </table:table-cell>
          <table:table-cell office:value-type="float" office:value="0" calcext:value-type="float">
            <text:p>0</text:p>
          </table:table-cell>
          <table:table-cell office:value-type="float" office:value="12.51764" calcext:value-type="float">
            <text:p>12.5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1016.716" calcext:value-type="float">
            <text:p>1016.716</text:p>
          </table:table-cell>
          <table:table-cell office:value-type="float" office:value="13181.71" calcext:value-type="float">
            <text:p>13181.7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8.8214" calcext:value-type="float">
            <text:p>-628.8214</text:p>
          </table:table-cell>
          <table:table-cell office:value-type="float" office:value="1769.643" calcext:value-type="float">
            <text:p>1769.64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61272" calcext:value-type="float">
            <text:p>91.61272</text:p>
          </table:table-cell>
          <table:table-cell office:value-type="float" office:value="684.4473" calcext:value-type="float">
            <text:p>684.4473</text:p>
          </table:table-cell>
          <table:table-cell office:value-type="float" office:value="0.09695108" calcext:value-type="float">
            <text:p>0.0969510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124" calcext:value-type="float">
            <text:p>0.0447012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5.0411" calcext:value-type="float">
            <text:p>925.0411</text:p>
          </table:table-cell>
          <table:table-cell office:value-type="float" office:value="0" calcext:value-type="float">
            <text:p>0</text:p>
          </table:table-cell>
          <table:table-cell office:value-type="float" office:value="338.1786" calcext:value-type="float">
            <text:p>338.1786</text:p>
          </table:table-cell>
          <table:table-cell office:value-type="float" office:value="1169.555" calcext:value-type="float">
            <text:p>1169.555</text:p>
          </table:table-cell>
          <table:table-cell office:value-type="float" office:value="1418.9" calcext:value-type="float">
            <text:p>1418.9</text:p>
          </table:table-cell>
          <table:table-cell office:value-type="float" office:value="1304.835" calcext:value-type="float">
            <text:p>1304.835</text:p>
          </table:table-cell>
          <table:table-cell office:value-type="float" office:value="787.1312" calcext:value-type="float">
            <text:p>787.1312</text:p>
          </table:table-cell>
          <table:table-cell office:value-type="float" office:value="1116.605" calcext:value-type="float">
            <text:p>1116.605</text:p>
          </table:table-cell>
          <table:table-cell office:value-type="float" office:value="415.7503" calcext:value-type="float">
            <text:p>415.7503</text:p>
          </table:table-cell>
          <table:table-cell office:value-type="float" office:value="1855.292" calcext:value-type="float">
            <text:p>1855.292</text:p>
          </table:table-cell>
          <table:table-cell office:value-type="float" office:value="2092.61" calcext:value-type="float">
            <text:p>2092.61</text:p>
          </table:table-cell>
          <table:table-cell office:value-type="float" office:value="1673.1" calcext:value-type="float">
            <text:p>1673.1</text:p>
          </table:table-cell>
          <table:table-cell office:value-type="float" office:value="585.8945" calcext:value-type="float">
            <text:p>585.8945</text:p>
          </table:table-cell>
          <table:table-cell office:value-type="float" office:value="577.5986" calcext:value-type="float">
            <text:p>577.5986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6" calcext:value-type="float">
            <text:p>35.70176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5.5254" calcext:value-type="float">
            <text:p>-475.5254</text:p>
          </table:table-cell>
          <table:table-cell office:value-type="float" office:value="0" calcext:value-type="float">
            <text:p>0</text:p>
          </table:table-cell>
          <table:table-cell office:value-type="float" office:value="12.49358" calcext:value-type="float">
            <text:p>12.49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1016.279" calcext:value-type="float">
            <text:p>1016.279</text:p>
          </table:table-cell>
          <table:table-cell office:value-type="float" office:value="13181.64" calcext:value-type="float">
            <text:p>13181.64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9.3288" calcext:value-type="float">
            <text:p>-629.3288</text:p>
          </table:table-cell>
          <table:table-cell office:value-type="float" office:value="1771.679" calcext:value-type="float">
            <text:p>1771.679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69655" calcext:value-type="float">
            <text:p>91.69655</text:p>
          </table:table-cell>
          <table:table-cell office:value-type="float" office:value="684.4254" calcext:value-type="float">
            <text:p>684.4254</text:p>
          </table:table-cell>
          <table:table-cell office:value-type="float" office:value="0.09730037" calcext:value-type="float">
            <text:p>0.0973003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219" calcext:value-type="float">
            <text:p>0.04470219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4.534" calcext:value-type="float">
            <text:p>924.534</text:p>
          </table:table-cell>
          <table:table-cell office:value-type="float" office:value="0" calcext:value-type="float">
            <text:p>0</text:p>
          </table:table-cell>
          <table:table-cell office:value-type="float" office:value="338.1885" calcext:value-type="float">
            <text:p>338.1885</text:p>
          </table:table-cell>
          <table:table-cell office:value-type="float" office:value="1169.473" calcext:value-type="float">
            <text:p>1169.473</text:p>
          </table:table-cell>
          <table:table-cell office:value-type="float" office:value="1418.782" calcext:value-type="float">
            <text:p>1418.782</text:p>
          </table:table-cell>
          <table:table-cell office:value-type="float" office:value="1304.76" calcext:value-type="float">
            <text:p>1304.76</text:p>
          </table:table-cell>
          <table:table-cell office:value-type="float" office:value="787.048" calcext:value-type="float">
            <text:p>787.048</text:p>
          </table:table-cell>
          <table:table-cell office:value-type="float" office:value="1116.569" calcext:value-type="float">
            <text:p>1116.569</text:p>
          </table:table-cell>
          <table:table-cell office:value-type="float" office:value="415.7371" calcext:value-type="float">
            <text:p>415.7371</text:p>
          </table:table-cell>
          <table:table-cell office:value-type="float" office:value="1855.266" calcext:value-type="float">
            <text:p>1855.266</text:p>
          </table:table-cell>
          <table:table-cell office:value-type="float" office:value="2092.585" calcext:value-type="float">
            <text:p>2092.585</text:p>
          </table:table-cell>
          <table:table-cell office:value-type="float" office:value="1673.078" calcext:value-type="float">
            <text:p>1673.078</text:p>
          </table:table-cell>
          <table:table-cell office:value-type="float" office:value="585.8917" calcext:value-type="float">
            <text:p>585.8917</text:p>
          </table:table-cell>
          <table:table-cell office:value-type="float" office:value="577.5851" calcext:value-type="float">
            <text:p>577.5851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5" calcext:value-type="float">
            <text:p>35.70175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5.9889" calcext:value-type="float">
            <text:p>-475.9889</text:p>
          </table:table-cell>
          <table:table-cell office:value-type="float" office:value="0" calcext:value-type="float">
            <text:p>0</text:p>
          </table:table-cell>
          <table:table-cell office:value-type="float" office:value="12.44726" calcext:value-type="float">
            <text:p>12.44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1015.853" calcext:value-type="float">
            <text:p>1015.853</text:p>
          </table:table-cell>
          <table:table-cell office:value-type="float" office:value="13181.58" calcext:value-type="float">
            <text:p>13181.58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29.8043" calcext:value-type="float">
            <text:p>-629.8043</text:p>
          </table:table-cell>
          <table:table-cell office:value-type="float" office:value="1772.565" calcext:value-type="float">
            <text:p>1772.56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77903" calcext:value-type="float">
            <text:p>91.77903</text:p>
          </table:table-cell>
          <table:table-cell office:value-type="float" office:value="684.3834" calcext:value-type="float">
            <text:p>684.3834</text:p>
          </table:table-cell>
          <table:table-cell office:value-type="float" office:value="0.0976605" calcext:value-type="float">
            <text:p>0.097660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326" calcext:value-type="float">
            <text:p>0.0447032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4.0588" calcext:value-type="float">
            <text:p>924.0588</text:p>
          </table:table-cell>
          <table:table-cell office:value-type="float" office:value="0" calcext:value-type="float">
            <text:p>0</text:p>
          </table:table-cell>
          <table:table-cell office:value-type="float" office:value="338.2021" calcext:value-type="float">
            <text:p>338.2021</text:p>
          </table:table-cell>
          <table:table-cell office:value-type="float" office:value="1169.393" calcext:value-type="float">
            <text:p>1169.393</text:p>
          </table:table-cell>
          <table:table-cell office:value-type="float" office:value="1418.677" calcext:value-type="float">
            <text:p>1418.677</text:p>
          </table:table-cell>
          <table:table-cell office:value-type="float" office:value="1304.69" calcext:value-type="float">
            <text:p>1304.69</text:p>
          </table:table-cell>
          <table:table-cell office:value-type="float" office:value="786.9747" calcext:value-type="float">
            <text:p>786.9747</text:p>
          </table:table-cell>
          <table:table-cell office:value-type="float" office:value="1116.534" calcext:value-type="float">
            <text:p>1116.534</text:p>
          </table:table-cell>
          <table:table-cell office:value-type="float" office:value="415.7256" calcext:value-type="float">
            <text:p>415.7256</text:p>
          </table:table-cell>
          <table:table-cell office:value-type="float" office:value="1855.24" calcext:value-type="float">
            <text:p>1855.24</text:p>
          </table:table-cell>
          <table:table-cell office:value-type="float" office:value="2092.561" calcext:value-type="float">
            <text:p>2092.561</text:p>
          </table:table-cell>
          <table:table-cell office:value-type="float" office:value="1673.056" calcext:value-type="float">
            <text:p>1673.056</text:p>
          </table:table-cell>
          <table:table-cell office:value-type="float" office:value="585.889" calcext:value-type="float">
            <text:p>585.889</text:p>
          </table:table-cell>
          <table:table-cell office:value-type="float" office:value="577.5718" calcext:value-type="float">
            <text:p>577.5718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5" calcext:value-type="float">
            <text:p>35.70175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6.435" calcext:value-type="float">
            <text:p>-476.435</text:p>
          </table:table-cell>
          <table:table-cell office:value-type="float" office:value="0" calcext:value-type="float">
            <text:p>0</text:p>
          </table:table-cell>
          <table:table-cell office:value-type="float" office:value="12.41914" calcext:value-type="float">
            <text:p>12.4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1015.207" calcext:value-type="float">
            <text:p>1015.207</text:p>
          </table:table-cell>
          <table:table-cell office:value-type="float" office:value="13181.52" calcext:value-type="float">
            <text:p>13181.5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0.4656" calcext:value-type="float">
            <text:p>-630.4656</text:p>
          </table:table-cell>
          <table:table-cell office:value-type="float" office:value="1774.651" calcext:value-type="float">
            <text:p>1774.65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1.99445" calcext:value-type="float">
            <text:p>91.99445</text:p>
          </table:table-cell>
          <table:table-cell office:value-type="float" office:value="684.2372" calcext:value-type="float">
            <text:p>684.2372</text:p>
          </table:table-cell>
          <table:table-cell office:value-type="float" office:value="0.09800292" calcext:value-type="float">
            <text:p>0.0980029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326" calcext:value-type="float">
            <text:p>0.0447032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3.3979" calcext:value-type="float">
            <text:p>923.3979</text:p>
          </table:table-cell>
          <table:table-cell office:value-type="float" office:value="0" calcext:value-type="float">
            <text:p>0</text:p>
          </table:table-cell>
          <table:table-cell office:value-type="float" office:value="338.2078" calcext:value-type="float">
            <text:p>338.2078</text:p>
          </table:table-cell>
          <table:table-cell office:value-type="float" office:value="1169.275" calcext:value-type="float">
            <text:p>1169.275</text:p>
          </table:table-cell>
          <table:table-cell office:value-type="float" office:value="1418.542" calcext:value-type="float">
            <text:p>1418.542</text:p>
          </table:table-cell>
          <table:table-cell office:value-type="float" office:value="1304.602" calcext:value-type="float">
            <text:p>1304.602</text:p>
          </table:table-cell>
          <table:table-cell office:value-type="float" office:value="786.8927" calcext:value-type="float">
            <text:p>786.8927</text:p>
          </table:table-cell>
          <table:table-cell office:value-type="float" office:value="1116.498" calcext:value-type="float">
            <text:p>1116.498</text:p>
          </table:table-cell>
          <table:table-cell office:value-type="float" office:value="415.7131" calcext:value-type="float">
            <text:p>415.7131</text:p>
          </table:table-cell>
          <table:table-cell office:value-type="float" office:value="1855.215" calcext:value-type="float">
            <text:p>1855.215</text:p>
          </table:table-cell>
          <table:table-cell office:value-type="float" office:value="2092.537" calcext:value-type="float">
            <text:p>2092.537</text:p>
          </table:table-cell>
          <table:table-cell office:value-type="float" office:value="1673.035" calcext:value-type="float">
            <text:p>1673.035</text:p>
          </table:table-cell>
          <table:table-cell office:value-type="float" office:value="585.8862" calcext:value-type="float">
            <text:p>585.8862</text:p>
          </table:table-cell>
          <table:table-cell office:value-type="float" office:value="577.5587" calcext:value-type="float">
            <text:p>577.5587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4" calcext:value-type="float">
            <text:p>35.70174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7.0865" calcext:value-type="float">
            <text:p>-477.0865</text:p>
          </table:table-cell>
          <table:table-cell office:value-type="float" office:value="0" calcext:value-type="float">
            <text:p>0</text:p>
          </table:table-cell>
          <table:table-cell office:value-type="float" office:value="12.40676" calcext:value-type="float">
            <text:p>12.4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1014.688" calcext:value-type="float">
            <text:p>1014.688</text:p>
          </table:table-cell>
          <table:table-cell office:value-type="float" office:value="13181.46" calcext:value-type="float">
            <text:p>13181.4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1.0368" calcext:value-type="float">
            <text:p>-631.0368</text:p>
          </table:table-cell>
          <table:table-cell office:value-type="float" office:value="1776.363" calcext:value-type="float">
            <text:p>1776.36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10812" calcext:value-type="float">
            <text:p>92.10812</text:p>
          </table:table-cell>
          <table:table-cell office:value-type="float" office:value="684.2005" calcext:value-type="float">
            <text:p>684.2005</text:p>
          </table:table-cell>
          <table:table-cell office:value-type="float" office:value="0.09835279" calcext:value-type="float">
            <text:p>0.0983527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326" calcext:value-type="float">
            <text:p>0.0447032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2.827" calcext:value-type="float">
            <text:p>922.827</text:p>
          </table:table-cell>
          <table:table-cell office:value-type="float" office:value="0" calcext:value-type="float">
            <text:p>0</text:p>
          </table:table-cell>
          <table:table-cell office:value-type="float" office:value="338.2118" calcext:value-type="float">
            <text:p>338.2118</text:p>
          </table:table-cell>
          <table:table-cell office:value-type="float" office:value="1169.174" calcext:value-type="float">
            <text:p>1169.174</text:p>
          </table:table-cell>
          <table:table-cell office:value-type="float" office:value="1418.408" calcext:value-type="float">
            <text:p>1418.408</text:p>
          </table:table-cell>
          <table:table-cell office:value-type="float" office:value="1304.511" calcext:value-type="float">
            <text:p>1304.511</text:p>
          </table:table-cell>
          <table:table-cell office:value-type="float" office:value="786.8015" calcext:value-type="float">
            <text:p>786.8015</text:p>
          </table:table-cell>
          <table:table-cell office:value-type="float" office:value="1116.46" calcext:value-type="float">
            <text:p>1116.46</text:p>
          </table:table-cell>
          <table:table-cell office:value-type="float" office:value="415.7" calcext:value-type="float">
            <text:p>415.7</text:p>
          </table:table-cell>
          <table:table-cell office:value-type="float" office:value="1855.189" calcext:value-type="float">
            <text:p>1855.189</text:p>
          </table:table-cell>
          <table:table-cell office:value-type="float" office:value="2092.514" calcext:value-type="float">
            <text:p>2092.514</text:p>
          </table:table-cell>
          <table:table-cell office:value-type="float" office:value="1673.014" calcext:value-type="float">
            <text:p>1673.014</text:p>
          </table:table-cell>
          <table:table-cell office:value-type="float" office:value="585.8835" calcext:value-type="float">
            <text:p>585.8835</text:p>
          </table:table-cell>
          <table:table-cell office:value-type="float" office:value="577.5457" calcext:value-type="float">
            <text:p>577.5457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4" calcext:value-type="float">
            <text:p>35.70174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7.6255" calcext:value-type="float">
            <text:p>-477.6255</text:p>
          </table:table-cell>
          <table:table-cell office:value-type="float" office:value="0" calcext:value-type="float">
            <text:p>0</text:p>
          </table:table-cell>
          <table:table-cell office:value-type="float" office:value="12.36903" calcext:value-type="float">
            <text:p>12.3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1014.249" calcext:value-type="float">
            <text:p>1014.249</text:p>
          </table:table-cell>
          <table:table-cell office:value-type="float" office:value="13181.39" calcext:value-type="float">
            <text:p>13181.3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1.5372" calcext:value-type="float">
            <text:p>-631.5372</text:p>
          </table:table-cell>
          <table:table-cell office:value-type="float" office:value="1776.55" calcext:value-type="float">
            <text:p>1776.5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18541" calcext:value-type="float">
            <text:p>92.18541</text:p>
          </table:table-cell>
          <table:table-cell office:value-type="float" office:value="684.1788" calcext:value-type="float">
            <text:p>684.1788</text:p>
          </table:table-cell>
          <table:table-cell office:value-type="float" office:value="0.09868873" calcext:value-type="float">
            <text:p>0.0986887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549" calcext:value-type="float">
            <text:p>0.04470549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2.327" calcext:value-type="float">
            <text:p>922.327</text:p>
          </table:table-cell>
          <table:table-cell office:value-type="float" office:value="0" calcext:value-type="float">
            <text:p>0</text:p>
          </table:table-cell>
          <table:table-cell office:value-type="float" office:value="338.2171" calcext:value-type="float">
            <text:p>338.2171</text:p>
          </table:table-cell>
          <table:table-cell office:value-type="float" office:value="1169.092" calcext:value-type="float">
            <text:p>1169.092</text:p>
          </table:table-cell>
          <table:table-cell office:value-type="float" office:value="1418.292" calcext:value-type="float">
            <text:p>1418.292</text:p>
          </table:table-cell>
          <table:table-cell office:value-type="float" office:value="1304.433" calcext:value-type="float">
            <text:p>1304.433</text:p>
          </table:table-cell>
          <table:table-cell office:value-type="float" office:value="786.7217" calcext:value-type="float">
            <text:p>786.7217</text:p>
          </table:table-cell>
          <table:table-cell office:value-type="float" office:value="1116.423" calcext:value-type="float">
            <text:p>1116.423</text:p>
          </table:table-cell>
          <table:table-cell office:value-type="float" office:value="415.687" calcext:value-type="float">
            <text:p>415.687</text:p>
          </table:table-cell>
          <table:table-cell office:value-type="float" office:value="1855.164" calcext:value-type="float">
            <text:p>1855.164</text:p>
          </table:table-cell>
          <table:table-cell office:value-type="float" office:value="2092.491" calcext:value-type="float">
            <text:p>2092.491</text:p>
          </table:table-cell>
          <table:table-cell office:value-type="float" office:value="1672.993" calcext:value-type="float">
            <text:p>1672.993</text:p>
          </table:table-cell>
          <table:table-cell office:value-type="float" office:value="585.8809" calcext:value-type="float">
            <text:p>585.8809</text:p>
          </table:table-cell>
          <table:table-cell office:value-type="float" office:value="577.5329" calcext:value-type="float">
            <text:p>577.5329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3" calcext:value-type="float">
            <text:p>35.70173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8.0857" calcext:value-type="float">
            <text:p>-478.0857</text:p>
          </table:table-cell>
          <table:table-cell office:value-type="float" office:value="0" calcext:value-type="float">
            <text:p>0</text:p>
          </table:table-cell>
          <table:table-cell office:value-type="float" office:value="12.32582" calcext:value-type="float">
            <text:p>12.3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1013.874" calcext:value-type="float">
            <text:p>1013.874</text:p>
          </table:table-cell>
          <table:table-cell office:value-type="float" office:value="13181.32" calcext:value-type="float">
            <text:p>13181.3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1.9768" calcext:value-type="float">
            <text:p>-631.9768</text:p>
          </table:table-cell>
          <table:table-cell office:value-type="float" office:value="1777.74" calcext:value-type="float">
            <text:p>1777.74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3774" calcext:value-type="float">
            <text:p>92.23774</text:p>
          </table:table-cell>
          <table:table-cell office:value-type="float" office:value="684.1649" calcext:value-type="float">
            <text:p>684.1649</text:p>
          </table:table-cell>
          <table:table-cell office:value-type="float" office:value="0.09902626" calcext:value-type="float">
            <text:p>0.0990262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0854" calcext:value-type="float">
            <text:p>0.0447085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1.8876" calcext:value-type="float">
            <text:p>921.8876</text:p>
          </table:table-cell>
          <table:table-cell office:value-type="float" office:value="0" calcext:value-type="float">
            <text:p>0</text:p>
          </table:table-cell>
          <table:table-cell office:value-type="float" office:value="338.223" calcext:value-type="float">
            <text:p>338.223</text:p>
          </table:table-cell>
          <table:table-cell office:value-type="float" office:value="1169.02" calcext:value-type="float">
            <text:p>1169.02</text:p>
          </table:table-cell>
          <table:table-cell office:value-type="float" office:value="1418.193" calcext:value-type="float">
            <text:p>1418.193</text:p>
          </table:table-cell>
          <table:table-cell office:value-type="float" office:value="1304.363" calcext:value-type="float">
            <text:p>1304.363</text:p>
          </table:table-cell>
          <table:table-cell office:value-type="float" office:value="786.6534" calcext:value-type="float">
            <text:p>786.6534</text:p>
          </table:table-cell>
          <table:table-cell office:value-type="float" office:value="1116.388" calcext:value-type="float">
            <text:p>1116.388</text:p>
          </table:table-cell>
          <table:table-cell office:value-type="float" office:value="415.6765" calcext:value-type="float">
            <text:p>415.6765</text:p>
          </table:table-cell>
          <table:table-cell office:value-type="float" office:value="1855.14" calcext:value-type="float">
            <text:p>1855.14</text:p>
          </table:table-cell>
          <table:table-cell office:value-type="float" office:value="2092.469" calcext:value-type="float">
            <text:p>2092.469</text:p>
          </table:table-cell>
          <table:table-cell office:value-type="float" office:value="1672.972" calcext:value-type="float">
            <text:p>1672.972</text:p>
          </table:table-cell>
          <table:table-cell office:value-type="float" office:value="585.8782" calcext:value-type="float">
            <text:p>585.8782</text:p>
          </table:table-cell>
          <table:table-cell office:value-type="float" office:value="577.5203" calcext:value-type="float">
            <text:p>577.5203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3" calcext:value-type="float">
            <text:p>35.70173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8.4818" calcext:value-type="float">
            <text:p>-478.4818</text:p>
          </table:table-cell>
          <table:table-cell office:value-type="float" office:value="0" calcext:value-type="float">
            <text:p>0</text:p>
          </table:table-cell>
          <table:table-cell office:value-type="float" office:value="12.28202" calcext:value-type="float">
            <text:p>12.28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1013.555" calcext:value-type="float">
            <text:p>1013.555</text:p>
          </table:table-cell>
          <table:table-cell office:value-type="float" office:value="13181.26" calcext:value-type="float">
            <text:p>13181.2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2.3484" calcext:value-type="float">
            <text:p>-632.3484</text:p>
          </table:table-cell>
          <table:table-cell office:value-type="float" office:value="1778.619" calcext:value-type="float">
            <text:p>1778.619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6685" calcext:value-type="float">
            <text:p>92.26685</text:p>
          </table:table-cell>
          <table:table-cell office:value-type="float" office:value="684.1567" calcext:value-type="float">
            <text:p>684.1567</text:p>
          </table:table-cell>
          <table:table-cell office:value-type="float" office:value="0.09937829" calcext:value-type="float">
            <text:p>0.09937829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087" calcext:value-type="float">
            <text:p>0.0447108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1.5164" calcext:value-type="float">
            <text:p>921.5164</text:p>
          </table:table-cell>
          <table:table-cell office:value-type="float" office:value="0" calcext:value-type="float">
            <text:p>0</text:p>
          </table:table-cell>
          <table:table-cell office:value-type="float" office:value="338.2341" calcext:value-type="float">
            <text:p>338.2341</text:p>
          </table:table-cell>
          <table:table-cell office:value-type="float" office:value="1168.958" calcext:value-type="float">
            <text:p>1168.958</text:p>
          </table:table-cell>
          <table:table-cell office:value-type="float" office:value="1418.116" calcext:value-type="float">
            <text:p>1418.116</text:p>
          </table:table-cell>
          <table:table-cell office:value-type="float" office:value="1304.304" calcext:value-type="float">
            <text:p>1304.304</text:p>
          </table:table-cell>
          <table:table-cell office:value-type="float" office:value="786.5873" calcext:value-type="float">
            <text:p>786.5873</text:p>
          </table:table-cell>
          <table:table-cell office:value-type="float" office:value="1116.36" calcext:value-type="float">
            <text:p>1116.36</text:p>
          </table:table-cell>
          <table:table-cell office:value-type="float" office:value="415.6677" calcext:value-type="float">
            <text:p>415.6677</text:p>
          </table:table-cell>
          <table:table-cell office:value-type="float" office:value="1855.117" calcext:value-type="float">
            <text:p>1855.117</text:p>
          </table:table-cell>
          <table:table-cell office:value-type="float" office:value="2092.446" calcext:value-type="float">
            <text:p>2092.446</text:p>
          </table:table-cell>
          <table:table-cell office:value-type="float" office:value="1672.951" calcext:value-type="float">
            <text:p>1672.951</text:p>
          </table:table-cell>
          <table:table-cell office:value-type="float" office:value="585.8756" calcext:value-type="float">
            <text:p>585.8756</text:p>
          </table:table-cell>
          <table:table-cell office:value-type="float" office:value="577.5078" calcext:value-type="float">
            <text:p>577.5078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2" calcext:value-type="float">
            <text:p>35.70172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8.821" calcext:value-type="float">
            <text:p>-478.821</text:p>
          </table:table-cell>
          <table:table-cell office:value-type="float" office:value="0" calcext:value-type="float">
            <text:p>0</text:p>
          </table:table-cell>
          <table:table-cell office:value-type="float" office:value="12.25011" calcext:value-type="float">
            <text:p>12.25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1013.288" calcext:value-type="float">
            <text:p>1013.288</text:p>
          </table:table-cell>
          <table:table-cell office:value-type="float" office:value="13181.21" calcext:value-type="float">
            <text:p>13181.2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2.6677" calcext:value-type="float">
            <text:p>-632.6677</text:p>
          </table:table-cell>
          <table:table-cell office:value-type="float" office:value="1780.195" calcext:value-type="float">
            <text:p>1780.19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8181" calcext:value-type="float">
            <text:p>92.28181</text:p>
          </table:table-cell>
          <table:table-cell office:value-type="float" office:value="684.1542" calcext:value-type="float">
            <text:p>684.1542</text:p>
          </table:table-cell>
          <table:table-cell office:value-type="float" office:value="0.09970167" calcext:value-type="float">
            <text:p>0.0997016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181" calcext:value-type="float">
            <text:p>0.0447118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1.1974" calcext:value-type="float">
            <text:p>921.1974</text:p>
          </table:table-cell>
          <table:table-cell office:value-type="float" office:value="0" calcext:value-type="float">
            <text:p>0</text:p>
          </table:table-cell>
          <table:table-cell office:value-type="float" office:value="338.2463" calcext:value-type="float">
            <text:p>338.2463</text:p>
          </table:table-cell>
          <table:table-cell office:value-type="float" office:value="1168.911" calcext:value-type="float">
            <text:p>1168.911</text:p>
          </table:table-cell>
          <table:table-cell office:value-type="float" office:value="1418.054" calcext:value-type="float">
            <text:p>1418.054</text:p>
          </table:table-cell>
          <table:table-cell office:value-type="float" office:value="1304.261" calcext:value-type="float">
            <text:p>1304.261</text:p>
          </table:table-cell>
          <table:table-cell office:value-type="float" office:value="786.5262" calcext:value-type="float">
            <text:p>786.5262</text:p>
          </table:table-cell>
          <table:table-cell office:value-type="float" office:value="1116.336" calcext:value-type="float">
            <text:p>1116.336</text:p>
          </table:table-cell>
          <table:table-cell office:value-type="float" office:value="415.6597" calcext:value-type="float">
            <text:p>415.6597</text:p>
          </table:table-cell>
          <table:table-cell office:value-type="float" office:value="1855.094" calcext:value-type="float">
            <text:p>1855.094</text:p>
          </table:table-cell>
          <table:table-cell office:value-type="float" office:value="2092.423" calcext:value-type="float">
            <text:p>2092.423</text:p>
          </table:table-cell>
          <table:table-cell office:value-type="float" office:value="1672.931" calcext:value-type="float">
            <text:p>1672.931</text:p>
          </table:table-cell>
          <table:table-cell office:value-type="float" office:value="585.873" calcext:value-type="float">
            <text:p>585.873</text:p>
          </table:table-cell>
          <table:table-cell office:value-type="float" office:value="577.4955" calcext:value-type="float">
            <text:p>577.4955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2" calcext:value-type="float">
            <text:p>35.70172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9.1104" calcext:value-type="float">
            <text:p>-479.1104</text:p>
          </table:table-cell>
          <table:table-cell office:value-type="float" office:value="0" calcext:value-type="float">
            <text:p>0</text:p>
          </table:table-cell>
          <table:table-cell office:value-type="float" office:value="12.21835" calcext:value-type="float">
            <text:p>12.2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1013.056" calcext:value-type="float">
            <text:p>1013.056</text:p>
          </table:table-cell>
          <table:table-cell office:value-type="float" office:value="13181.16" calcext:value-type="float">
            <text:p>13181.1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2.9542" calcext:value-type="float">
            <text:p>-632.9542</text:p>
          </table:table-cell>
          <table:table-cell office:value-type="float" office:value="1780.848" calcext:value-type="float">
            <text:p>1780.84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8692" calcext:value-type="float">
            <text:p>92.28692</text:p>
          </table:table-cell>
          <table:table-cell office:value-type="float" office:value="684.1531" calcext:value-type="float">
            <text:p>684.1531</text:p>
          </table:table-cell>
          <table:table-cell office:value-type="float" office:value="0.1000088" calcext:value-type="float">
            <text:p>0.100008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254" calcext:value-type="float">
            <text:p>0.0447125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0.9113" calcext:value-type="float">
            <text:p>920.9113</text:p>
          </table:table-cell>
          <table:table-cell office:value-type="float" office:value="0" calcext:value-type="float">
            <text:p>0</text:p>
          </table:table-cell>
          <table:table-cell office:value-type="float" office:value="338.2581" calcext:value-type="float">
            <text:p>338.2581</text:p>
          </table:table-cell>
          <table:table-cell office:value-type="float" office:value="1168.87" calcext:value-type="float">
            <text:p>1168.87</text:p>
          </table:table-cell>
          <table:table-cell office:value-type="float" office:value="1417.998" calcext:value-type="float">
            <text:p>1417.998</text:p>
          </table:table-cell>
          <table:table-cell office:value-type="float" office:value="1304.224" calcext:value-type="float">
            <text:p>1304.224</text:p>
          </table:table-cell>
          <table:table-cell office:value-type="float" office:value="786.4743" calcext:value-type="float">
            <text:p>786.4743</text:p>
          </table:table-cell>
          <table:table-cell office:value-type="float" office:value="1116.315" calcext:value-type="float">
            <text:p>1116.315</text:p>
          </table:table-cell>
          <table:table-cell office:value-type="float" office:value="415.6525" calcext:value-type="float">
            <text:p>415.6525</text:p>
          </table:table-cell>
          <table:table-cell office:value-type="float" office:value="1855.072" calcext:value-type="float">
            <text:p>1855.072</text:p>
          </table:table-cell>
          <table:table-cell office:value-type="float" office:value="2092.401" calcext:value-type="float">
            <text:p>2092.401</text:p>
          </table:table-cell>
          <table:table-cell office:value-type="float" office:value="1672.911" calcext:value-type="float">
            <text:p>1672.911</text:p>
          </table:table-cell>
          <table:table-cell office:value-type="float" office:value="585.8704" calcext:value-type="float">
            <text:p>585.8704</text:p>
          </table:table-cell>
          <table:table-cell office:value-type="float" office:value="577.4835" calcext:value-type="float">
            <text:p>577.4835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1" calcext:value-type="float">
            <text:p>35.70171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9.3617" calcext:value-type="float">
            <text:p>-479.3617</text:p>
          </table:table-cell>
          <table:table-cell office:value-type="float" office:value="0" calcext:value-type="float">
            <text:p>0</text:p>
          </table:table-cell>
          <table:table-cell office:value-type="float" office:value="12.18375" calcext:value-type="float">
            <text:p>12.18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1012.808" calcext:value-type="float">
            <text:p>1012.808</text:p>
          </table:table-cell>
          <table:table-cell office:value-type="float" office:value="13181.11" calcext:value-type="float">
            <text:p>13181.1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3.2513" calcext:value-type="float">
            <text:p>-633.2513</text:p>
          </table:table-cell>
          <table:table-cell office:value-type="float" office:value="1781.607" calcext:value-type="float">
            <text:p>1781.60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0005" calcext:value-type="float">
            <text:p>92.30005</text:p>
          </table:table-cell>
          <table:table-cell office:value-type="float" office:value="684.1335" calcext:value-type="float">
            <text:p>684.1335</text:p>
          </table:table-cell>
          <table:table-cell office:value-type="float" office:value="0.1003255" calcext:value-type="float">
            <text:p>0.100325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306" calcext:value-type="float">
            <text:p>0.0447130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0.6144" calcext:value-type="float">
            <text:p>920.6144</text:p>
          </table:table-cell>
          <table:table-cell office:value-type="float" office:value="0" calcext:value-type="float">
            <text:p>0</text:p>
          </table:table-cell>
          <table:table-cell office:value-type="float" office:value="338.2704" calcext:value-type="float">
            <text:p>338.2704</text:p>
          </table:table-cell>
          <table:table-cell office:value-type="float" office:value="1168.827" calcext:value-type="float">
            <text:p>1168.827</text:p>
          </table:table-cell>
          <table:table-cell office:value-type="float" office:value="1417.943" calcext:value-type="float">
            <text:p>1417.943</text:p>
          </table:table-cell>
          <table:table-cell office:value-type="float" office:value="1304.184" calcext:value-type="float">
            <text:p>1304.184</text:p>
          </table:table-cell>
          <table:table-cell office:value-type="float" office:value="786.4276" calcext:value-type="float">
            <text:p>786.4276</text:p>
          </table:table-cell>
          <table:table-cell office:value-type="float" office:value="1116.296" calcext:value-type="float">
            <text:p>1116.296</text:p>
          </table:table-cell>
          <table:table-cell office:value-type="float" office:value="415.6458" calcext:value-type="float">
            <text:p>415.6458</text:p>
          </table:table-cell>
          <table:table-cell office:value-type="float" office:value="1855.051" calcext:value-type="float">
            <text:p>1855.051</text:p>
          </table:table-cell>
          <table:table-cell office:value-type="float" office:value="2092.379" calcext:value-type="float">
            <text:p>2092.379</text:p>
          </table:table-cell>
          <table:table-cell office:value-type="float" office:value="1672.891" calcext:value-type="float">
            <text:p>1672.891</text:p>
          </table:table-cell>
          <table:table-cell office:value-type="float" office:value="585.8679" calcext:value-type="float">
            <text:p>585.8679</text:p>
          </table:table-cell>
          <table:table-cell office:value-type="float" office:value="577.4716" calcext:value-type="float">
            <text:p>577.4716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1" calcext:value-type="float">
            <text:p>35.70171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9.6275" calcext:value-type="float">
            <text:p>-479.6275</text:p>
          </table:table-cell>
          <table:table-cell office:value-type="float" office:value="0" calcext:value-type="float">
            <text:p>0</text:p>
          </table:table-cell>
          <table:table-cell office:value-type="float" office:value="12.15201" calcext:value-type="float">
            <text:p>12.15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1012.53" calcext:value-type="float">
            <text:p>1012.53</text:p>
          </table:table-cell>
          <table:table-cell office:value-type="float" office:value="13181.07" calcext:value-type="float">
            <text:p>13181.0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3.5792" calcext:value-type="float">
            <text:p>-633.5792</text:p>
          </table:table-cell>
          <table:table-cell office:value-type="float" office:value="1782.771" calcext:value-type="float">
            <text:p>1782.77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2551" calcext:value-type="float">
            <text:p>92.32551</text:p>
          </table:table-cell>
          <table:table-cell office:value-type="float" office:value="684.1055" calcext:value-type="float">
            <text:p>684.1055</text:p>
          </table:table-cell>
          <table:table-cell office:value-type="float" office:value="0.1006604" calcext:value-type="float">
            <text:p>0.100660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404" calcext:value-type="float">
            <text:p>0.0447140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20.2869" calcext:value-type="float">
            <text:p>920.2869</text:p>
          </table:table-cell>
          <table:table-cell office:value-type="float" office:value="0" calcext:value-type="float">
            <text:p>0</text:p>
          </table:table-cell>
          <table:table-cell office:value-type="float" office:value="338.2783" calcext:value-type="float">
            <text:p>338.2783</text:p>
          </table:table-cell>
          <table:table-cell office:value-type="float" office:value="1168.776" calcext:value-type="float">
            <text:p>1168.776</text:p>
          </table:table-cell>
          <table:table-cell office:value-type="float" office:value="1417.882" calcext:value-type="float">
            <text:p>1417.882</text:p>
          </table:table-cell>
          <table:table-cell office:value-type="float" office:value="1304.14" calcext:value-type="float">
            <text:p>1304.14</text:p>
          </table:table-cell>
          <table:table-cell office:value-type="float" office:value="786.3825" calcext:value-type="float">
            <text:p>786.3825</text:p>
          </table:table-cell>
          <table:table-cell office:value-type="float" office:value="1116.276" calcext:value-type="float">
            <text:p>1116.276</text:p>
          </table:table-cell>
          <table:table-cell office:value-type="float" office:value="415.6392" calcext:value-type="float">
            <text:p>415.6392</text:p>
          </table:table-cell>
          <table:table-cell office:value-type="float" office:value="1855.035" calcext:value-type="float">
            <text:p>1855.035</text:p>
          </table:table-cell>
          <table:table-cell office:value-type="float" office:value="2092.358" calcext:value-type="float">
            <text:p>2092.358</text:p>
          </table:table-cell>
          <table:table-cell office:value-type="float" office:value="1672.871" calcext:value-type="float">
            <text:p>1672.871</text:p>
          </table:table-cell>
          <table:table-cell office:value-type="float" office:value="585.8654" calcext:value-type="float">
            <text:p>585.8654</text:p>
          </table:table-cell>
          <table:table-cell office:value-type="float" office:value="577.46" calcext:value-type="float">
            <text:p>577.46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1" calcext:value-type="float">
            <text:p>35.70171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79.9145" calcext:value-type="float">
            <text:p>-479.9145</text:p>
          </table:table-cell>
          <table:table-cell office:value-type="float" office:value="0" calcext:value-type="float">
            <text:p>0</text:p>
          </table:table-cell>
          <table:table-cell office:value-type="float" office:value="12.11498" calcext:value-type="float">
            <text:p>12.1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1012.294" calcext:value-type="float">
            <text:p>1012.294</text:p>
          </table:table-cell>
          <table:table-cell office:value-type="float" office:value="13181.03" calcext:value-type="float">
            <text:p>13181.03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3.8821" calcext:value-type="float">
            <text:p>-633.8821</text:p>
          </table:table-cell>
          <table:table-cell office:value-type="float" office:value="1784.672" calcext:value-type="float">
            <text:p>1784.672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3156" calcext:value-type="float">
            <text:p>92.33156</text:p>
          </table:table-cell>
          <table:table-cell office:value-type="float" office:value="684.1008" calcext:value-type="float">
            <text:p>684.1008</text:p>
          </table:table-cell>
          <table:table-cell office:value-type="float" office:value="0.1010147" calcext:value-type="float">
            <text:p>0.101014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596" calcext:value-type="float">
            <text:p>0.0447159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9.9844" calcext:value-type="float">
            <text:p>919.9844</text:p>
          </table:table-cell>
          <table:table-cell office:value-type="float" office:value="0" calcext:value-type="float">
            <text:p>0</text:p>
          </table:table-cell>
          <table:table-cell office:value-type="float" office:value="338.2872" calcext:value-type="float">
            <text:p>338.2872</text:p>
          </table:table-cell>
          <table:table-cell office:value-type="float" office:value="1168.734" calcext:value-type="float">
            <text:p>1168.734</text:p>
          </table:table-cell>
          <table:table-cell office:value-type="float" office:value="1417.825" calcext:value-type="float">
            <text:p>1417.825</text:p>
          </table:table-cell>
          <table:table-cell office:value-type="float" office:value="1304.094" calcext:value-type="float">
            <text:p>1304.094</text:p>
          </table:table-cell>
          <table:table-cell office:value-type="float" office:value="786.34" calcext:value-type="float">
            <text:p>786.34</text:p>
          </table:table-cell>
          <table:table-cell office:value-type="float" office:value="1116.257" calcext:value-type="float">
            <text:p>1116.257</text:p>
          </table:table-cell>
          <table:table-cell office:value-type="float" office:value="415.6326" calcext:value-type="float">
            <text:p>415.6326</text:p>
          </table:table-cell>
          <table:table-cell office:value-type="float" office:value="1855.026" calcext:value-type="float">
            <text:p>1855.026</text:p>
          </table:table-cell>
          <table:table-cell office:value-type="float" office:value="2092.336" calcext:value-type="float">
            <text:p>2092.336</text:p>
          </table:table-cell>
          <table:table-cell office:value-type="float" office:value="1672.851" calcext:value-type="float">
            <text:p>1672.851</text:p>
          </table:table-cell>
          <table:table-cell office:value-type="float" office:value="585.8629" calcext:value-type="float">
            <text:p>585.8629</text:p>
          </table:table-cell>
          <table:table-cell office:value-type="float" office:value="577.4484" calcext:value-type="float">
            <text:p>577.4484</text:p>
          </table:table-cell>
          <table:table-cell office:value-type="float" office:value="142.8281" calcext:value-type="float">
            <text:p>142.8281</text:p>
          </table:table-cell>
          <table:table-cell office:value-type="float" office:value="35.70171" calcext:value-type="float">
            <text:p>35.70171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0.1645" calcext:value-type="float">
            <text:p>-480.1645</text:p>
          </table:table-cell>
          <table:table-cell office:value-type="float" office:value="0" calcext:value-type="float">
            <text:p>0</text:p>
          </table:table-cell>
          <table:table-cell office:value-type="float" office:value="12.06299" calcext:value-type="float">
            <text:p>12.06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1012.081" calcext:value-type="float">
            <text:p>1012.081</text:p>
          </table:table-cell>
          <table:table-cell office:value-type="float" office:value="13180.99" calcext:value-type="float">
            <text:p>13180.9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4.1591" calcext:value-type="float">
            <text:p>-634.1591</text:p>
          </table:table-cell>
          <table:table-cell office:value-type="float" office:value="1785.861" calcext:value-type="float">
            <text:p>1785.86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2996" calcext:value-type="float">
            <text:p>92.32996</text:p>
          </table:table-cell>
          <table:table-cell office:value-type="float" office:value="684.0925" calcext:value-type="float">
            <text:p>684.0925</text:p>
          </table:table-cell>
          <table:table-cell office:value-type="float" office:value="0.10137" calcext:value-type="float">
            <text:p>0.1013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21" calcext:value-type="float">
            <text:p>0.04471621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9.7077" calcext:value-type="float">
            <text:p>919.7077</text:p>
          </table:table-cell>
          <table:table-cell office:value-type="float" office:value="0" calcext:value-type="float">
            <text:p>0</text:p>
          </table:table-cell>
          <table:table-cell office:value-type="float" office:value="338.2982" calcext:value-type="float">
            <text:p>338.2982</text:p>
          </table:table-cell>
          <table:table-cell office:value-type="float" office:value="1168.699" calcext:value-type="float">
            <text:p>1168.699</text:p>
          </table:table-cell>
          <table:table-cell office:value-type="float" office:value="1417.776" calcext:value-type="float">
            <text:p>1417.776</text:p>
          </table:table-cell>
          <table:table-cell office:value-type="float" office:value="1304.05" calcext:value-type="float">
            <text:p>1304.05</text:p>
          </table:table-cell>
          <table:table-cell office:value-type="float" office:value="786.3021" calcext:value-type="float">
            <text:p>786.3021</text:p>
          </table:table-cell>
          <table:table-cell office:value-type="float" office:value="1116.239" calcext:value-type="float">
            <text:p>1116.239</text:p>
          </table:table-cell>
          <table:table-cell office:value-type="float" office:value="415.6263" calcext:value-type="float">
            <text:p>415.6263</text:p>
          </table:table-cell>
          <table:table-cell office:value-type="float" office:value="1855.017" calcext:value-type="float">
            <text:p>1855.017</text:p>
          </table:table-cell>
          <table:table-cell office:value-type="float" office:value="2092.315" calcext:value-type="float">
            <text:p>2092.315</text:p>
          </table:table-cell>
          <table:table-cell office:value-type="float" office:value="1672.831" calcext:value-type="float">
            <text:p>1672.831</text:p>
          </table:table-cell>
          <table:table-cell office:value-type="float" office:value="585.8605" calcext:value-type="float">
            <text:p>585.8605</text:p>
          </table:table-cell>
          <table:table-cell office:value-type="float" office:value="577.4371" calcext:value-type="float">
            <text:p>577.4371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" calcext:value-type="float">
            <text:p>35.701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0.3919" calcext:value-type="float">
            <text:p>-480.3919</text:p>
          </table:table-cell>
          <table:table-cell office:value-type="float" office:value="0" calcext:value-type="float">
            <text:p>0</text:p>
          </table:table-cell>
          <table:table-cell office:value-type="float" office:value="12.01539" calcext:value-type="float">
            <text:p>12.0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1011.894" calcext:value-type="float">
            <text:p>1011.894</text:p>
          </table:table-cell>
          <table:table-cell office:value-type="float" office:value="13180.95" calcext:value-type="float">
            <text:p>13180.9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4.4139" calcext:value-type="float">
            <text:p>-634.4139</text:p>
          </table:table-cell>
          <table:table-cell office:value-type="float" office:value="1786.628" calcext:value-type="float">
            <text:p>1786.62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1903" calcext:value-type="float">
            <text:p>92.31903</text:p>
          </table:table-cell>
          <table:table-cell office:value-type="float" office:value="684.0914" calcext:value-type="float">
            <text:p>684.0914</text:p>
          </table:table-cell>
          <table:table-cell office:value-type="float" office:value="0.1017312" calcext:value-type="float">
            <text:p>0.101731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23" calcext:value-type="float">
            <text:p>0.04471623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9.4533" calcext:value-type="float">
            <text:p>919.4533</text:p>
          </table:table-cell>
          <table:table-cell office:value-type="float" office:value="0" calcext:value-type="float">
            <text:p>0</text:p>
          </table:table-cell>
          <table:table-cell office:value-type="float" office:value="338.3084" calcext:value-type="float">
            <text:p>338.3084</text:p>
          </table:table-cell>
          <table:table-cell office:value-type="float" office:value="1168.671" calcext:value-type="float">
            <text:p>1168.671</text:p>
          </table:table-cell>
          <table:table-cell office:value-type="float" office:value="1417.729" calcext:value-type="float">
            <text:p>1417.729</text:p>
          </table:table-cell>
          <table:table-cell office:value-type="float" office:value="1304.008" calcext:value-type="float">
            <text:p>1304.008</text:p>
          </table:table-cell>
          <table:table-cell office:value-type="float" office:value="786.2678" calcext:value-type="float">
            <text:p>786.2678</text:p>
          </table:table-cell>
          <table:table-cell office:value-type="float" office:value="1116.222" calcext:value-type="float">
            <text:p>1116.222</text:p>
          </table:table-cell>
          <table:table-cell office:value-type="float" office:value="415.6203" calcext:value-type="float">
            <text:p>415.6203</text:p>
          </table:table-cell>
          <table:table-cell office:value-type="float" office:value="1855.008" calcext:value-type="float">
            <text:p>1855.008</text:p>
          </table:table-cell>
          <table:table-cell office:value-type="float" office:value="2092.294" calcext:value-type="float">
            <text:p>2092.294</text:p>
          </table:table-cell>
          <table:table-cell office:value-type="float" office:value="1672.812" calcext:value-type="float">
            <text:p>1672.812</text:p>
          </table:table-cell>
          <table:table-cell office:value-type="float" office:value="585.8581" calcext:value-type="float">
            <text:p>585.8581</text:p>
          </table:table-cell>
          <table:table-cell office:value-type="float" office:value="577.4259" calcext:value-type="float">
            <text:p>577.4259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" calcext:value-type="float">
            <text:p>35.701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0.5987" calcext:value-type="float">
            <text:p>-480.5987</text:p>
          </table:table-cell>
          <table:table-cell office:value-type="float" office:value="0" calcext:value-type="float">
            <text:p>0</text:p>
          </table:table-cell>
          <table:table-cell office:value-type="float" office:value="11.96564" calcext:value-type="float">
            <text:p>11.96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1011.724" calcext:value-type="float">
            <text:p>1011.724</text:p>
          </table:table-cell>
          <table:table-cell office:value-type="float" office:value="13180.91" calcext:value-type="float">
            <text:p>13180.9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4.6473" calcext:value-type="float">
            <text:p>-634.6473</text:p>
          </table:table-cell>
          <table:table-cell office:value-type="float" office:value="1787.498" calcext:value-type="float">
            <text:p>1787.49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0501" calcext:value-type="float">
            <text:p>92.30501</text:p>
          </table:table-cell>
          <table:table-cell office:value-type="float" office:value="684.0883" calcext:value-type="float">
            <text:p>684.0883</text:p>
          </table:table-cell>
          <table:table-cell office:value-type="float" office:value="0.1020818" calcext:value-type="float">
            <text:p>0.102081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28" calcext:value-type="float">
            <text:p>0.0447162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9.2202" calcext:value-type="float">
            <text:p>919.2202</text:p>
          </table:table-cell>
          <table:table-cell office:value-type="float" office:value="0" calcext:value-type="float">
            <text:p>0</text:p>
          </table:table-cell>
          <table:table-cell office:value-type="float" office:value="338.3185" calcext:value-type="float">
            <text:p>338.3185</text:p>
          </table:table-cell>
          <table:table-cell office:value-type="float" office:value="1168.654" calcext:value-type="float">
            <text:p>1168.654</text:p>
          </table:table-cell>
          <table:table-cell office:value-type="float" office:value="1417.681" calcext:value-type="float">
            <text:p>1417.681</text:p>
          </table:table-cell>
          <table:table-cell office:value-type="float" office:value="1303.97" calcext:value-type="float">
            <text:p>1303.97</text:p>
          </table:table-cell>
          <table:table-cell office:value-type="float" office:value="786.2366" calcext:value-type="float">
            <text:p>786.2366</text:p>
          </table:table-cell>
          <table:table-cell office:value-type="float" office:value="1116.207" calcext:value-type="float">
            <text:p>1116.207</text:p>
          </table:table-cell>
          <table:table-cell office:value-type="float" office:value="415.6147" calcext:value-type="float">
            <text:p>415.6147</text:p>
          </table:table-cell>
          <table:table-cell office:value-type="float" office:value="1854.999" calcext:value-type="float">
            <text:p>1854.999</text:p>
          </table:table-cell>
          <table:table-cell office:value-type="float" office:value="2092.273" calcext:value-type="float">
            <text:p>2092.273</text:p>
          </table:table-cell>
          <table:table-cell office:value-type="float" office:value="1672.793" calcext:value-type="float">
            <text:p>1672.793</text:p>
          </table:table-cell>
          <table:table-cell office:value-type="float" office:value="585.8557" calcext:value-type="float">
            <text:p>585.8557</text:p>
          </table:table-cell>
          <table:table-cell office:value-type="float" office:value="577.4149" calcext:value-type="float">
            <text:p>577.4149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" calcext:value-type="float">
            <text:p>35.701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0.7842" calcext:value-type="float">
            <text:p>-480.7842</text:p>
          </table:table-cell>
          <table:table-cell office:value-type="float" office:value="0" calcext:value-type="float">
            <text:p>0</text:p>
          </table:table-cell>
          <table:table-cell office:value-type="float" office:value="11.9162" calcext:value-type="float">
            <text:p>11.9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1011.559" calcext:value-type="float">
            <text:p>1011.559</text:p>
          </table:table-cell>
          <table:table-cell office:value-type="float" office:value="13180.87" calcext:value-type="float">
            <text:p>13180.8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4.8709" calcext:value-type="float">
            <text:p>-634.8709</text:p>
          </table:table-cell>
          <table:table-cell office:value-type="float" office:value="1787.317" calcext:value-type="float">
            <text:p>1787.31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8822" calcext:value-type="float">
            <text:p>92.28822</text:p>
          </table:table-cell>
          <table:table-cell office:value-type="float" office:value="684.0847" calcext:value-type="float">
            <text:p>684.0847</text:p>
          </table:table-cell>
          <table:table-cell office:value-type="float" office:value="0.1024241" calcext:value-type="float">
            <text:p>0.102424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28" calcext:value-type="float">
            <text:p>0.0447162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8.9969" calcext:value-type="float">
            <text:p>918.9969</text:p>
          </table:table-cell>
          <table:table-cell office:value-type="float" office:value="0" calcext:value-type="float">
            <text:p>0</text:p>
          </table:table-cell>
          <table:table-cell office:value-type="float" office:value="338.3279" calcext:value-type="float">
            <text:p>338.3279</text:p>
          </table:table-cell>
          <table:table-cell office:value-type="float" office:value="1168.637" calcext:value-type="float">
            <text:p>1168.637</text:p>
          </table:table-cell>
          <table:table-cell office:value-type="float" office:value="1417.635" calcext:value-type="float">
            <text:p>1417.635</text:p>
          </table:table-cell>
          <table:table-cell office:value-type="float" office:value="1303.931" calcext:value-type="float">
            <text:p>1303.931</text:p>
          </table:table-cell>
          <table:table-cell office:value-type="float" office:value="786.2082" calcext:value-type="float">
            <text:p>786.2082</text:p>
          </table:table-cell>
          <table:table-cell office:value-type="float" office:value="1116.193" calcext:value-type="float">
            <text:p>1116.193</text:p>
          </table:table-cell>
          <table:table-cell office:value-type="float" office:value="415.6093" calcext:value-type="float">
            <text:p>415.6093</text:p>
          </table:table-cell>
          <table:table-cell office:value-type="float" office:value="1854.991" calcext:value-type="float">
            <text:p>1854.991</text:p>
          </table:table-cell>
          <table:table-cell office:value-type="float" office:value="2092.253" calcext:value-type="float">
            <text:p>2092.253</text:p>
          </table:table-cell>
          <table:table-cell office:value-type="float" office:value="1672.773" calcext:value-type="float">
            <text:p>1672.773</text:p>
          </table:table-cell>
          <table:table-cell office:value-type="float" office:value="585.8534" calcext:value-type="float">
            <text:p>585.8534</text:p>
          </table:table-cell>
          <table:table-cell office:value-type="float" office:value="577.4041" calcext:value-type="float">
            <text:p>577.4041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7" calcext:value-type="float">
            <text:p>35.701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0.9656" calcext:value-type="float">
            <text:p>-480.9656</text:p>
          </table:table-cell>
          <table:table-cell office:value-type="float" office:value="0" calcext:value-type="float">
            <text:p>0</text:p>
          </table:table-cell>
          <table:table-cell office:value-type="float" office:value="11.87373" calcext:value-type="float">
            <text:p>11.8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1011.388" calcext:value-type="float">
            <text:p>1011.388</text:p>
          </table:table-cell>
          <table:table-cell office:value-type="float" office:value="13180.83" calcext:value-type="float">
            <text:p>13180.83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5.0975" calcext:value-type="float">
            <text:p>-635.0975</text:p>
          </table:table-cell>
          <table:table-cell office:value-type="float" office:value="1788.063" calcext:value-type="float">
            <text:p>1788.06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716" calcext:value-type="float">
            <text:p>92.2716</text:p>
          </table:table-cell>
          <table:table-cell office:value-type="float" office:value="684.0768" calcext:value-type="float">
            <text:p>684.0768</text:p>
          </table:table-cell>
          <table:table-cell office:value-type="float" office:value="0.1027842" calcext:value-type="float">
            <text:p>0.102784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28" calcext:value-type="float">
            <text:p>0.0447162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8.7707" calcext:value-type="float">
            <text:p>918.7707</text:p>
          </table:table-cell>
          <table:table-cell office:value-type="float" office:value="0" calcext:value-type="float">
            <text:p>0</text:p>
          </table:table-cell>
          <table:table-cell office:value-type="float" office:value="338.3369" calcext:value-type="float">
            <text:p>338.3369</text:p>
          </table:table-cell>
          <table:table-cell office:value-type="float" office:value="1168.617" calcext:value-type="float">
            <text:p>1168.617</text:p>
          </table:table-cell>
          <table:table-cell office:value-type="float" office:value="1417.59" calcext:value-type="float">
            <text:p>1417.59</text:p>
          </table:table-cell>
          <table:table-cell office:value-type="float" office:value="1303.893" calcext:value-type="float">
            <text:p>1303.893</text:p>
          </table:table-cell>
          <table:table-cell office:value-type="float" office:value="786.1789" calcext:value-type="float">
            <text:p>786.1789</text:p>
          </table:table-cell>
          <table:table-cell office:value-type="float" office:value="1116.179" calcext:value-type="float">
            <text:p>1116.179</text:p>
          </table:table-cell>
          <table:table-cell office:value-type="float" office:value="415.604" calcext:value-type="float">
            <text:p>415.604</text:p>
          </table:table-cell>
          <table:table-cell office:value-type="float" office:value="1854.983" calcext:value-type="float">
            <text:p>1854.983</text:p>
          </table:table-cell>
          <table:table-cell office:value-type="float" office:value="2092.233" calcext:value-type="float">
            <text:p>2092.233</text:p>
          </table:table-cell>
          <table:table-cell office:value-type="float" office:value="1672.754" calcext:value-type="float">
            <text:p>1672.754</text:p>
          </table:table-cell>
          <table:table-cell office:value-type="float" office:value="585.8511" calcext:value-type="float">
            <text:p>585.8511</text:p>
          </table:table-cell>
          <table:table-cell office:value-type="float" office:value="577.3934" calcext:value-type="float">
            <text:p>577.3934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69" calcext:value-type="float">
            <text:p>35.70169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1.1485" calcext:value-type="float">
            <text:p>-481.1485</text:p>
          </table:table-cell>
          <table:table-cell office:value-type="float" office:value="0" calcext:value-type="float">
            <text:p>0</text:p>
          </table:table-cell>
          <table:table-cell office:value-type="float" office:value="11.83027" calcext:value-type="float">
            <text:p>11.8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1011.216" calcext:value-type="float">
            <text:p>1011.216</text:p>
          </table:table-cell>
          <table:table-cell office:value-type="float" office:value="13180.79" calcext:value-type="float">
            <text:p>13180.7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5.3257" calcext:value-type="float">
            <text:p>-635.3257</text:p>
          </table:table-cell>
          <table:table-cell office:value-type="float" office:value="1788.441" calcext:value-type="float">
            <text:p>1788.44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5281" calcext:value-type="float">
            <text:p>92.25281</text:p>
          </table:table-cell>
          <table:table-cell office:value-type="float" office:value="684.0707" calcext:value-type="float">
            <text:p>684.0707</text:p>
          </table:table-cell>
          <table:table-cell office:value-type="float" office:value="0.1031462" calcext:value-type="float">
            <text:p>0.103146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28" calcext:value-type="float">
            <text:p>0.0447162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8.5428" calcext:value-type="float">
            <text:p>918.5428</text:p>
          </table:table-cell>
          <table:table-cell office:value-type="float" office:value="0" calcext:value-type="float">
            <text:p>0</text:p>
          </table:table-cell>
          <table:table-cell office:value-type="float" office:value="338.3452" calcext:value-type="float">
            <text:p>338.3452</text:p>
          </table:table-cell>
          <table:table-cell office:value-type="float" office:value="1168.595" calcext:value-type="float">
            <text:p>1168.595</text:p>
          </table:table-cell>
          <table:table-cell office:value-type="float" office:value="1417.546" calcext:value-type="float">
            <text:p>1417.546</text:p>
          </table:table-cell>
          <table:table-cell office:value-type="float" office:value="1303.852" calcext:value-type="float">
            <text:p>1303.852</text:p>
          </table:table-cell>
          <table:table-cell office:value-type="float" office:value="786.1519" calcext:value-type="float">
            <text:p>786.1519</text:p>
          </table:table-cell>
          <table:table-cell office:value-type="float" office:value="1116.165" calcext:value-type="float">
            <text:p>1116.165</text:p>
          </table:table-cell>
          <table:table-cell office:value-type="float" office:value="415.5988" calcext:value-type="float">
            <text:p>415.5988</text:p>
          </table:table-cell>
          <table:table-cell office:value-type="float" office:value="1854.975" calcext:value-type="float">
            <text:p>1854.975</text:p>
          </table:table-cell>
          <table:table-cell office:value-type="float" office:value="2092.213" calcext:value-type="float">
            <text:p>2092.213</text:p>
          </table:table-cell>
          <table:table-cell office:value-type="float" office:value="1672.736" calcext:value-type="float">
            <text:p>1672.736</text:p>
          </table:table-cell>
          <table:table-cell office:value-type="float" office:value="585.8488" calcext:value-type="float">
            <text:p>585.8488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69" calcext:value-type="float">
            <text:p>35.70169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1.3309" calcext:value-type="float">
            <text:p>-481.3309</text:p>
          </table:table-cell>
          <table:table-cell office:value-type="float" office:value="0" calcext:value-type="float">
            <text:p>0</text:p>
          </table:table-cell>
          <table:table-cell office:value-type="float" office:value="11.78571" calcext:value-type="float">
            <text:p>11.7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1011.028" calcext:value-type="float">
            <text:p>1011.028</text:p>
          </table:table-cell>
          <table:table-cell office:value-type="float" office:value="13180.76" calcext:value-type="float">
            <text:p>13180.7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5.5694" calcext:value-type="float">
            <text:p>-635.5694</text:p>
          </table:table-cell>
          <table:table-cell office:value-type="float" office:value="1789.486" calcext:value-type="float">
            <text:p>1789.48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4571" calcext:value-type="float">
            <text:p>92.24571</text:p>
          </table:table-cell>
          <table:table-cell office:value-type="float" office:value="684.0479" calcext:value-type="float">
            <text:p>684.0479</text:p>
          </table:table-cell>
          <table:table-cell office:value-type="float" office:value="0.1035141" calcext:value-type="float">
            <text:p>0.1035141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34" calcext:value-type="float">
            <text:p>0.0447163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8.2996" calcext:value-type="float">
            <text:p>918.2996</text:p>
          </table:table-cell>
          <table:table-cell office:value-type="float" office:value="0" calcext:value-type="float">
            <text:p>0</text:p>
          </table:table-cell>
          <table:table-cell office:value-type="float" office:value="338.3556" calcext:value-type="float">
            <text:p>338.3556</text:p>
          </table:table-cell>
          <table:table-cell office:value-type="float" office:value="1168.572" calcext:value-type="float">
            <text:p>1168.572</text:p>
          </table:table-cell>
          <table:table-cell office:value-type="float" office:value="1417.5" calcext:value-type="float">
            <text:p>1417.5</text:p>
          </table:table-cell>
          <table:table-cell office:value-type="float" office:value="1303.812" calcext:value-type="float">
            <text:p>1303.812</text:p>
          </table:table-cell>
          <table:table-cell office:value-type="float" office:value="786.1254" calcext:value-type="float">
            <text:p>786.1254</text:p>
          </table:table-cell>
          <table:table-cell office:value-type="float" office:value="1116.152" calcext:value-type="float">
            <text:p>1116.152</text:p>
          </table:table-cell>
          <table:table-cell office:value-type="float" office:value="415.5938" calcext:value-type="float">
            <text:p>415.5938</text:p>
          </table:table-cell>
          <table:table-cell office:value-type="float" office:value="1854.967" calcext:value-type="float">
            <text:p>1854.967</text:p>
          </table:table-cell>
          <table:table-cell office:value-type="float" office:value="2092.194" calcext:value-type="float">
            <text:p>2092.194</text:p>
          </table:table-cell>
          <table:table-cell office:value-type="float" office:value="1672.717" calcext:value-type="float">
            <text:p>1672.717</text:p>
          </table:table-cell>
          <table:table-cell office:value-type="float" office:value="585.8466" calcext:value-type="float">
            <text:p>585.8466</text:p>
          </table:table-cell>
          <table:table-cell office:value-type="float" office:value="577.3727" calcext:value-type="float">
            <text:p>577.3727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69" calcext:value-type="float">
            <text:p>35.70169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1.5295" calcext:value-type="float">
            <text:p>-481.5295</text:p>
          </table:table-cell>
          <table:table-cell office:value-type="float" office:value="0" calcext:value-type="float">
            <text:p>0</text:p>
          </table:table-cell>
          <table:table-cell office:value-type="float" office:value="11.73856" calcext:value-type="float">
            <text:p>11.73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1010.854" calcext:value-type="float">
            <text:p>1010.854</text:p>
          </table:table-cell>
          <table:table-cell office:value-type="float" office:value="13180.72" calcext:value-type="float">
            <text:p>13180.7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5.8029" calcext:value-type="float">
            <text:p>-635.8029</text:p>
          </table:table-cell>
          <table:table-cell office:value-type="float" office:value="1789.23" calcext:value-type="float">
            <text:p>1789.2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2939" calcext:value-type="float">
            <text:p>92.22939</text:p>
          </table:table-cell>
          <table:table-cell office:value-type="float" office:value="684.0374" calcext:value-type="float">
            <text:p>684.0374</text:p>
          </table:table-cell>
          <table:table-cell office:value-type="float" office:value="0.1038726" calcext:value-type="float">
            <text:p>0.103872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76" calcext:value-type="float">
            <text:p>0.04471676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8.0665" calcext:value-type="float">
            <text:p>918.0665</text:p>
          </table:table-cell>
          <table:table-cell office:value-type="float" office:value="0" calcext:value-type="float">
            <text:p>0</text:p>
          </table:table-cell>
          <table:table-cell office:value-type="float" office:value="338.3634" calcext:value-type="float">
            <text:p>338.3634</text:p>
          </table:table-cell>
          <table:table-cell office:value-type="float" office:value="1168.55" calcext:value-type="float">
            <text:p>1168.55</text:p>
          </table:table-cell>
          <table:table-cell office:value-type="float" office:value="1417.454" calcext:value-type="float">
            <text:p>1417.454</text:p>
          </table:table-cell>
          <table:table-cell office:value-type="float" office:value="1303.774" calcext:value-type="float">
            <text:p>1303.774</text:p>
          </table:table-cell>
          <table:table-cell office:value-type="float" office:value="786.0978" calcext:value-type="float">
            <text:p>786.0978</text:p>
          </table:table-cell>
          <table:table-cell office:value-type="float" office:value="1116.139" calcext:value-type="float">
            <text:p>1116.139</text:p>
          </table:table-cell>
          <table:table-cell office:value-type="float" office:value="415.5887" calcext:value-type="float">
            <text:p>415.5887</text:p>
          </table:table-cell>
          <table:table-cell office:value-type="float" office:value="1854.959" calcext:value-type="float">
            <text:p>1854.959</text:p>
          </table:table-cell>
          <table:table-cell office:value-type="float" office:value="2092.175" calcext:value-type="float">
            <text:p>2092.175</text:p>
          </table:table-cell>
          <table:table-cell office:value-type="float" office:value="1672.698" calcext:value-type="float">
            <text:p>1672.698</text:p>
          </table:table-cell>
          <table:table-cell office:value-type="float" office:value="585.8444" calcext:value-type="float">
            <text:p>585.8444</text:p>
          </table:table-cell>
          <table:table-cell office:value-type="float" office:value="577.3626" calcext:value-type="float">
            <text:p>577.3626</text:p>
          </table:table-cell>
          <table:table-cell office:value-type="float" office:value="142.8282" calcext:value-type="float">
            <text:p>142.8282</text:p>
          </table:table-cell>
          <table:table-cell office:value-type="float" office:value="35.70168" calcext:value-type="float">
            <text:p>35.70168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1.7163" calcext:value-type="float">
            <text:p>-481.7163</text:p>
          </table:table-cell>
          <table:table-cell office:value-type="float" office:value="0" calcext:value-type="float">
            <text:p>0</text:p>
          </table:table-cell>
          <table:table-cell office:value-type="float" office:value="11.68891" calcext:value-type="float">
            <text:p>11.68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1010.633" calcext:value-type="float">
            <text:p>1010.633</text:p>
          </table:table-cell>
          <table:table-cell office:value-type="float" office:value="13180.69" calcext:value-type="float">
            <text:p>13180.6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6.0721" calcext:value-type="float">
            <text:p>-636.0721</text:p>
          </table:table-cell>
          <table:table-cell office:value-type="float" office:value="1790.432" calcext:value-type="float">
            <text:p>1790.432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436" calcext:value-type="float">
            <text:p>92.2436</text:p>
          </table:table-cell>
          <table:table-cell office:value-type="float" office:value="683.9862" calcext:value-type="float">
            <text:p>683.9862</text:p>
          </table:table-cell>
          <table:table-cell office:value-type="float" office:value="0.1042437" calcext:value-type="float">
            <text:p>0.104243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77" calcext:value-type="float">
            <text:p>0.0447167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7.7976" calcext:value-type="float">
            <text:p>917.7976</text:p>
          </table:table-cell>
          <table:table-cell office:value-type="float" office:value="0" calcext:value-type="float">
            <text:p>0</text:p>
          </table:table-cell>
          <table:table-cell office:value-type="float" office:value="338.3736" calcext:value-type="float">
            <text:p>338.3736</text:p>
          </table:table-cell>
          <table:table-cell office:value-type="float" office:value="1168.523" calcext:value-type="float">
            <text:p>1168.523</text:p>
          </table:table-cell>
          <table:table-cell office:value-type="float" office:value="1417.407" calcext:value-type="float">
            <text:p>1417.407</text:p>
          </table:table-cell>
          <table:table-cell office:value-type="float" office:value="1303.735" calcext:value-type="float">
            <text:p>1303.735</text:p>
          </table:table-cell>
          <table:table-cell office:value-type="float" office:value="786.0718" calcext:value-type="float">
            <text:p>786.0718</text:p>
          </table:table-cell>
          <table:table-cell office:value-type="float" office:value="1116.126" calcext:value-type="float">
            <text:p>1116.126</text:p>
          </table:table-cell>
          <table:table-cell office:value-type="float" office:value="415.5839" calcext:value-type="float">
            <text:p>415.5839</text:p>
          </table:table-cell>
          <table:table-cell office:value-type="float" office:value="1854.952" calcext:value-type="float">
            <text:p>1854.952</text:p>
          </table:table-cell>
          <table:table-cell office:value-type="float" office:value="2092.156" calcext:value-type="float">
            <text:p>2092.156</text:p>
          </table:table-cell>
          <table:table-cell office:value-type="float" office:value="1672.684" calcext:value-type="float">
            <text:p>1672.684</text:p>
          </table:table-cell>
          <table:table-cell office:value-type="float" office:value="585.8422" calcext:value-type="float">
            <text:p>585.8422</text:p>
          </table:table-cell>
          <table:table-cell office:value-type="float" office:value="577.3527" calcext:value-type="float">
            <text:p>577.3527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68" calcext:value-type="float">
            <text:p>35.70168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1.9443" calcext:value-type="float">
            <text:p>-481.9443</text:p>
          </table:table-cell>
          <table:table-cell office:value-type="float" office:value="0" calcext:value-type="float">
            <text:p>0</text:p>
          </table:table-cell>
          <table:table-cell office:value-type="float" office:value="11.64512" calcext:value-type="float">
            <text:p>11.64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1010.42" calcext:value-type="float">
            <text:p>1010.42</text:p>
          </table:table-cell>
          <table:table-cell office:value-type="float" office:value="13180.67" calcext:value-type="float">
            <text:p>13180.67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6.3388" calcext:value-type="float">
            <text:p>-636.3388</text:p>
          </table:table-cell>
          <table:table-cell office:value-type="float" office:value="1791.55" calcext:value-type="float">
            <text:p>1791.5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5249" calcext:value-type="float">
            <text:p>92.25249</text:p>
          </table:table-cell>
          <table:table-cell office:value-type="float" office:value="683.9482" calcext:value-type="float">
            <text:p>683.9482</text:p>
          </table:table-cell>
          <table:table-cell office:value-type="float" office:value="0.104596" calcext:value-type="float">
            <text:p>0.10459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77" calcext:value-type="float">
            <text:p>0.0447167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7.5312" calcext:value-type="float">
            <text:p>917.5312</text:p>
          </table:table-cell>
          <table:table-cell office:value-type="float" office:value="0" calcext:value-type="float">
            <text:p>0</text:p>
          </table:table-cell>
          <table:table-cell office:value-type="float" office:value="338.3791" calcext:value-type="float">
            <text:p>338.3791</text:p>
          </table:table-cell>
          <table:table-cell office:value-type="float" office:value="1168.493" calcext:value-type="float">
            <text:p>1168.493</text:p>
          </table:table-cell>
          <table:table-cell office:value-type="float" office:value="1417.359" calcext:value-type="float">
            <text:p>1417.359</text:p>
          </table:table-cell>
          <table:table-cell office:value-type="float" office:value="1303.697" calcext:value-type="float">
            <text:p>1303.697</text:p>
          </table:table-cell>
          <table:table-cell office:value-type="float" office:value="786.0458" calcext:value-type="float">
            <text:p>786.0458</text:p>
          </table:table-cell>
          <table:table-cell office:value-type="float" office:value="1116.113" calcext:value-type="float">
            <text:p>1116.113</text:p>
          </table:table-cell>
          <table:table-cell office:value-type="float" office:value="415.579" calcext:value-type="float">
            <text:p>415.579</text:p>
          </table:table-cell>
          <table:table-cell office:value-type="float" office:value="1854.944" calcext:value-type="float">
            <text:p>1854.944</text:p>
          </table:table-cell>
          <table:table-cell office:value-type="float" office:value="2092.137" calcext:value-type="float">
            <text:p>2092.137</text:p>
          </table:table-cell>
          <table:table-cell office:value-type="float" office:value="1672.677" calcext:value-type="float">
            <text:p>1672.677</text:p>
          </table:table-cell>
          <table:table-cell office:value-type="float" office:value="585.8401" calcext:value-type="float">
            <text:p>585.8401</text:p>
          </table:table-cell>
          <table:table-cell office:value-type="float" office:value="577.3429" calcext:value-type="float">
            <text:p>577.3429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68" calcext:value-type="float">
            <text:p>35.70168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2.164" calcext:value-type="float">
            <text:p>-482.164</text:p>
          </table:table-cell>
          <table:table-cell office:value-type="float" office:value="0" calcext:value-type="float">
            <text:p>0</text:p>
          </table:table-cell>
          <table:table-cell office:value-type="float" office:value="11.59636" calcext:value-type="float">
            <text:p>11.59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1010.188" calcext:value-type="float">
            <text:p>1010.188</text:p>
          </table:table-cell>
          <table:table-cell office:value-type="float" office:value="13180.65" calcext:value-type="float">
            <text:p>13180.6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6.6211" calcext:value-type="float">
            <text:p>-636.6211</text:p>
          </table:table-cell>
          <table:table-cell office:value-type="float" office:value="1791.916" calcext:value-type="float">
            <text:p>1791.916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27699" calcext:value-type="float">
            <text:p>92.27699</text:p>
          </table:table-cell>
          <table:table-cell office:value-type="float" office:value="683.89" calcext:value-type="float">
            <text:p>683.89</text:p>
          </table:table-cell>
          <table:table-cell office:value-type="float" office:value="0.104936" calcext:value-type="float">
            <text:p>0.104936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77" calcext:value-type="float">
            <text:p>0.0447167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7.2493" calcext:value-type="float">
            <text:p>917.2493</text:p>
          </table:table-cell>
          <table:table-cell office:value-type="float" office:value="0" calcext:value-type="float">
            <text:p>0</text:p>
          </table:table-cell>
          <table:table-cell office:value-type="float" office:value="338.3881" calcext:value-type="float">
            <text:p>338.3881</text:p>
          </table:table-cell>
          <table:table-cell office:value-type="float" office:value="1168.461" calcext:value-type="float">
            <text:p>1168.461</text:p>
          </table:table-cell>
          <table:table-cell office:value-type="float" office:value="1417.308" calcext:value-type="float">
            <text:p>1417.308</text:p>
          </table:table-cell>
          <table:table-cell office:value-type="float" office:value="1303.661" calcext:value-type="float">
            <text:p>1303.661</text:p>
          </table:table-cell>
          <table:table-cell office:value-type="float" office:value="786.0199" calcext:value-type="float">
            <text:p>786.0199</text:p>
          </table:table-cell>
          <table:table-cell office:value-type="float" office:value="1116.1" calcext:value-type="float">
            <text:p>1116.1</text:p>
          </table:table-cell>
          <table:table-cell office:value-type="float" office:value="415.5742" calcext:value-type="float">
            <text:p>415.5742</text:p>
          </table:table-cell>
          <table:table-cell office:value-type="float" office:value="1854.937" calcext:value-type="float">
            <text:p>1854.937</text:p>
          </table:table-cell>
          <table:table-cell office:value-type="float" office:value="2092.127" calcext:value-type="float">
            <text:p>2092.127</text:p>
          </table:table-cell>
          <table:table-cell office:value-type="float" office:value="1672.671" calcext:value-type="float">
            <text:p>1672.671</text:p>
          </table:table-cell>
          <table:table-cell office:value-type="float" office:value="585.838" calcext:value-type="float">
            <text:p>585.838</text:p>
          </table:table-cell>
          <table:table-cell office:value-type="float" office:value="577.3333" calcext:value-type="float">
            <text:p>577.3333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67" calcext:value-type="float">
            <text:p>35.7016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2.4013" calcext:value-type="float">
            <text:p>-482.4013</text:p>
          </table:table-cell>
          <table:table-cell office:value-type="float" office:value="0" calcext:value-type="float">
            <text:p>0</text:p>
          </table:table-cell>
          <table:table-cell office:value-type="float" office:value="11.54598" calcext:value-type="float">
            <text:p>11.54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1009.867" calcext:value-type="float">
            <text:p>1009.867</text:p>
          </table:table-cell>
          <table:table-cell office:value-type="float" office:value="13180.65" calcext:value-type="float">
            <text:p>13180.65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6.984" calcext:value-type="float">
            <text:p>-636.984</text:p>
          </table:table-cell>
          <table:table-cell office:value-type="float" office:value="1792.919" calcext:value-type="float">
            <text:p>1792.919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37756" calcext:value-type="float">
            <text:p>92.37756</text:p>
          </table:table-cell>
          <table:table-cell office:value-type="float" office:value="683.7541" calcext:value-type="float">
            <text:p>683.7541</text:p>
          </table:table-cell>
          <table:table-cell office:value-type="float" office:value="0.1052535" calcext:value-type="float">
            <text:p>0.105253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77" calcext:value-type="float">
            <text:p>0.0447167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6.8867" calcext:value-type="float">
            <text:p>916.8867</text:p>
          </table:table-cell>
          <table:table-cell office:value-type="float" office:value="0" calcext:value-type="float">
            <text:p>0</text:p>
          </table:table-cell>
          <table:table-cell office:value-type="float" office:value="338.3964" calcext:value-type="float">
            <text:p>338.3964</text:p>
          </table:table-cell>
          <table:table-cell office:value-type="float" office:value="1168.423" calcext:value-type="float">
            <text:p>1168.423</text:p>
          </table:table-cell>
          <table:table-cell office:value-type="float" office:value="1417.258" calcext:value-type="float">
            <text:p>1417.258</text:p>
          </table:table-cell>
          <table:table-cell office:value-type="float" office:value="1303.625" calcext:value-type="float">
            <text:p>1303.625</text:p>
          </table:table-cell>
          <table:table-cell office:value-type="float" office:value="785.9941" calcext:value-type="float">
            <text:p>785.9941</text:p>
          </table:table-cell>
          <table:table-cell office:value-type="float" office:value="1116.088" calcext:value-type="float">
            <text:p>1116.088</text:p>
          </table:table-cell>
          <table:table-cell office:value-type="float" office:value="415.5695" calcext:value-type="float">
            <text:p>415.5695</text:p>
          </table:table-cell>
          <table:table-cell office:value-type="float" office:value="1854.93" calcext:value-type="float">
            <text:p>1854.93</text:p>
          </table:table-cell>
          <table:table-cell office:value-type="float" office:value="2092.121" calcext:value-type="float">
            <text:p>2092.121</text:p>
          </table:table-cell>
          <table:table-cell office:value-type="float" office:value="1672.665" calcext:value-type="float">
            <text:p>1672.665</text:p>
          </table:table-cell>
          <table:table-cell office:value-type="float" office:value="585.8361" calcext:value-type="float">
            <text:p>585.8361</text:p>
          </table:table-cell>
          <table:table-cell office:value-type="float" office:value="577.3238" calcext:value-type="float">
            <text:p>577.3238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67" calcext:value-type="float">
            <text:p>35.70167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2.7174" calcext:value-type="float">
            <text:p>-482.7174</text:p>
          </table:table-cell>
          <table:table-cell office:value-type="float" office:value="0" calcext:value-type="float">
            <text:p>0</text:p>
          </table:table-cell>
          <table:table-cell office:value-type="float" office:value="11.49823" calcext:value-type="float">
            <text:p>11.49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1009.594" calcext:value-type="float">
            <text:p>1009.594</text:p>
          </table:table-cell>
          <table:table-cell office:value-type="float" office:value="13180.64" calcext:value-type="float">
            <text:p>13180.64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7.3061" calcext:value-type="float">
            <text:p>-637.3061</text:p>
          </table:table-cell>
          <table:table-cell office:value-type="float" office:value="1794.155" calcext:value-type="float">
            <text:p>1794.15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43535" calcext:value-type="float">
            <text:p>92.43535</text:p>
          </table:table-cell>
          <table:table-cell office:value-type="float" office:value="683.6682" calcext:value-type="float">
            <text:p>683.6682</text:p>
          </table:table-cell>
          <table:table-cell office:value-type="float" office:value="0.1055673" calcext:value-type="float">
            <text:p>0.1055673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677" calcext:value-type="float">
            <text:p>0.04471677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6.5649" calcext:value-type="float">
            <text:p>916.5649</text:p>
          </table:table-cell>
          <table:table-cell office:value-type="float" office:value="0" calcext:value-type="float">
            <text:p>0</text:p>
          </table:table-cell>
          <table:table-cell office:value-type="float" office:value="338.4007" calcext:value-type="float">
            <text:p>338.4007</text:p>
          </table:table-cell>
          <table:table-cell office:value-type="float" office:value="1168.384" calcext:value-type="float">
            <text:p>1168.384</text:p>
          </table:table-cell>
          <table:table-cell office:value-type="float" office:value="1417.206" calcext:value-type="float">
            <text:p>1417.206</text:p>
          </table:table-cell>
          <table:table-cell office:value-type="float" office:value="1303.591" calcext:value-type="float">
            <text:p>1303.591</text:p>
          </table:table-cell>
          <table:table-cell office:value-type="float" office:value="785.9685" calcext:value-type="float">
            <text:p>785.9685</text:p>
          </table:table-cell>
          <table:table-cell office:value-type="float" office:value="1116.075" calcext:value-type="float">
            <text:p>1116.075</text:p>
          </table:table-cell>
          <table:table-cell office:value-type="float" office:value="415.5648" calcext:value-type="float">
            <text:p>415.5648</text:p>
          </table:table-cell>
          <table:table-cell office:value-type="float" office:value="1854.923" calcext:value-type="float">
            <text:p>1854.923</text:p>
          </table:table-cell>
          <table:table-cell office:value-type="float" office:value="2092.114" calcext:value-type="float">
            <text:p>2092.114</text:p>
          </table:table-cell>
          <table:table-cell office:value-type="float" office:value="1672.658" calcext:value-type="float">
            <text:p>1672.658</text:p>
          </table:table-cell>
          <table:table-cell office:value-type="float" office:value="585.8341" calcext:value-type="float">
            <text:p>585.8341</text:p>
          </table:table-cell>
          <table:table-cell office:value-type="float" office:value="577.3145" calcext:value-type="float">
            <text:p>577.3145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66" calcext:value-type="float">
            <text:p>35.70166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2.9847" calcext:value-type="float">
            <text:p>-482.9847</text:p>
          </table:table-cell>
          <table:table-cell office:value-type="float" office:value="0" calcext:value-type="float">
            <text:p>0</text:p>
          </table:table-cell>
          <table:table-cell office:value-type="float" office:value="11.44652" calcext:value-type="float">
            <text:p>11.4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1009.376" calcext:value-type="float">
            <text:p>1009.376</text:p>
          </table:table-cell>
          <table:table-cell office:value-type="float" office:value="13180.62" calcext:value-type="float">
            <text:p>13180.6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7.5849" calcext:value-type="float">
            <text:p>-637.5849</text:p>
          </table:table-cell>
          <table:table-cell office:value-type="float" office:value="1795.468" calcext:value-type="float">
            <text:p>1795.46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44762" calcext:value-type="float">
            <text:p>92.44762</text:p>
          </table:table-cell>
          <table:table-cell office:value-type="float" office:value="683.6324" calcext:value-type="float">
            <text:p>683.6324</text:p>
          </table:table-cell>
          <table:table-cell office:value-type="float" office:value="0.1059052" calcext:value-type="float">
            <text:p>0.105905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732" calcext:value-type="float">
            <text:p>0.04471732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6.2864" calcext:value-type="float">
            <text:p>916.2864</text:p>
          </table:table-cell>
          <table:table-cell office:value-type="float" office:value="0" calcext:value-type="float">
            <text:p>0</text:p>
          </table:table-cell>
          <table:table-cell office:value-type="float" office:value="338.4026" calcext:value-type="float">
            <text:p>338.4026</text:p>
          </table:table-cell>
          <table:table-cell office:value-type="float" office:value="1168.345" calcext:value-type="float">
            <text:p>1168.345</text:p>
          </table:table-cell>
          <table:table-cell office:value-type="float" office:value="1417.154" calcext:value-type="float">
            <text:p>1417.154</text:p>
          </table:table-cell>
          <table:table-cell office:value-type="float" office:value="1303.558" calcext:value-type="float">
            <text:p>1303.558</text:p>
          </table:table-cell>
          <table:table-cell office:value-type="float" office:value="785.9429" calcext:value-type="float">
            <text:p>785.9429</text:p>
          </table:table-cell>
          <table:table-cell office:value-type="float" office:value="1116.062" calcext:value-type="float">
            <text:p>1116.062</text:p>
          </table:table-cell>
          <table:table-cell office:value-type="float" office:value="415.5602" calcext:value-type="float">
            <text:p>415.5602</text:p>
          </table:table-cell>
          <table:table-cell office:value-type="float" office:value="1854.916" calcext:value-type="float">
            <text:p>1854.916</text:p>
          </table:table-cell>
          <table:table-cell office:value-type="float" office:value="2092.107" calcext:value-type="float">
            <text:p>2092.107</text:p>
          </table:table-cell>
          <table:table-cell office:value-type="float" office:value="1672.652" calcext:value-type="float">
            <text:p>1672.652</text:p>
          </table:table-cell>
          <table:table-cell office:value-type="float" office:value="585.8322" calcext:value-type="float">
            <text:p>585.8322</text:p>
          </table:table-cell>
          <table:table-cell office:value-type="float" office:value="577.3054" calcext:value-type="float">
            <text:p>577.3054</text:p>
          </table:table-cell>
          <table:table-cell office:value-type="float" office:value="142.8283" calcext:value-type="float">
            <text:p>142.8283</text:p>
          </table:table-cell>
          <table:table-cell office:value-type="float" office:value="35.70166" calcext:value-type="float">
            <text:p>35.70166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3.2016" calcext:value-type="float">
            <text:p>-483.2016</text:p>
          </table:table-cell>
          <table:table-cell office:value-type="float" office:value="0" calcext:value-type="float">
            <text:p>0</text:p>
          </table:table-cell>
          <table:table-cell office:value-type="float" office:value="11.38716" calcext:value-type="float">
            <text:p>11.3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1009.16" calcext:value-type="float">
            <text:p>1009.16</text:p>
          </table:table-cell>
          <table:table-cell office:value-type="float" office:value="13180.61" calcext:value-type="float">
            <text:p>13180.6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7.8605" calcext:value-type="float">
            <text:p>-637.8605</text:p>
          </table:table-cell>
          <table:table-cell office:value-type="float" office:value="1796.108" calcext:value-type="float">
            <text:p>1796.10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45823" calcext:value-type="float">
            <text:p>92.45823</text:p>
          </table:table-cell>
          <table:table-cell office:value-type="float" office:value="683.5942" calcext:value-type="float">
            <text:p>683.5942</text:p>
          </table:table-cell>
          <table:table-cell office:value-type="float" office:value="0.1062625" calcext:value-type="float">
            <text:p>0.106262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808" calcext:value-type="float">
            <text:p>0.0447180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6.0112" calcext:value-type="float">
            <text:p>916.0112</text:p>
          </table:table-cell>
          <table:table-cell office:value-type="float" office:value="0" calcext:value-type="float">
            <text:p>0</text:p>
          </table:table-cell>
          <table:table-cell office:value-type="float" office:value="338.4098" calcext:value-type="float">
            <text:p>338.4098</text:p>
          </table:table-cell>
          <table:table-cell office:value-type="float" office:value="1168.309" calcext:value-type="float">
            <text:p>1168.309</text:p>
          </table:table-cell>
          <table:table-cell office:value-type="float" office:value="1417.101" calcext:value-type="float">
            <text:p>1417.101</text:p>
          </table:table-cell>
          <table:table-cell office:value-type="float" office:value="1303.523" calcext:value-type="float">
            <text:p>1303.523</text:p>
          </table:table-cell>
          <table:table-cell office:value-type="float" office:value="785.9168" calcext:value-type="float">
            <text:p>785.9168</text:p>
          </table:table-cell>
          <table:table-cell office:value-type="float" office:value="1116.05" calcext:value-type="float">
            <text:p>1116.05</text:p>
          </table:table-cell>
          <table:table-cell office:value-type="float" office:value="415.5555" calcext:value-type="float">
            <text:p>415.5555</text:p>
          </table:table-cell>
          <table:table-cell office:value-type="float" office:value="1854.908" calcext:value-type="float">
            <text:p>1854.908</text:p>
          </table:table-cell>
          <table:table-cell office:value-type="float" office:value="2092.101" calcext:value-type="float">
            <text:p>2092.101</text:p>
          </table:table-cell>
          <table:table-cell office:value-type="float" office:value="1672.646" calcext:value-type="float">
            <text:p>1672.646</text:p>
          </table:table-cell>
          <table:table-cell office:value-type="float" office:value="585.8303" calcext:value-type="float">
            <text:p>585.8303</text:p>
          </table:table-cell>
          <table:table-cell office:value-type="float" office:value="577.2964" calcext:value-type="float">
            <text:p>577.2964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6" calcext:value-type="float">
            <text:p>35.70166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3.4155" calcext:value-type="float">
            <text:p>-483.4155</text:p>
          </table:table-cell>
          <table:table-cell office:value-type="float" office:value="0" calcext:value-type="float">
            <text:p>0</text:p>
          </table:table-cell>
          <table:table-cell office:value-type="float" office:value="11.33062" calcext:value-type="float">
            <text:p>11.3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1008.937" calcext:value-type="float">
            <text:p>1008.937</text:p>
          </table:table-cell>
          <table:table-cell office:value-type="float" office:value="13180.6" calcext:value-type="float">
            <text:p>13180.6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8.1326" calcext:value-type="float">
            <text:p>-638.1326</text:p>
          </table:table-cell>
          <table:table-cell office:value-type="float" office:value="1796.473" calcext:value-type="float">
            <text:p>1796.473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4705" calcext:value-type="float">
            <text:p>92.4705</text:p>
          </table:table-cell>
          <table:table-cell office:value-type="float" office:value="683.551" calcext:value-type="float">
            <text:p>683.551</text:p>
          </table:table-cell>
          <table:table-cell office:value-type="float" office:value="0.1066294" calcext:value-type="float">
            <text:p>0.106629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875" calcext:value-type="float">
            <text:p>0.04471875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5.7394" calcext:value-type="float">
            <text:p>915.7394</text:p>
          </table:table-cell>
          <table:table-cell office:value-type="float" office:value="0" calcext:value-type="float">
            <text:p>0</text:p>
          </table:table-cell>
          <table:table-cell office:value-type="float" office:value="338.417" calcext:value-type="float">
            <text:p>338.417</text:p>
          </table:table-cell>
          <table:table-cell office:value-type="float" office:value="1168.274" calcext:value-type="float">
            <text:p>1168.274</text:p>
          </table:table-cell>
          <table:table-cell office:value-type="float" office:value="1417.05" calcext:value-type="float">
            <text:p>1417.05</text:p>
          </table:table-cell>
          <table:table-cell office:value-type="float" office:value="1303.487" calcext:value-type="float">
            <text:p>1303.487</text:p>
          </table:table-cell>
          <table:table-cell office:value-type="float" office:value="785.8903" calcext:value-type="float">
            <text:p>785.8903</text:p>
          </table:table-cell>
          <table:table-cell office:value-type="float" office:value="1116.037" calcext:value-type="float">
            <text:p>1116.037</text:p>
          </table:table-cell>
          <table:table-cell office:value-type="float" office:value="415.5508" calcext:value-type="float">
            <text:p>415.5508</text:p>
          </table:table-cell>
          <table:table-cell office:value-type="float" office:value="1854.901" calcext:value-type="float">
            <text:p>1854.901</text:p>
          </table:table-cell>
          <table:table-cell office:value-type="float" office:value="2092.094" calcext:value-type="float">
            <text:p>2092.094</text:p>
          </table:table-cell>
          <table:table-cell office:value-type="float" office:value="1672.641" calcext:value-type="float">
            <text:p>1672.641</text:p>
          </table:table-cell>
          <table:table-cell office:value-type="float" office:value="585.8284" calcext:value-type="float">
            <text:p>585.8284</text:p>
          </table:table-cell>
          <table:table-cell office:value-type="float" office:value="577.2876" calcext:value-type="float">
            <text:p>577.2876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6" calcext:value-type="float">
            <text:p>35.70166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3.6375" calcext:value-type="float">
            <text:p>-483.6375</text:p>
          </table:table-cell>
          <table:table-cell office:value-type="float" office:value="0" calcext:value-type="float">
            <text:p>0</text:p>
          </table:table-cell>
          <table:table-cell office:value-type="float" office:value="11.28009" calcext:value-type="float">
            <text:p>11.2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1008.699" calcext:value-type="float">
            <text:p>1008.699</text:p>
          </table:table-cell>
          <table:table-cell office:value-type="float" office:value="13180.59" calcext:value-type="float">
            <text:p>13180.59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8.4165" calcext:value-type="float">
            <text:p>-638.4165</text:p>
          </table:table-cell>
          <table:table-cell office:value-type="float" office:value="1796.729" calcext:value-type="float">
            <text:p>1796.729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49035" calcext:value-type="float">
            <text:p>92.49035</text:p>
          </table:table-cell>
          <table:table-cell office:value-type="float" office:value="683.4981" calcext:value-type="float">
            <text:p>683.4981</text:p>
          </table:table-cell>
          <table:table-cell office:value-type="float" office:value="0.1069955" calcext:value-type="float">
            <text:p>0.1069955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925" calcext:value-type="float">
            <text:p>0.04471925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5.4559" calcext:value-type="float">
            <text:p>915.4559</text:p>
          </table:table-cell>
          <table:table-cell office:value-type="float" office:value="0" calcext:value-type="float">
            <text:p>0</text:p>
          </table:table-cell>
          <table:table-cell office:value-type="float" office:value="338.4231" calcext:value-type="float">
            <text:p>338.4231</text:p>
          </table:table-cell>
          <table:table-cell office:value-type="float" office:value="1168.236" calcext:value-type="float">
            <text:p>1168.236</text:p>
          </table:table-cell>
          <table:table-cell office:value-type="float" office:value="1416.998" calcext:value-type="float">
            <text:p>1416.998</text:p>
          </table:table-cell>
          <table:table-cell office:value-type="float" office:value="1303.45" calcext:value-type="float">
            <text:p>1303.45</text:p>
          </table:table-cell>
          <table:table-cell office:value-type="float" office:value="785.8635" calcext:value-type="float">
            <text:p>785.8635</text:p>
          </table:table-cell>
          <table:table-cell office:value-type="float" office:value="1116.024" calcext:value-type="float">
            <text:p>1116.024</text:p>
          </table:table-cell>
          <table:table-cell office:value-type="float" office:value="415.5461" calcext:value-type="float">
            <text:p>415.5461</text:p>
          </table:table-cell>
          <table:table-cell office:value-type="float" office:value="1854.894" calcext:value-type="float">
            <text:p>1854.894</text:p>
          </table:table-cell>
          <table:table-cell office:value-type="float" office:value="2092.088" calcext:value-type="float">
            <text:p>2092.088</text:p>
          </table:table-cell>
          <table:table-cell office:value-type="float" office:value="1672.635" calcext:value-type="float">
            <text:p>1672.635</text:p>
          </table:table-cell>
          <table:table-cell office:value-type="float" office:value="585.8265" calcext:value-type="float">
            <text:p>585.8265</text:p>
          </table:table-cell>
          <table:table-cell office:value-type="float" office:value="577.2789" calcext:value-type="float">
            <text:p>577.2789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5" calcext:value-type="float">
            <text:p>35.70165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3.8723" calcext:value-type="float">
            <text:p>-483.8723</text:p>
          </table:table-cell>
          <table:table-cell office:value-type="float" office:value="0" calcext:value-type="float">
            <text:p>0</text:p>
          </table:table-cell>
          <table:table-cell office:value-type="float" office:value="11.23224" calcext:value-type="float">
            <text:p>11.2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1007.981" calcext:value-type="float">
            <text:p>1007.981</text:p>
          </table:table-cell>
          <table:table-cell office:value-type="float" office:value="13180.62" calcext:value-type="float">
            <text:p>13180.6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9.1302" calcext:value-type="float">
            <text:p>-639.1302</text:p>
          </table:table-cell>
          <table:table-cell office:value-type="float" office:value="1799.658" calcext:value-type="float">
            <text:p>1799.658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2.90358" calcext:value-type="float">
            <text:p>92.90358</text:p>
          </table:table-cell>
          <table:table-cell office:value-type="float" office:value="683.0328" calcext:value-type="float">
            <text:p>683.0328</text:p>
          </table:table-cell>
          <table:table-cell office:value-type="float" office:value="0.1073482" calcext:value-type="float">
            <text:p>0.1073482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925" calcext:value-type="float">
            <text:p>0.04471925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4.7426" calcext:value-type="float">
            <text:p>914.7426</text:p>
          </table:table-cell>
          <table:table-cell office:value-type="float" office:value="0" calcext:value-type="float">
            <text:p>0</text:p>
          </table:table-cell>
          <table:table-cell office:value-type="float" office:value="338.4474" calcext:value-type="float">
            <text:p>338.4474</text:p>
          </table:table-cell>
          <table:table-cell office:value-type="float" office:value="1168.176" calcext:value-type="float">
            <text:p>1168.176</text:p>
          </table:table-cell>
          <table:table-cell office:value-type="float" office:value="1416.932" calcext:value-type="float">
            <text:p>1416.932</text:p>
          </table:table-cell>
          <table:table-cell office:value-type="float" office:value="1303.405" calcext:value-type="float">
            <text:p>1303.405</text:p>
          </table:table-cell>
          <table:table-cell office:value-type="float" office:value="785.8336" calcext:value-type="float">
            <text:p>785.8336</text:p>
          </table:table-cell>
          <table:table-cell office:value-type="float" office:value="1116.01" calcext:value-type="float">
            <text:p>1116.01</text:p>
          </table:table-cell>
          <table:table-cell office:value-type="float" office:value="415.5413" calcext:value-type="float">
            <text:p>415.5413</text:p>
          </table:table-cell>
          <table:table-cell office:value-type="float" office:value="1854.887" calcext:value-type="float">
            <text:p>1854.887</text:p>
          </table:table-cell>
          <table:table-cell office:value-type="float" office:value="2092.082" calcext:value-type="float">
            <text:p>2092.082</text:p>
          </table:table-cell>
          <table:table-cell office:value-type="float" office:value="1672.63" calcext:value-type="float">
            <text:p>1672.63</text:p>
          </table:table-cell>
          <table:table-cell office:value-type="float" office:value="585.8247" calcext:value-type="float">
            <text:p>585.8247</text:p>
          </table:table-cell>
          <table:table-cell office:value-type="float" office:value="577.2703" calcext:value-type="float">
            <text:p>577.2703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5" calcext:value-type="float">
            <text:p>35.70165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4.5504" calcext:value-type="float">
            <text:p>-484.5504</text:p>
          </table:table-cell>
          <table:table-cell office:value-type="float" office:value="0" calcext:value-type="float">
            <text:p>0</text:p>
          </table:table-cell>
          <table:table-cell office:value-type="float" office:value="11.19679" calcext:value-type="float">
            <text:p>11.19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1007.547" calcext:value-type="float">
            <text:p>1007.547</text:p>
          </table:table-cell>
          <table:table-cell office:value-type="float" office:value="13180.62" calcext:value-type="float">
            <text:p>13180.6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9.5974" calcext:value-type="float">
            <text:p>-639.5974</text:p>
          </table:table-cell>
          <table:table-cell office:value-type="float" office:value="1801.155" calcext:value-type="float">
            <text:p>1801.155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3.03872" calcext:value-type="float">
            <text:p>93.03872</text:p>
          </table:table-cell>
          <table:table-cell office:value-type="float" office:value="682.8746" calcext:value-type="float">
            <text:p>682.8746</text:p>
          </table:table-cell>
          <table:table-cell office:value-type="float" office:value="0.1077438" calcext:value-type="float">
            <text:p>0.1077438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948" calcext:value-type="float">
            <text:p>0.0447194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4.2758" calcext:value-type="float">
            <text:p>914.2758</text:p>
          </table:table-cell>
          <table:table-cell office:value-type="float" office:value="0" calcext:value-type="float">
            <text:p>0</text:p>
          </table:table-cell>
          <table:table-cell office:value-type="float" office:value="338.4551" calcext:value-type="float">
            <text:p>338.4551</text:p>
          </table:table-cell>
          <table:table-cell office:value-type="float" office:value="1168.111" calcext:value-type="float">
            <text:p>1168.111</text:p>
          </table:table-cell>
          <table:table-cell office:value-type="float" office:value="1416.86" calcext:value-type="float">
            <text:p>1416.86</text:p>
          </table:table-cell>
          <table:table-cell office:value-type="float" office:value="1303.346" calcext:value-type="float">
            <text:p>1303.346</text:p>
          </table:table-cell>
          <table:table-cell office:value-type="float" office:value="785.7977" calcext:value-type="float">
            <text:p>785.7977</text:p>
          </table:table-cell>
          <table:table-cell office:value-type="float" office:value="1115.993" calcext:value-type="float">
            <text:p>1115.993</text:p>
          </table:table-cell>
          <table:table-cell office:value-type="float" office:value="415.5361" calcext:value-type="float">
            <text:p>415.5361</text:p>
          </table:table-cell>
          <table:table-cell office:value-type="float" office:value="1854.88" calcext:value-type="float">
            <text:p>1854.88</text:p>
          </table:table-cell>
          <table:table-cell office:value-type="float" office:value="2092.075" calcext:value-type="float">
            <text:p>2092.075</text:p>
          </table:table-cell>
          <table:table-cell office:value-type="float" office:value="1672.624" calcext:value-type="float">
            <text:p>1672.624</text:p>
          </table:table-cell>
          <table:table-cell office:value-type="float" office:value="585.8229" calcext:value-type="float">
            <text:p>585.8229</text:p>
          </table:table-cell>
          <table:table-cell office:value-type="float" office:value="577.2619" calcext:value-type="float">
            <text:p>577.2619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4" calcext:value-type="float">
            <text:p>35.70164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4.9689" calcext:value-type="float">
            <text:p>-484.9689</text:p>
          </table:table-cell>
          <table:table-cell office:value-type="float" office:value="0" calcext:value-type="float">
            <text:p>0</text:p>
          </table:table-cell>
          <table:table-cell office:value-type="float" office:value="11.14709" calcext:value-type="float">
            <text:p>11.14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1007.202" calcext:value-type="float">
            <text:p>1007.202</text:p>
          </table:table-cell>
          <table:table-cell office:value-type="float" office:value="13180.62" calcext:value-type="float">
            <text:p>13180.6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39.9885" calcext:value-type="float">
            <text:p>-639.9885</text:p>
          </table:table-cell>
          <table:table-cell office:value-type="float" office:value="1802.511" calcext:value-type="float">
            <text:p>1802.51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3.10324" calcext:value-type="float">
            <text:p>93.10324</text:p>
          </table:table-cell>
          <table:table-cell office:value-type="float" office:value="682.7858" calcext:value-type="float">
            <text:p>682.7858</text:p>
          </table:table-cell>
          <table:table-cell office:value-type="float" office:value="0.1081634" calcext:value-type="float">
            <text:p>0.1081634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1994" calcext:value-type="float">
            <text:p>0.04471994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3.8851" calcext:value-type="float">
            <text:p>913.8851</text:p>
          </table:table-cell>
          <table:table-cell office:value-type="float" office:value="0" calcext:value-type="float">
            <text:p>0</text:p>
          </table:table-cell>
          <table:table-cell office:value-type="float" office:value="338.4613" calcext:value-type="float">
            <text:p>338.4613</text:p>
          </table:table-cell>
          <table:table-cell office:value-type="float" office:value="1168.056" calcext:value-type="float">
            <text:p>1168.056</text:p>
          </table:table-cell>
          <table:table-cell office:value-type="float" office:value="1416.793" calcext:value-type="float">
            <text:p>1416.793</text:p>
          </table:table-cell>
          <table:table-cell office:value-type="float" office:value="1303.292" calcext:value-type="float">
            <text:p>1303.292</text:p>
          </table:table-cell>
          <table:table-cell office:value-type="float" office:value="785.7625" calcext:value-type="float">
            <text:p>785.7625</text:p>
          </table:table-cell>
          <table:table-cell office:value-type="float" office:value="1115.975" calcext:value-type="float">
            <text:p>1115.975</text:p>
          </table:table-cell>
          <table:table-cell office:value-type="float" office:value="415.5307" calcext:value-type="float">
            <text:p>415.5307</text:p>
          </table:table-cell>
          <table:table-cell office:value-type="float" office:value="1854.873" calcext:value-type="float">
            <text:p>1854.873</text:p>
          </table:table-cell>
          <table:table-cell office:value-type="float" office:value="2092.069" calcext:value-type="float">
            <text:p>2092.069</text:p>
          </table:table-cell>
          <table:table-cell office:value-type="float" office:value="1672.619" calcext:value-type="float">
            <text:p>1672.619</text:p>
          </table:table-cell>
          <table:table-cell office:value-type="float" office:value="585.821" calcext:value-type="float">
            <text:p>585.821</text:p>
          </table:table-cell>
          <table:table-cell office:value-type="float" office:value="577.2537" calcext:value-type="float">
            <text:p>577.2537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4" calcext:value-type="float">
            <text:p>35.70164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5.3065" calcext:value-type="float">
            <text:p>-485.3065</text:p>
          </table:table-cell>
          <table:table-cell office:value-type="float" office:value="0" calcext:value-type="float">
            <text:p>0</text:p>
          </table:table-cell>
          <table:table-cell office:value-type="float" office:value="11.09247" calcext:value-type="float">
            <text:p>11.09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1006.83" calcext:value-type="float">
            <text:p>1006.83</text:p>
          </table:table-cell>
          <table:table-cell office:value-type="float" office:value="13180.62" calcext:value-type="float">
            <text:p>13180.62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40.3958" calcext:value-type="float">
            <text:p>-640.3958</text:p>
          </table:table-cell>
          <table:table-cell office:value-type="float" office:value="1803.51" calcext:value-type="float">
            <text:p>1803.51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3.18872" calcext:value-type="float">
            <text:p>93.18872</text:p>
          </table:table-cell>
          <table:table-cell office:value-type="float" office:value="682.6639" calcext:value-type="float">
            <text:p>682.6639</text:p>
          </table:table-cell>
          <table:table-cell office:value-type="float" office:value="0.1085957" calcext:value-type="float">
            <text:p>0.108595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2048" calcext:value-type="float">
            <text:p>0.0447204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3.4783" calcext:value-type="float">
            <text:p>913.4783</text:p>
          </table:table-cell>
          <table:table-cell office:value-type="float" office:value="0" calcext:value-type="float">
            <text:p>0</text:p>
          </table:table-cell>
          <table:table-cell office:value-type="float" office:value="338.4718" calcext:value-type="float">
            <text:p>338.4718</text:p>
          </table:table-cell>
          <table:table-cell office:value-type="float" office:value="1168" calcext:value-type="float">
            <text:p>1168</text:p>
          </table:table-cell>
          <table:table-cell office:value-type="float" office:value="1416.726" calcext:value-type="float">
            <text:p>1416.726</text:p>
          </table:table-cell>
          <table:table-cell office:value-type="float" office:value="1303.238" calcext:value-type="float">
            <text:p>1303.238</text:p>
          </table:table-cell>
          <table:table-cell office:value-type="float" office:value="785.7281" calcext:value-type="float">
            <text:p>785.7281</text:p>
          </table:table-cell>
          <table:table-cell office:value-type="float" office:value="1115.958" calcext:value-type="float">
            <text:p>1115.958</text:p>
          </table:table-cell>
          <table:table-cell office:value-type="float" office:value="415.5253" calcext:value-type="float">
            <text:p>415.5253</text:p>
          </table:table-cell>
          <table:table-cell office:value-type="float" office:value="1854.865" calcext:value-type="float">
            <text:p>1854.865</text:p>
          </table:table-cell>
          <table:table-cell office:value-type="float" office:value="2092.063" calcext:value-type="float">
            <text:p>2092.063</text:p>
          </table:table-cell>
          <table:table-cell office:value-type="float" office:value="1672.614" calcext:value-type="float">
            <text:p>1672.614</text:p>
          </table:table-cell>
          <table:table-cell office:value-type="float" office:value="585.8193" calcext:value-type="float">
            <text:p>585.8193</text:p>
          </table:table-cell>
          <table:table-cell office:value-type="float" office:value="577.2455" calcext:value-type="float">
            <text:p>577.2455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4" calcext:value-type="float">
            <text:p>35.70164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5.6671" calcext:value-type="float">
            <text:p>-485.6671</text:p>
          </table:table-cell>
          <table:table-cell office:value-type="float" office:value="0" calcext:value-type="float">
            <text:p>0</text:p>
          </table:table-cell>
          <table:table-cell office:value-type="float" office:value="11.043" calcext:value-type="float">
            <text:p>11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1006.525" calcext:value-type="float">
            <text:p>1006.525</text:p>
          </table:table-cell>
          <table:table-cell office:value-type="float" office:value="13180.61" calcext:value-type="float">
            <text:p>13180.61</text:p>
          </table:table-cell>
          <table:table-cell office:value-type="float" office:value="0" calcext:value-type="float">
            <text:p>0</text:p>
          </table:table-cell>
          <table:table-cell office:value-type="float" office:value="881.0709" calcext:value-type="float">
            <text:p>881.0709</text:p>
          </table:table-cell>
          <table:table-cell office:value-type="float" office:value="-640.7497" calcext:value-type="float">
            <text:p>-640.7497</text:p>
          </table:table-cell>
          <table:table-cell office:value-type="float" office:value="1804.507" calcext:value-type="float">
            <text:p>1804.507</text:p>
          </table:table-cell>
          <table:table-cell office:value-type="float" office:value="-152.7711" calcext:value-type="float">
            <text:p>-152.7711</text:p>
          </table:table-cell>
          <table:table-cell office:value-type="float" office:value="93.22704" calcext:value-type="float">
            <text:p>93.22704</text:p>
          </table:table-cell>
          <table:table-cell office:value-type="float" office:value="682.598" calcext:value-type="float">
            <text:p>682.598</text:p>
          </table:table-cell>
          <table:table-cell office:value-type="float" office:value="0.1090417" calcext:value-type="float">
            <text:p>0.1090417</text:p>
          </table:table-cell>
          <table:table-cell office:value-type="float" office:value="0.5983605" calcext:value-type="float">
            <text:p>0.5983605</text:p>
          </table:table-cell>
          <table:table-cell office:value-type="float" office:value="0.04472048" calcext:value-type="float">
            <text:p>0.04472048</text:p>
          </table:table-cell>
          <table:table-cell office:value-type="float" office:value="0.001739718" calcext:value-type="float">
            <text:p>0.001739718</text:p>
          </table:table-cell>
          <table:table-cell office:value-type="float" office:value="0.5600092" calcext:value-type="float">
            <text:p>0.5600092</text:p>
          </table:table-cell>
          <table:table-cell office:value-type="float" office:value="370" calcext:value-type="float">
            <text:p>370</text:p>
          </table:table-cell>
          <table:table-cell office:value-type="float" office:value="913.1248" calcext:value-type="float">
            <text:p>913.1248</text:p>
          </table:table-cell>
          <table:table-cell office:value-type="float" office:value="0" calcext:value-type="float">
            <text:p>0</text:p>
          </table:table-cell>
          <table:table-cell office:value-type="float" office:value="338.4776" calcext:value-type="float">
            <text:p>338.4776</text:p>
          </table:table-cell>
          <table:table-cell office:value-type="float" office:value="1167.95" calcext:value-type="float">
            <text:p>1167.95</text:p>
          </table:table-cell>
          <table:table-cell office:value-type="float" office:value="1416.664" calcext:value-type="float">
            <text:p>1416.664</text:p>
          </table:table-cell>
          <table:table-cell office:value-type="float" office:value="1303.185" calcext:value-type="float">
            <text:p>1303.185</text:p>
          </table:table-cell>
          <table:table-cell office:value-type="float" office:value="785.694" calcext:value-type="float">
            <text:p>785.694</text:p>
          </table:table-cell>
          <table:table-cell office:value-type="float" office:value="1115.94" calcext:value-type="float">
            <text:p>1115.94</text:p>
          </table:table-cell>
          <table:table-cell office:value-type="float" office:value="415.5199" calcext:value-type="float">
            <text:p>415.5199</text:p>
          </table:table-cell>
          <table:table-cell office:value-type="float" office:value="1854.858" calcext:value-type="float">
            <text:p>1854.858</text:p>
          </table:table-cell>
          <table:table-cell office:value-type="float" office:value="2092.057" calcext:value-type="float">
            <text:p>2092.057</text:p>
          </table:table-cell>
          <table:table-cell office:value-type="float" office:value="1672.608" calcext:value-type="float">
            <text:p>1672.608</text:p>
          </table:table-cell>
          <table:table-cell office:value-type="float" office:value="585.8175" calcext:value-type="float">
            <text:p>585.8175</text:p>
          </table:table-cell>
          <table:table-cell office:value-type="float" office:value="577.2375" calcext:value-type="float">
            <text:p>577.2375</text:p>
          </table:table-cell>
          <table:table-cell office:value-type="float" office:value="142.8284" calcext:value-type="float">
            <text:p>142.8284</text:p>
          </table:table-cell>
          <table:table-cell office:value-type="float" office:value="35.70164" calcext:value-type="float">
            <text:p>35.70164</text:p>
          </table:table-cell>
          <table:table-cell office:value-type="float" office:value="0" calcext:value-type="float">
            <text:p>0</text:p>
          </table:table-cell>
          <table:table-cell office:value-type="float" office:value="-0.04792416" calcext:value-type="float">
            <text:p>-0.04792416</text:p>
          </table:table-cell>
          <table:table-cell office:value-type="float" office:value="521.8611" calcext:value-type="float">
            <text:p>521.8611</text:p>
          </table:table-cell>
          <table:table-cell office:value-type="float" office:value="0" calcext:value-type="float">
            <text:p>0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-885.7531" calcext:value-type="float">
            <text:p>-885.7531</text:p>
          </table:table-cell>
          <table:table-cell office:value-type="float" office:value="1401.567" calcext:value-type="float">
            <text:p>1401.567</text:p>
          </table:table-cell>
          <table:table-cell office:value-type="float" office:value="-485.9679" calcext:value-type="float">
            <text:p>-485.9679</text:p>
          </table:table-cell>
          <table:table-cell office:value-type="float" office:value="0" calcext:value-type="float">
            <text:p>0</text:p>
          </table:table-cell>
          <table:table-cell office:value-type="float" office:value="10.98733" calcext:value-type="float">
            <text:p>10.9873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2:42.338728771</dc:date>
    <meta:editing-duration>PT6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